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133.34pt"/>
    </style:style>
    <style:style style:name="co3" style:family="table-column">
      <style:table-column-properties fo:break-before="auto" style:column-width="78.49pt"/>
    </style:style>
    <style:style style:name="co4" style:family="table-column">
      <style:table-column-properties fo:break-before="auto" style:column-width="105.14pt"/>
    </style:style>
    <style:style style:name="co5" style:family="table-column">
      <style:table-column-properties fo:break-before="auto" style:column-width="86.34pt"/>
    </style:style>
    <style:style style:name="co6" style:family="table-column">
      <style:table-column-properties fo:break-before="auto" style:column-width="101.25pt"/>
    </style:style>
    <style:style style:name="co7" style:family="table-column">
      <style:table-column-properties fo:break-before="auto" style:column-width="1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isits" table:style-name="ta1">
        <table:shapes>
          <draw:frame draw:z-index="0" draw:style-name="gr1" draw:text-style-name="P1" svg:width="959.75pt" svg:height="768.25pt" svg:x="0pt" svg:y="23625.1pt">
            <loext:p draw:notify-on-update-of-ranges="visits.H1:visits.H1838 visits.A1:visits.A18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60" calcext:value-type="float">
            <text:p>40560</text:p>
          </table:table-cell>
          <table:table-cell office:value-type="string" calcext:value-type="string">
            <text:p>20bbih84kuf104k56eaneak5u5</text:p>
          </table:table-cell>
          <table:table-cell office:value-type="string" calcext:value-type="string">
            <text:p>199.16.156.12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0:05:41</text:p>
          </table:table-cell>
          <table:table-cell table:style-name="ce2" office:value-type="date" office:date-value="2016-07-08T20:05:42" calcext:value-type="date">
            <text:p>08-07-16 20: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561" calcext:value-type="float">
            <text:p>40561</text:p>
          </table:table-cell>
          <table:table-cell office:value-type="string" calcext:value-type="string">
            <text:p>869jargcnncah16dgnetni5mo2</text:p>
          </table:table-cell>
          <table:table-cell office:value-type="string" calcext:value-type="string">
            <text:p>144.76.22.7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08 20:08:30</text:p>
          </table:table-cell>
          <table:table-cell table:style-name="ce2" office:value-type="date" office:date-value="2016-07-08T20:08:31" calcext:value-type="date">
            <text:p>08-07-16 20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562" calcext:value-type="float">
            <text:p>40562</text:p>
          </table:table-cell>
          <table:table-cell office:value-type="string" calcext:value-type="string">
            <text:p>bg31tdfccve9opnbku1sq3mlj7</text:p>
          </table:table-cell>
          <table:table-cell office:value-type="string" calcext:value-type="string">
            <text:p>184.55.1.12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18:10:39</text:p>
          </table:table-cell>
          <table:table-cell table:style-name="ce2" office:value-type="date" office:date-value="2016-07-08T20:10:40" calcext:value-type="date">
            <text:p>08-07-16 20: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563" calcext:value-type="float">
            <text:p>40563</text:p>
          </table:table-cell>
          <table:table-cell office:value-type="string" calcext:value-type="string">
            <text:p>ppod4t8e797ivgfrl7gs79cc1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8 18:10:48</text:p>
          </table:table-cell>
          <table:table-cell table:style-name="ce2" office:value-type="date" office:date-value="2016-07-08T20:10:48" calcext:value-type="date">
            <text:p>08-07-16 20: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565" calcext:value-type="float">
            <text:p>40565</text:p>
          </table:table-cell>
          <table:table-cell office:value-type="string" calcext:value-type="string">
            <text:p>bg31tdfccve9opnbku1sq3mlj7</text:p>
          </table:table-cell>
          <table:table-cell office:value-type="string" calcext:value-type="string">
            <text:p>184.55.1.12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0:10:58</text:p>
          </table:table-cell>
          <table:table-cell table:style-name="ce2" office:value-type="date" office:date-value="2016-07-08T20:10:59" calcext:value-type="date">
            <text:p>08-07-16 20: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566" calcext:value-type="float">
            <text:p>40566</text:p>
          </table:table-cell>
          <table:table-cell office:value-type="string" calcext:value-type="string">
            <text:p>iqlthjh3nht9ri5b4v4dprnlc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8 18:12:29</text:p>
          </table:table-cell>
          <table:table-cell table:style-name="ce2" office:value-type="date" office:date-value="2016-07-08T20:12:29" calcext:value-type="date">
            <text:p>08-07-16 20: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567" calcext:value-type="float">
            <text:p>40567</text:p>
          </table:table-cell>
          <table:table-cell office:value-type="string" calcext:value-type="string">
            <text:p>ppod4t8e797ivgfrl7gs79cc1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8 20:12:46</text:p>
          </table:table-cell>
          <table:table-cell table:style-name="ce2" office:value-type="date" office:date-value="2016-07-08T20:12:46" calcext:value-type="date">
            <text:p>08-07-16 20: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732" calcext:value-type="float">
            <text:p>40732</text:p>
          </table:table-cell>
          <table:table-cell office:value-type="string" calcext:value-type="string">
            <text:p>9eq6ria3fvtej802r2k9habto3</text:p>
          </table:table-cell>
          <table:table-cell office:value-type="string" calcext:value-type="string">
            <text:p>68.103.227.8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18:38:15</text:p>
          </table:table-cell>
          <table:table-cell table:style-name="ce2" office:value-type="date" office:date-value="2016-07-08T20:38:15" calcext:value-type="date">
            <text:p>08-07-16 20: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734" calcext:value-type="float">
            <text:p>40734</text:p>
          </table:table-cell>
          <table:table-cell office:value-type="string" calcext:value-type="string">
            <text:p>9eq6ria3fvtej802r2k9habto3</text:p>
          </table:table-cell>
          <table:table-cell office:value-type="string" calcext:value-type="string">
            <text:p>68.103.227.8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0:38:37</text:p>
          </table:table-cell>
          <table:table-cell table:style-name="ce2" office:value-type="date" office:date-value="2016-07-08T20:38:38" calcext:value-type="date">
            <text:p>08-07-16 20: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751" calcext:value-type="float">
            <text:p>40751</text:p>
          </table:table-cell>
          <table:table-cell office:value-type="string" calcext:value-type="string">
            <text:p>ap234vv3jmg643gb43cqfba7d7</text:p>
          </table:table-cell>
          <table:table-cell office:value-type="string" calcext:value-type="string">
            <text:p>144.76.22.21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08 21:08:49</text:p>
          </table:table-cell>
          <table:table-cell table:style-name="ce2" office:value-type="date" office:date-value="2016-07-08T21:08:49" calcext:value-type="date">
            <text:p>08-07-16 21: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47" calcext:value-type="float">
            <text:p>40947</text:p>
          </table:table-cell>
          <table:table-cell office:value-type="string" calcext:value-type="string">
            <text:p>n1nojt5ghpqmsj9il1pg9rkd10</text:p>
          </table:table-cell>
          <table:table-cell office:value-type="string" calcext:value-type="string">
            <text:p>71.231.20.12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19:15:50</text:p>
          </table:table-cell>
          <table:table-cell table:style-name="ce2" office:value-type="date" office:date-value="2016-07-08T21:15:50" calcext:value-type="date">
            <text:p>08-07-16 21: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960" calcext:value-type="float">
            <text:p>40960</text:p>
          </table:table-cell>
          <table:table-cell office:value-type="string" calcext:value-type="string">
            <text:p>36ruegvph4f5ft2h6l6neh04n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1:32:26</text:p>
          </table:table-cell>
          <table:table-cell table:style-name="ce2" office:value-type="date" office:date-value="2016-07-08T21:32:27" calcext:value-type="date">
            <text:p>08-07-16 21: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961" calcext:value-type="float">
            <text:p>40961</text:p>
          </table:table-cell>
          <table:table-cell office:value-type="string" calcext:value-type="string">
            <text:p>i8duighl7999bkm30emrnjncf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1:32:39</text:p>
          </table:table-cell>
          <table:table-cell table:style-name="ce2" office:value-type="date" office:date-value="2016-07-08T21:32:39" calcext:value-type="date">
            <text:p>08-07-16 21: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963" calcext:value-type="float">
            <text:p>40963</text:p>
          </table:table-cell>
          <table:table-cell office:value-type="string" calcext:value-type="string">
            <text:p>dt5p1iul362sr34c3cd6qb35l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1:33:20</text:p>
          </table:table-cell>
          <table:table-cell table:style-name="ce2" office:value-type="date" office:date-value="2016-07-08T21:33:21" calcext:value-type="date">
            <text:p>08-07-16 21: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964" calcext:value-type="float">
            <text:p>40964</text:p>
          </table:table-cell>
          <table:table-cell office:value-type="string" calcext:value-type="string">
            <text:p>virjm0nn6malha35aehuio9m7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1:33:30</text:p>
          </table:table-cell>
          <table:table-cell table:style-name="ce2" office:value-type="date" office:date-value="2016-07-08T21:33:30" calcext:value-type="date">
            <text:p>08-07-16 21: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965" calcext:value-type="float">
            <text:p>40965</text:p>
          </table:table-cell>
          <table:table-cell office:value-type="string" calcext:value-type="string">
            <text:p>f6c1p72opnb4k9i50o1fl26vf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1:33:40</text:p>
          </table:table-cell>
          <table:table-cell table:style-name="ce2" office:value-type="date" office:date-value="2016-07-08T21:33:40" calcext:value-type="date">
            <text:p>08-07-16 21: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968" calcext:value-type="float">
            <text:p>40968</text:p>
          </table:table-cell>
          <table:table-cell office:value-type="string" calcext:value-type="string">
            <text:p>tgstplf1d1e16su0i0pn810ng3</text:p>
          </table:table-cell>
          <table:table-cell office:value-type="string" calcext:value-type="string">
            <text:p>98.252.94.12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19:39:31</text:p>
          </table:table-cell>
          <table:table-cell table:style-name="ce2" office:value-type="date" office:date-value="2016-07-08T21:39:31" calcext:value-type="date">
            <text:p>08-07-16 21: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973" calcext:value-type="float">
            <text:p>40973</text:p>
          </table:table-cell>
          <table:table-cell office:value-type="string" calcext:value-type="string">
            <text:p>fq317vkao941066fjctc8vco7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1:43:58</text:p>
          </table:table-cell>
          <table:table-cell table:style-name="ce2" office:value-type="date" office:date-value="2016-07-08T21:43:58" calcext:value-type="date">
            <text:p>08-07-16 21: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976" calcext:value-type="float">
            <text:p>40976</text:p>
          </table:table-cell>
          <table:table-cell office:value-type="string" calcext:value-type="string">
            <text:p>830kksq40ppubfrffopdssa3c4</text:p>
          </table:table-cell>
          <table:table-cell office:value-type="string" calcext:value-type="string">
            <text:p>124.197.39.108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2016-07-08 21:45:09</text:p>
          </table:table-cell>
          <table:table-cell table:style-name="ce2" office:value-type="date" office:date-value="2016-07-08T21:45:09" calcext:value-type="date">
            <text:p>08-07-16 21: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982" calcext:value-type="float">
            <text:p>40982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8 19:51:59</text:p>
          </table:table-cell>
          <table:table-cell table:style-name="ce2" office:value-type="date" office:date-value="2016-07-08T21:51:59" calcext:value-type="date">
            <text:p>08-07-16 21: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986" calcext:value-type="float">
            <text:p>40986</text:p>
          </table:table-cell>
          <table:table-cell office:value-type="string" calcext:value-type="string">
            <text:p>4ln4ru3ar8l0jgku35b573s47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8 20:29:00</text:p>
          </table:table-cell>
          <table:table-cell table:style-name="ce2" office:value-type="date" office:date-value="2016-07-08T22:29:01" calcext:value-type="date">
            <text:p>08-07-16 22: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987" calcext:value-type="float">
            <text:p>40987</text:p>
          </table:table-cell>
          <table:table-cell office:value-type="string" calcext:value-type="string">
            <text:p>hndkm5afmuc8v50o3vjgijn6q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2:37:40</text:p>
          </table:table-cell>
          <table:table-cell table:style-name="ce2" office:value-type="date" office:date-value="2016-07-08T22:37:39.999999" calcext:value-type="date">
            <text:p>08-07-16 22: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018" calcext:value-type="float">
            <text:p>41018</text:p>
          </table:table-cell>
          <table:table-cell office:value-type="string" calcext:value-type="string">
            <text:p>ho462hhds16vrsrpr1tbu15960</text:p>
          </table:table-cell>
          <table:table-cell office:value-type="string" calcext:value-type="string">
            <text:p>70.32.87.18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3:50:37</text:p>
          </table:table-cell>
          <table:table-cell table:style-name="ce2" office:value-type="date" office:date-value="2016-07-09T01:50:36.999999" calcext:value-type="date">
            <text:p>09-07-16 01: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jfu58geh9bvaqo30ife0nnqp2</text:p>
          </table:table-cell>
          <table:table-cell office:value-type="string" calcext:value-type="string">
            <text:p>70.32.87.18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3:50:38</text:p>
          </table:table-cell>
          <table:table-cell table:style-name="ce2" office:value-type="date" office:date-value="2016-07-09T01:50:38.999999" calcext:value-type="date">
            <text:p>09-07-16 01: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020" calcext:value-type="float">
            <text:p>41020</text:p>
          </table:table-cell>
          <table:table-cell office:value-type="string" calcext:value-type="string">
            <text:p>t2ggc9dkskh48opedjae8qhri4</text:p>
          </table:table-cell>
          <table:table-cell office:value-type="string" calcext:value-type="string">
            <text:p>70.32.87.18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3:50:40</text:p>
          </table:table-cell>
          <table:table-cell table:style-name="ce2" office:value-type="date" office:date-value="2016-07-09T01:50:39.999999" calcext:value-type="date">
            <text:p>09-07-16 01: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021" calcext:value-type="float">
            <text:p>41021</text:p>
          </table:table-cell>
          <table:table-cell office:value-type="string" calcext:value-type="string">
            <text:p>b4nelu592l2kpoj2ndivqn4g26</text:p>
          </table:table-cell>
          <table:table-cell office:value-type="string" calcext:value-type="string">
            <text:p>70.32.87.18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3:50:41</text:p>
          </table:table-cell>
          <table:table-cell table:style-name="ce2" office:value-type="date" office:date-value="2016-07-09T01:50:41.999999" calcext:value-type="date">
            <text:p>09-07-16 01: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022" calcext:value-type="float">
            <text:p>41022</text:p>
          </table:table-cell>
          <table:table-cell office:value-type="string" calcext:value-type="string">
            <text:p>6qf3vhqf9l1rljq7mni274ose3</text:p>
          </table:table-cell>
          <table:table-cell office:value-type="string" calcext:value-type="string">
            <text:p>70.32.87.18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8 23:50:42</text:p>
          </table:table-cell>
          <table:table-cell table:style-name="ce2" office:value-type="date" office:date-value="2016-07-09T01:50:43" calcext:value-type="date">
            <text:p>09-07-16 01: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032" calcext:value-type="float">
            <text:p>41032</text:p>
          </table:table-cell>
          <table:table-cell office:value-type="string" calcext:value-type="string">
            <text:p>lgs822b5ksq6ir3reh7luj6i83</text:p>
          </table:table-cell>
          <table:table-cell office:value-type="string" calcext:value-type="string">
            <text:p>24.221.16.12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9 02:58:35</text:p>
          </table:table-cell>
          <table:table-cell table:style-name="ce2" office:value-type="date" office:date-value="2016-07-09T02:58:35" calcext:value-type="date">
            <text:p>09-07-16 02: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037" calcext:value-type="float">
            <text:p>41037</text:p>
          </table:table-cell>
          <table:table-cell office:value-type="string" calcext:value-type="string">
            <text:p>cf1d3gpi3mpst85ac9f23jerk3</text:p>
          </table:table-cell>
          <table:table-cell office:value-type="string" calcext:value-type="string">
            <text:p>61.247.25.226</text:p>
          </table:table-cell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2016-07-09 04:06:28</text:p>
          </table:table-cell>
          <table:table-cell table:style-name="ce2" office:value-type="date" office:date-value="2016-07-09T04:06:28" calcext:value-type="date">
            <text:p>09-07-16 04: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038" calcext:value-type="float">
            <text:p>41038</text:p>
          </table:table-cell>
          <table:table-cell office:value-type="string" calcext:value-type="string">
            <text:p>cf1d3gpi3mpst85ac9f23jerk3</text:p>
          </table:table-cell>
          <table:table-cell office:value-type="string" calcext:value-type="string">
            <text:p>61.247.25.226</text:p>
          </table:table-cell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2016-07-09 04:07:15</text:p>
          </table:table-cell>
          <table:table-cell table:style-name="ce2" office:value-type="date" office:date-value="2016-07-09T04:07:15" calcext:value-type="date">
            <text:p>09-07-16 04: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044" calcext:value-type="float">
            <text:p>41044</text:p>
          </table:table-cell>
          <table:table-cell office:value-type="string" calcext:value-type="string">
            <text:p>kgdov87d2eo26jjrlflh43uqq0</text:p>
          </table:table-cell>
          <table:table-cell office:value-type="string" calcext:value-type="string">
            <text:p>8.37.231.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9 03:00:58</text:p>
          </table:table-cell>
          <table:table-cell table:style-name="ce2" office:value-type="date" office:date-value="2016-07-09T05:00:58" calcext:value-type="date">
            <text:p>09-07-16 05: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045" calcext:value-type="float">
            <text:p>41045</text:p>
          </table:table-cell>
          <table:table-cell office:value-type="string" calcext:value-type="string">
            <text:p>kgdov87d2eo26jjrlflh43uqq0</text:p>
          </table:table-cell>
          <table:table-cell office:value-type="string" calcext:value-type="string">
            <text:p>8.37.231.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9 03:01:51</text:p>
          </table:table-cell>
          <table:table-cell table:style-name="ce2" office:value-type="date" office:date-value="2016-07-09T05:01:51" calcext:value-type="date">
            <text:p>09-07-16 05:0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048" calcext:value-type="float">
            <text:p>41048</text:p>
          </table:table-cell>
          <table:table-cell office:value-type="string" calcext:value-type="string">
            <text:p>t86rpvc8amobjas3ev101ve5e4</text:p>
          </table:table-cell>
          <table:table-cell office:value-type="string" calcext:value-type="string">
            <text:p>51.255.65.95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09 05:18:32</text:p>
          </table:table-cell>
          <table:table-cell table:style-name="ce2" office:value-type="date" office:date-value="2016-07-09T05:18:32" calcext:value-type="date">
            <text:p>09-07-16 05: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054" calcext:value-type="float">
            <text:p>41054</text:p>
          </table:table-cell>
          <table:table-cell office:value-type="string" calcext:value-type="string">
            <text:p>3ncj62i4qnipvo9aii09lkr403</text:p>
          </table:table-cell>
          <table:table-cell office:value-type="string" calcext:value-type="string">
            <text:p>71.76.52.21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9 05:52:24</text:p>
          </table:table-cell>
          <table:table-cell table:style-name="ce2" office:value-type="date" office:date-value="2016-07-09T05:52:25.000001" calcext:value-type="date">
            <text:p>09-07-16 05: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057" calcext:value-type="float">
            <text:p>41057</text:p>
          </table:table-cell>
          <table:table-cell office:value-type="string" calcext:value-type="string">
            <text:p>965vtebec96k232omqb4p4fts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9 06:47:27</text:p>
          </table:table-cell>
          <table:table-cell table:style-name="ce2" office:value-type="date" office:date-value="2016-07-09T06:47:27" calcext:value-type="date">
            <text:p>09-07-16 06: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340gnn0h5slfq3oe3cu7oo7h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9 06:52:42</text:p>
          </table:table-cell>
          <table:table-cell table:style-name="ce2" office:value-type="date" office:date-value="2016-07-09T06:52:42" calcext:value-type="date">
            <text:p>09-07-16 06: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061" calcext:value-type="float">
            <text:p>41061</text:p>
          </table:table-cell>
          <table:table-cell office:value-type="string" calcext:value-type="string">
            <text:p>qeup9vg6imo7jt6q6k028utfc1</text:p>
          </table:table-cell>
          <table:table-cell office:value-type="string" calcext:value-type="string">
            <text:p>123.211.87.223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09 07:37:22</text:p>
          </table:table-cell>
          <table:table-cell table:style-name="ce2" office:value-type="date" office:date-value="2016-07-09T07:37:22" calcext:value-type="date">
            <text:p>09-07-16 07: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uflov3tkbrc5svfav8bodh7kv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9 07:55:59</text:p>
          </table:table-cell>
          <table:table-cell table:style-name="ce2" office:value-type="date" office:date-value="2016-07-09T07:55:59" calcext:value-type="date">
            <text:p>09-07-16 07: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081" calcext:value-type="float">
            <text:p>4108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07:06:29</text:p>
          </table:table-cell>
          <table:table-cell table:style-name="ce2" office:value-type="date" office:date-value="2016-07-09T09:06:29" calcext:value-type="date">
            <text:p>09-07-16 09: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082" calcext:value-type="float">
            <text:p>4108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09:06:38</text:p>
          </table:table-cell>
          <table:table-cell table:style-name="ce2" office:value-type="date" office:date-value="2016-07-09T09:06:38" calcext:value-type="date">
            <text:p>09-07-16 09: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83" calcext:value-type="float">
            <text:p>4108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09:07:20</text:p>
          </table:table-cell>
          <table:table-cell table:style-name="ce2" office:value-type="date" office:date-value="2016-07-09T09:07:20" calcext:value-type="date">
            <text:p>09-07-16 09: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084" calcext:value-type="float">
            <text:p>4108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09 09:07:40</text:p>
          </table:table-cell>
          <table:table-cell table:style-name="ce2" office:value-type="date" office:date-value="2016-07-09T09:07:41" calcext:value-type="date">
            <text:p>09-07-16 09: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085" calcext:value-type="float">
            <text:p>4108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09 09:09:09</text:p>
          </table:table-cell>
          <table:table-cell table:style-name="ce2" office:value-type="date" office:date-value="2016-07-09T09:09:09" calcext:value-type="date">
            <text:p>09-07-16 09: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086" calcext:value-type="float">
            <text:p>4108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09 09:09:41</text:p>
          </table:table-cell>
          <table:table-cell table:style-name="ce2" office:value-type="date" office:date-value="2016-07-09T09:09:42" calcext:value-type="date">
            <text:p>09-07-16 09: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095" calcext:value-type="float">
            <text:p>41095</text:p>
          </table:table-cell>
          <table:table-cell office:value-type="string" calcext:value-type="string">
            <text:p>eg3hlg4rcjc9sd5lbjd1r1n4s5</text:p>
          </table:table-cell>
          <table:table-cell office:value-type="string" calcext:value-type="string">
            <text:p>164.132.161.27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09 11:04:41</text:p>
          </table:table-cell>
          <table:table-cell table:style-name="ce2" office:value-type="date" office:date-value="2016-07-09T11:04:42" calcext:value-type="date">
            <text:p>09-07-16 11: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098" calcext:value-type="float">
            <text:p>41098</text:p>
          </table:table-cell>
          <table:table-cell office:value-type="string" calcext:value-type="string">
            <text:p>emg38nkvvjuiu1kdfc7btt6g14</text:p>
          </table:table-cell>
          <table:table-cell office:value-type="float" office:value="41178204240" calcext:value-type="float">
            <text:p>41178204240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2016-07-09 11:23:57</text:p>
          </table:table-cell>
          <table:table-cell table:style-name="ce2" office:value-type="date" office:date-value="2016-07-09T11:23:58" calcext:value-type="date">
            <text:p>09-07-16 11: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102" calcext:value-type="float">
            <text:p>41102</text:p>
          </table:table-cell>
          <table:table-cell office:value-type="string" calcext:value-type="string">
            <text:p>dt5u859h6bmaat66kb499232f1</text:p>
          </table:table-cell>
          <table:table-cell office:value-type="string" calcext:value-type="string">
            <text:p>95.17.96.245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2016-07-09 10:10:45</text:p>
          </table:table-cell>
          <table:table-cell table:style-name="ce2" office:value-type="date" office:date-value="2016-07-09T12:10:45" calcext:value-type="date">
            <text:p>09-07-16 12: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113" calcext:value-type="float">
            <text:p>41113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11:55:54</text:p>
          </table:table-cell>
          <table:table-cell table:style-name="ce2" office:value-type="date" office:date-value="2016-07-09T13:55:54" calcext:value-type="date">
            <text:p>09-07-16 13: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114" calcext:value-type="float">
            <text:p>41114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13:56:01</text:p>
          </table:table-cell>
          <table:table-cell table:style-name="ce2" office:value-type="date" office:date-value="2016-07-09T13:56:02" calcext:value-type="date">
            <text:p>09-07-16 13: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115" calcext:value-type="float">
            <text:p>41115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09 13:56:29</text:p>
          </table:table-cell>
          <table:table-cell table:style-name="ce2" office:value-type="date" office:date-value="2016-07-09T13:56:30" calcext:value-type="date">
            <text:p>09-07-16 13: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120" calcext:value-type="float">
            <text:p>41120</text:p>
          </table:table-cell>
          <table:table-cell office:value-type="string" calcext:value-type="string">
            <text:p>rgbk576eslojha9f8mciut58a2</text:p>
          </table:table-cell>
          <table:table-cell office:value-type="string" calcext:value-type="string">
            <text:p>196.147.255.11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2016-07-09 14:25:27</text:p>
          </table:table-cell>
          <table:table-cell table:style-name="ce2" office:value-type="date" office:date-value="2016-07-09T14:25:27" calcext:value-type="date">
            <text:p>09-07-16 14: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124" calcext:value-type="float">
            <text:p>41124</text:p>
          </table:table-cell>
          <table:table-cell office:value-type="string" calcext:value-type="string">
            <text:p>6dncems99jprp1futdl0ngbhi1</text:p>
          </table:table-cell>
          <table:table-cell office:value-type="string" calcext:value-type="string">
            <text:p>178.17.26.157</text:p>
          </table:table-cell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2016-07-09 15:52:08</text:p>
          </table:table-cell>
          <table:table-cell table:style-name="ce2" office:value-type="date" office:date-value="2016-07-09T15:52:08" calcext:value-type="date">
            <text:p>09-07-16 15: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125" calcext:value-type="float">
            <text:p>41125</text:p>
          </table:table-cell>
          <table:table-cell office:value-type="string" calcext:value-type="string">
            <text:p>rgbk576eslojha9f8mciut58a2</text:p>
          </table:table-cell>
          <table:table-cell office:value-type="string" calcext:value-type="string">
            <text:p>196.147.255.11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2016-07-09 16:02:18</text:p>
          </table:table-cell>
          <table:table-cell table:style-name="ce2" office:value-type="date" office:date-value="2016-07-09T16:02:17.999999" calcext:value-type="date">
            <text:p>09-07-16 16: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131" calcext:value-type="float">
            <text:p>41131</text:p>
          </table:table-cell>
          <table:table-cell office:value-type="string" calcext:value-type="string">
            <text:p>6dncems99jprp1futdl0ngbhi1</text:p>
          </table:table-cell>
          <table:table-cell office:value-type="string" calcext:value-type="string">
            <text:p>178.17.26.157</text:p>
          </table:table-cell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2016-07-09 17:46:04</text:p>
          </table:table-cell>
          <table:table-cell table:style-name="ce2" office:value-type="date" office:date-value="2016-07-09T17:46:04.000001" calcext:value-type="date">
            <text:p>09-07-16 17: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245" calcext:value-type="float">
            <text:p>4124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16:55:43</text:p>
          </table:table-cell>
          <table:table-cell table:style-name="ce2" office:value-type="date" office:date-value="2016-07-09T18:55:43" calcext:value-type="date">
            <text:p>09-07-16 18: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413" calcext:value-type="float">
            <text:p>41413</text:p>
          </table:table-cell>
          <table:table-cell office:value-type="string" calcext:value-type="string">
            <text:p>b67lv57lmn63m8so9l4p9pm9t4</text:p>
          </table:table-cell>
          <table:table-cell office:value-type="string" calcext:value-type="string">
            <text:p>thuis</text:p>
          </table:table-cell>
          <table:table-cell table:number-columns-repeated="2"/>
          <table:table-cell office:value-type="string" calcext:value-type="string">
            <text:p>2016-07-09 20:10:22</text:p>
          </table:table-cell>
          <table:table-cell table:style-name="ce2" office:value-type="date" office:date-value="2016-07-09T22:10:22" calcext:value-type="date">
            <text:p>09-07-16 22: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430" calcext:value-type="float">
            <text:p>41430</text:p>
          </table:table-cell>
          <table:table-cell office:value-type="string" calcext:value-type="string">
            <text:p>b67lv57lmn63m8so9l4p9pm9t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20:20:46</text:p>
          </table:table-cell>
          <table:table-cell table:style-name="ce2" office:value-type="date" office:date-value="2016-07-09T22:20:47" calcext:value-type="date">
            <text:p>09-07-16 22: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432" calcext:value-type="float">
            <text:p>41432</text:p>
          </table:table-cell>
          <table:table-cell office:value-type="string" calcext:value-type="string">
            <text:p>g3c1n8nuv7v2b05uisbfou2lh2</text:p>
          </table:table-cell>
          <table:table-cell office:value-type="string" calcext:value-type="string">
            <text:p>185.20.4.220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09 20:41:27</text:p>
          </table:table-cell>
          <table:table-cell table:style-name="ce2" office:value-type="date" office:date-value="2016-07-09T22:41:27" calcext:value-type="date">
            <text:p>09-07-16 22: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436" calcext:value-type="float">
            <text:p>41436</text:p>
          </table:table-cell>
          <table:table-cell office:value-type="string" calcext:value-type="string">
            <text:p>7q5gu794sinoanp2k7l38j6f3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20:47:13</text:p>
          </table:table-cell>
          <table:table-cell table:style-name="ce2" office:value-type="date" office:date-value="2016-07-09T22:47:12.999999" calcext:value-type="date">
            <text:p>09-07-16 22: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444" calcext:value-type="float">
            <text:p>4144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21:03:44</text:p>
          </table:table-cell>
          <table:table-cell table:style-name="ce2" office:value-type="date" office:date-value="2016-07-09T23:03:44" calcext:value-type="date">
            <text:p>09-07-16 23:0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445" calcext:value-type="float">
            <text:p>41445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09 21:03:45</text:p>
          </table:table-cell>
          <table:table-cell table:style-name="ce2" office:value-type="date" office:date-value="2016-07-09T23:03:45" calcext:value-type="date">
            <text:p>09-07-16 23: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468" calcext:value-type="float">
            <text:p>41468</text:p>
          </table:table-cell>
          <table:table-cell office:value-type="string" calcext:value-type="string">
            <text:p>vrru22omhhd8kan9bv06d9p327</text:p>
          </table:table-cell>
          <table:table-cell office:value-type="string" calcext:value-type="string">
            <text:p>45.58.117.2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09 22:35:42</text:p>
          </table:table-cell>
          <table:table-cell table:style-name="ce2" office:value-type="date" office:date-value="2016-07-10T00:35:42" calcext:value-type="date">
            <text:p>10-07-16 00: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ecc3qm9b3tvrp8r3fjhr50c5r5</text:p>
          </table:table-cell>
          <table:table-cell office:value-type="string" calcext:value-type="string">
            <text:p>77.75.77.36</text:p>
          </table:table-cell>
          <table:table-cell office:value-type="string" calcext:value-type="string">
            <text:p>Czech Republic</text:p>
          </table:table-cell>
          <table:table-cell/>
          <table:table-cell office:value-type="string" calcext:value-type="string">
            <text:p>2016-07-10 02:16:28</text:p>
          </table:table-cell>
          <table:table-cell table:style-name="ce2" office:value-type="date" office:date-value="2016-07-10T02:16:29" calcext:value-type="date">
            <text:p>10-07-16 02: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102" calcext:value-type="float">
            <text:p>42102</text:p>
          </table:table-cell>
          <table:table-cell office:value-type="string" calcext:value-type="string">
            <text:p>uctu7nmauo9ilbl7g5peecpg06</text:p>
          </table:table-cell>
          <table:table-cell office:value-type="string" calcext:value-type="string">
            <text:p>166.170.15.8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01:26:19</text:p>
          </table:table-cell>
          <table:table-cell table:style-name="ce2" office:value-type="date" office:date-value="2016-07-10T03:26:19" calcext:value-type="date">
            <text:p>10-07-16 03: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146" calcext:value-type="float">
            <text:p>42146</text:p>
          </table:table-cell>
          <table:table-cell office:value-type="string" calcext:value-type="string">
            <text:p>8vr46s7liji0dmi7p2g2a4ubt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04:25:41</text:p>
          </table:table-cell>
          <table:table-cell table:style-name="ce2" office:value-type="date" office:date-value="2016-07-10T04:25:41.999999" calcext:value-type="date">
            <text:p>10-07-16 04: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153" calcext:value-type="float">
            <text:p>42153</text:p>
          </table:table-cell>
          <table:table-cell office:value-type="string" calcext:value-type="string">
            <text:p>dt8l3tk995ptm3f1pq2jh4r8e6</text:p>
          </table:table-cell>
          <table:table-cell office:value-type="string" calcext:value-type="string">
            <text:p>51.255.65.96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0 04:57:59</text:p>
          </table:table-cell>
          <table:table-cell table:style-name="ce2" office:value-type="date" office:date-value="2016-07-10T04:57:59" calcext:value-type="date">
            <text:p>10-07-16 04: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197" calcext:value-type="float">
            <text:p>42197</text:p>
          </table:table-cell>
          <table:table-cell office:value-type="string" calcext:value-type="string">
            <text:p>8517tj83s320f0c6utbslh8ak4</text:p>
          </table:table-cell>
          <table:table-cell office:value-type="string" calcext:value-type="string">
            <text:p>216.238.226.7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016-07-10 04:13:45</text:p>
          </table:table-cell>
          <table:table-cell table:style-name="ce2" office:value-type="date" office:date-value="2016-07-10T06:13:45" calcext:value-type="date">
            <text:p>10-07-16 06: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199" calcext:value-type="float">
            <text:p>42199</text:p>
          </table:table-cell>
          <table:table-cell office:value-type="string" calcext:value-type="string">
            <text:p>8517tj83s320f0c6utbslh8ak4</text:p>
          </table:table-cell>
          <table:table-cell office:value-type="string" calcext:value-type="string">
            <text:p>216.238.226.7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016-07-10 06:15:17</text:p>
          </table:table-cell>
          <table:table-cell table:style-name="ce2" office:value-type="date" office:date-value="2016-07-10T06:15:18" calcext:value-type="date">
            <text:p>10-07-16 06: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200" calcext:value-type="float">
            <text:p>42200</text:p>
          </table:table-cell>
          <table:table-cell office:value-type="string" calcext:value-type="string">
            <text:p>8517tj83s320f0c6utbslh8ak4</text:p>
          </table:table-cell>
          <table:table-cell office:value-type="string" calcext:value-type="string">
            <text:p>216.238.226.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2016-07-10 06:15:41</text:p>
          </table:table-cell>
          <table:table-cell table:style-name="ce2" office:value-type="date" office:date-value="2016-07-10T06:15:41" calcext:value-type="date">
            <text:p>10-07-16 06: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201" calcext:value-type="float">
            <text:p>42201</text:p>
          </table:table-cell>
          <table:table-cell office:value-type="string" calcext:value-type="string">
            <text:p>ru03dfekgrdqg2i008im4dasm3</text:p>
          </table:table-cell>
          <table:table-cell office:value-type="string" calcext:value-type="string">
            <text:p>61.247.25.226</text:p>
          </table:table-cell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2016-07-10 06:15:53</text:p>
          </table:table-cell>
          <table:table-cell table:style-name="ce2" office:value-type="date" office:date-value="2016-07-10T06:15:53" calcext:value-type="date">
            <text:p>10-07-16 06: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203" calcext:value-type="float">
            <text:p>42203</text:p>
          </table:table-cell>
          <table:table-cell office:value-type="string" calcext:value-type="string">
            <text:p>lojsarbp063e5voncvb96vv0p5</text:p>
          </table:table-cell>
          <table:table-cell office:value-type="string" calcext:value-type="string">
            <text:p>126.255.147.9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2016-07-10 06:36:22</text:p>
          </table:table-cell>
          <table:table-cell table:style-name="ce2" office:value-type="date" office:date-value="2016-07-10T06:36:22" calcext:value-type="date">
            <text:p>10-07-16 06: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931" calcext:value-type="float">
            <text:p>42931</text:p>
          </table:table-cell>
          <table:table-cell office:value-type="string" calcext:value-type="string">
            <text:p>5huoa1sdhs1a7peh4oegvjegs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07:33:08</text:p>
          </table:table-cell>
          <table:table-cell table:style-name="ce2" office:value-type="date" office:date-value="2016-07-10T09:33:08" calcext:value-type="date">
            <text:p>10-07-16 09: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934" calcext:value-type="float">
            <text:p>42934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5.160.232.64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0 07:48:20</text:p>
          </table:table-cell>
          <table:table-cell table:style-name="ce2" office:value-type="date" office:date-value="2016-07-10T09:48:20" calcext:value-type="date">
            <text:p>10-07-16 09: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936" calcext:value-type="float">
            <text:p>42936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5.160.232.64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0 09:48:50</text:p>
          </table:table-cell>
          <table:table-cell table:style-name="ce2" office:value-type="date" office:date-value="2016-07-10T09:48:50" calcext:value-type="date">
            <text:p>10-07-16 09: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939" calcext:value-type="float">
            <text:p>42939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5.160.232.64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Xeldious</text:p>
          </table:table-cell>
          <table:table-cell office:value-type="string" calcext:value-type="string">
            <text:p>2016-07-10 09:53:23</text:p>
          </table:table-cell>
          <table:table-cell table:style-name="ce2" office:value-type="date" office:date-value="2016-07-10T09:53:24" calcext:value-type="date">
            <text:p>10-07-16 09: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940" calcext:value-type="float">
            <text:p>42940</text:p>
          </table:table-cell>
          <table:table-cell office:value-type="string" calcext:value-type="string">
            <text:p>2bb47j9g8nt7jvrqh3s1e01g70</text:p>
          </table:table-cell>
          <table:table-cell office:value-type="string" calcext:value-type="string">
            <text:p>151.80.31.182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0 09:53:35</text:p>
          </table:table-cell>
          <table:table-cell table:style-name="ce2" office:value-type="date" office:date-value="2016-07-10T09:53:35" calcext:value-type="date">
            <text:p>10-07-16 09: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986" calcext:value-type="float">
            <text:p>42986</text:p>
          </table:table-cell>
          <table:table-cell office:value-type="string" calcext:value-type="string">
            <text:p>8bmep89unovfk92fd8r2i68th4</text:p>
          </table:table-cell>
          <table:table-cell office:value-type="string" calcext:value-type="string">
            <text:p>164.132.161.36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0 10:03:18</text:p>
          </table:table-cell>
          <table:table-cell table:style-name="ce2" office:value-type="date" office:date-value="2016-07-10T10:03:18" calcext:value-type="date">
            <text:p>10-07-16 10: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109" calcext:value-type="float">
            <text:p>43109</text:p>
          </table:table-cell>
          <table:table-cell office:value-type="string" calcext:value-type="string">
            <text:p>c1krpbt1q16qptcot2182aj0v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09:24:14</text:p>
          </table:table-cell>
          <table:table-cell table:style-name="ce2" office:value-type="date" office:date-value="2016-07-10T11:24:15" calcext:value-type="date">
            <text:p>10-07-16 11: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158" calcext:value-type="float">
            <text:p>43158</text:p>
          </table:table-cell>
          <table:table-cell office:value-type="string" calcext:value-type="string">
            <text:p>mee4mplv4f0khqdpd10mh1vn01</text:p>
          </table:table-cell>
          <table:table-cell office:value-type="string" calcext:value-type="string">
            <text:p>164.132.161.87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0 11:46:07</text:p>
          </table:table-cell>
          <table:table-cell table:style-name="ce2" office:value-type="date" office:date-value="2016-07-10T11:46:07" calcext:value-type="date">
            <text:p>10-07-16 11: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173" calcext:value-type="float">
            <text:p>4317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0:40:12</text:p>
          </table:table-cell>
          <table:table-cell table:style-name="ce2" office:value-type="date" office:date-value="2016-07-10T12:40:14" calcext:value-type="date">
            <text:p>10-07-16 12: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186" calcext:value-type="float">
            <text:p>43186</text:p>
          </table:table-cell>
          <table:table-cell office:value-type="string" calcext:value-type="string">
            <text:p>368di8044l0pcftch3eo1ot624</text:p>
          </table:table-cell>
          <table:table-cell office:value-type="float" office:value="178189203216" calcext:value-type="float">
            <text:p>178189203216</text:p>
          </table:table-cell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2016-07-10 13:09:55</text:p>
          </table:table-cell>
          <table:table-cell table:style-name="ce2" office:value-type="date" office:date-value="2016-07-10T13:10:13" calcext:value-type="date">
            <text:p>10-07-16 13: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203" calcext:value-type="float">
            <text:p>4320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1:45:16</text:p>
          </table:table-cell>
          <table:table-cell table:style-name="ce2" office:value-type="date" office:date-value="2016-07-10T13:45:17" calcext:value-type="date">
            <text:p>10-07-16 13: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218" calcext:value-type="float">
            <text:p>4321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53:07</text:p>
          </table:table-cell>
          <table:table-cell table:style-name="ce2" office:value-type="date" office:date-value="2016-07-10T13:53:08" calcext:value-type="date">
            <text:p>10-07-16 13: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236" calcext:value-type="float">
            <text:p>4323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3:26</text:p>
          </table:table-cell>
          <table:table-cell table:style-name="ce2" office:value-type="date" office:date-value="2016-07-10T14:03:30" calcext:value-type="date">
            <text:p>10-07-16 14: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285" calcext:value-type="float">
            <text:p>4328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5:43</text:p>
          </table:table-cell>
          <table:table-cell table:style-name="ce2" office:value-type="date" office:date-value="2016-07-10T14:05:45" calcext:value-type="date">
            <text:p>10-07-16 14: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288" calcext:value-type="float">
            <text:p>4328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5:50</text:p>
          </table:table-cell>
          <table:table-cell table:style-name="ce2" office:value-type="date" office:date-value="2016-07-10T14:05:51" calcext:value-type="date">
            <text:p>10-07-16 14: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326" calcext:value-type="float">
            <text:p>4332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7:19</text:p>
          </table:table-cell>
          <table:table-cell table:style-name="ce2" office:value-type="date" office:date-value="2016-07-10T14:07:20.000001" calcext:value-type="date">
            <text:p>10-07-16 14: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336" calcext:value-type="float">
            <text:p>4333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7:44</text:p>
          </table:table-cell>
          <table:table-cell table:style-name="ce2" office:value-type="date" office:date-value="2016-07-10T14:07:46" calcext:value-type="date">
            <text:p>10-07-16 14: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344" calcext:value-type="float">
            <text:p>4334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8:01</text:p>
          </table:table-cell>
          <table:table-cell table:style-name="ce2" office:value-type="date" office:date-value="2016-07-10T14:08:02" calcext:value-type="date">
            <text:p>10-07-16 14: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356" calcext:value-type="float">
            <text:p>4335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8:24</text:p>
          </table:table-cell>
          <table:table-cell table:style-name="ce2" office:value-type="date" office:date-value="2016-07-10T14:08:25.000001" calcext:value-type="date">
            <text:p>10-07-16 14: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369" calcext:value-type="float">
            <text:p>4336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9:07</text:p>
          </table:table-cell>
          <table:table-cell table:style-name="ce2" office:value-type="date" office:date-value="2016-07-10T14:09:12" calcext:value-type="date">
            <text:p>10-07-16 14:0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371" calcext:value-type="float">
            <text:p>4337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9:25</text:p>
          </table:table-cell>
          <table:table-cell table:style-name="ce2" office:value-type="date" office:date-value="2016-07-10T14:09:26" calcext:value-type="date">
            <text:p>10-07-16 14: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376" calcext:value-type="float">
            <text:p>4337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09:46</text:p>
          </table:table-cell>
          <table:table-cell table:style-name="ce2" office:value-type="date" office:date-value="2016-07-10T14:09:47" calcext:value-type="date">
            <text:p>10-07-16 14: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447" calcext:value-type="float">
            <text:p>4344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2:15</text:p>
          </table:table-cell>
          <table:table-cell table:style-name="ce2" office:value-type="date" office:date-value="2016-07-10T14:12:15" calcext:value-type="date">
            <text:p>10-07-16 14: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449" calcext:value-type="float">
            <text:p>4344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2:18</text:p>
          </table:table-cell>
          <table:table-cell table:style-name="ce2" office:value-type="date" office:date-value="2016-07-10T14:12:19" calcext:value-type="date">
            <text:p>10-07-16 14: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467" calcext:value-type="float">
            <text:p>4346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3:09</text:p>
          </table:table-cell>
          <table:table-cell table:style-name="ce2" office:value-type="date" office:date-value="2016-07-10T14:13:09" calcext:value-type="date">
            <text:p>10-07-16 14: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469" calcext:value-type="float">
            <text:p>4346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3:10</text:p>
          </table:table-cell>
          <table:table-cell table:style-name="ce2" office:value-type="date" office:date-value="2016-07-10T14:13:19" calcext:value-type="date">
            <text:p>10-07-16 14: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471" calcext:value-type="float">
            <text:p>4347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3:39</text:p>
          </table:table-cell>
          <table:table-cell table:style-name="ce2" office:value-type="date" office:date-value="2016-07-10T14:13:39" calcext:value-type="date">
            <text:p>10-07-16 14: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498" calcext:value-type="float">
            <text:p>4349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4:22</text:p>
          </table:table-cell>
          <table:table-cell table:style-name="ce2" office:value-type="date" office:date-value="2016-07-10T14:14:24" calcext:value-type="date">
            <text:p>10-07-16 14: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504" calcext:value-type="float">
            <text:p>4350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4:27</text:p>
          </table:table-cell>
          <table:table-cell table:style-name="ce2" office:value-type="date" office:date-value="2016-07-10T14:14:28.000001" calcext:value-type="date">
            <text:p>10-07-16 14: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517" calcext:value-type="float">
            <text:p>4351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4:43</text:p>
          </table:table-cell>
          <table:table-cell table:style-name="ce2" office:value-type="date" office:date-value="2016-07-10T14:14:43" calcext:value-type="date">
            <text:p>10-07-16 14: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3521" calcext:value-type="float">
            <text:p>4352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4:48</text:p>
          </table:table-cell>
          <table:table-cell table:style-name="ce2" office:value-type="date" office:date-value="2016-07-10T14:14:48" calcext:value-type="date">
            <text:p>10-07-16 14:1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602" calcext:value-type="float">
            <text:p>4360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6:57</text:p>
          </table:table-cell>
          <table:table-cell table:style-name="ce2" office:value-type="date" office:date-value="2016-07-10T14:16:58" calcext:value-type="date">
            <text:p>10-07-16 14: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630" calcext:value-type="float">
            <text:p>4363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17:45</text:p>
          </table:table-cell>
          <table:table-cell table:style-name="ce2" office:value-type="date" office:date-value="2016-07-10T14:17:46" calcext:value-type="date">
            <text:p>10-07-16 14: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3786" calcext:value-type="float">
            <text:p>4378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21:41</text:p>
          </table:table-cell>
          <table:table-cell table:style-name="ce2" office:value-type="date" office:date-value="2016-07-10T14:21:41" calcext:value-type="date">
            <text:p>10-07-16 14: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790" calcext:value-type="float">
            <text:p>4379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21:46</text:p>
          </table:table-cell>
          <table:table-cell table:style-name="ce2" office:value-type="date" office:date-value="2016-07-10T14:21:46" calcext:value-type="date">
            <text:p>10-07-16 14: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799" calcext:value-type="float">
            <text:p>4379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21:55</text:p>
          </table:table-cell>
          <table:table-cell table:style-name="ce2" office:value-type="date" office:date-value="2016-07-10T14:21:55" calcext:value-type="date">
            <text:p>10-07-16 14:2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804" calcext:value-type="float">
            <text:p>4380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2:22:00</text:p>
          </table:table-cell>
          <table:table-cell table:style-name="ce2" office:value-type="date" office:date-value="2016-07-10T14:22:00" calcext:value-type="date">
            <text:p>10-07-16 14: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4083" calcext:value-type="float">
            <text:p>4408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9:17</text:p>
          </table:table-cell>
          <table:table-cell table:style-name="ce2" office:value-type="date" office:date-value="2016-07-10T14:29:17" calcext:value-type="date">
            <text:p>10-07-16 14: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5230" calcext:value-type="float">
            <text:p>4523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00:22</text:p>
          </table:table-cell>
          <table:table-cell table:style-name="ce2" office:value-type="date" office:date-value="2016-07-10T15:00:22" calcext:value-type="date">
            <text:p>10-07-16 15: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540" calcext:value-type="float">
            <text:p>4554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10:28</text:p>
          </table:table-cell>
          <table:table-cell table:style-name="ce2" office:value-type="date" office:date-value="2016-07-10T15:10:29" calcext:value-type="date">
            <text:p>10-07-16 15: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5597" calcext:value-type="float">
            <text:p>4559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12:35</text:p>
          </table:table-cell>
          <table:table-cell table:style-name="ce2" office:value-type="date" office:date-value="2016-07-10T15:12:36" calcext:value-type="date">
            <text:p>10-07-16 15: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632" calcext:value-type="float">
            <text:p>4563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13:28</text:p>
          </table:table-cell>
          <table:table-cell table:style-name="ce2" office:value-type="date" office:date-value="2016-07-10T15:13:28" calcext:value-type="date">
            <text:p>10-07-16 15: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5637" calcext:value-type="float">
            <text:p>4563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13:52</text:p>
          </table:table-cell>
          <table:table-cell table:style-name="ce2" office:value-type="date" office:date-value="2016-07-10T15:14:18" calcext:value-type="date">
            <text:p>10-07-16 15: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5677" calcext:value-type="float">
            <text:p>4567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15:11</text:p>
          </table:table-cell>
          <table:table-cell table:style-name="ce2" office:value-type="date" office:date-value="2016-07-10T15:15:12" calcext:value-type="date">
            <text:p>10-07-16 15: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5783" calcext:value-type="float">
            <text:p>4578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19:03</text:p>
          </table:table-cell>
          <table:table-cell table:style-name="ce2" office:value-type="date" office:date-value="2016-07-10T15:19:03" calcext:value-type="date">
            <text:p>10-07-16 15: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789" calcext:value-type="float">
            <text:p>4578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19:10</text:p>
          </table:table-cell>
          <table:table-cell table:style-name="ce2" office:value-type="date" office:date-value="2016-07-10T15:19:11" calcext:value-type="date">
            <text:p>10-07-16 15: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5818" calcext:value-type="float">
            <text:p>4581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20:30</text:p>
          </table:table-cell>
          <table:table-cell table:style-name="ce2" office:value-type="date" office:date-value="2016-07-10T15:20:30" calcext:value-type="date">
            <text:p>10-07-16 15: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5847" calcext:value-type="float">
            <text:p>4584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21:07</text:p>
          </table:table-cell>
          <table:table-cell table:style-name="ce2" office:value-type="date" office:date-value="2016-07-10T15:21:08" calcext:value-type="date">
            <text:p>10-07-16 15: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866" calcext:value-type="float">
            <text:p>4586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22:24</text:p>
          </table:table-cell>
          <table:table-cell table:style-name="ce2" office:value-type="date" office:date-value="2016-07-10T15:22:24" calcext:value-type="date">
            <text:p>10-07-16 15: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870" calcext:value-type="float">
            <text:p>4587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22:28</text:p>
          </table:table-cell>
          <table:table-cell table:style-name="ce2" office:value-type="date" office:date-value="2016-07-10T15:22:29" calcext:value-type="date">
            <text:p>10-07-16 15: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5877" calcext:value-type="float">
            <text:p>4587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23:10</text:p>
          </table:table-cell>
          <table:table-cell table:style-name="ce2" office:value-type="date" office:date-value="2016-07-10T15:23:10" calcext:value-type="date">
            <text:p>10-07-16 15: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882" calcext:value-type="float">
            <text:p>4588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23:30</text:p>
          </table:table-cell>
          <table:table-cell table:style-name="ce2" office:value-type="date" office:date-value="2016-07-10T15:23:30" calcext:value-type="date">
            <text:p>10-07-16 15: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995" calcext:value-type="float">
            <text:p>4599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32:26</text:p>
          </table:table-cell>
          <table:table-cell table:style-name="ce2" office:value-type="date" office:date-value="2016-07-10T15:32:26" calcext:value-type="date">
            <text:p>10-07-16 15:3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6012" calcext:value-type="float">
            <text:p>4601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36:38</text:p>
          </table:table-cell>
          <table:table-cell table:style-name="ce2" office:value-type="date" office:date-value="2016-07-10T15:36:38" calcext:value-type="date">
            <text:p>10-07-16 15: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6014" calcext:value-type="float">
            <text:p>4601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38:06</text:p>
          </table:table-cell>
          <table:table-cell table:style-name="ce2" office:value-type="date" office:date-value="2016-07-10T15:38:07" calcext:value-type="date">
            <text:p>10-07-16 15: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6015" calcext:value-type="float">
            <text:p>4601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38:54</text:p>
          </table:table-cell>
          <table:table-cell table:style-name="ce2" office:value-type="date" office:date-value="2016-07-10T15:38:54" calcext:value-type="date">
            <text:p>10-07-16 15: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46:11</text:p>
          </table:table-cell>
          <table:table-cell table:style-name="ce2" office:value-type="date" office:date-value="2016-07-10T15:46:12" calcext:value-type="date">
            <text:p>10-07-16 15:4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023" calcext:value-type="float">
            <text:p>4602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46:56</text:p>
          </table:table-cell>
          <table:table-cell table:style-name="ce2" office:value-type="date" office:date-value="2016-07-10T15:46:56" calcext:value-type="date">
            <text:p>10-07-16 15: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024" calcext:value-type="float">
            <text:p>4602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47:03</text:p>
          </table:table-cell>
          <table:table-cell table:style-name="ce2" office:value-type="date" office:date-value="2016-07-10T15:47:04" calcext:value-type="date">
            <text:p>10-07-16 15:4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025" calcext:value-type="float">
            <text:p>4602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47:17</text:p>
          </table:table-cell>
          <table:table-cell table:style-name="ce2" office:value-type="date" office:date-value="2016-07-10T15:47:18" calcext:value-type="date">
            <text:p>10-07-16 15: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6026" calcext:value-type="float">
            <text:p>4602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47:35</text:p>
          </table:table-cell>
          <table:table-cell table:style-name="ce2" office:value-type="date" office:date-value="2016-07-10T15:47:35" calcext:value-type="date">
            <text:p>10-07-16 15: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6027" calcext:value-type="float">
            <text:p>4602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48:04</text:p>
          </table:table-cell>
          <table:table-cell table:style-name="ce2" office:value-type="date" office:date-value="2016-07-10T15:48:05" calcext:value-type="date">
            <text:p>10-07-16 15: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028" calcext:value-type="float">
            <text:p>4602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48:11</text:p>
          </table:table-cell>
          <table:table-cell table:style-name="ce2" office:value-type="date" office:date-value="2016-07-10T15:48:12" calcext:value-type="date">
            <text:p>10-07-16 15: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6030" calcext:value-type="float">
            <text:p>4603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49:51</text:p>
          </table:table-cell>
          <table:table-cell table:style-name="ce2" office:value-type="date" office:date-value="2016-07-10T15:49:52" calcext:value-type="date">
            <text:p>10-07-16 15: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6032" calcext:value-type="float">
            <text:p>4603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52:32</text:p>
          </table:table-cell>
          <table:table-cell table:style-name="ce2" office:value-type="date" office:date-value="2016-07-10T15:52:34" calcext:value-type="date">
            <text:p>10-07-16 15: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6035" calcext:value-type="float">
            <text:p>4603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54:34</text:p>
          </table:table-cell>
          <table:table-cell table:style-name="ce2" office:value-type="date" office:date-value="2016-07-10T15:54:34" calcext:value-type="date">
            <text:p>10-07-16 15:5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6036" calcext:value-type="float">
            <text:p>4603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55:04</text:p>
          </table:table-cell>
          <table:table-cell table:style-name="ce2" office:value-type="date" office:date-value="2016-07-10T15:55:04" calcext:value-type="date">
            <text:p>10-07-16 15:5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56:06</text:p>
          </table:table-cell>
          <table:table-cell table:style-name="ce2" office:value-type="date" office:date-value="2016-07-10T15:56:06" calcext:value-type="date">
            <text:p>10-07-16 15: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039" calcext:value-type="float">
            <text:p>4603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56:45</text:p>
          </table:table-cell>
          <table:table-cell table:style-name="ce2" office:value-type="date" office:date-value="2016-07-10T15:56:45" calcext:value-type="date">
            <text:p>10-07-16 15: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6040" calcext:value-type="float">
            <text:p>4604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57:19</text:p>
          </table:table-cell>
          <table:table-cell table:style-name="ce2" office:value-type="date" office:date-value="2016-07-10T15:57:19" calcext:value-type="date">
            <text:p>10-07-16 15: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042" calcext:value-type="float">
            <text:p>4604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3:58:50</text:p>
          </table:table-cell>
          <table:table-cell table:style-name="ce2" office:value-type="date" office:date-value="2016-07-10T15:58:50" calcext:value-type="date">
            <text:p>10-07-16 15:5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00:55</text:p>
          </table:table-cell>
          <table:table-cell table:style-name="ce2" office:value-type="date" office:date-value="2016-07-10T16:00:56" calcext:value-type="date">
            <text:p>10-07-16 16: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6046" calcext:value-type="float">
            <text:p>4604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01:00</text:p>
          </table:table-cell>
          <table:table-cell table:style-name="ce2" office:value-type="date" office:date-value="2016-07-10T16:01:00" calcext:value-type="date">
            <text:p>10-07-16 16: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6054" calcext:value-type="float">
            <text:p>4605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01:42</text:p>
          </table:table-cell>
          <table:table-cell table:style-name="ce2" office:value-type="date" office:date-value="2016-07-10T16:01:46" calcext:value-type="date">
            <text:p>10-07-16 16: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6120" calcext:value-type="float">
            <text:p>4612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04:41</text:p>
          </table:table-cell>
          <table:table-cell table:style-name="ce2" office:value-type="date" office:date-value="2016-07-10T16:04:42" calcext:value-type="date">
            <text:p>10-07-16 16: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6216" calcext:value-type="float">
            <text:p>4621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10:32</text:p>
          </table:table-cell>
          <table:table-cell table:style-name="ce2" office:value-type="date" office:date-value="2016-07-10T16:10:33" calcext:value-type="date">
            <text:p>10-07-16 16: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244" calcext:value-type="float">
            <text:p>46244</text:p>
          </table:table-cell>
          <table:table-cell office:value-type="string" calcext:value-type="string">
            <text:p>b57hqubtv0uje6oqdu92kh4k56</text:p>
          </table:table-cell>
          <table:table-cell office:value-type="float" office:value="74106182153" calcext:value-type="float">
            <text:p>7410618215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14:11:24</text:p>
          </table:table-cell>
          <table:table-cell table:style-name="ce2" office:value-type="date" office:date-value="2016-07-10T16:11:24" calcext:value-type="date">
            <text:p>10-07-16 16: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415" calcext:value-type="float">
            <text:p>4641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1:52</text:p>
          </table:table-cell>
          <table:table-cell table:style-name="ce2" office:value-type="date" office:date-value="2016-07-10T16:21:52" calcext:value-type="date">
            <text:p>10-07-16 16: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6416" calcext:value-type="float">
            <text:p>4641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2:17</text:p>
          </table:table-cell>
          <table:table-cell table:style-name="ce2" office:value-type="date" office:date-value="2016-07-10T16:22:17.999999" calcext:value-type="date">
            <text:p>10-07-16 16:2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6418" calcext:value-type="float">
            <text:p>4641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2:31</text:p>
          </table:table-cell>
          <table:table-cell table:style-name="ce2" office:value-type="date" office:date-value="2016-07-10T16:22:30.999999" calcext:value-type="date">
            <text:p>10-07-16 16: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6447" calcext:value-type="float">
            <text:p>4644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6:06</text:p>
          </table:table-cell>
          <table:table-cell table:style-name="ce2" office:value-type="date" office:date-value="2016-07-10T16:26:06" calcext:value-type="date">
            <text:p>10-07-16 16: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6448" calcext:value-type="float">
            <text:p>4644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6:41</text:p>
          </table:table-cell>
          <table:table-cell table:style-name="ce2" office:value-type="date" office:date-value="2016-07-10T16:26:41" calcext:value-type="date">
            <text:p>10-07-16 16: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6450" calcext:value-type="float">
            <text:p>4645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8:05</text:p>
          </table:table-cell>
          <table:table-cell table:style-name="ce2" office:value-type="date" office:date-value="2016-07-10T16:28:05" calcext:value-type="date">
            <text:p>10-07-16 16: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6455" calcext:value-type="float">
            <text:p>4645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8:55</text:p>
          </table:table-cell>
          <table:table-cell table:style-name="ce2" office:value-type="date" office:date-value="2016-07-10T16:28:55" calcext:value-type="date">
            <text:p>10-07-16 16:2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6456" calcext:value-type="float">
            <text:p>4645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4:29:25</text:p>
          </table:table-cell>
          <table:table-cell table:style-name="ce2" office:value-type="date" office:date-value="2016-07-10T16:29:26" calcext:value-type="date">
            <text:p>10-07-16 16: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6457" calcext:value-type="float">
            <text:p>4645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6:29:38</text:p>
          </table:table-cell>
          <table:table-cell table:style-name="ce2" office:value-type="date" office:date-value="2016-07-10T16:29:38" calcext:value-type="date">
            <text:p>10-07-16 16: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6464" calcext:value-type="float">
            <text:p>4646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6:44:58</text:p>
          </table:table-cell>
          <table:table-cell table:style-name="ce2" office:value-type="date" office:date-value="2016-07-10T16:44:59" calcext:value-type="date">
            <text:p>10-07-16 16: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6754" calcext:value-type="float">
            <text:p>4675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5:07:15</text:p>
          </table:table-cell>
          <table:table-cell table:style-name="ce2" office:value-type="date" office:date-value="2016-07-10T17:07:15" calcext:value-type="date">
            <text:p>10-07-16 17: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6767" calcext:value-type="float">
            <text:p>4676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5:08:04</text:p>
          </table:table-cell>
          <table:table-cell table:style-name="ce2" office:value-type="date" office:date-value="2016-07-10T17:08:04.000001" calcext:value-type="date">
            <text:p>10-07-16 17: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6792" calcext:value-type="float">
            <text:p>4679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5:11:09</text:p>
          </table:table-cell>
          <table:table-cell table:style-name="ce2" office:value-type="date" office:date-value="2016-07-10T17:11:10" calcext:value-type="date">
            <text:p>10-07-16 17: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6793" calcext:value-type="float">
            <text:p>4679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12:05</text:p>
          </table:table-cell>
          <table:table-cell table:style-name="ce2" office:value-type="date" office:date-value="2016-07-10T17:12:05" calcext:value-type="date">
            <text:p>10-07-16 17: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6794" calcext:value-type="float">
            <text:p>4679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17:32</text:p>
          </table:table-cell>
          <table:table-cell table:style-name="ce2" office:value-type="date" office:date-value="2016-07-10T17:17:33.000001" calcext:value-type="date">
            <text:p>10-07-16 17: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6800" calcext:value-type="float">
            <text:p>4680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19:55</text:p>
          </table:table-cell>
          <table:table-cell table:style-name="ce2" office:value-type="date" office:date-value="2016-07-10T17:19:55" calcext:value-type="date">
            <text:p>10-07-16 17: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6868" calcext:value-type="float">
            <text:p>4686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5:28:01</text:p>
          </table:table-cell>
          <table:table-cell table:style-name="ce2" office:value-type="date" office:date-value="2016-07-10T17:28:05" calcext:value-type="date">
            <text:p>10-07-16 17: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869" calcext:value-type="float">
            <text:p>4686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28:30</text:p>
          </table:table-cell>
          <table:table-cell table:style-name="ce2" office:value-type="date" office:date-value="2016-07-10T17:28:30" calcext:value-type="date">
            <text:p>10-07-16 17:2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6881" calcext:value-type="float">
            <text:p>4688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5:43:54</text:p>
          </table:table-cell>
          <table:table-cell table:style-name="ce2" office:value-type="date" office:date-value="2016-07-10T17:43:54" calcext:value-type="date">
            <text:p>10-07-16 17: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6882" calcext:value-type="float">
            <text:p>4688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5:44:20</text:p>
          </table:table-cell>
          <table:table-cell table:style-name="ce2" office:value-type="date" office:date-value="2016-07-10T17:44:20" calcext:value-type="date">
            <text:p>10-07-16 17:4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6883" calcext:value-type="float">
            <text:p>4688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5:44:50</text:p>
          </table:table-cell>
          <table:table-cell table:style-name="ce2" office:value-type="date" office:date-value="2016-07-10T17:44:51" calcext:value-type="date">
            <text:p>10-07-16 17:4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6884" calcext:value-type="float">
            <text:p>4688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45:07</text:p>
          </table:table-cell>
          <table:table-cell table:style-name="ce2" office:value-type="date" office:date-value="2016-07-10T17:45:08" calcext:value-type="date">
            <text:p>10-07-16 17: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6886" calcext:value-type="float">
            <text:p>4688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5:50:21</text:p>
          </table:table-cell>
          <table:table-cell table:style-name="ce2" office:value-type="date" office:date-value="2016-07-10T17:50:22" calcext:value-type="date">
            <text:p>10-07-16 17:5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6887" calcext:value-type="float">
            <text:p>4688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52:10</text:p>
          </table:table-cell>
          <table:table-cell table:style-name="ce2" office:value-type="date" office:date-value="2016-07-10T17:52:11" calcext:value-type="date">
            <text:p>10-07-16 17: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6888" calcext:value-type="float">
            <text:p>4688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53:21</text:p>
          </table:table-cell>
          <table:table-cell table:style-name="ce2" office:value-type="date" office:date-value="2016-07-10T17:53:21" calcext:value-type="date">
            <text:p>10-07-16 17: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7024" calcext:value-type="float">
            <text:p>47024</text:p>
          </table:table-cell>
          <table:table-cell office:value-type="string" calcext:value-type="string">
            <text:p>l7dl5cvhdl1hv5p6ttfr1g4u36</text:p>
          </table:table-cell>
          <table:table-cell office:value-type="string" calcext:value-type="string">
            <text:p>54.84.82.10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18:05:05</text:p>
          </table:table-cell>
          <table:table-cell table:style-name="ce2" office:value-type="date" office:date-value="2016-07-10T18:05:06" calcext:value-type="date">
            <text:p>10-07-16 18: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7164" calcext:value-type="float">
            <text:p>4716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8:21:37</text:p>
          </table:table-cell>
          <table:table-cell table:style-name="ce2" office:value-type="date" office:date-value="2016-07-10T18:21:37" calcext:value-type="date">
            <text:p>10-07-16 18: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7221" calcext:value-type="float">
            <text:p>4722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6:38:34</text:p>
          </table:table-cell>
          <table:table-cell table:style-name="ce2" office:value-type="date" office:date-value="2016-07-10T18:38:35" calcext:value-type="date">
            <text:p>10-07-16 18:3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7223" calcext:value-type="float">
            <text:p>4722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8:38:46</text:p>
          </table:table-cell>
          <table:table-cell table:style-name="ce2" office:value-type="date" office:date-value="2016-07-10T18:38:46" calcext:value-type="date">
            <text:p>10-07-16 18: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9:13:42</text:p>
          </table:table-cell>
          <table:table-cell table:style-name="ce2" office:value-type="date" office:date-value="2016-07-10T19:13:42" calcext:value-type="date">
            <text:p>10-07-16 19: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7521" calcext:value-type="float">
            <text:p>4752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9:22:47</text:p>
          </table:table-cell>
          <table:table-cell table:style-name="ce2" office:value-type="date" office:date-value="2016-07-10T19:22:47" calcext:value-type="date">
            <text:p>10-07-16 19: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551" calcext:value-type="float">
            <text:p>47551</text:p>
          </table:table-cell>
          <table:table-cell office:value-type="string" calcext:value-type="string">
            <text:p>b2vdcad6hdtqcq9r6k7mtmnk52</text:p>
          </table:table-cell>
          <table:table-cell office:value-type="float" office:value="194187170117" calcext:value-type="float">
            <text:p>194187170117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0 19:42:08</text:p>
          </table:table-cell>
          <table:table-cell table:style-name="ce2" office:value-type="date" office:date-value="2016-07-10T19:42:09" calcext:value-type="date">
            <text:p>10-07-16 19:4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7556" calcext:value-type="float">
            <text:p>47556</text:p>
          </table:table-cell>
          <table:table-cell office:value-type="string" calcext:value-type="string">
            <text:p>o1pp011t4pk38ugk61i62f0i17</text:p>
          </table:table-cell>
          <table:table-cell office:value-type="string" calcext:value-type="string">
            <text:p>37.239.133.46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2016-07-10 17:45:50</text:p>
          </table:table-cell>
          <table:table-cell table:style-name="ce2" office:value-type="date" office:date-value="2016-07-10T19:45:50" calcext:value-type="date">
            <text:p>10-07-16 19:4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7561" calcext:value-type="float">
            <text:p>4756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49:55</text:p>
          </table:table-cell>
          <table:table-cell table:style-name="ce2" office:value-type="date" office:date-value="2016-07-10T19:49:55" calcext:value-type="date">
            <text:p>10-07-16 19:4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589" calcext:value-type="float">
            <text:p>4758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7:51:51</text:p>
          </table:table-cell>
          <table:table-cell table:style-name="ce2" office:value-type="date" office:date-value="2016-07-10T19:51:52" calcext:value-type="date">
            <text:p>10-07-16 19: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623" calcext:value-type="float">
            <text:p>4762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9:55:12</text:p>
          </table:table-cell>
          <table:table-cell table:style-name="ce2" office:value-type="date" office:date-value="2016-07-10T19:55:12" calcext:value-type="date">
            <text:p>10-07-16 19: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7869" calcext:value-type="float">
            <text:p>47869</text:p>
          </table:table-cell>
          <table:table-cell office:value-type="string" calcext:value-type="string">
            <text:p>7megk0d2c24qibe3e286eked90</text:p>
          </table:table-cell>
          <table:table-cell office:value-type="string" calcext:value-type="string">
            <text:p>89.182.201.56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0 18:13:56</text:p>
          </table:table-cell>
          <table:table-cell table:style-name="ce2" office:value-type="date" office:date-value="2016-07-10T20:13:56" calcext:value-type="date">
            <text:p>10-07-16 20: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7922" calcext:value-type="float">
            <text:p>47922</text:p>
          </table:table-cell>
          <table:table-cell office:value-type="string" calcext:value-type="string">
            <text:p>vs2fcq246c3sj52obm8dia8gc6</text:p>
          </table:table-cell>
          <table:table-cell office:value-type="string" calcext:value-type="string">
            <text:p>82.170.223.9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8:48:37</text:p>
          </table:table-cell>
          <table:table-cell table:style-name="ce2" office:value-type="date" office:date-value="2016-07-10T20:48:37" calcext:value-type="date">
            <text:p>10-07-16 20:4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8193" calcext:value-type="float">
            <text:p>48193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9:31:00</text:p>
          </table:table-cell>
          <table:table-cell table:style-name="ce2" office:value-type="date" office:date-value="2016-07-10T21:31:00" calcext:value-type="date">
            <text:p>10-07-16 21: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8195" calcext:value-type="float">
            <text:p>48195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1:31:33</text:p>
          </table:table-cell>
          <table:table-cell table:style-name="ce2" office:value-type="date" office:date-value="2016-07-10T21:31:33" calcext:value-type="date">
            <text:p>10-07-16 21: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196" calcext:value-type="float">
            <text:p>48196</text:p>
          </table:table-cell>
          <table:table-cell office:value-type="string" calcext:value-type="string">
            <text:p>agteu65jq45hddqtr1p5f9gah3</text:p>
          </table:table-cell>
          <table:table-cell office:value-type="string" calcext:value-type="string">
            <text:p>98.22.115.5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19:33:01</text:p>
          </table:table-cell>
          <table:table-cell table:style-name="ce2" office:value-type="date" office:date-value="2016-07-10T21:33:02" calcext:value-type="date">
            <text:p>10-07-16 21: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197" calcext:value-type="float">
            <text:p>48197</text:p>
          </table:table-cell>
          <table:table-cell office:value-type="string" calcext:value-type="string">
            <text:p>agteu65jq45hddqtr1p5f9gah3</text:p>
          </table:table-cell>
          <table:table-cell office:value-type="string" calcext:value-type="string">
            <text:p>98.22.115.5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1:33:33</text:p>
          </table:table-cell>
          <table:table-cell table:style-name="ce2" office:value-type="date" office:date-value="2016-07-10T21:33:33" calcext:value-type="date">
            <text:p>10-07-16 21:3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8198" calcext:value-type="float">
            <text:p>48198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9:34:19</text:p>
          </table:table-cell>
          <table:table-cell table:style-name="ce2" office:value-type="date" office:date-value="2016-07-10T21:34:20" calcext:value-type="date">
            <text:p>10-07-16 21: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8199" calcext:value-type="float">
            <text:p>48199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9:34:26</text:p>
          </table:table-cell>
          <table:table-cell table:style-name="ce2" office:value-type="date" office:date-value="2016-07-10T21:34:26" calcext:value-type="date">
            <text:p>10-07-16 21: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8200" calcext:value-type="float">
            <text:p>48200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19:34:28</text:p>
          </table:table-cell>
          <table:table-cell table:style-name="ce2" office:value-type="date" office:date-value="2016-07-10T21:34:28" calcext:value-type="date">
            <text:p>10-07-16 21: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agteu65jq45hddqtr1p5f9gah3</text:p>
          </table:table-cell>
          <table:table-cell office:value-type="string" calcext:value-type="string">
            <text:p>98.22.115.5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orbiddenLegend</text:p>
          </table:table-cell>
          <table:table-cell office:value-type="string" calcext:value-type="string">
            <text:p>2016-07-10 21:35:32</text:p>
          </table:table-cell>
          <table:table-cell table:style-name="ce2" office:value-type="date" office:date-value="2016-07-10T21:35:33" calcext:value-type="date">
            <text:p>10-07-16 21:3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8202" calcext:value-type="float">
            <text:p>48202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0 21:36:00</text:p>
          </table:table-cell>
          <table:table-cell table:style-name="ce2" office:value-type="date" office:date-value="2016-07-10T21:36:00" calcext:value-type="date">
            <text:p>10-07-16 21:3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unqo5vvp08218k9b1f9illlqm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1:42:07</text:p>
          </table:table-cell>
          <table:table-cell table:style-name="ce2" office:value-type="date" office:date-value="2016-07-10T21:42:07" calcext:value-type="date">
            <text:p>10-07-16 21:4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c1krpbt1q16qptcot2182aj0v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9:43:39</text:p>
          </table:table-cell>
          <table:table-cell table:style-name="ce2" office:value-type="date" office:date-value="2016-07-10T21:43:40" calcext:value-type="date">
            <text:p>10-07-16 21: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8220" calcext:value-type="float">
            <text:p>48220</text:p>
          </table:table-cell>
          <table:table-cell office:value-type="string" calcext:value-type="string">
            <text:p>96f7i9c7596tmcumr4fjpu7vk3</text:p>
          </table:table-cell>
          <table:table-cell office:value-type="string" calcext:value-type="string">
            <text:p>213.127.83.7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19:46:36</text:p>
          </table:table-cell>
          <table:table-cell table:style-name="ce2" office:value-type="date" office:date-value="2016-07-10T21:46:36" calcext:value-type="date">
            <text:p>10-07-16 21: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8221" calcext:value-type="float">
            <text:p>48221</text:p>
          </table:table-cell>
          <table:table-cell office:value-type="string" calcext:value-type="string">
            <text:p>96f7i9c7596tmcumr4fjpu7vk3</text:p>
          </table:table-cell>
          <table:table-cell office:value-type="string" calcext:value-type="string">
            <text:p>213.127.83.7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1:46:42</text:p>
          </table:table-cell>
          <table:table-cell table:style-name="ce2" office:value-type="date" office:date-value="2016-07-10T21:46:43" calcext:value-type="date">
            <text:p>10-07-16 21: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225" calcext:value-type="float">
            <text:p>48225</text:p>
          </table:table-cell>
          <table:table-cell office:value-type="string" calcext:value-type="string">
            <text:p>96f7i9c7596tmcumr4fjpu7vk3</text:p>
          </table:table-cell>
          <table:table-cell office:value-type="string" calcext:value-type="string">
            <text:p>213.127.83.7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sahasa</text:p>
          </table:table-cell>
          <table:table-cell office:value-type="string" calcext:value-type="string">
            <text:p>2016-07-10 21:47:15</text:p>
          </table:table-cell>
          <table:table-cell table:style-name="ce2" office:value-type="date" office:date-value="2016-07-10T21:47:14.999999" calcext:value-type="date">
            <text:p>10-07-16 21:4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228" calcext:value-type="float">
            <text:p>48228</text:p>
          </table:table-cell>
          <table:table-cell office:value-type="string" calcext:value-type="string">
            <text:p>96f7i9c7596tmcumr4fjpu7vk3</text:p>
          </table:table-cell>
          <table:table-cell office:value-type="string" calcext:value-type="string">
            <text:p>213.127.83.7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osahasa</text:p>
          </table:table-cell>
          <table:table-cell office:value-type="string" calcext:value-type="string">
            <text:p>2016-07-10 21:49:16</text:p>
          </table:table-cell>
          <table:table-cell table:style-name="ce2" office:value-type="date" office:date-value="2016-07-10T21:49:16" calcext:value-type="date">
            <text:p>10-07-16 21: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261" calcext:value-type="float">
            <text:p>48261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03:47</text:p>
          </table:table-cell>
          <table:table-cell table:style-name="ce2" office:value-type="date" office:date-value="2016-07-10T22:03:47" calcext:value-type="date">
            <text:p>10-07-16 22: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268" calcext:value-type="float">
            <text:p>48268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2:06</text:p>
          </table:table-cell>
          <table:table-cell table:style-name="ce2" office:value-type="date" office:date-value="2016-07-10T22:12:06" calcext:value-type="date">
            <text:p>10-07-16 22: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270" calcext:value-type="float">
            <text:p>48270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2:38</text:p>
          </table:table-cell>
          <table:table-cell table:style-name="ce2" office:value-type="date" office:date-value="2016-07-10T22:12:38" calcext:value-type="date">
            <text:p>10-07-16 22: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2:48</text:p>
          </table:table-cell>
          <table:table-cell table:style-name="ce2" office:value-type="date" office:date-value="2016-07-10T22:12:49" calcext:value-type="date">
            <text:p>10-07-16 22: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8272" calcext:value-type="float">
            <text:p>48272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3:04</text:p>
          </table:table-cell>
          <table:table-cell table:style-name="ce2" office:value-type="date" office:date-value="2016-07-10T22:13:05" calcext:value-type="date">
            <text:p>10-07-16 22: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3:11</text:p>
          </table:table-cell>
          <table:table-cell table:style-name="ce2" office:value-type="date" office:date-value="2016-07-10T22:13:12" calcext:value-type="date">
            <text:p>10-07-16 22: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8274" calcext:value-type="float">
            <text:p>48274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3:23</text:p>
          </table:table-cell>
          <table:table-cell table:style-name="ce2" office:value-type="date" office:date-value="2016-07-10T22:13:25" calcext:value-type="date">
            <text:p>10-07-16 22: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3:57</text:p>
          </table:table-cell>
          <table:table-cell table:style-name="ce2" office:value-type="date" office:date-value="2016-07-10T22:13:58" calcext:value-type="date">
            <text:p>10-07-16 22: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276" calcext:value-type="float">
            <text:p>48276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4:14</text:p>
          </table:table-cell>
          <table:table-cell table:style-name="ce2" office:value-type="date" office:date-value="2016-07-10T22:14:15" calcext:value-type="date">
            <text:p>10-07-16 22:1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8277" calcext:value-type="float">
            <text:p>48277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4:36</text:p>
          </table:table-cell>
          <table:table-cell table:style-name="ce2" office:value-type="date" office:date-value="2016-07-10T22:14:36" calcext:value-type="date">
            <text:p>10-07-16 22:1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8278" calcext:value-type="float">
            <text:p>48278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0:14:41</text:p>
          </table:table-cell>
          <table:table-cell table:style-name="ce2" office:value-type="date" office:date-value="2016-07-10T22:14:42" calcext:value-type="date">
            <text:p>10-07-16 22: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8279" calcext:value-type="float">
            <text:p>48279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2:14:47</text:p>
          </table:table-cell>
          <table:table-cell table:style-name="ce2" office:value-type="date" office:date-value="2016-07-10T22:14:47" calcext:value-type="date">
            <text:p>10-07-16 22: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8281" calcext:value-type="float">
            <text:p>48281</text:p>
          </table:table-cell>
          <table:table-cell office:value-type="string" calcext:value-type="string">
            <text:p>8q7o4li13an30kf4m4jro1oog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2:16:07</text:p>
          </table:table-cell>
          <table:table-cell table:style-name="ce2" office:value-type="date" office:date-value="2016-07-10T22:16:07" calcext:value-type="date">
            <text:p>10-07-16 22:1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8287" calcext:value-type="float">
            <text:p>48287</text:p>
          </table:table-cell>
          <table:table-cell office:value-type="string" calcext:value-type="string">
            <text:p>f67utcibdbrv1srkp70p2luj87</text:p>
          </table:table-cell>
          <table:table-cell office:value-type="string" calcext:value-type="string">
            <text:p>94.209.86.9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0 22:25:29</text:p>
          </table:table-cell>
          <table:table-cell table:style-name="ce2" office:value-type="date" office:date-value="2016-07-10T22:25:29" calcext:value-type="date">
            <text:p>10-07-16 22: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8289" calcext:value-type="float">
            <text:p>48289</text:p>
          </table:table-cell>
          <table:table-cell office:value-type="string" calcext:value-type="string">
            <text:p>f67utcibdbrv1srkp70p2luj87</text:p>
          </table:table-cell>
          <table:table-cell office:value-type="string" calcext:value-type="string">
            <text:p>94.209.86.9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haddovv</text:p>
          </table:table-cell>
          <table:table-cell office:value-type="string" calcext:value-type="string">
            <text:p>2016-07-10 20:27:42</text:p>
          </table:table-cell>
          <table:table-cell table:style-name="ce2" office:value-type="date" office:date-value="2016-07-10T22:27:43" calcext:value-type="date">
            <text:p>10-07-16 22:2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8290" calcext:value-type="float">
            <text:p>48290</text:p>
          </table:table-cell>
          <table:table-cell office:value-type="string" calcext:value-type="string">
            <text:p>f67utcibdbrv1srkp70p2luj87</text:p>
          </table:table-cell>
          <table:table-cell office:value-type="string" calcext:value-type="string">
            <text:p>94.209.86.96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haddovv</text:p>
          </table:table-cell>
          <table:table-cell office:value-type="string" calcext:value-type="string">
            <text:p>2016-07-10 22:27:59</text:p>
          </table:table-cell>
          <table:table-cell table:style-name="ce2" office:value-type="date" office:date-value="2016-07-10T22:28:00" calcext:value-type="date">
            <text:p>10-07-16 22:2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nurdbus6ekm11v44f38hki4cu7</text:p>
          </table:table-cell>
          <table:table-cell office:value-type="string" calcext:value-type="string">
            <text:p>54.84.40.5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0:28:08</text:p>
          </table:table-cell>
          <table:table-cell table:style-name="ce2" office:value-type="date" office:date-value="2016-07-10T22:28:08" calcext:value-type="date">
            <text:p>10-07-16 22:2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8293" calcext:value-type="float">
            <text:p>48293</text:p>
          </table:table-cell>
          <table:table-cell office:value-type="string" calcext:value-type="string">
            <text:p>mo6nbovjfupemdkg4j040rj2u5</text:p>
          </table:table-cell>
          <table:table-cell office:value-type="string" calcext:value-type="string">
            <text:p>54.172.97.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0:29:28</text:p>
          </table:table-cell>
          <table:table-cell table:style-name="ce2" office:value-type="date" office:date-value="2016-07-10T22:29:28" calcext:value-type="date">
            <text:p>10-07-16 22: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312" calcext:value-type="float">
            <text:p>48312</text:p>
          </table:table-cell>
          <table:table-cell office:value-type="string" calcext:value-type="string">
            <text:p>bg31tdfccve9opnbku1sq3mlj7</text:p>
          </table:table-cell>
          <table:table-cell office:value-type="string" calcext:value-type="string">
            <text:p>184.55.1.12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0:37:24</text:p>
          </table:table-cell>
          <table:table-cell table:style-name="ce2" office:value-type="date" office:date-value="2016-07-10T22:37:23.999999" calcext:value-type="date">
            <text:p>10-07-16 22:3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8315" calcext:value-type="float">
            <text:p>48315</text:p>
          </table:table-cell>
          <table:table-cell office:value-type="string" calcext:value-type="string">
            <text:p>i4rpq3h9385l0qdusopnds93q6</text:p>
          </table:table-cell>
          <table:table-cell office:value-type="float" office:value="146255183107" calcext:value-type="float">
            <text:p>146255183107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2016-07-10 20:38:15</text:p>
          </table:table-cell>
          <table:table-cell table:style-name="ce2" office:value-type="date" office:date-value="2016-07-10T22:38:14.999999" calcext:value-type="date">
            <text:p>10-07-16 22: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341" calcext:value-type="float">
            <text:p>48341</text:p>
          </table:table-cell>
          <table:table-cell office:value-type="string" calcext:value-type="string">
            <text:p>i4rpq3h9385l0qdusopnds93q6</text:p>
          </table:table-cell>
          <table:table-cell office:value-type="float" office:value="146255183107" calcext:value-type="float">
            <text:p>146255183107</text:p>
          </table:table-cell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2016-07-10 22:45:48</text:p>
          </table:table-cell>
          <table:table-cell table:style-name="ce2" office:value-type="date" office:date-value="2016-07-10T22:45:49" calcext:value-type="date">
            <text:p>10-07-16 22:4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3rbps7fbs2lk1sm0l8k917g1e3</text:p>
          </table:table-cell>
          <table:table-cell office:value-type="string" calcext:value-type="string">
            <text:p>98.67.154.15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1:06:58</text:p>
          </table:table-cell>
          <table:table-cell table:style-name="ce2" office:value-type="date" office:date-value="2016-07-10T23:06:58" calcext:value-type="date">
            <text:p>10-07-16 23: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8356" calcext:value-type="float">
            <text:p>48356</text:p>
          </table:table-cell>
          <table:table-cell office:value-type="string" calcext:value-type="string">
            <text:p>3rbps7fbs2lk1sm0l8k917g1e3</text:p>
          </table:table-cell>
          <table:table-cell office:value-type="string" calcext:value-type="string">
            <text:p>98.67.154.15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1:07:13</text:p>
          </table:table-cell>
          <table:table-cell table:style-name="ce2" office:value-type="date" office:date-value="2016-07-10T23:07:13" calcext:value-type="date">
            <text:p>10-07-16 23:0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8357" calcext:value-type="float">
            <text:p>48357</text:p>
          </table:table-cell>
          <table:table-cell office:value-type="string" calcext:value-type="string">
            <text:p>3rbps7fbs2lk1sm0l8k917g1e3</text:p>
          </table:table-cell>
          <table:table-cell office:value-type="string" calcext:value-type="string">
            <text:p>98.67.154.15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3:07:24</text:p>
          </table:table-cell>
          <table:table-cell table:style-name="ce2" office:value-type="date" office:date-value="2016-07-10T23:07:24" calcext:value-type="date">
            <text:p>10-07-16 23:0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8363" calcext:value-type="float">
            <text:p>48363</text:p>
          </table:table-cell>
          <table:table-cell office:value-type="string" calcext:value-type="string">
            <text:p>3s1shrq5b0j66b4q19ei36qh74</text:p>
          </table:table-cell>
          <table:table-cell office:value-type="string" calcext:value-type="string">
            <text:p>45.55.45.18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1:12:11</text:p>
          </table:table-cell>
          <table:table-cell table:style-name="ce2" office:value-type="date" office:date-value="2016-07-10T23:12:11" calcext:value-type="date">
            <text:p>10-07-16 23: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8364" calcext:value-type="float">
            <text:p>48364</text:p>
          </table:table-cell>
          <table:table-cell office:value-type="string" calcext:value-type="string">
            <text:p>4cgebbv71plnljrd8jgcl5aol3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1:17:02</text:p>
          </table:table-cell>
          <table:table-cell table:style-name="ce2" office:value-type="date" office:date-value="2016-07-10T23:17:02" calcext:value-type="date">
            <text:p>10-07-16 23: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387" calcext:value-type="float">
            <text:p>48387</text:p>
          </table:table-cell>
          <table:table-cell office:value-type="string" calcext:value-type="string">
            <text:p>4cgebbv71plnljrd8jgcl5aol3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3:17:47</text:p>
          </table:table-cell>
          <table:table-cell table:style-name="ce2" office:value-type="date" office:date-value="2016-07-10T23:17:47.000001" calcext:value-type="date">
            <text:p>10-07-16 23:1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396" calcext:value-type="float">
            <text:p>48396</text:p>
          </table:table-cell>
          <table:table-cell office:value-type="string" calcext:value-type="string">
            <text:p>qjbr460jiamuj5iiqp21raq0i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0 23:18:04</text:p>
          </table:table-cell>
          <table:table-cell table:style-name="ce2" office:value-type="date" office:date-value="2016-07-10T23:18:04" calcext:value-type="date">
            <text:p>10-07-16 23: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8399" calcext:value-type="float">
            <text:p>48399</text:p>
          </table:table-cell>
          <table:table-cell office:value-type="string" calcext:value-type="string">
            <text:p>v9hsn5r42efsl4j1110vvthck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0 23:18:08</text:p>
          </table:table-cell>
          <table:table-cell table:style-name="ce2" office:value-type="date" office:date-value="2016-07-10T23:18:09" calcext:value-type="date">
            <text:p>10-07-16 23: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8400" calcext:value-type="float">
            <text:p>48400</text:p>
          </table:table-cell>
          <table:table-cell office:value-type="string" calcext:value-type="string">
            <text:p>4cgebbv71plnljrd8jgcl5aol3</text:p>
          </table:table-cell>
          <table:table-cell office:value-type="string" calcext:value-type="string">
            <text:p>73.38.93.217</text:p>
          </table:table-cell>
          <table:table-cell table:number-columns-repeated="2"/>
          <table:table-cell office:value-type="string" calcext:value-type="string">
            <text:p>2016-07-10 21:18:09</text:p>
          </table:table-cell>
          <table:table-cell table:style-name="ce2" office:value-type="date" office:date-value="2016-07-10T23:18:10" calcext:value-type="date">
            <text:p>10-07-16 23: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8401" calcext:value-type="float">
            <text:p>48401</text:p>
          </table:table-cell>
          <table:table-cell office:value-type="string" calcext:value-type="string">
            <text:p>4cgebbv71plnljrd8jgcl5aol3</text:p>
          </table:table-cell>
          <table:table-cell office:value-type="string" calcext:value-type="string">
            <text:p>73.38.93.217</text:p>
          </table:table-cell>
          <table:table-cell table:number-columns-repeated="2"/>
          <table:table-cell office:value-type="string" calcext:value-type="string">
            <text:p>2016-07-10 23:18:19</text:p>
          </table:table-cell>
          <table:table-cell table:style-name="ce2" office:value-type="date" office:date-value="2016-07-10T23:18:20" calcext:value-type="date">
            <text:p>10-07-16 23: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8461" calcext:value-type="float">
            <text:p>48461</text:p>
          </table:table-cell>
          <table:table-cell office:value-type="string" calcext:value-type="string">
            <text:p>5iqpgma5oh9dh3besbmjnpu664</text:p>
          </table:table-cell>
          <table:table-cell office:value-type="string" calcext:value-type="string">
            <text:p>188.77.136.47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2016-07-11 00:00:33</text:p>
          </table:table-cell>
          <table:table-cell table:style-name="ce2" office:value-type="date" office:date-value="2016-07-11T00:00:34" calcext:value-type="date">
            <text:p>11-07-16 00: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ul0vmflen4s767fe2lv68qcmg1</text:p>
          </table:table-cell>
          <table:table-cell office:value-type="string" calcext:value-type="string">
            <text:p>45.55.49.22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0 22:48:15</text:p>
          </table:table-cell>
          <table:table-cell table:style-name="ce2" office:value-type="date" office:date-value="2016-07-11T00:48:15" calcext:value-type="date">
            <text:p>11-07-16 00:4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8877" calcext:value-type="float">
            <text:p>48877</text:p>
          </table:table-cell>
          <table:table-cell office:value-type="string" calcext:value-type="string">
            <text:p>kckv9vecpeos2d8vo7riivp0i2</text:p>
          </table:table-cell>
          <table:table-cell office:value-type="string" calcext:value-type="string">
            <text:p>95.96.220.3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1:09:22</text:p>
          </table:table-cell>
          <table:table-cell table:style-name="ce2" office:value-type="date" office:date-value="2016-07-11T03:09:22" calcext:value-type="date">
            <text:p>11-07-16 03: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8879" calcext:value-type="float">
            <text:p>48879</text:p>
          </table:table-cell>
          <table:table-cell office:value-type="string" calcext:value-type="string">
            <text:p>kckv9vecpeos2d8vo7riivp0i2</text:p>
          </table:table-cell>
          <table:table-cell office:value-type="string" calcext:value-type="string">
            <text:p>95.96.220.3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3:09:51</text:p>
          </table:table-cell>
          <table:table-cell table:style-name="ce2" office:value-type="date" office:date-value="2016-07-11T03:09:51" calcext:value-type="date">
            <text:p>11-07-16 03: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9270" calcext:value-type="float">
            <text:p>49270</text:p>
          </table:table-cell>
          <table:table-cell office:value-type="string" calcext:value-type="string">
            <text:p>e2k0h99dt72ml7a4njnkfjrg36</text:p>
          </table:table-cell>
          <table:table-cell office:value-type="float" office:value="194187170119" calcext:value-type="float">
            <text:p>194187170119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1 05:25:42</text:p>
          </table:table-cell>
          <table:table-cell table:style-name="ce2" office:value-type="date" office:date-value="2016-07-11T05:25:42" calcext:value-type="date">
            <text:p>11-07-16 05: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9272" calcext:value-type="float">
            <text:p>49272</text:p>
          </table:table-cell>
          <table:table-cell office:value-type="string" calcext:value-type="string">
            <text:p>733f8tufn50u7l69nirfm03p16</text:p>
          </table:table-cell>
          <table:table-cell office:value-type="float" office:value="194187170119" calcext:value-type="float">
            <text:p>194187170119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1 05:33:14</text:p>
          </table:table-cell>
          <table:table-cell table:style-name="ce2" office:value-type="date" office:date-value="2016-07-11T05:33:14.000001" calcext:value-type="date">
            <text:p>11-07-16 05:3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9277" calcext:value-type="float">
            <text:p>49277</text:p>
          </table:table-cell>
          <table:table-cell office:value-type="string" calcext:value-type="string">
            <text:p>sejln3t6iej5p2ku180ac50h37</text:p>
          </table:table-cell>
          <table:table-cell office:value-type="float" office:value="194187170119" calcext:value-type="float">
            <text:p>194187170119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1 05:39:34</text:p>
          </table:table-cell>
          <table:table-cell table:style-name="ce2" office:value-type="date" office:date-value="2016-07-11T05:39:34" calcext:value-type="date">
            <text:p>11-07-16 05:3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9278" calcext:value-type="float">
            <text:p>49278</text:p>
          </table:table-cell>
          <table:table-cell office:value-type="string" calcext:value-type="string">
            <text:p>pv724mms9safj79lb7bl8r0qb2</text:p>
          </table:table-cell>
          <table:table-cell office:value-type="float" office:value="194187170119" calcext:value-type="float">
            <text:p>194187170119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1 05:43:36</text:p>
          </table:table-cell>
          <table:table-cell table:style-name="ce2" office:value-type="date" office:date-value="2016-07-11T05:43:36.000001" calcext:value-type="date">
            <text:p>11-07-16 05:4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pv84da89pkretfr9guke7357n5</text:p>
          </table:table-cell>
          <table:table-cell office:value-type="string" calcext:value-type="string">
            <text:p>184.65.103.194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016-07-11 04:16:46</text:p>
          </table:table-cell>
          <table:table-cell table:style-name="ce2" office:value-type="date" office:date-value="2016-07-11T06:16:47" calcext:value-type="date">
            <text:p>11-07-16 06: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9480" calcext:value-type="float">
            <text:p>49480</text:p>
          </table:table-cell>
          <table:table-cell office:value-type="string" calcext:value-type="string">
            <text:p>pv84da89pkretfr9guke7357n5</text:p>
          </table:table-cell>
          <table:table-cell office:value-type="string" calcext:value-type="string">
            <text:p>184.65.103.194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016-07-11 04:16:49</text:p>
          </table:table-cell>
          <table:table-cell table:style-name="ce2" office:value-type="date" office:date-value="2016-07-11T06:16:49" calcext:value-type="date">
            <text:p>11-07-16 06: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9481" calcext:value-type="float">
            <text:p>49481</text:p>
          </table:table-cell>
          <table:table-cell office:value-type="string" calcext:value-type="string">
            <text:p>pv84da89pkretfr9guke7357n5</text:p>
          </table:table-cell>
          <table:table-cell office:value-type="string" calcext:value-type="string">
            <text:p>184.65.103.194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016-07-11 04:16:50</text:p>
          </table:table-cell>
          <table:table-cell table:style-name="ce2" office:value-type="date" office:date-value="2016-07-11T06:16:50" calcext:value-type="date">
            <text:p>11-07-16 06: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9487" calcext:value-type="float">
            <text:p>49487</text:p>
          </table:table-cell>
          <table:table-cell office:value-type="string" calcext:value-type="string">
            <text:p>eesiapn910ei39th9m4n2g0067</text:p>
          </table:table-cell>
          <table:table-cell office:value-type="string" calcext:value-type="string">
            <text:p>201.185.70.239</text:p>
          </table:table-cell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2016-07-11 06:21:43</text:p>
          </table:table-cell>
          <table:table-cell table:style-name="ce2" office:value-type="date" office:date-value="2016-07-11T06:21:43" calcext:value-type="date">
            <text:p>11-07-16 06: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726" calcext:value-type="float">
            <text:p>49726</text:p>
          </table:table-cell>
          <table:table-cell office:value-type="string" calcext:value-type="string">
            <text:p>thb6i76lbksd5jm8vj758pko65</text:p>
          </table:table-cell>
          <table:table-cell office:value-type="string" calcext:value-type="string">
            <text:p>203.18.13.2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1 07:08:05</text:p>
          </table:table-cell>
          <table:table-cell table:style-name="ce2" office:value-type="date" office:date-value="2016-07-11T07:08:05" calcext:value-type="date">
            <text:p>11-07-16 07: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9918" calcext:value-type="float">
            <text:p>49918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5:54:35</text:p>
          </table:table-cell>
          <table:table-cell table:style-name="ce2" office:value-type="date" office:date-value="2016-07-11T07:54:36" calcext:value-type="date">
            <text:p>11-07-16 07:5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9919" calcext:value-type="float">
            <text:p>49919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7:55:51</text:p>
          </table:table-cell>
          <table:table-cell table:style-name="ce2" office:value-type="date" office:date-value="2016-07-11T07:55:51" calcext:value-type="date">
            <text:p>11-07-16 07: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9984" calcext:value-type="float">
            <text:p>4998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6:44:52</text:p>
          </table:table-cell>
          <table:table-cell table:style-name="ce2" office:value-type="date" office:date-value="2016-07-11T08:44:52" calcext:value-type="date">
            <text:p>11-07-16 08:4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9986" calcext:value-type="float">
            <text:p>4998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6:54:39</text:p>
          </table:table-cell>
          <table:table-cell table:style-name="ce2" office:value-type="date" office:date-value="2016-07-11T08:54:39" calcext:value-type="date">
            <text:p>11-07-16 08: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9987" calcext:value-type="float">
            <text:p>4998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6:54:58</text:p>
          </table:table-cell>
          <table:table-cell table:style-name="ce2" office:value-type="date" office:date-value="2016-07-11T08:54:59" calcext:value-type="date">
            <text:p>11-07-16 08:5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9988" calcext:value-type="float">
            <text:p>4998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8:55:18</text:p>
          </table:table-cell>
          <table:table-cell table:style-name="ce2" office:value-type="date" office:date-value="2016-07-11T08:55:18" calcext:value-type="date">
            <text:p>11-07-16 08: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9989" calcext:value-type="float">
            <text:p>4998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8:55:45</text:p>
          </table:table-cell>
          <table:table-cell table:style-name="ce2" office:value-type="date" office:date-value="2016-07-11T08:55:45" calcext:value-type="date">
            <text:p>11-07-16 08:5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9993" calcext:value-type="float">
            <text:p>49993</text:p>
          </table:table-cell>
          <table:table-cell office:value-type="string" calcext:value-type="string">
            <text:p>4t9759dguu0t5jsvivrdj60tg1</text:p>
          </table:table-cell>
          <table:table-cell office:value-type="string" calcext:value-type="string">
            <text:p>115.77.72.17</text:p>
          </table:table-cell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2016-07-11 09:04:48</text:p>
          </table:table-cell>
          <table:table-cell table:style-name="ce2" office:value-type="date" office:date-value="2016-07-11T09:04:49" calcext:value-type="date">
            <text:p>11-07-16 09: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041" calcext:value-type="float">
            <text:p>50041</text:p>
          </table:table-cell>
          <table:table-cell office:value-type="string" calcext:value-type="string">
            <text:p>h70236klgt355trlsmue17l9n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1 09:07:43</text:p>
          </table:table-cell>
          <table:table-cell table:style-name="ce2" office:value-type="date" office:date-value="2016-07-11T09:07:44" calcext:value-type="date">
            <text:p>11-07-16 09: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0147" calcext:value-type="float">
            <text:p>5014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7:11:07</text:p>
          </table:table-cell>
          <table:table-cell table:style-name="ce2" office:value-type="date" office:date-value="2016-07-11T09:11:07" calcext:value-type="date">
            <text:p>11-07-16 09: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168" calcext:value-type="float">
            <text:p>5016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7:11:41</text:p>
          </table:table-cell>
          <table:table-cell table:style-name="ce2" office:value-type="date" office:date-value="2016-07-11T09:11:41" calcext:value-type="date">
            <text:p>11-07-16 09: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0233" calcext:value-type="float">
            <text:p>5023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7:18:18</text:p>
          </table:table-cell>
          <table:table-cell table:style-name="ce2" office:value-type="date" office:date-value="2016-07-11T09:18:19" calcext:value-type="date">
            <text:p>11-07-16 09: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0234" calcext:value-type="float">
            <text:p>5023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7:18:59</text:p>
          </table:table-cell>
          <table:table-cell table:style-name="ce2" office:value-type="date" office:date-value="2016-07-11T09:19:00" calcext:value-type="date">
            <text:p>11-07-16 09: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0241" calcext:value-type="float">
            <text:p>5024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7:20:15</text:p>
          </table:table-cell>
          <table:table-cell table:style-name="ce2" office:value-type="date" office:date-value="2016-07-11T09:20:16" calcext:value-type="date">
            <text:p>11-07-16 09: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242" calcext:value-type="float">
            <text:p>5024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7:20:38</text:p>
          </table:table-cell>
          <table:table-cell table:style-name="ce2" office:value-type="date" office:date-value="2016-07-11T09:20:39" calcext:value-type="date">
            <text:p>11-07-16 09: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0272" calcext:value-type="float">
            <text:p>5027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7:38:38</text:p>
          </table:table-cell>
          <table:table-cell table:style-name="ce2" office:value-type="date" office:date-value="2016-07-11T09:38:38" calcext:value-type="date">
            <text:p>11-07-16 09:3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0273" calcext:value-type="float">
            <text:p>5027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9:39:29</text:p>
          </table:table-cell>
          <table:table-cell table:style-name="ce2" office:value-type="date" office:date-value="2016-07-11T09:39:29" calcext:value-type="date">
            <text:p>11-07-16 09: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0288" calcext:value-type="float">
            <text:p>5028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9:47:07</text:p>
          </table:table-cell>
          <table:table-cell table:style-name="ce2" office:value-type="date" office:date-value="2016-07-11T09:47:07" calcext:value-type="date">
            <text:p>11-07-16 09:4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0309" calcext:value-type="float">
            <text:p>5030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8:06:08</text:p>
          </table:table-cell>
          <table:table-cell table:style-name="ce2" office:value-type="date" office:date-value="2016-07-11T10:06:08" calcext:value-type="date">
            <text:p>11-07-16 10: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0311" calcext:value-type="float">
            <text:p>50311</text:p>
          </table:table-cell>
          <table:table-cell office:value-type="string" calcext:value-type="string">
            <text:p>0o88on7vsokkhb9hp25r39o8q6</text:p>
          </table:table-cell>
          <table:table-cell office:value-type="string" calcext:value-type="string">
            <text:p>178.58.185.208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2016-07-11 08:06:20</text:p>
          </table:table-cell>
          <table:table-cell table:style-name="ce2" office:value-type="date" office:date-value="2016-07-11T10:06:21" calcext:value-type="date">
            <text:p>11-07-16 10: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0312" calcext:value-type="float">
            <text:p>5031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8:06:57</text:p>
          </table:table-cell>
          <table:table-cell table:style-name="ce2" office:value-type="date" office:date-value="2016-07-11T10:06:57.999999" calcext:value-type="date">
            <text:p>11-07-16 10: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0313" calcext:value-type="float">
            <text:p>5031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8:07:12</text:p>
          </table:table-cell>
          <table:table-cell table:style-name="ce2" office:value-type="date" office:date-value="2016-07-11T10:07:12" calcext:value-type="date">
            <text:p>11-07-16 10: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0315" calcext:value-type="float">
            <text:p>5031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8:09:34</text:p>
          </table:table-cell>
          <table:table-cell table:style-name="ce2" office:value-type="date" office:date-value="2016-07-11T10:09:33.999999" calcext:value-type="date">
            <text:p>11-07-16 10:0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0316" calcext:value-type="float">
            <text:p>50316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117.196.197.16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2016-07-11 10:17:01</text:p>
          </table:table-cell>
          <table:table-cell table:style-name="ce2" office:value-type="date" office:date-value="2016-07-11T10:17:02" calcext:value-type="date">
            <text:p>11-07-16 10: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0317" calcext:value-type="float">
            <text:p>50317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117.196.197.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10:17:37</text:p>
          </table:table-cell>
          <table:table-cell table:style-name="ce2" office:value-type="date" office:date-value="2016-07-11T10:17:40" calcext:value-type="date">
            <text:p>11-07-16 10: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0318" calcext:value-type="float">
            <text:p>50318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117.196.197.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10:25:17</text:p>
          </table:table-cell>
          <table:table-cell table:style-name="ce2" office:value-type="date" office:date-value="2016-07-11T10:25:17" calcext:value-type="date">
            <text:p>11-07-16 10:2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0319" calcext:value-type="float">
            <text:p>50319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117.196.197.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08:25:30</text:p>
          </table:table-cell>
          <table:table-cell table:style-name="ce2" office:value-type="date" office:date-value="2016-07-11T10:25:30.999999" calcext:value-type="date">
            <text:p>11-07-16 10: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0320" calcext:value-type="float">
            <text:p>50320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117.196.197.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08:25:31</text:p>
          </table:table-cell>
          <table:table-cell table:style-name="ce2" office:value-type="date" office:date-value="2016-07-11T10:25:30.999999" calcext:value-type="date">
            <text:p>11-07-16 10:2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0321" calcext:value-type="float">
            <text:p>50321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117.196.197.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08:26:06</text:p>
          </table:table-cell>
          <table:table-cell table:style-name="ce2" office:value-type="date" office:date-value="2016-07-11T10:26:06" calcext:value-type="date">
            <text:p>11-07-16 10: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0322" calcext:value-type="float">
            <text:p>50322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207.244.79.12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08:26:07</text:p>
          </table:table-cell>
          <table:table-cell table:style-name="ce2" office:value-type="date" office:date-value="2016-07-11T10:26:08" calcext:value-type="date">
            <text:p>11-07-16 10:2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0323" calcext:value-type="float">
            <text:p>50323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117.196.197.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10:28:54</text:p>
          </table:table-cell>
          <table:table-cell table:style-name="ce2" office:value-type="date" office:date-value="2016-07-11T10:28:55" calcext:value-type="date">
            <text:p>11-07-16 10: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0489" calcext:value-type="float">
            <text:p>50489</text:p>
          </table:table-cell>
          <table:table-cell office:value-type="string" calcext:value-type="string">
            <text:p>48jobpeu3vrd0qo1kh5j1voea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8:34:13</text:p>
          </table:table-cell>
          <table:table-cell table:style-name="ce2" office:value-type="date" office:date-value="2016-07-11T10:34:12.999999" calcext:value-type="date">
            <text:p>11-07-16 10:3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0490" calcext:value-type="float">
            <text:p>50490</text:p>
          </table:table-cell>
          <table:table-cell office:value-type="string" calcext:value-type="string">
            <text:p>48jobpeu3vrd0qo1kh5j1voea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34:34</text:p>
          </table:table-cell>
          <table:table-cell table:style-name="ce2" office:value-type="date" office:date-value="2016-07-11T10:34:35" calcext:value-type="date">
            <text:p>11-07-16 10:3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0492" calcext:value-type="float">
            <text:p>50492</text:p>
          </table:table-cell>
          <table:table-cell office:value-type="string" calcext:value-type="string">
            <text:p>ae2qk61eurjo7b8n4d49a27c82</text:p>
          </table:table-cell>
          <table:table-cell office:value-type="string" calcext:value-type="string">
            <text:p>45.33.138.1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0:37:33</text:p>
          </table:table-cell>
          <table:table-cell table:style-name="ce2" office:value-type="date" office:date-value="2016-07-11T10:37:33" calcext:value-type="date">
            <text:p>11-07-16 10: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0530" calcext:value-type="float">
            <text:p>50530</text:p>
          </table:table-cell>
          <table:table-cell office:value-type="string" calcext:value-type="string">
            <text:p>c47fq9m73jg2p40tnqd00lued0</text:p>
          </table:table-cell>
          <table:table-cell office:value-type="string" calcext:value-type="string">
            <text:p>94.209.86.9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8:39:55</text:p>
          </table:table-cell>
          <table:table-cell table:style-name="ce2" office:value-type="date" office:date-value="2016-07-11T10:39:56" calcext:value-type="date">
            <text:p>11-07-16 10:3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0534" calcext:value-type="float">
            <text:p>50534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59.88.14.23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08:40:03</text:p>
          </table:table-cell>
          <table:table-cell table:style-name="ce2" office:value-type="date" office:date-value="2016-07-11T10:40:03" calcext:value-type="date">
            <text:p>11-07-16 10:4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0541" calcext:value-type="float">
            <text:p>50541</text:p>
          </table:table-cell>
          <table:table-cell office:value-type="string" calcext:value-type="string">
            <text:p>og8bn2d0akb24f0u6glcpa73q2</text:p>
          </table:table-cell>
          <table:table-cell office:value-type="string" calcext:value-type="string">
            <text:p>94.209.86.9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8:40:19</text:p>
          </table:table-cell>
          <table:table-cell table:style-name="ce2" office:value-type="date" office:date-value="2016-07-11T10:40:19" calcext:value-type="date">
            <text:p>11-07-16 10:4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0543" calcext:value-type="float">
            <text:p>50543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59.88.14.23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10:40:25</text:p>
          </table:table-cell>
          <table:table-cell table:style-name="ce2" office:value-type="date" office:date-value="2016-07-11T10:40:26" calcext:value-type="date">
            <text:p>11-07-16 10: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0544" calcext:value-type="float">
            <text:p>50544</text:p>
          </table:table-cell>
          <table:table-cell office:value-type="string" calcext:value-type="string">
            <text:p>og8bn2d0akb24f0u6glcpa73q2</text:p>
          </table:table-cell>
          <table:table-cell office:value-type="string" calcext:value-type="string">
            <text:p>94.209.86.9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41:04</text:p>
          </table:table-cell>
          <table:table-cell table:style-name="ce2" office:value-type="date" office:date-value="2016-07-11T10:41:04" calcext:value-type="date">
            <text:p>11-07-16 10: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0569" calcext:value-type="float">
            <text:p>50569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59.88.14.23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10:44:08</text:p>
          </table:table-cell>
          <table:table-cell table:style-name="ce2" office:value-type="date" office:date-value="2016-07-11T10:44:08" calcext:value-type="date">
            <text:p>11-07-16 10:4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0570" calcext:value-type="float">
            <text:p>50570</text:p>
          </table:table-cell>
          <table:table-cell office:value-type="string" calcext:value-type="string">
            <text:p>cfabpmrb8vgvqcul9sfvvq08q0</text:p>
          </table:table-cell>
          <table:table-cell office:value-type="string" calcext:value-type="string">
            <text:p>59.88.14.23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ep Blue Light</text:p>
          </table:table-cell>
          <table:table-cell office:value-type="string" calcext:value-type="string">
            <text:p>2016-07-11 10:46:53</text:p>
          </table:table-cell>
          <table:table-cell table:style-name="ce2" office:value-type="date" office:date-value="2016-07-11T10:46:53" calcext:value-type="date">
            <text:p>11-07-16 10: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0614" calcext:value-type="float">
            <text:p>50614</text:p>
          </table:table-cell>
          <table:table-cell office:value-type="string" calcext:value-type="string">
            <text:p>1oo97hjtr1ljgk66ebqi2k0bg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9:12:38</text:p>
          </table:table-cell>
          <table:table-cell table:style-name="ce2" office:value-type="date" office:date-value="2016-07-11T11:12:38" calcext:value-type="date">
            <text:p>11-07-16 11: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0615" calcext:value-type="float">
            <text:p>50615</text:p>
          </table:table-cell>
          <table:table-cell office:value-type="string" calcext:value-type="string">
            <text:p>1oo97hjtr1ljgk66ebqi2k0bg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9:12:39</text:p>
          </table:table-cell>
          <table:table-cell table:style-name="ce2" office:value-type="date" office:date-value="2016-07-11T11:12:40" calcext:value-type="date">
            <text:p>11-07-16 11: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0616" calcext:value-type="float">
            <text:p>50616</text:p>
          </table:table-cell>
          <table:table-cell office:value-type="string" calcext:value-type="string">
            <text:p>1oo97hjtr1ljgk66ebqi2k0bg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9:12:40</text:p>
          </table:table-cell>
          <table:table-cell table:style-name="ce2" office:value-type="date" office:date-value="2016-07-11T11:12:41" calcext:value-type="date">
            <text:p>11-07-16 11: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0617" calcext:value-type="float">
            <text:p>50617</text:p>
          </table:table-cell>
          <table:table-cell office:value-type="string" calcext:value-type="string">
            <text:p>1oo97hjtr1ljgk66ebqi2k0bg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1:12:54</text:p>
          </table:table-cell>
          <table:table-cell table:style-name="ce2" office:value-type="date" office:date-value="2016-07-11T11:12:54" calcext:value-type="date">
            <text:p>11-07-16 11: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0620" calcext:value-type="float">
            <text:p>50620</text:p>
          </table:table-cell>
          <table:table-cell office:value-type="string" calcext:value-type="string">
            <text:p>gvhqe5pg0oqjh9ttqe5paaeq07</text:p>
          </table:table-cell>
          <table:table-cell office:value-type="float" office:value="23236171199" calcext:value-type="float">
            <text:p>2323617119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1:19:11</text:p>
          </table:table-cell>
          <table:table-cell table:style-name="ce2" office:value-type="date" office:date-value="2016-07-11T11:19:11" calcext:value-type="date">
            <text:p>11-07-16 11:1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0621" calcext:value-type="float">
            <text:p>50621</text:p>
          </table:table-cell>
          <table:table-cell office:value-type="string" calcext:value-type="string">
            <text:p>cf474qeadj5vh6u5149pr6r775</text:p>
          </table:table-cell>
          <table:table-cell office:value-type="float" office:value="172245191221" calcext:value-type="float">
            <text:p>17224519122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1:19:21</text:p>
          </table:table-cell>
          <table:table-cell table:style-name="ce2" office:value-type="date" office:date-value="2016-07-11T11:19:21" calcext:value-type="date">
            <text:p>11-07-16 11: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0622" calcext:value-type="float">
            <text:p>50622</text:p>
          </table:table-cell>
          <table:table-cell office:value-type="string" calcext:value-type="string">
            <text:p>9k16rkjeuva6gpjjabk7djomt1</text:p>
          </table:table-cell>
          <table:table-cell office:value-type="string" calcext:value-type="string">
            <text:p>192.227.145.3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1:19:34</text:p>
          </table:table-cell>
          <table:table-cell table:style-name="ce2" office:value-type="date" office:date-value="2016-07-11T11:19:34" calcext:value-type="date">
            <text:p>11-07-16 11: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0623" calcext:value-type="float">
            <text:p>5062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9:23:01</text:p>
          </table:table-cell>
          <table:table-cell table:style-name="ce2" office:value-type="date" office:date-value="2016-07-11T11:23:01.000001" calcext:value-type="date">
            <text:p>11-07-16 11:2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0624" calcext:value-type="float">
            <text:p>5062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9:27:53</text:p>
          </table:table-cell>
          <table:table-cell table:style-name="ce2" office:value-type="date" office:date-value="2016-07-11T11:27:53" calcext:value-type="date">
            <text:p>11-07-16 11:2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0625" calcext:value-type="float">
            <text:p>5062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9:32:20</text:p>
          </table:table-cell>
          <table:table-cell table:style-name="ce2" office:value-type="date" office:date-value="2016-07-11T11:32:20" calcext:value-type="date">
            <text:p>11-07-16 11: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09:35:10</text:p>
          </table:table-cell>
          <table:table-cell table:style-name="ce2" office:value-type="date" office:date-value="2016-07-11T11:35:10" calcext:value-type="date">
            <text:p>11-07-16 11:3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0627" calcext:value-type="float">
            <text:p>5062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1:35:17</text:p>
          </table:table-cell>
          <table:table-cell table:style-name="ce2" office:value-type="date" office:date-value="2016-07-11T11:35:18" calcext:value-type="date">
            <text:p>11-07-16 11: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0631" calcext:value-type="float">
            <text:p>5063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1:45:49</text:p>
          </table:table-cell>
          <table:table-cell table:style-name="ce2" office:value-type="date" office:date-value="2016-07-11T11:45:49" calcext:value-type="date">
            <text:p>11-07-16 11: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658" calcext:value-type="float">
            <text:p>5065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1:47:08</text:p>
          </table:table-cell>
          <table:table-cell table:style-name="ce2" office:value-type="date" office:date-value="2016-07-11T11:47:08" calcext:value-type="date">
            <text:p>11-07-16 11: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0694" calcext:value-type="float">
            <text:p>50694</text:p>
          </table:table-cell>
          <table:table-cell office:value-type="string" calcext:value-type="string">
            <text:p>9k7hloej1fqr80471r48ju4771</text:p>
          </table:table-cell>
          <table:table-cell office:value-type="string" calcext:value-type="string">
            <text:p>85.139.227.2</text:p>
          </table:table-cell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2016-07-11 09:48:09</text:p>
          </table:table-cell>
          <table:table-cell table:style-name="ce2" office:value-type="date" office:date-value="2016-07-11T11:48:10" calcext:value-type="date">
            <text:p>11-07-16 11:4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727" calcext:value-type="float">
            <text:p>5072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1:49:13</text:p>
          </table:table-cell>
          <table:table-cell table:style-name="ce2" office:value-type="date" office:date-value="2016-07-11T11:49:14" calcext:value-type="date">
            <text:p>11-07-16 11:4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0829" calcext:value-type="float">
            <text:p>50829</text:p>
          </table:table-cell>
          <table:table-cell office:value-type="string" calcext:value-type="string">
            <text:p>jir55g3gl5mjjn5abq6foqgav7</text:p>
          </table:table-cell>
          <table:table-cell office:value-type="string" calcext:value-type="string">
            <text:p>92.69.232.4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9:54:57</text:p>
          </table:table-cell>
          <table:table-cell table:style-name="ce2" office:value-type="date" office:date-value="2016-07-11T11:54:58" calcext:value-type="date">
            <text:p>11-07-16 11: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0830" calcext:value-type="float">
            <text:p>50830</text:p>
          </table:table-cell>
          <table:table-cell office:value-type="string" calcext:value-type="string">
            <text:p>jir55g3gl5mjjn5abq6foqgav7</text:p>
          </table:table-cell>
          <table:table-cell office:value-type="string" calcext:value-type="string">
            <text:p>92.69.232.4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9:57:16</text:p>
          </table:table-cell>
          <table:table-cell table:style-name="ce2" office:value-type="date" office:date-value="2016-07-11T11:57:16" calcext:value-type="date">
            <text:p>11-07-16 11:5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0831" calcext:value-type="float">
            <text:p>50831</text:p>
          </table:table-cell>
          <table:table-cell office:value-type="string" calcext:value-type="string">
            <text:p>jir55g3gl5mjjn5abq6foqgav7</text:p>
          </table:table-cell>
          <table:table-cell office:value-type="string" calcext:value-type="string">
            <text:p>92.69.232.4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09:58:32</text:p>
          </table:table-cell>
          <table:table-cell table:style-name="ce2" office:value-type="date" office:date-value="2016-07-11T11:58:32" calcext:value-type="date">
            <text:p>11-07-16 11: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0853" calcext:value-type="float">
            <text:p>5085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2:01:16</text:p>
          </table:table-cell>
          <table:table-cell table:style-name="ce2" office:value-type="date" office:date-value="2016-07-11T12:01:16" calcext:value-type="date">
            <text:p>11-07-16 12: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0870" calcext:value-type="float">
            <text:p>5087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2:07:45</text:p>
          </table:table-cell>
          <table:table-cell table:style-name="ce2" office:value-type="date" office:date-value="2016-07-11T12:07:45" calcext:value-type="date">
            <text:p>11-07-16 12: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fbencstuloar4hnfs1h8sqr9v7</text:p>
          </table:table-cell>
          <table:table-cell office:value-type="float" office:value="87211109101" calcext:value-type="float">
            <text:p>8721110910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16:54</text:p>
          </table:table-cell>
          <table:table-cell table:style-name="ce2" office:value-type="date" office:date-value="2016-07-11T12:16:54" calcext:value-type="date">
            <text:p>11-07-16 12:1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fbencstuloar4hnfs1h8sqr9v7</text:p>
          </table:table-cell>
          <table:table-cell office:value-type="float" office:value="87211109101" calcext:value-type="float">
            <text:p>8721110910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18:07</text:p>
          </table:table-cell>
          <table:table-cell table:style-name="ce2" office:value-type="date" office:date-value="2016-07-11T12:18:06.999999" calcext:value-type="date">
            <text:p>11-07-16 12: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0903" calcext:value-type="float">
            <text:p>50903</text:p>
          </table:table-cell>
          <table:table-cell office:value-type="string" calcext:value-type="string">
            <text:p>fbencstuloar4hnfs1h8sqr9v7</text:p>
          </table:table-cell>
          <table:table-cell office:value-type="float" office:value="87211109101" calcext:value-type="float">
            <text:p>8721110910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18:29</text:p>
          </table:table-cell>
          <table:table-cell table:style-name="ce2" office:value-type="date" office:date-value="2016-07-11T12:18:29" calcext:value-type="date">
            <text:p>11-07-16 12: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0904" calcext:value-type="float">
            <text:p>50904</text:p>
          </table:table-cell>
          <table:table-cell office:value-type="string" calcext:value-type="string">
            <text:p>j388shbdh1phc03hf4cj8nnt06</text:p>
          </table:table-cell>
          <table:table-cell office:value-type="string" calcext:value-type="string">
            <text:p>84.152.66.4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1 10:23:16</text:p>
          </table:table-cell>
          <table:table-cell table:style-name="ce2" office:value-type="date" office:date-value="2016-07-11T12:23:16" calcext:value-type="date">
            <text:p>11-07-16 12:2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0905" calcext:value-type="float">
            <text:p>50905</text:p>
          </table:table-cell>
          <table:table-cell office:value-type="string" calcext:value-type="string">
            <text:p>j388shbdh1phc03hf4cj8nnt06</text:p>
          </table:table-cell>
          <table:table-cell office:value-type="string" calcext:value-type="string">
            <text:p>84.152.66.4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1 12:23:44</text:p>
          </table:table-cell>
          <table:table-cell table:style-name="ce2" office:value-type="date" office:date-value="2016-07-11T12:23:44" calcext:value-type="date">
            <text:p>11-07-16 12:2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0909" calcext:value-type="float">
            <text:p>50909</text:p>
          </table:table-cell>
          <table:table-cell office:value-type="string" calcext:value-type="string">
            <text:p>j388shbdh1phc03hf4cj8nnt06</text:p>
          </table:table-cell>
          <table:table-cell office:value-type="string" calcext:value-type="string">
            <text:p>84.152.66.4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1 10:27:28</text:p>
          </table:table-cell>
          <table:table-cell table:style-name="ce2" office:value-type="date" office:date-value="2016-07-11T12:27:29" calcext:value-type="date">
            <text:p>11-07-16 12:2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0910" calcext:value-type="float">
            <text:p>50910</text:p>
          </table:table-cell>
          <table:table-cell office:value-type="string" calcext:value-type="string">
            <text:p>j388shbdh1phc03hf4cj8nnt06</text:p>
          </table:table-cell>
          <table:table-cell office:value-type="string" calcext:value-type="string">
            <text:p>84.152.66.4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1 12:27:33</text:p>
          </table:table-cell>
          <table:table-cell table:style-name="ce2" office:value-type="date" office:date-value="2016-07-11T12:27:33" calcext:value-type="date">
            <text:p>11-07-16 12: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0d41vnguk5b546drs79v3utsn3</text:p>
          </table:table-cell>
          <table:table-cell office:value-type="string" calcext:value-type="string">
            <text:p>138.128.48.16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2:27:54</text:p>
          </table:table-cell>
          <table:table-cell table:style-name="ce2" office:value-type="date" office:date-value="2016-07-11T12:27:54" calcext:value-type="date">
            <text:p>11-07-16 12: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0914" calcext:value-type="float">
            <text:p>50914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1 10:30:00</text:p>
          </table:table-cell>
          <table:table-cell table:style-name="ce2" office:value-type="date" office:date-value="2016-07-11T12:30:01" calcext:value-type="date">
            <text:p>11-07-16 12:3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0915" calcext:value-type="float">
            <text:p>50915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1 12:30:16</text:p>
          </table:table-cell>
          <table:table-cell table:style-name="ce2" office:value-type="date" office:date-value="2016-07-11T12:30:16" calcext:value-type="date">
            <text:p>11-07-16 12: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0916" calcext:value-type="float">
            <text:p>50916</text:p>
          </table:table-cell>
          <table:table-cell office:value-type="string" calcext:value-type="string">
            <text:p>1oo97hjtr1ljgk66ebqi2k0bg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31:55</text:p>
          </table:table-cell>
          <table:table-cell table:style-name="ce2" office:value-type="date" office:date-value="2016-07-11T12:31:55" calcext:value-type="date">
            <text:p>11-07-16 12: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0917" calcext:value-type="float">
            <text:p>50917</text:p>
          </table:table-cell>
          <table:table-cell office:value-type="string" calcext:value-type="string">
            <text:p>1oo97hjtr1ljgk66ebqi2k0bg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32:05</text:p>
          </table:table-cell>
          <table:table-cell table:style-name="ce2" office:value-type="date" office:date-value="2016-07-11T12:32:05" calcext:value-type="date">
            <text:p>11-07-16 12:3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0918" calcext:value-type="float">
            <text:p>50918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issaloo</text:p>
          </table:table-cell>
          <table:table-cell office:value-type="string" calcext:value-type="string">
            <text:p>2016-07-11 12:33:18</text:p>
          </table:table-cell>
          <table:table-cell table:style-name="ce2" office:value-type="date" office:date-value="2016-07-11T12:33:18" calcext:value-type="date">
            <text:p>11-07-16 12:3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0926" calcext:value-type="float">
            <text:p>50926</text:p>
          </table:table-cell>
          <table:table-cell office:value-type="string" calcext:value-type="string">
            <text:p>78dtk938q7ccfkk9lr0rpdthr5</text:p>
          </table:table-cell>
          <table:table-cell office:value-type="string" calcext:value-type="string">
            <text:p>216.158.209.1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2:35:40</text:p>
          </table:table-cell>
          <table:table-cell table:style-name="ce2" office:value-type="date" office:date-value="2016-07-11T12:35:40" calcext:value-type="date">
            <text:p>11-07-16 12: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0927" calcext:value-type="float">
            <text:p>50927</text:p>
          </table:table-cell>
          <table:table-cell office:value-type="string" calcext:value-type="string">
            <text:p>ae2qk61eurjo7b8n4d49a27c82</text:p>
          </table:table-cell>
          <table:table-cell office:value-type="string" calcext:value-type="string">
            <text:p>puffin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0:35:45</text:p>
          </table:table-cell>
          <table:table-cell table:style-name="ce2" office:value-type="date" office:date-value="2016-07-11T12:35:46" calcext:value-type="date">
            <text:p>11-07-16 12: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0928" calcext:value-type="float">
            <text:p>50928</text:p>
          </table:table-cell>
          <table:table-cell office:value-type="string" calcext:value-type="string">
            <text:p>ae2qk61eurjo7b8n4d49a27c82</text:p>
          </table:table-cell>
          <table:table-cell office:value-type="string" calcext:value-type="string">
            <text:p>puffin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2:35:57</text:p>
          </table:table-cell>
          <table:table-cell table:style-name="ce2" office:value-type="date" office:date-value="2016-07-11T12:35:58" calcext:value-type="date">
            <text:p>11-07-16 12: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0929" calcext:value-type="float">
            <text:p>50929</text:p>
          </table:table-cell>
          <table:table-cell office:value-type="string" calcext:value-type="string">
            <text:p>qnoqq5sbu1hchohm9uvbm9jed4</text:p>
          </table:table-cell>
          <table:table-cell office:value-type="string" calcext:value-type="string">
            <text:p>192.126.152.2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2:36:11</text:p>
          </table:table-cell>
          <table:table-cell table:style-name="ce2" office:value-type="date" office:date-value="2016-07-11T12:36:12" calcext:value-type="date">
            <text:p>11-07-16 12:3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0930" calcext:value-type="float">
            <text:p>50930</text:p>
          </table:table-cell>
          <table:table-cell office:value-type="string" calcext:value-type="string">
            <text:p>5idtsr0u8kq9b7hqdj8819jvs2</text:p>
          </table:table-cell>
          <table:table-cell office:value-type="float" office:value="192126181199" calcext:value-type="float">
            <text:p>19212618119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2:36:27</text:p>
          </table:table-cell>
          <table:table-cell table:style-name="ce2" office:value-type="date" office:date-value="2016-07-11T12:36:27" calcext:value-type="date">
            <text:p>11-07-16 12:3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0931" calcext:value-type="float">
            <text:p>50931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issaloo</text:p>
          </table:table-cell>
          <table:table-cell office:value-type="string" calcext:value-type="string">
            <text:p>2016-07-11 10:36:58</text:p>
          </table:table-cell>
          <table:table-cell table:style-name="ce2" office:value-type="date" office:date-value="2016-07-11T12:36:58" calcext:value-type="date">
            <text:p>11-07-16 12:3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0932" calcext:value-type="float">
            <text:p>50932</text:p>
          </table:table-cell>
          <table:table-cell office:value-type="string" calcext:value-type="string">
            <text:p>fr6d366m9j2fui4rhnd7i3e7i7</text:p>
          </table:table-cell>
          <table:table-cell office:value-type="float" office:value="192126181199" calcext:value-type="float">
            <text:p>19212618119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2:36:58</text:p>
          </table:table-cell>
          <table:table-cell table:style-name="ce2" office:value-type="date" office:date-value="2016-07-11T12:36:59" calcext:value-type="date">
            <text:p>11-07-16 12:3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0933" calcext:value-type="float">
            <text:p>50933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issaloo</text:p>
          </table:table-cell>
          <table:table-cell office:value-type="string" calcext:value-type="string">
            <text:p>2016-07-11 10:37:06</text:p>
          </table:table-cell>
          <table:table-cell table:style-name="ce2" office:value-type="date" office:date-value="2016-07-11T12:37:06" calcext:value-type="date">
            <text:p>11-07-16 12:3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0934" calcext:value-type="float">
            <text:p>50934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issaloo</text:p>
          </table:table-cell>
          <table:table-cell office:value-type="string" calcext:value-type="string">
            <text:p>2016-07-11 12:37:18</text:p>
          </table:table-cell>
          <table:table-cell table:style-name="ce2" office:value-type="date" office:date-value="2016-07-11T12:37:19" calcext:value-type="date">
            <text:p>11-07-16 12: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0935" calcext:value-type="float">
            <text:p>50935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issaloo</text:p>
          </table:table-cell>
          <table:table-cell office:value-type="string" calcext:value-type="string">
            <text:p>2016-07-11 10:38:28</text:p>
          </table:table-cell>
          <table:table-cell table:style-name="ce2" office:value-type="date" office:date-value="2016-07-11T12:38:29" calcext:value-type="date">
            <text:p>11-07-16 12: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0936" calcext:value-type="float">
            <text:p>50936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faissaloo</text:p>
          </table:table-cell>
          <table:table-cell office:value-type="string" calcext:value-type="string">
            <text:p>2016-07-11 12:38:34</text:p>
          </table:table-cell>
          <table:table-cell table:style-name="ce2" office:value-type="date" office:date-value="2016-07-11T12:38:34" calcext:value-type="date">
            <text:p>11-07-16 12:3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0937" calcext:value-type="float">
            <text:p>50937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38:52</text:p>
          </table:table-cell>
          <table:table-cell table:style-name="ce2" office:value-type="date" office:date-value="2016-07-11T12:38:52" calcext:value-type="date">
            <text:p>11-07-16 12: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0938" calcext:value-type="float">
            <text:p>50938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38:53</text:p>
          </table:table-cell>
          <table:table-cell table:style-name="ce2" office:value-type="date" office:date-value="2016-07-11T12:38:54" calcext:value-type="date">
            <text:p>11-07-16 12: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0939" calcext:value-type="float">
            <text:p>50939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39:26</text:p>
          </table:table-cell>
          <table:table-cell table:style-name="ce2" office:value-type="date" office:date-value="2016-07-11T12:39:26" calcext:value-type="date">
            <text:p>11-07-16 12:3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0940" calcext:value-type="float">
            <text:p>50940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39:34</text:p>
          </table:table-cell>
          <table:table-cell table:style-name="ce2" office:value-type="date" office:date-value="2016-07-11T12:39:34" calcext:value-type="date">
            <text:p>11-07-16 12:3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941" calcext:value-type="float">
            <text:p>50941</text:p>
          </table:table-cell>
          <table:table-cell office:value-type="string" calcext:value-type="string">
            <text:p>ae2qk61eurjo7b8n4d49a27c82</text:p>
          </table:table-cell>
          <table:table-cell office:value-type="string" calcext:value-type="string">
            <text:p>puffin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2:39:47</text:p>
          </table:table-cell>
          <table:table-cell table:style-name="ce2" office:value-type="date" office:date-value="2016-07-11T12:39:48" calcext:value-type="date">
            <text:p>11-07-16 12: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0942" calcext:value-type="float">
            <text:p>50942</text:p>
          </table:table-cell>
          <table:table-cell office:value-type="string" calcext:value-type="string">
            <text:p>4l540lva6hiper8s8qqegmirm5</text:p>
          </table:table-cell>
          <table:table-cell office:value-type="string" calcext:value-type="string">
            <text:p>182.59.130.46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2016-07-11 10:42:40</text:p>
          </table:table-cell>
          <table:table-cell table:style-name="ce2" office:value-type="date" office:date-value="2016-07-11T12:42:41" calcext:value-type="date">
            <text:p>11-07-16 12:4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0943" calcext:value-type="float">
            <text:p>50943</text:p>
          </table:table-cell>
          <table:table-cell office:value-type="string" calcext:value-type="string">
            <text:p>v232m15e4o6ftji5kjfl1ugpm7</text:p>
          </table:table-cell>
          <table:table-cell office:value-type="string" calcext:value-type="string">
            <text:p>87.57.198.115</text:p>
          </table:table-cell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2016-07-11 10:43:07</text:p>
          </table:table-cell>
          <table:table-cell table:style-name="ce2" office:value-type="date" office:date-value="2016-07-11T12:43:07" calcext:value-type="date">
            <text:p>11-07-16 12:4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0944" calcext:value-type="float">
            <text:p>50944</text:p>
          </table:table-cell>
          <table:table-cell office:value-type="string" calcext:value-type="string">
            <text:p>4l540lva6hiper8s8qqegmirm5</text:p>
          </table:table-cell>
          <table:table-cell office:value-type="string" calcext:value-type="string">
            <text:p>182.59.130.46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2016-07-11 10:43:35</text:p>
          </table:table-cell>
          <table:table-cell table:style-name="ce2" office:value-type="date" office:date-value="2016-07-11T12:43:35" calcext:value-type="date">
            <text:p>11-07-16 12: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0945" calcext:value-type="float">
            <text:p>50945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2:44:07</text:p>
          </table:table-cell>
          <table:table-cell table:style-name="ce2" office:value-type="date" office:date-value="2016-07-11T12:44:07" calcext:value-type="date">
            <text:p>11-07-16 12:4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0950" calcext:value-type="float">
            <text:p>50950</text:p>
          </table:table-cell>
          <table:table-cell office:value-type="string" calcext:value-type="string">
            <text:p>jdlcta4hvl5jg8iq7evlrg01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47:26</text:p>
          </table:table-cell>
          <table:table-cell table:style-name="ce2" office:value-type="date" office:date-value="2016-07-11T12:47:27" calcext:value-type="date">
            <text:p>11-07-16 12:4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0951" calcext:value-type="float">
            <text:p>50951</text:p>
          </table:table-cell>
          <table:table-cell office:value-type="string" calcext:value-type="string">
            <text:p>ae2qk61eurjo7b8n4d49a27c82</text:p>
          </table:table-cell>
          <table:table-cell office:value-type="string" calcext:value-type="string">
            <text:p>puffi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2:49:49</text:p>
          </table:table-cell>
          <table:table-cell table:style-name="ce2" office:value-type="date" office:date-value="2016-07-11T12:49:49" calcext:value-type="date">
            <text:p>11-07-16 12:4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0952" calcext:value-type="float">
            <text:p>50952</text:p>
          </table:table-cell>
          <table:table-cell office:value-type="string" calcext:value-type="string">
            <text:p>a1n2d6qul76sv2et74sh3m620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51:30</text:p>
          </table:table-cell>
          <table:table-cell table:style-name="ce2" office:value-type="date" office:date-value="2016-07-11T12:51:30" calcext:value-type="date">
            <text:p>11-07-16 12: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0953" calcext:value-type="float">
            <text:p>50953</text:p>
          </table:table-cell>
          <table:table-cell office:value-type="string" calcext:value-type="string">
            <text:p>a1n2d6qul76sv2et74sh3m620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0:51:39</text:p>
          </table:table-cell>
          <table:table-cell table:style-name="ce2" office:value-type="date" office:date-value="2016-07-11T12:51:40" calcext:value-type="date">
            <text:p>11-07-16 12:5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0954" calcext:value-type="float">
            <text:p>50954</text:p>
          </table:table-cell>
          <table:table-cell office:value-type="string" calcext:value-type="string">
            <text:p>a1n2d6qul76sv2et74sh3m620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51:49</text:p>
          </table:table-cell>
          <table:table-cell table:style-name="ce2" office:value-type="date" office:date-value="2016-07-11T12:51:49" calcext:value-type="date">
            <text:p>11-07-16 12: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0956" calcext:value-type="float">
            <text:p>50956</text:p>
          </table:table-cell>
          <table:table-cell office:value-type="string" calcext:value-type="string">
            <text:p>21em5glftrmhb29d08j3rlv6g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2:58:13</text:p>
          </table:table-cell>
          <table:table-cell table:style-name="ce2" office:value-type="date" office:date-value="2016-07-11T12:58:13" calcext:value-type="date">
            <text:p>11-07-16 12:5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0959" calcext:value-type="float">
            <text:p>50959</text:p>
          </table:table-cell>
          <table:table-cell office:value-type="string" calcext:value-type="string">
            <text:p>sff2lpm0h7mm5mknp4g57snjc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3:01:06</text:p>
          </table:table-cell>
          <table:table-cell table:style-name="ce2" office:value-type="date" office:date-value="2016-07-11T13:01:06" calcext:value-type="date">
            <text:p>11-07-16 13: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0961" calcext:value-type="float">
            <text:p>50961</text:p>
          </table:table-cell>
          <table:table-cell office:value-type="string" calcext:value-type="string">
            <text:p>gboem8frdmvri7f9fpcas3ger6</text:p>
          </table:table-cell>
          <table:table-cell office:value-type="float" office:value="82140181244" calcext:value-type="float">
            <text:p>82140181244</text:p>
          </table:table-cell>
          <table:table-cell office:value-type="string" calcext:value-type="string">
            <text:p>Republic Of Lithuania</text:p>
          </table:table-cell>
          <table:table-cell/>
          <table:table-cell office:value-type="string" calcext:value-type="string">
            <text:p>2016-07-11 11:07:48</text:p>
          </table:table-cell>
          <table:table-cell table:style-name="ce2" office:value-type="date" office:date-value="2016-07-11T13:07:49" calcext:value-type="date">
            <text:p>11-07-16 13:0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0962" calcext:value-type="float">
            <text:p>50962</text:p>
          </table:table-cell>
          <table:table-cell office:value-type="string" calcext:value-type="string">
            <text:p>gboem8frdmvri7f9fpcas3ger6</text:p>
          </table:table-cell>
          <table:table-cell office:value-type="float" office:value="82140181244" calcext:value-type="float">
            <text:p>82140181244</text:p>
          </table:table-cell>
          <table:table-cell office:value-type="string" calcext:value-type="string">
            <text:p>Republic Of Lithuania</text:p>
          </table:table-cell>
          <table:table-cell/>
          <table:table-cell office:value-type="string" calcext:value-type="string">
            <text:p>2016-07-11 13:08:02</text:p>
          </table:table-cell>
          <table:table-cell table:style-name="ce2" office:value-type="date" office:date-value="2016-07-11T13:08:02" calcext:value-type="date">
            <text:p>11-07-16 13:0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963" calcext:value-type="float">
            <text:p>50963</text:p>
          </table:table-cell>
          <table:table-cell office:value-type="string" calcext:value-type="string">
            <text:p>4tbp1uf0d6u1afl4migs27vn13</text:p>
          </table:table-cell>
          <table:table-cell office:value-type="float" office:value="77250176180" calcext:value-type="float">
            <text:p>7725017618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1:08:54</text:p>
          </table:table-cell>
          <table:table-cell table:style-name="ce2" office:value-type="date" office:date-value="2016-07-11T13:08:55" calcext:value-type="date">
            <text:p>11-07-16 13:0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0977" calcext:value-type="float">
            <text:p>50977</text:p>
          </table:table-cell>
          <table:table-cell office:value-type="string" calcext:value-type="string">
            <text:p>6qcgvhee9u5qqgao8k7ms0eti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3:10:52</text:p>
          </table:table-cell>
          <table:table-cell table:style-name="ce2" office:value-type="date" office:date-value="2016-07-11T13:10:52" calcext:value-type="date">
            <text:p>11-07-16 13: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1295" calcext:value-type="float">
            <text:p>51295</text:p>
          </table:table-cell>
          <table:table-cell office:value-type="string" calcext:value-type="string">
            <text:p>qtifleeam4efuplcqilo417pn2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1 11:40:45</text:p>
          </table:table-cell>
          <table:table-cell table:style-name="ce2" office:value-type="date" office:date-value="2016-07-11T13:40:46" calcext:value-type="date">
            <text:p>11-07-16 13:4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1309" calcext:value-type="float">
            <text:p>51309</text:p>
          </table:table-cell>
          <table:table-cell office:value-type="string" calcext:value-type="string">
            <text:p>6v36nomrlohknc1ihut0qnv6u7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1:49:56</text:p>
          </table:table-cell>
          <table:table-cell table:style-name="ce2" office:value-type="date" office:date-value="2016-07-11T13:49:56" calcext:value-type="date">
            <text:p>11-07-16 13: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310" calcext:value-type="float">
            <text:p>51310</text:p>
          </table:table-cell>
          <table:table-cell office:value-type="string" calcext:value-type="string">
            <text:p>6v36nomrlohknc1ihut0qnv6u7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3:50:54</text:p>
          </table:table-cell>
          <table:table-cell table:style-name="ce2" office:value-type="date" office:date-value="2016-07-11T13:50:54" calcext:value-type="date">
            <text:p>11-07-16 13:5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1326" calcext:value-type="float">
            <text:p>51326</text:p>
          </table:table-cell>
          <table:table-cell office:value-type="string" calcext:value-type="string">
            <text:p>a1n2d6qul76sv2et74sh3m620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4:09:50</text:p>
          </table:table-cell>
          <table:table-cell table:style-name="ce2" office:value-type="date" office:date-value="2016-07-11T14:09:50" calcext:value-type="date">
            <text:p>11-07-16 14:0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1329" calcext:value-type="float">
            <text:p>51329</text:p>
          </table:table-cell>
          <table:table-cell office:value-type="string" calcext:value-type="string">
            <text:p>a1n2d6qul76sv2et74sh3m620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22:24</text:p>
          </table:table-cell>
          <table:table-cell table:style-name="ce2" office:value-type="date" office:date-value="2016-07-11T14:22:25" calcext:value-type="date">
            <text:p>11-07-16 14:2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1330" calcext:value-type="float">
            <text:p>51330</text:p>
          </table:table-cell>
          <table:table-cell office:value-type="string" calcext:value-type="string">
            <text:p>a1n2d6qul76sv2et74sh3m620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4:22:45</text:p>
          </table:table-cell>
          <table:table-cell table:style-name="ce2" office:value-type="date" office:date-value="2016-07-11T14:22:45" calcext:value-type="date">
            <text:p>11-07-16 14:2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1389" calcext:value-type="float">
            <text:p>51389</text:p>
          </table:table-cell>
          <table:table-cell office:value-type="string" calcext:value-type="string">
            <text:p>2u3lv4u9irk68vbh3bbgkbitl4</text:p>
          </table:table-cell>
          <table:table-cell office:value-type="string" calcext:value-type="string">
            <text:p>180.39.60.114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2016-07-11 12:27:12</text:p>
          </table:table-cell>
          <table:table-cell table:style-name="ce2" office:value-type="date" office:date-value="2016-07-11T14:27:13" calcext:value-type="date">
            <text:p>11-07-16 14: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1394" calcext:value-type="float">
            <text:p>51394</text:p>
          </table:table-cell>
          <table:table-cell office:value-type="string" calcext:value-type="string">
            <text:p>2u3lv4u9irk68vbh3bbgkbitl4</text:p>
          </table:table-cell>
          <table:table-cell office:value-type="string" calcext:value-type="string">
            <text:p>180.39.60.114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2016-07-11 12:27:22</text:p>
          </table:table-cell>
          <table:table-cell table:style-name="ce2" office:value-type="date" office:date-value="2016-07-11T14:27:22.000001" calcext:value-type="date">
            <text:p>11-07-16 14: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1569" calcext:value-type="float">
            <text:p>5156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33:05</text:p>
          </table:table-cell>
          <table:table-cell table:style-name="ce2" office:value-type="date" office:date-value="2016-07-11T14:33:05" calcext:value-type="date">
            <text:p>11-07-16 14:3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1577" calcext:value-type="float">
            <text:p>51577</text:p>
          </table:table-cell>
          <table:table-cell office:value-type="string" calcext:value-type="string">
            <text:p>qtifleeam4efuplcqilo417pn2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1 12:33:58</text:p>
          </table:table-cell>
          <table:table-cell table:style-name="ce2" office:value-type="date" office:date-value="2016-07-11T14:33:58" calcext:value-type="date">
            <text:p>11-07-16 14:3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1606" calcext:value-type="float">
            <text:p>5160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35:42</text:p>
          </table:table-cell>
          <table:table-cell table:style-name="ce2" office:value-type="date" office:date-value="2016-07-11T14:35:42" calcext:value-type="date">
            <text:p>11-07-16 14:3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1607" calcext:value-type="float">
            <text:p>5160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2:35:58</text:p>
          </table:table-cell>
          <table:table-cell table:style-name="ce2" office:value-type="date" office:date-value="2016-07-11T14:35:58" calcext:value-type="date">
            <text:p>11-07-16 14:3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1608" calcext:value-type="float">
            <text:p>51608</text:p>
          </table:table-cell>
          <table:table-cell office:value-type="string" calcext:value-type="string">
            <text:p>qtifleeam4efuplcqilo417pn2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1 12:36:36</text:p>
          </table:table-cell>
          <table:table-cell table:style-name="ce2" office:value-type="date" office:date-value="2016-07-11T14:36:37" calcext:value-type="date">
            <text:p>11-07-16 14:3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1701" calcext:value-type="float">
            <text:p>51701</text:p>
          </table:table-cell>
          <table:table-cell office:value-type="string" calcext:value-type="string">
            <text:p>6504idactq1meok1tckr8nf8e2</text:p>
          </table:table-cell>
          <table:table-cell office:value-type="string" calcext:value-type="string">
            <text:p>89.20.165.17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3:09:35</text:p>
          </table:table-cell>
          <table:table-cell table:style-name="ce2" office:value-type="date" office:date-value="2016-07-11T15:09:35" calcext:value-type="date">
            <text:p>11-07-16 15:0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1722" calcext:value-type="float">
            <text:p>5172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3:31:27</text:p>
          </table:table-cell>
          <table:table-cell table:style-name="ce2" office:value-type="date" office:date-value="2016-07-11T15:31:27" calcext:value-type="date">
            <text:p>11-07-16 15:3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1723" calcext:value-type="float">
            <text:p>5172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3:31:33</text:p>
          </table:table-cell>
          <table:table-cell table:style-name="ce2" office:value-type="date" office:date-value="2016-07-11T15:31:33" calcext:value-type="date">
            <text:p>11-07-16 15: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1726" calcext:value-type="float">
            <text:p>5172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3:34:13</text:p>
          </table:table-cell>
          <table:table-cell table:style-name="ce2" office:value-type="date" office:date-value="2016-07-11T15:34:13" calcext:value-type="date">
            <text:p>11-07-16 15:3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1731" calcext:value-type="float">
            <text:p>5173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5:43:38</text:p>
          </table:table-cell>
          <table:table-cell table:style-name="ce2" office:value-type="date" office:date-value="2016-07-11T15:43:39" calcext:value-type="date">
            <text:p>11-07-16 15:4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1732" calcext:value-type="float">
            <text:p>51732</text:p>
          </table:table-cell>
          <table:table-cell office:value-type="string" calcext:value-type="string">
            <text:p>1vucinf5g2ckip4oh5our211j1</text:p>
          </table:table-cell>
          <table:table-cell office:value-type="string" calcext:value-type="string">
            <text:p>208.88.255.19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5:47:23</text:p>
          </table:table-cell>
          <table:table-cell table:style-name="ce2" office:value-type="date" office:date-value="2016-07-11T15:47:22.999999" calcext:value-type="date">
            <text:p>11-07-16 15: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1733" calcext:value-type="float">
            <text:p>51733</text:p>
          </table:table-cell>
          <table:table-cell office:value-type="string" calcext:value-type="string">
            <text:p>iqbjeh7dl2jg9an4igcjhk6ug4</text:p>
          </table:table-cell>
          <table:table-cell office:value-type="string" calcext:value-type="string">
            <text:p>208.88.255.19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5:47:43</text:p>
          </table:table-cell>
          <table:table-cell table:style-name="ce2" office:value-type="date" office:date-value="2016-07-11T15:47:43" calcext:value-type="date">
            <text:p>11-07-16 15:4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1734" calcext:value-type="float">
            <text:p>5173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3:51:31</text:p>
          </table:table-cell>
          <table:table-cell table:style-name="ce2" office:value-type="date" office:date-value="2016-07-11T15:51:31" calcext:value-type="date">
            <text:p>11-07-16 15: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1735" calcext:value-type="float">
            <text:p>5173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5:51:36</text:p>
          </table:table-cell>
          <table:table-cell table:style-name="ce2" office:value-type="date" office:date-value="2016-07-11T15:51:36" calcext:value-type="date">
            <text:p>11-07-16 15:5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1736" calcext:value-type="float">
            <text:p>5173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5:52:25</text:p>
          </table:table-cell>
          <table:table-cell table:style-name="ce2" office:value-type="date" office:date-value="2016-07-11T15:52:26" calcext:value-type="date">
            <text:p>11-07-16 15:5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1738" calcext:value-type="float">
            <text:p>5173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3:55:52</text:p>
          </table:table-cell>
          <table:table-cell table:style-name="ce2" office:value-type="date" office:date-value="2016-07-11T15:55:53" calcext:value-type="date">
            <text:p>11-07-16 15:5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739" calcext:value-type="float">
            <text:p>5173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3:56:34</text:p>
          </table:table-cell>
          <table:table-cell table:style-name="ce2" office:value-type="date" office:date-value="2016-07-11T15:56:34" calcext:value-type="date">
            <text:p>11-07-16 15:5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1874" calcext:value-type="float">
            <text:p>51874</text:p>
          </table:table-cell>
          <table:table-cell office:value-type="string" calcext:value-type="string">
            <text:p>iqbjeh7dl2jg9an4igcjhk6ug4</text:p>
          </table:table-cell>
          <table:table-cell office:value-type="string" calcext:value-type="string">
            <text:p>208.88.255.19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6:13:32</text:p>
          </table:table-cell>
          <table:table-cell table:style-name="ce2" office:value-type="date" office:date-value="2016-07-11T16:13:32" calcext:value-type="date">
            <text:p>11-07-16 16: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1988" calcext:value-type="float">
            <text:p>5198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4:17:20</text:p>
          </table:table-cell>
          <table:table-cell table:style-name="ce2" office:value-type="date" office:date-value="2016-07-11T16:17:21" calcext:value-type="date">
            <text:p>11-07-16 16: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2011" calcext:value-type="float">
            <text:p>5201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4:18:29</text:p>
          </table:table-cell>
          <table:table-cell table:style-name="ce2" office:value-type="date" office:date-value="2016-07-11T16:18:30" calcext:value-type="date">
            <text:p>11-07-16 16: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2012" calcext:value-type="float">
            <text:p>5201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6:18:35</text:p>
          </table:table-cell>
          <table:table-cell table:style-name="ce2" office:value-type="date" office:date-value="2016-07-11T16:18:35" calcext:value-type="date">
            <text:p>11-07-16 16: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2046" calcext:value-type="float">
            <text:p>5204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6:27:53</text:p>
          </table:table-cell>
          <table:table-cell table:style-name="ce2" office:value-type="date" office:date-value="2016-07-11T16:27:53" calcext:value-type="date">
            <text:p>11-07-16 16:2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2072" calcext:value-type="float">
            <text:p>52072</text:p>
          </table:table-cell>
          <table:table-cell office:value-type="string" calcext:value-type="string">
            <text:p>5fv25fnbob8ia40tq6prqf6t37</text:p>
          </table:table-cell>
          <table:table-cell office:value-type="string" calcext:value-type="string">
            <text:p>94.212.1.9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6:36:05</text:p>
          </table:table-cell>
          <table:table-cell table:style-name="ce2" office:value-type="date" office:date-value="2016-07-11T16:36:05" calcext:value-type="date">
            <text:p>11-07-16 16: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102" calcext:value-type="float">
            <text:p>5210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6:48:27</text:p>
          </table:table-cell>
          <table:table-cell table:style-name="ce2" office:value-type="date" office:date-value="2016-07-11T16:48:28" calcext:value-type="date">
            <text:p>11-07-16 16: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2132" calcext:value-type="float">
            <text:p>5213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5:25:07</text:p>
          </table:table-cell>
          <table:table-cell table:style-name="ce2" office:value-type="date" office:date-value="2016-07-11T17:25:13" calcext:value-type="date">
            <text:p>11-07-16 17: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2133" calcext:value-type="float">
            <text:p>5213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5:25:41</text:p>
          </table:table-cell>
          <table:table-cell table:style-name="ce2" office:value-type="date" office:date-value="2016-07-11T17:25:42" calcext:value-type="date">
            <text:p>11-07-16 17: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2134" calcext:value-type="float">
            <text:p>5213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7:25:54</text:p>
          </table:table-cell>
          <table:table-cell table:style-name="ce2" office:value-type="date" office:date-value="2016-07-11T17:25:54" calcext:value-type="date">
            <text:p>11-07-16 17: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2135" calcext:value-type="float">
            <text:p>5213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7:26:20</text:p>
          </table:table-cell>
          <table:table-cell table:style-name="ce2" office:value-type="date" office:date-value="2016-07-11T17:26:20.000001" calcext:value-type="date">
            <text:p>11-07-16 17:2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2136" calcext:value-type="float">
            <text:p>52136</text:p>
          </table:table-cell>
          <table:table-cell office:value-type="string" calcext:value-type="string">
            <text:p>k8k6r9ls3u0fm1roisa856edl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5:28:07</text:p>
          </table:table-cell>
          <table:table-cell table:style-name="ce2" office:value-type="date" office:date-value="2016-07-11T17:28:08" calcext:value-type="date">
            <text:p>11-07-16 17:2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2143" calcext:value-type="float">
            <text:p>5214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5:38:19</text:p>
          </table:table-cell>
          <table:table-cell table:style-name="ce2" office:value-type="date" office:date-value="2016-07-11T17:38:20" calcext:value-type="date">
            <text:p>11-07-16 17: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2146" calcext:value-type="float">
            <text:p>5214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5:43:38</text:p>
          </table:table-cell>
          <table:table-cell table:style-name="ce2" office:value-type="date" office:date-value="2016-07-11T17:43:39" calcext:value-type="date">
            <text:p>11-07-16 17: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2149" calcext:value-type="float">
            <text:p>5214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5:46:26</text:p>
          </table:table-cell>
          <table:table-cell table:style-name="ce2" office:value-type="date" office:date-value="2016-07-11T17:46:26" calcext:value-type="date">
            <text:p>11-07-16 17: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2150" calcext:value-type="float">
            <text:p>52150</text:p>
          </table:table-cell>
          <table:table-cell office:value-type="string" calcext:value-type="string">
            <text:p>3mftlh7afd046dul7gdu4ga5v3</text:p>
          </table:table-cell>
          <table:table-cell office:value-type="string" calcext:value-type="string">
            <text:p>94.212.1.9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7:50:45</text:p>
          </table:table-cell>
          <table:table-cell table:style-name="ce2" office:value-type="date" office:date-value="2016-07-11T17:50:45" calcext:value-type="date">
            <text:p>11-07-16 17:5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2159" calcext:value-type="float">
            <text:p>5215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6:11:54</text:p>
          </table:table-cell>
          <table:table-cell table:style-name="ce2" office:value-type="date" office:date-value="2016-07-11T18:11:55.000001" calcext:value-type="date">
            <text:p>11-07-16 18: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2160" calcext:value-type="float">
            <text:p>5216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8:12:12</text:p>
          </table:table-cell>
          <table:table-cell table:style-name="ce2" office:value-type="date" office:date-value="2016-07-11T18:12:12" calcext:value-type="date">
            <text:p>11-07-16 18:1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2162" calcext:value-type="float">
            <text:p>52162</text:p>
          </table:table-cell>
          <table:table-cell office:value-type="string" calcext:value-type="string">
            <text:p>ac0euovf33lnth5j1d7r8rfl71</text:p>
          </table:table-cell>
          <table:table-cell office:value-type="string" calcext:value-type="string">
            <text:p>130.89.172.4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6:14:19</text:p>
          </table:table-cell>
          <table:table-cell table:style-name="ce2" office:value-type="date" office:date-value="2016-07-11T18:14:20" calcext:value-type="date">
            <text:p>11-07-16 18:1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2165" calcext:value-type="float">
            <text:p>52165</text:p>
          </table:table-cell>
          <table:table-cell office:value-type="string" calcext:value-type="string">
            <text:p>6vikscuqd72s8paju3ma4u6oh1</text:p>
          </table:table-cell>
          <table:table-cell office:value-type="string" calcext:value-type="string">
            <text:p>45.33.157.16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8:15:55</text:p>
          </table:table-cell>
          <table:table-cell table:style-name="ce2" office:value-type="date" office:date-value="2016-07-11T18:15:56" calcext:value-type="date">
            <text:p>11-07-16 18: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2169" calcext:value-type="float">
            <text:p>52169</text:p>
          </table:table-cell>
          <table:table-cell office:value-type="string" calcext:value-type="string">
            <text:p>4n59a0hovureevr1jcuku6uo36</text:p>
          </table:table-cell>
          <table:table-cell office:value-type="string" calcext:value-type="string">
            <text:p>192.126.152.1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8:16:10</text:p>
          </table:table-cell>
          <table:table-cell table:style-name="ce2" office:value-type="date" office:date-value="2016-07-11T18:16:10" calcext:value-type="date">
            <text:p>11-07-16 18: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2170" calcext:value-type="float">
            <text:p>52170</text:p>
          </table:table-cell>
          <table:table-cell office:value-type="string" calcext:value-type="string">
            <text:p>ac0euovf33lnth5j1d7r8rfl71</text:p>
          </table:table-cell>
          <table:table-cell office:value-type="string" calcext:value-type="string">
            <text:p>130.89.172.4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6:16:43</text:p>
          </table:table-cell>
          <table:table-cell table:style-name="ce2" office:value-type="date" office:date-value="2016-07-11T18:16:43" calcext:value-type="date">
            <text:p>11-07-16 18:1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2475" calcext:value-type="float">
            <text:p>5247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8:37:48</text:p>
          </table:table-cell>
          <table:table-cell table:style-name="ce2" office:value-type="date" office:date-value="2016-07-11T18:37:48" calcext:value-type="date">
            <text:p>11-07-16 18:3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2495" calcext:value-type="float">
            <text:p>52495</text:p>
          </table:table-cell>
          <table:table-cell office:value-type="string" calcext:value-type="string">
            <text:p>t2nfsvoprk0itrfas4ikl1oug5</text:p>
          </table:table-cell>
          <table:table-cell office:value-type="float" office:value="194187170108" calcext:value-type="float">
            <text:p>19418717010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8:43:06</text:p>
          </table:table-cell>
          <table:table-cell table:style-name="ce2" office:value-type="date" office:date-value="2016-07-11T18:43:07" calcext:value-type="date">
            <text:p>11-07-16 18: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2504" calcext:value-type="float">
            <text:p>5250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8:50:08</text:p>
          </table:table-cell>
          <table:table-cell table:style-name="ce2" office:value-type="date" office:date-value="2016-07-11T18:50:08" calcext:value-type="date">
            <text:p>11-07-16 18:5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2509" calcext:value-type="float">
            <text:p>5250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18:50:35</text:p>
          </table:table-cell>
          <table:table-cell table:style-name="ce2" office:value-type="date" office:date-value="2016-07-11T18:50:35" calcext:value-type="date">
            <text:p>11-07-16 18:5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2548" calcext:value-type="float">
            <text:p>52548</text:p>
          </table:table-cell>
          <table:table-cell office:value-type="string" calcext:value-type="string">
            <text:p>rtpseg4ur8lra2cg0kj63e63h1</text:p>
          </table:table-cell>
          <table:table-cell office:value-type="float" office:value="192126185130" calcext:value-type="float">
            <text:p>19212618513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8:52:33</text:p>
          </table:table-cell>
          <table:table-cell table:style-name="ce2" office:value-type="date" office:date-value="2016-07-11T18:52:33" calcext:value-type="date">
            <text:p>11-07-16 18:5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2557" calcext:value-type="float">
            <text:p>52557</text:p>
          </table:table-cell>
          <table:table-cell office:value-type="string" calcext:value-type="string">
            <text:p>balejduiteqt6pv1459j4lsus1</text:p>
          </table:table-cell>
          <table:table-cell office:value-type="string" calcext:value-type="string">
            <text:p>84.82.239.6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7:04:08</text:p>
          </table:table-cell>
          <table:table-cell table:style-name="ce2" office:value-type="date" office:date-value="2016-07-11T19:04:08" calcext:value-type="date">
            <text:p>11-07-16 19: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2578" calcext:value-type="float">
            <text:p>52578</text:p>
          </table:table-cell>
          <table:table-cell office:value-type="string" calcext:value-type="string">
            <text:p>e9ois33bff6g2ib1fs1a3uufr0</text:p>
          </table:table-cell>
          <table:table-cell office:value-type="string" calcext:value-type="string">
            <text:p>37.239.132.92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2016-07-11 17:10:30</text:p>
          </table:table-cell>
          <table:table-cell table:style-name="ce2" office:value-type="date" office:date-value="2016-07-11T19:10:31" calcext:value-type="date">
            <text:p>11-07-16 19: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2586" calcext:value-type="float">
            <text:p>52586</text:p>
          </table:table-cell>
          <table:table-cell office:value-type="string" calcext:value-type="string">
            <text:p>5m33e2le09br2h7don890o0cn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9:17:45</text:p>
          </table:table-cell>
          <table:table-cell table:style-name="ce2" office:value-type="date" office:date-value="2016-07-11T19:17:45" calcext:value-type="date">
            <text:p>11-07-16 19:1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2597" calcext:value-type="float">
            <text:p>52597</text:p>
          </table:table-cell>
          <table:table-cell office:value-type="string" calcext:value-type="string">
            <text:p>e9ois33bff6g2ib1fs1a3uufr0</text:p>
          </table:table-cell>
          <table:table-cell office:value-type="string" calcext:value-type="string">
            <text:p>37.239.132.92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2016-07-11 17:24:49</text:p>
          </table:table-cell>
          <table:table-cell table:style-name="ce2" office:value-type="date" office:date-value="2016-07-11T19:24:50" calcext:value-type="date">
            <text:p>11-07-16 19: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2661" calcext:value-type="float">
            <text:p>52661</text:p>
          </table:table-cell>
          <table:table-cell office:value-type="string" calcext:value-type="string">
            <text:p>3nd8q2f97h4rse2jhmlo3d5g16</text:p>
          </table:table-cell>
          <table:table-cell office:value-type="string" calcext:value-type="string">
            <text:p>52.9.47.14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19:37:39</text:p>
          </table:table-cell>
          <table:table-cell table:style-name="ce2" office:value-type="date" office:date-value="2016-07-11T19:37:39.999999" calcext:value-type="date">
            <text:p>11-07-16 19:3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716" calcext:value-type="float">
            <text:p>52716</text:p>
          </table:table-cell>
          <table:table-cell office:value-type="string" calcext:value-type="string">
            <text:p>fo957hnnli6j1rdosnbl679em6</text:p>
          </table:table-cell>
          <table:table-cell office:value-type="float" office:value="194187170108" calcext:value-type="float">
            <text:p>19418717010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17:59:58</text:p>
          </table:table-cell>
          <table:table-cell table:style-name="ce2" office:value-type="date" office:date-value="2016-07-11T19:59:58" calcext:value-type="date">
            <text:p>11-07-16 19: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724" calcext:value-type="float">
            <text:p>52724</text:p>
          </table:table-cell>
          <table:table-cell office:value-type="string" calcext:value-type="string">
            <text:p>3gdrsu0ak2vqp4l8unb1ei2d46</text:p>
          </table:table-cell>
          <table:table-cell office:value-type="float" office:value="194187170108" calcext:value-type="float">
            <text:p>19418717010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20:03:14</text:p>
          </table:table-cell>
          <table:table-cell table:style-name="ce2" office:value-type="date" office:date-value="2016-07-11T20:03:14" calcext:value-type="date">
            <text:p>11-07-16 20: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3108" calcext:value-type="float">
            <text:p>53108</text:p>
          </table:table-cell>
          <table:table-cell office:value-type="string" calcext:value-type="string">
            <text:p>1rtok037t3g55es3f56dj7njh7</text:p>
          </table:table-cell>
          <table:table-cell office:value-type="string" calcext:value-type="string">
            <text:p>207.46.13.4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20:36:08</text:p>
          </table:table-cell>
          <table:table-cell table:style-name="ce2" office:value-type="date" office:date-value="2016-07-11T20:36:09.000001" calcext:value-type="date">
            <text:p>11-07-16 20: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3109" calcext:value-type="float">
            <text:p>53109</text:p>
          </table:table-cell>
          <table:table-cell office:value-type="string" calcext:value-type="string">
            <text:p>v47avdb21ap71figr7dh4l33m7</text:p>
          </table:table-cell>
          <table:table-cell office:value-type="string" calcext:value-type="string">
            <text:p>157.55.39.6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20:36:37</text:p>
          </table:table-cell>
          <table:table-cell table:style-name="ce2" office:value-type="date" office:date-value="2016-07-11T20:36:37" calcext:value-type="date">
            <text:p>11-07-16 20:3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3539" calcext:value-type="float">
            <text:p>53539</text:p>
          </table:table-cell>
          <table:table-cell office:value-type="string" calcext:value-type="string">
            <text:p>160jje43l77mj4a4fupahcpcj0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1 22:16:26</text:p>
          </table:table-cell>
          <table:table-cell table:style-name="ce2" office:value-type="date" office:date-value="2016-07-11T22:16:26" calcext:value-type="date">
            <text:p>11-07-16 22:1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3541" calcext:value-type="float">
            <text:p>53541</text:p>
          </table:table-cell>
          <table:table-cell office:value-type="string" calcext:value-type="string">
            <text:p>l7q8bhiij2olrhhk27md4td5f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1 22:16:30</text:p>
          </table:table-cell>
          <table:table-cell table:style-name="ce2" office:value-type="date" office:date-value="2016-07-11T22:16:30.999999" calcext:value-type="date">
            <text:p>11-07-16 22: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3580" calcext:value-type="float">
            <text:p>53580</text:p>
          </table:table-cell>
          <table:table-cell office:value-type="string" calcext:value-type="string">
            <text:p>dehgkr83iamn5oufehsdvn8bk5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1 22:23:25</text:p>
          </table:table-cell>
          <table:table-cell table:style-name="ce2" office:value-type="date" office:date-value="2016-07-11T22:23:25" calcext:value-type="date">
            <text:p>11-07-16 22: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3595" calcext:value-type="float">
            <text:p>53595</text:p>
          </table:table-cell>
          <table:table-cell office:value-type="string" calcext:value-type="string">
            <text:p>ac3oe9lso0ud6ke0765pmt9jl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1 22:23:54</text:p>
          </table:table-cell>
          <table:table-cell table:style-name="ce2" office:value-type="date" office:date-value="2016-07-11T22:23:55" calcext:value-type="date">
            <text:p>11-07-16 22:2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3619" calcext:value-type="float">
            <text:p>5361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20:24:45</text:p>
          </table:table-cell>
          <table:table-cell table:style-name="ce2" office:value-type="date" office:date-value="2016-07-11T22:24:45" calcext:value-type="date">
            <text:p>11-07-16 22:2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3620" calcext:value-type="float">
            <text:p>5362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22:26:03</text:p>
          </table:table-cell>
          <table:table-cell table:style-name="ce2" office:value-type="date" office:date-value="2016-07-11T22:26:03" calcext:value-type="date">
            <text:p>11-07-16 22:2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3621" calcext:value-type="float">
            <text:p>53621</text:p>
          </table:table-cell>
          <table:table-cell office:value-type="string" calcext:value-type="string">
            <text:p>is5fu4oo9iknbn4uq8thkqk840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1 22:27:26</text:p>
          </table:table-cell>
          <table:table-cell table:style-name="ce2" office:value-type="date" office:date-value="2016-07-11T22:27:27" calcext:value-type="date">
            <text:p>11-07-16 22: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622" calcext:value-type="float">
            <text:p>5362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table:number-columns-repeated="2"/>
          <table:table-cell office:value-type="string" calcext:value-type="string">
            <text:p>2016-07-11 20:27:53</text:p>
          </table:table-cell>
          <table:table-cell table:style-name="ce2" office:value-type="date" office:date-value="2016-07-11T22:27:53" calcext:value-type="date">
            <text:p>11-07-16 22: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3639" calcext:value-type="float">
            <text:p>5363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22:36:49</text:p>
          </table:table-cell>
          <table:table-cell table:style-name="ce2" office:value-type="date" office:date-value="2016-07-11T22:36:50" calcext:value-type="date">
            <text:p>11-07-16 22:3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3643" calcext:value-type="float">
            <text:p>5364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22:37:39</text:p>
          </table:table-cell>
          <table:table-cell table:style-name="ce2" office:value-type="date" office:date-value="2016-07-11T22:37:41.999999" calcext:value-type="date">
            <text:p>11-07-16 22:3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3652" calcext:value-type="float">
            <text:p>53652</text:p>
          </table:table-cell>
          <table:table-cell office:value-type="string" calcext:value-type="string">
            <text:p>n0u019mahht43ov8sg6bqk1rc0</text:p>
          </table:table-cell>
          <table:table-cell office:value-type="string" calcext:value-type="string">
            <text:p>203.57.209.62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1 22:39:28</text:p>
          </table:table-cell>
          <table:table-cell table:style-name="ce2" office:value-type="date" office:date-value="2016-07-11T22:39:28" calcext:value-type="date">
            <text:p>11-07-16 22: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655" calcext:value-type="float">
            <text:p>5365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20:40:32</text:p>
          </table:table-cell>
          <table:table-cell table:style-name="ce2" office:value-type="date" office:date-value="2016-07-11T22:40:32" calcext:value-type="date">
            <text:p>11-07-16 22:4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3656" calcext:value-type="float">
            <text:p>5365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1 22:40:35</text:p>
          </table:table-cell>
          <table:table-cell table:style-name="ce2" office:value-type="date" office:date-value="2016-07-11T22:40:35" calcext:value-type="date">
            <text:p>11-07-16 22:4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3670" calcext:value-type="float">
            <text:p>5367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1 20:59:42</text:p>
          </table:table-cell>
          <table:table-cell table:style-name="ce2" office:value-type="date" office:date-value="2016-07-11T22:59:42" calcext:value-type="date">
            <text:p>11-07-16 22:5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3676" calcext:value-type="float">
            <text:p>53676</text:p>
          </table:table-cell>
          <table:table-cell office:value-type="string" calcext:value-type="string">
            <text:p>rb6rn962i012lhf5e93k67st44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21:04:45</text:p>
          </table:table-cell>
          <table:table-cell table:style-name="ce2" office:value-type="date" office:date-value="2016-07-11T23:04:45" calcext:value-type="date">
            <text:p>11-07-16 23:0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3711" calcext:value-type="float">
            <text:p>53711</text:p>
          </table:table-cell>
          <table:table-cell office:value-type="string" calcext:value-type="string">
            <text:p>7tg6gu924jqfbr3bk10duf8vo4</text:p>
          </table:table-cell>
          <table:table-cell office:value-type="string" calcext:value-type="string">
            <text:p>157.55.39.22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1 23:29:03</text:p>
          </table:table-cell>
          <table:table-cell table:style-name="ce2" office:value-type="date" office:date-value="2016-07-11T23:29:03" calcext:value-type="date">
            <text:p>11-07-16 23:2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4148" calcext:value-type="float">
            <text:p>54148</text:p>
          </table:table-cell>
          <table:table-cell office:value-type="string" calcext:value-type="string">
            <text:p>q3mn86rfhgu489531qdl4qf23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01:29:15</text:p>
          </table:table-cell>
          <table:table-cell table:style-name="ce2" office:value-type="date" office:date-value="2016-07-12T01:29:15" calcext:value-type="date">
            <text:p>12-07-16 01: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4236" calcext:value-type="float">
            <text:p>54236</text:p>
          </table:table-cell>
          <table:table-cell office:value-type="string" calcext:value-type="string">
            <text:p>7stg8oot883nml1pvsr6l37c8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02:03:16</text:p>
          </table:table-cell>
          <table:table-cell table:style-name="ce2" office:value-type="date" office:date-value="2016-07-12T02:03:17" calcext:value-type="date">
            <text:p>12-07-16 02:0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4238" calcext:value-type="float">
            <text:p>54238</text:p>
          </table:table-cell>
          <table:table-cell office:value-type="string" calcext:value-type="string">
            <text:p>q94u6mmcbud227ve1c4u1m2rb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02:13:05</text:p>
          </table:table-cell>
          <table:table-cell table:style-name="ce2" office:value-type="date" office:date-value="2016-07-12T02:13:05" calcext:value-type="date">
            <text:p>12-07-16 02: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4263" calcext:value-type="float">
            <text:p>54263</text:p>
          </table:table-cell>
          <table:table-cell office:value-type="string" calcext:value-type="string">
            <text:p>hsk09ak3fbqq9m09esip29egg5</text:p>
          </table:table-cell>
          <table:table-cell office:value-type="string" calcext:value-type="string">
            <text:p>74.138.119.6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02:31:29</text:p>
          </table:table-cell>
          <table:table-cell table:style-name="ce2" office:value-type="date" office:date-value="2016-07-12T02:31:30" calcext:value-type="date">
            <text:p>12-07-16 02: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4538" calcext:value-type="float">
            <text:p>54538</text:p>
          </table:table-cell>
          <table:table-cell office:value-type="string" calcext:value-type="string">
            <text:p>qol79rtrtfrs0pjue36qne7l26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03:14:01</text:p>
          </table:table-cell>
          <table:table-cell table:style-name="ce2" office:value-type="date" office:date-value="2016-07-12T03:14:02" calcext:value-type="date">
            <text:p>12-07-16 03:1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5114" calcext:value-type="float">
            <text:p>55114</text:p>
          </table:table-cell>
          <table:table-cell office:value-type="string" calcext:value-type="string">
            <text:p>o7u19l3ar3b31hfuedbr201e1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04:12:55</text:p>
          </table:table-cell>
          <table:table-cell table:style-name="ce2" office:value-type="date" office:date-value="2016-07-12T04:12:55" calcext:value-type="date">
            <text:p>12-07-16 04: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5130" calcext:value-type="float">
            <text:p>55130</text:p>
          </table:table-cell>
          <table:table-cell office:value-type="string" calcext:value-type="string">
            <text:p>q490nt43desgb6srmsschpf075</text:p>
          </table:table-cell>
          <table:table-cell office:value-type="string" calcext:value-type="string">
            <text:p>180.76.15.160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2016-07-12 04:27:56</text:p>
          </table:table-cell>
          <table:table-cell table:style-name="ce2" office:value-type="date" office:date-value="2016-07-12T04:27:56" calcext:value-type="date">
            <text:p>12-07-16 04: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5180" calcext:value-type="float">
            <text:p>55180</text:p>
          </table:table-cell>
          <table:table-cell office:value-type="string" calcext:value-type="string">
            <text:p>pupg1f6lms5mifi7bfinjofme2</text:p>
          </table:table-cell>
          <table:table-cell office:value-type="string" calcext:value-type="string">
            <text:p>98.22.115.5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03:25:16</text:p>
          </table:table-cell>
          <table:table-cell table:style-name="ce2" office:value-type="date" office:date-value="2016-07-12T05:25:16" calcext:value-type="date">
            <text:p>12-07-16 05: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5181" calcext:value-type="float">
            <text:p>55181</text:p>
          </table:table-cell>
          <table:table-cell office:value-type="string" calcext:value-type="string">
            <text:p>pupg1f6lms5mifi7bfinjofme2</text:p>
          </table:table-cell>
          <table:table-cell office:value-type="string" calcext:value-type="string">
            <text:p>98.22.115.5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05:25:39</text:p>
          </table:table-cell>
          <table:table-cell table:style-name="ce2" office:value-type="date" office:date-value="2016-07-12T05:25:39" calcext:value-type="date">
            <text:p>12-07-16 05: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5187" calcext:value-type="float">
            <text:p>55187</text:p>
          </table:table-cell>
          <table:table-cell office:value-type="string" calcext:value-type="string">
            <text:p>pupg1f6lms5mifi7bfinjofme2</text:p>
          </table:table-cell>
          <table:table-cell office:value-type="string" calcext:value-type="string">
            <text:p>98.22.115.5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05:26:14</text:p>
          </table:table-cell>
          <table:table-cell table:style-name="ce2" office:value-type="date" office:date-value="2016-07-12T05:26:14" calcext:value-type="date">
            <text:p>12-07-16 05:2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5188" calcext:value-type="float">
            <text:p>55188</text:p>
          </table:table-cell>
          <table:table-cell office:value-type="string" calcext:value-type="string">
            <text:p>pupg1f6lms5mifi7bfinjofme2</text:p>
          </table:table-cell>
          <table:table-cell office:value-type="string" calcext:value-type="string">
            <text:p>98.22.115.5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Forgeio</text:p>
          </table:table-cell>
          <table:table-cell office:value-type="string" calcext:value-type="string">
            <text:p>2016-07-12 05:27:08</text:p>
          </table:table-cell>
          <table:table-cell table:style-name="ce2" office:value-type="date" office:date-value="2016-07-12T05:27:08" calcext:value-type="date">
            <text:p>12-07-16 05: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5764" calcext:value-type="float">
            <text:p>55764</text:p>
          </table:table-cell>
          <table:table-cell office:value-type="string" calcext:value-type="string">
            <text:p>7e8jqpeesvvsfb2hvodfasdvq3</text:p>
          </table:table-cell>
          <table:table-cell office:value-type="float" office:value="194187170104" calcext:value-type="float">
            <text:p>19418717010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6:52:36</text:p>
          </table:table-cell>
          <table:table-cell table:style-name="ce2" office:value-type="date" office:date-value="2016-07-12T06:52:36" calcext:value-type="date">
            <text:p>12-07-16 06:5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5840" calcext:value-type="float">
            <text:p>55840</text:p>
          </table:table-cell>
          <table:table-cell office:value-type="string" calcext:value-type="string">
            <text:p>um89bqa648pqpu2opopkt8cc76</text:p>
          </table:table-cell>
          <table:table-cell office:value-type="float" office:value="54198177244" calcext:value-type="float">
            <text:p>5419817724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07:49:39</text:p>
          </table:table-cell>
          <table:table-cell table:style-name="ce2" office:value-type="date" office:date-value="2016-07-12T07:49:39" calcext:value-type="date">
            <text:p>12-07-16 07: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5850" calcext:value-type="float">
            <text:p>55850</text:p>
          </table:table-cell>
          <table:table-cell office:value-type="string" calcext:value-type="string">
            <text:p>h07vvlap74dr0ohmlff1dnmnn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07:59:04</text:p>
          </table:table-cell>
          <table:table-cell table:style-name="ce2" office:value-type="date" office:date-value="2016-07-12T07:59:05" calcext:value-type="date">
            <text:p>12-07-16 07: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5889" calcext:value-type="float">
            <text:p>55889</text:p>
          </table:table-cell>
          <table:table-cell office:value-type="string" calcext:value-type="string">
            <text:p>52kfdek66n4ssdotd1siklmcf5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08:00:17</text:p>
          </table:table-cell>
          <table:table-cell table:style-name="ce2" office:value-type="date" office:date-value="2016-07-12T08:00:17" calcext:value-type="date">
            <text:p>12-07-16 08:0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5962" calcext:value-type="float">
            <text:p>55962</text:p>
          </table:table-cell>
          <table:table-cell office:value-type="string" calcext:value-type="string">
            <text:p>1f4ildbh10gmlbs1scelt85823</text:p>
          </table:table-cell>
          <table:table-cell office:value-type="string" calcext:value-type="string">
            <text:p>88.159.158.4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6:06:00</text:p>
          </table:table-cell>
          <table:table-cell table:style-name="ce2" office:value-type="date" office:date-value="2016-07-12T08:06:01" calcext:value-type="date">
            <text:p>12-07-16 08: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5980" calcext:value-type="float">
            <text:p>55980</text:p>
          </table:table-cell>
          <table:table-cell office:value-type="string" calcext:value-type="string">
            <text:p>1f4ildbh10gmlbs1scelt85823</text:p>
          </table:table-cell>
          <table:table-cell office:value-type="string" calcext:value-type="string">
            <text:p>88.159.158.4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6:06:37</text:p>
          </table:table-cell>
          <table:table-cell table:style-name="ce2" office:value-type="date" office:date-value="2016-07-12T08:06:38" calcext:value-type="date">
            <text:p>12-07-16 08:0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6221" calcext:value-type="float">
            <text:p>56221</text:p>
          </table:table-cell>
          <table:table-cell office:value-type="string" calcext:value-type="string">
            <text:p>68v79ng0ttvk2dm02objrkunk6</text:p>
          </table:table-cell>
          <table:table-cell office:value-type="string" calcext:value-type="string">
            <text:p>88.159.158.4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6:22:36</text:p>
          </table:table-cell>
          <table:table-cell table:style-name="ce2" office:value-type="date" office:date-value="2016-07-12T08:22:36" calcext:value-type="date">
            <text:p>12-07-16 08:2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6222" calcext:value-type="float">
            <text:p>56222</text:p>
          </table:table-cell>
          <table:table-cell office:value-type="string" calcext:value-type="string">
            <text:p>hg33j821a95t5asn1qpk4a5j24</text:p>
          </table:table-cell>
          <table:table-cell office:value-type="string" calcext:value-type="string">
            <text:p>88.159.158.4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6:22:36</text:p>
          </table:table-cell>
          <table:table-cell table:style-name="ce2" office:value-type="date" office:date-value="2016-07-12T08:22:36" calcext:value-type="date">
            <text:p>12-07-16 08:2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6223" calcext:value-type="float">
            <text:p>56223</text:p>
          </table:table-cell>
          <table:table-cell office:value-type="string" calcext:value-type="string">
            <text:p>15mesmolm09k7mcpbd5i267pj0</text:p>
          </table:table-cell>
          <table:table-cell office:value-type="string" calcext:value-type="string">
            <text:p>88.159.158.4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6:25:15</text:p>
          </table:table-cell>
          <table:table-cell table:style-name="ce2" office:value-type="date" office:date-value="2016-07-12T08:25:15" calcext:value-type="date">
            <text:p>12-07-16 08: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6348" calcext:value-type="float">
            <text:p>56348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7:05:19</text:p>
          </table:table-cell>
          <table:table-cell table:style-name="ce2" office:value-type="date" office:date-value="2016-07-12T09:05:20" calcext:value-type="date">
            <text:p>12-07-16 09: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349" calcext:value-type="float">
            <text:p>56349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7:06:03</text:p>
          </table:table-cell>
          <table:table-cell table:style-name="ce2" office:value-type="date" office:date-value="2016-07-12T09:06:04" calcext:value-type="date">
            <text:p>12-07-16 09: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6350" calcext:value-type="float">
            <text:p>56350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06:11</text:p>
          </table:table-cell>
          <table:table-cell table:style-name="ce2" office:value-type="date" office:date-value="2016-07-12T09:06:11" calcext:value-type="date">
            <text:p>12-07-16 09:0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6356" calcext:value-type="float">
            <text:p>56356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06:51</text:p>
          </table:table-cell>
          <table:table-cell table:style-name="ce2" office:value-type="date" office:date-value="2016-07-12T09:06:51" calcext:value-type="date">
            <text:p>12-07-16 09:0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6394" calcext:value-type="float">
            <text:p>56394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7:29:10</text:p>
          </table:table-cell>
          <table:table-cell table:style-name="ce2" office:value-type="date" office:date-value="2016-07-12T09:29:10" calcext:value-type="date">
            <text:p>12-07-16 09: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6410" calcext:value-type="float">
            <text:p>5641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7:41:44</text:p>
          </table:table-cell>
          <table:table-cell table:style-name="ce2" office:value-type="date" office:date-value="2016-07-12T09:41:44" calcext:value-type="date">
            <text:p>12-07-16 09:4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6411" calcext:value-type="float">
            <text:p>5641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7:41:49</text:p>
          </table:table-cell>
          <table:table-cell table:style-name="ce2" office:value-type="date" office:date-value="2016-07-12T09:41:49" calcext:value-type="date">
            <text:p>12-07-16 09:4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41:51</text:p>
          </table:table-cell>
          <table:table-cell table:style-name="ce2" office:value-type="date" office:date-value="2016-07-12T09:41:52" calcext:value-type="date">
            <text:p>12-07-16 09:4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6413" calcext:value-type="float">
            <text:p>5641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42:27</text:p>
          </table:table-cell>
          <table:table-cell table:style-name="ce2" office:value-type="date" office:date-value="2016-07-12T09:42:28" calcext:value-type="date">
            <text:p>12-07-16 09:4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6416" calcext:value-type="float">
            <text:p>5641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49:49</text:p>
          </table:table-cell>
          <table:table-cell table:style-name="ce2" office:value-type="date" office:date-value="2016-07-12T09:49:49" calcext:value-type="date">
            <text:p>12-07-16 09:4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6459" calcext:value-type="float">
            <text:p>5645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55:56</text:p>
          </table:table-cell>
          <table:table-cell table:style-name="ce2" office:value-type="date" office:date-value="2016-07-12T09:55:57" calcext:value-type="date">
            <text:p>12-07-16 09:5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6586" calcext:value-type="float">
            <text:p>5658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59:45</text:p>
          </table:table-cell>
          <table:table-cell table:style-name="ce2" office:value-type="date" office:date-value="2016-07-12T09:59:45" calcext:value-type="date">
            <text:p>12-07-16 09:5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6591" calcext:value-type="float">
            <text:p>56591</text:p>
          </table:table-cell>
          <table:table-cell office:value-type="string" calcext:value-type="string">
            <text:p>8so4arfj0rqeuena4srodpl8k1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2 07:59:51</text:p>
          </table:table-cell>
          <table:table-cell table:style-name="ce2" office:value-type="date" office:date-value="2016-07-12T09:59:51" calcext:value-type="date">
            <text:p>12-07-16 09:5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6901" calcext:value-type="float">
            <text:p>5690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30:04</text:p>
          </table:table-cell>
          <table:table-cell table:style-name="ce2" office:value-type="date" office:date-value="2016-07-12T10:30:04" calcext:value-type="date">
            <text:p>12-07-16 10:3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6989" calcext:value-type="float">
            <text:p>5698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0:56:22</text:p>
          </table:table-cell>
          <table:table-cell table:style-name="ce2" office:value-type="date" office:date-value="2016-07-12T10:56:22" calcext:value-type="date">
            <text:p>12-07-16 10: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7098" calcext:value-type="float">
            <text:p>5709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04:40</text:p>
          </table:table-cell>
          <table:table-cell table:style-name="ce2" office:value-type="date" office:date-value="2016-07-12T11:04:43" calcext:value-type="date">
            <text:p>12-07-16 11:0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7160" calcext:value-type="float">
            <text:p>5716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09:35</text:p>
          </table:table-cell>
          <table:table-cell table:style-name="ce2" office:value-type="date" office:date-value="2016-07-12T11:09:38" calcext:value-type="date">
            <text:p>12-07-16 11:0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7189" calcext:value-type="float">
            <text:p>5718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11:10</text:p>
          </table:table-cell>
          <table:table-cell table:style-name="ce2" office:value-type="date" office:date-value="2016-07-12T11:11:13" calcext:value-type="date">
            <text:p>12-07-16 11: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7214" calcext:value-type="float">
            <text:p>5721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12:30</text:p>
          </table:table-cell>
          <table:table-cell table:style-name="ce2" office:value-type="date" office:date-value="2016-07-12T11:12:30" calcext:value-type="date">
            <text:p>12-07-16 11:1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7437" calcext:value-type="float">
            <text:p>5743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27:45</text:p>
          </table:table-cell>
          <table:table-cell table:style-name="ce2" office:value-type="date" office:date-value="2016-07-12T11:27:53" calcext:value-type="date">
            <text:p>12-07-16 11:2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7500" calcext:value-type="float">
            <text:p>5750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36:48</text:p>
          </table:table-cell>
          <table:table-cell table:style-name="ce2" office:value-type="date" office:date-value="2016-07-12T11:36:48" calcext:value-type="date">
            <text:p>12-07-16 11:3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7501" calcext:value-type="float">
            <text:p>5750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37:01</text:p>
          </table:table-cell>
          <table:table-cell table:style-name="ce2" office:value-type="date" office:date-value="2016-07-12T11:37:02" calcext:value-type="date">
            <text:p>12-07-16 11:3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7502" calcext:value-type="float">
            <text:p>5750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09:37:20</text:p>
          </table:table-cell>
          <table:table-cell table:style-name="ce2" office:value-type="date" office:date-value="2016-07-12T11:37:21" calcext:value-type="date">
            <text:p>12-07-16 11:3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7503" calcext:value-type="float">
            <text:p>5750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1:37:46</text:p>
          </table:table-cell>
          <table:table-cell table:style-name="ce2" office:value-type="date" office:date-value="2016-07-12T11:37:47" calcext:value-type="date">
            <text:p>12-07-16 11:3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7504" calcext:value-type="float">
            <text:p>57504</text:p>
          </table:table-cell>
          <table:table-cell office:value-type="string" calcext:value-type="string">
            <text:p>i14rphmo500jgtc90sb9d4cpa1</text:p>
          </table:table-cell>
          <table:table-cell office:value-type="float" office:value="203118144223" calcext:value-type="float">
            <text:p>203118144223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2016-07-12 11:38:15</text:p>
          </table:table-cell>
          <table:table-cell table:style-name="ce2" office:value-type="date" office:date-value="2016-07-12T11:38:16" calcext:value-type="date">
            <text:p>12-07-16 11:3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7505" calcext:value-type="float">
            <text:p>5750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1:38:41</text:p>
          </table:table-cell>
          <table:table-cell table:style-name="ce2" office:value-type="date" office:date-value="2016-07-12T11:38:41" calcext:value-type="date">
            <text:p>12-07-16 11: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7506" calcext:value-type="float">
            <text:p>5750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1:39:56</text:p>
          </table:table-cell>
          <table:table-cell table:style-name="ce2" office:value-type="date" office:date-value="2016-07-12T11:39:57" calcext:value-type="date">
            <text:p>12-07-16 11:3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7510" calcext:value-type="float">
            <text:p>5751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43:57</text:p>
          </table:table-cell>
          <table:table-cell table:style-name="ce2" office:value-type="date" office:date-value="2016-07-12T11:43:57.000001" calcext:value-type="date">
            <text:p>12-07-16 11: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7515" calcext:value-type="float">
            <text:p>57515</text:p>
          </table:table-cell>
          <table:table-cell office:value-type="string" calcext:value-type="string">
            <text:p>9sc661iv244mtqheg97i2lsml5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11:44:35</text:p>
          </table:table-cell>
          <table:table-cell table:style-name="ce2" office:value-type="date" office:date-value="2016-07-12T11:44:36" calcext:value-type="date">
            <text:p>12-07-16 11:4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7516" calcext:value-type="float">
            <text:p>57516</text:p>
          </table:table-cell>
          <table:table-cell office:value-type="string" calcext:value-type="string">
            <text:p>35uogc1c7700n5lnel134cgeu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11:44:37</text:p>
          </table:table-cell>
          <table:table-cell table:style-name="ce2" office:value-type="date" office:date-value="2016-07-12T11:44:42" calcext:value-type="date">
            <text:p>12-07-16 11:4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7517" calcext:value-type="float">
            <text:p>5751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table:number-columns-repeated="2"/>
          <table:table-cell office:value-type="string" calcext:value-type="string">
            <text:p>2016-07-12 09:44:55</text:p>
          </table:table-cell>
          <table:table-cell table:style-name="ce2" office:value-type="date" office:date-value="2016-07-12T11:44:56" calcext:value-type="date">
            <text:p>12-07-16 11:4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7519" calcext:value-type="float">
            <text:p>57519</text:p>
          </table:table-cell>
          <table:table-cell office:value-type="string" calcext:value-type="string">
            <text:p>ugcvmpq39l3bcrjar2pigssg4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11:44:57</text:p>
          </table:table-cell>
          <table:table-cell table:style-name="ce2" office:value-type="date" office:date-value="2016-07-12T11:44:59" calcext:value-type="date">
            <text:p>12-07-16 11:4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7525" calcext:value-type="float">
            <text:p>57525</text:p>
          </table:table-cell>
          <table:table-cell office:value-type="string" calcext:value-type="string">
            <text:p>auf3pvag090dj9rg3c623iub1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11:45:15</text:p>
          </table:table-cell>
          <table:table-cell table:style-name="ce2" office:value-type="date" office:date-value="2016-07-12T11:45:20" calcext:value-type="date">
            <text:p>12-07-16 11: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7528" calcext:value-type="float">
            <text:p>57528</text:p>
          </table:table-cell>
          <table:table-cell office:value-type="string" calcext:value-type="string">
            <text:p>v455vklqeo6soa9a7cgem9k81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11:45:29</text:p>
          </table:table-cell>
          <table:table-cell table:style-name="ce2" office:value-type="date" office:date-value="2016-07-12T11:45:31" calcext:value-type="date">
            <text:p>12-07-16 11:4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7529" calcext:value-type="float">
            <text:p>5752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45:48</text:p>
          </table:table-cell>
          <table:table-cell table:style-name="ce2" office:value-type="date" office:date-value="2016-07-12T11:45:51" calcext:value-type="date">
            <text:p>12-07-16 11:4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7530" calcext:value-type="float">
            <text:p>5753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48:14</text:p>
          </table:table-cell>
          <table:table-cell table:style-name="ce2" office:value-type="date" office:date-value="2016-07-12T11:48:30" calcext:value-type="date">
            <text:p>12-07-16 11:4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7532" calcext:value-type="float">
            <text:p>57532</text:p>
          </table:table-cell>
          <table:table-cell office:value-type="string" calcext:value-type="string">
            <text:p>nkffi9mlma0jrudglqkp68jr2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11:51:59</text:p>
          </table:table-cell>
          <table:table-cell table:style-name="ce2" office:value-type="date" office:date-value="2016-07-12T11:52:12.000001" calcext:value-type="date">
            <text:p>12-07-16 11:5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7533" calcext:value-type="float">
            <text:p>57533</text:p>
          </table:table-cell>
          <table:table-cell office:value-type="string" calcext:value-type="string">
            <text:p>154bdfct1cjaluercv3dlsk35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11:52:01</text:p>
          </table:table-cell>
          <table:table-cell table:style-name="ce2" office:value-type="date" office:date-value="2016-07-12T11:52:14" calcext:value-type="date">
            <text:p>12-07-16 11: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7534" calcext:value-type="float">
            <text:p>57534</text:p>
          </table:table-cell>
          <table:table-cell office:value-type="string" calcext:value-type="string">
            <text:p>iohk6n45ilij4ld85rgn1ci8i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2 11:52:35</text:p>
          </table:table-cell>
          <table:table-cell table:style-name="ce2" office:value-type="date" office:date-value="2016-07-12T11:53:34" calcext:value-type="date">
            <text:p>12-07-16 11:5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7540" calcext:value-type="float">
            <text:p>5754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56:45</text:p>
          </table:table-cell>
          <table:table-cell table:style-name="ce2" office:value-type="date" office:date-value="2016-07-12T11:56:45" calcext:value-type="date">
            <text:p>12-07-16 11:5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7543" calcext:value-type="float">
            <text:p>5754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57:16</text:p>
          </table:table-cell>
          <table:table-cell table:style-name="ce2" office:value-type="date" office:date-value="2016-07-12T11:57:16" calcext:value-type="date">
            <text:p>12-07-16 11:5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547" calcext:value-type="float">
            <text:p>5754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57:29</text:p>
          </table:table-cell>
          <table:table-cell table:style-name="ce2" office:value-type="date" office:date-value="2016-07-12T11:57:29" calcext:value-type="date">
            <text:p>12-07-16 11:5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54" calcext:value-type="float">
            <text:p>5755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58:07</text:p>
          </table:table-cell>
          <table:table-cell table:style-name="ce2" office:value-type="date" office:date-value="2016-07-12T11:58:08" calcext:value-type="date">
            <text:p>12-07-16 11:5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588" calcext:value-type="float">
            <text:p>5758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09:59:11</text:p>
          </table:table-cell>
          <table:table-cell table:style-name="ce2" office:value-type="date" office:date-value="2016-07-12T11:59:11" calcext:value-type="date">
            <text:p>12-07-16 11:5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7638" calcext:value-type="float">
            <text:p>5763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02:16</text:p>
          </table:table-cell>
          <table:table-cell table:style-name="ce2" office:value-type="date" office:date-value="2016-07-12T12:02:16" calcext:value-type="date">
            <text:p>12-07-16 12:0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7706" calcext:value-type="float">
            <text:p>5770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05:35</text:p>
          </table:table-cell>
          <table:table-cell table:style-name="ce2" office:value-type="date" office:date-value="2016-07-12T12:05:35" calcext:value-type="date">
            <text:p>12-07-16 12:0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711" calcext:value-type="float">
            <text:p>5771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06:10</text:p>
          </table:table-cell>
          <table:table-cell table:style-name="ce2" office:value-type="date" office:date-value="2016-07-12T12:06:17" calcext:value-type="date">
            <text:p>12-07-16 12:0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7722" calcext:value-type="float">
            <text:p>57722</text:p>
          </table:table-cell>
          <table:table-cell office:value-type="string" calcext:value-type="string">
            <text:p>h92qabqvsn1lhsb9lquci6voi2</text:p>
          </table:table-cell>
          <table:table-cell office:value-type="float" office:value="194187170108" calcext:value-type="float">
            <text:p>19418717010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2:06:37</text:p>
          </table:table-cell>
          <table:table-cell table:style-name="ce2" office:value-type="date" office:date-value="2016-07-12T12:06:37" calcext:value-type="date">
            <text:p>12-07-16 12:0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7747" calcext:value-type="float">
            <text:p>5774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07:33</text:p>
          </table:table-cell>
          <table:table-cell table:style-name="ce2" office:value-type="date" office:date-value="2016-07-12T12:07:38" calcext:value-type="date">
            <text:p>12-07-16 12:0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7751" calcext:value-type="float">
            <text:p>5775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08:18</text:p>
          </table:table-cell>
          <table:table-cell table:style-name="ce2" office:value-type="date" office:date-value="2016-07-12T12:08:23" calcext:value-type="date">
            <text:p>12-07-16 12:0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7768" calcext:value-type="float">
            <text:p>5776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08:57</text:p>
          </table:table-cell>
          <table:table-cell table:style-name="ce2" office:value-type="date" office:date-value="2016-07-12T12:08:57" calcext:value-type="date">
            <text:p>12-07-16 12: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781" calcext:value-type="float">
            <text:p>5778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09:41</text:p>
          </table:table-cell>
          <table:table-cell table:style-name="ce2" office:value-type="date" office:date-value="2016-07-12T12:09:42" calcext:value-type="date">
            <text:p>12-07-16 12: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7812" calcext:value-type="float">
            <text:p>5781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1:08</text:p>
          </table:table-cell>
          <table:table-cell table:style-name="ce2" office:value-type="date" office:date-value="2016-07-12T12:11:08" calcext:value-type="date">
            <text:p>12-07-16 12:1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7827" calcext:value-type="float">
            <text:p>5782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1:33</text:p>
          </table:table-cell>
          <table:table-cell table:style-name="ce2" office:value-type="date" office:date-value="2016-07-12T12:11:33" calcext:value-type="date">
            <text:p>12-07-16 12: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7843" calcext:value-type="float">
            <text:p>5784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2:23</text:p>
          </table:table-cell>
          <table:table-cell table:style-name="ce2" office:value-type="date" office:date-value="2016-07-12T12:12:24" calcext:value-type="date">
            <text:p>12-07-16 12:1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7854" calcext:value-type="float">
            <text:p>5785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3:23</text:p>
          </table:table-cell>
          <table:table-cell table:style-name="ce2" office:value-type="date" office:date-value="2016-07-12T12:13:27" calcext:value-type="date">
            <text:p>12-07-16 12:1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7865" calcext:value-type="float">
            <text:p>5786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4:40</text:p>
          </table:table-cell>
          <table:table-cell table:style-name="ce2" office:value-type="date" office:date-value="2016-07-12T12:14:40" calcext:value-type="date">
            <text:p>12-07-16 12: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7883" calcext:value-type="float">
            <text:p>5788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6:04</text:p>
          </table:table-cell>
          <table:table-cell table:style-name="ce2" office:value-type="date" office:date-value="2016-07-12T12:16:05" calcext:value-type="date">
            <text:p>12-07-16 12: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7884" calcext:value-type="float">
            <text:p>5788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6:38</text:p>
          </table:table-cell>
          <table:table-cell table:style-name="ce2" office:value-type="date" office:date-value="2016-07-12T12:16:39" calcext:value-type="date">
            <text:p>12-07-16 12: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7885" calcext:value-type="float">
            <text:p>5788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6:55</text:p>
          </table:table-cell>
          <table:table-cell table:style-name="ce2" office:value-type="date" office:date-value="2016-07-12T12:16:56" calcext:value-type="date">
            <text:p>12-07-16 12: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7886" calcext:value-type="float">
            <text:p>5788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7:05</text:p>
          </table:table-cell>
          <table:table-cell table:style-name="ce2" office:value-type="date" office:date-value="2016-07-12T12:17:06" calcext:value-type="date">
            <text:p>12-07-16 12:1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7887" calcext:value-type="float">
            <text:p>5788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7:45</text:p>
          </table:table-cell>
          <table:table-cell table:style-name="ce2" office:value-type="date" office:date-value="2016-07-12T12:17:46" calcext:value-type="date">
            <text:p>12-07-16 12: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7888" calcext:value-type="float">
            <text:p>5788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18:25</text:p>
          </table:table-cell>
          <table:table-cell table:style-name="ce2" office:value-type="date" office:date-value="2016-07-12T12:18:26" calcext:value-type="date">
            <text:p>12-07-16 12: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8108" calcext:value-type="float">
            <text:p>58108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46:02</text:p>
          </table:table-cell>
          <table:table-cell table:style-name="ce2" office:value-type="date" office:date-value="2016-07-12T12:46:02" calcext:value-type="date">
            <text:p>12-07-16 12:4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8109" calcext:value-type="float">
            <text:p>58109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46:16</text:p>
          </table:table-cell>
          <table:table-cell table:style-name="ce2" office:value-type="date" office:date-value="2016-07-12T12:46:16" calcext:value-type="date">
            <text:p>12-07-16 12:4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8110" calcext:value-type="float">
            <text:p>58110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46:19</text:p>
          </table:table-cell>
          <table:table-cell table:style-name="ce2" office:value-type="date" office:date-value="2016-07-12T12:46:19" calcext:value-type="date">
            <text:p>12-07-16 12:4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114" calcext:value-type="float">
            <text:p>5811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47:45</text:p>
          </table:table-cell>
          <table:table-cell table:style-name="ce2" office:value-type="date" office:date-value="2016-07-12T12:47:45" calcext:value-type="date">
            <text:p>12-07-16 12:4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8115" calcext:value-type="float">
            <text:p>58115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47:55</text:p>
          </table:table-cell>
          <table:table-cell table:style-name="ce2" office:value-type="date" office:date-value="2016-07-12T12:47:56" calcext:value-type="date">
            <text:p>12-07-16 12: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136" calcext:value-type="float">
            <text:p>5813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52:10</text:p>
          </table:table-cell>
          <table:table-cell table:style-name="ce2" office:value-type="date" office:date-value="2016-07-12T12:52:10" calcext:value-type="date">
            <text:p>12-07-16 12:5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8137" calcext:value-type="float">
            <text:p>58137</text:p>
          </table:table-cell>
          <table:table-cell office:value-type="string" calcext:value-type="string">
            <text:p>itl9h8ail7ns88p1en8uctmbh6</text:p>
          </table:table-cell>
          <table:table-cell office:value-type="string" calcext:value-type="string">
            <text:p>77.170.193.9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52:33</text:p>
          </table:table-cell>
          <table:table-cell table:style-name="ce2" office:value-type="date" office:date-value="2016-07-12T12:52:33" calcext:value-type="date">
            <text:p>12-07-16 12:5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8140" calcext:value-type="float">
            <text:p>5814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53:14</text:p>
          </table:table-cell>
          <table:table-cell table:style-name="ce2" office:value-type="date" office:date-value="2016-07-12T12:53:14" calcext:value-type="date">
            <text:p>12-07-16 12: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8141" calcext:value-type="float">
            <text:p>5814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53:30</text:p>
          </table:table-cell>
          <table:table-cell table:style-name="ce2" office:value-type="date" office:date-value="2016-07-12T12:53:31" calcext:value-type="date">
            <text:p>12-07-16 12:5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8154" calcext:value-type="float">
            <text:p>5815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53:49</text:p>
          </table:table-cell>
          <table:table-cell table:style-name="ce2" office:value-type="date" office:date-value="2016-07-12T12:53:50" calcext:value-type="date">
            <text:p>12-07-16 12:5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8159" calcext:value-type="float">
            <text:p>5815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0:53:56</text:p>
          </table:table-cell>
          <table:table-cell table:style-name="ce2" office:value-type="date" office:date-value="2016-07-12T12:53:56" calcext:value-type="date">
            <text:p>12-07-16 12:5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8567" calcext:value-type="float">
            <text:p>58567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1:02:07</text:p>
          </table:table-cell>
          <table:table-cell table:style-name="ce2" office:value-type="date" office:date-value="2016-07-12T13:02:06.999999" calcext:value-type="date">
            <text:p>12-07-16 13:0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8568" calcext:value-type="float">
            <text:p>58568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1:02:13</text:p>
          </table:table-cell>
          <table:table-cell table:style-name="ce2" office:value-type="date" office:date-value="2016-07-12T13:02:14" calcext:value-type="date">
            <text:p>12-07-16 13:0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8569" calcext:value-type="float">
            <text:p>58569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1:02:15</text:p>
          </table:table-cell>
          <table:table-cell table:style-name="ce2" office:value-type="date" office:date-value="2016-07-12T13:02:14.999999" calcext:value-type="date">
            <text:p>12-07-16 13:0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8577" calcext:value-type="float">
            <text:p>58577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1:02:25</text:p>
          </table:table-cell>
          <table:table-cell table:style-name="ce2" office:value-type="date" office:date-value="2016-07-12T13:02:25.999999" calcext:value-type="date">
            <text:p>12-07-16 13:0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8594" calcext:value-type="float">
            <text:p>5859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02:50</text:p>
          </table:table-cell>
          <table:table-cell table:style-name="ce2" office:value-type="date" office:date-value="2016-07-12T13:02:49.999999" calcext:value-type="date">
            <text:p>12-07-16 13:0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8631" calcext:value-type="float">
            <text:p>58631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3:03:49</text:p>
          </table:table-cell>
          <table:table-cell table:style-name="ce2" office:value-type="date" office:date-value="2016-07-12T13:03:49.999999" calcext:value-type="date">
            <text:p>12-07-16 13:0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8709" calcext:value-type="float">
            <text:p>58709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1:05:49</text:p>
          </table:table-cell>
          <table:table-cell table:style-name="ce2" office:value-type="date" office:date-value="2016-07-12T13:05:49.999999" calcext:value-type="date">
            <text:p>12-07-16 13: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8711" calcext:value-type="float">
            <text:p>58711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1:05:50</text:p>
          </table:table-cell>
          <table:table-cell table:style-name="ce2" office:value-type="date" office:date-value="2016-07-12T13:05:49.999999" calcext:value-type="date">
            <text:p>12-07-16 13:0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8721" calcext:value-type="float">
            <text:p>58721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1:06:42</text:p>
          </table:table-cell>
          <table:table-cell table:style-name="ce2" office:value-type="date" office:date-value="2016-07-12T13:06:43" calcext:value-type="date">
            <text:p>12-07-16 13:0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8743" calcext:value-type="float">
            <text:p>58743</text:p>
          </table:table-cell>
          <table:table-cell office:value-type="string" calcext:value-type="string">
            <text:p>hd30od5tq791i746hcll74rq23</text:p>
          </table:table-cell>
          <table:table-cell office:value-type="string" calcext:value-type="string">
            <text:p>176.40.25.48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2016-07-12 13:17:36</text:p>
          </table:table-cell>
          <table:table-cell table:style-name="ce2" office:value-type="date" office:date-value="2016-07-12T13:17:36" calcext:value-type="date">
            <text:p>12-07-16 13: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8833" calcext:value-type="float">
            <text:p>5883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1:26:24</text:p>
          </table:table-cell>
          <table:table-cell table:style-name="ce2" office:value-type="date" office:date-value="2016-07-12T13:26:24" calcext:value-type="date">
            <text:p>12-07-16 13: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8834" calcext:value-type="float">
            <text:p>58834</text:p>
          </table:table-cell>
          <table:table-cell office:value-type="string" calcext:value-type="string">
            <text:p>hd30od5tq791i746hcll74rq23</text:p>
          </table:table-cell>
          <table:table-cell office:value-type="string" calcext:value-type="string">
            <text:p>176.40.25.48</text:p>
          </table:table-cell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2016-07-12 13:28:14</text:p>
          </table:table-cell>
          <table:table-cell table:style-name="ce2" office:value-type="date" office:date-value="2016-07-12T13:28:14" calcext:value-type="date">
            <text:p>12-07-16 13:2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8835" calcext:value-type="float">
            <text:p>58835</text:p>
          </table:table-cell>
          <table:table-cell office:value-type="string" calcext:value-type="string">
            <text:p>hd30od5tq791i746hcll74rq23</text:p>
          </table:table-cell>
          <table:table-cell office:value-type="string" calcext:value-type="string">
            <text:p>176.40.25.48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alperyarali</text:p>
          </table:table-cell>
          <table:table-cell office:value-type="string" calcext:value-type="string">
            <text:p>2016-07-12 11:28:53</text:p>
          </table:table-cell>
          <table:table-cell table:style-name="ce2" office:value-type="date" office:date-value="2016-07-12T13:28:52.999999" calcext:value-type="date">
            <text:p>12-07-16 13:2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9253" calcext:value-type="float">
            <text:p>5925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2:03:04</text:p>
          </table:table-cell>
          <table:table-cell table:style-name="ce2" office:value-type="date" office:date-value="2016-07-12T14:03:04" calcext:value-type="date">
            <text:p>12-07-16 14: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9348" calcext:value-type="float">
            <text:p>59348</text:p>
          </table:table-cell>
          <table:table-cell office:value-type="string" calcext:value-type="string">
            <text:p>nt0ims117vk2d6d5q1m2q8b2b4</text:p>
          </table:table-cell>
          <table:table-cell office:value-type="string" calcext:value-type="string">
            <text:p>91.108.70.12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2 14:26:24</text:p>
          </table:table-cell>
          <table:table-cell table:style-name="ce2" office:value-type="date" office:date-value="2016-07-12T14:26:24" calcext:value-type="date">
            <text:p>12-07-16 14:2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364" calcext:value-type="float">
            <text:p>59364</text:p>
          </table:table-cell>
          <table:table-cell office:value-type="string" calcext:value-type="string">
            <text:p>r8pjf51ji1slelgk26ltq6f6p1</text:p>
          </table:table-cell>
          <table:table-cell office:value-type="string" calcext:value-type="string">
            <text:p>109.73.79.234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2 14:29:45</text:p>
          </table:table-cell>
          <table:table-cell table:style-name="ce2" office:value-type="date" office:date-value="2016-07-12T14:29:46" calcext:value-type="date">
            <text:p>12-07-16 14:2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9366" calcext:value-type="float">
            <text:p>59366</text:p>
          </table:table-cell>
          <table:table-cell office:value-type="string" calcext:value-type="string">
            <text:p>rp55eb68hd88nq88t4edadoaf5</text:p>
          </table:table-cell>
          <table:table-cell office:value-type="float" office:value="185104216236" calcext:value-type="float">
            <text:p>185104216236</text:p>
          </table:table-cell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2016-07-12 14:33:15</text:p>
          </table:table-cell>
          <table:table-cell table:style-name="ce2" office:value-type="date" office:date-value="2016-07-12T14:33:15" calcext:value-type="date">
            <text:p>12-07-16 14: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9392" calcext:value-type="float">
            <text:p>59392</text:p>
          </table:table-cell>
          <table:table-cell office:value-type="string" calcext:value-type="string">
            <text:p>t5sgadtl8orit9os9hf0s8t1d2</text:p>
          </table:table-cell>
          <table:table-cell office:value-type="string" calcext:value-type="string">
            <text:p>188.208.40.17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4:36:42</text:p>
          </table:table-cell>
          <table:table-cell table:style-name="ce2" office:value-type="date" office:date-value="2016-07-12T14:36:42" calcext:value-type="date">
            <text:p>12-07-16 14:3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9397" calcext:value-type="float">
            <text:p>59397</text:p>
          </table:table-cell>
          <table:table-cell office:value-type="string" calcext:value-type="string">
            <text:p>5rc8ph9ghgktjhp65mpnui5vn5</text:p>
          </table:table-cell>
          <table:table-cell office:value-type="string" calcext:value-type="string">
            <text:p>77.166.58.24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2:41:36</text:p>
          </table:table-cell>
          <table:table-cell table:style-name="ce2" office:value-type="date" office:date-value="2016-07-12T14:41:36" calcext:value-type="date">
            <text:p>12-07-16 14: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9398" calcext:value-type="float">
            <text:p>59398</text:p>
          </table:table-cell>
          <table:table-cell office:value-type="string" calcext:value-type="string">
            <text:p>5rc8ph9ghgktjhp65mpnui5vn5</text:p>
          </table:table-cell>
          <table:table-cell office:value-type="string" calcext:value-type="string">
            <text:p>77.166.58.24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2:42:09</text:p>
          </table:table-cell>
          <table:table-cell table:style-name="ce2" office:value-type="date" office:date-value="2016-07-12T14:42:09" calcext:value-type="date">
            <text:p>12-07-16 14: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9399" calcext:value-type="float">
            <text:p>59399</text:p>
          </table:table-cell>
          <table:table-cell office:value-type="string" calcext:value-type="string">
            <text:p>5rc8ph9ghgktjhp65mpnui5vn5</text:p>
          </table:table-cell>
          <table:table-cell office:value-type="string" calcext:value-type="string">
            <text:p>77.166.58.24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2:42:19</text:p>
          </table:table-cell>
          <table:table-cell table:style-name="ce2" office:value-type="date" office:date-value="2016-07-12T14:42:19" calcext:value-type="date">
            <text:p>12-07-16 14:4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5rc8ph9ghgktjhp65mpnui5vn5</text:p>
          </table:table-cell>
          <table:table-cell office:value-type="string" calcext:value-type="string">
            <text:p>77.166.58.24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2:42:36</text:p>
          </table:table-cell>
          <table:table-cell table:style-name="ce2" office:value-type="date" office:date-value="2016-07-12T14:42:37" calcext:value-type="date">
            <text:p>12-07-16 14:4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9407" calcext:value-type="float">
            <text:p>5940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2:51:11</text:p>
          </table:table-cell>
          <table:table-cell table:style-name="ce2" office:value-type="date" office:date-value="2016-07-12T14:51:11" calcext:value-type="date">
            <text:p>12-07-16 14:5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9476" calcext:value-type="float">
            <text:p>59476</text:p>
          </table:table-cell>
          <table:table-cell office:value-type="string" calcext:value-type="string">
            <text:p>ukpi83c485lmtkkjqed4lk1ni0</text:p>
          </table:table-cell>
          <table:table-cell office:value-type="string" calcext:value-type="string">
            <text:p>54.198.46.23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4:59:01</text:p>
          </table:table-cell>
          <table:table-cell table:style-name="ce2" office:value-type="date" office:date-value="2016-07-12T14:59:01.000001" calcext:value-type="date">
            <text:p>12-07-16 14:5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9492" calcext:value-type="float">
            <text:p>59492</text:p>
          </table:table-cell>
          <table:table-cell office:value-type="string" calcext:value-type="string">
            <text:p>smesfakkpm2r7d4perrq6p88r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5:16:35</text:p>
          </table:table-cell>
          <table:table-cell table:style-name="ce2" office:value-type="date" office:date-value="2016-07-12T15:16:35" calcext:value-type="date">
            <text:p>12-07-16 15:1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9493" calcext:value-type="float">
            <text:p>5949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17:13</text:p>
          </table:table-cell>
          <table:table-cell table:style-name="ce2" office:value-type="date" office:date-value="2016-07-12T15:17:14" calcext:value-type="date">
            <text:p>12-07-16 15: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9521" calcext:value-type="float">
            <text:p>5952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23:38</text:p>
          </table:table-cell>
          <table:table-cell table:style-name="ce2" office:value-type="date" office:date-value="2016-07-12T15:23:39" calcext:value-type="date">
            <text:p>12-07-16 15:2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525" calcext:value-type="float">
            <text:p>5952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26:47</text:p>
          </table:table-cell>
          <table:table-cell table:style-name="ce2" office:value-type="date" office:date-value="2016-07-12T15:26:47" calcext:value-type="date">
            <text:p>12-07-16 15:2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9526" calcext:value-type="float">
            <text:p>5952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29:11</text:p>
          </table:table-cell>
          <table:table-cell table:style-name="ce2" office:value-type="date" office:date-value="2016-07-12T15:29:13" calcext:value-type="date">
            <text:p>12-07-16 15:2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9527" calcext:value-type="float">
            <text:p>5952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29:35</text:p>
          </table:table-cell>
          <table:table-cell table:style-name="ce2" office:value-type="date" office:date-value="2016-07-12T15:29:35" calcext:value-type="date">
            <text:p>12-07-16 15: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528" calcext:value-type="float">
            <text:p>5952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29:49</text:p>
          </table:table-cell>
          <table:table-cell table:style-name="ce2" office:value-type="date" office:date-value="2016-07-12T15:29:50" calcext:value-type="date">
            <text:p>12-07-16 15:2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9530" calcext:value-type="float">
            <text:p>5953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0:14</text:p>
          </table:table-cell>
          <table:table-cell table:style-name="ce2" office:value-type="date" office:date-value="2016-07-12T15:30:14" calcext:value-type="date">
            <text:p>12-07-16 15:3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9531" calcext:value-type="float">
            <text:p>5953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0:20</text:p>
          </table:table-cell>
          <table:table-cell table:style-name="ce2" office:value-type="date" office:date-value="2016-07-12T15:30:21" calcext:value-type="date">
            <text:p>12-07-16 15:3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9533" calcext:value-type="float">
            <text:p>5953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0:33</text:p>
          </table:table-cell>
          <table:table-cell table:style-name="ce2" office:value-type="date" office:date-value="2016-07-12T15:30:34" calcext:value-type="date">
            <text:p>12-07-16 15:3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9534" calcext:value-type="float">
            <text:p>5953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0:39</text:p>
          </table:table-cell>
          <table:table-cell table:style-name="ce2" office:value-type="date" office:date-value="2016-07-12T15:30:40" calcext:value-type="date">
            <text:p>12-07-16 15:3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9535" calcext:value-type="float">
            <text:p>5953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0:44</text:p>
          </table:table-cell>
          <table:table-cell table:style-name="ce2" office:value-type="date" office:date-value="2016-07-12T15:30:44" calcext:value-type="date">
            <text:p>12-07-16 15:3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9544" calcext:value-type="float">
            <text:p>5954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3:06</text:p>
          </table:table-cell>
          <table:table-cell table:style-name="ce2" office:value-type="date" office:date-value="2016-07-12T15:33:06" calcext:value-type="date">
            <text:p>12-07-16 15:3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9545" calcext:value-type="float">
            <text:p>5954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3:26</text:p>
          </table:table-cell>
          <table:table-cell table:style-name="ce2" office:value-type="date" office:date-value="2016-07-12T15:33:26" calcext:value-type="date">
            <text:p>12-07-16 15:3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9547" calcext:value-type="float">
            <text:p>5954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6:04</text:p>
          </table:table-cell>
          <table:table-cell table:style-name="ce2" office:value-type="date" office:date-value="2016-07-12T15:36:05" calcext:value-type="date">
            <text:p>12-07-16 15:3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9548" calcext:value-type="float">
            <text:p>5954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6:13</text:p>
          </table:table-cell>
          <table:table-cell table:style-name="ce2" office:value-type="date" office:date-value="2016-07-12T15:36:13" calcext:value-type="date">
            <text:p>12-07-16 15: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9549" calcext:value-type="float">
            <text:p>5954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5:36:35</text:p>
          </table:table-cell>
          <table:table-cell table:style-name="ce2" office:value-type="date" office:date-value="2016-07-12T15:36:36" calcext:value-type="date">
            <text:p>12-07-16 15:3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9550" calcext:value-type="float">
            <text:p>5955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8:37</text:p>
          </table:table-cell>
          <table:table-cell table:style-name="ce2" office:value-type="date" office:date-value="2016-07-12T15:38:37" calcext:value-type="date">
            <text:p>12-07-16 15:3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9551" calcext:value-type="float">
            <text:p>5955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8:51</text:p>
          </table:table-cell>
          <table:table-cell table:style-name="ce2" office:value-type="date" office:date-value="2016-07-12T15:38:51" calcext:value-type="date">
            <text:p>12-07-16 15:3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9553" calcext:value-type="float">
            <text:p>5955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39:35</text:p>
          </table:table-cell>
          <table:table-cell table:style-name="ce2" office:value-type="date" office:date-value="2016-07-12T15:39:36" calcext:value-type="date">
            <text:p>12-07-16 15:3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9554" calcext:value-type="float">
            <text:p>5955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40:16</text:p>
          </table:table-cell>
          <table:table-cell table:style-name="ce2" office:value-type="date" office:date-value="2016-07-12T15:40:17" calcext:value-type="date">
            <text:p>12-07-16 15:4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9560" calcext:value-type="float">
            <text:p>5956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42:20</text:p>
          </table:table-cell>
          <table:table-cell table:style-name="ce2" office:value-type="date" office:date-value="2016-07-12T15:42:20" calcext:value-type="date">
            <text:p>12-07-16 15:4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9561" calcext:value-type="float">
            <text:p>5956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42:39</text:p>
          </table:table-cell>
          <table:table-cell table:style-name="ce2" office:value-type="date" office:date-value="2016-07-12T15:42:40" calcext:value-type="date">
            <text:p>12-07-16 15:4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562" calcext:value-type="float">
            <text:p>5956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43:37</text:p>
          </table:table-cell>
          <table:table-cell table:style-name="ce2" office:value-type="date" office:date-value="2016-07-12T15:43:37" calcext:value-type="date">
            <text:p>12-07-16 15:4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9563" calcext:value-type="float">
            <text:p>5956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43:47</text:p>
          </table:table-cell>
          <table:table-cell table:style-name="ce2" office:value-type="date" office:date-value="2016-07-12T15:43:48" calcext:value-type="date">
            <text:p>12-07-16 15:4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9564" calcext:value-type="float">
            <text:p>5956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3:43:57</text:p>
          </table:table-cell>
          <table:table-cell table:style-name="ce2" office:value-type="date" office:date-value="2016-07-12T15:43:57" calcext:value-type="date">
            <text:p>12-07-16 15:4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9959" calcext:value-type="float">
            <text:p>5995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4:07:40</text:p>
          </table:table-cell>
          <table:table-cell table:style-name="ce2" office:value-type="date" office:date-value="2016-07-12T16:07:40" calcext:value-type="date">
            <text:p>12-07-16 16:0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9965" calcext:value-type="float">
            <text:p>5996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4:07:50</text:p>
          </table:table-cell>
          <table:table-cell table:style-name="ce2" office:value-type="date" office:date-value="2016-07-12T16:07:51" calcext:value-type="date">
            <text:p>12-07-16 16:0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9996" calcext:value-type="float">
            <text:p>5999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4:08:58</text:p>
          </table:table-cell>
          <table:table-cell table:style-name="ce2" office:value-type="date" office:date-value="2016-07-12T16:09:04" calcext:value-type="date">
            <text:p>12-07-16 16:0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0011" calcext:value-type="float">
            <text:p>6001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6:09:44</text:p>
          </table:table-cell>
          <table:table-cell table:style-name="ce2" office:value-type="date" office:date-value="2016-07-12T16:09:44" calcext:value-type="date">
            <text:p>12-07-16 16:0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0133" calcext:value-type="float">
            <text:p>6013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6:14:07</text:p>
          </table:table-cell>
          <table:table-cell table:style-name="ce2" office:value-type="date" office:date-value="2016-07-12T16:14:07" calcext:value-type="date">
            <text:p>12-07-16 16:1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0247" calcext:value-type="float">
            <text:p>6024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4:34:04</text:p>
          </table:table-cell>
          <table:table-cell table:style-name="ce2" office:value-type="date" office:date-value="2016-07-12T16:34:04.999999" calcext:value-type="date">
            <text:p>12-07-16 16:3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0251" calcext:value-type="float">
            <text:p>60251</text:p>
          </table:table-cell>
          <table:table-cell office:value-type="string" calcext:value-type="string">
            <text:p>febcard72rgb2rcvrejrebrb77</text:p>
          </table:table-cell>
          <table:table-cell office:value-type="string" calcext:value-type="string">
            <text:p>23.240.16.23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4:38:45</text:p>
          </table:table-cell>
          <table:table-cell table:style-name="ce2" office:value-type="date" office:date-value="2016-07-12T16:38:45" calcext:value-type="date">
            <text:p>12-07-16 16: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0252" calcext:value-type="float">
            <text:p>60252</text:p>
          </table:table-cell>
          <table:table-cell office:value-type="string" calcext:value-type="string">
            <text:p>febcard72rgb2rcvrejrebrb77</text:p>
          </table:table-cell>
          <table:table-cell office:value-type="string" calcext:value-type="string">
            <text:p>23.240.16.23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6:39:02</text:p>
          </table:table-cell>
          <table:table-cell table:style-name="ce2" office:value-type="date" office:date-value="2016-07-12T16:39:03" calcext:value-type="date">
            <text:p>12-07-16 16:3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0260" calcext:value-type="float">
            <text:p>60260</text:p>
          </table:table-cell>
          <table:table-cell office:value-type="string" calcext:value-type="string">
            <text:p>g8d6flb916sh1ma12qln07fqr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4:48:41</text:p>
          </table:table-cell>
          <table:table-cell table:style-name="ce2" office:value-type="date" office:date-value="2016-07-12T16:48:41" calcext:value-type="date">
            <text:p>12-07-16 16:4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0261" calcext:value-type="float">
            <text:p>60261</text:p>
          </table:table-cell>
          <table:table-cell office:value-type="string" calcext:value-type="string">
            <text:p>g8d6flb916sh1ma12qln07fqr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6:48:50</text:p>
          </table:table-cell>
          <table:table-cell table:style-name="ce2" office:value-type="date" office:date-value="2016-07-12T16:48:51" calcext:value-type="date">
            <text:p>12-07-16 16:4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0262" calcext:value-type="float">
            <text:p>60262</text:p>
          </table:table-cell>
          <table:table-cell office:value-type="string" calcext:value-type="string">
            <text:p>ae2qk61eurjo7b8n4d49a27c82</text:p>
          </table:table-cell>
          <table:table-cell office:value-type="string" calcext:value-type="string">
            <text:p>puffin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4:49:18</text:p>
          </table:table-cell>
          <table:table-cell table:style-name="ce2" office:value-type="date" office:date-value="2016-07-12T16:49:19" calcext:value-type="date">
            <text:p>12-07-16 16: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0263" calcext:value-type="float">
            <text:p>60263</text:p>
          </table:table-cell>
          <table:table-cell office:value-type="string" calcext:value-type="string">
            <text:p>ae2qk61eurjo7b8n4d49a27c82</text:p>
          </table:table-cell>
          <table:table-cell office:value-type="string" calcext:value-type="string">
            <text:p>puffin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6:49:25</text:p>
          </table:table-cell>
          <table:table-cell table:style-name="ce2" office:value-type="date" office:date-value="2016-07-12T16:49:25" calcext:value-type="date">
            <text:p>12-07-16 16:4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0264" calcext:value-type="float">
            <text:p>6026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6:50:20</text:p>
          </table:table-cell>
          <table:table-cell table:style-name="ce2" office:value-type="date" office:date-value="2016-07-12T16:50:20" calcext:value-type="date">
            <text:p>12-07-16 16:5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0265" calcext:value-type="float">
            <text:p>6026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4:52:26</text:p>
          </table:table-cell>
          <table:table-cell table:style-name="ce2" office:value-type="date" office:date-value="2016-07-12T16:52:26" calcext:value-type="date">
            <text:p>12-07-16 16:5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0266" calcext:value-type="float">
            <text:p>6026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4:52:51</text:p>
          </table:table-cell>
          <table:table-cell table:style-name="ce2" office:value-type="date" office:date-value="2016-07-12T16:52:52" calcext:value-type="date">
            <text:p>12-07-16 16:5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0267" calcext:value-type="float">
            <text:p>6026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4:54:03</text:p>
          </table:table-cell>
          <table:table-cell table:style-name="ce2" office:value-type="date" office:date-value="2016-07-12T16:54:03" calcext:value-type="date">
            <text:p>12-07-16 16:5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0287" calcext:value-type="float">
            <text:p>6028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4:55:56</text:p>
          </table:table-cell>
          <table:table-cell table:style-name="ce2" office:value-type="date" office:date-value="2016-07-12T16:55:57" calcext:value-type="date">
            <text:p>12-07-16 16:5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0291" calcext:value-type="float">
            <text:p>6029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4:56:16</text:p>
          </table:table-cell>
          <table:table-cell table:style-name="ce2" office:value-type="date" office:date-value="2016-07-12T16:56:23" calcext:value-type="date">
            <text:p>12-07-16 16:5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0292" calcext:value-type="float">
            <text:p>6029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4:57:03</text:p>
          </table:table-cell>
          <table:table-cell table:style-name="ce2" office:value-type="date" office:date-value="2016-07-12T16:57:04" calcext:value-type="date">
            <text:p>12-07-16 16:5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0294" calcext:value-type="float">
            <text:p>6029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6:59:29</text:p>
          </table:table-cell>
          <table:table-cell table:style-name="ce2" office:value-type="date" office:date-value="2016-07-12T16:59:29" calcext:value-type="date">
            <text:p>12-07-16 16: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0391" calcext:value-type="float">
            <text:p>6039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5:24:37</text:p>
          </table:table-cell>
          <table:table-cell table:style-name="ce2" office:value-type="date" office:date-value="2016-07-12T17:24:38.000001" calcext:value-type="date">
            <text:p>12-07-16 17:2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392" calcext:value-type="float">
            <text:p>6039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5:25:09</text:p>
          </table:table-cell>
          <table:table-cell table:style-name="ce2" office:value-type="date" office:date-value="2016-07-12T17:25:10" calcext:value-type="date">
            <text:p>12-07-16 17: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393" calcext:value-type="float">
            <text:p>6039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5:26:09</text:p>
          </table:table-cell>
          <table:table-cell table:style-name="ce2" office:value-type="date" office:date-value="2016-07-12T17:26:09" calcext:value-type="date">
            <text:p>12-07-16 17:2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0394" calcext:value-type="float">
            <text:p>6039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7:26:34</text:p>
          </table:table-cell>
          <table:table-cell table:style-name="ce2" office:value-type="date" office:date-value="2016-07-12T17:26:34" calcext:value-type="date">
            <text:p>12-07-16 17:2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0396" calcext:value-type="float">
            <text:p>60396</text:p>
          </table:table-cell>
          <table:table-cell office:value-type="string" calcext:value-type="string">
            <text:p>107ttru2jmg47jftd9qrun3bl3</text:p>
          </table:table-cell>
          <table:table-cell office:value-type="string" calcext:value-type="string">
            <text:p>52.71.155.17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7:31:07</text:p>
          </table:table-cell>
          <table:table-cell table:style-name="ce2" office:value-type="date" office:date-value="2016-07-12T17:31:08" calcext:value-type="date">
            <text:p>12-07-16 17:3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0447" calcext:value-type="float">
            <text:p>6044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7:49:45</text:p>
          </table:table-cell>
          <table:table-cell table:style-name="ce2" office:value-type="date" office:date-value="2016-07-12T17:49:46" calcext:value-type="date">
            <text:p>12-07-16 17:4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0498" calcext:value-type="float">
            <text:p>6049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7:23</text:p>
          </table:table-cell>
          <table:table-cell table:style-name="ce2" office:value-type="date" office:date-value="2016-07-12T18:07:23" calcext:value-type="date">
            <text:p>12-07-16 18:0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501" calcext:value-type="float">
            <text:p>6050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9:13</text:p>
          </table:table-cell>
          <table:table-cell table:style-name="ce2" office:value-type="date" office:date-value="2016-07-12T18:09:13" calcext:value-type="date">
            <text:p>12-07-16 18:0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0515" calcext:value-type="float">
            <text:p>6051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6:14:19</text:p>
          </table:table-cell>
          <table:table-cell table:style-name="ce2" office:value-type="date" office:date-value="2016-07-12T18:14:24" calcext:value-type="date">
            <text:p>12-07-16 18:1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0517" calcext:value-type="float">
            <text:p>60517</text:p>
          </table:table-cell>
          <table:table-cell office:value-type="string" calcext:value-type="string">
            <text:p>o3c9n82t47ohgt8p8k44d00dc7</text:p>
          </table:table-cell>
          <table:table-cell office:value-type="float" office:value="194187170120" calcext:value-type="float">
            <text:p>19418717012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8:16:18</text:p>
          </table:table-cell>
          <table:table-cell table:style-name="ce2" office:value-type="date" office:date-value="2016-07-12T18:16:18" calcext:value-type="date">
            <text:p>12-07-16 18:1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0526" calcext:value-type="float">
            <text:p>6052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6:22:16</text:p>
          </table:table-cell>
          <table:table-cell table:style-name="ce2" office:value-type="date" office:date-value="2016-07-12T18:22:17" calcext:value-type="date">
            <text:p>12-07-16 18:2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530" calcext:value-type="float">
            <text:p>6053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23:05</text:p>
          </table:table-cell>
          <table:table-cell table:style-name="ce2" office:value-type="date" office:date-value="2016-07-12T18:23:14" calcext:value-type="date">
            <text:p>12-07-16 18:2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1023" calcext:value-type="float">
            <text:p>61023</text:p>
          </table:table-cell>
          <table:table-cell office:value-type="string" calcext:value-type="string">
            <text:p>9jt60qg2ultteofqm4tur4nmh7</text:p>
          </table:table-cell>
          <table:table-cell office:value-type="string" calcext:value-type="string">
            <text:p>172.56.22.6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7:14:19</text:p>
          </table:table-cell>
          <table:table-cell table:style-name="ce2" office:value-type="date" office:date-value="2016-07-12T19:14:20" calcext:value-type="date">
            <text:p>12-07-16 19: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1051" calcext:value-type="float">
            <text:p>61051</text:p>
          </table:table-cell>
          <table:table-cell office:value-type="string" calcext:value-type="string">
            <text:p>f3rrrn12rcicdgtggdvn1at027</text:p>
          </table:table-cell>
          <table:table-cell office:value-type="string" calcext:value-type="string">
            <text:p>50.19.156.16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7:20:05</text:p>
          </table:table-cell>
          <table:table-cell table:style-name="ce2" office:value-type="date" office:date-value="2016-07-12T19:20:05" calcext:value-type="date">
            <text:p>12-07-16 19:2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1052" calcext:value-type="float">
            <text:p>61052</text:p>
          </table:table-cell>
          <table:table-cell office:value-type="string" calcext:value-type="string">
            <text:p>ljvibgiv5tq6kj0kjo8h2trtg1</text:p>
          </table:table-cell>
          <table:table-cell office:value-type="string" calcext:value-type="string">
            <text:p>50.19.156.16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7:20:05</text:p>
          </table:table-cell>
          <table:table-cell table:style-name="ce2" office:value-type="date" office:date-value="2016-07-12T19:20:06" calcext:value-type="date">
            <text:p>12-07-16 19:2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1053" calcext:value-type="float">
            <text:p>61053</text:p>
          </table:table-cell>
          <table:table-cell office:value-type="string" calcext:value-type="string">
            <text:p>08g3vh76njl54rsd6ucma2g3j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7:20:07</text:p>
          </table:table-cell>
          <table:table-cell table:style-name="ce2" office:value-type="date" office:date-value="2016-07-12T19:20:07" calcext:value-type="date">
            <text:p>12-07-16 19:2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1054" calcext:value-type="float">
            <text:p>61054</text:p>
          </table:table-cell>
          <table:table-cell office:value-type="string" calcext:value-type="string">
            <text:p>diqqo9pbbpc023mgjfuoqepcf7</text:p>
          </table:table-cell>
          <table:table-cell office:value-type="string" calcext:value-type="string">
            <text:p>50.19.156.16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17:20:08</text:p>
          </table:table-cell>
          <table:table-cell table:style-name="ce2" office:value-type="date" office:date-value="2016-07-12T19:20:10" calcext:value-type="date">
            <text:p>12-07-16 19:2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220" calcext:value-type="float">
            <text:p>61220</text:p>
          </table:table-cell>
          <table:table-cell office:value-type="string" calcext:value-type="string">
            <text:p>4m3glj864c23eart1tust7a171</text:p>
          </table:table-cell>
          <table:table-cell office:value-type="string" calcext:value-type="string">
            <text:p>24.244.248.8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016-07-12 19:33:46</text:p>
          </table:table-cell>
          <table:table-cell table:style-name="ce2" office:value-type="date" office:date-value="2016-07-12T19:33:47" calcext:value-type="date">
            <text:p>12-07-16 19: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372" calcext:value-type="float">
            <text:p>61372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7:42:13</text:p>
          </table:table-cell>
          <table:table-cell table:style-name="ce2" office:value-type="date" office:date-value="2016-07-12T19:42:20" calcext:value-type="date">
            <text:p>12-07-16 19:4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378" calcext:value-type="float">
            <text:p>61378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9:42:42</text:p>
          </table:table-cell>
          <table:table-cell table:style-name="ce2" office:value-type="date" office:date-value="2016-07-12T19:42:43" calcext:value-type="date">
            <text:p>12-07-16 19:4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1469" calcext:value-type="float">
            <text:p>61469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7:51:08</text:p>
          </table:table-cell>
          <table:table-cell table:style-name="ce2" office:value-type="date" office:date-value="2016-07-12T19:51:08" calcext:value-type="date">
            <text:p>12-07-16 19:5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1470" calcext:value-type="float">
            <text:p>61470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7:51:16</text:p>
          </table:table-cell>
          <table:table-cell table:style-name="ce2" office:value-type="date" office:date-value="2016-07-12T19:51:16" calcext:value-type="date">
            <text:p>12-07-16 19:5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1471" calcext:value-type="float">
            <text:p>61471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7:51:25</text:p>
          </table:table-cell>
          <table:table-cell table:style-name="ce2" office:value-type="date" office:date-value="2016-07-12T19:51:25.999999" calcext:value-type="date">
            <text:p>12-07-16 19:5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472" calcext:value-type="float">
            <text:p>61472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7:51:34</text:p>
          </table:table-cell>
          <table:table-cell table:style-name="ce2" office:value-type="date" office:date-value="2016-07-12T19:51:33.999999" calcext:value-type="date">
            <text:p>12-07-16 19:5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473" calcext:value-type="float">
            <text:p>61473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9:52:01</text:p>
          </table:table-cell>
          <table:table-cell table:style-name="ce2" office:value-type="date" office:date-value="2016-07-12T19:52:01" calcext:value-type="date">
            <text:p>12-07-16 19:5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477" calcext:value-type="float">
            <text:p>6147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7:55:07</text:p>
          </table:table-cell>
          <table:table-cell table:style-name="ce2" office:value-type="date" office:date-value="2016-07-12T19:55:07" calcext:value-type="date">
            <text:p>12-07-16 19:5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551" calcext:value-type="float">
            <text:p>6155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7:57:31</text:p>
          </table:table-cell>
          <table:table-cell table:style-name="ce2" office:value-type="date" office:date-value="2016-07-12T19:57:32" calcext:value-type="date">
            <text:p>12-07-16 19: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553" calcext:value-type="float">
            <text:p>6155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7:57:51</text:p>
          </table:table-cell>
          <table:table-cell table:style-name="ce2" office:value-type="date" office:date-value="2016-07-12T19:57:51" calcext:value-type="date">
            <text:p>12-07-16 19:5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1554" calcext:value-type="float">
            <text:p>6155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7:58:49</text:p>
          </table:table-cell>
          <table:table-cell table:style-name="ce2" office:value-type="date" office:date-value="2016-07-12T19:58:50" calcext:value-type="date">
            <text:p>12-07-16 19:5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1555" calcext:value-type="float">
            <text:p>6155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7:59:40</text:p>
          </table:table-cell>
          <table:table-cell table:style-name="ce2" office:value-type="date" office:date-value="2016-07-12T19:59:40" calcext:value-type="date">
            <text:p>12-07-16 19: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1556" calcext:value-type="float">
            <text:p>61556</text:p>
          </table:table-cell>
          <table:table-cell office:value-type="string" calcext:value-type="string">
            <text:p>tpuicbrcbdr0oj9ocnh3jt1ks7</text:p>
          </table:table-cell>
          <table:table-cell office:value-type="string" calcext:value-type="string">
            <text:p>62.131.170.4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8:00:08</text:p>
          </table:table-cell>
          <table:table-cell table:style-name="ce2" office:value-type="date" office:date-value="2016-07-12T20:00:09" calcext:value-type="date">
            <text:p>12-07-16 20:0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1557" calcext:value-type="float">
            <text:p>61557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0:29</text:p>
          </table:table-cell>
          <table:table-cell table:style-name="ce2" office:value-type="date" office:date-value="2016-07-12T20:00:31" calcext:value-type="date">
            <text:p>12-07-16 20: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1558" calcext:value-type="float">
            <text:p>6155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0:29</text:p>
          </table:table-cell>
          <table:table-cell table:style-name="ce2" office:value-type="date" office:date-value="2016-07-12T20:00:31" calcext:value-type="date">
            <text:p>12-07-16 20: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1559" calcext:value-type="float">
            <text:p>61559</text:p>
          </table:table-cell>
          <table:table-cell office:value-type="string" calcext:value-type="string">
            <text:p>tpuicbrcbdr0oj9ocnh3jt1ks7</text:p>
          </table:table-cell>
          <table:table-cell office:value-type="string" calcext:value-type="string">
            <text:p>62.131.170.4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8:01:12</text:p>
          </table:table-cell>
          <table:table-cell table:style-name="ce2" office:value-type="date" office:date-value="2016-07-12T20:01:12.000001" calcext:value-type="date">
            <text:p>12-07-16 20: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1560" calcext:value-type="float">
            <text:p>61560</text:p>
          </table:table-cell>
          <table:table-cell office:value-type="string" calcext:value-type="string">
            <text:p>tpuicbrcbdr0oj9ocnh3jt1ks7</text:p>
          </table:table-cell>
          <table:table-cell office:value-type="string" calcext:value-type="string">
            <text:p>62.131.170.4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8:01:13</text:p>
          </table:table-cell>
          <table:table-cell table:style-name="ce2" office:value-type="date" office:date-value="2016-07-12T20:01:13" calcext:value-type="date">
            <text:p>12-07-16 20:0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1562" calcext:value-type="float">
            <text:p>61562</text:p>
          </table:table-cell>
          <table:table-cell office:value-type="string" calcext:value-type="string">
            <text:p>tpuicbrcbdr0oj9ocnh3jt1ks7</text:p>
          </table:table-cell>
          <table:table-cell office:value-type="string" calcext:value-type="string">
            <text:p>62.131.170.4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20:01:34</text:p>
          </table:table-cell>
          <table:table-cell table:style-name="ce2" office:value-type="date" office:date-value="2016-07-12T20:01:35" calcext:value-type="date">
            <text:p>12-07-16 20:0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1564" calcext:value-type="float">
            <text:p>61564</text:p>
          </table:table-cell>
          <table:table-cell office:value-type="string" calcext:value-type="string">
            <text:p>tpuicbrcbdr0oj9ocnh3jt1ks7</text:p>
          </table:table-cell>
          <table:table-cell office:value-type="string" calcext:value-type="string">
            <text:p>62.131.170.4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InputUsername</text:p>
          </table:table-cell>
          <table:table-cell office:value-type="string" calcext:value-type="string">
            <text:p>2016-07-12 20:02:31</text:p>
          </table:table-cell>
          <table:table-cell table:style-name="ce2" office:value-type="date" office:date-value="2016-07-12T20:02:31" calcext:value-type="date">
            <text:p>12-07-16 20:0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1565" calcext:value-type="float">
            <text:p>6156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5:17</text:p>
          </table:table-cell>
          <table:table-cell table:style-name="ce2" office:value-type="date" office:date-value="2016-07-12T20:05:17" calcext:value-type="date">
            <text:p>12-07-16 20:0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1566" calcext:value-type="float">
            <text:p>6156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5:36</text:p>
          </table:table-cell>
          <table:table-cell table:style-name="ce2" office:value-type="date" office:date-value="2016-07-12T20:05:36" calcext:value-type="date">
            <text:p>12-07-16 20:0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1567" calcext:value-type="float">
            <text:p>61567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6:37</text:p>
          </table:table-cell>
          <table:table-cell table:style-name="ce2" office:value-type="date" office:date-value="2016-07-12T20:06:37" calcext:value-type="date">
            <text:p>12-07-16 20:0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1574" calcext:value-type="float">
            <text:p>6157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7:44</text:p>
          </table:table-cell>
          <table:table-cell table:style-name="ce2" office:value-type="date" office:date-value="2016-07-12T20:07:45" calcext:value-type="date">
            <text:p>12-07-16 20:0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1584" calcext:value-type="float">
            <text:p>6158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8:29</text:p>
          </table:table-cell>
          <table:table-cell table:style-name="ce2" office:value-type="date" office:date-value="2016-07-12T20:08:30.000001" calcext:value-type="date">
            <text:p>12-07-16 20:0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1587" calcext:value-type="float">
            <text:p>61587</text:p>
          </table:table-cell>
          <table:table-cell office:value-type="string" calcext:value-type="string">
            <text:p>088gofmum8ebrolcd5afrjp1u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8:08:39</text:p>
          </table:table-cell>
          <table:table-cell table:style-name="ce2" office:value-type="date" office:date-value="2016-07-12T20:08:39" calcext:value-type="date">
            <text:p>12-07-16 20:0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1588" calcext:value-type="float">
            <text:p>61588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8:39</text:p>
          </table:table-cell>
          <table:table-cell table:style-name="ce2" office:value-type="date" office:date-value="2016-07-12T20:08:40" calcext:value-type="date">
            <text:p>12-07-16 20:0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1597" calcext:value-type="float">
            <text:p>61597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9:05</text:p>
          </table:table-cell>
          <table:table-cell table:style-name="ce2" office:value-type="date" office:date-value="2016-07-12T20:09:05" calcext:value-type="date">
            <text:p>12-07-16 20:0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1598" calcext:value-type="float">
            <text:p>61598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09:16</text:p>
          </table:table-cell>
          <table:table-cell table:style-name="ce2" office:value-type="date" office:date-value="2016-07-12T20:09:17" calcext:value-type="date">
            <text:p>12-07-16 20:0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1600" calcext:value-type="float">
            <text:p>61600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20:09:43</text:p>
          </table:table-cell>
          <table:table-cell table:style-name="ce2" office:value-type="date" office:date-value="2016-07-12T20:09:43" calcext:value-type="date">
            <text:p>12-07-16 20: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1602" calcext:value-type="float">
            <text:p>61602</text:p>
          </table:table-cell>
          <table:table-cell office:value-type="string" calcext:value-type="string">
            <text:p>ae2qk61eurjo7b8n4d49a27c82</text:p>
          </table:table-cell>
          <table:table-cell office:value-type="string" calcext:value-type="string">
            <text:p>107.178.40.19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20:12:19</text:p>
          </table:table-cell>
          <table:table-cell table:style-name="ce2" office:value-type="date" office:date-value="2016-07-12T20:12:20" calcext:value-type="date">
            <text:p>12-07-16 20: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1947" calcext:value-type="float">
            <text:p>6194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31:47</text:p>
          </table:table-cell>
          <table:table-cell table:style-name="ce2" office:value-type="date" office:date-value="2016-07-12T20:31:49" calcext:value-type="date">
            <text:p>12-07-16 20:3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2088" calcext:value-type="float">
            <text:p>6208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35:05</text:p>
          </table:table-cell>
          <table:table-cell table:style-name="ce2" office:value-type="date" office:date-value="2016-07-12T20:35:06" calcext:value-type="date">
            <text:p>12-07-16 20:3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2296" calcext:value-type="float">
            <text:p>6229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39:38</text:p>
          </table:table-cell>
          <table:table-cell table:style-name="ce2" office:value-type="date" office:date-value="2016-07-12T20:39:39" calcext:value-type="date">
            <text:p>12-07-16 20:3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2305" calcext:value-type="float">
            <text:p>6230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40:06</text:p>
          </table:table-cell>
          <table:table-cell table:style-name="ce2" office:value-type="date" office:date-value="2016-07-12T20:40:07" calcext:value-type="date">
            <text:p>12-07-16 20:4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2422" calcext:value-type="float">
            <text:p>6242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43:28</text:p>
          </table:table-cell>
          <table:table-cell table:style-name="ce2" office:value-type="date" office:date-value="2016-07-12T20:43:29" calcext:value-type="date">
            <text:p>12-07-16 20:4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2460" calcext:value-type="float">
            <text:p>6246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44:19</text:p>
          </table:table-cell>
          <table:table-cell table:style-name="ce2" office:value-type="date" office:date-value="2016-07-12T20:44:20" calcext:value-type="date">
            <text:p>12-07-16 20:4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2461" calcext:value-type="float">
            <text:p>6246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18:44:21</text:p>
          </table:table-cell>
          <table:table-cell table:style-name="ce2" office:value-type="date" office:date-value="2016-07-12T20:44:21" calcext:value-type="date">
            <text:p>12-07-16 20:4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2470" calcext:value-type="float">
            <text:p>6247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20:44:33</text:p>
          </table:table-cell>
          <table:table-cell table:style-name="ce2" office:value-type="date" office:date-value="2016-07-12T20:44:34" calcext:value-type="date">
            <text:p>12-07-16 20:4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2997" calcext:value-type="float">
            <text:p>6299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21:27:59</text:p>
          </table:table-cell>
          <table:table-cell table:style-name="ce2" office:value-type="date" office:date-value="2016-07-12T21:28:00" calcext:value-type="date">
            <text:p>12-07-16 21:2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3011" calcext:value-type="float">
            <text:p>63011</text:p>
          </table:table-cell>
          <table:table-cell office:value-type="string" calcext:value-type="string">
            <text:p>541aprcsr5585akadadj9imu43</text:p>
          </table:table-cell>
          <table:table-cell office:value-type="string" calcext:value-type="string">
            <text:p>88.159.158.4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19:37:16</text:p>
          </table:table-cell>
          <table:table-cell table:style-name="ce2" office:value-type="date" office:date-value="2016-07-12T21:37:16" calcext:value-type="date">
            <text:p>12-07-16 21:3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3057" calcext:value-type="float">
            <text:p>63057</text:p>
          </table:table-cell>
          <table:table-cell office:value-type="string" calcext:value-type="string">
            <text:p>541aprcsr5585akadadj9imu43</text:p>
          </table:table-cell>
          <table:table-cell office:value-type="string" calcext:value-type="string">
            <text:p>88.159.158.4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2 21:40:00</text:p>
          </table:table-cell>
          <table:table-cell table:style-name="ce2" office:value-type="date" office:date-value="2016-07-12T21:40:01.000001" calcext:value-type="date">
            <text:p>12-07-16 21:4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3102" calcext:value-type="float">
            <text:p>63102</text:p>
          </table:table-cell>
          <table:table-cell office:value-type="string" calcext:value-type="string">
            <text:p>l5747gbga9an0l6j4ifq3gujj3</text:p>
          </table:table-cell>
          <table:table-cell office:value-type="string" calcext:value-type="string">
            <text:p>89.229.89.3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2 19:49:50</text:p>
          </table:table-cell>
          <table:table-cell table:style-name="ce2" office:value-type="date" office:date-value="2016-07-12T21:49:50" calcext:value-type="date">
            <text:p>12-07-16 21:4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3126" calcext:value-type="float">
            <text:p>6312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2 22:10:38</text:p>
          </table:table-cell>
          <table:table-cell table:style-name="ce2" office:value-type="date" office:date-value="2016-07-12T22:10:39" calcext:value-type="date">
            <text:p>12-07-16 22: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4240" calcext:value-type="float">
            <text:p>64240</text:p>
          </table:table-cell>
          <table:table-cell office:value-type="string" calcext:value-type="string">
            <text:p>2j08e0ojr8768932djf0e7oua2</text:p>
          </table:table-cell>
          <table:table-cell office:value-type="string" calcext:value-type="string">
            <text:p>107.161.83.20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22:59:08</text:p>
          </table:table-cell>
          <table:table-cell table:style-name="ce2" office:value-type="date" office:date-value="2016-07-12T22:59:09" calcext:value-type="date">
            <text:p>12-07-16 22: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4302" calcext:value-type="float">
            <text:p>64302</text:p>
          </table:table-cell>
          <table:table-cell office:value-type="string" calcext:value-type="string">
            <text:p>6n0qdlhijrb2g2q4hqjpk2c3k5</text:p>
          </table:table-cell>
          <table:table-cell office:value-type="float" office:value="172102197217" calcext:value-type="float">
            <text:p>172102197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23:04:04</text:p>
          </table:table-cell>
          <table:table-cell table:style-name="ce2" office:value-type="date" office:date-value="2016-07-12T23:04:04.000001" calcext:value-type="date">
            <text:p>12-07-16 23:0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4317" calcext:value-type="float">
            <text:p>64317</text:p>
          </table:table-cell>
          <table:table-cell office:value-type="string" calcext:value-type="string">
            <text:p>k4ea3o5ib4bfmjms5p7db281o1</text:p>
          </table:table-cell>
          <table:table-cell office:value-type="string" calcext:value-type="string">
            <text:p>107.161.83.9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2 23:08:40</text:p>
          </table:table-cell>
          <table:table-cell table:style-name="ce2" office:value-type="date" office:date-value="2016-07-12T23:08:41.000001" calcext:value-type="date">
            <text:p>12-07-16 23:0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4568" calcext:value-type="float">
            <text:p>64568</text:p>
          </table:table-cell>
          <table:table-cell office:value-type="string" calcext:value-type="string">
            <text:p>6sqnvlphabe05ec8buaahrct62</text:p>
          </table:table-cell>
          <table:table-cell office:value-type="string" calcext:value-type="string">
            <text:p>45.58.117.23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00:39:02</text:p>
          </table:table-cell>
          <table:table-cell table:style-name="ce2" office:value-type="date" office:date-value="2016-07-13T00:39:02" calcext:value-type="date">
            <text:p>13-07-16 00:3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4863" calcext:value-type="float">
            <text:p>64863</text:p>
          </table:table-cell>
          <table:table-cell office:value-type="string" calcext:value-type="string">
            <text:p>f7c93anmlq364e9lf8l6osjor6</text:p>
          </table:table-cell>
          <table:table-cell office:value-type="string" calcext:value-type="string">
            <text:p>67.176.155.2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04:51:51</text:p>
          </table:table-cell>
          <table:table-cell table:style-name="ce2" office:value-type="date" office:date-value="2016-07-13T04:51:51" calcext:value-type="date">
            <text:p>13-07-16 04:5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4900" calcext:value-type="float">
            <text:p>64900</text:p>
          </table:table-cell>
          <table:table-cell office:value-type="string" calcext:value-type="string">
            <text:p>f2ekm4a65cnnglq74m0t6lq791</text:p>
          </table:table-cell>
          <table:table-cell office:value-type="string" calcext:value-type="string">
            <text:p>75.167.7.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06:35:10</text:p>
          </table:table-cell>
          <table:table-cell table:style-name="ce2" office:value-type="date" office:date-value="2016-07-13T06:35:10" calcext:value-type="date">
            <text:p>13-07-16 06:3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205" calcext:value-type="float">
            <text:p>65205</text:p>
          </table:table-cell>
          <table:table-cell office:value-type="string" calcext:value-type="string">
            <text:p>eptej8pnd1f3u68mm4mfars8k6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3 07:47:13</text:p>
          </table:table-cell>
          <table:table-cell table:style-name="ce2" office:value-type="date" office:date-value="2016-07-13T07:47:52.999999" calcext:value-type="date">
            <text:p>13-07-16 07: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6000" calcext:value-type="float">
            <text:p>6600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6:12:07</text:p>
          </table:table-cell>
          <table:table-cell table:style-name="ce2" office:value-type="date" office:date-value="2016-07-13T08:12:09" calcext:value-type="date">
            <text:p>13-07-16 08: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6009" calcext:value-type="float">
            <text:p>6600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6:12:17</text:p>
          </table:table-cell>
          <table:table-cell table:style-name="ce2" office:value-type="date" office:date-value="2016-07-13T08:12:17" calcext:value-type="date">
            <text:p>13-07-16 08: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011" calcext:value-type="float">
            <text:p>6601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8:12:20</text:p>
          </table:table-cell>
          <table:table-cell table:style-name="ce2" office:value-type="date" office:date-value="2016-07-13T08:12:20" calcext:value-type="date">
            <text:p>13-07-16 08:1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6027" calcext:value-type="float">
            <text:p>6602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8:12:51</text:p>
          </table:table-cell>
          <table:table-cell table:style-name="ce2" office:value-type="date" office:date-value="2016-07-13T08:12:51" calcext:value-type="date">
            <text:p>13-07-16 08: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6249" calcext:value-type="float">
            <text:p>6624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8:20:41</text:p>
          </table:table-cell>
          <table:table-cell table:style-name="ce2" office:value-type="date" office:date-value="2016-07-13T08:20:43" calcext:value-type="date">
            <text:p>13-07-16 08:2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6251" calcext:value-type="float">
            <text:p>6625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6:21:24</text:p>
          </table:table-cell>
          <table:table-cell table:style-name="ce2" office:value-type="date" office:date-value="2016-07-13T08:21:25" calcext:value-type="date">
            <text:p>13-07-16 08:2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252" calcext:value-type="float">
            <text:p>6625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8:22:13</text:p>
          </table:table-cell>
          <table:table-cell table:style-name="ce2" office:value-type="date" office:date-value="2016-07-13T08:22:14" calcext:value-type="date">
            <text:p>13-07-16 08:2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253" calcext:value-type="float">
            <text:p>6625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6:23:38</text:p>
          </table:table-cell>
          <table:table-cell table:style-name="ce2" office:value-type="date" office:date-value="2016-07-13T08:23:39" calcext:value-type="date">
            <text:p>13-07-16 08:2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6254" calcext:value-type="float">
            <text:p>6625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8:24:10</text:p>
          </table:table-cell>
          <table:table-cell table:style-name="ce2" office:value-type="date" office:date-value="2016-07-13T08:24:10" calcext:value-type="date">
            <text:p>13-07-16 08:2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6258" calcext:value-type="float">
            <text:p>6625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8:30:34</text:p>
          </table:table-cell>
          <table:table-cell table:style-name="ce2" office:value-type="date" office:date-value="2016-07-13T08:30:35" calcext:value-type="date">
            <text:p>13-07-16 08:3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6259" calcext:value-type="float">
            <text:p>6625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8:37:50</text:p>
          </table:table-cell>
          <table:table-cell table:style-name="ce2" office:value-type="date" office:date-value="2016-07-13T08:37:57" calcext:value-type="date">
            <text:p>13-07-16 08:3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6264" calcext:value-type="float">
            <text:p>66264</text:p>
          </table:table-cell>
          <table:table-cell office:value-type="string" calcext:value-type="string">
            <text:p>napst1lbbndtskr63areieg9i6</text:p>
          </table:table-cell>
          <table:table-cell office:value-type="float" office:value="194187170105" calcext:value-type="float">
            <text:p>19418717010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8:45:12</text:p>
          </table:table-cell>
          <table:table-cell table:style-name="ce2" office:value-type="date" office:date-value="2016-07-13T08:45:12.000001" calcext:value-type="date">
            <text:p>13-07-16 08:4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6410" calcext:value-type="float">
            <text:p>6641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8:58:54</text:p>
          </table:table-cell>
          <table:table-cell table:style-name="ce2" office:value-type="date" office:date-value="2016-07-13T08:58:55.000001" calcext:value-type="date">
            <text:p>13-07-16 08:5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6411" calcext:value-type="float">
            <text:p>6641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7:00:36</text:p>
          </table:table-cell>
          <table:table-cell table:style-name="ce2" office:value-type="date" office:date-value="2016-07-13T09:00:37" calcext:value-type="date">
            <text:p>13-07-16 09:0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6594" calcext:value-type="float">
            <text:p>6659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9:21:49</text:p>
          </table:table-cell>
          <table:table-cell table:style-name="ce2" office:value-type="date" office:date-value="2016-07-13T09:21:49" calcext:value-type="date">
            <text:p>13-07-16 09:2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6684" calcext:value-type="float">
            <text:p>6668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7:24:40</text:p>
          </table:table-cell>
          <table:table-cell table:style-name="ce2" office:value-type="date" office:date-value="2016-07-13T09:24:40" calcext:value-type="date">
            <text:p>13-07-16 09:2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6706" calcext:value-type="float">
            <text:p>66706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7:25:13</text:p>
          </table:table-cell>
          <table:table-cell table:style-name="ce2" office:value-type="date" office:date-value="2016-07-13T09:25:13" calcext:value-type="date">
            <text:p>13-07-16 09:2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6724" calcext:value-type="float">
            <text:p>66724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09:26:11</text:p>
          </table:table-cell>
          <table:table-cell table:style-name="ce2" office:value-type="date" office:date-value="2016-07-13T09:26:12" calcext:value-type="date">
            <text:p>13-07-16 09:2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6749" calcext:value-type="float">
            <text:p>66749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9:27:31</text:p>
          </table:table-cell>
          <table:table-cell table:style-name="ce2" office:value-type="date" office:date-value="2016-07-13T09:27:31" calcext:value-type="date">
            <text:p>13-07-16 09:2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6750" calcext:value-type="float">
            <text:p>66750</text:p>
          </table:table-cell>
          <table:table-cell office:value-type="string" calcext:value-type="string">
            <text:p>l72tcr69g0mnaftvfa075mepe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09:28:46</text:p>
          </table:table-cell>
          <table:table-cell table:style-name="ce2" office:value-type="date" office:date-value="2016-07-13T09:28:46" calcext:value-type="date">
            <text:p>13-07-16 09: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7095" calcext:value-type="float">
            <text:p>67095</text:p>
          </table:table-cell>
          <table:table-cell office:value-type="string" calcext:value-type="string">
            <text:p>jn51t6b1e8tebog38dcotjukq7</text:p>
          </table:table-cell>
          <table:table-cell office:value-type="string" calcext:value-type="string">
            <text:p>121.98.197.98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2016-07-13 08:16:34</text:p>
          </table:table-cell>
          <table:table-cell table:style-name="ce2" office:value-type="date" office:date-value="2016-07-13T10:16:34" calcext:value-type="date">
            <text:p>13-07-16 10: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7121" calcext:value-type="float">
            <text:p>67121</text:p>
          </table:table-cell>
          <table:table-cell office:value-type="string" calcext:value-type="string">
            <text:p>vourmb7gs84ck113ulsa6hqp81</text:p>
          </table:table-cell>
          <table:table-cell office:value-type="float" office:value="194187170105" calcext:value-type="float">
            <text:p>19418717010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0:17:31</text:p>
          </table:table-cell>
          <table:table-cell table:style-name="ce2" office:value-type="date" office:date-value="2016-07-13T10:17:31" calcext:value-type="date">
            <text:p>13-07-16 10:1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7246" calcext:value-type="float">
            <text:p>67246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0:48:10</text:p>
          </table:table-cell>
          <table:table-cell table:style-name="ce2" office:value-type="date" office:date-value="2016-07-13T10:48:10" calcext:value-type="date">
            <text:p>13-07-16 10:4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7247" calcext:value-type="float">
            <text:p>67247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0:48:48</text:p>
          </table:table-cell>
          <table:table-cell table:style-name="ce2" office:value-type="date" office:date-value="2016-07-13T10:48:48" calcext:value-type="date">
            <text:p>13-07-16 10:4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7342" calcext:value-type="float">
            <text:p>67342</text:p>
          </table:table-cell>
          <table:table-cell office:value-type="string" calcext:value-type="string">
            <text:p>ffpgrf6qme14ljcd9fhj9711g0</text:p>
          </table:table-cell>
          <table:table-cell office:value-type="float" office:value="194187170105" calcext:value-type="float">
            <text:p>19418717010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1:12:18</text:p>
          </table:table-cell>
          <table:table-cell table:style-name="ce2" office:value-type="date" office:date-value="2016-07-13T11:12:18" calcext:value-type="date">
            <text:p>13-07-16 11:1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7594" calcext:value-type="float">
            <text:p>67594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1:26:53</text:p>
          </table:table-cell>
          <table:table-cell table:style-name="ce2" office:value-type="date" office:date-value="2016-07-13T11:26:53" calcext:value-type="date">
            <text:p>13-07-16 11:2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7630" calcext:value-type="float">
            <text:p>67630</text:p>
          </table:table-cell>
          <table:table-cell office:value-type="string" calcext:value-type="string">
            <text:p>hmpjvcve0to55pdfmr705icsv3</text:p>
          </table:table-cell>
          <table:table-cell office:value-type="string" calcext:value-type="string">
            <text:p>94.210.41.155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1:28:12</text:p>
          </table:table-cell>
          <table:table-cell table:style-name="ce2" office:value-type="date" office:date-value="2016-07-13T11:28:12" calcext:value-type="date">
            <text:p>13-07-16 11:2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7851" calcext:value-type="float">
            <text:p>67851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1:36:23</text:p>
          </table:table-cell>
          <table:table-cell table:style-name="ce2" office:value-type="date" office:date-value="2016-07-13T11:36:23" calcext:value-type="date">
            <text:p>13-07-16 11:3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7931" calcext:value-type="float">
            <text:p>67931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1:54:18</text:p>
          </table:table-cell>
          <table:table-cell table:style-name="ce2" office:value-type="date" office:date-value="2016-07-13T11:54:19" calcext:value-type="date">
            <text:p>13-07-16 11:5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032" calcext:value-type="float">
            <text:p>68032</text:p>
          </table:table-cell>
          <table:table-cell office:value-type="string" calcext:value-type="string">
            <text:p>0oegeinkjobrbvpsqvucie4tq6</text:p>
          </table:table-cell>
          <table:table-cell office:value-type="string" calcext:value-type="string">
            <text:p>80.4.146.162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0:05:55</text:p>
          </table:table-cell>
          <table:table-cell table:style-name="ce2" office:value-type="date" office:date-value="2016-07-13T12:05:55" calcext:value-type="date">
            <text:p>13-07-16 12:0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088" calcext:value-type="float">
            <text:p>68088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2:09:47</text:p>
          </table:table-cell>
          <table:table-cell table:style-name="ce2" office:value-type="date" office:date-value="2016-07-13T12:09:47" calcext:value-type="date">
            <text:p>13-07-16 12:0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359" calcext:value-type="float">
            <text:p>68359</text:p>
          </table:table-cell>
          <table:table-cell office:value-type="string" calcext:value-type="string">
            <text:p>mgtc36ue1htteumrp1r6mbcqc0</text:p>
          </table:table-cell>
          <table:table-cell office:value-type="float" office:value="194187170121" calcext:value-type="float">
            <text:p>19418717012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2:20:36</text:p>
          </table:table-cell>
          <table:table-cell table:style-name="ce2" office:value-type="date" office:date-value="2016-07-13T12:20:36" calcext:value-type="date">
            <text:p>13-07-16 12:2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361" calcext:value-type="float">
            <text:p>68361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2:21:58</text:p>
          </table:table-cell>
          <table:table-cell table:style-name="ce2" office:value-type="date" office:date-value="2016-07-13T12:21:57.999999" calcext:value-type="date">
            <text:p>13-07-16 12:2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8405" calcext:value-type="float">
            <text:p>68405</text:p>
          </table:table-cell>
          <table:table-cell office:value-type="string" calcext:value-type="string">
            <text:p>b4ih4obod11s3u8l0o68vnhtt7</text:p>
          </table:table-cell>
          <table:table-cell office:value-type="string" calcext:value-type="string">
            <text:p>163.172.167.63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3 12:26:42</text:p>
          </table:table-cell>
          <table:table-cell table:style-name="ce2" office:value-type="date" office:date-value="2016-07-13T12:26:42" calcext:value-type="date">
            <text:p>13-07-16 12:2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433" calcext:value-type="float">
            <text:p>68433</text:p>
          </table:table-cell>
          <table:table-cell office:value-type="string" calcext:value-type="string">
            <text:p>j46bri25vojtha3j28jt5cs3c4</text:p>
          </table:table-cell>
          <table:table-cell office:value-type="string" calcext:value-type="string">
            <text:p>178.58.185.208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2016-07-13 12:27:47</text:p>
          </table:table-cell>
          <table:table-cell table:style-name="ce2" office:value-type="date" office:date-value="2016-07-13T12:27:47.000001" calcext:value-type="date">
            <text:p>13-07-16 12: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477" calcext:value-type="float">
            <text:p>68477</text:p>
          </table:table-cell>
          <table:table-cell office:value-type="string" calcext:value-type="string">
            <text:p>346snhcv7aarimnnhdf7pt2rd5</text:p>
          </table:table-cell>
          <table:table-cell office:value-type="string" calcext:value-type="string">
            <text:p>86.88.98.7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0:36:01</text:p>
          </table:table-cell>
          <table:table-cell table:style-name="ce2" office:value-type="date" office:date-value="2016-07-13T12:36:01" calcext:value-type="date">
            <text:p>13-07-16 12:3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8478" calcext:value-type="float">
            <text:p>68478</text:p>
          </table:table-cell>
          <table:table-cell office:value-type="string" calcext:value-type="string">
            <text:p>phc11s0h8j8dp6ik1p7a6olf03</text:p>
          </table:table-cell>
          <table:table-cell office:value-type="float" office:value="194187170121" calcext:value-type="float">
            <text:p>19418717012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2:37:34</text:p>
          </table:table-cell>
          <table:table-cell table:style-name="ce2" office:value-type="date" office:date-value="2016-07-13T12:37:33.999999" calcext:value-type="date">
            <text:p>13-07-16 12:3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492" calcext:value-type="float">
            <text:p>68492</text:p>
          </table:table-cell>
          <table:table-cell office:value-type="string" calcext:value-type="string">
            <text:p>77ge9j0ee4boenph4amec6vak0</text:p>
          </table:table-cell>
          <table:table-cell office:value-type="string" calcext:value-type="string">
            <text:p>197.42.154.10</text:p>
          </table:table-cell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2016-07-13 12:44:10</text:p>
          </table:table-cell>
          <table:table-cell table:style-name="ce2" office:value-type="date" office:date-value="2016-07-13T12:44:11" calcext:value-type="date">
            <text:p>13-07-16 12:4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8494" calcext:value-type="float">
            <text:p>68494</text:p>
          </table:table-cell>
          <table:table-cell office:value-type="string" calcext:value-type="string">
            <text:p>77ge9j0ee4boenph4amec6vak0</text:p>
          </table:table-cell>
          <table:table-cell office:value-type="string" calcext:value-type="string">
            <text:p>197.42.154.10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Nexusrex</text:p>
          </table:table-cell>
          <table:table-cell office:value-type="string" calcext:value-type="string">
            <text:p>2016-07-13 12:45:21</text:p>
          </table:table-cell>
          <table:table-cell table:style-name="ce2" office:value-type="date" office:date-value="2016-07-13T12:45:22" calcext:value-type="date">
            <text:p>13-07-16 12: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8515" calcext:value-type="float">
            <text:p>68515</text:p>
          </table:table-cell>
          <table:table-cell office:value-type="string" calcext:value-type="string">
            <text:p>77ge9j0ee4boenph4amec6vak0</text:p>
          </table:table-cell>
          <table:table-cell office:value-type="string" calcext:value-type="string">
            <text:p>197.42.154.10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Nexusrex</text:p>
          </table:table-cell>
          <table:table-cell office:value-type="string" calcext:value-type="string">
            <text:p>2016-07-13 10:48:30</text:p>
          </table:table-cell>
          <table:table-cell table:style-name="ce2" office:value-type="date" office:date-value="2016-07-13T12:48:31" calcext:value-type="date">
            <text:p>13-07-16 12:4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8516" calcext:value-type="float">
            <text:p>68516</text:p>
          </table:table-cell>
          <table:table-cell office:value-type="string" calcext:value-type="string">
            <text:p>77ge9j0ee4boenph4amec6vak0</text:p>
          </table:table-cell>
          <table:table-cell office:value-type="string" calcext:value-type="string">
            <text:p>197.42.154.10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Nexusrex</text:p>
          </table:table-cell>
          <table:table-cell office:value-type="string" calcext:value-type="string">
            <text:p>2016-07-13 10:48:54</text:p>
          </table:table-cell>
          <table:table-cell table:style-name="ce2" office:value-type="date" office:date-value="2016-07-13T12:48:54" calcext:value-type="date">
            <text:p>13-07-16 12:4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8518" calcext:value-type="float">
            <text:p>68518</text:p>
          </table:table-cell>
          <table:table-cell office:value-type="string" calcext:value-type="string">
            <text:p>77ge9j0ee4boenph4amec6vak0</text:p>
          </table:table-cell>
          <table:table-cell office:value-type="string" calcext:value-type="string">
            <text:p>197.42.154.10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Nexusrex</text:p>
          </table:table-cell>
          <table:table-cell office:value-type="string" calcext:value-type="string">
            <text:p>2016-07-13 12:49:09</text:p>
          </table:table-cell>
          <table:table-cell table:style-name="ce2" office:value-type="date" office:date-value="2016-07-13T12:49:09" calcext:value-type="date">
            <text:p>13-07-16 12: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8532" calcext:value-type="float">
            <text:p>68532</text:p>
          </table:table-cell>
          <table:table-cell office:value-type="string" calcext:value-type="string">
            <text:p>a2runn6krvi4lok6f8nb1hc6n3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string" calcext:value-type="string">
            <text:p>2016-07-13 10:53:01</text:p>
          </table:table-cell>
          <table:table-cell table:style-name="ce2" office:value-type="date" office:date-value="2016-07-13T12:53:01.000001" calcext:value-type="date">
            <text:p>13-07-16 12:5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8534" calcext:value-type="float">
            <text:p>68534</text:p>
          </table:table-cell>
          <table:table-cell office:value-type="string" calcext:value-type="string">
            <text:p>36vjc3sm8ci8ek2vcaa9s6hp82</text:p>
          </table:table-cell>
          <table:table-cell office:value-type="float" office:value="37239132105" calcext:value-type="float">
            <text:p>37239132105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2016-07-13 12:53:52</text:p>
          </table:table-cell>
          <table:table-cell table:style-name="ce2" office:value-type="date" office:date-value="2016-07-13T12:53:52.000001" calcext:value-type="date">
            <text:p>13-07-16 12:5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8535" calcext:value-type="float">
            <text:p>68535</text:p>
          </table:table-cell>
          <table:table-cell office:value-type="string" calcext:value-type="string">
            <text:p>etaugkq003rpgpjrt8gklfnc17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string" calcext:value-type="string">
            <text:p>2016-07-13 12:55:04</text:p>
          </table:table-cell>
          <table:table-cell table:style-name="ce2" office:value-type="date" office:date-value="2016-07-13T12:55:05" calcext:value-type="date">
            <text:p>13-07-16 12:5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8538" calcext:value-type="float">
            <text:p>68538</text:p>
          </table:table-cell>
          <table:table-cell office:value-type="string" calcext:value-type="string">
            <text:p>1p306svo8tpakvpas7g7p1vud0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2:59:03</text:p>
          </table:table-cell>
          <table:table-cell table:style-name="ce2" office:value-type="date" office:date-value="2016-07-13T12:59:04.000001" calcext:value-type="date">
            <text:p>13-07-16 12:5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8548" calcext:value-type="float">
            <text:p>68548</text:p>
          </table:table-cell>
          <table:table-cell office:value-type="string" calcext:value-type="string">
            <text:p>2sprmhic0o8sj355hjfj1vqol6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string" calcext:value-type="string">
            <text:p>2016-07-13 13:02:34</text:p>
          </table:table-cell>
          <table:table-cell table:style-name="ce2" office:value-type="date" office:date-value="2016-07-13T13:02:38" calcext:value-type="date">
            <text:p>13-07-16 13:0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8549" calcext:value-type="float">
            <text:p>68549</text:p>
          </table:table-cell>
          <table:table-cell office:value-type="string" calcext:value-type="string">
            <text:p>72ete6ijte5lu9pap7ijt6k052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string" calcext:value-type="string">
            <text:p>2016-07-13 13:02:34</text:p>
          </table:table-cell>
          <table:table-cell table:style-name="ce2" office:value-type="date" office:date-value="2016-07-13T13:02:38" calcext:value-type="date">
            <text:p>13-07-16 13: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8550" calcext:value-type="float">
            <text:p>68550</text:p>
          </table:table-cell>
          <table:table-cell office:value-type="string" calcext:value-type="string">
            <text:p>9nci6s6png81of80gd8rtsfjl6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string" calcext:value-type="string">
            <text:p>2016-07-13 13:02:41</text:p>
          </table:table-cell>
          <table:table-cell table:style-name="ce2" office:value-type="date" office:date-value="2016-07-13T13:02:41.999999" calcext:value-type="date">
            <text:p>13-07-16 13:0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8551" calcext:value-type="float">
            <text:p>68551</text:p>
          </table:table-cell>
          <table:table-cell office:value-type="string" calcext:value-type="string">
            <text:p>fe5ci7je1g4aafaunmh5tp3mh7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string" calcext:value-type="string">
            <text:p>2016-07-13 13:02:41</text:p>
          </table:table-cell>
          <table:table-cell table:style-name="ce2" office:value-type="date" office:date-value="2016-07-13T13:02:41.999999" calcext:value-type="date">
            <text:p>13-07-16 13:0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8558" calcext:value-type="float">
            <text:p>68558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3:03:39</text:p>
          </table:table-cell>
          <table:table-cell table:style-name="ce2" office:value-type="date" office:date-value="2016-07-13T13:03:38.999999" calcext:value-type="date">
            <text:p>13-07-16 13:0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8576" calcext:value-type="float">
            <text:p>68576</text:p>
          </table:table-cell>
          <table:table-cell office:value-type="string" calcext:value-type="string">
            <text:p>gquls3ojgm6l527ptpbbpfbdd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3:09:54</text:p>
          </table:table-cell>
          <table:table-cell table:style-name="ce2" office:value-type="date" office:date-value="2016-07-13T13:09:54" calcext:value-type="date">
            <text:p>13-07-16 13:0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8577" calcext:value-type="float">
            <text:p>68577</text:p>
          </table:table-cell>
          <table:table-cell office:value-type="string" calcext:value-type="string">
            <text:p>uhmrcpl26s56nh2tig987hkom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3:09:54</text:p>
          </table:table-cell>
          <table:table-cell table:style-name="ce2" office:value-type="date" office:date-value="2016-07-13T13:09:55" calcext:value-type="date">
            <text:p>13-07-16 13:0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8579" calcext:value-type="float">
            <text:p>68579</text:p>
          </table:table-cell>
          <table:table-cell office:value-type="string" calcext:value-type="string">
            <text:p>n834oqdn8s3jga7ktbnakpenb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3:09:56</text:p>
          </table:table-cell>
          <table:table-cell table:style-name="ce2" office:value-type="date" office:date-value="2016-07-13T13:09:56" calcext:value-type="date">
            <text:p>13-07-16 13:0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8757" calcext:value-type="float">
            <text:p>68757</text:p>
          </table:table-cell>
          <table:table-cell office:value-type="string" calcext:value-type="string">
            <text:p>c4otclklq5lsk33r0ivudj06d4</text:p>
          </table:table-cell>
          <table:table-cell office:value-type="string" calcext:value-type="string">
            <text:p>199.16.156.12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27</text:p>
          </table:table-cell>
          <table:table-cell table:style-name="ce2" office:value-type="date" office:date-value="2016-07-13T13:21:27" calcext:value-type="date">
            <text:p>13-07-16 13:2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8760" calcext:value-type="float">
            <text:p>68760</text:p>
          </table:table-cell>
          <table:table-cell office:value-type="string" calcext:value-type="string">
            <text:p>jsbg7ld432vjo22cuipmbcqsp6</text:p>
          </table:table-cell>
          <table:table-cell office:value-type="string" calcext:value-type="string">
            <text:p>17.142.157.9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27</text:p>
          </table:table-cell>
          <table:table-cell table:style-name="ce2" office:value-type="date" office:date-value="2016-07-13T13:21:30" calcext:value-type="date">
            <text:p>13-07-16 13:2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8762" calcext:value-type="float">
            <text:p>68762</text:p>
          </table:table-cell>
          <table:table-cell office:value-type="string" calcext:value-type="string">
            <text:p>o58jig6qbil8ke1boktd2bmi31</text:p>
          </table:table-cell>
          <table:table-cell office:value-type="string" calcext:value-type="string">
            <text:p>52.7.128.13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30</text:p>
          </table:table-cell>
          <table:table-cell table:style-name="ce2" office:value-type="date" office:date-value="2016-07-13T13:21:30" calcext:value-type="date">
            <text:p>13-07-16 13:2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8763" calcext:value-type="float">
            <text:p>68763</text:p>
          </table:table-cell>
          <table:table-cell office:value-type="string" calcext:value-type="string">
            <text:p>18at22etmgpb03unerltj9ov27</text:p>
          </table:table-cell>
          <table:table-cell office:value-type="string" calcext:value-type="string">
            <text:p>52.207.252.9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30</text:p>
          </table:table-cell>
          <table:table-cell table:style-name="ce2" office:value-type="date" office:date-value="2016-07-13T13:21:30" calcext:value-type="date">
            <text:p>13-07-16 13:2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8764" calcext:value-type="float">
            <text:p>68764</text:p>
          </table:table-cell>
          <table:table-cell office:value-type="string" calcext:value-type="string">
            <text:p>9hlivi3g34k7vvagm2no83ahi6</text:p>
          </table:table-cell>
          <table:table-cell office:value-type="string" calcext:value-type="string">
            <text:p>199.16.156.12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30</text:p>
          </table:table-cell>
          <table:table-cell table:style-name="ce2" office:value-type="date" office:date-value="2016-07-13T13:21:30" calcext:value-type="date">
            <text:p>13-07-16 13:2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8765" calcext:value-type="float">
            <text:p>68765</text:p>
          </table:table-cell>
          <table:table-cell office:value-type="string" calcext:value-type="string">
            <text:p>75pd860jjqgmodcuu5csjg6et3</text:p>
          </table:table-cell>
          <table:table-cell office:value-type="string" calcext:value-type="string">
            <text:p>144.76.23.2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3 13:21:30</text:p>
          </table:table-cell>
          <table:table-cell table:style-name="ce2" office:value-type="date" office:date-value="2016-07-13T13:21:30" calcext:value-type="date">
            <text:p>13-07-16 13:2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8766" calcext:value-type="float">
            <text:p>68766</text:p>
          </table:table-cell>
          <table:table-cell office:value-type="string" calcext:value-type="string">
            <text:p>0kq9k28sgphmn582en61lcv185</text:p>
          </table:table-cell>
          <table:table-cell office:value-type="string" calcext:value-type="string">
            <text:p>74.6.254.11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30</text:p>
          </table:table-cell>
          <table:table-cell table:style-name="ce2" office:value-type="date" office:date-value="2016-07-13T13:21:30" calcext:value-type="date">
            <text:p>13-07-16 13:2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8767" calcext:value-type="float">
            <text:p>68767</text:p>
          </table:table-cell>
          <table:table-cell office:value-type="string" calcext:value-type="string">
            <text:p>10uoch86clcri1k3bj1k530ia2</text:p>
          </table:table-cell>
          <table:table-cell office:value-type="string" calcext:value-type="string">
            <text:p>199.16.156.12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30</text:p>
          </table:table-cell>
          <table:table-cell table:style-name="ce2" office:value-type="date" office:date-value="2016-07-13T13:21:30" calcext:value-type="date">
            <text:p>13-07-16 13:2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8768" calcext:value-type="float">
            <text:p>68768</text:p>
          </table:table-cell>
          <table:table-cell office:value-type="string" calcext:value-type="string">
            <text:p>qoj92fva68f7mtpccdrvchp254</text:p>
          </table:table-cell>
          <table:table-cell office:value-type="string" calcext:value-type="string">
            <text:p>23.96.208.13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30</text:p>
          </table:table-cell>
          <table:table-cell table:style-name="ce2" office:value-type="date" office:date-value="2016-07-13T13:21:30.999999" calcext:value-type="date">
            <text:p>13-07-16 13:2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8772" calcext:value-type="float">
            <text:p>68772</text:p>
          </table:table-cell>
          <table:table-cell office:value-type="string" calcext:value-type="string">
            <text:p>4trlo391o9uhurquiueg5971l1</text:p>
          </table:table-cell>
          <table:table-cell office:value-type="string" calcext:value-type="string">
            <text:p>199.59.148.21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1:34</text:p>
          </table:table-cell>
          <table:table-cell table:style-name="ce2" office:value-type="date" office:date-value="2016-07-13T13:21:35" calcext:value-type="date">
            <text:p>13-07-16 13:2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8808" calcext:value-type="float">
            <text:p>68808</text:p>
          </table:table-cell>
          <table:table-cell office:value-type="string" calcext:value-type="string">
            <text:p>mqof3cc3dh064440iihkqk1ea2</text:p>
          </table:table-cell>
          <table:table-cell office:value-type="string" calcext:value-type="string">
            <text:p>150.70.173.52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2016-07-13 13:22:57</text:p>
          </table:table-cell>
          <table:table-cell table:style-name="ce2" office:value-type="date" office:date-value="2016-07-13T13:22:57.999999" calcext:value-type="date">
            <text:p>13-07-16 13:2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8813" calcext:value-type="float">
            <text:p>68813</text:p>
          </table:table-cell>
          <table:table-cell office:value-type="string" calcext:value-type="string">
            <text:p>77ge9j0ee4boenph4amec6vak0</text:p>
          </table:table-cell>
          <table:table-cell office:value-type="string" calcext:value-type="string">
            <text:p>197.42.154.10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Nexusrex</text:p>
          </table:table-cell>
          <table:table-cell office:value-type="string" calcext:value-type="string">
            <text:p>2016-07-13 13:23:06</text:p>
          </table:table-cell>
          <table:table-cell table:style-name="ce2" office:value-type="date" office:date-value="2016-07-13T13:23:06" calcext:value-type="date">
            <text:p>13-07-16 13:2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8825" calcext:value-type="float">
            <text:p>68825</text:p>
          </table:table-cell>
          <table:table-cell office:value-type="string" calcext:value-type="string">
            <text:p>raa06lrldqbf8toqlda16pc7s3</text:p>
          </table:table-cell>
          <table:table-cell office:value-type="string" calcext:value-type="string">
            <text:p>62.210.181.15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3 13:23:33</text:p>
          </table:table-cell>
          <table:table-cell table:style-name="ce2" office:value-type="date" office:date-value="2016-07-13T13:23:34" calcext:value-type="date">
            <text:p>13-07-16 13:2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8890" calcext:value-type="float">
            <text:p>68890</text:p>
          </table:table-cell>
          <table:table-cell office:value-type="string" calcext:value-type="string">
            <text:p>ant3rgj4q1qlet3bklk1ft9u50</text:p>
          </table:table-cell>
          <table:table-cell office:value-type="string" calcext:value-type="string">
            <text:p>104.154.26.7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5:40</text:p>
          </table:table-cell>
          <table:table-cell table:style-name="ce2" office:value-type="date" office:date-value="2016-07-13T13:25:40" calcext:value-type="date">
            <text:p>13-07-16 13:2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8984" calcext:value-type="float">
            <text:p>68984</text:p>
          </table:table-cell>
          <table:table-cell office:value-type="string" calcext:value-type="string">
            <text:p>ll9ltq8vbjmo57jj62bocsqj32</text:p>
          </table:table-cell>
          <table:table-cell office:value-type="float" office:value="37187162126" calcext:value-type="float">
            <text:p>37187162126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3 13:28:59</text:p>
          </table:table-cell>
          <table:table-cell table:style-name="ce2" office:value-type="date" office:date-value="2016-07-13T13:28:59" calcext:value-type="date">
            <text:p>13-07-16 13:2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8985" calcext:value-type="float">
            <text:p>68985</text:p>
          </table:table-cell>
          <table:table-cell office:value-type="string" calcext:value-type="string">
            <text:p>7q37r2807ki079d9k91n7neeh1</text:p>
          </table:table-cell>
          <table:table-cell office:value-type="string" calcext:value-type="string">
            <text:p>74.6.254.11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29:06</text:p>
          </table:table-cell>
          <table:table-cell table:style-name="ce2" office:value-type="date" office:date-value="2016-07-13T13:29:06" calcext:value-type="date">
            <text:p>13-07-16 13:2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8992" calcext:value-type="float">
            <text:p>68992</text:p>
          </table:table-cell>
          <table:table-cell office:value-type="string" calcext:value-type="string">
            <text:p>eo1k3cq3r5qi8aj9vpvk7dkjd5</text:p>
          </table:table-cell>
          <table:table-cell office:value-type="string" calcext:value-type="string">
            <text:p>52.39.4.24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37:02</text:p>
          </table:table-cell>
          <table:table-cell table:style-name="ce2" office:value-type="date" office:date-value="2016-07-13T13:37:03" calcext:value-type="date">
            <text:p>13-07-16 13:3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9016" calcext:value-type="float">
            <text:p>6901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1:48:34</text:p>
          </table:table-cell>
          <table:table-cell table:style-name="ce2" office:value-type="date" office:date-value="2016-07-13T13:48:34" calcext:value-type="date">
            <text:p>13-07-16 13:4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9017" calcext:value-type="float">
            <text:p>6901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1:49:10</text:p>
          </table:table-cell>
          <table:table-cell table:style-name="ce2" office:value-type="date" office:date-value="2016-07-13T13:49:11" calcext:value-type="date">
            <text:p>13-07-16 13:4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9018" calcext:value-type="float">
            <text:p>6901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3:49:38</text:p>
          </table:table-cell>
          <table:table-cell table:style-name="ce2" office:value-type="date" office:date-value="2016-07-13T13:49:38" calcext:value-type="date">
            <text:p>13-07-16 13:4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9019" calcext:value-type="float">
            <text:p>6901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3:50:16</text:p>
          </table:table-cell>
          <table:table-cell table:style-name="ce2" office:value-type="date" office:date-value="2016-07-13T13:50:15.999999" calcext:value-type="date">
            <text:p>13-07-16 13:5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9020" calcext:value-type="float">
            <text:p>6902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3:50:53</text:p>
          </table:table-cell>
          <table:table-cell table:style-name="ce2" office:value-type="date" office:date-value="2016-07-13T13:50:52.999999" calcext:value-type="date">
            <text:p>13-07-16 13:5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9045" calcext:value-type="float">
            <text:p>69045</text:p>
          </table:table-cell>
          <table:table-cell office:value-type="string" calcext:value-type="string">
            <text:p>pl5bvoljq5avpdkm1ncir7ucg5</text:p>
          </table:table-cell>
          <table:table-cell office:value-type="float" office:value="194187170121" calcext:value-type="float">
            <text:p>194187170121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3:55:38</text:p>
          </table:table-cell>
          <table:table-cell table:style-name="ce2" office:value-type="date" office:date-value="2016-07-13T13:55:39" calcext:value-type="date">
            <text:p>13-07-16 13:5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9052" calcext:value-type="float">
            <text:p>69052</text:p>
          </table:table-cell>
          <table:table-cell office:value-type="string" calcext:value-type="string">
            <text:p>ocvvetdb4ufl6v7oqd96qas1h7</text:p>
          </table:table-cell>
          <table:table-cell office:value-type="string" calcext:value-type="string">
            <text:p>74.6.254.11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3:59:43</text:p>
          </table:table-cell>
          <table:table-cell table:style-name="ce2" office:value-type="date" office:date-value="2016-07-13T13:59:43" calcext:value-type="date">
            <text:p>13-07-16 13:5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9231" calcext:value-type="float">
            <text:p>6923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4:08:24</text:p>
          </table:table-cell>
          <table:table-cell table:style-name="ce2" office:value-type="date" office:date-value="2016-07-13T14:08:24" calcext:value-type="date">
            <text:p>13-07-16 14: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9501" calcext:value-type="float">
            <text:p>6950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4:18:35</text:p>
          </table:table-cell>
          <table:table-cell table:style-name="ce2" office:value-type="date" office:date-value="2016-07-13T14:18:35" calcext:value-type="date">
            <text:p>13-07-16 14: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9593" calcext:value-type="float">
            <text:p>6959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2:25:38</text:p>
          </table:table-cell>
          <table:table-cell table:style-name="ce2" office:value-type="date" office:date-value="2016-07-13T14:25:39" calcext:value-type="date">
            <text:p>13-07-16 14:2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9625" calcext:value-type="float">
            <text:p>69625</text:p>
          </table:table-cell>
          <table:table-cell office:value-type="string" calcext:value-type="string">
            <text:p>qdji0tdet7l5033ibecggl4qr4</text:p>
          </table:table-cell>
          <table:table-cell office:value-type="string" calcext:value-type="string">
            <text:p>168.235.197.4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4:34:23</text:p>
          </table:table-cell>
          <table:table-cell table:style-name="ce2" office:value-type="date" office:date-value="2016-07-13T14:34:23" calcext:value-type="date">
            <text:p>13-07-16 14:3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0101" calcext:value-type="float">
            <text:p>70101</text:p>
          </table:table-cell>
          <table:table-cell office:value-type="string" calcext:value-type="string">
            <text:p>4ktin6k9o7b9l65rs57ol6uvm6</text:p>
          </table:table-cell>
          <table:table-cell office:value-type="string" calcext:value-type="string">
            <text:p>74.6.254.11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5:12:04</text:p>
          </table:table-cell>
          <table:table-cell table:style-name="ce2" office:value-type="date" office:date-value="2016-07-13T15:12:04" calcext:value-type="date">
            <text:p>13-07-16 15:1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0125" calcext:value-type="float">
            <text:p>70125</text:p>
          </table:table-cell>
          <table:table-cell office:value-type="string" calcext:value-type="string">
            <text:p>m1vla1pqg0amf17c1g4c8pn3d2</text:p>
          </table:table-cell>
          <table:table-cell office:value-type="string" calcext:value-type="string">
            <text:p>79.64.217.110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5:13:03</text:p>
          </table:table-cell>
          <table:table-cell table:style-name="ce2" office:value-type="date" office:date-value="2016-07-13T15:13:03" calcext:value-type="date">
            <text:p>13-07-16 15:1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0128" calcext:value-type="float">
            <text:p>70128</text:p>
          </table:table-cell>
          <table:table-cell office:value-type="string" calcext:value-type="string">
            <text:p>ihg6tm7hprev79ml8l7c49mmv2</text:p>
          </table:table-cell>
          <table:table-cell office:value-type="string" calcext:value-type="string">
            <text:p>103.195.3.194</text:p>
          </table:table-cell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2016-07-13 15:13:06</text:p>
          </table:table-cell>
          <table:table-cell table:style-name="ce2" office:value-type="date" office:date-value="2016-07-13T15:13:06" calcext:value-type="date">
            <text:p>13-07-16 15:1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0138" calcext:value-type="float">
            <text:p>70138</text:p>
          </table:table-cell>
          <table:table-cell office:value-type="string" calcext:value-type="string">
            <text:p>5d95b6tef6ovlkbiv17vnosc27</text:p>
          </table:table-cell>
          <table:table-cell office:value-type="string" calcext:value-type="string">
            <text:p>188.138.33.3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3 15:13:34</text:p>
          </table:table-cell>
          <table:table-cell table:style-name="ce2" office:value-type="date" office:date-value="2016-07-13T15:14:00" calcext:value-type="date">
            <text:p>13-07-16 15:1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0175" calcext:value-type="float">
            <text:p>70175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3:15:27</text:p>
          </table:table-cell>
          <table:table-cell table:style-name="ce2" office:value-type="date" office:date-value="2016-07-13T15:15:29" calcext:value-type="date">
            <text:p>13-07-16 15: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e3bkrab0oshh0v8n3pr6aussi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5:22:11</text:p>
          </table:table-cell>
          <table:table-cell table:style-name="ce2" office:value-type="date" office:date-value="2016-07-13T15:22:11" calcext:value-type="date">
            <text:p>13-07-16 15:2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0199" calcext:value-type="float">
            <text:p>70199</text:p>
          </table:table-cell>
          <table:table-cell office:value-type="string" calcext:value-type="string">
            <text:p>vvl735g8fcj8jcsb95p03i6kb4</text:p>
          </table:table-cell>
          <table:table-cell office:value-type="string" calcext:value-type="string">
            <text:p>75.101.131.2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5:34:34</text:p>
          </table:table-cell>
          <table:table-cell table:style-name="ce2" office:value-type="date" office:date-value="2016-07-13T15:34:34" calcext:value-type="date">
            <text:p>13-07-16 15:3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0200" calcext:value-type="float">
            <text:p>70200</text:p>
          </table:table-cell>
          <table:table-cell office:value-type="string" calcext:value-type="string">
            <text:p>mthn294gk16adfcr1djljg54h7</text:p>
          </table:table-cell>
          <table:table-cell office:value-type="string" calcext:value-type="string">
            <text:p>75.101.131.2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5:34:34</text:p>
          </table:table-cell>
          <table:table-cell table:style-name="ce2" office:value-type="date" office:date-value="2016-07-13T15:34:35" calcext:value-type="date">
            <text:p>13-07-16 15:3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0202" calcext:value-type="float">
            <text:p>70202</text:p>
          </table:table-cell>
          <table:table-cell office:value-type="string" calcext:value-type="string">
            <text:p>m1vla1pqg0amf17c1g4c8pn3d2</text:p>
          </table:table-cell>
          <table:table-cell office:value-type="string" calcext:value-type="string">
            <text:p>79.64.217.110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5:37:26</text:p>
          </table:table-cell>
          <table:table-cell table:style-name="ce2" office:value-type="date" office:date-value="2016-07-13T15:37:25.999999" calcext:value-type="date">
            <text:p>13-07-16 15:3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0444" calcext:value-type="float">
            <text:p>70444</text:p>
          </table:table-cell>
          <table:table-cell office:value-type="string" calcext:value-type="string">
            <text:p>jpebu6r1l4fednntvh4b1qsa02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4:08:17</text:p>
          </table:table-cell>
          <table:table-cell table:style-name="ce2" office:value-type="date" office:date-value="2016-07-13T16:08:19" calcext:value-type="date">
            <text:p>13-07-16 16:0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0456" calcext:value-type="float">
            <text:p>70456</text:p>
          </table:table-cell>
          <table:table-cell office:value-type="string" calcext:value-type="string">
            <text:p>ku3hnamr948afanpqprsdqc2m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6:08:57</text:p>
          </table:table-cell>
          <table:table-cell table:style-name="ce2" office:value-type="date" office:date-value="2016-07-13T16:08:58" calcext:value-type="date">
            <text:p>13-07-16 16:0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0472" calcext:value-type="float">
            <text:p>70472</text:p>
          </table:table-cell>
          <table:table-cell office:value-type="string" calcext:value-type="string">
            <text:p>jpebu6r1l4fednntvh4b1qsa02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4:15:40</text:p>
          </table:table-cell>
          <table:table-cell table:style-name="ce2" office:value-type="date" office:date-value="2016-07-13T16:15:40" calcext:value-type="date">
            <text:p>13-07-16 16: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0477" calcext:value-type="float">
            <text:p>70477</text:p>
          </table:table-cell>
          <table:table-cell office:value-type="string" calcext:value-type="string">
            <text:p>jpebu6r1l4fednntvh4b1qsa02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4:15:57</text:p>
          </table:table-cell>
          <table:table-cell table:style-name="ce2" office:value-type="date" office:date-value="2016-07-13T16:15:57.999999" calcext:value-type="date">
            <text:p>13-07-16 16: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0492" calcext:value-type="float">
            <text:p>70492</text:p>
          </table:table-cell>
          <table:table-cell office:value-type="string" calcext:value-type="string">
            <text:p>poiod4ak6f0q3d41ooqn66trm3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4:22:52</text:p>
          </table:table-cell>
          <table:table-cell table:style-name="ce2" office:value-type="date" office:date-value="2016-07-13T16:22:52" calcext:value-type="date">
            <text:p>13-07-16 16: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0493" calcext:value-type="float">
            <text:p>70493</text:p>
          </table:table-cell>
          <table:table-cell office:value-type="string" calcext:value-type="string">
            <text:p>hsle3jh24kfa982evipr1rscm0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4:23:40</text:p>
          </table:table-cell>
          <table:table-cell table:style-name="ce2" office:value-type="date" office:date-value="2016-07-13T16:23:40" calcext:value-type="date">
            <text:p>13-07-16 16:2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0494" calcext:value-type="float">
            <text:p>70494</text:p>
          </table:table-cell>
          <table:table-cell office:value-type="string" calcext:value-type="string">
            <text:p>b0q542ko4qbnhhtub7n11l2q50</text:p>
          </table:table-cell>
          <table:table-cell office:value-type="string" calcext:value-type="string">
            <text:p>62.24.181.134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24:36</text:p>
          </table:table-cell>
          <table:table-cell table:style-name="ce2" office:value-type="date" office:date-value="2016-07-13T16:24:36" calcext:value-type="date">
            <text:p>13-07-16 16:2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0499" calcext:value-type="float">
            <text:p>70499</text:p>
          </table:table-cell>
          <table:table-cell office:value-type="string" calcext:value-type="string">
            <text:p>ku3hnamr948afanpqprsdqc2m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6:26:25</text:p>
          </table:table-cell>
          <table:table-cell table:style-name="ce2" office:value-type="date" office:date-value="2016-07-13T16:26:27" calcext:value-type="date">
            <text:p>13-07-16 16:2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0512" calcext:value-type="float">
            <text:p>70512</text:p>
          </table:table-cell>
          <table:table-cell office:value-type="string" calcext:value-type="string">
            <text:p>ge4b9k57k79a2j57sqth3l72e2</text:p>
          </table:table-cell>
          <table:table-cell office:value-type="string" calcext:value-type="string">
            <text:p>62.24.181.135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27:38</text:p>
          </table:table-cell>
          <table:table-cell table:style-name="ce2" office:value-type="date" office:date-value="2016-07-13T16:27:38" calcext:value-type="date">
            <text:p>13-07-16 16:2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0514" calcext:value-type="float">
            <text:p>70514</text:p>
          </table:table-cell>
          <table:table-cell office:value-type="string" calcext:value-type="string">
            <text:p>94rlantmo37kv721fauk1mb0t7</text:p>
          </table:table-cell>
          <table:table-cell office:value-type="string" calcext:value-type="string">
            <text:p>82.41.206.55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30:59</text:p>
          </table:table-cell>
          <table:table-cell table:style-name="ce2" office:value-type="date" office:date-value="2016-07-13T16:30:59" calcext:value-type="date">
            <text:p>13-07-16 16:3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0515" calcext:value-type="float">
            <text:p>70515</text:p>
          </table:table-cell>
          <table:table-cell office:value-type="string" calcext:value-type="string">
            <text:p>uo69hok9t9as2r52oc9hppcc9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4:36:54</text:p>
          </table:table-cell>
          <table:table-cell table:style-name="ce2" office:value-type="date" office:date-value="2016-07-13T16:36:55" calcext:value-type="date">
            <text:p>13-07-16 16: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0518" calcext:value-type="float">
            <text:p>70518</text:p>
          </table:table-cell>
          <table:table-cell office:value-type="string" calcext:value-type="string">
            <text:p>ku3hnamr948afanpqprsdqc2m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6:40:36</text:p>
          </table:table-cell>
          <table:table-cell table:style-name="ce2" office:value-type="date" office:date-value="2016-07-13T16:40:36" calcext:value-type="date">
            <text:p>13-07-16 16:4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0538" calcext:value-type="float">
            <text:p>70538</text:p>
          </table:table-cell>
          <table:table-cell office:value-type="string" calcext:value-type="string">
            <text:p>3682vggb9svusumqbclcdkntt6</text:p>
          </table:table-cell>
          <table:table-cell office:value-type="float" office:value="50120215194" calcext:value-type="float">
            <text:p>5012021519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16:51:09</text:p>
          </table:table-cell>
          <table:table-cell table:style-name="ce2" office:value-type="date" office:date-value="2016-07-13T16:51:09" calcext:value-type="date">
            <text:p>13-07-16 16:5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0540" calcext:value-type="float">
            <text:p>70540</text:p>
          </table:table-cell>
          <table:table-cell office:value-type="string" calcext:value-type="string">
            <text:p>3h60qn8rt4tmo400ggvn7endo3</text:p>
          </table:table-cell>
          <table:table-cell office:value-type="string" calcext:value-type="string">
            <text:p>62.24.181.134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51:36</text:p>
          </table:table-cell>
          <table:table-cell table:style-name="ce2" office:value-type="date" office:date-value="2016-07-13T16:51:38" calcext:value-type="date">
            <text:p>13-07-16 16:5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0541" calcext:value-type="float">
            <text:p>70541</text:p>
          </table:table-cell>
          <table:table-cell office:value-type="string" calcext:value-type="string">
            <text:p>md03mfn7t4feln7hv5gf3dt8i7</text:p>
          </table:table-cell>
          <table:table-cell office:value-type="string" calcext:value-type="string">
            <text:p>62.24.181.135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51:59</text:p>
          </table:table-cell>
          <table:table-cell table:style-name="ce2" office:value-type="date" office:date-value="2016-07-13T16:51:59" calcext:value-type="date">
            <text:p>13-07-16 16:5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0542" calcext:value-type="float">
            <text:p>70542</text:p>
          </table:table-cell>
          <table:table-cell office:value-type="string" calcext:value-type="string">
            <text:p>8cr3i11sptogrphcru43bs0eo5</text:p>
          </table:table-cell>
          <table:table-cell office:value-type="string" calcext:value-type="string">
            <text:p>62.24.181.135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51:59</text:p>
          </table:table-cell>
          <table:table-cell table:style-name="ce2" office:value-type="date" office:date-value="2016-07-13T16:51:59" calcext:value-type="date">
            <text:p>13-07-16 16:5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0543" calcext:value-type="float">
            <text:p>70543</text:p>
          </table:table-cell>
          <table:table-cell office:value-type="string" calcext:value-type="string">
            <text:p>soc45ipne0ous7kvln345oe9q3</text:p>
          </table:table-cell>
          <table:table-cell office:value-type="string" calcext:value-type="string">
            <text:p>62.24.181.135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52:19</text:p>
          </table:table-cell>
          <table:table-cell table:style-name="ce2" office:value-type="date" office:date-value="2016-07-13T16:52:19" calcext:value-type="date">
            <text:p>13-07-16 16:5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0544" calcext:value-type="float">
            <text:p>70544</text:p>
          </table:table-cell>
          <table:table-cell office:value-type="string" calcext:value-type="string">
            <text:p>ngg7e7d6o4qfsrs7antrgmk7r6</text:p>
          </table:table-cell>
          <table:table-cell office:value-type="string" calcext:value-type="string">
            <text:p>62.24.181.134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53:03</text:p>
          </table:table-cell>
          <table:table-cell table:style-name="ce2" office:value-type="date" office:date-value="2016-07-13T16:53:03" calcext:value-type="date">
            <text:p>13-07-16 16:5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0564" calcext:value-type="float">
            <text:p>70564</text:p>
          </table:table-cell>
          <table:table-cell office:value-type="string" calcext:value-type="string">
            <text:p>248q1qcst1fo29s6osee8bffj7</text:p>
          </table:table-cell>
          <table:table-cell office:value-type="string" calcext:value-type="string">
            <text:p>62.24.181.134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6:56:03</text:p>
          </table:table-cell>
          <table:table-cell table:style-name="ce2" office:value-type="date" office:date-value="2016-07-13T16:56:04" calcext:value-type="date">
            <text:p>13-07-16 16:5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0569" calcext:value-type="float">
            <text:p>7056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7:10:10</text:p>
          </table:table-cell>
          <table:table-cell table:style-name="ce2" office:value-type="date" office:date-value="2016-07-13T17:10:11" calcext:value-type="date">
            <text:p>13-07-16 17: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0614" calcext:value-type="float">
            <text:p>7061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7:21:17</text:p>
          </table:table-cell>
          <table:table-cell table:style-name="ce2" office:value-type="date" office:date-value="2016-07-13T17:21:17" calcext:value-type="date">
            <text:p>13-07-16 17:2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0797" calcext:value-type="float">
            <text:p>70797</text:p>
          </table:table-cell>
          <table:table-cell office:value-type="string" calcext:value-type="string">
            <text:p>8so4arfj0rqeuena4srodpl8k1</text:p>
          </table:table-cell>
          <table:table-cell office:value-type="string" calcext:value-type="string">
            <text:p>195.99.213.22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3 15:27:28</text:p>
          </table:table-cell>
          <table:table-cell table:style-name="ce2" office:value-type="date" office:date-value="2016-07-13T17:27:28.000001" calcext:value-type="date">
            <text:p>13-07-16 17:2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0866" calcext:value-type="float">
            <text:p>70866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5.160.238.10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3 15:28:43</text:p>
          </table:table-cell>
          <table:table-cell table:style-name="ce2" office:value-type="date" office:date-value="2016-07-13T17:28:43" calcext:value-type="date">
            <text:p>13-07-16 17:2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0867" calcext:value-type="float">
            <text:p>70867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5.160.238.10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3 15:28:45</text:p>
          </table:table-cell>
          <table:table-cell table:style-name="ce2" office:value-type="date" office:date-value="2016-07-13T17:28:45" calcext:value-type="date">
            <text:p>13-07-16 17:2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0938" calcext:value-type="float">
            <text:p>70938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5.160.238.10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3 17:30:54</text:p>
          </table:table-cell>
          <table:table-cell table:style-name="ce2" office:value-type="date" office:date-value="2016-07-13T17:30:54" calcext:value-type="date">
            <text:p>13-07-16 17:3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1064" calcext:value-type="float">
            <text:p>71064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5.160.238.10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Xeldious</text:p>
          </table:table-cell>
          <table:table-cell office:value-type="string" calcext:value-type="string">
            <text:p>2016-07-13 17:36:50</text:p>
          </table:table-cell>
          <table:table-cell table:style-name="ce2" office:value-type="date" office:date-value="2016-07-13T17:36:51" calcext:value-type="date">
            <text:p>13-07-16 17:3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1131" calcext:value-type="float">
            <text:p>71131</text:p>
          </table:table-cell>
          <table:table-cell office:value-type="string" calcext:value-type="string">
            <text:p>i9k7n20u6ee5s5q389uphfb4g6</text:p>
          </table:table-cell>
          <table:table-cell office:value-type="float" office:value="124106133115" calcext:value-type="float">
            <text:p>124106133115</text:p>
          </table:table-cell>
          <table:table-cell office:value-type="string" calcext:value-type="string">
            <text:p>Philippines</text:p>
          </table:table-cell>
          <table:table-cell/>
          <table:table-cell office:value-type="string" calcext:value-type="string">
            <text:p>2016-07-13 15:50:08</text:p>
          </table:table-cell>
          <table:table-cell table:style-name="ce2" office:value-type="date" office:date-value="2016-07-13T17:50:08" calcext:value-type="date">
            <text:p>13-07-16 17:5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1132" calcext:value-type="float">
            <text:p>71132</text:p>
          </table:table-cell>
          <table:table-cell office:value-type="string" calcext:value-type="string">
            <text:p>i9k7n20u6ee5s5q389uphfb4g6</text:p>
          </table:table-cell>
          <table:table-cell office:value-type="float" office:value="124106133115" calcext:value-type="float">
            <text:p>124106133115</text:p>
          </table:table-cell>
          <table:table-cell office:value-type="string" calcext:value-type="string">
            <text:p>Philippines</text:p>
          </table:table-cell>
          <table:table-cell/>
          <table:table-cell office:value-type="string" calcext:value-type="string">
            <text:p>2016-07-13 17:50:27</text:p>
          </table:table-cell>
          <table:table-cell table:style-name="ce2" office:value-type="date" office:date-value="2016-07-13T17:50:28" calcext:value-type="date">
            <text:p>13-07-16 17:5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1133" calcext:value-type="float">
            <text:p>71133</text:p>
          </table:table-cell>
          <table:table-cell office:value-type="string" calcext:value-type="string">
            <text:p>i9k7n20u6ee5s5q389uphfb4g6</text:p>
          </table:table-cell>
          <table:table-cell office:value-type="float" office:value="124106133115" calcext:value-type="float">
            <text:p>124106133115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Alexander James</text:p>
          </table:table-cell>
          <table:table-cell office:value-type="string" calcext:value-type="string">
            <text:p>2016-07-13 17:51:11</text:p>
          </table:table-cell>
          <table:table-cell table:style-name="ce2" office:value-type="date" office:date-value="2016-07-13T17:51:11" calcext:value-type="date">
            <text:p>13-07-16 17:5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1571" calcext:value-type="float">
            <text:p>71571</text:p>
          </table:table-cell>
          <table:table-cell office:value-type="string" calcext:value-type="string">
            <text:p>en2ge032inng1gfl25dvear7n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8:26:58</text:p>
          </table:table-cell>
          <table:table-cell table:style-name="ce2" office:value-type="date" office:date-value="2016-07-13T18:26:58" calcext:value-type="date">
            <text:p>13-07-16 18:2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1637" calcext:value-type="float">
            <text:p>71637</text:p>
          </table:table-cell>
          <table:table-cell office:value-type="string" calcext:value-type="string">
            <text:p>en2ge032inng1gfl25dvear7n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8:29:26</text:p>
          </table:table-cell>
          <table:table-cell table:style-name="ce2" office:value-type="date" office:date-value="2016-07-13T18:29:31" calcext:value-type="date">
            <text:p>13-07-16 18:2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1902" calcext:value-type="float">
            <text:p>7190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18:59:24</text:p>
          </table:table-cell>
          <table:table-cell table:style-name="ce2" office:value-type="date" office:date-value="2016-07-13T18:59:24" calcext:value-type="date">
            <text:p>13-07-16 18:5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1940" calcext:value-type="float">
            <text:p>7194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9:07:16</text:p>
          </table:table-cell>
          <table:table-cell table:style-name="ce2" office:value-type="date" office:date-value="2016-07-13T19:07:17" calcext:value-type="date">
            <text:p>13-07-16 19:0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2201" calcext:value-type="float">
            <text:p>7220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9:25:42</text:p>
          </table:table-cell>
          <table:table-cell table:style-name="ce2" office:value-type="date" office:date-value="2016-07-13T19:25:54" calcext:value-type="date">
            <text:p>13-07-16 19: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2394" calcext:value-type="float">
            <text:p>7239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7:33:33</text:p>
          </table:table-cell>
          <table:table-cell table:style-name="ce2" office:value-type="date" office:date-value="2016-07-13T19:33:33" calcext:value-type="date">
            <text:p>13-07-16 19:3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2404" calcext:value-type="float">
            <text:p>7240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7:34:45</text:p>
          </table:table-cell>
          <table:table-cell table:style-name="ce2" office:value-type="date" office:date-value="2016-07-13T19:34:44.999999" calcext:value-type="date">
            <text:p>13-07-16 19:3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2424" calcext:value-type="float">
            <text:p>7242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9:36:05</text:p>
          </table:table-cell>
          <table:table-cell table:style-name="ce2" office:value-type="date" office:date-value="2016-07-13T19:36:06" calcext:value-type="date">
            <text:p>13-07-16 19:3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2490" calcext:value-type="float">
            <text:p>7249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7:47:17</text:p>
          </table:table-cell>
          <table:table-cell table:style-name="ce2" office:value-type="date" office:date-value="2016-07-13T19:47:20" calcext:value-type="date">
            <text:p>13-07-16 19:4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2605" calcext:value-type="float">
            <text:p>7260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18:08:33</text:p>
          </table:table-cell>
          <table:table-cell table:style-name="ce2" office:value-type="date" office:date-value="2016-07-13T20:09:17" calcext:value-type="date">
            <text:p>13-07-16 20:0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2606" calcext:value-type="float">
            <text:p>7260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20:09:38</text:p>
          </table:table-cell>
          <table:table-cell table:style-name="ce2" office:value-type="date" office:date-value="2016-07-13T20:09:39" calcext:value-type="date">
            <text:p>13-07-16 20:0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2607" calcext:value-type="float">
            <text:p>72607</text:p>
          </table:table-cell>
          <table:table-cell office:value-type="string" calcext:value-type="string">
            <text:p>qloo9mto24dn25lf0ofbe23of7</text:p>
          </table:table-cell>
          <table:table-cell office:value-type="string" calcext:value-type="string">
            <text:p>54.172.97.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20:10:06</text:p>
          </table:table-cell>
          <table:table-cell table:style-name="ce2" office:value-type="date" office:date-value="2016-07-13T20:10:08" calcext:value-type="date">
            <text:p>13-07-16 20: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2608" calcext:value-type="float">
            <text:p>72608</text:p>
          </table:table-cell>
          <table:table-cell office:value-type="string" calcext:value-type="string">
            <text:p>th1ligugqfb59vvaqidhu298k2</text:p>
          </table:table-cell>
          <table:table-cell office:value-type="string" calcext:value-type="string">
            <text:p>54.152.250.6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20:10:06</text:p>
          </table:table-cell>
          <table:table-cell table:style-name="ce2" office:value-type="date" office:date-value="2016-07-13T20:10:10" calcext:value-type="date">
            <text:p>13-07-16 20: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2620" calcext:value-type="float">
            <text:p>72620</text:p>
          </table:table-cell>
          <table:table-cell office:value-type="string" calcext:value-type="string">
            <text:p>vn080877bicpj1bqotir6nvp95</text:p>
          </table:table-cell>
          <table:table-cell office:value-type="string" calcext:value-type="string">
            <text:p>31.201.10.2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20:27:08</text:p>
          </table:table-cell>
          <table:table-cell table:style-name="ce2" office:value-type="date" office:date-value="2016-07-13T20:27:08" calcext:value-type="date">
            <text:p>13-07-16 20:2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2807" calcext:value-type="float">
            <text:p>72807</text:p>
          </table:table-cell>
          <table:table-cell office:value-type="string" calcext:value-type="string">
            <text:p>u3lkfr9as3gisejf18ad6q0oq1</text:p>
          </table:table-cell>
          <table:table-cell office:value-type="string" calcext:value-type="string">
            <text:p>81.198.25.44</text:p>
          </table:table-cell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2016-07-13 20:41:03</text:p>
          </table:table-cell>
          <table:table-cell table:style-name="ce2" office:value-type="date" office:date-value="2016-07-13T20:41:38" calcext:value-type="date">
            <text:p>13-07-16 20:4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3640" calcext:value-type="float">
            <text:p>73640</text:p>
          </table:table-cell>
          <table:table-cell office:value-type="string" calcext:value-type="string">
            <text:p>984ic3f80f1acnj2ftgf16vl56</text:p>
          </table:table-cell>
          <table:table-cell office:value-type="string" calcext:value-type="string">
            <text:p>54.172.97.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21:37:44</text:p>
          </table:table-cell>
          <table:table-cell table:style-name="ce2" office:value-type="date" office:date-value="2016-07-13T21:37:45" calcext:value-type="date">
            <text:p>13-07-16 21:3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3670" calcext:value-type="float">
            <text:p>73670</text:p>
          </table:table-cell>
          <table:table-cell office:value-type="string" calcext:value-type="string">
            <text:p>en2ge032inng1gfl25dvear7n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3 21:38:22</text:p>
          </table:table-cell>
          <table:table-cell table:style-name="ce2" office:value-type="date" office:date-value="2016-07-13T21:38:25" calcext:value-type="date">
            <text:p>13-07-16 21:3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4001" calcext:value-type="float">
            <text:p>7400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3 20:19:03</text:p>
          </table:table-cell>
          <table:table-cell table:style-name="ce2" office:value-type="date" office:date-value="2016-07-13T22:19:05" calcext:value-type="date">
            <text:p>13-07-16 22:1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4621" calcext:value-type="float">
            <text:p>74621</text:p>
          </table:table-cell>
          <table:table-cell office:value-type="string" calcext:value-type="string">
            <text:p>bd70ei36iju8fkakp24tdt4ln4</text:p>
          </table:table-cell>
          <table:table-cell office:value-type="float" office:value="70174146157" calcext:value-type="float">
            <text:p>7017414615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3 20:36:17</text:p>
          </table:table-cell>
          <table:table-cell table:style-name="ce2" office:value-type="date" office:date-value="2016-07-13T22:36:18" calcext:value-type="date">
            <text:p>13-07-16 22: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5363" calcext:value-type="float">
            <text:p>75363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5.160.238.10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3 21:35:51</text:p>
          </table:table-cell>
          <table:table-cell table:style-name="ce2" office:value-type="date" office:date-value="2016-07-13T23:35:51" calcext:value-type="date">
            <text:p>13-07-16 23:3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7246" calcext:value-type="float">
            <text:p>77246</text:p>
          </table:table-cell>
          <table:table-cell office:value-type="string" calcext:value-type="string">
            <text:p>olg64rd197apdlsovb7g1p18i6</text:p>
          </table:table-cell>
          <table:table-cell office:value-type="string" calcext:value-type="string">
            <text:p>157.55.39.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2:21:31</text:p>
          </table:table-cell>
          <table:table-cell table:style-name="ce2" office:value-type="date" office:date-value="2016-07-14T02:21:31" calcext:value-type="date">
            <text:p>14-07-16 02:2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7247" calcext:value-type="float">
            <text:p>77247</text:p>
          </table:table-cell>
          <table:table-cell office:value-type="string" calcext:value-type="string">
            <text:p>pfl1tdrtldbrb378se0m5oq961</text:p>
          </table:table-cell>
          <table:table-cell office:value-type="string" calcext:value-type="string">
            <text:p>157.55.39.15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2:22:57</text:p>
          </table:table-cell>
          <table:table-cell table:style-name="ce2" office:value-type="date" office:date-value="2016-07-14T02:22:58" calcext:value-type="date">
            <text:p>14-07-16 02:2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7307" calcext:value-type="float">
            <text:p>77307</text:p>
          </table:table-cell>
          <table:table-cell office:value-type="string" calcext:value-type="string">
            <text:p>sq2n8kjqp2h1mrj66afkqtbf56</text:p>
          </table:table-cell>
          <table:table-cell office:value-type="string" calcext:value-type="string">
            <text:p>40.77.167.3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2:28:32</text:p>
          </table:table-cell>
          <table:table-cell table:style-name="ce2" office:value-type="date" office:date-value="2016-07-14T02:28:33" calcext:value-type="date">
            <text:p>14-07-16 02:2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7859" calcext:value-type="float">
            <text:p>77859</text:p>
          </table:table-cell>
          <table:table-cell office:value-type="string" calcext:value-type="string">
            <text:p>bs88bgvhajukl5925htju84c60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4 03:03:44</text:p>
          </table:table-cell>
          <table:table-cell table:style-name="ce2" office:value-type="date" office:date-value="2016-07-14T03:04:04" calcext:value-type="date">
            <text:p>14-07-16 03:0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7874" calcext:value-type="float">
            <text:p>77874</text:p>
          </table:table-cell>
          <table:table-cell office:value-type="string" calcext:value-type="string">
            <text:p>5fk7t6qajku67k15ceqtmb2h4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4 03:04:25</text:p>
          </table:table-cell>
          <table:table-cell table:style-name="ce2" office:value-type="date" office:date-value="2016-07-14T03:04:40" calcext:value-type="date">
            <text:p>14-07-16 03:0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9401" calcext:value-type="float">
            <text:p>79401</text:p>
          </table:table-cell>
          <table:table-cell office:value-type="string" calcext:value-type="string">
            <text:p>l9l2m1cd9d9oekav6u7e1pb7c1</text:p>
          </table:table-cell>
          <table:table-cell office:value-type="string" calcext:value-type="string">
            <text:p>140.180.188.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4:29:03</text:p>
          </table:table-cell>
          <table:table-cell table:style-name="ce2" office:value-type="date" office:date-value="2016-07-14T04:29:03" calcext:value-type="date">
            <text:p>14-07-16 04:2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657" calcext:value-type="float">
            <text:p>79657</text:p>
          </table:table-cell>
          <table:table-cell office:value-type="string" calcext:value-type="string">
            <text:p>4kphule5q4qh2aqg38de50dp82</text:p>
          </table:table-cell>
          <table:table-cell office:value-type="string" calcext:value-type="string">
            <text:p>176.31.39.23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4 04:58:52</text:p>
          </table:table-cell>
          <table:table-cell table:style-name="ce2" office:value-type="date" office:date-value="2016-07-14T04:58:52" calcext:value-type="date">
            <text:p>14-07-16 04:5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770" calcext:value-type="float">
            <text:p>79770</text:p>
          </table:table-cell>
          <table:table-cell office:value-type="string" calcext:value-type="string">
            <text:p>643ssp5dv0updav5ep9gqq2114</text:p>
          </table:table-cell>
          <table:table-cell office:value-type="string" calcext:value-type="string">
            <text:p>172.56.23.3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3:18:03</text:p>
          </table:table-cell>
          <table:table-cell table:style-name="ce2" office:value-type="date" office:date-value="2016-07-14T05:18:04" calcext:value-type="date">
            <text:p>14-07-16 05: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0517" calcext:value-type="float">
            <text:p>80517</text:p>
          </table:table-cell>
          <table:table-cell office:value-type="string" calcext:value-type="string">
            <text:p>iq7q22rb63str75us8bdl2l76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5:58:24</text:p>
          </table:table-cell>
          <table:table-cell table:style-name="ce2" office:value-type="date" office:date-value="2016-07-14T05:58:24" calcext:value-type="date">
            <text:p>14-07-16 05:5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1129" calcext:value-type="float">
            <text:p>81129</text:p>
          </table:table-cell>
          <table:table-cell office:value-type="string" calcext:value-type="string">
            <text:p>8eesdijn9ogmle16p6b79hd14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6:44:22</text:p>
          </table:table-cell>
          <table:table-cell table:style-name="ce2" office:value-type="date" office:date-value="2016-07-14T06:44:23" calcext:value-type="date">
            <text:p>14-07-16 06:4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1130" calcext:value-type="float">
            <text:p>81130</text:p>
          </table:table-cell>
          <table:table-cell office:value-type="string" calcext:value-type="string">
            <text:p>vdsseqj66nor2cpn5sbd3dmpt3</text:p>
          </table:table-cell>
          <table:table-cell office:value-type="string" calcext:value-type="string">
            <text:p>208.59.172.23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6:45:09</text:p>
          </table:table-cell>
          <table:table-cell table:style-name="ce2" office:value-type="date" office:date-value="2016-07-14T06:45:09" calcext:value-type="date">
            <text:p>14-07-16 06:4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471" calcext:value-type="float">
            <text:p>82471</text:p>
          </table:table-cell>
          <table:table-cell office:value-type="string" calcext:value-type="string">
            <text:p>k4v0ikr36o4q616vh8slddtvv4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8:34:26</text:p>
          </table:table-cell>
          <table:table-cell table:style-name="ce2" office:value-type="date" office:date-value="2016-07-14T08:34:26" calcext:value-type="date">
            <text:p>14-07-16 08:3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2620" calcext:value-type="float">
            <text:p>82620</text:p>
          </table:table-cell>
          <table:table-cell office:value-type="string" calcext:value-type="string">
            <text:p>5nk2070kq56butmog4qgkqjl45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8:38:10</text:p>
          </table:table-cell>
          <table:table-cell table:style-name="ce2" office:value-type="date" office:date-value="2016-07-14T08:38:10" calcext:value-type="date">
            <text:p>14-07-16 08:3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2635" calcext:value-type="float">
            <text:p>82635</text:p>
          </table:table-cell>
          <table:table-cell office:value-type="string" calcext:value-type="string">
            <text:p>jimtl2jseg23m4l9j632jvusp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4 08:38:39</text:p>
          </table:table-cell>
          <table:table-cell table:style-name="ce2" office:value-type="date" office:date-value="2016-07-14T08:38:39" calcext:value-type="date">
            <text:p>14-07-16 08:3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2637" calcext:value-type="float">
            <text:p>82637</text:p>
          </table:table-cell>
          <table:table-cell office:value-type="string" calcext:value-type="string">
            <text:p>bplnkpv1u6u96ueg0lb9rea9e5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4 08:38:43</text:p>
          </table:table-cell>
          <table:table-cell table:style-name="ce2" office:value-type="date" office:date-value="2016-07-14T08:38:44" calcext:value-type="date">
            <text:p>14-07-16 08:3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2640" calcext:value-type="float">
            <text:p>82640</text:p>
          </table:table-cell>
          <table:table-cell office:value-type="string" calcext:value-type="string">
            <text:p>8lthle91a4f2rmh725m0geft4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4 08:38:50</text:p>
          </table:table-cell>
          <table:table-cell table:style-name="ce2" office:value-type="date" office:date-value="2016-07-14T08:38:51" calcext:value-type="date">
            <text:p>14-07-16 08:3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2641" calcext:value-type="float">
            <text:p>82641</text:p>
          </table:table-cell>
          <table:table-cell office:value-type="string" calcext:value-type="string">
            <text:p>n44rmcahjtuob9u2uv6ueqv8s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4 08:38:51</text:p>
          </table:table-cell>
          <table:table-cell table:style-name="ce2" office:value-type="date" office:date-value="2016-07-14T08:38:52" calcext:value-type="date">
            <text:p>14-07-16 08:3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2872" calcext:value-type="float">
            <text:p>82872</text:p>
          </table:table-cell>
          <table:table-cell office:value-type="string" calcext:value-type="string">
            <text:p>1n1u1fh1opao1rcu5v3r06dnd2</text:p>
          </table:table-cell>
          <table:table-cell office:value-type="string" calcext:value-type="string">
            <text:p>54.167.210.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4 08:46:21</text:p>
          </table:table-cell>
          <table:table-cell table:style-name="ce2" office:value-type="date" office:date-value="2016-07-14T08:46:21" calcext:value-type="date">
            <text:p>14-07-16 08: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2947" calcext:value-type="float">
            <text:p>82947</text:p>
          </table:table-cell>
          <table:table-cell office:value-type="string" calcext:value-type="string">
            <text:p>8d2qv1ocg1g9rqvc6d8ekf5os3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8:48:51</text:p>
          </table:table-cell>
          <table:table-cell table:style-name="ce2" office:value-type="date" office:date-value="2016-07-14T08:48:51" calcext:value-type="date">
            <text:p>14-07-16 08:4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3018" calcext:value-type="float">
            <text:p>83018</text:p>
          </table:table-cell>
          <table:table-cell office:value-type="string" calcext:value-type="string">
            <text:p>po540ujqhhkh1l908pc1qs84o6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8:53:17</text:p>
          </table:table-cell>
          <table:table-cell table:style-name="ce2" office:value-type="date" office:date-value="2016-07-14T08:53:18" calcext:value-type="date">
            <text:p>14-07-16 08:5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3232" calcext:value-type="float">
            <text:p>83232</text:p>
          </table:table-cell>
          <table:table-cell office:value-type="string" calcext:value-type="string">
            <text:p>qm7dvpsqkc15fm365jehce6rk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9:02:03</text:p>
          </table:table-cell>
          <table:table-cell table:style-name="ce2" office:value-type="date" office:date-value="2016-07-14T09:02:03" calcext:value-type="date">
            <text:p>14-07-16 09:0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3253" calcext:value-type="float">
            <text:p>83253</text:p>
          </table:table-cell>
          <table:table-cell office:value-type="string" calcext:value-type="string">
            <text:p>uggcaao3vpnkdf3n6d03vbh7u5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9:04:39</text:p>
          </table:table-cell>
          <table:table-cell table:style-name="ce2" office:value-type="date" office:date-value="2016-07-14T09:04:39" calcext:value-type="date">
            <text:p>14-07-16 09:0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3307" calcext:value-type="float">
            <text:p>83307</text:p>
          </table:table-cell>
          <table:table-cell office:value-type="string" calcext:value-type="string">
            <text:p>qm7dvpsqkc15fm365jehce6rk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9:08:46</text:p>
          </table:table-cell>
          <table:table-cell table:style-name="ce2" office:value-type="date" office:date-value="2016-07-14T09:08:46" calcext:value-type="date">
            <text:p>14-07-16 09:0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nf3fhilo3ulemf7adaiib6mn61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9:33:08</text:p>
          </table:table-cell>
          <table:table-cell table:style-name="ce2" office:value-type="date" office:date-value="2016-07-14T09:33:08" calcext:value-type="date">
            <text:p>14-07-16 09:3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3728" calcext:value-type="float">
            <text:p>83728</text:p>
          </table:table-cell>
          <table:table-cell office:value-type="string" calcext:value-type="string">
            <text:p>itvbsg7d1pn9abvfeikhmh1po2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7:37:07</text:p>
          </table:table-cell>
          <table:table-cell table:style-name="ce2" office:value-type="date" office:date-value="2016-07-14T09:37:08" calcext:value-type="date">
            <text:p>14-07-16 09:3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4016" calcext:value-type="float">
            <text:p>84016</text:p>
          </table:table-cell>
          <table:table-cell office:value-type="string" calcext:value-type="string">
            <text:p>qm7dvpsqkc15fm365jehce6rk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9:49:47</text:p>
          </table:table-cell>
          <table:table-cell table:style-name="ce2" office:value-type="date" office:date-value="2016-07-14T09:49:48" calcext:value-type="date">
            <text:p>14-07-16 09:4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4026" calcext:value-type="float">
            <text:p>84026</text:p>
          </table:table-cell>
          <table:table-cell office:value-type="string" calcext:value-type="string">
            <text:p>drh4mcnq6osvdteqfoqc8t90a6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09:57:17</text:p>
          </table:table-cell>
          <table:table-cell table:style-name="ce2" office:value-type="date" office:date-value="2016-07-14T09:57:18" calcext:value-type="date">
            <text:p>14-07-16 09:5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4043" calcext:value-type="float">
            <text:p>84043</text:p>
          </table:table-cell>
          <table:table-cell office:value-type="string" calcext:value-type="string">
            <text:p>7d3nue5065gphb47ml6qqevf12</text:p>
          </table:table-cell>
          <table:table-cell office:value-type="float" office:value="81108134109" calcext:value-type="float">
            <text:p>81108134109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4 10:07:11</text:p>
          </table:table-cell>
          <table:table-cell table:style-name="ce2" office:value-type="date" office:date-value="2016-07-14T10:07:12" calcext:value-type="date">
            <text:p>14-07-16 10:0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4084" calcext:value-type="float">
            <text:p>84084</text:p>
          </table:table-cell>
          <table:table-cell office:value-type="string" calcext:value-type="string">
            <text:p>h6o57fljg0a80tqtt029fmlr75</text:p>
          </table:table-cell>
          <table:table-cell office:value-type="float" office:value="194187170110" calcext:value-type="float">
            <text:p>1941871701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4 10:32:20</text:p>
          </table:table-cell>
          <table:table-cell table:style-name="ce2" office:value-type="date" office:date-value="2016-07-14T10:32:21" calcext:value-type="date">
            <text:p>14-07-16 10:3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4134" calcext:value-type="float">
            <text:p>84134</text:p>
          </table:table-cell>
          <table:table-cell office:value-type="string" calcext:value-type="string">
            <text:p>ijav14gctci3ais0sf0bmqlgm0</text:p>
          </table:table-cell>
          <table:table-cell office:value-type="float" office:value="62131105134" calcext:value-type="float">
            <text:p>6213110513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5 10:58:11</text:p>
          </table:table-cell>
          <table:table-cell table:style-name="ce2" office:value-type="date" office:date-value="2016-07-15T10:58:11" calcext:value-type="date">
            <text:p>15-07-16 10:5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4136" calcext:value-type="float">
            <text:p>84136</text:p>
          </table:table-cell>
          <table:table-cell office:value-type="string" calcext:value-type="string">
            <text:p>em6hphen8orp085scl22jd1ut3</text:p>
          </table:table-cell>
          <table:table-cell office:value-type="float" office:value="82145223103" calcext:value-type="float">
            <text:p>82145223103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2016-07-15 11:16:49</text:p>
          </table:table-cell>
          <table:table-cell table:style-name="ce2" office:value-type="date" office:date-value="2016-07-15T11:16:49" calcext:value-type="date">
            <text:p>15-07-16 11: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4161" calcext:value-type="float">
            <text:p>84161</text:p>
          </table:table-cell>
          <table:table-cell office:value-type="string" calcext:value-type="string">
            <text:p>v9k0cp10ql33idlmstgjg5tfj0</text:p>
          </table:table-cell>
          <table:table-cell office:value-type="string" calcext:value-type="string">
            <text:p>168.235.197.4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5 10:30:33</text:p>
          </table:table-cell>
          <table:table-cell table:style-name="ce2" office:value-type="date" office:date-value="2016-07-15T12:30:33" calcext:value-type="date">
            <text:p>15-07-16 12:3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4166" calcext:value-type="float">
            <text:p>84166</text:p>
          </table:table-cell>
          <table:table-cell office:value-type="string" calcext:value-type="string">
            <text:p>m8ljcaino345bmpotcljn3vo55</text:p>
          </table:table-cell>
          <table:table-cell office:value-type="string" calcext:value-type="string">
            <text:p>172.56.16.16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5 13:02:52</text:p>
          </table:table-cell>
          <table:table-cell table:style-name="ce2" office:value-type="date" office:date-value="2016-07-15T13:02:54" calcext:value-type="date">
            <text:p>15-07-16 13:02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4168" calcext:value-type="float">
            <text:p>84168</text:p>
          </table:table-cell>
          <table:table-cell office:value-type="string" calcext:value-type="string">
            <text:p>ii36uk2gadehe1u6uucv0plpm0</text:p>
          </table:table-cell>
          <table:table-cell office:value-type="string" calcext:value-type="string">
            <text:p>thuis</text:p>
          </table:table-cell>
          <table:table-cell table:number-columns-repeated="2"/>
          <table:table-cell office:value-type="string" calcext:value-type="string">
            <text:p>2016-07-15 19:09:52</text:p>
          </table:table-cell>
          <table:table-cell table:style-name="ce2" office:value-type="date" office:date-value="2016-07-15T21:09:52" calcext:value-type="date">
            <text:p>15-07-16 21:0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4169" calcext:value-type="float">
            <text:p>84169</text:p>
          </table:table-cell>
          <table:table-cell office:value-type="string" calcext:value-type="string">
            <text:p>ii36uk2gadehe1u6uucv0plpm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5 21:10:37</text:p>
          </table:table-cell>
          <table:table-cell table:style-name="ce2" office:value-type="date" office:date-value="2016-07-15T21:10:38" calcext:value-type="date">
            <text:p>15-07-16 21: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4170" calcext:value-type="float">
            <text:p>84170</text:p>
          </table:table-cell>
          <table:table-cell office:value-type="string" calcext:value-type="string">
            <text:p>ii36uk2gadehe1u6uucv0plpm0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5 21:16:55</text:p>
          </table:table-cell>
          <table:table-cell table:style-name="ce2" office:value-type="date" office:date-value="2016-07-15T21:16:56" calcext:value-type="date">
            <text:p>15-07-16 21: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4171" calcext:value-type="float">
            <text:p>84171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5 19:32:52</text:p>
          </table:table-cell>
          <table:table-cell table:style-name="ce2" office:value-type="date" office:date-value="2016-07-15T21:32:53" calcext:value-type="date">
            <text:p>15-07-16 21:3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4172" calcext:value-type="float">
            <text:p>84172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5 19:33:01</text:p>
          </table:table-cell>
          <table:table-cell table:style-name="ce2" office:value-type="date" office:date-value="2016-07-15T21:33:01" calcext:value-type="date">
            <text:p>15-07-16 21:3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4173" calcext:value-type="float">
            <text:p>84173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5 21:34:12</text:p>
          </table:table-cell>
          <table:table-cell table:style-name="ce2" office:value-type="date" office:date-value="2016-07-15T21:34:12" calcext:value-type="date">
            <text:p>15-07-16 21:3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4174" calcext:value-type="float">
            <text:p>84174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5 21:34:36</text:p>
          </table:table-cell>
          <table:table-cell table:style-name="ce2" office:value-type="date" office:date-value="2016-07-15T21:34:36" calcext:value-type="date">
            <text:p>15-07-16 21:3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4175" calcext:value-type="float">
            <text:p>84175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5 20:28:45</text:p>
          </table:table-cell>
          <table:table-cell table:style-name="ce2" office:value-type="date" office:date-value="2016-07-15T22:28:46" calcext:value-type="date">
            <text:p>15-07-16 22:2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4176" calcext:value-type="float">
            <text:p>84176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5 20:41:00</text:p>
          </table:table-cell>
          <table:table-cell table:style-name="ce2" office:value-type="date" office:date-value="2016-07-15T22:41:01" calcext:value-type="date">
            <text:p>15-07-16 22:4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4177" calcext:value-type="float">
            <text:p>84177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5 20:41:43</text:p>
          </table:table-cell>
          <table:table-cell table:style-name="ce2" office:value-type="date" office:date-value="2016-07-15T22:41:43" calcext:value-type="date">
            <text:p>15-07-16 22:4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4178" calcext:value-type="float">
            <text:p>84178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5 20:41:51</text:p>
          </table:table-cell>
          <table:table-cell table:style-name="ce2" office:value-type="date" office:date-value="2016-07-15T22:41:51" calcext:value-type="date">
            <text:p>15-07-16 22:4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4179" calcext:value-type="float">
            <text:p>84179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5 20:43:15</text:p>
          </table:table-cell>
          <table:table-cell table:style-name="ce2" office:value-type="date" office:date-value="2016-07-15T22:43:15" calcext:value-type="date">
            <text:p>15-07-16 22:4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4180" calcext:value-type="float">
            <text:p>84180</text:p>
          </table:table-cell>
          <table:table-cell office:value-type="string" calcext:value-type="string">
            <text:p>dsa2eu9a2tij8cqm3llnjosje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5 20:46:02</text:p>
          </table:table-cell>
          <table:table-cell table:style-name="ce2" office:value-type="date" office:date-value="2016-07-15T22:46:04" calcext:value-type="date">
            <text:p>15-07-16 22: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181" calcext:value-type="float">
            <text:p>84181</text:p>
          </table:table-cell>
          <table:table-cell office:value-type="string" calcext:value-type="string">
            <text:p>k8n9cu6g0hk7md3mavctlmqcb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6:03:09</text:p>
          </table:table-cell>
          <table:table-cell table:style-name="ce2" office:value-type="date" office:date-value="2016-07-16T08:03:09" calcext:value-type="date">
            <text:p>16-07-16 08:0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4182" calcext:value-type="float">
            <text:p>84182</text:p>
          </table:table-cell>
          <table:table-cell office:value-type="string" calcext:value-type="string">
            <text:p>k8n9cu6g0hk7md3mavctlmqcb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6:03:28</text:p>
          </table:table-cell>
          <table:table-cell table:style-name="ce2" office:value-type="date" office:date-value="2016-07-16T08:03:28" calcext:value-type="date">
            <text:p>16-07-16 08:0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4183" calcext:value-type="float">
            <text:p>84183</text:p>
          </table:table-cell>
          <table:table-cell office:value-type="string" calcext:value-type="string">
            <text:p>k8n9cu6g0hk7md3mavctlmqcb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6:07:17</text:p>
          </table:table-cell>
          <table:table-cell table:style-name="ce2" office:value-type="date" office:date-value="2016-07-16T08:07:17.000001" calcext:value-type="date">
            <text:p>16-07-16 08:0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4184" calcext:value-type="float">
            <text:p>84184</text:p>
          </table:table-cell>
          <table:table-cell office:value-type="string" calcext:value-type="string">
            <text:p>k8n9cu6g0hk7md3mavctlmqcb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6:07:33</text:p>
          </table:table-cell>
          <table:table-cell table:style-name="ce2" office:value-type="date" office:date-value="2016-07-16T08:07:33" calcext:value-type="date">
            <text:p>16-07-16 08:0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4185" calcext:value-type="float">
            <text:p>84185</text:p>
          </table:table-cell>
          <table:table-cell office:value-type="string" calcext:value-type="string">
            <text:p>k8n9cu6g0hk7md3mavctlmqcb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6:10:16</text:p>
          </table:table-cell>
          <table:table-cell table:style-name="ce2" office:value-type="date" office:date-value="2016-07-16T08:10:17" calcext:value-type="date">
            <text:p>16-07-16 08: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4186" calcext:value-type="float">
            <text:p>84186</text:p>
          </table:table-cell>
          <table:table-cell office:value-type="string" calcext:value-type="string">
            <text:p>k8n9cu6g0hk7md3mavctlmqcb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8:11:06</text:p>
          </table:table-cell>
          <table:table-cell table:style-name="ce2" office:value-type="date" office:date-value="2016-07-16T08:11:06.000001" calcext:value-type="date">
            <text:p>16-07-16 08:1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4190" calcext:value-type="float">
            <text:p>84190</text:p>
          </table:table-cell>
          <table:table-cell office:value-type="string" calcext:value-type="string">
            <text:p>fjqiu742jp8p9a95mb2gseuh8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8:59:24</text:p>
          </table:table-cell>
          <table:table-cell table:style-name="ce2" office:value-type="date" office:date-value="2016-07-16T08:59:24" calcext:value-type="date">
            <text:p>16-07-16 08: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4204" calcext:value-type="float">
            <text:p>84204</text:p>
          </table:table-cell>
          <table:table-cell office:value-type="string" calcext:value-type="string">
            <text:p>ivds4siu7t3tnc8ahipvl8vgs7</text:p>
          </table:table-cell>
          <table:table-cell office:value-type="string" calcext:value-type="string">
            <text:p>52.59.50.2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09:14:52</text:p>
          </table:table-cell>
          <table:table-cell table:style-name="ce2" office:value-type="date" office:date-value="2016-07-16T09:14:52" calcext:value-type="date">
            <text:p>16-07-16 09:1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4426" calcext:value-type="float">
            <text:p>84426</text:p>
          </table:table-cell>
          <table:table-cell office:value-type="string" calcext:value-type="string">
            <text:p>5ifc4v8vk3rjm83u9e0q6irvg2</text:p>
          </table:table-cell>
          <table:table-cell office:value-type="string" calcext:value-type="string">
            <text:p>180.76.15.134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2016-07-16 09:39:09</text:p>
          </table:table-cell>
          <table:table-cell table:style-name="ce2" office:value-type="date" office:date-value="2016-07-16T09:39:09" calcext:value-type="date">
            <text:p>16-07-16 09:3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4540" calcext:value-type="float">
            <text:p>8454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8:33:51</text:p>
          </table:table-cell>
          <table:table-cell table:style-name="ce2" office:value-type="date" office:date-value="2016-07-16T10:33:51" calcext:value-type="date">
            <text:p>16-07-16 10:3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4541" calcext:value-type="float">
            <text:p>8454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08:33:56</text:p>
          </table:table-cell>
          <table:table-cell table:style-name="ce2" office:value-type="date" office:date-value="2016-07-16T10:33:56" calcext:value-type="date">
            <text:p>16-07-16 10: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4542" calcext:value-type="float">
            <text:p>8454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0:34:05</text:p>
          </table:table-cell>
          <table:table-cell table:style-name="ce2" office:value-type="date" office:date-value="2016-07-16T10:34:06" calcext:value-type="date">
            <text:p>16-07-16 10:3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35:23</text:p>
          </table:table-cell>
          <table:table-cell table:style-name="ce2" office:value-type="date" office:date-value="2016-07-16T10:35:22.999999" calcext:value-type="date">
            <text:p>16-07-16 10:3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4562" calcext:value-type="float">
            <text:p>8456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8:48:08</text:p>
          </table:table-cell>
          <table:table-cell table:style-name="ce2" office:value-type="date" office:date-value="2016-07-16T10:48:08" calcext:value-type="date">
            <text:p>16-07-16 10:4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4572" calcext:value-type="float">
            <text:p>8457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03:36</text:p>
          </table:table-cell>
          <table:table-cell table:style-name="ce2" office:value-type="date" office:date-value="2016-07-16T11:03:37" calcext:value-type="date">
            <text:p>16-07-16 11:0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4574" calcext:value-type="float">
            <text:p>84574</text:p>
          </table:table-cell>
          <table:table-cell office:value-type="string" calcext:value-type="string">
            <text:p>63pvs0qbcgkrfrq3tq50qit0n6</text:p>
          </table:table-cell>
          <table:table-cell office:value-type="string" calcext:value-type="string">
            <text:p>199.16.156.12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03:56</text:p>
          </table:table-cell>
          <table:table-cell table:style-name="ce2" office:value-type="date" office:date-value="2016-07-16T11:03:57" calcext:value-type="date">
            <text:p>16-07-16 11:0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4575" calcext:value-type="float">
            <text:p>84575</text:p>
          </table:table-cell>
          <table:table-cell office:value-type="string" calcext:value-type="string">
            <text:p>knm14l8iv7qc35dcl63f3ed8b6</text:p>
          </table:table-cell>
          <table:table-cell office:value-type="string" calcext:value-type="string">
            <text:p>199.16.156.12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03:57</text:p>
          </table:table-cell>
          <table:table-cell table:style-name="ce2" office:value-type="date" office:date-value="2016-07-16T11:03:57" calcext:value-type="date">
            <text:p>16-07-16 11:0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4576" calcext:value-type="float">
            <text:p>84576</text:p>
          </table:table-cell>
          <table:table-cell office:value-type="string" calcext:value-type="string">
            <text:p>pi1cakj9gc3fsllc14km8u8jt1</text:p>
          </table:table-cell>
          <table:table-cell office:value-type="string" calcext:value-type="string">
            <text:p>199.16.156.12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03:57</text:p>
          </table:table-cell>
          <table:table-cell table:style-name="ce2" office:value-type="date" office:date-value="2016-07-16T11:03:57" calcext:value-type="date">
            <text:p>16-07-16 11:0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4577" calcext:value-type="float">
            <text:p>84577</text:p>
          </table:table-cell>
          <table:table-cell office:value-type="string" calcext:value-type="string">
            <text:p>npfn7k6tifamlootb2pklrct17</text:p>
          </table:table-cell>
          <table:table-cell office:value-type="string" calcext:value-type="string">
            <text:p>199.16.156.12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04:09</text:p>
          </table:table-cell>
          <table:table-cell table:style-name="ce2" office:value-type="date" office:date-value="2016-07-16T11:04:10" calcext:value-type="date">
            <text:p>16-07-16 11:0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4579" calcext:value-type="float">
            <text:p>84579</text:p>
          </table:table-cell>
          <table:table-cell office:value-type="string" calcext:value-type="string">
            <text:p>lqq2ccpj204i67iuprvdqh5kl6</text:p>
          </table:table-cell>
          <table:table-cell office:value-type="string" calcext:value-type="string">
            <text:p>74.6.254.11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04:09</text:p>
          </table:table-cell>
          <table:table-cell table:style-name="ce2" office:value-type="date" office:date-value="2016-07-16T11:04:10" calcext:value-type="date">
            <text:p>16-07-16 11:0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4581" calcext:value-type="float">
            <text:p>84581</text:p>
          </table:table-cell>
          <table:table-cell office:value-type="string" calcext:value-type="string">
            <text:p>0t8i79ub8q3st279i41jg4u796</text:p>
          </table:table-cell>
          <table:table-cell office:value-type="string" calcext:value-type="string">
            <text:p>17.142.157.9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04:10</text:p>
          </table:table-cell>
          <table:table-cell table:style-name="ce2" office:value-type="date" office:date-value="2016-07-16T11:04:11" calcext:value-type="date">
            <text:p>16-07-16 11:0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4582" calcext:value-type="float">
            <text:p>84582</text:p>
          </table:table-cell>
          <table:table-cell office:value-type="string" calcext:value-type="string">
            <text:p>idl5ognu5bslijt1onrhuu7923</text:p>
          </table:table-cell>
          <table:table-cell office:value-type="string" calcext:value-type="string">
            <text:p>17.142.157.9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04:11</text:p>
          </table:table-cell>
          <table:table-cell table:style-name="ce2" office:value-type="date" office:date-value="2016-07-16T11:04:11" calcext:value-type="date">
            <text:p>16-07-16 11:0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4583" calcext:value-type="float">
            <text:p>84583</text:p>
          </table:table-cell>
          <table:table-cell office:value-type="string" calcext:value-type="string">
            <text:p>1bl13k9m53lr3r90pdcimemm45</text:p>
          </table:table-cell>
          <table:table-cell office:value-type="string" calcext:value-type="string">
            <text:p>144.76.23.8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11:04:12</text:p>
          </table:table-cell>
          <table:table-cell table:style-name="ce2" office:value-type="date" office:date-value="2016-07-16T11:04:13" calcext:value-type="date">
            <text:p>16-07-16 11:0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4585" calcext:value-type="float">
            <text:p>84585</text:p>
          </table:table-cell>
          <table:table-cell office:value-type="string" calcext:value-type="string">
            <text:p>7h7efkgn8q7tgolkrqg5c4fct1</text:p>
          </table:table-cell>
          <table:table-cell office:value-type="string" calcext:value-type="string">
            <text:p>192.99.232.216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016-07-16 11:04:30</text:p>
          </table:table-cell>
          <table:table-cell table:style-name="ce2" office:value-type="date" office:date-value="2016-07-16T11:04:30" calcext:value-type="date">
            <text:p>16-07-16 11:0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4587" calcext:value-type="float">
            <text:p>84587</text:p>
          </table:table-cell>
          <table:table-cell office:value-type="string" calcext:value-type="string">
            <text:p>k4ds7vv01v3fmbiucakiin1e02</text:p>
          </table:table-cell>
          <table:table-cell office:value-type="string" calcext:value-type="string">
            <text:p>74.6.254.11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06:08</text:p>
          </table:table-cell>
          <table:table-cell table:style-name="ce2" office:value-type="date" office:date-value="2016-07-16T11:06:09" calcext:value-type="date">
            <text:p>16-07-16 11:0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4588" calcext:value-type="float">
            <text:p>84588</text:p>
          </table:table-cell>
          <table:table-cell office:value-type="string" calcext:value-type="string">
            <text:p>bla7rpcoqk9chce7k15csa1sp0</text:p>
          </table:table-cell>
          <table:table-cell office:value-type="string" calcext:value-type="string">
            <text:p>150.70.173.50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2016-07-16 11:06:44</text:p>
          </table:table-cell>
          <table:table-cell table:style-name="ce2" office:value-type="date" office:date-value="2016-07-16T11:06:45" calcext:value-type="date">
            <text:p>16-07-16 11:0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4590" calcext:value-type="float">
            <text:p>8459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09:58</text:p>
          </table:table-cell>
          <table:table-cell table:style-name="ce2" office:value-type="date" office:date-value="2016-07-16T11:09:59" calcext:value-type="date">
            <text:p>16-07-16 11:0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4592" calcext:value-type="float">
            <text:p>84592</text:p>
          </table:table-cell>
          <table:table-cell office:value-type="string" calcext:value-type="string">
            <text:p>gf4v0rndsaabc0dcrvqqondvm1</text:p>
          </table:table-cell>
          <table:table-cell office:value-type="string" calcext:value-type="string">
            <text:p>54.205.163.9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10:51</text:p>
          </table:table-cell>
          <table:table-cell table:style-name="ce2" office:value-type="date" office:date-value="2016-07-16T11:10:53" calcext:value-type="date">
            <text:p>16-07-16 11: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4593" calcext:value-type="float">
            <text:p>84593</text:p>
          </table:table-cell>
          <table:table-cell office:value-type="string" calcext:value-type="string">
            <text:p>nq77bu5r2mj4lpferfmb27f946</text:p>
          </table:table-cell>
          <table:table-cell office:value-type="float" office:value="37187162126" calcext:value-type="float">
            <text:p>37187162126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6 11:10:54</text:p>
          </table:table-cell>
          <table:table-cell table:style-name="ce2" office:value-type="date" office:date-value="2016-07-16T11:10:54" calcext:value-type="date">
            <text:p>16-07-16 11: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4594" calcext:value-type="float">
            <text:p>8459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1:11:00</text:p>
          </table:table-cell>
          <table:table-cell table:style-name="ce2" office:value-type="date" office:date-value="2016-07-16T11:11:00" calcext:value-type="date">
            <text:p>16-07-16 11:1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4597" calcext:value-type="float">
            <text:p>84597</text:p>
          </table:table-cell>
          <table:table-cell office:value-type="string" calcext:value-type="string">
            <text:p>29obdnhouqc2s6snoha47fi6t3</text:p>
          </table:table-cell>
          <table:table-cell office:value-type="string" calcext:value-type="string">
            <text:p>17.142.157.9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17:37</text:p>
          </table:table-cell>
          <table:table-cell table:style-name="ce2" office:value-type="date" office:date-value="2016-07-16T11:17:38" calcext:value-type="date">
            <text:p>16-07-16 11:1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4598" calcext:value-type="float">
            <text:p>84598</text:p>
          </table:table-cell>
          <table:table-cell office:value-type="string" calcext:value-type="string">
            <text:p>1ffeeu03p9hdlfhuojh35re6e7</text:p>
          </table:table-cell>
          <table:table-cell office:value-type="string" calcext:value-type="string">
            <text:p>17.142.157.9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17:38</text:p>
          </table:table-cell>
          <table:table-cell table:style-name="ce2" office:value-type="date" office:date-value="2016-07-16T11:17:38" calcext:value-type="date">
            <text:p>16-07-16 11:1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4599" calcext:value-type="float">
            <text:p>8459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18:59</text:p>
          </table:table-cell>
          <table:table-cell table:style-name="ce2" office:value-type="date" office:date-value="2016-07-16T11:19:00" calcext:value-type="date">
            <text:p>16-07-16 11: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4602" calcext:value-type="float">
            <text:p>8460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1:21:11</text:p>
          </table:table-cell>
          <table:table-cell table:style-name="ce2" office:value-type="date" office:date-value="2016-07-16T11:21:11" calcext:value-type="date">
            <text:p>16-07-16 11:2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4603" calcext:value-type="float">
            <text:p>8460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1:22:54</text:p>
          </table:table-cell>
          <table:table-cell table:style-name="ce2" office:value-type="date" office:date-value="2016-07-16T11:22:54" calcext:value-type="date">
            <text:p>16-07-16 11:2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4605" calcext:value-type="float">
            <text:p>8460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25:47</text:p>
          </table:table-cell>
          <table:table-cell table:style-name="ce2" office:value-type="date" office:date-value="2016-07-16T11:25:47" calcext:value-type="date">
            <text:p>16-07-16 11:2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4606" calcext:value-type="float">
            <text:p>8460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29:57</text:p>
          </table:table-cell>
          <table:table-cell table:style-name="ce2" office:value-type="date" office:date-value="2016-07-16T11:29:58" calcext:value-type="date">
            <text:p>16-07-16 11:2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4608" calcext:value-type="float">
            <text:p>8460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2:49</text:p>
          </table:table-cell>
          <table:table-cell table:style-name="ce2" office:value-type="date" office:date-value="2016-07-16T11:32:49" calcext:value-type="date">
            <text:p>16-07-16 11:3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4609" calcext:value-type="float">
            <text:p>8460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3:01</text:p>
          </table:table-cell>
          <table:table-cell table:style-name="ce2" office:value-type="date" office:date-value="2016-07-16T11:33:01.000001" calcext:value-type="date">
            <text:p>16-07-16 11:3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4610" calcext:value-type="float">
            <text:p>8461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3:27</text:p>
          </table:table-cell>
          <table:table-cell table:style-name="ce2" office:value-type="date" office:date-value="2016-07-16T11:33:27" calcext:value-type="date">
            <text:p>16-07-16 11:3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4611" calcext:value-type="float">
            <text:p>8461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4:12</text:p>
          </table:table-cell>
          <table:table-cell table:style-name="ce2" office:value-type="date" office:date-value="2016-07-16T11:34:13" calcext:value-type="date">
            <text:p>16-07-16 11:3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4612" calcext:value-type="float">
            <text:p>8461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4:23</text:p>
          </table:table-cell>
          <table:table-cell table:style-name="ce2" office:value-type="date" office:date-value="2016-07-16T11:34:24" calcext:value-type="date">
            <text:p>16-07-16 11:3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4613" calcext:value-type="float">
            <text:p>8461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4:34</text:p>
          </table:table-cell>
          <table:table-cell table:style-name="ce2" office:value-type="date" office:date-value="2016-07-16T11:34:34" calcext:value-type="date">
            <text:p>16-07-16 11:3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4616" calcext:value-type="float">
            <text:p>8461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5:46</text:p>
          </table:table-cell>
          <table:table-cell table:style-name="ce2" office:value-type="date" office:date-value="2016-07-16T11:35:46" calcext:value-type="date">
            <text:p>16-07-16 11:3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4618" calcext:value-type="float">
            <text:p>8461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6:22</text:p>
          </table:table-cell>
          <table:table-cell table:style-name="ce2" office:value-type="date" office:date-value="2016-07-16T11:36:22" calcext:value-type="date">
            <text:p>16-07-16 11:3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4619" calcext:value-type="float">
            <text:p>8461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6:37</text:p>
          </table:table-cell>
          <table:table-cell table:style-name="ce2" office:value-type="date" office:date-value="2016-07-16T11:36:37" calcext:value-type="date">
            <text:p>16-07-16 11:3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4620" calcext:value-type="float">
            <text:p>8462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7:20</text:p>
          </table:table-cell>
          <table:table-cell table:style-name="ce2" office:value-type="date" office:date-value="2016-07-16T11:37:20" calcext:value-type="date">
            <text:p>16-07-16 11:3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4622" calcext:value-type="float">
            <text:p>84622</text:p>
          </table:table-cell>
          <table:table-cell office:value-type="string" calcext:value-type="string">
            <text:p>gpb8v3v47vhu8eaci8u0a4cqj6</text:p>
          </table:table-cell>
          <table:table-cell office:value-type="string" calcext:value-type="string">
            <text:p>74.6.254.11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38:35</text:p>
          </table:table-cell>
          <table:table-cell table:style-name="ce2" office:value-type="date" office:date-value="2016-07-16T11:38:35" calcext:value-type="date">
            <text:p>16-07-16 11:3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4623" calcext:value-type="float">
            <text:p>8462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9:12</text:p>
          </table:table-cell>
          <table:table-cell table:style-name="ce2" office:value-type="date" office:date-value="2016-07-16T11:39:12.000001" calcext:value-type="date">
            <text:p>16-07-16 11:3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4624" calcext:value-type="float">
            <text:p>8462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9:20</text:p>
          </table:table-cell>
          <table:table-cell table:style-name="ce2" office:value-type="date" office:date-value="2016-07-16T11:39:20.000001" calcext:value-type="date">
            <text:p>16-07-16 11:3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4625" calcext:value-type="float">
            <text:p>8462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39:53</text:p>
          </table:table-cell>
          <table:table-cell table:style-name="ce2" office:value-type="date" office:date-value="2016-07-16T11:39:53" calcext:value-type="date">
            <text:p>16-07-16 11:3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4626" calcext:value-type="float">
            <text:p>8462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0:08</text:p>
          </table:table-cell>
          <table:table-cell table:style-name="ce2" office:value-type="date" office:date-value="2016-07-16T11:40:08" calcext:value-type="date">
            <text:p>16-07-16 11:4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4627" calcext:value-type="float">
            <text:p>8462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0:23</text:p>
          </table:table-cell>
          <table:table-cell table:style-name="ce2" office:value-type="date" office:date-value="2016-07-16T11:40:24" calcext:value-type="date">
            <text:p>16-07-16 11:4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4628" calcext:value-type="float">
            <text:p>8462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0:52</text:p>
          </table:table-cell>
          <table:table-cell table:style-name="ce2" office:value-type="date" office:date-value="2016-07-16T11:40:53" calcext:value-type="date">
            <text:p>16-07-16 11:4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4629" calcext:value-type="float">
            <text:p>8462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1:22</text:p>
          </table:table-cell>
          <table:table-cell table:style-name="ce2" office:value-type="date" office:date-value="2016-07-16T11:41:22" calcext:value-type="date">
            <text:p>16-07-16 11:4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4630" calcext:value-type="float">
            <text:p>8463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2:15</text:p>
          </table:table-cell>
          <table:table-cell table:style-name="ce2" office:value-type="date" office:date-value="2016-07-16T11:42:16" calcext:value-type="date">
            <text:p>16-07-16 11:4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4631" calcext:value-type="float">
            <text:p>8463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2:55</text:p>
          </table:table-cell>
          <table:table-cell table:style-name="ce2" office:value-type="date" office:date-value="2016-07-16T11:42:56" calcext:value-type="date">
            <text:p>16-07-16 11:4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4632" calcext:value-type="float">
            <text:p>8463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3:31</text:p>
          </table:table-cell>
          <table:table-cell table:style-name="ce2" office:value-type="date" office:date-value="2016-07-16T11:43:31" calcext:value-type="date">
            <text:p>16-07-16 11:4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4633" calcext:value-type="float">
            <text:p>8463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4:28</text:p>
          </table:table-cell>
          <table:table-cell table:style-name="ce2" office:value-type="date" office:date-value="2016-07-16T11:44:28" calcext:value-type="date">
            <text:p>16-07-16 11:4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4634" calcext:value-type="float">
            <text:p>8463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1:44:36</text:p>
          </table:table-cell>
          <table:table-cell table:style-name="ce2" office:value-type="date" office:date-value="2016-07-16T11:44:37" calcext:value-type="date">
            <text:p>16-07-16 11:4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4635" calcext:value-type="float">
            <text:p>8463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1:48:26</text:p>
          </table:table-cell>
          <table:table-cell table:style-name="ce2" office:value-type="date" office:date-value="2016-07-16T11:48:26" calcext:value-type="date">
            <text:p>16-07-16 11:4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4636" calcext:value-type="float">
            <text:p>84636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49:36</text:p>
          </table:table-cell>
          <table:table-cell table:style-name="ce2" office:value-type="date" office:date-value="2016-07-16T11:49:36.000001" calcext:value-type="date">
            <text:p>16-07-16 11:4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4637" calcext:value-type="float">
            <text:p>8463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09:53:22</text:p>
          </table:table-cell>
          <table:table-cell table:style-name="ce2" office:value-type="date" office:date-value="2016-07-16T11:53:22.000001" calcext:value-type="date">
            <text:p>16-07-16 11:5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4638" calcext:value-type="float">
            <text:p>84638</text:p>
          </table:table-cell>
          <table:table-cell office:value-type="string" calcext:value-type="string">
            <text:p>4d54detli8tc8tlcmdrmjj2q32</text:p>
          </table:table-cell>
          <table:table-cell office:value-type="float" office:value="136243154100" calcext:value-type="float">
            <text:p>13624315410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11:54:18</text:p>
          </table:table-cell>
          <table:table-cell table:style-name="ce2" office:value-type="date" office:date-value="2016-07-16T11:54:18" calcext:value-type="date">
            <text:p>16-07-16 11:5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4639" calcext:value-type="float">
            <text:p>84639</text:p>
          </table:table-cell>
          <table:table-cell office:value-type="string" calcext:value-type="string">
            <text:p>ru4v9otj064hbqaqsp4outs6q1</text:p>
          </table:table-cell>
          <table:table-cell office:value-type="float" office:value="136243154100" calcext:value-type="float">
            <text:p>136243154100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11:54:18</text:p>
          </table:table-cell>
          <table:table-cell table:style-name="ce2" office:value-type="date" office:date-value="2016-07-16T11:54:19" calcext:value-type="date">
            <text:p>16-07-16 11:5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4641" calcext:value-type="float">
            <text:p>84641</text:p>
          </table:table-cell>
          <table:table-cell office:value-type="string" calcext:value-type="string">
            <text:p>snbmn8viqj9mq8rs92liqq5mc7</text:p>
          </table:table-cell>
          <table:table-cell office:value-type="string" calcext:value-type="string">
            <text:p>50.22.90.226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09:55:22</text:p>
          </table:table-cell>
          <table:table-cell table:style-name="ce2" office:value-type="date" office:date-value="2016-07-16T11:55:22" calcext:value-type="date">
            <text:p>16-07-16 11: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4642" calcext:value-type="float">
            <text:p>84642</text:p>
          </table:table-cell>
          <table:table-cell office:value-type="string" calcext:value-type="string">
            <text:p>09n5sdbk5uure2eb9ion34djf5</text:p>
          </table:table-cell>
          <table:table-cell office:value-type="string" calcext:value-type="string">
            <text:p>173.208.58.1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09:55:50</text:p>
          </table:table-cell>
          <table:table-cell table:style-name="ce2" office:value-type="date" office:date-value="2016-07-16T11:55:50" calcext:value-type="date">
            <text:p>16-07-16 11:5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4643" calcext:value-type="float">
            <text:p>84643</text:p>
          </table:table-cell>
          <table:table-cell office:value-type="string" calcext:value-type="string">
            <text:p>krafdqbaaov1u2ij8u7unhqkg2</text:p>
          </table:table-cell>
          <table:table-cell office:value-type="string" calcext:value-type="string">
            <text:p>173.208.58.1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56:22</text:p>
          </table:table-cell>
          <table:table-cell table:style-name="ce2" office:value-type="date" office:date-value="2016-07-16T11:56:23" calcext:value-type="date">
            <text:p>16-07-16 11:5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4644" calcext:value-type="float">
            <text:p>84644</text:p>
          </table:table-cell>
          <table:table-cell office:value-type="string" calcext:value-type="string">
            <text:p>f66ori1n21fk78ndp424p4l2j2</text:p>
          </table:table-cell>
          <table:table-cell office:value-type="string" calcext:value-type="string">
            <text:p>173.208.58.1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56:59</text:p>
          </table:table-cell>
          <table:table-cell table:style-name="ce2" office:value-type="date" office:date-value="2016-07-16T11:56:59" calcext:value-type="date">
            <text:p>16-07-16 11:5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4645" calcext:value-type="float">
            <text:p>84645</text:p>
          </table:table-cell>
          <table:table-cell office:value-type="string" calcext:value-type="string">
            <text:p>o52qocio4tkum74kdh1f0gle71</text:p>
          </table:table-cell>
          <table:table-cell office:value-type="string" calcext:value-type="string">
            <text:p>216.119.142.9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09:57:02</text:p>
          </table:table-cell>
          <table:table-cell table:style-name="ce2" office:value-type="date" office:date-value="2016-07-16T11:57:02" calcext:value-type="date">
            <text:p>16-07-16 11:5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4646" calcext:value-type="float">
            <text:p>84646</text:p>
          </table:table-cell>
          <table:table-cell office:value-type="string" calcext:value-type="string">
            <text:p>dmkaq5u7p8uceq3jpeadjrflf7</text:p>
          </table:table-cell>
          <table:table-cell office:value-type="string" calcext:value-type="string">
            <text:p>173.208.58.1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1:57:56</text:p>
          </table:table-cell>
          <table:table-cell table:style-name="ce2" office:value-type="date" office:date-value="2016-07-16T11:57:56" calcext:value-type="date">
            <text:p>16-07-16 11:5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4647" calcext:value-type="float">
            <text:p>84647</text:p>
          </table:table-cell>
          <table:table-cell office:value-type="string" calcext:value-type="string">
            <text:p>oqpv50rh5hd5fbqr101udcspj2</text:p>
          </table:table-cell>
          <table:table-cell office:value-type="string" calcext:value-type="string">
            <text:p>216.119.142.9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09:59:02</text:p>
          </table:table-cell>
          <table:table-cell table:style-name="ce2" office:value-type="date" office:date-value="2016-07-16T11:59:02" calcext:value-type="date">
            <text:p>16-07-16 11:5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4648" calcext:value-type="float">
            <text:p>84648</text:p>
          </table:table-cell>
          <table:table-cell office:value-type="string" calcext:value-type="string">
            <text:p>hop700jppeuf1f2pu1d0dmhou1</text:p>
          </table:table-cell>
          <table:table-cell office:value-type="string" calcext:value-type="string">
            <text:p>5.178.78.7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2016-07-16 10:01:07</text:p>
          </table:table-cell>
          <table:table-cell table:style-name="ce2" office:value-type="date" office:date-value="2016-07-16T12:01:08" calcext:value-type="date">
            <text:p>16-07-16 12:0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4649" calcext:value-type="float">
            <text:p>84649</text:p>
          </table:table-cell>
          <table:table-cell office:value-type="string" calcext:value-type="string">
            <text:p>ejmn7dnb1isguijucgm4phvcj4</text:p>
          </table:table-cell>
          <table:table-cell office:value-type="string" calcext:value-type="string">
            <text:p>173.208.58.1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0:01:31</text:p>
          </table:table-cell>
          <table:table-cell table:style-name="ce2" office:value-type="date" office:date-value="2016-07-16T12:01:31" calcext:value-type="date">
            <text:p>16-07-16 12:0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4651" calcext:value-type="float">
            <text:p>84651</text:p>
          </table:table-cell>
          <table:table-cell office:value-type="string" calcext:value-type="string">
            <text:p>2e3444kovjii8ruptfcjlpdh35</text:p>
          </table:table-cell>
          <table:table-cell office:value-type="string" calcext:value-type="string">
            <text:p>173.208.58.1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0:04:52</text:p>
          </table:table-cell>
          <table:table-cell table:style-name="ce2" office:value-type="date" office:date-value="2016-07-16T12:04:52" calcext:value-type="date">
            <text:p>16-07-16 12:0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4652" calcext:value-type="float">
            <text:p>84652</text:p>
          </table:table-cell>
          <table:table-cell office:value-type="string" calcext:value-type="string">
            <text:p>a6gv2m935i64d6mvm287sfrs91</text:p>
          </table:table-cell>
          <table:table-cell office:value-type="string" calcext:value-type="string">
            <text:p>173.208.58.13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0:05:09</text:p>
          </table:table-cell>
          <table:table-cell table:style-name="ce2" office:value-type="date" office:date-value="2016-07-16T12:05:10" calcext:value-type="date">
            <text:p>16-07-16 12:0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4656" calcext:value-type="float">
            <text:p>84656</text:p>
          </table:table-cell>
          <table:table-cell office:value-type="string" calcext:value-type="string">
            <text:p>19k7ne4hl02i3d09pv52ta9i72</text:p>
          </table:table-cell>
          <table:table-cell office:value-type="string" calcext:value-type="string">
            <text:p>5.178.78.7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2016-07-16 10:05:30</text:p>
          </table:table-cell>
          <table:table-cell table:style-name="ce2" office:value-type="date" office:date-value="2016-07-16T12:05:30" calcext:value-type="date">
            <text:p>16-07-16 12:0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4657" calcext:value-type="float">
            <text:p>84657</text:p>
          </table:table-cell>
          <table:table-cell office:value-type="string" calcext:value-type="string">
            <text:p>prekg33oqtfqnq13fe9lfjtg45</text:p>
          </table:table-cell>
          <table:table-cell office:value-type="string" calcext:value-type="string">
            <text:p>5.178.78.78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2016-07-16 10:05:43</text:p>
          </table:table-cell>
          <table:table-cell table:style-name="ce2" office:value-type="date" office:date-value="2016-07-16T12:05:43" calcext:value-type="date">
            <text:p>16-07-16 12:0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sbeh94ugg9bh7d37hmug85psd0</text:p>
          </table:table-cell>
          <table:table-cell office:value-type="string" calcext:value-type="string">
            <text:p>216.119.142.9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0:06:03</text:p>
          </table:table-cell>
          <table:table-cell table:style-name="ce2" office:value-type="date" office:date-value="2016-07-16T12:06:04" calcext:value-type="date">
            <text:p>16-07-16 12:0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4660" calcext:value-type="float">
            <text:p>8466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07:06</text:p>
          </table:table-cell>
          <table:table-cell table:style-name="ce2" office:value-type="date" office:date-value="2016-07-16T12:07:06" calcext:value-type="date">
            <text:p>16-07-16 12:0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4661" calcext:value-type="float">
            <text:p>8466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07:52</text:p>
          </table:table-cell>
          <table:table-cell table:style-name="ce2" office:value-type="date" office:date-value="2016-07-16T12:07:52" calcext:value-type="date">
            <text:p>16-07-16 12:0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4662" calcext:value-type="float">
            <text:p>8466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08:07</text:p>
          </table:table-cell>
          <table:table-cell table:style-name="ce2" office:value-type="date" office:date-value="2016-07-16T12:08:07" calcext:value-type="date">
            <text:p>16-07-16 12:0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4663" calcext:value-type="float">
            <text:p>8466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09:02</text:p>
          </table:table-cell>
          <table:table-cell table:style-name="ce2" office:value-type="date" office:date-value="2016-07-16T12:09:02" calcext:value-type="date">
            <text:p>16-07-16 12:0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4665" calcext:value-type="float">
            <text:p>8466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10:48</text:p>
          </table:table-cell>
          <table:table-cell table:style-name="ce2" office:value-type="date" office:date-value="2016-07-16T12:10:48" calcext:value-type="date">
            <text:p>16-07-16 12: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4667" calcext:value-type="float">
            <text:p>8466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11:21</text:p>
          </table:table-cell>
          <table:table-cell table:style-name="ce2" office:value-type="date" office:date-value="2016-07-16T12:11:22" calcext:value-type="date">
            <text:p>16-07-16 12: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4669" calcext:value-type="float">
            <text:p>8466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11:44</text:p>
          </table:table-cell>
          <table:table-cell table:style-name="ce2" office:value-type="date" office:date-value="2016-07-16T12:11:45" calcext:value-type="date">
            <text:p>16-07-16 12:1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4670" calcext:value-type="float">
            <text:p>8467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13:01</text:p>
          </table:table-cell>
          <table:table-cell table:style-name="ce2" office:value-type="date" office:date-value="2016-07-16T12:13:01" calcext:value-type="date">
            <text:p>16-07-16 12: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4671" calcext:value-type="float">
            <text:p>8467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13:37</text:p>
          </table:table-cell>
          <table:table-cell table:style-name="ce2" office:value-type="date" office:date-value="2016-07-16T12:13:37" calcext:value-type="date">
            <text:p>16-07-16 12: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4673" calcext:value-type="float">
            <text:p>8467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14:27</text:p>
          </table:table-cell>
          <table:table-cell table:style-name="ce2" office:value-type="date" office:date-value="2016-07-16T12:14:27" calcext:value-type="date">
            <text:p>16-07-16 12:1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4674" calcext:value-type="float">
            <text:p>8467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0:15:31</text:p>
          </table:table-cell>
          <table:table-cell table:style-name="ce2" office:value-type="date" office:date-value="2016-07-16T12:15:30.999999" calcext:value-type="date">
            <text:p>16-07-16 12: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4675" calcext:value-type="float">
            <text:p>8467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2:17:43</text:p>
          </table:table-cell>
          <table:table-cell table:style-name="ce2" office:value-type="date" office:date-value="2016-07-16T12:17:43" calcext:value-type="date">
            <text:p>16-07-16 12:1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4677" calcext:value-type="float">
            <text:p>84677</text:p>
          </table:table-cell>
          <table:table-cell office:value-type="string" calcext:value-type="string">
            <text:p>l99oanec9vvn89k98ud9018jt2</text:p>
          </table:table-cell>
          <table:table-cell office:value-type="string" calcext:value-type="string">
            <text:p>54.152.250.6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2:17:56</text:p>
          </table:table-cell>
          <table:table-cell table:style-name="ce2" office:value-type="date" office:date-value="2016-07-16T12:17:58" calcext:value-type="date">
            <text:p>16-07-16 12:1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4678" calcext:value-type="float">
            <text:p>84678</text:p>
          </table:table-cell>
          <table:table-cell office:value-type="string" calcext:value-type="string">
            <text:p>7msrnujqlou0kls73g966ap5i1</text:p>
          </table:table-cell>
          <table:table-cell office:value-type="string" calcext:value-type="string">
            <text:p>54.172.97.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2:18:04</text:p>
          </table:table-cell>
          <table:table-cell table:style-name="ce2" office:value-type="date" office:date-value="2016-07-16T12:18:04" calcext:value-type="date">
            <text:p>16-07-16 12: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4681" calcext:value-type="float">
            <text:p>84681</text:p>
          </table:table-cell>
          <table:table-cell office:value-type="string" calcext:value-type="string">
            <text:p>f1pa9h9vgsqti7mh7dec3u31r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22:22</text:p>
          </table:table-cell>
          <table:table-cell table:style-name="ce2" office:value-type="date" office:date-value="2016-07-16T12:22:22" calcext:value-type="date">
            <text:p>16-07-16 12:2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4682" calcext:value-type="float">
            <text:p>84682</text:p>
          </table:table-cell>
          <table:table-cell office:value-type="string" calcext:value-type="string">
            <text:p>oc23vo5leerf9evtuf1brgher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22:22</text:p>
          </table:table-cell>
          <table:table-cell table:style-name="ce2" office:value-type="date" office:date-value="2016-07-16T12:22:22" calcext:value-type="date">
            <text:p>16-07-16 12:2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4683" calcext:value-type="float">
            <text:p>84683</text:p>
          </table:table-cell>
          <table:table-cell office:value-type="string" calcext:value-type="string">
            <text:p>9jsc4ac140ss39vphd9hokrb9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22:22</text:p>
          </table:table-cell>
          <table:table-cell table:style-name="ce2" office:value-type="date" office:date-value="2016-07-16T12:22:23" calcext:value-type="date">
            <text:p>16-07-16 12:2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4684" calcext:value-type="float">
            <text:p>84684</text:p>
          </table:table-cell>
          <table:table-cell office:value-type="string" calcext:value-type="string">
            <text:p>pat24fil3tsfaj4ee8buvgqjr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23:37</text:p>
          </table:table-cell>
          <table:table-cell table:style-name="ce2" office:value-type="date" office:date-value="2016-07-16T12:23:37" calcext:value-type="date">
            <text:p>16-07-16 12:2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4685" calcext:value-type="float">
            <text:p>84685</text:p>
          </table:table-cell>
          <table:table-cell office:value-type="string" calcext:value-type="string">
            <text:p>rrqgej551st1a2oc3j6cos44t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23:37</text:p>
          </table:table-cell>
          <table:table-cell table:style-name="ce2" office:value-type="date" office:date-value="2016-07-16T12:23:37" calcext:value-type="date">
            <text:p>16-07-16 12:2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4686" calcext:value-type="float">
            <text:p>84686</text:p>
          </table:table-cell>
          <table:table-cell office:value-type="string" calcext:value-type="string">
            <text:p>ipb6q43i3pqpoadb3otnni6v4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23:38</text:p>
          </table:table-cell>
          <table:table-cell table:style-name="ce2" office:value-type="date" office:date-value="2016-07-16T12:23:39" calcext:value-type="date">
            <text:p>16-07-16 12:2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4696" calcext:value-type="float">
            <text:p>84696</text:p>
          </table:table-cell>
          <table:table-cell office:value-type="string" calcext:value-type="string">
            <text:p>nbg5d4n6bqa3d6itk216mi0tq6</text:p>
          </table:table-cell>
          <table:table-cell office:value-type="string" calcext:value-type="string">
            <text:p>91.108.70.12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12:50:46</text:p>
          </table:table-cell>
          <table:table-cell table:style-name="ce2" office:value-type="date" office:date-value="2016-07-16T12:50:46" calcext:value-type="date">
            <text:p>16-07-16 12:5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4697" calcext:value-type="float">
            <text:p>84697</text:p>
          </table:table-cell>
          <table:table-cell office:value-type="string" calcext:value-type="string">
            <text:p>ervqtpl69bfptu8f7boq18lqv6</text:p>
          </table:table-cell>
          <table:table-cell office:value-type="string" calcext:value-type="string">
            <text:p>5.175.181.44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12:50:53</text:p>
          </table:table-cell>
          <table:table-cell table:style-name="ce2" office:value-type="date" office:date-value="2016-07-16T12:50:53" calcext:value-type="date">
            <text:p>16-07-16 12:5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4698" calcext:value-type="float">
            <text:p>84698</text:p>
          </table:table-cell>
          <table:table-cell office:value-type="string" calcext:value-type="string">
            <text:p>80voqh3ju4iqfmobicc07rmro2</text:p>
          </table:table-cell>
          <table:table-cell office:value-type="string" calcext:value-type="string">
            <text:p>82.211.50.22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2:51:01</text:p>
          </table:table-cell>
          <table:table-cell table:style-name="ce2" office:value-type="date" office:date-value="2016-07-16T12:51:01" calcext:value-type="date">
            <text:p>16-07-16 12: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4699" calcext:value-type="float">
            <text:p>84699</text:p>
          </table:table-cell>
          <table:table-cell office:value-type="string" calcext:value-type="string">
            <text:p>evcui6j5j042419q4g0rbefah3</text:p>
          </table:table-cell>
          <table:table-cell office:value-type="string" calcext:value-type="string">
            <text:p>196.196.94.10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51:09</text:p>
          </table:table-cell>
          <table:table-cell table:style-name="ce2" office:value-type="date" office:date-value="2016-07-16T12:51:10" calcext:value-type="date">
            <text:p>16-07-16 12:5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4705" calcext:value-type="float">
            <text:p>84705</text:p>
          </table:table-cell>
          <table:table-cell office:value-type="string" calcext:value-type="string">
            <text:p>igkpsmcs4i1q7pg4l5pdbe96r1</text:p>
          </table:table-cell>
          <table:table-cell office:value-type="string" calcext:value-type="string">
            <text:p>94.210.136.3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1:03:56</text:p>
          </table:table-cell>
          <table:table-cell table:style-name="ce2" office:value-type="date" office:date-value="2016-07-16T13:03:57" calcext:value-type="date">
            <text:p>16-07-16 13:0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4706" calcext:value-type="float">
            <text:p>84706</text:p>
          </table:table-cell>
          <table:table-cell office:value-type="string" calcext:value-type="string">
            <text:p>igkpsmcs4i1q7pg4l5pdbe96r1</text:p>
          </table:table-cell>
          <table:table-cell office:value-type="string" calcext:value-type="string">
            <text:p>94.210.136.3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1:03:57</text:p>
          </table:table-cell>
          <table:table-cell table:style-name="ce2" office:value-type="date" office:date-value="2016-07-16T13:03:57" calcext:value-type="date">
            <text:p>16-07-16 13:0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4714" calcext:value-type="float">
            <text:p>84714</text:p>
          </table:table-cell>
          <table:table-cell office:value-type="string" calcext:value-type="string">
            <text:p>5f0cocp7320r4p394q0ku2tms5</text:p>
          </table:table-cell>
          <table:table-cell office:value-type="float" office:value="77168152250" calcext:value-type="float">
            <text:p>7716815225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3:16:09</text:p>
          </table:table-cell>
          <table:table-cell table:style-name="ce2" office:value-type="date" office:date-value="2016-07-16T13:16:09" calcext:value-type="date">
            <text:p>16-07-16 13: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4716" calcext:value-type="float">
            <text:p>84716</text:p>
          </table:table-cell>
          <table:table-cell office:value-type="string" calcext:value-type="string">
            <text:p>d68qcjfe0n3plts4fnal5pc2q5</text:p>
          </table:table-cell>
          <table:table-cell office:value-type="string" calcext:value-type="string">
            <text:p>94.21.183.154</text:p>
          </table:table-cell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2016-07-16 11:16:59</text:p>
          </table:table-cell>
          <table:table-cell table:style-name="ce2" office:value-type="date" office:date-value="2016-07-16T13:16:59" calcext:value-type="date">
            <text:p>16-07-16 13: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4720" calcext:value-type="float">
            <text:p>84720</text:p>
          </table:table-cell>
          <table:table-cell office:value-type="string" calcext:value-type="string">
            <text:p>95btolavv54eg2ho6jh1lgqjc3</text:p>
          </table:table-cell>
          <table:table-cell office:value-type="string" calcext:value-type="string">
            <text:p>54.172.97.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3:22:06</text:p>
          </table:table-cell>
          <table:table-cell table:style-name="ce2" office:value-type="date" office:date-value="2016-07-16T13:22:06" calcext:value-type="date">
            <text:p>16-07-16 13:2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4722" calcext:value-type="float">
            <text:p>84722</text:p>
          </table:table-cell>
          <table:table-cell office:value-type="string" calcext:value-type="string">
            <text:p>5f0cocp7320r4p394q0ku2tms5</text:p>
          </table:table-cell>
          <table:table-cell office:value-type="float" office:value="77168152250" calcext:value-type="float">
            <text:p>7716815225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3:22:11</text:p>
          </table:table-cell>
          <table:table-cell table:style-name="ce2" office:value-type="date" office:date-value="2016-07-16T13:22:12" calcext:value-type="date">
            <text:p>16-07-16 13:2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4723" calcext:value-type="float">
            <text:p>84723</text:p>
          </table:table-cell>
          <table:table-cell office:value-type="string" calcext:value-type="string">
            <text:p>cdnrp1bnb7h1dntbf2uqofub91</text:p>
          </table:table-cell>
          <table:table-cell office:value-type="string" calcext:value-type="string">
            <text:p>54.172.97.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3:22:31</text:p>
          </table:table-cell>
          <table:table-cell table:style-name="ce2" office:value-type="date" office:date-value="2016-07-16T13:22:32" calcext:value-type="date">
            <text:p>16-07-16 13:2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4728" calcext:value-type="float">
            <text:p>84728</text:p>
          </table:table-cell>
          <table:table-cell office:value-type="string" calcext:value-type="string">
            <text:p>6us9c8t1un21mekairtss4cqm7</text:p>
          </table:table-cell>
          <table:table-cell office:value-type="string" calcext:value-type="string">
            <text:p>90.175.86.108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2016-07-16 13:29:57</text:p>
          </table:table-cell>
          <table:table-cell table:style-name="ce2" office:value-type="date" office:date-value="2016-07-16T13:29:58" calcext:value-type="date">
            <text:p>16-07-16 13:2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4730" calcext:value-type="float">
            <text:p>84730</text:p>
          </table:table-cell>
          <table:table-cell office:value-type="string" calcext:value-type="string">
            <text:p>ttfv41kfsvjf7v616ga9j1bje6</text:p>
          </table:table-cell>
          <table:table-cell office:value-type="string" calcext:value-type="string">
            <text:p>84.140.12.79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13:32:34</text:p>
          </table:table-cell>
          <table:table-cell table:style-name="ce2" office:value-type="date" office:date-value="2016-07-16T13:32:34" calcext:value-type="date">
            <text:p>16-07-16 13:3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4734" calcext:value-type="float">
            <text:p>84734</text:p>
          </table:table-cell>
          <table:table-cell office:value-type="string" calcext:value-type="string">
            <text:p>4thu6329s3qvq77urpesfocic6</text:p>
          </table:table-cell>
          <table:table-cell office:value-type="string" calcext:value-type="string">
            <text:p>87.155.92.12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13:37:55</text:p>
          </table:table-cell>
          <table:table-cell table:style-name="ce2" office:value-type="date" office:date-value="2016-07-16T13:37:55.999999" calcext:value-type="date">
            <text:p>16-07-16 13:3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4751" calcext:value-type="float">
            <text:p>8475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28:11</text:p>
          </table:table-cell>
          <table:table-cell table:style-name="ce2" office:value-type="date" office:date-value="2016-07-16T14:28:12" calcext:value-type="date">
            <text:p>16-07-16 14:2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4752" calcext:value-type="float">
            <text:p>8475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4:28:50</text:p>
          </table:table-cell>
          <table:table-cell table:style-name="ce2" office:value-type="date" office:date-value="2016-07-16T14:28:57" calcext:value-type="date">
            <text:p>16-07-16 14:2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4753" calcext:value-type="float">
            <text:p>8475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30:00</text:p>
          </table:table-cell>
          <table:table-cell table:style-name="ce2" office:value-type="date" office:date-value="2016-07-16T14:30:00" calcext:value-type="date">
            <text:p>16-07-16 14:3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4754" calcext:value-type="float">
            <text:p>8475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4:30:29</text:p>
          </table:table-cell>
          <table:table-cell table:style-name="ce2" office:value-type="date" office:date-value="2016-07-16T14:30:29" calcext:value-type="date">
            <text:p>16-07-16 14:3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4758" calcext:value-type="float">
            <text:p>84758</text:p>
          </table:table-cell>
          <table:table-cell office:value-type="string" calcext:value-type="string">
            <text:p>9tnhcmpmvn5btjlqk9h7dt6m6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38:06</text:p>
          </table:table-cell>
          <table:table-cell table:style-name="ce2" office:value-type="date" office:date-value="2016-07-16T14:38:06" calcext:value-type="date">
            <text:p>16-07-16 14:3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4759" calcext:value-type="float">
            <text:p>8475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38:19</text:p>
          </table:table-cell>
          <table:table-cell table:style-name="ce2" office:value-type="date" office:date-value="2016-07-16T14:38:19" calcext:value-type="date">
            <text:p>16-07-16 14:3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4760" calcext:value-type="float">
            <text:p>8476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38:45</text:p>
          </table:table-cell>
          <table:table-cell table:style-name="ce2" office:value-type="date" office:date-value="2016-07-16T14:38:46" calcext:value-type="date">
            <text:p>16-07-16 14:3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4761" calcext:value-type="float">
            <text:p>8476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2:38:58</text:p>
          </table:table-cell>
          <table:table-cell table:style-name="ce2" office:value-type="date" office:date-value="2016-07-16T14:38:58" calcext:value-type="date">
            <text:p>16-07-16 14:3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4765" calcext:value-type="float">
            <text:p>84765</text:p>
          </table:table-cell>
          <table:table-cell office:value-type="string" calcext:value-type="string">
            <text:p>pkgjpbtg1l82lneeo92m3rkd02</text:p>
          </table:table-cell>
          <table:table-cell office:value-type="string" calcext:value-type="string">
            <text:p>58.153.181.21</text:p>
          </table:table-cell>
          <table:table-cell office:value-type="string" calcext:value-type="string">
            <text:p>Hong Kong</text:p>
          </table:table-cell>
          <table:table-cell/>
          <table:table-cell office:value-type="string" calcext:value-type="string">
            <text:p>2016-07-16 14:43:25</text:p>
          </table:table-cell>
          <table:table-cell table:style-name="ce2" office:value-type="date" office:date-value="2016-07-16T14:43:25.000001" calcext:value-type="date">
            <text:p>16-07-16 14:4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4770" calcext:value-type="float">
            <text:p>84770</text:p>
          </table:table-cell>
          <table:table-cell office:value-type="string" calcext:value-type="string">
            <text:p>b08cadc1pg09han33m6mjrejd2</text:p>
          </table:table-cell>
          <table:table-cell office:value-type="string" calcext:value-type="string">
            <text:p>24.129.38.209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4:56:47</text:p>
          </table:table-cell>
          <table:table-cell table:style-name="ce2" office:value-type="date" office:date-value="2016-07-16T14:56:47.000001" calcext:value-type="date">
            <text:p>16-07-16 14:5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4773" calcext:value-type="float">
            <text:p>84773</text:p>
          </table:table-cell>
          <table:table-cell office:value-type="string" calcext:value-type="string">
            <text:p>pkgjpbtg1l82lneeo92m3rkd02</text:p>
          </table:table-cell>
          <table:table-cell office:value-type="string" calcext:value-type="string">
            <text:p>58.153.181.21</text:p>
          </table:table-cell>
          <table:table-cell office:value-type="string" calcext:value-type="string">
            <text:p>Hong Kong</text:p>
          </table:table-cell>
          <table:table-cell/>
          <table:table-cell office:value-type="string" calcext:value-type="string">
            <text:p>2016-07-16 15:14:16</text:p>
          </table:table-cell>
          <table:table-cell table:style-name="ce2" office:value-type="date" office:date-value="2016-07-16T15:14:16" calcext:value-type="date">
            <text:p>16-07-16 15:1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4774" calcext:value-type="float">
            <text:p>8477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3:16:06</text:p>
          </table:table-cell>
          <table:table-cell table:style-name="ce2" office:value-type="date" office:date-value="2016-07-16T15:16:07" calcext:value-type="date">
            <text:p>16-07-16 15: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4775" calcext:value-type="float">
            <text:p>8477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3:16:13</text:p>
          </table:table-cell>
          <table:table-cell table:style-name="ce2" office:value-type="date" office:date-value="2016-07-16T15:16:14" calcext:value-type="date">
            <text:p>16-07-16 15:1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4777" calcext:value-type="float">
            <text:p>8477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3:19:02</text:p>
          </table:table-cell>
          <table:table-cell table:style-name="ce2" office:value-type="date" office:date-value="2016-07-16T15:19:02" calcext:value-type="date">
            <text:p>16-07-16 15:1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4779" calcext:value-type="float">
            <text:p>8477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3:19:46</text:p>
          </table:table-cell>
          <table:table-cell table:style-name="ce2" office:value-type="date" office:date-value="2016-07-16T15:19:47" calcext:value-type="date">
            <text:p>16-07-16 15:1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4801" calcext:value-type="float">
            <text:p>84801</text:p>
          </table:table-cell>
          <table:table-cell office:value-type="string" calcext:value-type="string">
            <text:p>pkgjpbtg1l82lneeo92m3rkd02</text:p>
          </table:table-cell>
          <table:table-cell office:value-type="string" calcext:value-type="string">
            <text:p>58.153.181.21</text:p>
          </table:table-cell>
          <table:table-cell office:value-type="string" calcext:value-type="string">
            <text:p>Hong Kong</text:p>
          </table:table-cell>
          <table:table-cell/>
          <table:table-cell office:value-type="string" calcext:value-type="string">
            <text:p>2016-07-16 15:40:43</text:p>
          </table:table-cell>
          <table:table-cell table:style-name="ce2" office:value-type="date" office:date-value="2016-07-16T15:40:43" calcext:value-type="date">
            <text:p>16-07-16 15:4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4804" calcext:value-type="float">
            <text:p>84804</text:p>
          </table:table-cell>
          <table:table-cell office:value-type="string" calcext:value-type="string">
            <text:p>msv9fqof0bqc3o6c8u4qtaf6v0</text:p>
          </table:table-cell>
          <table:table-cell office:value-type="float" office:value="188226170140" calcext:value-type="float">
            <text:p>18822617014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5:50:23</text:p>
          </table:table-cell>
          <table:table-cell table:style-name="ce2" office:value-type="date" office:date-value="2016-07-16T15:50:22.999999" calcext:value-type="date">
            <text:p>16-07-16 15:5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4810" calcext:value-type="float">
            <text:p>84810</text:p>
          </table:table-cell>
          <table:table-cell office:value-type="string" calcext:value-type="string">
            <text:p>id5gd5a3r75kb0hhpj1ni39ag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4:02:31</text:p>
          </table:table-cell>
          <table:table-cell table:style-name="ce2" office:value-type="date" office:date-value="2016-07-16T16:02:30.999999" calcext:value-type="date">
            <text:p>16-07-16 16:0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4812" calcext:value-type="float">
            <text:p>84812</text:p>
          </table:table-cell>
          <table:table-cell office:value-type="string" calcext:value-type="string">
            <text:p>pkgjpbtg1l82lneeo92m3rkd02</text:p>
          </table:table-cell>
          <table:table-cell office:value-type="string" calcext:value-type="string">
            <text:p>58.153.181.21</text:p>
          </table:table-cell>
          <table:table-cell office:value-type="string" calcext:value-type="string">
            <text:p>Hong Kong</text:p>
          </table:table-cell>
          <table:table-cell/>
          <table:table-cell office:value-type="string" calcext:value-type="string">
            <text:p>2016-07-16 16:05:58</text:p>
          </table:table-cell>
          <table:table-cell table:style-name="ce2" office:value-type="date" office:date-value="2016-07-16T16:05:57.999999" calcext:value-type="date">
            <text:p>16-07-16 16:0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4835" calcext:value-type="float">
            <text:p>84835</text:p>
          </table:table-cell>
          <table:table-cell office:value-type="string" calcext:value-type="string">
            <text:p>f6hpp884dcdi35k0qepekhna51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5:11:28</text:p>
          </table:table-cell>
          <table:table-cell table:style-name="ce2" office:value-type="date" office:date-value="2016-07-16T17:11:28.000001" calcext:value-type="date">
            <text:p>16-07-16 17:1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4836" calcext:value-type="float">
            <text:p>84836</text:p>
          </table:table-cell>
          <table:table-cell office:value-type="string" calcext:value-type="string">
            <text:p>f6hpp884dcdi35k0qepekhna51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5:12:39</text:p>
          </table:table-cell>
          <table:table-cell table:style-name="ce2" office:value-type="date" office:date-value="2016-07-16T17:12:39" calcext:value-type="date">
            <text:p>16-07-16 17: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4837" calcext:value-type="float">
            <text:p>84837</text:p>
          </table:table-cell>
          <table:table-cell office:value-type="string" calcext:value-type="string">
            <text:p>f6hpp884dcdi35k0qepekhna51</text:p>
          </table:table-cell>
          <table:table-cell office:value-type="string" calcext:value-type="string">
            <text:p>73.38.93.21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7:12:53</text:p>
          </table:table-cell>
          <table:table-cell table:style-name="ce2" office:value-type="date" office:date-value="2016-07-16T17:12:53" calcext:value-type="date">
            <text:p>16-07-16 17: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4840" calcext:value-type="float">
            <text:p>8484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5:24:54</text:p>
          </table:table-cell>
          <table:table-cell table:style-name="ce2" office:value-type="date" office:date-value="2016-07-16T17:25:20" calcext:value-type="date">
            <text:p>16-07-16 17:2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4855" calcext:value-type="float">
            <text:p>8485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5:36:29</text:p>
          </table:table-cell>
          <table:table-cell table:style-name="ce2" office:value-type="date" office:date-value="2016-07-16T17:36:30" calcext:value-type="date">
            <text:p>16-07-16 17:3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4858" calcext:value-type="float">
            <text:p>8485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5:37:19</text:p>
          </table:table-cell>
          <table:table-cell table:style-name="ce2" office:value-type="date" office:date-value="2016-07-16T17:37:19" calcext:value-type="date">
            <text:p>16-07-16 17:3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4860" calcext:value-type="float">
            <text:p>84860</text:p>
          </table:table-cell>
          <table:table-cell office:value-type="string" calcext:value-type="string">
            <text:p>hvuaqv652sfri26s27uuhhgjh3</text:p>
          </table:table-cell>
          <table:table-cell office:value-type="string" calcext:value-type="string">
            <text:p>82.23.5.203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6 15:51:52</text:p>
          </table:table-cell>
          <table:table-cell table:style-name="ce2" office:value-type="date" office:date-value="2016-07-16T17:51:52" calcext:value-type="date">
            <text:p>16-07-16 17:5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4863" calcext:value-type="float">
            <text:p>8486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6:01:28</text:p>
          </table:table-cell>
          <table:table-cell table:style-name="ce2" office:value-type="date" office:date-value="2016-07-16T18:01:28" calcext:value-type="date">
            <text:p>16-07-16 18:0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4864" calcext:value-type="float">
            <text:p>8486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8:01:32</text:p>
          </table:table-cell>
          <table:table-cell table:style-name="ce2" office:value-type="date" office:date-value="2016-07-16T18:01:32" calcext:value-type="date">
            <text:p>16-07-16 18:0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4865" calcext:value-type="float">
            <text:p>8486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8:01:54</text:p>
          </table:table-cell>
          <table:table-cell table:style-name="ce2" office:value-type="date" office:date-value="2016-07-16T18:01:55" calcext:value-type="date">
            <text:p>16-07-16 18:0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4866" calcext:value-type="float">
            <text:p>84866</text:p>
          </table:table-cell>
          <table:table-cell office:value-type="string" calcext:value-type="string">
            <text:p>fqkgkku8gkmflrr8be7bsaeau7</text:p>
          </table:table-cell>
          <table:table-cell office:value-type="float" office:value="93213214187" calcext:value-type="float">
            <text:p>93213214187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6 18:02:41</text:p>
          </table:table-cell>
          <table:table-cell table:style-name="ce2" office:value-type="date" office:date-value="2016-07-16T18:02:41" calcext:value-type="date">
            <text:p>16-07-16 18:0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4887" calcext:value-type="float">
            <text:p>84887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6:48:10</text:p>
          </table:table-cell>
          <table:table-cell table:style-name="ce2" office:value-type="date" office:date-value="2016-07-16T18:48:11" calcext:value-type="date">
            <text:p>16-07-16 18:4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4888" calcext:value-type="float">
            <text:p>8488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6:48:19</text:p>
          </table:table-cell>
          <table:table-cell table:style-name="ce2" office:value-type="date" office:date-value="2016-07-16T18:48:19" calcext:value-type="date">
            <text:p>16-07-16 18:4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4889" calcext:value-type="float">
            <text:p>8488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6:50:42</text:p>
          </table:table-cell>
          <table:table-cell table:style-name="ce2" office:value-type="date" office:date-value="2016-07-16T18:50:45" calcext:value-type="date">
            <text:p>16-07-16 18:5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4890" calcext:value-type="float">
            <text:p>8489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6:53:18</text:p>
          </table:table-cell>
          <table:table-cell table:style-name="ce2" office:value-type="date" office:date-value="2016-07-16T18:53:23" calcext:value-type="date">
            <text:p>16-07-16 18:5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4891" calcext:value-type="float">
            <text:p>84891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6:53:31</text:p>
          </table:table-cell>
          <table:table-cell table:style-name="ce2" office:value-type="date" office:date-value="2016-07-16T18:53:32" calcext:value-type="date">
            <text:p>16-07-16 18:5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4893" calcext:value-type="float">
            <text:p>8489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6:57:23</text:p>
          </table:table-cell>
          <table:table-cell table:style-name="ce2" office:value-type="date" office:date-value="2016-07-16T18:57:27" calcext:value-type="date">
            <text:p>16-07-16 18:5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4895" calcext:value-type="float">
            <text:p>8489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6:58:54</text:p>
          </table:table-cell>
          <table:table-cell table:style-name="ce2" office:value-type="date" office:date-value="2016-07-16T18:58:54" calcext:value-type="date">
            <text:p>16-07-16 18:5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4899" calcext:value-type="float">
            <text:p>8489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2:40</text:p>
          </table:table-cell>
          <table:table-cell table:style-name="ce2" office:value-type="date" office:date-value="2016-07-16T19:02:39.999999" calcext:value-type="date">
            <text:p>16-07-16 19:0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4902" calcext:value-type="float">
            <text:p>8490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4:02</text:p>
          </table:table-cell>
          <table:table-cell table:style-name="ce2" office:value-type="date" office:date-value="2016-07-16T19:04:02" calcext:value-type="date">
            <text:p>16-07-16 19:0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4903" calcext:value-type="float">
            <text:p>8490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6:31</text:p>
          </table:table-cell>
          <table:table-cell table:style-name="ce2" office:value-type="date" office:date-value="2016-07-16T19:06:30.999999" calcext:value-type="date">
            <text:p>16-07-16 19: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4905" calcext:value-type="float">
            <text:p>8490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8:17</text:p>
          </table:table-cell>
          <table:table-cell table:style-name="ce2" office:value-type="date" office:date-value="2016-07-16T19:08:17" calcext:value-type="date">
            <text:p>16-07-16 19:0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4906" calcext:value-type="float">
            <text:p>8490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8:42</text:p>
          </table:table-cell>
          <table:table-cell table:style-name="ce2" office:value-type="date" office:date-value="2016-07-16T19:08:42" calcext:value-type="date">
            <text:p>16-07-16 19:0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4907" calcext:value-type="float">
            <text:p>84907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8:59</text:p>
          </table:table-cell>
          <table:table-cell table:style-name="ce2" office:value-type="date" office:date-value="2016-07-16T19:08:59" calcext:value-type="date">
            <text:p>16-07-16 19:0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4908" calcext:value-type="float">
            <text:p>8490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9:29</text:p>
          </table:table-cell>
          <table:table-cell table:style-name="ce2" office:value-type="date" office:date-value="2016-07-16T19:09:29" calcext:value-type="date">
            <text:p>16-07-16 19:0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84909" calcext:value-type="float">
            <text:p>8490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9:44</text:p>
          </table:table-cell>
          <table:table-cell table:style-name="ce2" office:value-type="date" office:date-value="2016-07-16T19:09:44" calcext:value-type="date">
            <text:p>16-07-16 19:0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4910" calcext:value-type="float">
            <text:p>8491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09:56</text:p>
          </table:table-cell>
          <table:table-cell table:style-name="ce2" office:value-type="date" office:date-value="2016-07-16T19:09:56" calcext:value-type="date">
            <text:p>16-07-16 19:0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84911" calcext:value-type="float">
            <text:p>84911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7:10:10</text:p>
          </table:table-cell>
          <table:table-cell table:style-name="ce2" office:value-type="date" office:date-value="2016-07-16T19:10:11" calcext:value-type="date">
            <text:p>16-07-16 19:1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4912" calcext:value-type="float">
            <text:p>8491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9:11:23</text:p>
          </table:table-cell>
          <table:table-cell table:style-name="ce2" office:value-type="date" office:date-value="2016-07-16T19:11:23" calcext:value-type="date">
            <text:p>16-07-16 19:1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4931" calcext:value-type="float">
            <text:p>84931</text:p>
          </table:table-cell>
          <table:table-cell office:value-type="string" calcext:value-type="string">
            <text:p>4ovfnhgkn2kmj69s0n6ac2knf0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41:46</text:p>
          </table:table-cell>
          <table:table-cell table:style-name="ce2" office:value-type="date" office:date-value="2016-07-16T19:41:46" calcext:value-type="date">
            <text:p>16-07-16 19:4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84932" calcext:value-type="float">
            <text:p>84932</text:p>
          </table:table-cell>
          <table:table-cell office:value-type="string" calcext:value-type="string">
            <text:p>vvsgbe3hus648tnuc3709llnr2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44:30</text:p>
          </table:table-cell>
          <table:table-cell table:style-name="ce2" office:value-type="date" office:date-value="2016-07-16T19:44:30" calcext:value-type="date">
            <text:p>16-07-16 19:4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4934" calcext:value-type="float">
            <text:p>84934</text:p>
          </table:table-cell>
          <table:table-cell office:value-type="string" calcext:value-type="string">
            <text:p>r7geksa7i9smvpmkpkgbhb6a77</text:p>
          </table:table-cell>
          <table:table-cell office:value-type="float" office:value="187190163230" calcext:value-type="float">
            <text:p>187190163230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2016-07-16 19:46:35</text:p>
          </table:table-cell>
          <table:table-cell table:style-name="ce2" office:value-type="date" office:date-value="2016-07-16T19:46:35" calcext:value-type="date">
            <text:p>16-07-16 19:4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4935" calcext:value-type="float">
            <text:p>84935</text:p>
          </table:table-cell>
          <table:table-cell office:value-type="string" calcext:value-type="string">
            <text:p>54hppr1g26psvk66sr471njl23</text:p>
          </table:table-cell>
          <table:table-cell office:value-type="string" calcext:value-type="string">
            <text:p>66.249.85.23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6 19:47:15</text:p>
          </table:table-cell>
          <table:table-cell table:style-name="ce2" office:value-type="date" office:date-value="2016-07-16T19:47:16" calcext:value-type="date">
            <text:p>16-07-16 19:4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4937" calcext:value-type="float">
            <text:p>84937</text:p>
          </table:table-cell>
          <table:table-cell office:value-type="string" calcext:value-type="string">
            <text:p>egk5175nnsa5ul83lvc9nppo03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54:17</text:p>
          </table:table-cell>
          <table:table-cell table:style-name="ce2" office:value-type="date" office:date-value="2016-07-16T19:54:17.999999" calcext:value-type="date">
            <text:p>16-07-16 19:5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4940" calcext:value-type="float">
            <text:p>84940</text:p>
          </table:table-cell>
          <table:table-cell office:value-type="string" calcext:value-type="string">
            <text:p>94qccb1amhr0kh72kjdkp49ht2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04:21</text:p>
          </table:table-cell>
          <table:table-cell table:style-name="ce2" office:value-type="date" office:date-value="2016-07-16T20:04:21" calcext:value-type="date">
            <text:p>16-07-16 20:0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4948" calcext:value-type="float">
            <text:p>84948</text:p>
          </table:table-cell>
          <table:table-cell office:value-type="string" calcext:value-type="string">
            <text:p>ohaded6e397qg0uqmvf2r52lb5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07:36</text:p>
          </table:table-cell>
          <table:table-cell table:style-name="ce2" office:value-type="date" office:date-value="2016-07-16T20:07:36.000001" calcext:value-type="date">
            <text:p>16-07-16 20:0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4949" calcext:value-type="float">
            <text:p>84949</text:p>
          </table:table-cell>
          <table:table-cell office:value-type="string" calcext:value-type="string">
            <text:p>0jnnbbils2nnr7gbe9r15uns41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16:20</text:p>
          </table:table-cell>
          <table:table-cell table:style-name="ce2" office:value-type="date" office:date-value="2016-07-16T20:16:20" calcext:value-type="date">
            <text:p>16-07-16 20:1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4950" calcext:value-type="float">
            <text:p>84950</text:p>
          </table:table-cell>
          <table:table-cell office:value-type="string" calcext:value-type="string">
            <text:p>vaggvregiqjatkvmlo59910ab3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8:17:18</text:p>
          </table:table-cell>
          <table:table-cell table:style-name="ce2" office:value-type="date" office:date-value="2016-07-16T20:17:18" calcext:value-type="date">
            <text:p>16-07-16 20:1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4951" calcext:value-type="float">
            <text:p>8495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8:18:27</text:p>
          </table:table-cell>
          <table:table-cell table:style-name="ce2" office:value-type="date" office:date-value="2016-07-16T20:18:27" calcext:value-type="date">
            <text:p>16-07-16 20:1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4958" calcext:value-type="float">
            <text:p>84958</text:p>
          </table:table-cell>
          <table:table-cell office:value-type="string" calcext:value-type="string">
            <text:p>2jrvu6m52cjqm192nuhrpqvp51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27:01</text:p>
          </table:table-cell>
          <table:table-cell table:style-name="ce2" office:value-type="date" office:date-value="2016-07-16T20:27:01.000001" calcext:value-type="date">
            <text:p>16-07-16 20:2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4960" calcext:value-type="float">
            <text:p>8496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8:30:39</text:p>
          </table:table-cell>
          <table:table-cell table:style-name="ce2" office:value-type="date" office:date-value="2016-07-16T20:30:39" calcext:value-type="date">
            <text:p>16-07-16 20:3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4961" calcext:value-type="float">
            <text:p>8496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31:12</text:p>
          </table:table-cell>
          <table:table-cell table:style-name="ce2" office:value-type="date" office:date-value="2016-07-16T20:31:12" calcext:value-type="date">
            <text:p>16-07-16 20:3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4962" calcext:value-type="float">
            <text:p>8496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32:05</text:p>
          </table:table-cell>
          <table:table-cell table:style-name="ce2" office:value-type="date" office:date-value="2016-07-16T20:32:06" calcext:value-type="date">
            <text:p>16-07-16 20:3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84963" calcext:value-type="float">
            <text:p>84963</text:p>
          </table:table-cell>
          <table:table-cell office:value-type="string" calcext:value-type="string">
            <text:p>o6m6n3jf8pra2dhlerc2i7s7u6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32:51</text:p>
          </table:table-cell>
          <table:table-cell table:style-name="ce2" office:value-type="date" office:date-value="2016-07-16T20:32:51" calcext:value-type="date">
            <text:p>16-07-16 20:3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4967" calcext:value-type="float">
            <text:p>84967</text:p>
          </table:table-cell>
          <table:table-cell office:value-type="string" calcext:value-type="string">
            <text:p>pq7hk7t2tg4mhbn3k30g7qtnh0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49:34</text:p>
          </table:table-cell>
          <table:table-cell table:style-name="ce2" office:value-type="date" office:date-value="2016-07-16T20:49:34" calcext:value-type="date">
            <text:p>16-07-16 20: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968" calcext:value-type="float">
            <text:p>8496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8:54:36</text:p>
          </table:table-cell>
          <table:table-cell table:style-name="ce2" office:value-type="date" office:date-value="2016-07-16T20:54:36" calcext:value-type="date">
            <text:p>16-07-16 20:5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4969" calcext:value-type="float">
            <text:p>8496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8:54:44</text:p>
          </table:table-cell>
          <table:table-cell table:style-name="ce2" office:value-type="date" office:date-value="2016-07-16T20:54:44" calcext:value-type="date">
            <text:p>16-07-16 20:5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4970" calcext:value-type="float">
            <text:p>84970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55:58</text:p>
          </table:table-cell>
          <table:table-cell table:style-name="ce2" office:value-type="date" office:date-value="2016-07-16T20:55:59" calcext:value-type="date">
            <text:p>16-07-16 20:5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4971" calcext:value-type="float">
            <text:p>84971</text:p>
          </table:table-cell>
          <table:table-cell office:value-type="string" calcext:value-type="string">
            <text:p>pldhnkgcqhdq5kfcflft1r69l5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0:56:39</text:p>
          </table:table-cell>
          <table:table-cell table:style-name="ce2" office:value-type="date" office:date-value="2016-07-16T20:56:39" calcext:value-type="date">
            <text:p>16-07-16 20:56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4972" calcext:value-type="float">
            <text:p>84972</text:p>
          </table:table-cell>
          <table:table-cell office:value-type="string" calcext:value-type="string">
            <text:p>ul5qm1fmacdqbiu740s1ib5mv6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00:05</text:p>
          </table:table-cell>
          <table:table-cell table:style-name="ce2" office:value-type="date" office:date-value="2016-07-16T21:00:19" calcext:value-type="date">
            <text:p>16-07-16 21:0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84973" calcext:value-type="float">
            <text:p>84973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00:38</text:p>
          </table:table-cell>
          <table:table-cell table:style-name="ce2" office:value-type="date" office:date-value="2016-07-16T21:00:38" calcext:value-type="date">
            <text:p>16-07-16 21:0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4974" calcext:value-type="float">
            <text:p>84974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01:04</text:p>
          </table:table-cell>
          <table:table-cell table:style-name="ce2" office:value-type="date" office:date-value="2016-07-16T21:01:05" calcext:value-type="date">
            <text:p>16-07-16 21:0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4975" calcext:value-type="float">
            <text:p>84975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01:20</text:p>
          </table:table-cell>
          <table:table-cell table:style-name="ce2" office:value-type="date" office:date-value="2016-07-16T21:01:21" calcext:value-type="date">
            <text:p>16-07-16 21:0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4976" calcext:value-type="float">
            <text:p>84976</text:p>
          </table:table-cell>
          <table:table-cell office:value-type="string" calcext:value-type="string">
            <text:p>j5vk8jru9rph8l1a8b22jn2ui0</text:p>
          </table:table-cell>
          <table:table-cell office:value-type="float" office:value="77168152250" calcext:value-type="float">
            <text:p>7716815225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03:09</text:p>
          </table:table-cell>
          <table:table-cell table:style-name="ce2" office:value-type="date" office:date-value="2016-07-16T21:03:09" calcext:value-type="date">
            <text:p>16-07-16 21:0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4977" calcext:value-type="float">
            <text:p>84977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06:55</text:p>
          </table:table-cell>
          <table:table-cell table:style-name="ce2" office:value-type="date" office:date-value="2016-07-16T21:06:55" calcext:value-type="date">
            <text:p>16-07-16 21:0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84978" calcext:value-type="float">
            <text:p>84978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07:12</text:p>
          </table:table-cell>
          <table:table-cell table:style-name="ce2" office:value-type="date" office:date-value="2016-07-16T21:07:14" calcext:value-type="date">
            <text:p>16-07-16 21:07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4979" calcext:value-type="float">
            <text:p>84979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08:28</text:p>
          </table:table-cell>
          <table:table-cell table:style-name="ce2" office:value-type="date" office:date-value="2016-07-16T21:08:28.000001" calcext:value-type="date">
            <text:p>16-07-16 21:0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84981" calcext:value-type="float">
            <text:p>84981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19:08:40</text:p>
          </table:table-cell>
          <table:table-cell table:style-name="ce2" office:value-type="date" office:date-value="2016-07-16T21:08:41" calcext:value-type="date">
            <text:p>16-07-16 21:0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4982" calcext:value-type="float">
            <text:p>84982</text:p>
          </table:table-cell>
          <table:table-cell office:value-type="string" calcext:value-type="string">
            <text:p>i9hh31dtr3fjke46c86r0tvi6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09:22</text:p>
          </table:table-cell>
          <table:table-cell table:style-name="ce2" office:value-type="date" office:date-value="2016-07-16T21:09:22" calcext:value-type="date">
            <text:p>16-07-16 21:09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84983" calcext:value-type="float">
            <text:p>84983</text:p>
          </table:table-cell>
          <table:table-cell office:value-type="string" calcext:value-type="string">
            <text:p>5fs7i504gn861rqbvdpokrkek6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09:25</text:p>
          </table:table-cell>
          <table:table-cell table:style-name="ce2" office:value-type="date" office:date-value="2016-07-16T21:09:26" calcext:value-type="date">
            <text:p>16-07-16 21:0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4984" calcext:value-type="float">
            <text:p>84984</text:p>
          </table:table-cell>
          <table:table-cell office:value-type="string" calcext:value-type="string">
            <text:p>13v75445t0jjs2d88h10qjm5l1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10:11</text:p>
          </table:table-cell>
          <table:table-cell table:style-name="ce2" office:value-type="date" office:date-value="2016-07-16T21:10:11" calcext:value-type="date">
            <text:p>16-07-16 21:1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4986" calcext:value-type="float">
            <text:p>84986</text:p>
          </table:table-cell>
          <table:table-cell office:value-type="string" calcext:value-type="string">
            <text:p>5espst4f02c381rrhb3e20bea5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10:28</text:p>
          </table:table-cell>
          <table:table-cell table:style-name="ce2" office:value-type="date" office:date-value="2016-07-16T21:10:29" calcext:value-type="date">
            <text:p>16-07-16 21:1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84989" calcext:value-type="float">
            <text:p>84989</text:p>
          </table:table-cell>
          <table:table-cell office:value-type="string" calcext:value-type="string">
            <text:p>2m6buon6ja9oq7h4r98ubnair5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11:49</text:p>
          </table:table-cell>
          <table:table-cell table:style-name="ce2" office:value-type="date" office:date-value="2016-07-16T21:11:49" calcext:value-type="date">
            <text:p>16-07-16 21:1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84994" calcext:value-type="float">
            <text:p>84994</text:p>
          </table:table-cell>
          <table:table-cell office:value-type="string" calcext:value-type="string">
            <text:p>k9tk3dafu3hlqbqjcqkinnbod2</text:p>
          </table:table-cell>
          <table:table-cell office:value-type="float" office:value="187190163230" calcext:value-type="float">
            <text:p>187190163230</text:p>
          </table:table-cell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2016-07-16 21:22:28</text:p>
          </table:table-cell>
          <table:table-cell table:style-name="ce2" office:value-type="date" office:date-value="2016-07-16T21:22:28" calcext:value-type="date">
            <text:p>16-07-16 21:2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4995" calcext:value-type="float">
            <text:p>84995</text:p>
          </table:table-cell>
          <table:table-cell office:value-type="string" calcext:value-type="string">
            <text:p>hdfdjih16moqsj7dla64jr80m7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32:42</text:p>
          </table:table-cell>
          <table:table-cell table:style-name="ce2" office:value-type="date" office:date-value="2016-07-16T21:32:42" calcext:value-type="date">
            <text:p>16-07-16 21:3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84996" calcext:value-type="float">
            <text:p>84996</text:p>
          </table:table-cell>
          <table:table-cell office:value-type="string" calcext:value-type="string">
            <text:p>j5vk8jru9rph8l1a8b22jn2ui0</text:p>
          </table:table-cell>
          <table:table-cell office:value-type="float" office:value="77168152250" calcext:value-type="float">
            <text:p>7716815225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35:38</text:p>
          </table:table-cell>
          <table:table-cell table:style-name="ce2" office:value-type="date" office:date-value="2016-07-16T21:35:38" calcext:value-type="date">
            <text:p>16-07-16 21:3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4997" calcext:value-type="float">
            <text:p>84997</text:p>
          </table:table-cell>
          <table:table-cell office:value-type="string" calcext:value-type="string">
            <text:p>4ad7dsd7tge50fopl6amldugc6</text:p>
          </table:table-cell>
          <table:table-cell office:value-type="float" office:value="194187170109" calcext:value-type="float">
            <text:p>19418717010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6 21:37:24</text:p>
          </table:table-cell>
          <table:table-cell table:style-name="ce2" office:value-type="date" office:date-value="2016-07-16T21:37:24" calcext:value-type="date">
            <text:p>16-07-16 21:3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4999" calcext:value-type="float">
            <text:p>8499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9:46:05</text:p>
          </table:table-cell>
          <table:table-cell table:style-name="ce2" office:value-type="date" office:date-value="2016-07-16T21:46:05" calcext:value-type="date">
            <text:p>16-07-16 21:4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19:47:52</text:p>
          </table:table-cell>
          <table:table-cell table:style-name="ce2" office:value-type="date" office:date-value="2016-07-16T21:47:52" calcext:value-type="date">
            <text:p>16-07-16 21:4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5012" calcext:value-type="float">
            <text:p>8501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6 22:02:24</text:p>
          </table:table-cell>
          <table:table-cell table:style-name="ce2" office:value-type="date" office:date-value="2016-07-16T22:02:24" calcext:value-type="date">
            <text:p>16-07-16 22:0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85076" calcext:value-type="float">
            <text:p>85076</text:p>
          </table:table-cell>
          <table:table-cell office:value-type="string" calcext:value-type="string">
            <text:p>g2nr8e4v40aeu7fgptiq1kr1q6</text:p>
          </table:table-cell>
          <table:table-cell office:value-type="string" calcext:value-type="string">
            <text:p>179.212.90.220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2016-07-16 21:04:31</text:p>
          </table:table-cell>
          <table:table-cell table:style-name="ce2" office:value-type="date" office:date-value="2016-07-16T23:04:32" calcext:value-type="date">
            <text:p>16-07-16 23:0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5077" calcext:value-type="float">
            <text:p>85077</text:p>
          </table:table-cell>
          <table:table-cell office:value-type="string" calcext:value-type="string">
            <text:p>g2nr8e4v40aeu7fgptiq1kr1q6</text:p>
          </table:table-cell>
          <table:table-cell office:value-type="string" calcext:value-type="string">
            <text:p>179.212.90.220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2016-07-16 23:04:53</text:p>
          </table:table-cell>
          <table:table-cell table:style-name="ce2" office:value-type="date" office:date-value="2016-07-16T23:04:54" calcext:value-type="date">
            <text:p>16-07-16 23:0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85084" calcext:value-type="float">
            <text:p>85084</text:p>
          </table:table-cell>
          <table:table-cell office:value-type="string" calcext:value-type="string">
            <text:p>g2nr8e4v40aeu7fgptiq1kr1q6</text:p>
          </table:table-cell>
          <table:table-cell office:value-type="string" calcext:value-type="string">
            <text:p>179.212.90.220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2016-07-16 23:06:22</text:p>
          </table:table-cell>
          <table:table-cell table:style-name="ce2" office:value-type="date" office:date-value="2016-07-16T23:06:22" calcext:value-type="date">
            <text:p>16-07-16 23:06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onnoushg6299dt5ehgl8b8iu32</text:p>
          </table:table-cell>
          <table:table-cell office:value-type="float" office:value="5160232213" calcext:value-type="float">
            <text:p>5160232213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6 21:13:55</text:p>
          </table:table-cell>
          <table:table-cell table:style-name="ce2" office:value-type="date" office:date-value="2016-07-16T23:13:55.000001" calcext:value-type="date">
            <text:p>16-07-16 23:1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5096" calcext:value-type="float">
            <text:p>85096</text:p>
          </table:table-cell>
          <table:table-cell office:value-type="string" calcext:value-type="string">
            <text:p>onnoushg6299dt5ehgl8b8iu32</text:p>
          </table:table-cell>
          <table:table-cell office:value-type="float" office:value="5160232213" calcext:value-type="float">
            <text:p>5160232213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6 23:14:08</text:p>
          </table:table-cell>
          <table:table-cell table:style-name="ce2" office:value-type="date" office:date-value="2016-07-16T23:14:08" calcext:value-type="date">
            <text:p>16-07-16 23:1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onnoushg6299dt5ehgl8b8iu32</text:p>
          </table:table-cell>
          <table:table-cell office:value-type="float" office:value="5160232213" calcext:value-type="float">
            <text:p>5160232213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Xeldious</text:p>
          </table:table-cell>
          <table:table-cell office:value-type="string" calcext:value-type="string">
            <text:p>2016-07-16 23:14:42</text:p>
          </table:table-cell>
          <table:table-cell table:style-name="ce2" office:value-type="date" office:date-value="2016-07-16T23:14:42" calcext:value-type="date">
            <text:p>16-07-16 23:1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5100" calcext:value-type="float">
            <text:p>85100</text:p>
          </table:table-cell>
          <table:table-cell office:value-type="string" calcext:value-type="string">
            <text:p>g2nr8e4v40aeu7fgptiq1kr1q6</text:p>
          </table:table-cell>
          <table:table-cell office:value-type="string" calcext:value-type="string">
            <text:p>179.212.90.220</text:p>
          </table:table-cell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2016-07-16 23:16:00</text:p>
          </table:table-cell>
          <table:table-cell table:style-name="ce2" office:value-type="date" office:date-value="2016-07-16T23:16:00" calcext:value-type="date">
            <text:p>16-07-16 23:1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85183" calcext:value-type="float">
            <text:p>85183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7 00:00:32</text:p>
          </table:table-cell>
          <table:table-cell table:style-name="ce2" office:value-type="date" office:date-value="2016-07-17T00:00:32" calcext:value-type="date">
            <text:p>17-07-16 00:0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5188" calcext:value-type="float">
            <text:p>85188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7 00:03:47</text:p>
          </table:table-cell>
          <table:table-cell table:style-name="ce2" office:value-type="date" office:date-value="2016-07-17T00:03:47" calcext:value-type="date">
            <text:p>17-07-16 00:0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5189" calcext:value-type="float">
            <text:p>85189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7 00:04:04</text:p>
          </table:table-cell>
          <table:table-cell table:style-name="ce2" office:value-type="date" office:date-value="2016-07-17T00:04:04" calcext:value-type="date">
            <text:p>17-07-16 00:0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5191" calcext:value-type="float">
            <text:p>85191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7 00:05:54</text:p>
          </table:table-cell>
          <table:table-cell table:style-name="ce2" office:value-type="date" office:date-value="2016-07-17T00:05:54" calcext:value-type="date">
            <text:p>17-07-16 00:0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5196" calcext:value-type="float">
            <text:p>85196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6 22:09:24</text:p>
          </table:table-cell>
          <table:table-cell table:style-name="ce2" office:value-type="date" office:date-value="2016-07-17T00:09:24" calcext:value-type="date">
            <text:p>17-07-16 00:0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5197" calcext:value-type="float">
            <text:p>85197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6 22:09:30</text:p>
          </table:table-cell>
          <table:table-cell table:style-name="ce2" office:value-type="date" office:date-value="2016-07-17T00:09:30" calcext:value-type="date">
            <text:p>17-07-16 00:09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85198" calcext:value-type="float">
            <text:p>85198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6 22:10:16</text:p>
          </table:table-cell>
          <table:table-cell table:style-name="ce2" office:value-type="date" office:date-value="2016-07-17T00:10:16" calcext:value-type="date">
            <text:p>17-07-16 00:1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5199" calcext:value-type="float">
            <text:p>85199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7 00:10:37</text:p>
          </table:table-cell>
          <table:table-cell table:style-name="ce2" office:value-type="date" office:date-value="2016-07-17T00:10:37" calcext:value-type="date">
            <text:p>17-07-16 00:1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85201" calcext:value-type="float">
            <text:p>85201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7 00:11:56</text:p>
          </table:table-cell>
          <table:table-cell table:style-name="ce2" office:value-type="date" office:date-value="2016-07-17T00:11:56" calcext:value-type="date">
            <text:p>17-07-16 00:1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5207" calcext:value-type="float">
            <text:p>85207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7 00:16:56</text:p>
          </table:table-cell>
          <table:table-cell table:style-name="ce2" office:value-type="date" office:date-value="2016-07-17T00:16:56" calcext:value-type="date">
            <text:p>17-07-16 00:1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85209" calcext:value-type="float">
            <text:p>85209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7 00:17:21</text:p>
          </table:table-cell>
          <table:table-cell table:style-name="ce2" office:value-type="date" office:date-value="2016-07-17T00:17:21" calcext:value-type="date">
            <text:p>17-07-16 00:1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5211" calcext:value-type="float">
            <text:p>85211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7 00:18:06</text:p>
          </table:table-cell>
          <table:table-cell table:style-name="ce2" office:value-type="date" office:date-value="2016-07-17T00:18:06" calcext:value-type="date">
            <text:p>17-07-16 00:1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85220" calcext:value-type="float">
            <text:p>85220</text:p>
          </table:table-cell>
          <table:table-cell office:value-type="string" calcext:value-type="string">
            <text:p>d9mfamfcmogimfm1jq3vgl9u22</text:p>
          </table:table-cell>
          <table:table-cell office:value-type="string" calcext:value-type="string">
            <text:p>31.16.254.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hePC007</text:p>
          </table:table-cell>
          <table:table-cell office:value-type="string" calcext:value-type="string">
            <text:p>2016-07-17 00:19:37</text:p>
          </table:table-cell>
          <table:table-cell table:style-name="ce2" office:value-type="date" office:date-value="2016-07-17T00:19:37" calcext:value-type="date">
            <text:p>17-07-16 00:1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5682" calcext:value-type="float">
            <text:p>85682</text:p>
          </table:table-cell>
          <table:table-cell office:value-type="string" calcext:value-type="string">
            <text:p>jhrpgtcldptriqsh8sqeasm7l6</text:p>
          </table:table-cell>
          <table:table-cell office:value-type="string" calcext:value-type="string">
            <text:p>207.46.13.7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03:08:20</text:p>
          </table:table-cell>
          <table:table-cell table:style-name="ce2" office:value-type="date" office:date-value="2016-07-17T03:08:20.000001" calcext:value-type="date">
            <text:p>17-07-16 03:0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6563" calcext:value-type="float">
            <text:p>86563</text:p>
          </table:table-cell>
          <table:table-cell office:value-type="string" calcext:value-type="string">
            <text:p>n6k3thuq3alo8kru73m9m0jv56</text:p>
          </table:table-cell>
          <table:table-cell office:value-type="string" calcext:value-type="string">
            <text:p>62.210.181.15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7 05:52:29</text:p>
          </table:table-cell>
          <table:table-cell table:style-name="ce2" office:value-type="date" office:date-value="2016-07-17T05:52:29" calcext:value-type="date">
            <text:p>17-07-16 05:5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7623" calcext:value-type="float">
            <text:p>87623</text:p>
          </table:table-cell>
          <table:table-cell office:value-type="string" calcext:value-type="string">
            <text:p>or0bh3pac1ekm7lihg886ksm74</text:p>
          </table:table-cell>
          <table:table-cell office:value-type="string" calcext:value-type="string">
            <text:p>121.219.32.22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7 06:21:20</text:p>
          </table:table-cell>
          <table:table-cell table:style-name="ce2" office:value-type="date" office:date-value="2016-07-17T06:21:20" calcext:value-type="date">
            <text:p>17-07-16 06:21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88035" calcext:value-type="float">
            <text:p>88035</text:p>
          </table:table-cell>
          <table:table-cell office:value-type="string" calcext:value-type="string">
            <text:p>pmo8v0hnoqal461p8hblcv12a4</text:p>
          </table:table-cell>
          <table:table-cell office:value-type="string" calcext:value-type="string">
            <text:p>121.219.32.22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7 04:30:29</text:p>
          </table:table-cell>
          <table:table-cell table:style-name="ce2" office:value-type="date" office:date-value="2016-07-17T06:30:29" calcext:value-type="date">
            <text:p>17-07-16 06:3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8060" calcext:value-type="float">
            <text:p>88060</text:p>
          </table:table-cell>
          <table:table-cell office:value-type="string" calcext:value-type="string">
            <text:p>pmo8v0hnoqal461p8hblcv12a4</text:p>
          </table:table-cell>
          <table:table-cell office:value-type="string" calcext:value-type="string">
            <text:p>121.219.32.22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7 06:31:00</text:p>
          </table:table-cell>
          <table:table-cell table:style-name="ce2" office:value-type="date" office:date-value="2016-07-17T06:31:01" calcext:value-type="date">
            <text:p>17-07-16 06:3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88960" calcext:value-type="float">
            <text:p>88960</text:p>
          </table:table-cell>
          <table:table-cell office:value-type="string" calcext:value-type="string">
            <text:p>pmo8v0hnoqal461p8hblcv12a4</text:p>
          </table:table-cell>
          <table:table-cell office:value-type="string" calcext:value-type="string">
            <text:p>121.219.32.22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7 06:48:22</text:p>
          </table:table-cell>
          <table:table-cell table:style-name="ce2" office:value-type="date" office:date-value="2016-07-17T06:48:22" calcext:value-type="date">
            <text:p>17-07-16 06:4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89544" calcext:value-type="float">
            <text:p>89544</text:p>
          </table:table-cell>
          <table:table-cell office:value-type="string" calcext:value-type="string">
            <text:p>pmo8v0hnoqal461p8hblcv12a4</text:p>
          </table:table-cell>
          <table:table-cell office:value-type="string" calcext:value-type="string">
            <text:p>121.219.32.22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7 06:59:06</text:p>
          </table:table-cell>
          <table:table-cell table:style-name="ce2" office:value-type="date" office:date-value="2016-07-17T06:59:06" calcext:value-type="date">
            <text:p>17-07-16 06:5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90729" calcext:value-type="float">
            <text:p>90729</text:p>
          </table:table-cell>
          <table:table-cell office:value-type="string" calcext:value-type="string">
            <text:p>pmo8v0hnoqal461p8hblcv12a4</text:p>
          </table:table-cell>
          <table:table-cell office:value-type="string" calcext:value-type="string">
            <text:p>121.219.32.22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7 07:27:17</text:p>
          </table:table-cell>
          <table:table-cell table:style-name="ce2" office:value-type="date" office:date-value="2016-07-17T07:27:17" calcext:value-type="date">
            <text:p>17-07-16 07:27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90887" calcext:value-type="float">
            <text:p>90887</text:p>
          </table:table-cell>
          <table:table-cell office:value-type="string" calcext:value-type="string">
            <text:p>pmo8v0hnoqal461p8hblcv12a4</text:p>
          </table:table-cell>
          <table:table-cell office:value-type="string" calcext:value-type="string">
            <text:p>121.219.32.22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7 07:30:12</text:p>
          </table:table-cell>
          <table:table-cell table:style-name="ce2" office:value-type="date" office:date-value="2016-07-17T07:30:12" calcext:value-type="date">
            <text:p>17-07-16 07:3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90929" calcext:value-type="float">
            <text:p>90929</text:p>
          </table:table-cell>
          <table:table-cell office:value-type="string" calcext:value-type="string">
            <text:p>pmo8v0hnoqal461p8hblcv12a4</text:p>
          </table:table-cell>
          <table:table-cell office:value-type="string" calcext:value-type="string">
            <text:p>121.219.32.22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7 07:30:52</text:p>
          </table:table-cell>
          <table:table-cell table:style-name="ce2" office:value-type="date" office:date-value="2016-07-17T07:30:52" calcext:value-type="date">
            <text:p>17-07-16 07:3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91212" calcext:value-type="float">
            <text:p>9121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7:36:39</text:p>
          </table:table-cell>
          <table:table-cell table:style-name="ce2" office:value-type="date" office:date-value="2016-07-17T07:36:39" calcext:value-type="date">
            <text:p>17-07-16 07:3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91549" calcext:value-type="float">
            <text:p>9154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7:47:50</text:p>
          </table:table-cell>
          <table:table-cell table:style-name="ce2" office:value-type="date" office:date-value="2016-07-17T07:47:49.999999" calcext:value-type="date">
            <text:p>17-07-16 07:47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91562" calcext:value-type="float">
            <text:p>9156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7:48:11</text:p>
          </table:table-cell>
          <table:table-cell table:style-name="ce2" office:value-type="date" office:date-value="2016-07-17T07:48:12" calcext:value-type="date">
            <text:p>17-07-16 07:4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91616" calcext:value-type="float">
            <text:p>9161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5:50:42</text:p>
          </table:table-cell>
          <table:table-cell table:style-name="ce2" office:value-type="date" office:date-value="2016-07-17T07:50:41.999999" calcext:value-type="date">
            <text:p>17-07-16 07:5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91618" calcext:value-type="float">
            <text:p>9161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7:50:43</text:p>
          </table:table-cell>
          <table:table-cell table:style-name="ce2" office:value-type="date" office:date-value="2016-07-17T07:50:44" calcext:value-type="date">
            <text:p>17-07-16 07:5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91739" calcext:value-type="float">
            <text:p>9173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5:56:04</text:p>
          </table:table-cell>
          <table:table-cell table:style-name="ce2" office:value-type="date" office:date-value="2016-07-17T07:56:04" calcext:value-type="date">
            <text:p>17-07-16 07:5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91749" calcext:value-type="float">
            <text:p>9174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5:56:36</text:p>
          </table:table-cell>
          <table:table-cell table:style-name="ce2" office:value-type="date" office:date-value="2016-07-17T07:56:36" calcext:value-type="date">
            <text:p>17-07-16 07:5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91750" calcext:value-type="float">
            <text:p>9175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7:56:37</text:p>
          </table:table-cell>
          <table:table-cell table:style-name="ce2" office:value-type="date" office:date-value="2016-07-17T07:56:37" calcext:value-type="date">
            <text:p>17-07-16 07:5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91776" calcext:value-type="float">
            <text:p>9177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7:58:48</text:p>
          </table:table-cell>
          <table:table-cell table:style-name="ce2" office:value-type="date" office:date-value="2016-07-17T07:58:53" calcext:value-type="date">
            <text:p>17-07-16 07:5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91779" calcext:value-type="float">
            <text:p>9177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5:59:17</text:p>
          </table:table-cell>
          <table:table-cell table:style-name="ce2" office:value-type="date" office:date-value="2016-07-17T07:59:18" calcext:value-type="date">
            <text:p>17-07-16 07:5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91826" calcext:value-type="float">
            <text:p>9182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8:00:40</text:p>
          </table:table-cell>
          <table:table-cell table:style-name="ce2" office:value-type="date" office:date-value="2016-07-17T08:00:40" calcext:value-type="date">
            <text:p>17-07-16 08:0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1836" calcext:value-type="float">
            <text:p>9183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6:01:13</text:p>
          </table:table-cell>
          <table:table-cell table:style-name="ce2" office:value-type="date" office:date-value="2016-07-17T08:01:14.000001" calcext:value-type="date">
            <text:p>17-07-16 08:0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91896" calcext:value-type="float">
            <text:p>9189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8:03:18</text:p>
          </table:table-cell>
          <table:table-cell table:style-name="ce2" office:value-type="date" office:date-value="2016-07-17T08:03:18" calcext:value-type="date">
            <text:p>17-07-16 08:0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91900" calcext:value-type="float">
            <text:p>9190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6:03:22</text:p>
          </table:table-cell>
          <table:table-cell table:style-name="ce2" office:value-type="date" office:date-value="2016-07-17T08:03:23" calcext:value-type="date">
            <text:p>17-07-16 08:0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91910" calcext:value-type="float">
            <text:p>9191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6:03:34</text:p>
          </table:table-cell>
          <table:table-cell table:style-name="ce2" office:value-type="date" office:date-value="2016-07-17T08:03:34" calcext:value-type="date">
            <text:p>17-07-16 08:0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92072" calcext:value-type="float">
            <text:p>9207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8:07:55</text:p>
          </table:table-cell>
          <table:table-cell table:style-name="ce2" office:value-type="date" office:date-value="2016-07-17T08:07:55.000001" calcext:value-type="date">
            <text:p>17-07-16 08:0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92077" calcext:value-type="float">
            <text:p>92077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6:07:59</text:p>
          </table:table-cell>
          <table:table-cell table:style-name="ce2" office:value-type="date" office:date-value="2016-07-17T08:08:02" calcext:value-type="date">
            <text:p>17-07-16 08:0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92093" calcext:value-type="float">
            <text:p>9209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08:08:30</text:p>
          </table:table-cell>
          <table:table-cell table:style-name="ce2" office:value-type="date" office:date-value="2016-07-17T08:08:30.000001" calcext:value-type="date">
            <text:p>17-07-16 08:0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92606" calcext:value-type="float">
            <text:p>9260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8:22:18</text:p>
          </table:table-cell>
          <table:table-cell table:style-name="ce2" office:value-type="date" office:date-value="2016-07-17T08:22:18" calcext:value-type="date">
            <text:p>17-07-16 08:2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92636" calcext:value-type="float">
            <text:p>92636</text:p>
          </table:table-cell>
          <table:table-cell office:value-type="string" calcext:value-type="string">
            <text:p>n41m5tuj0p4jae7op43odf5ee6</text:p>
          </table:table-cell>
          <table:table-cell office:value-type="string" calcext:value-type="string">
            <text:p>58.153.181.21</text:p>
          </table:table-cell>
          <table:table-cell office:value-type="string" calcext:value-type="string">
            <text:p>Hong Kong</text:p>
          </table:table-cell>
          <table:table-cell/>
          <table:table-cell office:value-type="string" calcext:value-type="string">
            <text:p>2016-07-17 08:28:48</text:p>
          </table:table-cell>
          <table:table-cell table:style-name="ce2" office:value-type="date" office:date-value="2016-07-17T08:28:49" calcext:value-type="date">
            <text:p>17-07-16 08:2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92715" calcext:value-type="float">
            <text:p>9271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8:35:06</text:p>
          </table:table-cell>
          <table:table-cell table:style-name="ce2" office:value-type="date" office:date-value="2016-07-17T08:35:07" calcext:value-type="date">
            <text:p>17-07-16 08:3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2949" calcext:value-type="float">
            <text:p>9294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09:06</text:p>
          </table:table-cell>
          <table:table-cell table:style-name="ce2" office:value-type="date" office:date-value="2016-07-17T09:09:07" calcext:value-type="date">
            <text:p>17-07-16 09:0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93557" calcext:value-type="float">
            <text:p>93557</text:p>
          </table:table-cell>
          <table:table-cell office:value-type="string" calcext:value-type="string">
            <text:p>ekco0qqn3oth5nlegc3o91akk3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0:42:05</text:p>
          </table:table-cell>
          <table:table-cell table:style-name="ce2" office:value-type="date" office:date-value="2016-07-17T10:42:05" calcext:value-type="date">
            <text:p>17-07-16 10:42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93559" calcext:value-type="float">
            <text:p>93559</text:p>
          </table:table-cell>
          <table:table-cell office:value-type="string" calcext:value-type="string">
            <text:p>q4cj3ucj6c7s9ht8tq57hmo8r4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0:42:08</text:p>
          </table:table-cell>
          <table:table-cell table:style-name="ce2" office:value-type="date" office:date-value="2016-07-17T10:42:08" calcext:value-type="date">
            <text:p>17-07-16 10:4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3571" calcext:value-type="float">
            <text:p>93571</text:p>
          </table:table-cell>
          <table:table-cell office:value-type="string" calcext:value-type="string">
            <text:p>jvh4oqcrlu5ve0m0o3aj988s12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0:42:54</text:p>
          </table:table-cell>
          <table:table-cell table:style-name="ce2" office:value-type="date" office:date-value="2016-07-17T10:42:55" calcext:value-type="date">
            <text:p>17-07-16 10:42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93701" calcext:value-type="float">
            <text:p>93701</text:p>
          </table:table-cell>
          <table:table-cell office:value-type="string" calcext:value-type="string">
            <text:p>k33oqntf9vp059lai5lh9c6401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0:47:26</text:p>
          </table:table-cell>
          <table:table-cell table:style-name="ce2" office:value-type="date" office:date-value="2016-07-17T10:47:25.999999" calcext:value-type="date">
            <text:p>17-07-16 10:4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93712" calcext:value-type="float">
            <text:p>93712</text:p>
          </table:table-cell>
          <table:table-cell office:value-type="string" calcext:value-type="string">
            <text:p>rq0b8g6cpa7344mr900hghmur5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0:51:39</text:p>
          </table:table-cell>
          <table:table-cell table:style-name="ce2" office:value-type="date" office:date-value="2016-07-17T10:51:38.999999" calcext:value-type="date">
            <text:p>17-07-16 10:5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93714" calcext:value-type="float">
            <text:p>93714</text:p>
          </table:table-cell>
          <table:table-cell office:value-type="string" calcext:value-type="string">
            <text:p>8stnfhqvc7vhmce1nrn57cvse3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0:59:31</text:p>
          </table:table-cell>
          <table:table-cell table:style-name="ce2" office:value-type="date" office:date-value="2016-07-17T10:59:31" calcext:value-type="date">
            <text:p>17-07-16 10:5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3763" calcext:value-type="float">
            <text:p>93763</text:p>
          </table:table-cell>
          <table:table-cell office:value-type="string" calcext:value-type="string">
            <text:p>lmvkih6mm6lnpt6aullrglp1h5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02:52</text:p>
          </table:table-cell>
          <table:table-cell table:style-name="ce2" office:value-type="date" office:date-value="2016-07-17T11:02:52" calcext:value-type="date">
            <text:p>17-07-16 11:0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93774" calcext:value-type="float">
            <text:p>93774</text:p>
          </table:table-cell>
          <table:table-cell office:value-type="string" calcext:value-type="string">
            <text:p>hthvd6ju1veh3ti90pf3dgkoh0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1:05:30</text:p>
          </table:table-cell>
          <table:table-cell table:style-name="ce2" office:value-type="date" office:date-value="2016-07-17T11:05:31" calcext:value-type="date">
            <text:p>17-07-16 11:0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93775" calcext:value-type="float">
            <text:p>93775</text:p>
          </table:table-cell>
          <table:table-cell office:value-type="string" calcext:value-type="string">
            <text:p>f10b03jepsi40gtgva3jbh00f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1:05:32</text:p>
          </table:table-cell>
          <table:table-cell table:style-name="ce2" office:value-type="date" office:date-value="2016-07-17T11:05:33" calcext:value-type="date">
            <text:p>17-07-16 11:0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93967" calcext:value-type="float">
            <text:p>93967</text:p>
          </table:table-cell>
          <table:table-cell office:value-type="string" calcext:value-type="string">
            <text:p>asup0n3jm8n5ool061gslhtr06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16:28</text:p>
          </table:table-cell>
          <table:table-cell table:style-name="ce2" office:value-type="date" office:date-value="2016-07-17T11:16:28" calcext:value-type="date">
            <text:p>17-07-16 11:1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93971" calcext:value-type="float">
            <text:p>93971</text:p>
          </table:table-cell>
          <table:table-cell office:value-type="string" calcext:value-type="string">
            <text:p>tnbf0pu9frvvi05nd9lodvqpb3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16:56</text:p>
          </table:table-cell>
          <table:table-cell table:style-name="ce2" office:value-type="date" office:date-value="2016-07-17T11:16:56" calcext:value-type="date">
            <text:p>17-07-16 11:1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93975" calcext:value-type="float">
            <text:p>93975</text:p>
          </table:table-cell>
          <table:table-cell office:value-type="string" calcext:value-type="string">
            <text:p>ubq9fkqmvecq00g9i6jl92ev90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19:19</text:p>
          </table:table-cell>
          <table:table-cell table:style-name="ce2" office:value-type="date" office:date-value="2016-07-17T11:19:19" calcext:value-type="date">
            <text:p>17-07-16 11:19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93980" calcext:value-type="float">
            <text:p>93980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20:00</text:p>
          </table:table-cell>
          <table:table-cell table:style-name="ce2" office:value-type="date" office:date-value="2016-07-17T11:20:00" calcext:value-type="date">
            <text:p>17-07-16 11:2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93982" calcext:value-type="float">
            <text:p>93982</text:p>
          </table:table-cell>
          <table:table-cell office:value-type="string" calcext:value-type="string">
            <text:p>dfjfv2ruakogh73t6ncgc0cq10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20:19</text:p>
          </table:table-cell>
          <table:table-cell table:style-name="ce2" office:value-type="date" office:date-value="2016-07-17T11:20:19" calcext:value-type="date">
            <text:p>17-07-16 11:2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93995" calcext:value-type="float">
            <text:p>93995</text:p>
          </table:table-cell>
          <table:table-cell office:value-type="string" calcext:value-type="string">
            <text:p>sectev1tat633vqki8q90rqqn0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23:19</text:p>
          </table:table-cell>
          <table:table-cell table:style-name="ce2" office:value-type="date" office:date-value="2016-07-17T11:23:19" calcext:value-type="date">
            <text:p>17-07-16 11:2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4031" calcext:value-type="float">
            <text:p>94031</text:p>
          </table:table-cell>
          <table:table-cell office:value-type="string" calcext:value-type="string">
            <text:p>31l6e5m1sca265ou43oq91slk5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31:08</text:p>
          </table:table-cell>
          <table:table-cell table:style-name="ce2" office:value-type="date" office:date-value="2016-07-17T11:31:08" calcext:value-type="date">
            <text:p>17-07-16 11:3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94032" calcext:value-type="float">
            <text:p>94032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1:22</text:p>
          </table:table-cell>
          <table:table-cell table:style-name="ce2" office:value-type="date" office:date-value="2016-07-17T11:31:23" calcext:value-type="date">
            <text:p>17-07-16 11:3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94033" calcext:value-type="float">
            <text:p>94033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1:31:24</text:p>
          </table:table-cell>
          <table:table-cell table:style-name="ce2" office:value-type="date" office:date-value="2016-07-17T11:31:24" calcext:value-type="date">
            <text:p>17-07-16 11:3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4045" calcext:value-type="float">
            <text:p>94045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5:15</text:p>
          </table:table-cell>
          <table:table-cell table:style-name="ce2" office:value-type="date" office:date-value="2016-07-17T11:35:15" calcext:value-type="date">
            <text:p>17-07-16 11:3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4047" calcext:value-type="float">
            <text:p>94047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5:34</text:p>
          </table:table-cell>
          <table:table-cell table:style-name="ce2" office:value-type="date" office:date-value="2016-07-17T11:35:34" calcext:value-type="date">
            <text:p>17-07-16 11:3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94049" calcext:value-type="float">
            <text:p>94049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6:02</text:p>
          </table:table-cell>
          <table:table-cell table:style-name="ce2" office:value-type="date" office:date-value="2016-07-17T11:36:02" calcext:value-type="date">
            <text:p>17-07-16 11:3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94050" calcext:value-type="float">
            <text:p>94050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6:12</text:p>
          </table:table-cell>
          <table:table-cell table:style-name="ce2" office:value-type="date" office:date-value="2016-07-17T11:36:13" calcext:value-type="date">
            <text:p>17-07-16 11:3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94051" calcext:value-type="float">
            <text:p>94051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6:35</text:p>
          </table:table-cell>
          <table:table-cell table:style-name="ce2" office:value-type="date" office:date-value="2016-07-17T11:36:35" calcext:value-type="date">
            <text:p>17-07-16 11:3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94057" calcext:value-type="float">
            <text:p>94057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8:08</text:p>
          </table:table-cell>
          <table:table-cell table:style-name="ce2" office:value-type="date" office:date-value="2016-07-17T11:38:08" calcext:value-type="date">
            <text:p>17-07-16 11:3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94058" calcext:value-type="float">
            <text:p>94058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8:17</text:p>
          </table:table-cell>
          <table:table-cell table:style-name="ce2" office:value-type="date" office:date-value="2016-07-17T11:38:17" calcext:value-type="date">
            <text:p>17-07-16 11:38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94060" calcext:value-type="float">
            <text:p>94060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9:04</text:p>
          </table:table-cell>
          <table:table-cell table:style-name="ce2" office:value-type="date" office:date-value="2016-07-17T11:39:06" calcext:value-type="date">
            <text:p>17-07-16 11:3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94061" calcext:value-type="float">
            <text:p>94061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39:26</text:p>
          </table:table-cell>
          <table:table-cell table:style-name="ce2" office:value-type="date" office:date-value="2016-07-17T11:39:26" calcext:value-type="date">
            <text:p>17-07-16 11:3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94062" calcext:value-type="float">
            <text:p>94062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1:39:39</text:p>
          </table:table-cell>
          <table:table-cell table:style-name="ce2" office:value-type="date" office:date-value="2016-07-17T11:39:39" calcext:value-type="date">
            <text:p>17-07-16 11:3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94085" calcext:value-type="float">
            <text:p>94085</text:p>
          </table:table-cell>
          <table:table-cell office:value-type="string" calcext:value-type="string">
            <text:p>u8fn8018ifio3msbc6ia6ho8i4</text:p>
          </table:table-cell>
          <table:table-cell office:value-type="string" calcext:value-type="string">
            <text:p>180.76.15.18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2016-07-17 11:47:15</text:p>
          </table:table-cell>
          <table:table-cell table:style-name="ce2" office:value-type="date" office:date-value="2016-07-17T11:47:15" calcext:value-type="date">
            <text:p>17-07-16 11:4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94091" calcext:value-type="float">
            <text:p>94091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50:44</text:p>
          </table:table-cell>
          <table:table-cell table:style-name="ce2" office:value-type="date" office:date-value="2016-07-17T11:50:45" calcext:value-type="date">
            <text:p>17-07-16 11:5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94092" calcext:value-type="float">
            <text:p>94092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1:50:53</text:p>
          </table:table-cell>
          <table:table-cell table:style-name="ce2" office:value-type="date" office:date-value="2016-07-17T11:50:54" calcext:value-type="date">
            <text:p>17-07-16 11:5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94141" calcext:value-type="float">
            <text:p>94141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1:55:40</text:p>
          </table:table-cell>
          <table:table-cell table:style-name="ce2" office:value-type="date" office:date-value="2016-07-17T11:55:40" calcext:value-type="date">
            <text:p>17-07-16 11:5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4286" calcext:value-type="float">
            <text:p>94286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58:25</text:p>
          </table:table-cell>
          <table:table-cell table:style-name="ce2" office:value-type="date" office:date-value="2016-07-17T11:58:26" calcext:value-type="date">
            <text:p>17-07-16 11: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94319" calcext:value-type="float">
            <text:p>94319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58:58</text:p>
          </table:table-cell>
          <table:table-cell table:style-name="ce2" office:value-type="date" office:date-value="2016-07-17T11:58:58" calcext:value-type="date">
            <text:p>17-07-16 11:5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94337" calcext:value-type="float">
            <text:p>94337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59:15</text:p>
          </table:table-cell>
          <table:table-cell table:style-name="ce2" office:value-type="date" office:date-value="2016-07-17T11:59:15" calcext:value-type="date">
            <text:p>17-07-16 11:5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94348" calcext:value-type="float">
            <text:p>94348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09:59:24</text:p>
          </table:table-cell>
          <table:table-cell table:style-name="ce2" office:value-type="date" office:date-value="2016-07-17T11:59:25.000001" calcext:value-type="date">
            <text:p>17-07-16 11:5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94438" calcext:value-type="float">
            <text:p>94438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0:02:28</text:p>
          </table:table-cell>
          <table:table-cell table:style-name="ce2" office:value-type="date" office:date-value="2016-07-17T12:02:28" calcext:value-type="date">
            <text:p>17-07-16 12:02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94439" calcext:value-type="float">
            <text:p>94439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0:02:28</text:p>
          </table:table-cell>
          <table:table-cell table:style-name="ce2" office:value-type="date" office:date-value="2016-07-17T12:02:29" calcext:value-type="date">
            <text:p>17-07-16 12:0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95228" calcext:value-type="float">
            <text:p>95228</text:p>
          </table:table-cell>
          <table:table-cell office:value-type="string" calcext:value-type="string">
            <text:p>ob425ui5klpfde988rtaejhkt5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18:16</text:p>
          </table:table-cell>
          <table:table-cell table:style-name="ce2" office:value-type="date" office:date-value="2016-07-17T12:18:16" calcext:value-type="date">
            <text:p>17-07-16 12:1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95444" calcext:value-type="float">
            <text:p>95444</text:p>
          </table:table-cell>
          <table:table-cell office:value-type="string" calcext:value-type="string">
            <text:p>fv8elcb73d8prhutd4t1dsjo32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3:35</text:p>
          </table:table-cell>
          <table:table-cell table:style-name="ce2" office:value-type="date" office:date-value="2016-07-17T12:23:36" calcext:value-type="date">
            <text:p>17-07-16 12:2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5587" calcext:value-type="float">
            <text:p>95587</text:p>
          </table:table-cell>
          <table:table-cell office:value-type="string" calcext:value-type="string">
            <text:p>ip809e9d7n06j5tg5s770gujo2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8:18</text:p>
          </table:table-cell>
          <table:table-cell table:style-name="ce2" office:value-type="date" office:date-value="2016-07-17T12:28:18" calcext:value-type="date">
            <text:p>17-07-16 12:2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95589" calcext:value-type="float">
            <text:p>95589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0:31:47</text:p>
          </table:table-cell>
          <table:table-cell table:style-name="ce2" office:value-type="date" office:date-value="2016-07-17T12:31:47" calcext:value-type="date">
            <text:p>17-07-16 12:31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5591" calcext:value-type="float">
            <text:p>95591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0:32:59</text:p>
          </table:table-cell>
          <table:table-cell table:style-name="ce2" office:value-type="date" office:date-value="2016-07-17T12:32:59" calcext:value-type="date">
            <text:p>17-07-16 12:3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95605" calcext:value-type="float">
            <text:p>95605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0:34:43</text:p>
          </table:table-cell>
          <table:table-cell table:style-name="ce2" office:value-type="date" office:date-value="2016-07-17T12:34:43" calcext:value-type="date">
            <text:p>17-07-16 12:3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95606" calcext:value-type="float">
            <text:p>95606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0:34:44</text:p>
          </table:table-cell>
          <table:table-cell table:style-name="ce2" office:value-type="date" office:date-value="2016-07-17T12:34:45" calcext:value-type="date">
            <text:p>17-07-16 12:34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95617" calcext:value-type="float">
            <text:p>95617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0:34:54</text:p>
          </table:table-cell>
          <table:table-cell table:style-name="ce2" office:value-type="date" office:date-value="2016-07-17T12:34:54" calcext:value-type="date">
            <text:p>17-07-16 12:3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95618" calcext:value-type="float">
            <text:p>95618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0:35:31</text:p>
          </table:table-cell>
          <table:table-cell table:style-name="ce2" office:value-type="date" office:date-value="2016-07-17T12:35:31" calcext:value-type="date">
            <text:p>17-07-16 12:35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95621" calcext:value-type="float">
            <text:p>95621</text:p>
          </table:table-cell>
          <table:table-cell office:value-type="string" calcext:value-type="string">
            <text:p>i6u8v6sm5ddgjrp0qro9rg8cl7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38:48</text:p>
          </table:table-cell>
          <table:table-cell table:style-name="ce2" office:value-type="date" office:date-value="2016-07-17T12:38:48" calcext:value-type="date">
            <text:p>17-07-16 12:3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95790" calcext:value-type="float">
            <text:p>95790</text:p>
          </table:table-cell>
          <table:table-cell office:value-type="string" calcext:value-type="string">
            <text:p>lrh7k6culnl5hlg3tpcsd7vg85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51:44</text:p>
          </table:table-cell>
          <table:table-cell table:style-name="ce2" office:value-type="date" office:date-value="2016-07-17T12:51:44" calcext:value-type="date">
            <text:p>17-07-16 12:5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5816" calcext:value-type="float">
            <text:p>95816</text:p>
          </table:table-cell>
          <table:table-cell office:value-type="string" calcext:value-type="string">
            <text:p>kg7gdrp2q3s3csjr4suog7hqc7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55:17</text:p>
          </table:table-cell>
          <table:table-cell table:style-name="ce2" office:value-type="date" office:date-value="2016-07-17T12:55:18" calcext:value-type="date">
            <text:p>17-07-16 12:5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95937" calcext:value-type="float">
            <text:p>95937</text:p>
          </table:table-cell>
          <table:table-cell office:value-type="string" calcext:value-type="string">
            <text:p>l5747gbga9an0l6j4ifq3gujj3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7 11:02:00</text:p>
          </table:table-cell>
          <table:table-cell table:style-name="ce2" office:value-type="date" office:date-value="2016-07-17T13:02:00" calcext:value-type="date">
            <text:p>17-07-16 13:02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95979" calcext:value-type="float">
            <text:p>95979</text:p>
          </table:table-cell>
          <table:table-cell office:value-type="string" calcext:value-type="string">
            <text:p>4bfaun7ic60mfs3gcgvo2vb583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3:03:22</text:p>
          </table:table-cell>
          <table:table-cell table:style-name="ce2" office:value-type="date" office:date-value="2016-07-17T13:03:22.999999" calcext:value-type="date">
            <text:p>17-07-16 13:0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96023" calcext:value-type="float">
            <text:p>96023</text:p>
          </table:table-cell>
          <table:table-cell office:value-type="string" calcext:value-type="string">
            <text:p>l5747gbga9an0l6j4ifq3gujj3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7 13:04:13</text:p>
          </table:table-cell>
          <table:table-cell table:style-name="ce2" office:value-type="date" office:date-value="2016-07-17T13:04:13" calcext:value-type="date">
            <text:p>17-07-16 13:0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96037" calcext:value-type="float">
            <text:p>96037</text:p>
          </table:table-cell>
          <table:table-cell office:value-type="string" calcext:value-type="string">
            <text:p>l5747gbga9an0l6j4ifq3gujj3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3:04:45</text:p>
          </table:table-cell>
          <table:table-cell table:style-name="ce2" office:value-type="date" office:date-value="2016-07-17T13:04:45" calcext:value-type="date">
            <text:p>17-07-16 13:04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96103" calcext:value-type="float">
            <text:p>96103</text:p>
          </table:table-cell>
          <table:table-cell office:value-type="string" calcext:value-type="string">
            <text:p>445qhjrsdv8eel2s690al8s0u5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3:06:53</text:p>
          </table:table-cell>
          <table:table-cell table:style-name="ce2" office:value-type="date" office:date-value="2016-07-17T13:06:54" calcext:value-type="date">
            <text:p>17-07-16 13:0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6400" calcext:value-type="float">
            <text:p>96400</text:p>
          </table:table-cell>
          <table:table-cell office:value-type="string" calcext:value-type="string">
            <text:p>5n27g3ai900a4srv8autkrhc13</text:p>
          </table:table-cell>
          <table:table-cell office:value-type="float" office:value="194187170102" calcext:value-type="float">
            <text:p>194187170102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3:12:11</text:p>
          </table:table-cell>
          <table:table-cell table:style-name="ce2" office:value-type="date" office:date-value="2016-07-17T13:12:11" calcext:value-type="date">
            <text:p>17-07-16 13:12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96732" calcext:value-type="float">
            <text:p>96732</text:p>
          </table:table-cell>
          <table:table-cell office:value-type="string" calcext:value-type="string">
            <text:p>l5747gbga9an0l6j4ifq3gujj3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3:21:15</text:p>
          </table:table-cell>
          <table:table-cell table:style-name="ce2" office:value-type="date" office:date-value="2016-07-17T13:21:14.999999" calcext:value-type="date">
            <text:p>17-07-16 13:2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96777" calcext:value-type="float">
            <text:p>96777</text:p>
          </table:table-cell>
          <table:table-cell office:value-type="string" calcext:value-type="string">
            <text:p>l5747gbga9an0l6j4ifq3gujj3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1:22:05</text:p>
          </table:table-cell>
          <table:table-cell table:style-name="ce2" office:value-type="date" office:date-value="2016-07-17T13:22:05" calcext:value-type="date">
            <text:p>17-07-16 13:2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6787" calcext:value-type="float">
            <text:p>96787</text:p>
          </table:table-cell>
          <table:table-cell office:value-type="string" calcext:value-type="string">
            <text:p>8u4p6bh3788nrps27lusshv2o4</text:p>
          </table:table-cell>
          <table:table-cell office:value-type="string" calcext:value-type="string">
            <text:p>104.45.18.17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22:16</text:p>
          </table:table-cell>
          <table:table-cell table:style-name="ce2" office:value-type="date" office:date-value="2016-07-17T13:22:16" calcext:value-type="date">
            <text:p>17-07-16 13:2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6788" calcext:value-type="float">
            <text:p>96788</text:p>
          </table:table-cell>
          <table:table-cell office:value-type="string" calcext:value-type="string">
            <text:p>pqpqccfe45pk1t7fgvk85thfi0</text:p>
          </table:table-cell>
          <table:table-cell office:value-type="string" calcext:value-type="string">
            <text:p>40.78.146.12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11:22:16</text:p>
          </table:table-cell>
          <table:table-cell table:style-name="ce2" office:value-type="date" office:date-value="2016-07-17T13:22:16" calcext:value-type="date">
            <text:p>17-07-16 13:2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96790" calcext:value-type="float">
            <text:p>96790</text:p>
          </table:table-cell>
          <table:table-cell office:value-type="string" calcext:value-type="string">
            <text:p>4r20u1c48v1i1jvnkg9qog8dj5</text:p>
          </table:table-cell>
          <table:table-cell office:value-type="string" calcext:value-type="string">
            <text:p>104.45.18.17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1:22:16</text:p>
          </table:table-cell>
          <table:table-cell table:style-name="ce2" office:value-type="date" office:date-value="2016-07-17T13:22:17" calcext:value-type="date">
            <text:p>17-07-16 13:22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96812" calcext:value-type="float">
            <text:p>96812</text:p>
          </table:table-cell>
          <table:table-cell office:value-type="string" calcext:value-type="string">
            <text:p>l5747gbga9an0l6j4ifq3gujj3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3:23:06</text:p>
          </table:table-cell>
          <table:table-cell table:style-name="ce2" office:value-type="date" office:date-value="2016-07-17T13:23:06" calcext:value-type="date">
            <text:p>17-07-16 13:2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6813" calcext:value-type="float">
            <text:p>9681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3:23:07</text:p>
          </table:table-cell>
          <table:table-cell table:style-name="ce2" office:value-type="date" office:date-value="2016-07-17T13:23:08" calcext:value-type="date">
            <text:p>17-07-16 13:2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96975" calcext:value-type="float">
            <text:p>96975</text:p>
          </table:table-cell>
          <table:table-cell office:value-type="string" calcext:value-type="string">
            <text:p>l5747gbga9an0l6j4ifq3gujj3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1:28:32</text:p>
          </table:table-cell>
          <table:table-cell table:style-name="ce2" office:value-type="date" office:date-value="2016-07-17T13:28:33" calcext:value-type="date">
            <text:p>17-07-16 13:2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97120" calcext:value-type="float">
            <text:p>97120</text:p>
          </table:table-cell>
          <table:table-cell office:value-type="string" calcext:value-type="string">
            <text:p>dmgn6hnboven2aqpea4o9aa0p3</text:p>
          </table:table-cell>
          <table:table-cell office:value-type="string" calcext:value-type="string">
            <text:p>130.193.50.37</text:p>
          </table:table-cell>
          <table:table-cell table:number-columns-repeated="2"/>
          <table:table-cell office:value-type="string" calcext:value-type="string">
            <text:p>2016-07-17 13:31:54</text:p>
          </table:table-cell>
          <table:table-cell table:style-name="ce2" office:value-type="date" office:date-value="2016-07-17T13:31:54" calcext:value-type="date">
            <text:p>17-07-16 13:3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97138" calcext:value-type="float">
            <text:p>97138</text:p>
          </table:table-cell>
          <table:table-cell office:value-type="string" calcext:value-type="string">
            <text:p>m01jqvkkklvemt810k75si0563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32:21</text:p>
          </table:table-cell>
          <table:table-cell table:style-name="ce2" office:value-type="date" office:date-value="2016-07-17T13:32:22" calcext:value-type="date">
            <text:p>17-07-16 13:3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97192" calcext:value-type="float">
            <text:p>97192</text:p>
          </table:table-cell>
          <table:table-cell office:value-type="string" calcext:value-type="string">
            <text:p>emvkdr6g3kmhkii7lltqquvuv5</text:p>
          </table:table-cell>
          <table:table-cell office:value-type="string" calcext:value-type="string">
            <text:p>141.8.183.12</text:p>
          </table:table-cell>
          <table:table-cell table:number-columns-repeated="2"/>
          <table:table-cell office:value-type="string" calcext:value-type="string">
            <text:p>2016-07-17 13:33:57</text:p>
          </table:table-cell>
          <table:table-cell table:style-name="ce2" office:value-type="date" office:date-value="2016-07-17T13:33:58" calcext:value-type="date">
            <text:p>17-07-16 13:3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97193" calcext:value-type="float">
            <text:p>97193</text:p>
          </table:table-cell>
          <table:table-cell office:value-type="string" calcext:value-type="string">
            <text:p>dmnu8s11rasoq3h9umc30jt9u6</text:p>
          </table:table-cell>
          <table:table-cell office:value-type="string" calcext:value-type="string">
            <text:p>130.193.50.37</text:p>
          </table:table-cell>
          <table:table-cell table:number-columns-repeated="2"/>
          <table:table-cell office:value-type="string" calcext:value-type="string">
            <text:p>2016-07-17 13:33:58</text:p>
          </table:table-cell>
          <table:table-cell table:style-name="ce2" office:value-type="date" office:date-value="2016-07-17T13:33:58" calcext:value-type="date">
            <text:p>17-07-16 13:3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97194" calcext:value-type="float">
            <text:p>97194</text:p>
          </table:table-cell>
          <table:table-cell office:value-type="string" calcext:value-type="string">
            <text:p>a21a79g5uniqc5po4a5g44rou1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33:58</text:p>
          </table:table-cell>
          <table:table-cell table:style-name="ce2" office:value-type="date" office:date-value="2016-07-17T13:33:58" calcext:value-type="date">
            <text:p>17-07-16 13:3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97195" calcext:value-type="float">
            <text:p>97195</text:p>
          </table:table-cell>
          <table:table-cell office:value-type="string" calcext:value-type="string">
            <text:p>lefp711vov3u3743qf6c38dup1</text:p>
          </table:table-cell>
          <table:table-cell office:value-type="string" calcext:value-type="string">
            <text:p>130.193.51.58</text:p>
          </table:table-cell>
          <table:table-cell table:number-columns-repeated="2"/>
          <table:table-cell office:value-type="string" calcext:value-type="string">
            <text:p>2016-07-17 13:33:58</text:p>
          </table:table-cell>
          <table:table-cell table:style-name="ce2" office:value-type="date" office:date-value="2016-07-17T13:33:58" calcext:value-type="date">
            <text:p>17-07-16 13:3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97196" calcext:value-type="float">
            <text:p>97196</text:p>
          </table:table-cell>
          <table:table-cell office:value-type="string" calcext:value-type="string">
            <text:p>1r6e90pk1ag48bi7kf96v3ilq7</text:p>
          </table:table-cell>
          <table:table-cell office:value-type="string" calcext:value-type="string">
            <text:p>141.8.183.15</text:p>
          </table:table-cell>
          <table:table-cell table:number-columns-repeated="2"/>
          <table:table-cell office:value-type="string" calcext:value-type="string">
            <text:p>2016-07-17 13:33:58</text:p>
          </table:table-cell>
          <table:table-cell table:style-name="ce2" office:value-type="date" office:date-value="2016-07-17T13:33:58" calcext:value-type="date">
            <text:p>17-07-16 13:3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97197" calcext:value-type="float">
            <text:p>97197</text:p>
          </table:table-cell>
          <table:table-cell office:value-type="string" calcext:value-type="string">
            <text:p>5d3p1bn9dauabf2cq7nm99kh35</text:p>
          </table:table-cell>
          <table:table-cell office:value-type="string" calcext:value-type="string">
            <text:p>130.193.51.29</text:p>
          </table:table-cell>
          <table:table-cell table:number-columns-repeated="2"/>
          <table:table-cell office:value-type="string" calcext:value-type="string">
            <text:p>2016-07-17 13:33:58</text:p>
          </table:table-cell>
          <table:table-cell table:style-name="ce2" office:value-type="date" office:date-value="2016-07-17T13:33:58" calcext:value-type="date">
            <text:p>17-07-16 13:3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7198" calcext:value-type="float">
            <text:p>97198</text:p>
          </table:table-cell>
          <table:table-cell office:value-type="string" calcext:value-type="string">
            <text:p>mf32818srnle84bg7bf5mbpuv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4:02</text:p>
          </table:table-cell>
          <table:table-cell table:style-name="ce2" office:value-type="date" office:date-value="2016-07-17T13:34:09" calcext:value-type="date">
            <text:p>17-07-16 13:34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97199" calcext:value-type="float">
            <text:p>97199</text:p>
          </table:table-cell>
          <table:table-cell office:value-type="string" calcext:value-type="string">
            <text:p>aouc9tpmn5d1apjcjg0oup7n1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4:13</text:p>
          </table:table-cell>
          <table:table-cell table:style-name="ce2" office:value-type="date" office:date-value="2016-07-17T13:34:14.999999" calcext:value-type="date">
            <text:p>17-07-16 13:34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97200" calcext:value-type="float">
            <text:p>97200</text:p>
          </table:table-cell>
          <table:table-cell office:value-type="string" calcext:value-type="string">
            <text:p>c3s5t1vv91ifgf3cq7pm6gnig4</text:p>
          </table:table-cell>
          <table:table-cell office:value-type="string" calcext:value-type="string">
            <text:p>130.193.37.11</text:p>
          </table:table-cell>
          <table:table-cell table:number-columns-repeated="2"/>
          <table:table-cell office:value-type="string" calcext:value-type="string">
            <text:p>2016-07-17 13:34:14</text:p>
          </table:table-cell>
          <table:table-cell table:style-name="ce2" office:value-type="date" office:date-value="2016-07-17T13:34:14.999999" calcext:value-type="date">
            <text:p>17-07-16 13:3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97201" calcext:value-type="float">
            <text:p>97201</text:p>
          </table:table-cell>
          <table:table-cell office:value-type="string" calcext:value-type="string">
            <text:p>1l4jodenr68gtbpcu4ukrldt2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4:27</text:p>
          </table:table-cell>
          <table:table-cell table:style-name="ce2" office:value-type="date" office:date-value="2016-07-17T13:34:28" calcext:value-type="date">
            <text:p>17-07-16 13:34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97202" calcext:value-type="float">
            <text:p>97202</text:p>
          </table:table-cell>
          <table:table-cell office:value-type="string" calcext:value-type="string">
            <text:p>hd6l87gq06ofo4012kn19gerj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4:28</text:p>
          </table:table-cell>
          <table:table-cell table:style-name="ce2" office:value-type="date" office:date-value="2016-07-17T13:34:28.999999" calcext:value-type="date">
            <text:p>17-07-16 13:34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7203" calcext:value-type="float">
            <text:p>97203</text:p>
          </table:table-cell>
          <table:table-cell office:value-type="string" calcext:value-type="string">
            <text:p>sq9it8v96eohm303n5409s0vk0</text:p>
          </table:table-cell>
          <table:table-cell office:value-type="string" calcext:value-type="string">
            <text:p>130.193.51.42</text:p>
          </table:table-cell>
          <table:table-cell table:number-columns-repeated="2"/>
          <table:table-cell office:value-type="string" calcext:value-type="string">
            <text:p>2016-07-17 13:34:28</text:p>
          </table:table-cell>
          <table:table-cell table:style-name="ce2" office:value-type="date" office:date-value="2016-07-17T13:34:28.999999" calcext:value-type="date">
            <text:p>17-07-16 13:3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97204" calcext:value-type="float">
            <text:p>97204</text:p>
          </table:table-cell>
          <table:table-cell office:value-type="string" calcext:value-type="string">
            <text:p>ejjih3ou8v9kiartga9b24ok97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34:29</text:p>
          </table:table-cell>
          <table:table-cell table:style-name="ce2" office:value-type="date" office:date-value="2016-07-17T13:34:30" calcext:value-type="date">
            <text:p>17-07-16 13:3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7223" calcext:value-type="float">
            <text:p>97223</text:p>
          </table:table-cell>
          <table:table-cell office:value-type="string" calcext:value-type="string">
            <text:p>6nuke2ahfrf88ul7bj107r4r91</text:p>
          </table:table-cell>
          <table:table-cell office:value-type="string" calcext:value-type="string">
            <text:p>178.154.189.24</text:p>
          </table:table-cell>
          <table:table-cell table:number-columns-repeated="2"/>
          <table:table-cell office:value-type="string" calcext:value-type="string">
            <text:p>2016-07-17 13:34:51</text:p>
          </table:table-cell>
          <table:table-cell table:style-name="ce2" office:value-type="date" office:date-value="2016-07-17T13:34:51" calcext:value-type="date">
            <text:p>17-07-16 13:3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97224" calcext:value-type="float">
            <text:p>97224</text:p>
          </table:table-cell>
          <table:table-cell office:value-type="string" calcext:value-type="string">
            <text:p>9bhivmiq6cetnk6b0rsrigust4</text:p>
          </table:table-cell>
          <table:table-cell office:value-type="string" calcext:value-type="string">
            <text:p>141.8.183.15</text:p>
          </table:table-cell>
          <table:table-cell table:number-columns-repeated="2"/>
          <table:table-cell office:value-type="string" calcext:value-type="string">
            <text:p>2016-07-17 13:34:54</text:p>
          </table:table-cell>
          <table:table-cell table:style-name="ce2" office:value-type="date" office:date-value="2016-07-17T13:35:00" calcext:value-type="date">
            <text:p>17-07-16 13:3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97226" calcext:value-type="float">
            <text:p>97226</text:p>
          </table:table-cell>
          <table:table-cell office:value-type="string" calcext:value-type="string">
            <text:p>vof178ck5mji3k2dhatg4emar3</text:p>
          </table:table-cell>
          <table:table-cell office:value-type="string" calcext:value-type="string">
            <text:p>130.193.50.37</text:p>
          </table:table-cell>
          <table:table-cell table:number-columns-repeated="2"/>
          <table:table-cell office:value-type="string" calcext:value-type="string">
            <text:p>2016-07-17 13:35:29</text:p>
          </table:table-cell>
          <table:table-cell table:style-name="ce2" office:value-type="date" office:date-value="2016-07-17T13:35:30" calcext:value-type="date">
            <text:p>17-07-16 13:3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97227" calcext:value-type="float">
            <text:p>97227</text:p>
          </table:table-cell>
          <table:table-cell office:value-type="string" calcext:value-type="string">
            <text:p>3q1f2fq14oskfhiisegq5a85c5</text:p>
          </table:table-cell>
          <table:table-cell office:value-type="string" calcext:value-type="string">
            <text:p>141.8.142.51</text:p>
          </table:table-cell>
          <table:table-cell table:number-columns-repeated="2"/>
          <table:table-cell office:value-type="string" calcext:value-type="string">
            <text:p>2016-07-17 13:35:30</text:p>
          </table:table-cell>
          <table:table-cell table:style-name="ce2" office:value-type="date" office:date-value="2016-07-17T13:35:30" calcext:value-type="date">
            <text:p>17-07-16 13:3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97228" calcext:value-type="float">
            <text:p>97228</text:p>
          </table:table-cell>
          <table:table-cell office:value-type="string" calcext:value-type="string">
            <text:p>7jihb245h668vid26c2o9j5oo2</text:p>
          </table:table-cell>
          <table:table-cell office:value-type="string" calcext:value-type="string">
            <text:p>141.8.142.74</text:p>
          </table:table-cell>
          <table:table-cell table:number-columns-repeated="2"/>
          <table:table-cell office:value-type="string" calcext:value-type="string">
            <text:p>2016-07-17 13:35:30</text:p>
          </table:table-cell>
          <table:table-cell table:style-name="ce2" office:value-type="date" office:date-value="2016-07-17T13:35:30" calcext:value-type="date">
            <text:p>17-07-16 13:3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97229" calcext:value-type="float">
            <text:p>97229</text:p>
          </table:table-cell>
          <table:table-cell office:value-type="string" calcext:value-type="string">
            <text:p>1107ia4p5qtp0n3g4k3nt653j6</text:p>
          </table:table-cell>
          <table:table-cell office:value-type="string" calcext:value-type="string">
            <text:p>130.193.51.1</text:p>
          </table:table-cell>
          <table:table-cell table:number-columns-repeated="2"/>
          <table:table-cell office:value-type="string" calcext:value-type="string">
            <text:p>2016-07-17 13:35:29</text:p>
          </table:table-cell>
          <table:table-cell table:style-name="ce2" office:value-type="date" office:date-value="2016-07-17T13:35:30" calcext:value-type="date">
            <text:p>17-07-16 13:3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97230" calcext:value-type="float">
            <text:p>97230</text:p>
          </table:table-cell>
          <table:table-cell office:value-type="string" calcext:value-type="string">
            <text:p>0h24kkkf72bkkm8lom9cp9cff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5:30</text:p>
          </table:table-cell>
          <table:table-cell table:style-name="ce2" office:value-type="date" office:date-value="2016-07-17T13:35:30" calcext:value-type="date">
            <text:p>17-07-16 13:3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97231" calcext:value-type="float">
            <text:p>97231</text:p>
          </table:table-cell>
          <table:table-cell office:value-type="string" calcext:value-type="string">
            <text:p>raeqi3hciqklfnnhatoaalvnl4</text:p>
          </table:table-cell>
          <table:table-cell office:value-type="string" calcext:value-type="string">
            <text:p>141.8.183.15</text:p>
          </table:table-cell>
          <table:table-cell table:number-columns-repeated="2"/>
          <table:table-cell office:value-type="string" calcext:value-type="string">
            <text:p>2016-07-17 13:35:30</text:p>
          </table:table-cell>
          <table:table-cell table:style-name="ce2" office:value-type="date" office:date-value="2016-07-17T13:35:30" calcext:value-type="date">
            <text:p>17-07-16 13:3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7255" calcext:value-type="float">
            <text:p>97255</text:p>
          </table:table-cell>
          <table:table-cell office:value-type="string" calcext:value-type="string">
            <text:p>002dos2ljk8fng6mptfdjarmr3</text:p>
          </table:table-cell>
          <table:table-cell office:value-type="string" calcext:value-type="string">
            <text:p>141.8.132.4</text:p>
          </table:table-cell>
          <table:table-cell table:number-columns-repeated="2"/>
          <table:table-cell office:value-type="string" calcext:value-type="string">
            <text:p>2016-07-17 13:35:29</text:p>
          </table:table-cell>
          <table:table-cell table:style-name="ce2" office:value-type="date" office:date-value="2016-07-17T13:35:35" calcext:value-type="date">
            <text:p>17-07-16 13:35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97256" calcext:value-type="float">
            <text:p>97256</text:p>
          </table:table-cell>
          <table:table-cell office:value-type="string" calcext:value-type="string">
            <text:p>0puv7tfoc5f9kj33gq3pgts210</text:p>
          </table:table-cell>
          <table:table-cell office:value-type="string" calcext:value-type="string">
            <text:p>141.8.183.7</text:p>
          </table:table-cell>
          <table:table-cell table:number-columns-repeated="2"/>
          <table:table-cell office:value-type="string" calcext:value-type="string">
            <text:p>2016-07-17 13:35:30</text:p>
          </table:table-cell>
          <table:table-cell table:style-name="ce2" office:value-type="date" office:date-value="2016-07-17T13:35:35" calcext:value-type="date">
            <text:p>17-07-16 13:3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7263" calcext:value-type="float">
            <text:p>97263</text:p>
          </table:table-cell>
          <table:table-cell office:value-type="string" calcext:value-type="string">
            <text:p>idt83q4ujcm65lilbhg5383654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35:38</text:p>
          </table:table-cell>
          <table:table-cell table:style-name="ce2" office:value-type="date" office:date-value="2016-07-17T13:35:38.999999" calcext:value-type="date">
            <text:p>17-07-16 13:3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7264" calcext:value-type="float">
            <text:p>97264</text:p>
          </table:table-cell>
          <table:table-cell office:value-type="string" calcext:value-type="string">
            <text:p>knqro08qpajtbrc7hd0hmouic5</text:p>
          </table:table-cell>
          <table:table-cell office:value-type="string" calcext:value-type="string">
            <text:p>141.8.132.8</text:p>
          </table:table-cell>
          <table:table-cell table:number-columns-repeated="2"/>
          <table:table-cell office:value-type="string" calcext:value-type="string">
            <text:p>2016-07-17 13:35:38</text:p>
          </table:table-cell>
          <table:table-cell table:style-name="ce2" office:value-type="date" office:date-value="2016-07-17T13:35:38.999999" calcext:value-type="date">
            <text:p>17-07-16 13:3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97267" calcext:value-type="float">
            <text:p>97267</text:p>
          </table:table-cell>
          <table:table-cell office:value-type="string" calcext:value-type="string">
            <text:p>3i1or2cqu7006mam1el0d04kv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5:58</text:p>
          </table:table-cell>
          <table:table-cell table:style-name="ce2" office:value-type="date" office:date-value="2016-07-17T13:36:00" calcext:value-type="date">
            <text:p>17-07-16 13:36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97268" calcext:value-type="float">
            <text:p>97268</text:p>
          </table:table-cell>
          <table:table-cell office:value-type="string" calcext:value-type="string">
            <text:p>agds419clq7glrpvg29rdjq7q0</text:p>
          </table:table-cell>
          <table:table-cell office:value-type="string" calcext:value-type="string">
            <text:p>130.193.51.42</text:p>
          </table:table-cell>
          <table:table-cell table:number-columns-repeated="2"/>
          <table:table-cell office:value-type="string" calcext:value-type="string">
            <text:p>2016-07-17 13:35:58</text:p>
          </table:table-cell>
          <table:table-cell table:style-name="ce2" office:value-type="date" office:date-value="2016-07-17T13:36:02" calcext:value-type="date">
            <text:p>17-07-16 13:3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97269" calcext:value-type="float">
            <text:p>97269</text:p>
          </table:table-cell>
          <table:table-cell office:value-type="string" calcext:value-type="string">
            <text:p>elumgi1pr476qiv6tpqnceggr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5:58</text:p>
          </table:table-cell>
          <table:table-cell table:style-name="ce2" office:value-type="date" office:date-value="2016-07-17T13:36:02" calcext:value-type="date">
            <text:p>17-07-16 13:3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97270" calcext:value-type="float">
            <text:p>97270</text:p>
          </table:table-cell>
          <table:table-cell office:value-type="string" calcext:value-type="string">
            <text:p>btre4b1ti4mjsk1bgl5s4nevm7</text:p>
          </table:table-cell>
          <table:table-cell office:value-type="string" calcext:value-type="string">
            <text:p>141.8.142.50</text:p>
          </table:table-cell>
          <table:table-cell table:number-columns-repeated="2"/>
          <table:table-cell office:value-type="string" calcext:value-type="string">
            <text:p>2016-07-17 13:35:58</text:p>
          </table:table-cell>
          <table:table-cell table:style-name="ce2" office:value-type="date" office:date-value="2016-07-17T13:36:02" calcext:value-type="date">
            <text:p>17-07-16 13:3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97271" calcext:value-type="float">
            <text:p>97271</text:p>
          </table:table-cell>
          <table:table-cell office:value-type="string" calcext:value-type="string">
            <text:p>pvhh4vd0vpemeik5nlok4jgic4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36:02</text:p>
          </table:table-cell>
          <table:table-cell table:style-name="ce2" office:value-type="date" office:date-value="2016-07-17T13:36:06" calcext:value-type="date">
            <text:p>17-07-16 13:36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97273" calcext:value-type="float">
            <text:p>97273</text:p>
          </table:table-cell>
          <table:table-cell office:value-type="string" calcext:value-type="string">
            <text:p>lv3iblbpqd92jn597agdpus1v5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6:09</text:p>
          </table:table-cell>
          <table:table-cell table:style-name="ce2" office:value-type="date" office:date-value="2016-07-17T13:36:09" calcext:value-type="date">
            <text:p>17-07-16 13:36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97274" calcext:value-type="float">
            <text:p>97274</text:p>
          </table:table-cell>
          <table:table-cell office:value-type="string" calcext:value-type="string">
            <text:p>89c74uev84i2okqj8s0ii4phk0</text:p>
          </table:table-cell>
          <table:table-cell office:value-type="string" calcext:value-type="string">
            <text:p>130.193.37.11</text:p>
          </table:table-cell>
          <table:table-cell table:number-columns-repeated="2"/>
          <table:table-cell office:value-type="string" calcext:value-type="string">
            <text:p>2016-07-17 13:36:09</text:p>
          </table:table-cell>
          <table:table-cell table:style-name="ce2" office:value-type="date" office:date-value="2016-07-17T13:36:09" calcext:value-type="date">
            <text:p>17-07-16 13:36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97288" calcext:value-type="float">
            <text:p>97288</text:p>
          </table:table-cell>
          <table:table-cell office:value-type="string" calcext:value-type="string">
            <text:p>o1keedr998b0c9c0jk7e212ia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6:41</text:p>
          </table:table-cell>
          <table:table-cell table:style-name="ce2" office:value-type="date" office:date-value="2016-07-17T13:36:41" calcext:value-type="date">
            <text:p>17-07-16 13: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7319" calcext:value-type="float">
            <text:p>97319</text:p>
          </table:table-cell>
          <table:table-cell office:value-type="string" calcext:value-type="string">
            <text:p>os9g7hts0fcs7c1th0opvcphi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8:21</text:p>
          </table:table-cell>
          <table:table-cell table:style-name="ce2" office:value-type="date" office:date-value="2016-07-17T13:38:37" calcext:value-type="date">
            <text:p>17-07-16 13:3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97320" calcext:value-type="float">
            <text:p>97320</text:p>
          </table:table-cell>
          <table:table-cell office:value-type="string" calcext:value-type="string">
            <text:p>3hc6gu213502jk4faevvm3k1u7</text:p>
          </table:table-cell>
          <table:table-cell office:value-type="string" calcext:value-type="string">
            <text:p>130.193.37.11</text:p>
          </table:table-cell>
          <table:table-cell table:number-columns-repeated="2"/>
          <table:table-cell office:value-type="string" calcext:value-type="string">
            <text:p>2016-07-17 13:38:21</text:p>
          </table:table-cell>
          <table:table-cell table:style-name="ce2" office:value-type="date" office:date-value="2016-07-17T13:38:37" calcext:value-type="date">
            <text:p>17-07-16 13:3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97334" calcext:value-type="float">
            <text:p>97334</text:p>
          </table:table-cell>
          <table:table-cell office:value-type="string" calcext:value-type="string">
            <text:p>rlkoij6vh8god2l5ffsqulhbn1</text:p>
          </table:table-cell>
          <table:table-cell office:value-type="string" calcext:value-type="string">
            <text:p>141.8.132.4</text:p>
          </table:table-cell>
          <table:table-cell table:number-columns-repeated="2"/>
          <table:table-cell office:value-type="string" calcext:value-type="string">
            <text:p>2016-07-17 13:39:16</text:p>
          </table:table-cell>
          <table:table-cell table:style-name="ce2" office:value-type="date" office:date-value="2016-07-17T13:39:26" calcext:value-type="date">
            <text:p>17-07-16 13:3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97335" calcext:value-type="float">
            <text:p>97335</text:p>
          </table:table-cell>
          <table:table-cell office:value-type="string" calcext:value-type="string">
            <text:p>nr3c2apkv1mdvl6hug0q4riqg6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39:21</text:p>
          </table:table-cell>
          <table:table-cell table:style-name="ce2" office:value-type="date" office:date-value="2016-07-17T13:39:27" calcext:value-type="date">
            <text:p>17-07-16 13:3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97336" calcext:value-type="float">
            <text:p>97336</text:p>
          </table:table-cell>
          <table:table-cell office:value-type="string" calcext:value-type="string">
            <text:p>94ejqpgfr1u065d77en6ij0b86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39:21</text:p>
          </table:table-cell>
          <table:table-cell table:style-name="ce2" office:value-type="date" office:date-value="2016-07-17T13:39:27" calcext:value-type="date">
            <text:p>17-07-16 13:3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97337" calcext:value-type="float">
            <text:p>97337</text:p>
          </table:table-cell>
          <table:table-cell office:value-type="string" calcext:value-type="string">
            <text:p>huog3ff83osqhg1qu7c6o52hr6</text:p>
          </table:table-cell>
          <table:table-cell office:value-type="string" calcext:value-type="string">
            <text:p>130.193.50.37</text:p>
          </table:table-cell>
          <table:table-cell table:number-columns-repeated="2"/>
          <table:table-cell office:value-type="string" calcext:value-type="string">
            <text:p>2016-07-17 13:39:15</text:p>
          </table:table-cell>
          <table:table-cell table:style-name="ce2" office:value-type="date" office:date-value="2016-07-17T13:39:27" calcext:value-type="date">
            <text:p>17-07-16 13:3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97338" calcext:value-type="float">
            <text:p>97338</text:p>
          </table:table-cell>
          <table:table-cell office:value-type="string" calcext:value-type="string">
            <text:p>45mq8d589pmpoucvbhr0tdrgq3</text:p>
          </table:table-cell>
          <table:table-cell office:value-type="string" calcext:value-type="string">
            <text:p>141.8.183.12</text:p>
          </table:table-cell>
          <table:table-cell table:number-columns-repeated="2"/>
          <table:table-cell office:value-type="string" calcext:value-type="string">
            <text:p>2016-07-17 13:39:16</text:p>
          </table:table-cell>
          <table:table-cell table:style-name="ce2" office:value-type="date" office:date-value="2016-07-17T13:39:27" calcext:value-type="date">
            <text:p>17-07-16 13:3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97343" calcext:value-type="float">
            <text:p>97343</text:p>
          </table:table-cell>
          <table:table-cell office:value-type="string" calcext:value-type="string">
            <text:p>et87n1519dgb1cqm7308akhrj4</text:p>
          </table:table-cell>
          <table:table-cell office:value-type="string" calcext:value-type="string">
            <text:p>141.8.132.8</text:p>
          </table:table-cell>
          <table:table-cell table:number-columns-repeated="2"/>
          <table:table-cell office:value-type="string" calcext:value-type="string">
            <text:p>2016-07-17 13:39:16</text:p>
          </table:table-cell>
          <table:table-cell table:style-name="ce2" office:value-type="date" office:date-value="2016-07-17T13:39:27" calcext:value-type="date">
            <text:p>17-07-16 13:3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97385" calcext:value-type="float">
            <text:p>97385</text:p>
          </table:table-cell>
          <table:table-cell office:value-type="string" calcext:value-type="string">
            <text:p>llbohgn090jjngmkq0c7rq34o7</text:p>
          </table:table-cell>
          <table:table-cell office:value-type="string" calcext:value-type="string">
            <text:p>141.8.132.58</text:p>
          </table:table-cell>
          <table:table-cell table:number-columns-repeated="2"/>
          <table:table-cell office:value-type="string" calcext:value-type="string">
            <text:p>2016-07-17 13:39:38</text:p>
          </table:table-cell>
          <table:table-cell table:style-name="ce2" office:value-type="date" office:date-value="2016-07-17T13:40:05" calcext:value-type="date">
            <text:p>17-07-16 13:4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97386" calcext:value-type="float">
            <text:p>97386</text:p>
          </table:table-cell>
          <table:table-cell office:value-type="string" calcext:value-type="string">
            <text:p>16tri95pu6f3cguiadm6tat884</text:p>
          </table:table-cell>
          <table:table-cell office:value-type="string" calcext:value-type="string">
            <text:p>141.8.142.74</text:p>
          </table:table-cell>
          <table:table-cell table:number-columns-repeated="2"/>
          <table:table-cell office:value-type="string" calcext:value-type="string">
            <text:p>2016-07-17 13:39:38</text:p>
          </table:table-cell>
          <table:table-cell table:style-name="ce2" office:value-type="date" office:date-value="2016-07-17T13:40:05" calcext:value-type="date">
            <text:p>17-07-16 13:4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7387" calcext:value-type="float">
            <text:p>97387</text:p>
          </table:table-cell>
          <table:table-cell office:value-type="string" calcext:value-type="string">
            <text:p>egk9oq0v0jbci25und2t65ptf0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9:39</text:p>
          </table:table-cell>
          <table:table-cell table:style-name="ce2" office:value-type="date" office:date-value="2016-07-17T13:40:05" calcext:value-type="date">
            <text:p>17-07-16 13:4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7388" calcext:value-type="float">
            <text:p>97388</text:p>
          </table:table-cell>
          <table:table-cell office:value-type="string" calcext:value-type="string">
            <text:p>6rn89i2tg4ojfqbcuiktdtr382</text:p>
          </table:table-cell>
          <table:table-cell office:value-type="string" calcext:value-type="string">
            <text:p>130.193.37.9</text:p>
          </table:table-cell>
          <table:table-cell table:number-columns-repeated="2"/>
          <table:table-cell office:value-type="string" calcext:value-type="string">
            <text:p>2016-07-17 13:39:37</text:p>
          </table:table-cell>
          <table:table-cell table:style-name="ce2" office:value-type="date" office:date-value="2016-07-17T13:40:05" calcext:value-type="date">
            <text:p>17-07-16 13:4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97389" calcext:value-type="float">
            <text:p>97389</text:p>
          </table:table-cell>
          <table:table-cell office:value-type="string" calcext:value-type="string">
            <text:p>19frhni2d9hm5u1phrggqnk6a5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39:39</text:p>
          </table:table-cell>
          <table:table-cell table:style-name="ce2" office:value-type="date" office:date-value="2016-07-17T13:40:05" calcext:value-type="date">
            <text:p>17-07-16 13:4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7390" calcext:value-type="float">
            <text:p>97390</text:p>
          </table:table-cell>
          <table:table-cell office:value-type="string" calcext:value-type="string">
            <text:p>vqg2f2erp38tpks8sd98s0p9f6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39:39</text:p>
          </table:table-cell>
          <table:table-cell table:style-name="ce2" office:value-type="date" office:date-value="2016-07-17T13:40:05" calcext:value-type="date">
            <text:p>17-07-16 13:4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97410" calcext:value-type="float">
            <text:p>97410</text:p>
          </table:table-cell>
          <table:table-cell office:value-type="string" calcext:value-type="string">
            <text:p>j170jf1dfkju899ll8ee16rha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0:40</text:p>
          </table:table-cell>
          <table:table-cell table:style-name="ce2" office:value-type="date" office:date-value="2016-07-17T13:40:41" calcext:value-type="date">
            <text:p>17-07-16 13:4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7420" calcext:value-type="float">
            <text:p>97420</text:p>
          </table:table-cell>
          <table:table-cell office:value-type="string" calcext:value-type="string">
            <text:p>g3rjpebpsdpifu8cm31jn01sc4</text:p>
          </table:table-cell>
          <table:table-cell office:value-type="string" calcext:value-type="string">
            <text:p>141.8.132.58</text:p>
          </table:table-cell>
          <table:table-cell table:number-columns-repeated="2"/>
          <table:table-cell office:value-type="string" calcext:value-type="string">
            <text:p>2016-07-17 13:41:24</text:p>
          </table:table-cell>
          <table:table-cell table:style-name="ce2" office:value-type="date" office:date-value="2016-07-17T13:41:25" calcext:value-type="date">
            <text:p>17-07-16 13:4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7421" calcext:value-type="float">
            <text:p>97421</text:p>
          </table:table-cell>
          <table:table-cell office:value-type="string" calcext:value-type="string">
            <text:p>tbrll0aijctgifsnnl43pccli0</text:p>
          </table:table-cell>
          <table:table-cell office:value-type="string" calcext:value-type="string">
            <text:p>130.193.51.42</text:p>
          </table:table-cell>
          <table:table-cell table:number-columns-repeated="2"/>
          <table:table-cell office:value-type="string" calcext:value-type="string">
            <text:p>2016-07-17 13:41:24</text:p>
          </table:table-cell>
          <table:table-cell table:style-name="ce2" office:value-type="date" office:date-value="2016-07-17T13:41:25" calcext:value-type="date">
            <text:p>17-07-16 13:4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97431" calcext:value-type="float">
            <text:p>97431</text:p>
          </table:table-cell>
          <table:table-cell office:value-type="string" calcext:value-type="string">
            <text:p>3hdlejcc7qcc1qpdfltaq8gfp1</text:p>
          </table:table-cell>
          <table:table-cell office:value-type="string" calcext:value-type="string">
            <text:p>141.8.142.50</text:p>
          </table:table-cell>
          <table:table-cell table:number-columns-repeated="2"/>
          <table:table-cell office:value-type="string" calcext:value-type="string">
            <text:p>2016-07-17 13:41:44</text:p>
          </table:table-cell>
          <table:table-cell table:style-name="ce2" office:value-type="date" office:date-value="2016-07-17T13:41:44.999999" calcext:value-type="date">
            <text:p>17-07-16 13:41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7433" calcext:value-type="float">
            <text:p>97433</text:p>
          </table:table-cell>
          <table:table-cell office:value-type="string" calcext:value-type="string">
            <text:p>p4sij8msec1cpunn2vkl42jnp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1:47</text:p>
          </table:table-cell>
          <table:table-cell table:style-name="ce2" office:value-type="date" office:date-value="2016-07-17T13:41:47" calcext:value-type="date">
            <text:p>17-07-16 13:41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97437" calcext:value-type="float">
            <text:p>97437</text:p>
          </table:table-cell>
          <table:table-cell office:value-type="string" calcext:value-type="string">
            <text:p>s3ltq0meper4asg1f4emedcrb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1:50</text:p>
          </table:table-cell>
          <table:table-cell table:style-name="ce2" office:value-type="date" office:date-value="2016-07-17T13:41:49.999999" calcext:value-type="date">
            <text:p>17-07-16 13:4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97438" calcext:value-type="float">
            <text:p>97438</text:p>
          </table:table-cell>
          <table:table-cell office:value-type="string" calcext:value-type="string">
            <text:p>cu8g9db6vn7te4emromus77cn1</text:p>
          </table:table-cell>
          <table:table-cell office:value-type="string" calcext:value-type="string">
            <text:p>130.193.37.9</text:p>
          </table:table-cell>
          <table:table-cell table:number-columns-repeated="2"/>
          <table:table-cell office:value-type="string" calcext:value-type="string">
            <text:p>2016-07-17 13:41:51</text:p>
          </table:table-cell>
          <table:table-cell table:style-name="ce2" office:value-type="date" office:date-value="2016-07-17T13:41:52" calcext:value-type="date">
            <text:p>17-07-16 13:4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7440" calcext:value-type="float">
            <text:p>97440</text:p>
          </table:table-cell>
          <table:table-cell office:value-type="string" calcext:value-type="string">
            <text:p>qlsb59a76hcfdhr7jra3075nn7</text:p>
          </table:table-cell>
          <table:table-cell office:value-type="string" calcext:value-type="string">
            <text:p>141.8.142.74</text:p>
          </table:table-cell>
          <table:table-cell table:number-columns-repeated="2"/>
          <table:table-cell office:value-type="string" calcext:value-type="string">
            <text:p>2016-07-17 13:41:54</text:p>
          </table:table-cell>
          <table:table-cell table:style-name="ce2" office:value-type="date" office:date-value="2016-07-17T13:41:55" calcext:value-type="date">
            <text:p>17-07-16 13:4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97467" calcext:value-type="float">
            <text:p>97467</text:p>
          </table:table-cell>
          <table:table-cell office:value-type="string" calcext:value-type="string">
            <text:p>tk4dhufhkdhohvrmar7ih8qri6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3:19</text:p>
          </table:table-cell>
          <table:table-cell table:style-name="ce2" office:value-type="date" office:date-value="2016-07-17T13:43:20" calcext:value-type="date">
            <text:p>17-07-16 13:4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97469" calcext:value-type="float">
            <text:p>97469</text:p>
          </table:table-cell>
          <table:table-cell office:value-type="string" calcext:value-type="string">
            <text:p>6ih5pdujdg9f75tchnf6imgng0</text:p>
          </table:table-cell>
          <table:table-cell office:value-type="string" calcext:value-type="string">
            <text:p>141.8.142.51</text:p>
          </table:table-cell>
          <table:table-cell table:number-columns-repeated="2"/>
          <table:table-cell office:value-type="string" calcext:value-type="string">
            <text:p>2016-07-17 13:43:19</text:p>
          </table:table-cell>
          <table:table-cell table:style-name="ce2" office:value-type="date" office:date-value="2016-07-17T13:43:20" calcext:value-type="date">
            <text:p>17-07-16 13:4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7475" calcext:value-type="float">
            <text:p>97475</text:p>
          </table:table-cell>
          <table:table-cell office:value-type="string" calcext:value-type="string">
            <text:p>36c2r9l0qen3f6f4auro725lg4</text:p>
          </table:table-cell>
          <table:table-cell office:value-type="string" calcext:value-type="string">
            <text:p>141.8.183.7</text:p>
          </table:table-cell>
          <table:table-cell table:number-columns-repeated="2"/>
          <table:table-cell office:value-type="string" calcext:value-type="string">
            <text:p>2016-07-17 13:43:28</text:p>
          </table:table-cell>
          <table:table-cell table:style-name="ce2" office:value-type="date" office:date-value="2016-07-17T13:43:29" calcext:value-type="date">
            <text:p>17-07-16 13:4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97501" calcext:value-type="float">
            <text:p>97501</text:p>
          </table:table-cell>
          <table:table-cell office:value-type="string" calcext:value-type="string">
            <text:p>v9ne57hrg518r5eot0mvj0tb70</text:p>
          </table:table-cell>
          <table:table-cell office:value-type="string" calcext:value-type="string">
            <text:p>141.8.142.74</text:p>
          </table:table-cell>
          <table:table-cell table:number-columns-repeated="2"/>
          <table:table-cell office:value-type="string" calcext:value-type="string">
            <text:p>2016-07-17 13:44:01</text:p>
          </table:table-cell>
          <table:table-cell table:style-name="ce2" office:value-type="date" office:date-value="2016-07-17T13:44:01.999999" calcext:value-type="date">
            <text:p>17-07-16 13:4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97502" calcext:value-type="float">
            <text:p>97502</text:p>
          </table:table-cell>
          <table:table-cell office:value-type="string" calcext:value-type="string">
            <text:p>bgfvudh3gv2kvhglcebov64rv6</text:p>
          </table:table-cell>
          <table:table-cell office:value-type="string" calcext:value-type="string">
            <text:p>141.8.142.51</text:p>
          </table:table-cell>
          <table:table-cell table:number-columns-repeated="2"/>
          <table:table-cell office:value-type="string" calcext:value-type="string">
            <text:p>2016-07-17 13:44:01</text:p>
          </table:table-cell>
          <table:table-cell table:style-name="ce2" office:value-type="date" office:date-value="2016-07-17T13:44:01.999999" calcext:value-type="date">
            <text:p>17-07-16 13:4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97508" calcext:value-type="float">
            <text:p>97508</text:p>
          </table:table-cell>
          <table:table-cell office:value-type="string" calcext:value-type="string">
            <text:p>t267u083aou6d27taefegdjca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4:10</text:p>
          </table:table-cell>
          <table:table-cell table:style-name="ce2" office:value-type="date" office:date-value="2016-07-17T13:44:14.999999" calcext:value-type="date">
            <text:p>17-07-16 13:4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97546" calcext:value-type="float">
            <text:p>97546</text:p>
          </table:table-cell>
          <table:table-cell office:value-type="string" calcext:value-type="string">
            <text:p>egl2omrj8vck0j768mslqg40p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4:27</text:p>
          </table:table-cell>
          <table:table-cell table:style-name="ce2" office:value-type="date" office:date-value="2016-07-17T13:45:03" calcext:value-type="date">
            <text:p>17-07-16 13:4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97553" calcext:value-type="float">
            <text:p>97553</text:p>
          </table:table-cell>
          <table:table-cell office:value-type="string" calcext:value-type="string">
            <text:p>cq7tcs9d3i6r2i7ir8k5k4afb1</text:p>
          </table:table-cell>
          <table:table-cell office:value-type="string" calcext:value-type="string">
            <text:p>141.8.142.50</text:p>
          </table:table-cell>
          <table:table-cell table:number-columns-repeated="2"/>
          <table:table-cell office:value-type="string" calcext:value-type="string">
            <text:p>2016-07-17 13:44:33</text:p>
          </table:table-cell>
          <table:table-cell table:style-name="ce2" office:value-type="date" office:date-value="2016-07-17T13:45:01" calcext:value-type="date">
            <text:p>17-07-16 13:4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97560" calcext:value-type="float">
            <text:p>97560</text:p>
          </table:table-cell>
          <table:table-cell office:value-type="string" calcext:value-type="string">
            <text:p>see3hbfrqtj26mie49v6ra1mu1</text:p>
          </table:table-cell>
          <table:table-cell office:value-type="string" calcext:value-type="string">
            <text:p>130.193.51.1</text:p>
          </table:table-cell>
          <table:table-cell table:number-columns-repeated="2"/>
          <table:table-cell office:value-type="string" calcext:value-type="string">
            <text:p>2016-07-17 13:45:08</text:p>
          </table:table-cell>
          <table:table-cell table:style-name="ce2" office:value-type="date" office:date-value="2016-07-17T13:45:28" calcext:value-type="date">
            <text:p>17-07-16 13:4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97561" calcext:value-type="float">
            <text:p>97561</text:p>
          </table:table-cell>
          <table:table-cell office:value-type="string" calcext:value-type="string">
            <text:p>fsfutji47e0aii0uok53kmstr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5:09</text:p>
          </table:table-cell>
          <table:table-cell table:style-name="ce2" office:value-type="date" office:date-value="2016-07-17T13:45:28" calcext:value-type="date">
            <text:p>17-07-16 13:45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97562" calcext:value-type="float">
            <text:p>97562</text:p>
          </table:table-cell>
          <table:table-cell office:value-type="string" calcext:value-type="string">
            <text:p>7rcic9h2o5a5ipg4jatslgv373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45:18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97563" calcext:value-type="float">
            <text:p>97563</text:p>
          </table:table-cell>
          <table:table-cell office:value-type="string" calcext:value-type="string">
            <text:p>3sgvi4futbcg87qd4q9ppl6fr0</text:p>
          </table:table-cell>
          <table:table-cell office:value-type="string" calcext:value-type="string">
            <text:p>130.193.51.58</text:p>
          </table:table-cell>
          <table:table-cell table:number-columns-repeated="2"/>
          <table:table-cell office:value-type="string" calcext:value-type="string">
            <text:p>2016-07-17 13:45:43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97564" calcext:value-type="float">
            <text:p>97564</text:p>
          </table:table-cell>
          <table:table-cell office:value-type="string" calcext:value-type="string">
            <text:p>5lkpo81pogn44a6pjl9b4n6nh0</text:p>
          </table:table-cell>
          <table:table-cell office:value-type="string" calcext:value-type="string">
            <text:p>141.8.183.7</text:p>
          </table:table-cell>
          <table:table-cell table:number-columns-repeated="2"/>
          <table:table-cell office:value-type="string" calcext:value-type="string">
            <text:p>2016-07-17 13:45:20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97565" calcext:value-type="float">
            <text:p>97565</text:p>
          </table:table-cell>
          <table:table-cell office:value-type="string" calcext:value-type="string">
            <text:p>38n2dfo60bcprdcet0imnrm330</text:p>
          </table:table-cell>
          <table:table-cell office:value-type="string" calcext:value-type="string">
            <text:p>130.193.50.37</text:p>
          </table:table-cell>
          <table:table-cell table:number-columns-repeated="2"/>
          <table:table-cell office:value-type="string" calcext:value-type="string">
            <text:p>2016-07-17 13:45:08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97566" calcext:value-type="float">
            <text:p>97566</text:p>
          </table:table-cell>
          <table:table-cell office:value-type="string" calcext:value-type="string">
            <text:p>8a3s00ba8eqga5rkem6hm50pi2</text:p>
          </table:table-cell>
          <table:table-cell office:value-type="string" calcext:value-type="string">
            <text:p>178.154.189.24</text:p>
          </table:table-cell>
          <table:table-cell table:number-columns-repeated="2"/>
          <table:table-cell office:value-type="string" calcext:value-type="string">
            <text:p>2016-07-17 13:45:35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97567" calcext:value-type="float">
            <text:p>97567</text:p>
          </table:table-cell>
          <table:table-cell office:value-type="string" calcext:value-type="string">
            <text:p>h6tnrj43nira2ubquna4rqcav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5:18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97568" calcext:value-type="float">
            <text:p>97568</text:p>
          </table:table-cell>
          <table:table-cell office:value-type="string" calcext:value-type="string">
            <text:p>qfc8jfghqo29ebqupqpv2b5sr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5:43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97569" calcext:value-type="float">
            <text:p>97569</text:p>
          </table:table-cell>
          <table:table-cell office:value-type="string" calcext:value-type="string">
            <text:p>jbg6fs4gt9dres30gl37jc5r20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45:18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7570" calcext:value-type="float">
            <text:p>97570</text:p>
          </table:table-cell>
          <table:table-cell office:value-type="string" calcext:value-type="string">
            <text:p>dv05gtt83iq0gqnn7v2q20kgs5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45:43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97571" calcext:value-type="float">
            <text:p>97571</text:p>
          </table:table-cell>
          <table:table-cell office:value-type="string" calcext:value-type="string">
            <text:p>7vq7q3qrqunknn0bikk7pb18j4</text:p>
          </table:table-cell>
          <table:table-cell office:value-type="string" calcext:value-type="string">
            <text:p>130.193.50.37</text:p>
          </table:table-cell>
          <table:table-cell table:number-columns-repeated="2"/>
          <table:table-cell office:value-type="string" calcext:value-type="string">
            <text:p>2016-07-17 13:45:43</text:p>
          </table:table-cell>
          <table:table-cell table:style-name="ce2" office:value-type="date" office:date-value="2016-07-17T13:45:46" calcext:value-type="date">
            <text:p>17-07-16 13:4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97574" calcext:value-type="float">
            <text:p>97574</text:p>
          </table:table-cell>
          <table:table-cell office:value-type="string" calcext:value-type="string">
            <text:p>eibjb4e348jo934gi65kgdhf21</text:p>
          </table:table-cell>
          <table:table-cell office:value-type="string" calcext:value-type="string">
            <text:p>130.193.51.42</text:p>
          </table:table-cell>
          <table:table-cell table:number-columns-repeated="2"/>
          <table:table-cell office:value-type="string" calcext:value-type="string">
            <text:p>2016-07-17 13:45:51</text:p>
          </table:table-cell>
          <table:table-cell table:style-name="ce2" office:value-type="date" office:date-value="2016-07-17T13:45:52" calcext:value-type="date">
            <text:p>17-07-16 13:4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7575" calcext:value-type="float">
            <text:p>97575</text:p>
          </table:table-cell>
          <table:table-cell office:value-type="string" calcext:value-type="string">
            <text:p>hodb1onm3ovdmudlb00v5amhk5</text:p>
          </table:table-cell>
          <table:table-cell office:value-type="string" calcext:value-type="string">
            <text:p>130.193.37.11</text:p>
          </table:table-cell>
          <table:table-cell table:number-columns-repeated="2"/>
          <table:table-cell office:value-type="string" calcext:value-type="string">
            <text:p>2016-07-17 13:45:51</text:p>
          </table:table-cell>
          <table:table-cell table:style-name="ce2" office:value-type="date" office:date-value="2016-07-17T13:45:52" calcext:value-type="date">
            <text:p>17-07-16 13:4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97576" calcext:value-type="float">
            <text:p>97576</text:p>
          </table:table-cell>
          <table:table-cell office:value-type="string" calcext:value-type="string">
            <text:p>g3qi83g6le1j1or485ac3vdfb6</text:p>
          </table:table-cell>
          <table:table-cell office:value-type="string" calcext:value-type="string">
            <text:p>141.8.183.12</text:p>
          </table:table-cell>
          <table:table-cell table:number-columns-repeated="2"/>
          <table:table-cell office:value-type="string" calcext:value-type="string">
            <text:p>2016-07-17 13:45:51</text:p>
          </table:table-cell>
          <table:table-cell table:style-name="ce2" office:value-type="date" office:date-value="2016-07-17T13:45:52" calcext:value-type="date">
            <text:p>17-07-16 13:4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97577" calcext:value-type="float">
            <text:p>97577</text:p>
          </table:table-cell>
          <table:table-cell office:value-type="string" calcext:value-type="string">
            <text:p>else8ldec9mbacqgepjc8gq7l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5:51</text:p>
          </table:table-cell>
          <table:table-cell table:style-name="ce2" office:value-type="date" office:date-value="2016-07-17T13:45:52" calcext:value-type="date">
            <text:p>17-07-16 13:45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97578" calcext:value-type="float">
            <text:p>97578</text:p>
          </table:table-cell>
          <table:table-cell office:value-type="string" calcext:value-type="string">
            <text:p>seohjq2b3nfq1o594ac5o2mq52</text:p>
          </table:table-cell>
          <table:table-cell office:value-type="string" calcext:value-type="string">
            <text:p>141.8.132.58</text:p>
          </table:table-cell>
          <table:table-cell table:number-columns-repeated="2"/>
          <table:table-cell office:value-type="string" calcext:value-type="string">
            <text:p>2016-07-17 13:45:51</text:p>
          </table:table-cell>
          <table:table-cell table:style-name="ce2" office:value-type="date" office:date-value="2016-07-17T13:45:52" calcext:value-type="date">
            <text:p>17-07-16 13:4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97579" calcext:value-type="float">
            <text:p>97579</text:p>
          </table:table-cell>
          <table:table-cell office:value-type="string" calcext:value-type="string">
            <text:p>6i0qntcluhme3giaoahkmkhcp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5:51</text:p>
          </table:table-cell>
          <table:table-cell table:style-name="ce2" office:value-type="date" office:date-value="2016-07-17T13:45:52" calcext:value-type="date">
            <text:p>17-07-16 13:4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7595" calcext:value-type="float">
            <text:p>97595</text:p>
          </table:table-cell>
          <table:table-cell office:value-type="string" calcext:value-type="string">
            <text:p>vrf8rescip74pa7tmrlvaf1vt5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45:54</text:p>
          </table:table-cell>
          <table:table-cell table:style-name="ce2" office:value-type="date" office:date-value="2016-07-17T13:45:55" calcext:value-type="date">
            <text:p>17-07-16 13:4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97596" calcext:value-type="float">
            <text:p>97596</text:p>
          </table:table-cell>
          <table:table-cell office:value-type="string" calcext:value-type="string">
            <text:p>1nbocscj0em9njquc0mo2edpj3</text:p>
          </table:table-cell>
          <table:table-cell office:value-type="string" calcext:value-type="string">
            <text:p>130.193.51.1</text:p>
          </table:table-cell>
          <table:table-cell table:number-columns-repeated="2"/>
          <table:table-cell office:value-type="string" calcext:value-type="string">
            <text:p>2016-07-17 13:45:54</text:p>
          </table:table-cell>
          <table:table-cell table:style-name="ce2" office:value-type="date" office:date-value="2016-07-17T13:45:55" calcext:value-type="date">
            <text:p>17-07-16 13:4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7597" calcext:value-type="float">
            <text:p>97597</text:p>
          </table:table-cell>
          <table:table-cell office:value-type="string" calcext:value-type="string">
            <text:p>6sn9jh1eceoa4uodcb6gdbgje0</text:p>
          </table:table-cell>
          <table:table-cell office:value-type="string" calcext:value-type="string">
            <text:p>130.193.51.29</text:p>
          </table:table-cell>
          <table:table-cell table:number-columns-repeated="2"/>
          <table:table-cell office:value-type="string" calcext:value-type="string">
            <text:p>2016-07-17 13:45:55</text:p>
          </table:table-cell>
          <table:table-cell table:style-name="ce2" office:value-type="date" office:date-value="2016-07-17T13:45:59" calcext:value-type="date">
            <text:p>17-07-16 13:4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97601" calcext:value-type="float">
            <text:p>97601</text:p>
          </table:table-cell>
          <table:table-cell office:value-type="string" calcext:value-type="string">
            <text:p>ddh807mtinmuuohf2sqsbnd4p0</text:p>
          </table:table-cell>
          <table:table-cell office:value-type="string" calcext:value-type="string">
            <text:p>141.8.183.15</text:p>
          </table:table-cell>
          <table:table-cell table:number-columns-repeated="2"/>
          <table:table-cell office:value-type="string" calcext:value-type="string">
            <text:p>2016-07-17 13:46:03</text:p>
          </table:table-cell>
          <table:table-cell table:style-name="ce2" office:value-type="date" office:date-value="2016-07-17T13:46:03" calcext:value-type="date">
            <text:p>17-07-16 13:4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97616" calcext:value-type="float">
            <text:p>97616</text:p>
          </table:table-cell>
          <table:table-cell office:value-type="string" calcext:value-type="string">
            <text:p>pcgurar2do6ovbqq4u7rndmqh0</text:p>
          </table:table-cell>
          <table:table-cell office:value-type="string" calcext:value-type="string">
            <text:p>130.193.51.1</text:p>
          </table:table-cell>
          <table:table-cell table:number-columns-repeated="2"/>
          <table:table-cell office:value-type="string" calcext:value-type="string">
            <text:p>2016-07-17 13:47:15</text:p>
          </table:table-cell>
          <table:table-cell table:style-name="ce2" office:value-type="date" office:date-value="2016-07-17T13:47:24" calcext:value-type="date">
            <text:p>17-07-16 13:47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97617" calcext:value-type="float">
            <text:p>97617</text:p>
          </table:table-cell>
          <table:table-cell office:value-type="string" calcext:value-type="string">
            <text:p>71cvajj9huf1k9v688j9f3h0v7</text:p>
          </table:table-cell>
          <table:table-cell office:value-type="string" calcext:value-type="string">
            <text:p>141.8.183.12</text:p>
          </table:table-cell>
          <table:table-cell table:number-columns-repeated="2"/>
          <table:table-cell office:value-type="string" calcext:value-type="string">
            <text:p>2016-07-17 13:47:16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97618" calcext:value-type="float">
            <text:p>97618</text:p>
          </table:table-cell>
          <table:table-cell office:value-type="string" calcext:value-type="string">
            <text:p>coo4ci99dicvdiuqnkr8i7r5b4</text:p>
          </table:table-cell>
          <table:table-cell office:value-type="string" calcext:value-type="string">
            <text:p>141.8.183.15</text:p>
          </table:table-cell>
          <table:table-cell table:number-columns-repeated="2"/>
          <table:table-cell office:value-type="string" calcext:value-type="string">
            <text:p>2016-07-17 13:47:24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97619" calcext:value-type="float">
            <text:p>97619</text:p>
          </table:table-cell>
          <table:table-cell office:value-type="string" calcext:value-type="string">
            <text:p>5hh2er142s96e9gg49401cgd91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47:48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97620" calcext:value-type="float">
            <text:p>97620</text:p>
          </table:table-cell>
          <table:table-cell office:value-type="string" calcext:value-type="string">
            <text:p>urca2u50ddi8httrfnnt6midk2</text:p>
          </table:table-cell>
          <table:table-cell office:value-type="string" calcext:value-type="string">
            <text:p>130.193.51.29</text:p>
          </table:table-cell>
          <table:table-cell table:number-columns-repeated="2"/>
          <table:table-cell office:value-type="string" calcext:value-type="string">
            <text:p>2016-07-17 13:47:48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97621" calcext:value-type="float">
            <text:p>97621</text:p>
          </table:table-cell>
          <table:table-cell office:value-type="string" calcext:value-type="string">
            <text:p>u6iql49iftsq4tankgipvbpcg2</text:p>
          </table:table-cell>
          <table:table-cell office:value-type="string" calcext:value-type="string">
            <text:p>141.8.132.4</text:p>
          </table:table-cell>
          <table:table-cell table:number-columns-repeated="2"/>
          <table:table-cell office:value-type="string" calcext:value-type="string">
            <text:p>2016-07-17 13:47:48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97622" calcext:value-type="float">
            <text:p>97622</text:p>
          </table:table-cell>
          <table:table-cell office:value-type="string" calcext:value-type="string">
            <text:p>654td43vio5rva4fjhtslensg4</text:p>
          </table:table-cell>
          <table:table-cell office:value-type="string" calcext:value-type="string">
            <text:p>141.8.183.7</text:p>
          </table:table-cell>
          <table:table-cell table:number-columns-repeated="2"/>
          <table:table-cell office:value-type="string" calcext:value-type="string">
            <text:p>2016-07-17 13:47:24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97623" calcext:value-type="float">
            <text:p>97623</text:p>
          </table:table-cell>
          <table:table-cell office:value-type="string" calcext:value-type="string">
            <text:p>c422jo29h5n0pm79c5as5f8t22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47:24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97624" calcext:value-type="float">
            <text:p>97624</text:p>
          </table:table-cell>
          <table:table-cell office:value-type="string" calcext:value-type="string">
            <text:p>364f0bnktsq2sbk2rbkebqt44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7:48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97625" calcext:value-type="float">
            <text:p>97625</text:p>
          </table:table-cell>
          <table:table-cell office:value-type="string" calcext:value-type="string">
            <text:p>sd80m1rjvonru7hotd7m9o368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7:24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97626" calcext:value-type="float">
            <text:p>97626</text:p>
          </table:table-cell>
          <table:table-cell office:value-type="string" calcext:value-type="string">
            <text:p>2t1ojl0e3eqfajatffj3gmari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7:48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97627" calcext:value-type="float">
            <text:p>97627</text:p>
          </table:table-cell>
          <table:table-cell office:value-type="string" calcext:value-type="string">
            <text:p>c7p0gpcmaiafbc44n49aih1rc3</text:p>
          </table:table-cell>
          <table:table-cell office:value-type="string" calcext:value-type="string">
            <text:p>130.193.51.42</text:p>
          </table:table-cell>
          <table:table-cell table:number-columns-repeated="2"/>
          <table:table-cell office:value-type="string" calcext:value-type="string">
            <text:p>2016-07-17 13:47:17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97628" calcext:value-type="float">
            <text:p>97628</text:p>
          </table:table-cell>
          <table:table-cell office:value-type="string" calcext:value-type="string">
            <text:p>a8fg2m7djhfauht8e6tm9kjq77</text:p>
          </table:table-cell>
          <table:table-cell office:value-type="string" calcext:value-type="string">
            <text:p>141.8.142.74</text:p>
          </table:table-cell>
          <table:table-cell table:number-columns-repeated="2"/>
          <table:table-cell office:value-type="string" calcext:value-type="string">
            <text:p>2016-07-17 13:47:24</text:p>
          </table:table-cell>
          <table:table-cell table:style-name="ce2" office:value-type="date" office:date-value="2016-07-17T13:47:57.999999" calcext:value-type="date">
            <text:p>17-07-16 13:4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97635" calcext:value-type="float">
            <text:p>97635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3:47:24</text:p>
          </table:table-cell>
          <table:table-cell table:style-name="ce2" office:value-type="date" office:date-value="2016-07-17T13:48:05" calcext:value-type="date">
            <text:p>17-07-16 13:4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97637" calcext:value-type="float">
            <text:p>97637</text:p>
          </table:table-cell>
          <table:table-cell office:value-type="string" calcext:value-type="string">
            <text:p>ambakkd1mf6hgpr1oi32577rj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8:05</text:p>
          </table:table-cell>
          <table:table-cell table:style-name="ce2" office:value-type="date" office:date-value="2016-07-17T13:48:13" calcext:value-type="date">
            <text:p>17-07-16 13:4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97650" calcext:value-type="float">
            <text:p>97650</text:p>
          </table:table-cell>
          <table:table-cell office:value-type="string" calcext:value-type="string">
            <text:p>3al1peufot8755orolocve5k86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8:57</text:p>
          </table:table-cell>
          <table:table-cell table:style-name="ce2" office:value-type="date" office:date-value="2016-07-17T13:49:03" calcext:value-type="date">
            <text:p>17-07-16 13:4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97654" calcext:value-type="float">
            <text:p>97654</text:p>
          </table:table-cell>
          <table:table-cell office:value-type="string" calcext:value-type="string">
            <text:p>96c86uha56eru4kv0djg2puke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8:48</text:p>
          </table:table-cell>
          <table:table-cell table:style-name="ce2" office:value-type="date" office:date-value="2016-07-17T13:49:10" calcext:value-type="date">
            <text:p>17-07-16 13:4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97655" calcext:value-type="float">
            <text:p>97655</text:p>
          </table:table-cell>
          <table:table-cell office:value-type="string" calcext:value-type="string">
            <text:p>5j9buddi8rat2v42caes8pue17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48:31</text:p>
          </table:table-cell>
          <table:table-cell table:style-name="ce2" office:value-type="date" office:date-value="2016-07-17T13:49:10" calcext:value-type="date">
            <text:p>17-07-16 13:49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7656" calcext:value-type="float">
            <text:p>97656</text:p>
          </table:table-cell>
          <table:table-cell office:value-type="string" calcext:value-type="string">
            <text:p>ubv52do1nqnvs2t59rgnru6cq2</text:p>
          </table:table-cell>
          <table:table-cell office:value-type="string" calcext:value-type="string">
            <text:p>130.193.37.11</text:p>
          </table:table-cell>
          <table:table-cell table:number-columns-repeated="2"/>
          <table:table-cell office:value-type="string" calcext:value-type="string">
            <text:p>2016-07-17 13:48:48</text:p>
          </table:table-cell>
          <table:table-cell table:style-name="ce2" office:value-type="date" office:date-value="2016-07-17T13:49:10" calcext:value-type="date">
            <text:p>17-07-16 13:4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97657" calcext:value-type="float">
            <text:p>97657</text:p>
          </table:table-cell>
          <table:table-cell office:value-type="string" calcext:value-type="string">
            <text:p>2g640b297eb92o49bk8aod1a33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48:48</text:p>
          </table:table-cell>
          <table:table-cell table:style-name="ce2" office:value-type="date" office:date-value="2016-07-17T13:49:10" calcext:value-type="date">
            <text:p>17-07-16 13:4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97658" calcext:value-type="float">
            <text:p>97658</text:p>
          </table:table-cell>
          <table:table-cell office:value-type="string" calcext:value-type="string">
            <text:p>7osvg0g23qaerv9pm2fkt5kj07</text:p>
          </table:table-cell>
          <table:table-cell office:value-type="string" calcext:value-type="string">
            <text:p>141.8.132.8</text:p>
          </table:table-cell>
          <table:table-cell table:number-columns-repeated="2"/>
          <table:table-cell office:value-type="string" calcext:value-type="string">
            <text:p>2016-07-17 13:49:03</text:p>
          </table:table-cell>
          <table:table-cell table:style-name="ce2" office:value-type="date" office:date-value="2016-07-17T13:49:17" calcext:value-type="date">
            <text:p>17-07-16 13:49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97659" calcext:value-type="float">
            <text:p>97659</text:p>
          </table:table-cell>
          <table:table-cell office:value-type="string" calcext:value-type="string">
            <text:p>3nglgedn5h91efqj3e6pa72t3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8:48</text:p>
          </table:table-cell>
          <table:table-cell table:style-name="ce2" office:value-type="date" office:date-value="2016-07-17T13:49:17" calcext:value-type="date">
            <text:p>17-07-16 13:49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97660" calcext:value-type="float">
            <text:p>97660</text:p>
          </table:table-cell>
          <table:table-cell office:value-type="string" calcext:value-type="string">
            <text:p>k9pc1vcch38eh0e6md9s1lrh3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8:48</text:p>
          </table:table-cell>
          <table:table-cell table:style-name="ce2" office:value-type="date" office:date-value="2016-07-17T13:49:17" calcext:value-type="date">
            <text:p>17-07-16 13:4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97661" calcext:value-type="float">
            <text:p>97661</text:p>
          </table:table-cell>
          <table:table-cell office:value-type="string" calcext:value-type="string">
            <text:p>tbloaa0he55rfb8loma2e5ri24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49:10</text:p>
          </table:table-cell>
          <table:table-cell table:style-name="ce2" office:value-type="date" office:date-value="2016-07-17T13:49:17" calcext:value-type="date">
            <text:p>17-07-16 13:4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97662" calcext:value-type="float">
            <text:p>97662</text:p>
          </table:table-cell>
          <table:table-cell office:value-type="string" calcext:value-type="string">
            <text:p>h099014tp0sanfgdgj1jpc6pu4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49:19</text:p>
          </table:table-cell>
          <table:table-cell table:style-name="ce2" office:value-type="date" office:date-value="2016-07-17T13:49:22" calcext:value-type="date">
            <text:p>17-07-16 13:4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97663" calcext:value-type="float">
            <text:p>97663</text:p>
          </table:table-cell>
          <table:table-cell office:value-type="string" calcext:value-type="string">
            <text:p>6i9srn4lkl3u6rh1ud8tkl0al4</text:p>
          </table:table-cell>
          <table:table-cell office:value-type="string" calcext:value-type="string">
            <text:p>130.193.51.42</text:p>
          </table:table-cell>
          <table:table-cell table:number-columns-repeated="2"/>
          <table:table-cell office:value-type="string" calcext:value-type="string">
            <text:p>2016-07-17 13:49:19</text:p>
          </table:table-cell>
          <table:table-cell table:style-name="ce2" office:value-type="date" office:date-value="2016-07-17T13:49:22" calcext:value-type="date">
            <text:p>17-07-16 13:4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7678" calcext:value-type="float">
            <text:p>97678</text:p>
          </table:table-cell>
          <table:table-cell office:value-type="string" calcext:value-type="string">
            <text:p>r02k8cu83vnchjrqduc86heb91</text:p>
          </table:table-cell>
          <table:table-cell office:value-type="string" calcext:value-type="string">
            <text:p>130.193.50.37</text:p>
          </table:table-cell>
          <table:table-cell table:number-columns-repeated="2"/>
          <table:table-cell office:value-type="string" calcext:value-type="string">
            <text:p>2016-07-17 13:49:52</text:p>
          </table:table-cell>
          <table:table-cell table:style-name="ce2" office:value-type="date" office:date-value="2016-07-17T13:49:55" calcext:value-type="date">
            <text:p>17-07-16 13:49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97679" calcext:value-type="float">
            <text:p>97679</text:p>
          </table:table-cell>
          <table:table-cell office:value-type="string" calcext:value-type="string">
            <text:p>4u5krgmf8haso1sl0mrd9bnas6</text:p>
          </table:table-cell>
          <table:table-cell office:value-type="string" calcext:value-type="string">
            <text:p>141.8.142.51</text:p>
          </table:table-cell>
          <table:table-cell table:number-columns-repeated="2"/>
          <table:table-cell office:value-type="string" calcext:value-type="string">
            <text:p>2016-07-17 13:49:55</text:p>
          </table:table-cell>
          <table:table-cell table:style-name="ce2" office:value-type="date" office:date-value="2016-07-17T13:49:57" calcext:value-type="date">
            <text:p>17-07-16 13:4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7680" calcext:value-type="float">
            <text:p>97680</text:p>
          </table:table-cell>
          <table:table-cell office:value-type="string" calcext:value-type="string">
            <text:p>e132gkfeo7iiis7pia0oldsev5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49:55</text:p>
          </table:table-cell>
          <table:table-cell table:style-name="ce2" office:value-type="date" office:date-value="2016-07-17T13:49:57" calcext:value-type="date">
            <text:p>17-07-16 13:49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97681" calcext:value-type="float">
            <text:p>97681</text:p>
          </table:table-cell>
          <table:table-cell office:value-type="string" calcext:value-type="string">
            <text:p>9kh25ovrgm3qb7o7bjq730ktc2</text:p>
          </table:table-cell>
          <table:table-cell office:value-type="string" calcext:value-type="string">
            <text:p>141.8.142.50</text:p>
          </table:table-cell>
          <table:table-cell table:number-columns-repeated="2"/>
          <table:table-cell office:value-type="string" calcext:value-type="string">
            <text:p>2016-07-17 13:49:55</text:p>
          </table:table-cell>
          <table:table-cell table:style-name="ce2" office:value-type="date" office:date-value="2016-07-17T13:49:57" calcext:value-type="date">
            <text:p>17-07-16 13:49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97682" calcext:value-type="float">
            <text:p>97682</text:p>
          </table:table-cell>
          <table:table-cell office:value-type="string" calcext:value-type="string">
            <text:p>2ulsghorsu9ciiiiqtgnsp79i2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49:55</text:p>
          </table:table-cell>
          <table:table-cell table:style-name="ce2" office:value-type="date" office:date-value="2016-07-17T13:49:57" calcext:value-type="date">
            <text:p>17-07-16 13:4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97683" calcext:value-type="float">
            <text:p>97683</text:p>
          </table:table-cell>
          <table:table-cell office:value-type="string" calcext:value-type="string">
            <text:p>k6p1sm6e048djuovtd7v6v0723</text:p>
          </table:table-cell>
          <table:table-cell office:value-type="string" calcext:value-type="string">
            <text:p>130.193.51.1</text:p>
          </table:table-cell>
          <table:table-cell table:number-columns-repeated="2"/>
          <table:table-cell office:value-type="string" calcext:value-type="string">
            <text:p>2016-07-17 13:49:55</text:p>
          </table:table-cell>
          <table:table-cell table:style-name="ce2" office:value-type="date" office:date-value="2016-07-17T13:49:57" calcext:value-type="date">
            <text:p>17-07-16 13:49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97684" calcext:value-type="float">
            <text:p>97684</text:p>
          </table:table-cell>
          <table:table-cell office:value-type="string" calcext:value-type="string">
            <text:p>u2fqflqsolklllffug3ggnvnm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9:55</text:p>
          </table:table-cell>
          <table:table-cell table:style-name="ce2" office:value-type="date" office:date-value="2016-07-17T13:49:57" calcext:value-type="date">
            <text:p>17-07-16 13:4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7685" calcext:value-type="float">
            <text:p>97685</text:p>
          </table:table-cell>
          <table:table-cell office:value-type="string" calcext:value-type="string">
            <text:p>ntf8asg0dlk6os6uo9a5ah5j9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49:55</text:p>
          </table:table-cell>
          <table:table-cell table:style-name="ce2" office:value-type="date" office:date-value="2016-07-17T13:49:57" calcext:value-type="date">
            <text:p>17-07-16 13:4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97686" calcext:value-type="float">
            <text:p>97686</text:p>
          </table:table-cell>
          <table:table-cell office:value-type="string" calcext:value-type="string">
            <text:p>lc6nak8pfq2sj0bd2jfeldv4s4</text:p>
          </table:table-cell>
          <table:table-cell office:value-type="string" calcext:value-type="string">
            <text:p>141.8.142.74</text:p>
          </table:table-cell>
          <table:table-cell table:number-columns-repeated="2"/>
          <table:table-cell office:value-type="string" calcext:value-type="string">
            <text:p>2016-07-17 13:49:55</text:p>
          </table:table-cell>
          <table:table-cell table:style-name="ce2" office:value-type="date" office:date-value="2016-07-17T13:49:57" calcext:value-type="date">
            <text:p>17-07-16 13:49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97689" calcext:value-type="float">
            <text:p>97689</text:p>
          </table:table-cell>
          <table:table-cell office:value-type="string" calcext:value-type="string">
            <text:p>qld0kp68lo03md70hpn0rec8e6</text:p>
          </table:table-cell>
          <table:table-cell office:value-type="string" calcext:value-type="string">
            <text:p>141.8.183.12</text:p>
          </table:table-cell>
          <table:table-cell table:number-columns-repeated="2"/>
          <table:table-cell office:value-type="string" calcext:value-type="string">
            <text:p>2016-07-17 13:50:09</text:p>
          </table:table-cell>
          <table:table-cell table:style-name="ce2" office:value-type="date" office:date-value="2016-07-17T13:50:11" calcext:value-type="date">
            <text:p>17-07-16 13:5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97690" calcext:value-type="float">
            <text:p>97690</text:p>
          </table:table-cell>
          <table:table-cell office:value-type="string" calcext:value-type="string">
            <text:p>otbb10k1evtbek3048vjhnmdt7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50:10</text:p>
          </table:table-cell>
          <table:table-cell table:style-name="ce2" office:value-type="date" office:date-value="2016-07-17T13:50:11" calcext:value-type="date">
            <text:p>17-07-16 13:5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97704" calcext:value-type="float">
            <text:p>97704</text:p>
          </table:table-cell>
          <table:table-cell office:value-type="string" calcext:value-type="string">
            <text:p>hqbbdea2vm0ll4lqhdq49hrk32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50:13</text:p>
          </table:table-cell>
          <table:table-cell table:style-name="ce2" office:value-type="date" office:date-value="2016-07-17T13:50:14" calcext:value-type="date">
            <text:p>17-07-16 13:5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97705" calcext:value-type="float">
            <text:p>97705</text:p>
          </table:table-cell>
          <table:table-cell office:value-type="string" calcext:value-type="string">
            <text:p>0agg2u839eu48j9cvnjn1jn386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0:14</text:p>
          </table:table-cell>
          <table:table-cell table:style-name="ce2" office:value-type="date" office:date-value="2016-07-17T13:50:14" calcext:value-type="date">
            <text:p>17-07-16 13:5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97706" calcext:value-type="float">
            <text:p>97706</text:p>
          </table:table-cell>
          <table:table-cell office:value-type="string" calcext:value-type="string">
            <text:p>990vf9hq037blqkkjkq4s2c302</text:p>
          </table:table-cell>
          <table:table-cell office:value-type="string" calcext:value-type="string">
            <text:p>130.193.37.11</text:p>
          </table:table-cell>
          <table:table-cell table:number-columns-repeated="2"/>
          <table:table-cell office:value-type="string" calcext:value-type="string">
            <text:p>2016-07-17 13:50:14</text:p>
          </table:table-cell>
          <table:table-cell table:style-name="ce2" office:value-type="date" office:date-value="2016-07-17T13:50:14" calcext:value-type="date">
            <text:p>17-07-16 13:5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97728" calcext:value-type="float">
            <text:p>97728</text:p>
          </table:table-cell>
          <table:table-cell office:value-type="string" calcext:value-type="string">
            <text:p>30c2nep58gocutgrlhbq3vrbl6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97729" calcext:value-type="float">
            <text:p>97729</text:p>
          </table:table-cell>
          <table:table-cell office:value-type="string" calcext:value-type="string">
            <text:p>7rcb3cdk6pdlk6l18pikqaqnr0</text:p>
          </table:table-cell>
          <table:table-cell office:value-type="string" calcext:value-type="string">
            <text:p>178.154.189.24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97730" calcext:value-type="float">
            <text:p>97730</text:p>
          </table:table-cell>
          <table:table-cell office:value-type="string" calcext:value-type="string">
            <text:p>i2affhbms4omlt7cdm5aph1o72</text:p>
          </table:table-cell>
          <table:table-cell office:value-type="string" calcext:value-type="string">
            <text:p>130.193.51.29</text:p>
          </table:table-cell>
          <table:table-cell table:number-columns-repeated="2"/>
          <table:table-cell office:value-type="string" calcext:value-type="string">
            <text:p>2016-07-17 13:50:19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97731" calcext:value-type="float">
            <text:p>97731</text:p>
          </table:table-cell>
          <table:table-cell office:value-type="string" calcext:value-type="string">
            <text:p>eonjstrhk5u6rtuc2g7osrk6s0</text:p>
          </table:table-cell>
          <table:table-cell office:value-type="string" calcext:value-type="string">
            <text:p>130.193.37.11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97732" calcext:value-type="float">
            <text:p>97732</text:p>
          </table:table-cell>
          <table:table-cell office:value-type="string" calcext:value-type="string">
            <text:p>pakfmf3rrv14rm11n8om1f1vm6</text:p>
          </table:table-cell>
          <table:table-cell office:value-type="string" calcext:value-type="string">
            <text:p>141.8.132.58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97733" calcext:value-type="float">
            <text:p>97733</text:p>
          </table:table-cell>
          <table:table-cell office:value-type="string" calcext:value-type="string">
            <text:p>rqdqsl08benauc2nmq27fu0nh7</text:p>
          </table:table-cell>
          <table:table-cell office:value-type="string" calcext:value-type="string">
            <text:p>141.8.142.51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97734" calcext:value-type="float">
            <text:p>97734</text:p>
          </table:table-cell>
          <table:table-cell office:value-type="string" calcext:value-type="string">
            <text:p>1fkeee2i00he5ju7tummcn75g6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97735" calcext:value-type="float">
            <text:p>97735</text:p>
          </table:table-cell>
          <table:table-cell office:value-type="string" calcext:value-type="string">
            <text:p>50a35aap78j2072sjoi77gjal6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7736" calcext:value-type="float">
            <text:p>97736</text:p>
          </table:table-cell>
          <table:table-cell office:value-type="string" calcext:value-type="string">
            <text:p>j2r13lc10el8qmlkir795tgn45</text:p>
          </table:table-cell>
          <table:table-cell office:value-type="string" calcext:value-type="string">
            <text:p>130.193.37.29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t43lmnqpvvsdjkpbj738ejaoj0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97738" calcext:value-type="float">
            <text:p>97738</text:p>
          </table:table-cell>
          <table:table-cell office:value-type="string" calcext:value-type="string">
            <text:p>23aj5kp6du7h3remt5nhocmlq3</text:p>
          </table:table-cell>
          <table:table-cell office:value-type="string" calcext:value-type="string">
            <text:p>141.8.183.7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20" calcext:value-type="date">
            <text:p>17-07-16 13:5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97749" calcext:value-type="float">
            <text:p>97749</text:p>
          </table:table-cell>
          <table:table-cell office:value-type="string" calcext:value-type="string">
            <text:p>f0qhn2uiiktt9qh0sk9a45ur0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30" calcext:value-type="date">
            <text:p>17-07-16 13:5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97754" calcext:value-type="float">
            <text:p>97754</text:p>
          </table:table-cell>
          <table:table-cell office:value-type="string" calcext:value-type="string">
            <text:p>jl46o1fasertb836hpmtf8ciu3</text:p>
          </table:table-cell>
          <table:table-cell office:value-type="string" calcext:value-type="string">
            <text:p>141.8.183.12</text:p>
          </table:table-cell>
          <table:table-cell table:number-columns-repeated="2"/>
          <table:table-cell office:value-type="string" calcext:value-type="string">
            <text:p>2016-07-17 13:50:19</text:p>
          </table:table-cell>
          <table:table-cell table:style-name="ce2" office:value-type="date" office:date-value="2016-07-17T13:50:38" calcext:value-type="date">
            <text:p>17-07-16 13:5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97755" calcext:value-type="float">
            <text:p>97755</text:p>
          </table:table-cell>
          <table:table-cell office:value-type="string" calcext:value-type="string">
            <text:p>va49gpjr2i2es71a4ig1dsuqv5</text:p>
          </table:table-cell>
          <table:table-cell office:value-type="string" calcext:value-type="string">
            <text:p>141.8.132.8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38" calcext:value-type="date">
            <text:p>17-07-16 13:5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97756" calcext:value-type="float">
            <text:p>97756</text:p>
          </table:table-cell>
          <table:table-cell office:value-type="string" calcext:value-type="string">
            <text:p>q0b2bv9jli7gsbegdtkdepmh30</text:p>
          </table:table-cell>
          <table:table-cell office:value-type="string" calcext:value-type="string">
            <text:p>141.8.132.58</text:p>
          </table:table-cell>
          <table:table-cell table:number-columns-repeated="2"/>
          <table:table-cell office:value-type="string" calcext:value-type="string">
            <text:p>2016-07-17 13:50:30</text:p>
          </table:table-cell>
          <table:table-cell table:style-name="ce2" office:value-type="date" office:date-value="2016-07-17T13:50:38" calcext:value-type="date">
            <text:p>17-07-16 13:5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97758" calcext:value-type="float">
            <text:p>97758</text:p>
          </table:table-cell>
          <table:table-cell office:value-type="string" calcext:value-type="string">
            <text:p>ekunnak13011ohi8151hphrn37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50:20</text:p>
          </table:table-cell>
          <table:table-cell table:style-name="ce2" office:value-type="date" office:date-value="2016-07-17T13:50:38" calcext:value-type="date">
            <text:p>17-07-16 13:5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97759" calcext:value-type="float">
            <text:p>97759</text:p>
          </table:table-cell>
          <table:table-cell office:value-type="string" calcext:value-type="string">
            <text:p>jlvt0q2uake8nnpje7b10fhd3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0:38</text:p>
          </table:table-cell>
          <table:table-cell table:style-name="ce2" office:value-type="date" office:date-value="2016-07-17T13:50:38.999999" calcext:value-type="date">
            <text:p>17-07-16 13:5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97760" calcext:value-type="float">
            <text:p>97760</text:p>
          </table:table-cell>
          <table:table-cell office:value-type="string" calcext:value-type="string">
            <text:p>j045ke3qe7i700cadcnosmijq0</text:p>
          </table:table-cell>
          <table:table-cell office:value-type="string" calcext:value-type="string">
            <text:p>130.193.51.42</text:p>
          </table:table-cell>
          <table:table-cell table:number-columns-repeated="2"/>
          <table:table-cell office:value-type="string" calcext:value-type="string">
            <text:p>2016-07-17 13:50:38</text:p>
          </table:table-cell>
          <table:table-cell table:style-name="ce2" office:value-type="date" office:date-value="2016-07-17T13:50:38.999999" calcext:value-type="date">
            <text:p>17-07-16 13:5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7761" calcext:value-type="float">
            <text:p>97761</text:p>
          </table:table-cell>
          <table:table-cell office:value-type="string" calcext:value-type="string">
            <text:p>tdjd9aghtkb78umnqtpv68ltk6</text:p>
          </table:table-cell>
          <table:table-cell office:value-type="string" calcext:value-type="string">
            <text:p>141.8.132.58</text:p>
          </table:table-cell>
          <table:table-cell table:number-columns-repeated="2"/>
          <table:table-cell office:value-type="string" calcext:value-type="string">
            <text:p>2016-07-17 13:50:38</text:p>
          </table:table-cell>
          <table:table-cell table:style-name="ce2" office:value-type="date" office:date-value="2016-07-17T13:50:38.999999" calcext:value-type="date">
            <text:p>17-07-16 13:5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97762" calcext:value-type="float">
            <text:p>97762</text:p>
          </table:table-cell>
          <table:table-cell office:value-type="string" calcext:value-type="string">
            <text:p>cfk4dg7oc4irh2ucq40oi0cui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0:38</text:p>
          </table:table-cell>
          <table:table-cell table:style-name="ce2" office:value-type="date" office:date-value="2016-07-17T13:50:38.999999" calcext:value-type="date">
            <text:p>17-07-16 13:5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97763" calcext:value-type="float">
            <text:p>97763</text:p>
          </table:table-cell>
          <table:table-cell office:value-type="string" calcext:value-type="string">
            <text:p>si2qtn4f78ntk0v9rsblo60674</text:p>
          </table:table-cell>
          <table:table-cell office:value-type="string" calcext:value-type="string">
            <text:p>130.193.51.1</text:p>
          </table:table-cell>
          <table:table-cell table:number-columns-repeated="2"/>
          <table:table-cell office:value-type="string" calcext:value-type="string">
            <text:p>2016-07-17 13:50:38</text:p>
          </table:table-cell>
          <table:table-cell table:style-name="ce2" office:value-type="date" office:date-value="2016-07-17T13:50:38.999999" calcext:value-type="date">
            <text:p>17-07-16 13:5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97770" calcext:value-type="float">
            <text:p>97770</text:p>
          </table:table-cell>
          <table:table-cell office:value-type="string" calcext:value-type="string">
            <text:p>og05n69boc7ioveempdki3s216</text:p>
          </table:table-cell>
          <table:table-cell office:value-type="string" calcext:value-type="string">
            <text:p>130.193.37.9</text:p>
          </table:table-cell>
          <table:table-cell table:number-columns-repeated="2"/>
          <table:table-cell office:value-type="string" calcext:value-type="string">
            <text:p>2016-07-17 13:50:45</text:p>
          </table:table-cell>
          <table:table-cell table:style-name="ce2" office:value-type="date" office:date-value="2016-07-17T13:50:46" calcext:value-type="date">
            <text:p>17-07-16 13:5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97772" calcext:value-type="float">
            <text:p>97772</text:p>
          </table:table-cell>
          <table:table-cell office:value-type="string" calcext:value-type="string">
            <text:p>drr4q0pvshea2hb2157gaffrg0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50:49</text:p>
          </table:table-cell>
          <table:table-cell table:style-name="ce2" office:value-type="date" office:date-value="2016-07-17T13:50:49" calcext:value-type="date">
            <text:p>17-07-16 13:5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97773" calcext:value-type="float">
            <text:p>97773</text:p>
          </table:table-cell>
          <table:table-cell office:value-type="string" calcext:value-type="string">
            <text:p>aacudjifsr21563v26jj3ggh16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50:54</text:p>
          </table:table-cell>
          <table:table-cell table:style-name="ce2" office:value-type="date" office:date-value="2016-07-17T13:50:55" calcext:value-type="date">
            <text:p>17-07-16 13:5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97774" calcext:value-type="float">
            <text:p>97774</text:p>
          </table:table-cell>
          <table:table-cell office:value-type="string" calcext:value-type="string">
            <text:p>5ov4eqi02ju60n4fkv5preuc7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0:57</text:p>
          </table:table-cell>
          <table:table-cell table:style-name="ce2" office:value-type="date" office:date-value="2016-07-17T13:50:57.999999" calcext:value-type="date">
            <text:p>17-07-16 13:5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97775" calcext:value-type="float">
            <text:p>97775</text:p>
          </table:table-cell>
          <table:table-cell office:value-type="string" calcext:value-type="string">
            <text:p>nh32p8gvhg3irnfn3oon00r63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1:04</text:p>
          </table:table-cell>
          <table:table-cell table:style-name="ce2" office:value-type="date" office:date-value="2016-07-17T13:51:06" calcext:value-type="date">
            <text:p>17-07-16 13:5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97778" calcext:value-type="float">
            <text:p>97778</text:p>
          </table:table-cell>
          <table:table-cell office:value-type="string" calcext:value-type="string">
            <text:p>93j8b4tj9j0josdbv3n7lp2nu5</text:p>
          </table:table-cell>
          <table:table-cell office:value-type="string" calcext:value-type="string">
            <text:p>141.8.142.74</text:p>
          </table:table-cell>
          <table:table-cell table:number-columns-repeated="2"/>
          <table:table-cell office:value-type="string" calcext:value-type="string">
            <text:p>2016-07-17 13:51:21</text:p>
          </table:table-cell>
          <table:table-cell table:style-name="ce2" office:value-type="date" office:date-value="2016-07-17T13:51:21" calcext:value-type="date">
            <text:p>17-07-16 13:51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97779" calcext:value-type="float">
            <text:p>97779</text:p>
          </table:table-cell>
          <table:table-cell office:value-type="string" calcext:value-type="string">
            <text:p>6qa27atca8tlo9eqi564l54lg5</text:p>
          </table:table-cell>
          <table:table-cell office:value-type="string" calcext:value-type="string">
            <text:p>130.193.51.58</text:p>
          </table:table-cell>
          <table:table-cell table:number-columns-repeated="2"/>
          <table:table-cell office:value-type="string" calcext:value-type="string">
            <text:p>2016-07-17 13:51:21</text:p>
          </table:table-cell>
          <table:table-cell table:style-name="ce2" office:value-type="date" office:date-value="2016-07-17T13:51:21" calcext:value-type="date">
            <text:p>17-07-16 13:5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97780" calcext:value-type="float">
            <text:p>97780</text:p>
          </table:table-cell>
          <table:table-cell office:value-type="string" calcext:value-type="string">
            <text:p>9nejlst0issvcddms06gqjdbj7</text:p>
          </table:table-cell>
          <table:table-cell office:value-type="string" calcext:value-type="string">
            <text:p>141.8.142.50</text:p>
          </table:table-cell>
          <table:table-cell table:number-columns-repeated="2"/>
          <table:table-cell office:value-type="string" calcext:value-type="string">
            <text:p>2016-07-17 13:51:21</text:p>
          </table:table-cell>
          <table:table-cell table:style-name="ce2" office:value-type="date" office:date-value="2016-07-17T13:51:21" calcext:value-type="date">
            <text:p>17-07-16 13:51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97781" calcext:value-type="float">
            <text:p>97781</text:p>
          </table:table-cell>
          <table:table-cell office:value-type="string" calcext:value-type="string">
            <text:p>sonahblarut4vopn9krgfacem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1:22</text:p>
          </table:table-cell>
          <table:table-cell table:style-name="ce2" office:value-type="date" office:date-value="2016-07-17T13:51:22" calcext:value-type="date">
            <text:p>17-07-16 13:5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7782" calcext:value-type="float">
            <text:p>97782</text:p>
          </table:table-cell>
          <table:table-cell office:value-type="string" calcext:value-type="string">
            <text:p>n6c4mdkgnd9m9dpgjb2bfg6gf4</text:p>
          </table:table-cell>
          <table:table-cell office:value-type="string" calcext:value-type="string">
            <text:p>141.8.132.1</text:p>
          </table:table-cell>
          <table:table-cell table:number-columns-repeated="2"/>
          <table:table-cell office:value-type="string" calcext:value-type="string">
            <text:p>2016-07-17 13:51:24</text:p>
          </table:table-cell>
          <table:table-cell table:style-name="ce2" office:value-type="date" office:date-value="2016-07-17T13:51:27" calcext:value-type="date">
            <text:p>17-07-16 13:5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97787" calcext:value-type="float">
            <text:p>97787</text:p>
          </table:table-cell>
          <table:table-cell office:value-type="string" calcext:value-type="string">
            <text:p>l18h8pgi5vhor91qb4rovnjf01</text:p>
          </table:table-cell>
          <table:table-cell office:value-type="string" calcext:value-type="string">
            <text:p>130.193.51.1</text:p>
          </table:table-cell>
          <table:table-cell table:number-columns-repeated="2"/>
          <table:table-cell office:value-type="string" calcext:value-type="string">
            <text:p>2016-07-17 13:51:37</text:p>
          </table:table-cell>
          <table:table-cell table:style-name="ce2" office:value-type="date" office:date-value="2016-07-17T13:51:38" calcext:value-type="date">
            <text:p>17-07-16 13:51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97792" calcext:value-type="float">
            <text:p>97792</text:p>
          </table:table-cell>
          <table:table-cell office:value-type="string" calcext:value-type="string">
            <text:p>r702ttcm4s4t7i8t7hu17f4ih1</text:p>
          </table:table-cell>
          <table:table-cell office:value-type="string" calcext:value-type="string">
            <text:p>130.193.50.7</text:p>
          </table:table-cell>
          <table:table-cell table:number-columns-repeated="2"/>
          <table:table-cell office:value-type="string" calcext:value-type="string">
            <text:p>2016-07-17 13:51:44</text:p>
          </table:table-cell>
          <table:table-cell table:style-name="ce2" office:value-type="date" office:date-value="2016-07-17T13:51:44" calcext:value-type="date">
            <text:p>17-07-16 13:5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97793" calcext:value-type="float">
            <text:p>97793</text:p>
          </table:table-cell>
          <table:table-cell office:value-type="string" calcext:value-type="string">
            <text:p>jq229c57crc2687fc0l00f1vt5</text:p>
          </table:table-cell>
          <table:table-cell office:value-type="string" calcext:value-type="string">
            <text:p>130.193.37.11</text:p>
          </table:table-cell>
          <table:table-cell table:number-columns-repeated="2"/>
          <table:table-cell office:value-type="string" calcext:value-type="string">
            <text:p>2016-07-17 13:51:45</text:p>
          </table:table-cell>
          <table:table-cell table:style-name="ce2" office:value-type="date" office:date-value="2016-07-17T13:51:45" calcext:value-type="date">
            <text:p>17-07-16 13:51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97796" calcext:value-type="float">
            <text:p>97796</text:p>
          </table:table-cell>
          <table:table-cell office:value-type="string" calcext:value-type="string">
            <text:p>dndpsig2dalu9rnp6lm4dnfpr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1:48</text:p>
          </table:table-cell>
          <table:table-cell table:style-name="ce2" office:value-type="date" office:date-value="2016-07-17T13:51:49" calcext:value-type="date">
            <text:p>17-07-16 13:5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97800" calcext:value-type="float">
            <text:p>97800</text:p>
          </table:table-cell>
          <table:table-cell office:value-type="string" calcext:value-type="string">
            <text:p>0sb919v70esl3e0f975rf6ooj3</text:p>
          </table:table-cell>
          <table:table-cell office:value-type="string" calcext:value-type="string">
            <text:p>141.8.142.51</text:p>
          </table:table-cell>
          <table:table-cell table:number-columns-repeated="2"/>
          <table:table-cell office:value-type="string" calcext:value-type="string">
            <text:p>2016-07-17 13:51:54</text:p>
          </table:table-cell>
          <table:table-cell table:style-name="ce2" office:value-type="date" office:date-value="2016-07-17T13:51:55" calcext:value-type="date">
            <text:p>17-07-16 13:5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97820" calcext:value-type="float">
            <text:p>97820</text:p>
          </table:table-cell>
          <table:table-cell office:value-type="string" calcext:value-type="string">
            <text:p>03trsl4o3bakunqd4vvvajgfb5</text:p>
          </table:table-cell>
          <table:table-cell office:value-type="string" calcext:value-type="string">
            <text:p>141.8.183.7</text:p>
          </table:table-cell>
          <table:table-cell table:number-columns-repeated="2"/>
          <table:table-cell office:value-type="string" calcext:value-type="string">
            <text:p>2016-07-17 13:52:17</text:p>
          </table:table-cell>
          <table:table-cell table:style-name="ce2" office:value-type="date" office:date-value="2016-07-17T13:52:18" calcext:value-type="date">
            <text:p>17-07-16 13:52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97824" calcext:value-type="float">
            <text:p>97824</text:p>
          </table:table-cell>
          <table:table-cell office:value-type="string" calcext:value-type="string">
            <text:p>7sa9f0dtethnlqq0lapfhuorr1</text:p>
          </table:table-cell>
          <table:table-cell office:value-type="string" calcext:value-type="string">
            <text:p>130.193.51.58</text:p>
          </table:table-cell>
          <table:table-cell table:number-columns-repeated="2"/>
          <table:table-cell office:value-type="string" calcext:value-type="string">
            <text:p>2016-07-17 13:52:22</text:p>
          </table:table-cell>
          <table:table-cell table:style-name="ce2" office:value-type="date" office:date-value="2016-07-17T13:52:23" calcext:value-type="date">
            <text:p>17-07-16 13:5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7830" calcext:value-type="float">
            <text:p>97830</text:p>
          </table:table-cell>
          <table:table-cell office:value-type="string" calcext:value-type="string">
            <text:p>dtt7s1qi7hta6gg08jrf3djv85</text:p>
          </table:table-cell>
          <table:table-cell office:value-type="string" calcext:value-type="string">
            <text:p>141.8.132.8</text:p>
          </table:table-cell>
          <table:table-cell table:number-columns-repeated="2"/>
          <table:table-cell office:value-type="string" calcext:value-type="string">
            <text:p>2016-07-17 13:52:32</text:p>
          </table:table-cell>
          <table:table-cell table:style-name="ce2" office:value-type="date" office:date-value="2016-07-17T13:52:33" calcext:value-type="date">
            <text:p>17-07-16 13:52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7847" calcext:value-type="float">
            <text:p>97847</text:p>
          </table:table-cell>
          <table:table-cell office:value-type="string" calcext:value-type="string">
            <text:p>qruqoohmmpmipqaacrcp9smk83</text:p>
          </table:table-cell>
          <table:table-cell office:value-type="string" calcext:value-type="string">
            <text:p>178.154.189.24</text:p>
          </table:table-cell>
          <table:table-cell table:number-columns-repeated="2"/>
          <table:table-cell office:value-type="string" calcext:value-type="string">
            <text:p>2016-07-17 13:53:00</text:p>
          </table:table-cell>
          <table:table-cell table:style-name="ce2" office:value-type="date" office:date-value="2016-07-17T13:53:00" calcext:value-type="date">
            <text:p>17-07-16 13:5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97856" calcext:value-type="float">
            <text:p>97856</text:p>
          </table:table-cell>
          <table:table-cell office:value-type="string" calcext:value-type="string">
            <text:p>43unlq9ea6ufdh7oi7v54b9843</text:p>
          </table:table-cell>
          <table:table-cell office:value-type="string" calcext:value-type="string">
            <text:p>141.8.132.4</text:p>
          </table:table-cell>
          <table:table-cell table:number-columns-repeated="2"/>
          <table:table-cell office:value-type="string" calcext:value-type="string">
            <text:p>2016-07-17 13:53:09</text:p>
          </table:table-cell>
          <table:table-cell table:style-name="ce2" office:value-type="date" office:date-value="2016-07-17T13:53:11" calcext:value-type="date">
            <text:p>17-07-16 13:5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97857" calcext:value-type="float">
            <text:p>97857</text:p>
          </table:table-cell>
          <table:table-cell office:value-type="string" calcext:value-type="string">
            <text:p>rpav8f5vigd7o2kc1dsnhkn4i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3:11</text:p>
          </table:table-cell>
          <table:table-cell table:style-name="ce2" office:value-type="date" office:date-value="2016-07-17T13:53:12" calcext:value-type="date">
            <text:p>17-07-16 13:5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97859" calcext:value-type="float">
            <text:p>97859</text:p>
          </table:table-cell>
          <table:table-cell office:value-type="string" calcext:value-type="string">
            <text:p>q1erngtn1ccc1oahcfuoki15g2</text:p>
          </table:table-cell>
          <table:table-cell office:value-type="string" calcext:value-type="string">
            <text:p>130.193.50.37</text:p>
          </table:table-cell>
          <table:table-cell table:number-columns-repeated="2"/>
          <table:table-cell office:value-type="string" calcext:value-type="string">
            <text:p>2016-07-17 13:53:12</text:p>
          </table:table-cell>
          <table:table-cell table:style-name="ce2" office:value-type="date" office:date-value="2016-07-17T13:53:12" calcext:value-type="date">
            <text:p>17-07-16 13:5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97860" calcext:value-type="float">
            <text:p>97860</text:p>
          </table:table-cell>
          <table:table-cell office:value-type="string" calcext:value-type="string">
            <text:p>nge80kr8eqbahlvkkuclerclp7</text:p>
          </table:table-cell>
          <table:table-cell office:value-type="string" calcext:value-type="string">
            <text:p>141.8.183.12</text:p>
          </table:table-cell>
          <table:table-cell table:number-columns-repeated="2"/>
          <table:table-cell office:value-type="string" calcext:value-type="string">
            <text:p>2016-07-17 13:53:13</text:p>
          </table:table-cell>
          <table:table-cell table:style-name="ce2" office:value-type="date" office:date-value="2016-07-17T13:53:15" calcext:value-type="date">
            <text:p>17-07-16 13:5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97868" calcext:value-type="float">
            <text:p>97868</text:p>
          </table:table-cell>
          <table:table-cell office:value-type="string" calcext:value-type="string">
            <text:p>q3on1e02mgqdv41m1icc7c2o63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3:23</text:p>
          </table:table-cell>
          <table:table-cell table:style-name="ce2" office:value-type="date" office:date-value="2016-07-17T13:53:24" calcext:value-type="date">
            <text:p>17-07-16 13:5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97870" calcext:value-type="float">
            <text:p>97870</text:p>
          </table:table-cell>
          <table:table-cell office:value-type="string" calcext:value-type="string">
            <text:p>eiql7rcdqbh9tn4bc9vq4m7k72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3:26</text:p>
          </table:table-cell>
          <table:table-cell table:style-name="ce2" office:value-type="date" office:date-value="2016-07-17T13:53:26" calcext:value-type="date">
            <text:p>17-07-16 13:5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97887" calcext:value-type="float">
            <text:p>97887</text:p>
          </table:table-cell>
          <table:table-cell office:value-type="string" calcext:value-type="string">
            <text:p>q1o97cpdoojbisdgfat29hcmr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3:48</text:p>
          </table:table-cell>
          <table:table-cell table:style-name="ce2" office:value-type="date" office:date-value="2016-07-17T13:53:49" calcext:value-type="date">
            <text:p>17-07-16 13:5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97890" calcext:value-type="float">
            <text:p>97890</text:p>
          </table:table-cell>
          <table:table-cell office:value-type="string" calcext:value-type="string">
            <text:p>3sm40c8t0dr19tdo08slibn8n1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3:56</text:p>
          </table:table-cell>
          <table:table-cell table:style-name="ce2" office:value-type="date" office:date-value="2016-07-17T13:53:57" calcext:value-type="date">
            <text:p>17-07-16 13:5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97893" calcext:value-type="float">
            <text:p>97893</text:p>
          </table:table-cell>
          <table:table-cell office:value-type="string" calcext:value-type="string">
            <text:p>27bmt5mulev47bn98bi5dd6325</text:p>
          </table:table-cell>
          <table:table-cell office:value-type="string" calcext:value-type="string">
            <text:p>141.8.142.39</text:p>
          </table:table-cell>
          <table:table-cell table:number-columns-repeated="2"/>
          <table:table-cell office:value-type="string" calcext:value-type="string">
            <text:p>2016-07-17 13:54:00</text:p>
          </table:table-cell>
          <table:table-cell table:style-name="ce2" office:value-type="date" office:date-value="2016-07-17T13:54:01" calcext:value-type="date">
            <text:p>17-07-16 13:5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97990" calcext:value-type="float">
            <text:p>97990</text:p>
          </table:table-cell>
          <table:table-cell office:value-type="string" calcext:value-type="string">
            <text:p>31hnnbbjc9gg5j7iq5488vk304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7 13:57:20</text:p>
          </table:table-cell>
          <table:table-cell table:style-name="ce2" office:value-type="date" office:date-value="2016-07-17T13:57:21" calcext:value-type="date">
            <text:p>17-07-16 13:5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97992" calcext:value-type="float">
            <text:p>97992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7 11:58:19</text:p>
          </table:table-cell>
          <table:table-cell table:style-name="ce2" office:value-type="date" office:date-value="2016-07-17T13:58:19" calcext:value-type="date">
            <text:p>17-07-16 13:5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97993" calcext:value-type="float">
            <text:p>97993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7 13:58:32</text:p>
          </table:table-cell>
          <table:table-cell table:style-name="ce2" office:value-type="date" office:date-value="2016-07-17T13:58:33" calcext:value-type="date">
            <text:p>17-07-16 13:5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97995" calcext:value-type="float">
            <text:p>97995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3:59:24</text:p>
          </table:table-cell>
          <table:table-cell table:style-name="ce2" office:value-type="date" office:date-value="2016-07-17T13:59:24" calcext:value-type="date">
            <text:p>17-07-16 13:5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98019" calcext:value-type="float">
            <text:p>98019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14:48</text:p>
          </table:table-cell>
          <table:table-cell table:style-name="ce2" office:value-type="date" office:date-value="2016-07-17T14:14:49.000001" calcext:value-type="date">
            <text:p>17-07-16 14:14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98023" calcext:value-type="float">
            <text:p>98023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2:15:33</text:p>
          </table:table-cell>
          <table:table-cell table:style-name="ce2" office:value-type="date" office:date-value="2016-07-17T14:15:34" calcext:value-type="date">
            <text:p>17-07-16 14:1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98029" calcext:value-type="float">
            <text:p>98029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2:16:42</text:p>
          </table:table-cell>
          <table:table-cell table:style-name="ce2" office:value-type="date" office:date-value="2016-07-17T14:16:42" calcext:value-type="date">
            <text:p>17-07-16 14:1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98030" calcext:value-type="float">
            <text:p>98030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4:17:14</text:p>
          </table:table-cell>
          <table:table-cell table:style-name="ce2" office:value-type="date" office:date-value="2016-07-17T14:17:15" calcext:value-type="date">
            <text:p>17-07-16 14:1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98031" calcext:value-type="float">
            <text:p>98031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2:17:40</text:p>
          </table:table-cell>
          <table:table-cell table:style-name="ce2" office:value-type="date" office:date-value="2016-07-17T14:17:41.000001" calcext:value-type="date">
            <text:p>17-07-16 14:1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98032" calcext:value-type="float">
            <text:p>98032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2:17:46</text:p>
          </table:table-cell>
          <table:table-cell table:style-name="ce2" office:value-type="date" office:date-value="2016-07-17T14:17:46" calcext:value-type="date">
            <text:p>17-07-16 14:1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98033" calcext:value-type="float">
            <text:p>98033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4:18:14</text:p>
          </table:table-cell>
          <table:table-cell table:style-name="ce2" office:value-type="date" office:date-value="2016-07-17T14:18:14" calcext:value-type="date">
            <text:p>17-07-16 14:1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98034" calcext:value-type="float">
            <text:p>98034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19:43</text:p>
          </table:table-cell>
          <table:table-cell table:style-name="ce2" office:value-type="date" office:date-value="2016-07-17T14:19:44" calcext:value-type="date">
            <text:p>17-07-16 14:1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8035" calcext:value-type="float">
            <text:p>98035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0:08</text:p>
          </table:table-cell>
          <table:table-cell table:style-name="ce2" office:value-type="date" office:date-value="2016-07-17T14:20:08" calcext:value-type="date">
            <text:p>17-07-16 14:2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98036" calcext:value-type="float">
            <text:p>98036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0:32</text:p>
          </table:table-cell>
          <table:table-cell table:style-name="ce2" office:value-type="date" office:date-value="2016-07-17T14:20:33.000001" calcext:value-type="date">
            <text:p>17-07-16 14:2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98037" calcext:value-type="float">
            <text:p>98037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0:44</text:p>
          </table:table-cell>
          <table:table-cell table:style-name="ce2" office:value-type="date" office:date-value="2016-07-17T14:20:44.000001" calcext:value-type="date">
            <text:p>17-07-16 14:2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98038" calcext:value-type="float">
            <text:p>98038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4:59</text:p>
          </table:table-cell>
          <table:table-cell table:style-name="ce2" office:value-type="date" office:date-value="2016-07-17T14:24:59" calcext:value-type="date">
            <text:p>17-07-16 14:2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98039" calcext:value-type="float">
            <text:p>98039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5:10</text:p>
          </table:table-cell>
          <table:table-cell table:style-name="ce2" office:value-type="date" office:date-value="2016-07-17T14:25:10" calcext:value-type="date">
            <text:p>17-07-16 14:2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98040" calcext:value-type="float">
            <text:p>98040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5:18</text:p>
          </table:table-cell>
          <table:table-cell table:style-name="ce2" office:value-type="date" office:date-value="2016-07-17T14:25:18" calcext:value-type="date">
            <text:p>17-07-16 14:2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98043" calcext:value-type="float">
            <text:p>98043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27:15</text:p>
          </table:table-cell>
          <table:table-cell table:style-name="ce2" office:value-type="date" office:date-value="2016-07-17T14:27:17.000001" calcext:value-type="date">
            <text:p>17-07-16 14:2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8049" calcext:value-type="float">
            <text:p>98049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2:39:27</text:p>
          </table:table-cell>
          <table:table-cell table:style-name="ce2" office:value-type="date" office:date-value="2016-07-17T14:39:27" calcext:value-type="date">
            <text:p>17-07-16 14:3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98055" calcext:value-type="float">
            <text:p>98055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4:46:52</text:p>
          </table:table-cell>
          <table:table-cell table:style-name="ce2" office:value-type="date" office:date-value="2016-07-17T14:46:52.000001" calcext:value-type="date">
            <text:p>17-07-16 14:46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98057" calcext:value-type="float">
            <text:p>98057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4:48:32</text:p>
          </table:table-cell>
          <table:table-cell table:style-name="ce2" office:value-type="date" office:date-value="2016-07-17T14:48:33" calcext:value-type="date">
            <text:p>17-07-16 14:4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98078" calcext:value-type="float">
            <text:p>98078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2:56:30</text:p>
          </table:table-cell>
          <table:table-cell table:style-name="ce2" office:value-type="date" office:date-value="2016-07-17T14:56:31" calcext:value-type="date">
            <text:p>17-07-16 14:5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98083" calcext:value-type="float">
            <text:p>98083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4:58:13</text:p>
          </table:table-cell>
          <table:table-cell table:style-name="ce2" office:value-type="date" office:date-value="2016-07-17T14:58:14" calcext:value-type="date">
            <text:p>17-07-16 14:58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98107" calcext:value-type="float">
            <text:p>98107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3:03:15</text:p>
          </table:table-cell>
          <table:table-cell table:style-name="ce2" office:value-type="date" office:date-value="2016-07-17T15:03:16" calcext:value-type="date">
            <text:p>17-07-16 15:0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98110" calcext:value-type="float">
            <text:p>98110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7 13:03:30</text:p>
          </table:table-cell>
          <table:table-cell table:style-name="ce2" office:value-type="date" office:date-value="2016-07-17T15:03:30" calcext:value-type="date">
            <text:p>17-07-16 15:0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98118" calcext:value-type="float">
            <text:p>98118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5:06:31</text:p>
          </table:table-cell>
          <table:table-cell table:style-name="ce2" office:value-type="date" office:date-value="2016-07-17T15:06:31" calcext:value-type="date">
            <text:p>17-07-16 15:0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8185" calcext:value-type="float">
            <text:p>98185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5:23:05</text:p>
          </table:table-cell>
          <table:table-cell table:style-name="ce2" office:value-type="date" office:date-value="2016-07-17T15:23:05" calcext:value-type="date">
            <text:p>17-07-16 15:2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98200" calcext:value-type="float">
            <text:p>98200</text:p>
          </table:table-cell>
          <table:table-cell office:value-type="string" calcext:value-type="string">
            <text:p>dbc348d9ifihfrosf6o1ef7h1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15:27:56</text:p>
          </table:table-cell>
          <table:table-cell table:style-name="ce2" office:value-type="date" office:date-value="2016-07-17T15:27:56" calcext:value-type="date">
            <text:p>17-07-16 15:2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98241" calcext:value-type="float">
            <text:p>98241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5:33:19</text:p>
          </table:table-cell>
          <table:table-cell table:style-name="ce2" office:value-type="date" office:date-value="2016-07-17T15:33:19" calcext:value-type="date">
            <text:p>17-07-16 15:3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98344" calcext:value-type="float">
            <text:p>9834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7 15:38:53</text:p>
          </table:table-cell>
          <table:table-cell table:style-name="ce2" office:value-type="date" office:date-value="2016-07-17T15:38:54" calcext:value-type="date">
            <text:p>17-07-16 15:38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98354" calcext:value-type="float">
            <text:p>9835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5:39:59</text:p>
          </table:table-cell>
          <table:table-cell table:style-name="ce2" office:value-type="date" office:date-value="2016-07-17T15:39:59" calcext:value-type="date">
            <text:p>17-07-16 15:3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98528" calcext:value-type="float">
            <text:p>98528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7 13:59:51</text:p>
          </table:table-cell>
          <table:table-cell table:style-name="ce2" office:value-type="date" office:date-value="2016-07-17T15:59:52" calcext:value-type="date">
            <text:p>17-07-16 15:59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98529" calcext:value-type="float">
            <text:p>98529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7 16:00:12</text:p>
          </table:table-cell>
          <table:table-cell table:style-name="ce2" office:value-type="date" office:date-value="2016-07-17T16:00:12" calcext:value-type="date">
            <text:p>17-07-16 16:0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8628" calcext:value-type="float">
            <text:p>98628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7 16:20:08</text:p>
          </table:table-cell>
          <table:table-cell table:style-name="ce2" office:value-type="date" office:date-value="2016-07-17T16:20:09" calcext:value-type="date">
            <text:p>17-07-16 16:2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98646" calcext:value-type="float">
            <text:p>98646</text:p>
          </table:table-cell>
          <table:table-cell office:value-type="string" calcext:value-type="string">
            <text:p>8sfksdq1c90e17gblhqq27u3g4</text:p>
          </table:table-cell>
          <table:table-cell office:value-type="string" calcext:value-type="string">
            <text:p>107.161.83.9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16:25:02</text:p>
          </table:table-cell>
          <table:table-cell table:style-name="ce2" office:value-type="date" office:date-value="2016-07-17T16:25:01.999999" calcext:value-type="date">
            <text:p>17-07-16 16:2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98660" calcext:value-type="float">
            <text:p>98660</text:p>
          </table:table-cell>
          <table:table-cell office:value-type="string" calcext:value-type="string">
            <text:p>s5821jhs6f5nrihe6ntkhnv836</text:p>
          </table:table-cell>
          <table:table-cell office:value-type="float" office:value="66248223230" calcext:value-type="float">
            <text:p>6624822323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16:27:40</text:p>
          </table:table-cell>
          <table:table-cell table:style-name="ce2" office:value-type="date" office:date-value="2016-07-17T16:27:41" calcext:value-type="date">
            <text:p>17-07-16 16:27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98670" calcext:value-type="float">
            <text:p>98670</text:p>
          </table:table-cell>
          <table:table-cell office:value-type="string" calcext:value-type="string">
            <text:p>vb5hrmncdlcag65avtliqcu8b1</text:p>
          </table:table-cell>
          <table:table-cell office:value-type="float" office:value="104222132103" calcext:value-type="float">
            <text:p>10422213210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16:29:12</text:p>
          </table:table-cell>
          <table:table-cell table:style-name="ce2" office:value-type="date" office:date-value="2016-07-17T16:29:12" calcext:value-type="date">
            <text:p>17-07-16 16:2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99406" calcext:value-type="float">
            <text:p>9940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6:34:42</text:p>
          </table:table-cell>
          <table:table-cell table:style-name="ce2" office:value-type="date" office:date-value="2016-07-17T18:34:41.999999" calcext:value-type="date">
            <text:p>17-07-16 18:34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9407" calcext:value-type="float">
            <text:p>99407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8:34:48</text:p>
          </table:table-cell>
          <table:table-cell table:style-name="ce2" office:value-type="date" office:date-value="2016-07-17T18:34:48" calcext:value-type="date">
            <text:p>17-07-16 18:3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00738" calcext:value-type="float">
            <text:p>10073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7:43:24</text:p>
          </table:table-cell>
          <table:table-cell table:style-name="ce2" office:value-type="date" office:date-value="2016-07-17T19:43:24" calcext:value-type="date">
            <text:p>17-07-16 19:43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00742" calcext:value-type="float">
            <text:p>10074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19:45:07</text:p>
          </table:table-cell>
          <table:table-cell table:style-name="ce2" office:value-type="date" office:date-value="2016-07-17T19:45:07" calcext:value-type="date">
            <text:p>17-07-16 19:4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00878" calcext:value-type="float">
            <text:p>10087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20:12:06</text:p>
          </table:table-cell>
          <table:table-cell table:style-name="ce2" office:value-type="date" office:date-value="2016-07-17T20:12:06" calcext:value-type="date">
            <text:p>17-07-16 20:1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01076" calcext:value-type="float">
            <text:p>101076</text:p>
          </table:table-cell>
          <table:table-cell office:value-type="string" calcext:value-type="string">
            <text:p>bpqj7hr12fdmja07rf39ku38c0</text:p>
          </table:table-cell>
          <table:table-cell office:value-type="string" calcext:value-type="string">
            <text:p>199.16.156.12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0:21:06</text:p>
          </table:table-cell>
          <table:table-cell table:style-name="ce2" office:value-type="date" office:date-value="2016-07-17T20:21:06" calcext:value-type="date">
            <text:p>17-07-16 20:2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01077" calcext:value-type="float">
            <text:p>101077</text:p>
          </table:table-cell>
          <table:table-cell office:value-type="string" calcext:value-type="string">
            <text:p>c4dis9mhc7tan6ov0mflgvnvp7</text:p>
          </table:table-cell>
          <table:table-cell office:value-type="string" calcext:value-type="string">
            <text:p>199.16.156.12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0:21:06</text:p>
          </table:table-cell>
          <table:table-cell table:style-name="ce2" office:value-type="date" office:date-value="2016-07-17T20:21:06" calcext:value-type="date">
            <text:p>17-07-16 20:21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01078" calcext:value-type="float">
            <text:p>101078</text:p>
          </table:table-cell>
          <table:table-cell office:value-type="string" calcext:value-type="string">
            <text:p>dp3q50oj69rsfemtedhisus5i3</text:p>
          </table:table-cell>
          <table:table-cell office:value-type="string" calcext:value-type="string">
            <text:p>199.16.156.125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18:21:08</text:p>
          </table:table-cell>
          <table:table-cell table:style-name="ce2" office:value-type="date" office:date-value="2016-07-17T20:21:08" calcext:value-type="date">
            <text:p>17-07-16 20:2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01460" calcext:value-type="float">
            <text:p>10146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7 20:30:07</text:p>
          </table:table-cell>
          <table:table-cell table:style-name="ce2" office:value-type="date" office:date-value="2016-07-17T20:30:11" calcext:value-type="date">
            <text:p>17-07-16 20:3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02863" calcext:value-type="float">
            <text:p>102863</text:p>
          </table:table-cell>
          <table:table-cell office:value-type="string" calcext:value-type="string">
            <text:p>valltipvhav8985br3r5sfmgn7</text:p>
          </table:table-cell>
          <table:table-cell office:value-type="string" calcext:value-type="string">
            <text:p>78.126.103.40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7 21:06:29</text:p>
          </table:table-cell>
          <table:table-cell table:style-name="ce2" office:value-type="date" office:date-value="2016-07-17T21:06:30" calcext:value-type="date">
            <text:p>17-07-16 21:0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05635" calcext:value-type="float">
            <text:p>105635</text:p>
          </table:table-cell>
          <table:table-cell office:value-type="string" calcext:value-type="string">
            <text:p>hdpo4bfcnvl4en1k60iuheeme6</text:p>
          </table:table-cell>
          <table:table-cell office:value-type="float" office:value="82145218123" calcext:value-type="float">
            <text:p>82145218123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2016-07-17 23:08:38</text:p>
          </table:table-cell>
          <table:table-cell table:style-name="ce2" office:value-type="date" office:date-value="2016-07-17T23:08:38.000001" calcext:value-type="date">
            <text:p>17-07-16 23:0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7258" calcext:value-type="float">
            <text:p>107258</text:p>
          </table:table-cell>
          <table:table-cell office:value-type="string" calcext:value-type="string">
            <text:p>0c9aqgdk3f91vl5jv9jrncihi7</text:p>
          </table:table-cell>
          <table:table-cell office:value-type="string" calcext:value-type="string">
            <text:p>52.59.50.23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7 23:47:59</text:p>
          </table:table-cell>
          <table:table-cell table:style-name="ce2" office:value-type="date" office:date-value="2016-07-17T23:48:00" calcext:value-type="date">
            <text:p>17-07-16 23:48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08187" calcext:value-type="float">
            <text:p>108187</text:p>
          </table:table-cell>
          <table:table-cell office:value-type="string" calcext:value-type="string">
            <text:p>ef2o0h0havrtjtl4ps6jhf14m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19:30</text:p>
          </table:table-cell>
          <table:table-cell table:style-name="ce2" office:value-type="date" office:date-value="2016-07-18T00:19:30" calcext:value-type="date">
            <text:p>18-07-16 00:1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08203" calcext:value-type="float">
            <text:p>108203</text:p>
          </table:table-cell>
          <table:table-cell office:value-type="string" calcext:value-type="string">
            <text:p>3qf2djta6bo280sbbr0lppbgg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19:54</text:p>
          </table:table-cell>
          <table:table-cell table:style-name="ce2" office:value-type="date" office:date-value="2016-07-18T00:19:54" calcext:value-type="date">
            <text:p>18-07-16 00:1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08204" calcext:value-type="float">
            <text:p>108204</text:p>
          </table:table-cell>
          <table:table-cell office:value-type="string" calcext:value-type="string">
            <text:p>j63gkphnen48fbrhm8hb77gi8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0:02</text:p>
          </table:table-cell>
          <table:table-cell table:style-name="ce2" office:value-type="date" office:date-value="2016-07-18T00:20:03" calcext:value-type="date">
            <text:p>18-07-16 00:2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8217" calcext:value-type="float">
            <text:p>108217</text:p>
          </table:table-cell>
          <table:table-cell office:value-type="string" calcext:value-type="string">
            <text:p>274e29ebi1jmkqejjmfi218d8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0:28</text:p>
          </table:table-cell>
          <table:table-cell table:style-name="ce2" office:value-type="date" office:date-value="2016-07-18T00:20:31" calcext:value-type="date">
            <text:p>18-07-16 00:2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08220" calcext:value-type="float">
            <text:p>108220</text:p>
          </table:table-cell>
          <table:table-cell office:value-type="string" calcext:value-type="string">
            <text:p>o96jc9721u4aqs21an41bmvgm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0:39</text:p>
          </table:table-cell>
          <table:table-cell table:style-name="ce2" office:value-type="date" office:date-value="2016-07-18T00:20:40" calcext:value-type="date">
            <text:p>18-07-16 00:2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08221" calcext:value-type="float">
            <text:p>108221</text:p>
          </table:table-cell>
          <table:table-cell office:value-type="string" calcext:value-type="string">
            <text:p>2ahs9k26mf8vjemh6bih676ab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0:46</text:p>
          </table:table-cell>
          <table:table-cell table:style-name="ce2" office:value-type="date" office:date-value="2016-07-18T00:20:46" calcext:value-type="date">
            <text:p>18-07-16 00:2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08222" calcext:value-type="float">
            <text:p>108222</text:p>
          </table:table-cell>
          <table:table-cell office:value-type="string" calcext:value-type="string">
            <text:p>006gvliq0q41o5jno4u5k7d6q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1:01</text:p>
          </table:table-cell>
          <table:table-cell table:style-name="ce2" office:value-type="date" office:date-value="2016-07-18T00:21:01" calcext:value-type="date">
            <text:p>18-07-16 00:21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8226" calcext:value-type="float">
            <text:p>108226</text:p>
          </table:table-cell>
          <table:table-cell office:value-type="string" calcext:value-type="string">
            <text:p>vjs90j3ug7su369ssft800lqr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1:24</text:p>
          </table:table-cell>
          <table:table-cell table:style-name="ce2" office:value-type="date" office:date-value="2016-07-18T00:21:25" calcext:value-type="date">
            <text:p>18-07-16 00:2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8262" calcext:value-type="float">
            <text:p>108262</text:p>
          </table:table-cell>
          <table:table-cell office:value-type="string" calcext:value-type="string">
            <text:p>5aort4aghsp42vp7mgrsk4oa1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2:33</text:p>
          </table:table-cell>
          <table:table-cell table:style-name="ce2" office:value-type="date" office:date-value="2016-07-18T00:22:33" calcext:value-type="date">
            <text:p>18-07-16 00:2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8271" calcext:value-type="float">
            <text:p>108271</text:p>
          </table:table-cell>
          <table:table-cell office:value-type="string" calcext:value-type="string">
            <text:p>912ha2a7peaieme7gprmig1sk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3:04</text:p>
          </table:table-cell>
          <table:table-cell table:style-name="ce2" office:value-type="date" office:date-value="2016-07-18T00:23:05" calcext:value-type="date">
            <text:p>18-07-16 00:23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08272" calcext:value-type="float">
            <text:p>108272</text:p>
          </table:table-cell>
          <table:table-cell office:value-type="string" calcext:value-type="string">
            <text:p>gd7jhp7t3hu8cv99rt4gcr4af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3:05</text:p>
          </table:table-cell>
          <table:table-cell table:style-name="ce2" office:value-type="date" office:date-value="2016-07-18T00:23:05" calcext:value-type="date">
            <text:p>18-07-16 00:2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08273" calcext:value-type="float">
            <text:p>108273</text:p>
          </table:table-cell>
          <table:table-cell office:value-type="string" calcext:value-type="string">
            <text:p>mjeiptih5s7r6f2st1jid813k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3:05</text:p>
          </table:table-cell>
          <table:table-cell table:style-name="ce2" office:value-type="date" office:date-value="2016-07-18T00:23:06" calcext:value-type="date">
            <text:p>18-07-16 00:2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08274" calcext:value-type="float">
            <text:p>108274</text:p>
          </table:table-cell>
          <table:table-cell office:value-type="string" calcext:value-type="string">
            <text:p>ihkaip3s21nrbmkh5qoci3djh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3:09</text:p>
          </table:table-cell>
          <table:table-cell table:style-name="ce2" office:value-type="date" office:date-value="2016-07-18T00:23:09" calcext:value-type="date">
            <text:p>18-07-16 00:2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08278" calcext:value-type="float">
            <text:p>108278</text:p>
          </table:table-cell>
          <table:table-cell office:value-type="string" calcext:value-type="string">
            <text:p>921njd1sub5ubit0oaoalntf4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3:22</text:p>
          </table:table-cell>
          <table:table-cell table:style-name="ce2" office:value-type="date" office:date-value="2016-07-18T00:23:22" calcext:value-type="date">
            <text:p>18-07-16 00:2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8279" calcext:value-type="float">
            <text:p>108279</text:p>
          </table:table-cell>
          <table:table-cell office:value-type="string" calcext:value-type="string">
            <text:p>v9vgvpsmee72mo1urrbifknkr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3:28</text:p>
          </table:table-cell>
          <table:table-cell table:style-name="ce2" office:value-type="date" office:date-value="2016-07-18T00:23:28" calcext:value-type="date">
            <text:p>18-07-16 00:2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08280" calcext:value-type="float">
            <text:p>108280</text:p>
          </table:table-cell>
          <table:table-cell office:value-type="string" calcext:value-type="string">
            <text:p>gm9n9tpl98kg48nrl1au4dqj3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3:28</text:p>
          </table:table-cell>
          <table:table-cell table:style-name="ce2" office:value-type="date" office:date-value="2016-07-18T00:23:28" calcext:value-type="date">
            <text:p>18-07-16 00:23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08281" calcext:value-type="float">
            <text:p>108281</text:p>
          </table:table-cell>
          <table:table-cell office:value-type="string" calcext:value-type="string">
            <text:p>svll585s2rvp2v1q9gq4gnu2a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3:30</text:p>
          </table:table-cell>
          <table:table-cell table:style-name="ce2" office:value-type="date" office:date-value="2016-07-18T00:23:30" calcext:value-type="date">
            <text:p>18-07-16 00:2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08282" calcext:value-type="float">
            <text:p>108282</text:p>
          </table:table-cell>
          <table:table-cell office:value-type="string" calcext:value-type="string">
            <text:p>p1op9huk91u6kmh445b3mhq8g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3:30</text:p>
          </table:table-cell>
          <table:table-cell table:style-name="ce2" office:value-type="date" office:date-value="2016-07-18T00:23:31" calcext:value-type="date">
            <text:p>18-07-16 00:2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08283" calcext:value-type="float">
            <text:p>108283</text:p>
          </table:table-cell>
          <table:table-cell office:value-type="string" calcext:value-type="string">
            <text:p>ish2drd154v2igetrtepaqrm0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3:32</text:p>
          </table:table-cell>
          <table:table-cell table:style-name="ce2" office:value-type="date" office:date-value="2016-07-18T00:23:34" calcext:value-type="date">
            <text:p>18-07-16 00:2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08286" calcext:value-type="float">
            <text:p>108286</text:p>
          </table:table-cell>
          <table:table-cell office:value-type="string" calcext:value-type="string">
            <text:p>qcf25ndeehldea87sbungs0q3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4:09</text:p>
          </table:table-cell>
          <table:table-cell table:style-name="ce2" office:value-type="date" office:date-value="2016-07-18T00:24:09.000001" calcext:value-type="date">
            <text:p>18-07-16 00:2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08288" calcext:value-type="float">
            <text:p>108288</text:p>
          </table:table-cell>
          <table:table-cell office:value-type="string" calcext:value-type="string">
            <text:p>6u6epne87tihmnqqmts7qejsp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4:16</text:p>
          </table:table-cell>
          <table:table-cell table:style-name="ce2" office:value-type="date" office:date-value="2016-07-18T00:24:16" calcext:value-type="date">
            <text:p>18-07-16 00:2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8289" calcext:value-type="float">
            <text:p>108289</text:p>
          </table:table-cell>
          <table:table-cell office:value-type="string" calcext:value-type="string">
            <text:p>pkdfn0rmivb6gpgm69g4n6ipm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4:17</text:p>
          </table:table-cell>
          <table:table-cell table:style-name="ce2" office:value-type="date" office:date-value="2016-07-18T00:24:17" calcext:value-type="date">
            <text:p>18-07-16 00:24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08292" calcext:value-type="float">
            <text:p>108292</text:p>
          </table:table-cell>
          <table:table-cell office:value-type="string" calcext:value-type="string">
            <text:p>j007mirbr5kgcpjqntsg3l7qg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4:20</text:p>
          </table:table-cell>
          <table:table-cell table:style-name="ce2" office:value-type="date" office:date-value="2016-07-18T00:24:20.000001" calcext:value-type="date">
            <text:p>18-07-16 00:24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8298" calcext:value-type="float">
            <text:p>108298</text:p>
          </table:table-cell>
          <table:table-cell office:value-type="string" calcext:value-type="string">
            <text:p>l7qa43s3626n9us8sh0op0c6q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4:46</text:p>
          </table:table-cell>
          <table:table-cell table:style-name="ce2" office:value-type="date" office:date-value="2016-07-18T00:24:46" calcext:value-type="date">
            <text:p>18-07-16 00:2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08304" calcext:value-type="float">
            <text:p>108304</text:p>
          </table:table-cell>
          <table:table-cell office:value-type="string" calcext:value-type="string">
            <text:p>r806qr0il34edts2bupb3vkh3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4:52</text:p>
          </table:table-cell>
          <table:table-cell table:style-name="ce2" office:value-type="date" office:date-value="2016-07-18T00:24:54" calcext:value-type="date">
            <text:p>18-07-16 00:2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08305" calcext:value-type="float">
            <text:p>108305</text:p>
          </table:table-cell>
          <table:table-cell office:value-type="string" calcext:value-type="string">
            <text:p>a0n4dv8t9r8djs4hdiioflm56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5:06</text:p>
          </table:table-cell>
          <table:table-cell table:style-name="ce2" office:value-type="date" office:date-value="2016-07-18T00:25:07" calcext:value-type="date">
            <text:p>18-07-16 00:2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08307" calcext:value-type="float">
            <text:p>108307</text:p>
          </table:table-cell>
          <table:table-cell office:value-type="string" calcext:value-type="string">
            <text:p>j1fj06k7c4sp5vgdj870jnl89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5:16</text:p>
          </table:table-cell>
          <table:table-cell table:style-name="ce2" office:value-type="date" office:date-value="2016-07-18T00:25:17" calcext:value-type="date">
            <text:p>18-07-16 00:2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08308" calcext:value-type="float">
            <text:p>108308</text:p>
          </table:table-cell>
          <table:table-cell office:value-type="string" calcext:value-type="string">
            <text:p>q4u3nl9irjuvcjanhehp5bbbf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5:17</text:p>
          </table:table-cell>
          <table:table-cell table:style-name="ce2" office:value-type="date" office:date-value="2016-07-18T00:25:17" calcext:value-type="date">
            <text:p>18-07-16 00:2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08309" calcext:value-type="float">
            <text:p>108309</text:p>
          </table:table-cell>
          <table:table-cell office:value-type="string" calcext:value-type="string">
            <text:p>8ha1pv2vutn8ifbr204mi87t5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5:38</text:p>
          </table:table-cell>
          <table:table-cell table:style-name="ce2" office:value-type="date" office:date-value="2016-07-18T00:25:39" calcext:value-type="date">
            <text:p>18-07-16 00:2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8310" calcext:value-type="float">
            <text:p>108310</text:p>
          </table:table-cell>
          <table:table-cell office:value-type="string" calcext:value-type="string">
            <text:p>h28bo3jhpte2kcpdvc2a51bub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5:45</text:p>
          </table:table-cell>
          <table:table-cell table:style-name="ce2" office:value-type="date" office:date-value="2016-07-18T00:25:45" calcext:value-type="date">
            <text:p>18-07-16 00:2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08315" calcext:value-type="float">
            <text:p>108315</text:p>
          </table:table-cell>
          <table:table-cell office:value-type="string" calcext:value-type="string">
            <text:p>djlka5hejm0qphiqjtab07pd2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5:58</text:p>
          </table:table-cell>
          <table:table-cell table:style-name="ce2" office:value-type="date" office:date-value="2016-07-18T00:25:59" calcext:value-type="date">
            <text:p>18-07-16 00:2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08316" calcext:value-type="float">
            <text:p>108316</text:p>
          </table:table-cell>
          <table:table-cell office:value-type="string" calcext:value-type="string">
            <text:p>4c3up2g5vf0co1a9agpj5uku5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5:58</text:p>
          </table:table-cell>
          <table:table-cell table:style-name="ce2" office:value-type="date" office:date-value="2016-07-18T00:25:59" calcext:value-type="date">
            <text:p>18-07-16 00:2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08317" calcext:value-type="float">
            <text:p>108317</text:p>
          </table:table-cell>
          <table:table-cell office:value-type="string" calcext:value-type="string">
            <text:p>gub6f5bdd8vrv0268j74t28hk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6:06</text:p>
          </table:table-cell>
          <table:table-cell table:style-name="ce2" office:value-type="date" office:date-value="2016-07-18T00:26:06" calcext:value-type="date">
            <text:p>18-07-16 00:2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8318" calcext:value-type="float">
            <text:p>108318</text:p>
          </table:table-cell>
          <table:table-cell office:value-type="string" calcext:value-type="string">
            <text:p>gk7kdh0i2gple6jl4jl0i3ffm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6:07</text:p>
          </table:table-cell>
          <table:table-cell table:style-name="ce2" office:value-type="date" office:date-value="2016-07-18T00:26:07" calcext:value-type="date">
            <text:p>18-07-16 00:2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8322" calcext:value-type="float">
            <text:p>108322</text:p>
          </table:table-cell>
          <table:table-cell office:value-type="string" calcext:value-type="string">
            <text:p>gfmoe90onisk3jrscjcv7akcv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6:18</text:p>
          </table:table-cell>
          <table:table-cell table:style-name="ce2" office:value-type="date" office:date-value="2016-07-18T00:26:19" calcext:value-type="date">
            <text:p>18-07-16 00:26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08323" calcext:value-type="float">
            <text:p>108323</text:p>
          </table:table-cell>
          <table:table-cell office:value-type="string" calcext:value-type="string">
            <text:p>retpkn8d0t6cmd97167429jco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6:24</text:p>
          </table:table-cell>
          <table:table-cell table:style-name="ce2" office:value-type="date" office:date-value="2016-07-18T00:26:24" calcext:value-type="date">
            <text:p>18-07-16 00:2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08325" calcext:value-type="float">
            <text:p>108325</text:p>
          </table:table-cell>
          <table:table-cell office:value-type="string" calcext:value-type="string">
            <text:p>158fapgp02u7mvcslg9toe5n6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6:42</text:p>
          </table:table-cell>
          <table:table-cell table:style-name="ce2" office:value-type="date" office:date-value="2016-07-18T00:26:42" calcext:value-type="date">
            <text:p>18-07-16 00:2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8327" calcext:value-type="float">
            <text:p>108327</text:p>
          </table:table-cell>
          <table:table-cell office:value-type="string" calcext:value-type="string">
            <text:p>crm4nk0v5gut7rc1djs5bgdpt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7:13</text:p>
          </table:table-cell>
          <table:table-cell table:style-name="ce2" office:value-type="date" office:date-value="2016-07-18T00:27:13" calcext:value-type="date">
            <text:p>18-07-16 00:2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08329" calcext:value-type="float">
            <text:p>108329</text:p>
          </table:table-cell>
          <table:table-cell office:value-type="string" calcext:value-type="string">
            <text:p>dodjgv1nisoia6ghq0ie4a97f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7:40</text:p>
          </table:table-cell>
          <table:table-cell table:style-name="ce2" office:value-type="date" office:date-value="2016-07-18T00:27:40" calcext:value-type="date">
            <text:p>18-07-16 00:2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8333" calcext:value-type="float">
            <text:p>108333</text:p>
          </table:table-cell>
          <table:table-cell office:value-type="string" calcext:value-type="string">
            <text:p>e6m7p62ahjn556hlaefpei78r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7:49</text:p>
          </table:table-cell>
          <table:table-cell table:style-name="ce2" office:value-type="date" office:date-value="2016-07-18T00:27:49" calcext:value-type="date">
            <text:p>18-07-16 00:2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08335" calcext:value-type="float">
            <text:p>108335</text:p>
          </table:table-cell>
          <table:table-cell office:value-type="string" calcext:value-type="string">
            <text:p>nnhhgialbpnp05gn0ik3jad9t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7:52</text:p>
          </table:table-cell>
          <table:table-cell table:style-name="ce2" office:value-type="date" office:date-value="2016-07-18T00:27:53" calcext:value-type="date">
            <text:p>18-07-16 00:2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08336" calcext:value-type="float">
            <text:p>108336</text:p>
          </table:table-cell>
          <table:table-cell office:value-type="string" calcext:value-type="string">
            <text:p>03kprsppl6b0mm0p818ci4r8l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7:54</text:p>
          </table:table-cell>
          <table:table-cell table:style-name="ce2" office:value-type="date" office:date-value="2016-07-18T00:27:54" calcext:value-type="date">
            <text:p>18-07-16 00:2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8337" calcext:value-type="float">
            <text:p>108337</text:p>
          </table:table-cell>
          <table:table-cell office:value-type="string" calcext:value-type="string">
            <text:p>l7nermobshcgonkij6rr1cnig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28:00</text:p>
          </table:table-cell>
          <table:table-cell table:style-name="ce2" office:value-type="date" office:date-value="2016-07-18T00:28:00" calcext:value-type="date">
            <text:p>18-07-16 00:28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08338" calcext:value-type="float">
            <text:p>108338</text:p>
          </table:table-cell>
          <table:table-cell office:value-type="string" calcext:value-type="string">
            <text:p>ka3ghqnn60jteft4o9hmqt3dp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03</text:p>
          </table:table-cell>
          <table:table-cell table:style-name="ce2" office:value-type="date" office:date-value="2016-07-18T00:28:04" calcext:value-type="date">
            <text:p>18-07-16 00:2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8339" calcext:value-type="float">
            <text:p>108339</text:p>
          </table:table-cell>
          <table:table-cell office:value-type="string" calcext:value-type="string">
            <text:p>vlbtvukifklasu13l3289ngkt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09</text:p>
          </table:table-cell>
          <table:table-cell table:style-name="ce2" office:value-type="date" office:date-value="2016-07-18T00:28:09" calcext:value-type="date">
            <text:p>18-07-16 00:2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8340" calcext:value-type="float">
            <text:p>108340</text:p>
          </table:table-cell>
          <table:table-cell office:value-type="string" calcext:value-type="string">
            <text:p>1vtqrgj5ttr37gel2tkn14pol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16</text:p>
          </table:table-cell>
          <table:table-cell table:style-name="ce2" office:value-type="date" office:date-value="2016-07-18T00:28:17" calcext:value-type="date">
            <text:p>18-07-16 00:2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08341" calcext:value-type="float">
            <text:p>108341</text:p>
          </table:table-cell>
          <table:table-cell office:value-type="string" calcext:value-type="string">
            <text:p>n0cofvl85l3a9sunummhvqbna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26</text:p>
          </table:table-cell>
          <table:table-cell table:style-name="ce2" office:value-type="date" office:date-value="2016-07-18T00:28:26" calcext:value-type="date">
            <text:p>18-07-16 00:2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08342" calcext:value-type="float">
            <text:p>108342</text:p>
          </table:table-cell>
          <table:table-cell office:value-type="string" calcext:value-type="string">
            <text:p>qs77qmjbouljal1ibqsvavfab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28</text:p>
          </table:table-cell>
          <table:table-cell table:style-name="ce2" office:value-type="date" office:date-value="2016-07-18T00:28:28" calcext:value-type="date">
            <text:p>18-07-16 00:28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08343" calcext:value-type="float">
            <text:p>108343</text:p>
          </table:table-cell>
          <table:table-cell office:value-type="string" calcext:value-type="string">
            <text:p>qqvi69er7igmgukiarp1db34o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29</text:p>
          </table:table-cell>
          <table:table-cell table:style-name="ce2" office:value-type="date" office:date-value="2016-07-18T00:28:30" calcext:value-type="date">
            <text:p>18-07-16 00:2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08344" calcext:value-type="float">
            <text:p>108344</text:p>
          </table:table-cell>
          <table:table-cell office:value-type="string" calcext:value-type="string">
            <text:p>ufvh5tm63obrjjakfsk7dgkn5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34</text:p>
          </table:table-cell>
          <table:table-cell table:style-name="ce2" office:value-type="date" office:date-value="2016-07-18T00:28:35" calcext:value-type="date">
            <text:p>18-07-16 00:2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8345" calcext:value-type="float">
            <text:p>108345</text:p>
          </table:table-cell>
          <table:table-cell office:value-type="string" calcext:value-type="string">
            <text:p>mapmubppp3q5ud0pv55cfbc2c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36</text:p>
          </table:table-cell>
          <table:table-cell table:style-name="ce2" office:value-type="date" office:date-value="2016-07-18T00:28:36" calcext:value-type="date">
            <text:p>18-07-16 00:2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08346" calcext:value-type="float">
            <text:p>108346</text:p>
          </table:table-cell>
          <table:table-cell office:value-type="string" calcext:value-type="string">
            <text:p>f4tduhg1pkdab5kjltvjqmrvn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38</text:p>
          </table:table-cell>
          <table:table-cell table:style-name="ce2" office:value-type="date" office:date-value="2016-07-18T00:28:38" calcext:value-type="date">
            <text:p>18-07-16 00:2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08347" calcext:value-type="float">
            <text:p>108347</text:p>
          </table:table-cell>
          <table:table-cell office:value-type="string" calcext:value-type="string">
            <text:p>878u49fa1imqepj024v5ihj28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53</text:p>
          </table:table-cell>
          <table:table-cell table:style-name="ce2" office:value-type="date" office:date-value="2016-07-18T00:28:53" calcext:value-type="date">
            <text:p>18-07-16 00:2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8348" calcext:value-type="float">
            <text:p>108348</text:p>
          </table:table-cell>
          <table:table-cell office:value-type="string" calcext:value-type="string">
            <text:p>t3ubvulicoacrb2fpk5gjb4ru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8:59</text:p>
          </table:table-cell>
          <table:table-cell table:style-name="ce2" office:value-type="date" office:date-value="2016-07-18T00:29:00" calcext:value-type="date">
            <text:p>18-07-16 00:2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08350" calcext:value-type="float">
            <text:p>108350</text:p>
          </table:table-cell>
          <table:table-cell office:value-type="string" calcext:value-type="string">
            <text:p>aatmaj4vt5j7o8jdjptdq67tk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9:05</text:p>
          </table:table-cell>
          <table:table-cell table:style-name="ce2" office:value-type="date" office:date-value="2016-07-18T00:29:06" calcext:value-type="date">
            <text:p>18-07-16 00:2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08351" calcext:value-type="float">
            <text:p>108351</text:p>
          </table:table-cell>
          <table:table-cell office:value-type="string" calcext:value-type="string">
            <text:p>3klhruom25ef2k3n8ak9dq4u5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9:16</text:p>
          </table:table-cell>
          <table:table-cell table:style-name="ce2" office:value-type="date" office:date-value="2016-07-18T00:29:16" calcext:value-type="date">
            <text:p>18-07-16 00:2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08352" calcext:value-type="float">
            <text:p>108352</text:p>
          </table:table-cell>
          <table:table-cell office:value-type="string" calcext:value-type="string">
            <text:p>4hhvj2id54dbd0utp9hrehh4f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9:17</text:p>
          </table:table-cell>
          <table:table-cell table:style-name="ce2" office:value-type="date" office:date-value="2016-07-18T00:29:18" calcext:value-type="date">
            <text:p>18-07-16 00:2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8353" calcext:value-type="float">
            <text:p>108353</text:p>
          </table:table-cell>
          <table:table-cell office:value-type="string" calcext:value-type="string">
            <text:p>sov6c4sojsmvj8856ml0q40sm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9:48</text:p>
          </table:table-cell>
          <table:table-cell table:style-name="ce2" office:value-type="date" office:date-value="2016-07-18T00:29:49" calcext:value-type="date">
            <text:p>18-07-16 00:2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08359" calcext:value-type="float">
            <text:p>108359</text:p>
          </table:table-cell>
          <table:table-cell office:value-type="string" calcext:value-type="string">
            <text:p>tlh2e0ivr9vk502af3gc0l8l4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9:58</text:p>
          </table:table-cell>
          <table:table-cell table:style-name="ce2" office:value-type="date" office:date-value="2016-07-18T00:29:58" calcext:value-type="date">
            <text:p>18-07-16 00:2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8363" calcext:value-type="float">
            <text:p>108363</text:p>
          </table:table-cell>
          <table:table-cell office:value-type="string" calcext:value-type="string">
            <text:p>6vl2qvj9uv8r84ogtkfkm2loa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0:00</text:p>
          </table:table-cell>
          <table:table-cell table:style-name="ce2" office:value-type="date" office:date-value="2016-07-18T00:30:01" calcext:value-type="date">
            <text:p>18-07-16 00:3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08378" calcext:value-type="float">
            <text:p>108378</text:p>
          </table:table-cell>
          <table:table-cell office:value-type="string" calcext:value-type="string">
            <text:p>npjhdpia4dbfnkels3c5slvoa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0:17</text:p>
          </table:table-cell>
          <table:table-cell table:style-name="ce2" office:value-type="date" office:date-value="2016-07-18T00:30:17" calcext:value-type="date">
            <text:p>18-07-16 00:3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08393" calcext:value-type="float">
            <text:p>108393</text:p>
          </table:table-cell>
          <table:table-cell office:value-type="string" calcext:value-type="string">
            <text:p>ur6s46mrnl4ig5mai1gjlqmb5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0:39</text:p>
          </table:table-cell>
          <table:table-cell table:style-name="ce2" office:value-type="date" office:date-value="2016-07-18T00:30:39" calcext:value-type="date">
            <text:p>18-07-16 00:3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08396" calcext:value-type="float">
            <text:p>108396</text:p>
          </table:table-cell>
          <table:table-cell office:value-type="string" calcext:value-type="string">
            <text:p>7evmtkaside754g1og6frmsoc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1:08</text:p>
          </table:table-cell>
          <table:table-cell table:style-name="ce2" office:value-type="date" office:date-value="2016-07-18T00:31:08" calcext:value-type="date">
            <text:p>18-07-16 00:3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8397" calcext:value-type="float">
            <text:p>108397</text:p>
          </table:table-cell>
          <table:table-cell office:value-type="string" calcext:value-type="string">
            <text:p>1relt6jfhdcc5dtfal7hbto0r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1:42</text:p>
          </table:table-cell>
          <table:table-cell table:style-name="ce2" office:value-type="date" office:date-value="2016-07-18T00:31:43" calcext:value-type="date">
            <text:p>18-07-16 00:3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8398" calcext:value-type="float">
            <text:p>108398</text:p>
          </table:table-cell>
          <table:table-cell office:value-type="string" calcext:value-type="string">
            <text:p>rat9levmts1tfgsvjejodbgf3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1:50</text:p>
          </table:table-cell>
          <table:table-cell table:style-name="ce2" office:value-type="date" office:date-value="2016-07-18T00:31:50" calcext:value-type="date">
            <text:p>18-07-16 00:31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08400" calcext:value-type="float">
            <text:p>108400</text:p>
          </table:table-cell>
          <table:table-cell office:value-type="string" calcext:value-type="string">
            <text:p>k9mccot3gnuk0m5ikke1p1102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2:33</text:p>
          </table:table-cell>
          <table:table-cell table:style-name="ce2" office:value-type="date" office:date-value="2016-07-18T00:32:33" calcext:value-type="date">
            <text:p>18-07-16 00:3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08409" calcext:value-type="float">
            <text:p>108409</text:p>
          </table:table-cell>
          <table:table-cell office:value-type="string" calcext:value-type="string">
            <text:p>95ieinrrmlo882mlrbbf2mjdu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3:26</text:p>
          </table:table-cell>
          <table:table-cell table:style-name="ce2" office:value-type="date" office:date-value="2016-07-18T00:33:27" calcext:value-type="date">
            <text:p>18-07-16 00:33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08414" calcext:value-type="float">
            <text:p>108414</text:p>
          </table:table-cell>
          <table:table-cell office:value-type="string" calcext:value-type="string">
            <text:p>uucbs9bven4o3tldmre9pvahf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3:39</text:p>
          </table:table-cell>
          <table:table-cell table:style-name="ce2" office:value-type="date" office:date-value="2016-07-18T00:33:39" calcext:value-type="date">
            <text:p>18-07-16 00:3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08415" calcext:value-type="float">
            <text:p>108415</text:p>
          </table:table-cell>
          <table:table-cell office:value-type="string" calcext:value-type="string">
            <text:p>b77ua51rp61dr20cab5rme3ek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3:42</text:p>
          </table:table-cell>
          <table:table-cell table:style-name="ce2" office:value-type="date" office:date-value="2016-07-18T00:33:43" calcext:value-type="date">
            <text:p>18-07-16 00:3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08416" calcext:value-type="float">
            <text:p>108416</text:p>
          </table:table-cell>
          <table:table-cell office:value-type="string" calcext:value-type="string">
            <text:p>mjai832lsenbnqsv6a1kqufis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3:53</text:p>
          </table:table-cell>
          <table:table-cell table:style-name="ce2" office:value-type="date" office:date-value="2016-07-18T00:33:53" calcext:value-type="date">
            <text:p>18-07-16 00:3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08417" calcext:value-type="float">
            <text:p>108417</text:p>
          </table:table-cell>
          <table:table-cell office:value-type="string" calcext:value-type="string">
            <text:p>lnf8oridlq4orptae04oaja9l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3:55</text:p>
          </table:table-cell>
          <table:table-cell table:style-name="ce2" office:value-type="date" office:date-value="2016-07-18T00:33:55" calcext:value-type="date">
            <text:p>18-07-16 00:3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08418" calcext:value-type="float">
            <text:p>108418</text:p>
          </table:table-cell>
          <table:table-cell office:value-type="string" calcext:value-type="string">
            <text:p>9ingupuca8r2efpn1rrdn6jt4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4:03</text:p>
          </table:table-cell>
          <table:table-cell table:style-name="ce2" office:value-type="date" office:date-value="2016-07-18T00:34:04" calcext:value-type="date">
            <text:p>18-07-16 00:3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08419" calcext:value-type="float">
            <text:p>108419</text:p>
          </table:table-cell>
          <table:table-cell office:value-type="string" calcext:value-type="string">
            <text:p>915pttbjeir814jgfvitu8f01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4:11</text:p>
          </table:table-cell>
          <table:table-cell table:style-name="ce2" office:value-type="date" office:date-value="2016-07-18T00:34:11" calcext:value-type="date">
            <text:p>18-07-16 00:34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08420" calcext:value-type="float">
            <text:p>108420</text:p>
          </table:table-cell>
          <table:table-cell office:value-type="string" calcext:value-type="string">
            <text:p>ufjrghhgspddbt503dt30im86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4:13</text:p>
          </table:table-cell>
          <table:table-cell table:style-name="ce2" office:value-type="date" office:date-value="2016-07-18T00:34:14" calcext:value-type="date">
            <text:p>18-07-16 00:3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8421" calcext:value-type="float">
            <text:p>108421</text:p>
          </table:table-cell>
          <table:table-cell office:value-type="string" calcext:value-type="string">
            <text:p>lnd8nbv8roghueaemqb0j3ruk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4:14</text:p>
          </table:table-cell>
          <table:table-cell table:style-name="ce2" office:value-type="date" office:date-value="2016-07-18T00:34:14.999999" calcext:value-type="date">
            <text:p>18-07-16 00:3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08424" calcext:value-type="float">
            <text:p>108424</text:p>
          </table:table-cell>
          <table:table-cell office:value-type="string" calcext:value-type="string">
            <text:p>5v9av6klo3db6vv2sff8jspuv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5:24</text:p>
          </table:table-cell>
          <table:table-cell table:style-name="ce2" office:value-type="date" office:date-value="2016-07-18T00:35:24" calcext:value-type="date">
            <text:p>18-07-16 00:3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08426" calcext:value-type="float">
            <text:p>108426</text:p>
          </table:table-cell>
          <table:table-cell office:value-type="string" calcext:value-type="string">
            <text:p>i4r17ak2kjf70pilu09g16642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36:27</text:p>
          </table:table-cell>
          <table:table-cell table:style-name="ce2" office:value-type="date" office:date-value="2016-07-18T00:36:27" calcext:value-type="date">
            <text:p>18-07-16 00:3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08427" calcext:value-type="float">
            <text:p>108427</text:p>
          </table:table-cell>
          <table:table-cell office:value-type="string" calcext:value-type="string">
            <text:p>d0helchlmtkt7s622tffgk8ei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6:27</text:p>
          </table:table-cell>
          <table:table-cell table:style-name="ce2" office:value-type="date" office:date-value="2016-07-18T00:36:28" calcext:value-type="date">
            <text:p>18-07-16 00:3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08428" calcext:value-type="float">
            <text:p>108428</text:p>
          </table:table-cell>
          <table:table-cell office:value-type="string" calcext:value-type="string">
            <text:p>s25feob79m4ngsa20nd97iu4l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6:45</text:p>
          </table:table-cell>
          <table:table-cell table:style-name="ce2" office:value-type="date" office:date-value="2016-07-18T00:36:45" calcext:value-type="date">
            <text:p>18-07-16 00:3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08429" calcext:value-type="float">
            <text:p>108429</text:p>
          </table:table-cell>
          <table:table-cell office:value-type="string" calcext:value-type="string">
            <text:p>lknk0qdmod88grqtbdp5613o1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6:53</text:p>
          </table:table-cell>
          <table:table-cell table:style-name="ce2" office:value-type="date" office:date-value="2016-07-18T00:36:53" calcext:value-type="date">
            <text:p>18-07-16 00:3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08431" calcext:value-type="float">
            <text:p>108431</text:p>
          </table:table-cell>
          <table:table-cell office:value-type="string" calcext:value-type="string">
            <text:p>0ln5dp9sakrslpsnjeiee03mf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7:57</text:p>
          </table:table-cell>
          <table:table-cell table:style-name="ce2" office:value-type="date" office:date-value="2016-07-18T00:37:57.999999" calcext:value-type="date">
            <text:p>18-07-16 00:3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08432" calcext:value-type="float">
            <text:p>108432</text:p>
          </table:table-cell>
          <table:table-cell office:value-type="string" calcext:value-type="string">
            <text:p>c1k79dgb87r1m99dqndauahn2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7:57</text:p>
          </table:table-cell>
          <table:table-cell table:style-name="ce2" office:value-type="date" office:date-value="2016-07-18T00:37:57.999999" calcext:value-type="date">
            <text:p>18-07-16 00:3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08433" calcext:value-type="float">
            <text:p>108433</text:p>
          </table:table-cell>
          <table:table-cell office:value-type="string" calcext:value-type="string">
            <text:p>r7r1cvcevh1cip653v1l4entc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8:00</text:p>
          </table:table-cell>
          <table:table-cell table:style-name="ce2" office:value-type="date" office:date-value="2016-07-18T00:38:00" calcext:value-type="date">
            <text:p>18-07-16 00:3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8434" calcext:value-type="float">
            <text:p>108434</text:p>
          </table:table-cell>
          <table:table-cell office:value-type="string" calcext:value-type="string">
            <text:p>25lvi37r8v2ra1q2qif3j65uo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8:12</text:p>
          </table:table-cell>
          <table:table-cell table:style-name="ce2" office:value-type="date" office:date-value="2016-07-18T00:38:12" calcext:value-type="date">
            <text:p>18-07-16 00:38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8435" calcext:value-type="float">
            <text:p>108435</text:p>
          </table:table-cell>
          <table:table-cell office:value-type="string" calcext:value-type="string">
            <text:p>t3dnos6bcflie6u5rqhn4o084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38:24</text:p>
          </table:table-cell>
          <table:table-cell table:style-name="ce2" office:value-type="date" office:date-value="2016-07-18T00:38:24" calcext:value-type="date">
            <text:p>18-07-16 00:3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08440" calcext:value-type="float">
            <text:p>108440</text:p>
          </table:table-cell>
          <table:table-cell office:value-type="string" calcext:value-type="string">
            <text:p>i9rpprlt2n1a2q3njn9vl2k08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0:19</text:p>
          </table:table-cell>
          <table:table-cell table:style-name="ce2" office:value-type="date" office:date-value="2016-07-18T00:40:19" calcext:value-type="date">
            <text:p>18-07-16 00:4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08441" calcext:value-type="float">
            <text:p>108441</text:p>
          </table:table-cell>
          <table:table-cell office:value-type="string" calcext:value-type="string">
            <text:p>c2bd0dcre2v6fafji5rt539an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0:34</text:p>
          </table:table-cell>
          <table:table-cell table:style-name="ce2" office:value-type="date" office:date-value="2016-07-18T00:40:34" calcext:value-type="date">
            <text:p>18-07-16 00:4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8448" calcext:value-type="float">
            <text:p>108448</text:p>
          </table:table-cell>
          <table:table-cell office:value-type="string" calcext:value-type="string">
            <text:p>qb2v8m4gn4ra6tuugb0nlo8gg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1:26</text:p>
          </table:table-cell>
          <table:table-cell table:style-name="ce2" office:value-type="date" office:date-value="2016-07-18T00:41:26" calcext:value-type="date">
            <text:p>18-07-16 00:4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08449" calcext:value-type="float">
            <text:p>108449</text:p>
          </table:table-cell>
          <table:table-cell office:value-type="string" calcext:value-type="string">
            <text:p>8uvsg7jt9qoa7f6d45ai26c5s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1:58</text:p>
          </table:table-cell>
          <table:table-cell table:style-name="ce2" office:value-type="date" office:date-value="2016-07-18T00:41:59" calcext:value-type="date">
            <text:p>18-07-16 00:4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8450" calcext:value-type="float">
            <text:p>108450</text:p>
          </table:table-cell>
          <table:table-cell office:value-type="string" calcext:value-type="string">
            <text:p>14ct7mmb4jsbjsvqs3oviv5ks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2:13</text:p>
          </table:table-cell>
          <table:table-cell table:style-name="ce2" office:value-type="date" office:date-value="2016-07-18T00:42:13" calcext:value-type="date">
            <text:p>18-07-16 00:4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08451" calcext:value-type="float">
            <text:p>108451</text:p>
          </table:table-cell>
          <table:table-cell office:value-type="string" calcext:value-type="string">
            <text:p>s1vp959noffmqq8fikktca9kv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7 22:42:13</text:p>
          </table:table-cell>
          <table:table-cell table:style-name="ce2" office:value-type="date" office:date-value="2016-07-18T00:42:14" calcext:value-type="date">
            <text:p>18-07-16 00:4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08453" calcext:value-type="float">
            <text:p>108453</text:p>
          </table:table-cell>
          <table:table-cell office:value-type="string" calcext:value-type="string">
            <text:p>v3jne1iaegnbddtkg0uegof3q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2:29</text:p>
          </table:table-cell>
          <table:table-cell table:style-name="ce2" office:value-type="date" office:date-value="2016-07-18T00:42:29" calcext:value-type="date">
            <text:p>18-07-16 00:42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08454" calcext:value-type="float">
            <text:p>108454</text:p>
          </table:table-cell>
          <table:table-cell office:value-type="string" calcext:value-type="string">
            <text:p>n62u3qnq7ghklb6ggb65k865m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3:19</text:p>
          </table:table-cell>
          <table:table-cell table:style-name="ce2" office:value-type="date" office:date-value="2016-07-18T00:43:20.000001" calcext:value-type="date">
            <text:p>18-07-16 00:4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8456" calcext:value-type="float">
            <text:p>108456</text:p>
          </table:table-cell>
          <table:table-cell office:value-type="string" calcext:value-type="string">
            <text:p>ll1kmeboftes32bdv126foj9u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3:50</text:p>
          </table:table-cell>
          <table:table-cell table:style-name="ce2" office:value-type="date" office:date-value="2016-07-18T00:43:51" calcext:value-type="date">
            <text:p>18-07-16 00:4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08462" calcext:value-type="float">
            <text:p>108462</text:p>
          </table:table-cell>
          <table:table-cell office:value-type="string" calcext:value-type="string">
            <text:p>vb3ojsgsb0lgr71a8npkd0p45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4:27</text:p>
          </table:table-cell>
          <table:table-cell table:style-name="ce2" office:value-type="date" office:date-value="2016-07-18T00:44:27" calcext:value-type="date">
            <text:p>18-07-16 00:4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08463" calcext:value-type="float">
            <text:p>108463</text:p>
          </table:table-cell>
          <table:table-cell office:value-type="string" calcext:value-type="string">
            <text:p>fu5kkicb6fitb65sdpr6clvj7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4:36</text:p>
          </table:table-cell>
          <table:table-cell table:style-name="ce2" office:value-type="date" office:date-value="2016-07-18T00:44:37" calcext:value-type="date">
            <text:p>18-07-16 00:4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08464" calcext:value-type="float">
            <text:p>108464</text:p>
          </table:table-cell>
          <table:table-cell office:value-type="string" calcext:value-type="string">
            <text:p>pari5uvdnisqog4oecqb61bg3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4:43</text:p>
          </table:table-cell>
          <table:table-cell table:style-name="ce2" office:value-type="date" office:date-value="2016-07-18T00:44:43" calcext:value-type="date">
            <text:p>18-07-16 00:44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8469" calcext:value-type="float">
            <text:p>108469</text:p>
          </table:table-cell>
          <table:table-cell office:value-type="string" calcext:value-type="string">
            <text:p>celckteio1h2601ph6pt9bmm0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5:06</text:p>
          </table:table-cell>
          <table:table-cell table:style-name="ce2" office:value-type="date" office:date-value="2016-07-18T00:45:07" calcext:value-type="date">
            <text:p>18-07-16 00:4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08488" calcext:value-type="float">
            <text:p>108488</text:p>
          </table:table-cell>
          <table:table-cell office:value-type="string" calcext:value-type="string">
            <text:p>en7pikahrclv260l8jl623ue3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6:06</text:p>
          </table:table-cell>
          <table:table-cell table:style-name="ce2" office:value-type="date" office:date-value="2016-07-18T00:46:06" calcext:value-type="date">
            <text:p>18-07-16 00:4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08494" calcext:value-type="float">
            <text:p>108494</text:p>
          </table:table-cell>
          <table:table-cell office:value-type="string" calcext:value-type="string">
            <text:p>j592m38fums3p026frmnso4cb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7:39</text:p>
          </table:table-cell>
          <table:table-cell table:style-name="ce2" office:value-type="date" office:date-value="2016-07-18T00:47:38.999999" calcext:value-type="date">
            <text:p>18-07-16 00:4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08496" calcext:value-type="float">
            <text:p>108496</text:p>
          </table:table-cell>
          <table:table-cell office:value-type="string" calcext:value-type="string">
            <text:p>q1e8u5ltjbq1uc3vj6ef02jb6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7:50</text:p>
          </table:table-cell>
          <table:table-cell table:style-name="ce2" office:value-type="date" office:date-value="2016-07-18T00:47:51" calcext:value-type="date">
            <text:p>18-07-16 00:4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08497" calcext:value-type="float">
            <text:p>108497</text:p>
          </table:table-cell>
          <table:table-cell office:value-type="string" calcext:value-type="string">
            <text:p>p5qjccd449j3hq8en90v7tosa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7:54</text:p>
          </table:table-cell>
          <table:table-cell table:style-name="ce2" office:value-type="date" office:date-value="2016-07-18T00:47:54" calcext:value-type="date">
            <text:p>18-07-16 00:4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08499" calcext:value-type="float">
            <text:p>108499</text:p>
          </table:table-cell>
          <table:table-cell office:value-type="string" calcext:value-type="string">
            <text:p>f9c3m77j2mo6bo1rlksg9e4l5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8:28</text:p>
          </table:table-cell>
          <table:table-cell table:style-name="ce2" office:value-type="date" office:date-value="2016-07-18T00:48:28" calcext:value-type="date">
            <text:p>18-07-16 00:4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08502" calcext:value-type="float">
            <text:p>108502</text:p>
          </table:table-cell>
          <table:table-cell office:value-type="string" calcext:value-type="string">
            <text:p>q3608uqllmgdc1oslq9pe4dra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9:39</text:p>
          </table:table-cell>
          <table:table-cell table:style-name="ce2" office:value-type="date" office:date-value="2016-07-18T00:49:39" calcext:value-type="date">
            <text:p>18-07-16 00:4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08503" calcext:value-type="float">
            <text:p>108503</text:p>
          </table:table-cell>
          <table:table-cell office:value-type="string" calcext:value-type="string">
            <text:p>m3stc591brna11fhtkjtqi5rg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9:45</text:p>
          </table:table-cell>
          <table:table-cell table:style-name="ce2" office:value-type="date" office:date-value="2016-07-18T00:49:45" calcext:value-type="date">
            <text:p>18-07-16 00:49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8504" calcext:value-type="float">
            <text:p>108504</text:p>
          </table:table-cell>
          <table:table-cell office:value-type="string" calcext:value-type="string">
            <text:p>jil4dfr1enr4rubkuektq5qjf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49:57</text:p>
          </table:table-cell>
          <table:table-cell table:style-name="ce2" office:value-type="date" office:date-value="2016-07-18T00:49:57" calcext:value-type="date">
            <text:p>18-07-16 00:49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08507" calcext:value-type="float">
            <text:p>108507</text:p>
          </table:table-cell>
          <table:table-cell office:value-type="string" calcext:value-type="string">
            <text:p>lalp77he9mi5231a2ulbmnfdn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0:22</text:p>
          </table:table-cell>
          <table:table-cell table:style-name="ce2" office:value-type="date" office:date-value="2016-07-18T00:50:22" calcext:value-type="date">
            <text:p>18-07-16 00:5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08508" calcext:value-type="float">
            <text:p>108508</text:p>
          </table:table-cell>
          <table:table-cell office:value-type="string" calcext:value-type="string">
            <text:p>np0agselau4cp7g5ocu5bdmnb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0:31</text:p>
          </table:table-cell>
          <table:table-cell table:style-name="ce2" office:value-type="date" office:date-value="2016-07-18T00:50:30.999999" calcext:value-type="date">
            <text:p>18-07-16 00:5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8509" calcext:value-type="float">
            <text:p>108509</text:p>
          </table:table-cell>
          <table:table-cell office:value-type="string" calcext:value-type="string">
            <text:p>0h8et2a3e8onec773gqn5qojo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0:48</text:p>
          </table:table-cell>
          <table:table-cell table:style-name="ce2" office:value-type="date" office:date-value="2016-07-18T00:50:48" calcext:value-type="date">
            <text:p>18-07-16 00:5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8587" calcext:value-type="float">
            <text:p>108587</text:p>
          </table:table-cell>
          <table:table-cell office:value-type="string" calcext:value-type="string">
            <text:p>in2mplsepin9g1kqjs73854sr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2:31</text:p>
          </table:table-cell>
          <table:table-cell table:style-name="ce2" office:value-type="date" office:date-value="2016-07-18T00:52:31" calcext:value-type="date">
            <text:p>18-07-16 00:5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08590" calcext:value-type="float">
            <text:p>108590</text:p>
          </table:table-cell>
          <table:table-cell office:value-type="string" calcext:value-type="string">
            <text:p>r1irsgvfo1p480fm050dpj6cs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2:33</text:p>
          </table:table-cell>
          <table:table-cell table:style-name="ce2" office:value-type="date" office:date-value="2016-07-18T00:52:34" calcext:value-type="date">
            <text:p>18-07-16 00:5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08600" calcext:value-type="float">
            <text:p>108600</text:p>
          </table:table-cell>
          <table:table-cell office:value-type="string" calcext:value-type="string">
            <text:p>hahb5hj3e6frgdl74o7hetiun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4:03</text:p>
          </table:table-cell>
          <table:table-cell table:style-name="ce2" office:value-type="date" office:date-value="2016-07-18T00:54:04" calcext:value-type="date">
            <text:p>18-07-16 00:5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08602" calcext:value-type="float">
            <text:p>108602</text:p>
          </table:table-cell>
          <table:table-cell office:value-type="string" calcext:value-type="string">
            <text:p>5m7f3o2i0b56b0v23k7c1a8l9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6:08</text:p>
          </table:table-cell>
          <table:table-cell table:style-name="ce2" office:value-type="date" office:date-value="2016-07-18T00:56:09" calcext:value-type="date">
            <text:p>18-07-16 00:56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8603" calcext:value-type="float">
            <text:p>108603</text:p>
          </table:table-cell>
          <table:table-cell office:value-type="string" calcext:value-type="string">
            <text:p>fqrqlf0sbr8cstisktou3u2aq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6:11</text:p>
          </table:table-cell>
          <table:table-cell table:style-name="ce2" office:value-type="date" office:date-value="2016-07-18T00:56:12.000001" calcext:value-type="date">
            <text:p>18-07-16 00:5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08604" calcext:value-type="float">
            <text:p>108604</text:p>
          </table:table-cell>
          <table:table-cell office:value-type="string" calcext:value-type="string">
            <text:p>fusp9v05acirpd3qp23037486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6:20</text:p>
          </table:table-cell>
          <table:table-cell table:style-name="ce2" office:value-type="date" office:date-value="2016-07-18T00:56:20.000001" calcext:value-type="date">
            <text:p>18-07-16 00:56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08605" calcext:value-type="float">
            <text:p>108605</text:p>
          </table:table-cell>
          <table:table-cell office:value-type="string" calcext:value-type="string">
            <text:p>kjcoiqmqku8dfhdk047a4oqr2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6:27</text:p>
          </table:table-cell>
          <table:table-cell table:style-name="ce2" office:value-type="date" office:date-value="2016-07-18T00:56:27" calcext:value-type="date">
            <text:p>18-07-16 00:5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08606" calcext:value-type="float">
            <text:p>108606</text:p>
          </table:table-cell>
          <table:table-cell office:value-type="string" calcext:value-type="string">
            <text:p>ajd1k823neko1f5tq03o0p9tj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6:37</text:p>
          </table:table-cell>
          <table:table-cell table:style-name="ce2" office:value-type="date" office:date-value="2016-07-18T00:56:37" calcext:value-type="date">
            <text:p>18-07-16 00:5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08609" calcext:value-type="float">
            <text:p>108609</text:p>
          </table:table-cell>
          <table:table-cell office:value-type="string" calcext:value-type="string">
            <text:p>4ea8taitrikmqak2sc5k0ieo5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7:17</text:p>
          </table:table-cell>
          <table:table-cell table:style-name="ce2" office:value-type="date" office:date-value="2016-07-18T00:57:17" calcext:value-type="date">
            <text:p>18-07-16 00:57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08610" calcext:value-type="float">
            <text:p>108610</text:p>
          </table:table-cell>
          <table:table-cell office:value-type="string" calcext:value-type="string">
            <text:p>anbc1blphm16k3cqebn2hho1s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7:20</text:p>
          </table:table-cell>
          <table:table-cell table:style-name="ce2" office:value-type="date" office:date-value="2016-07-18T00:57:20" calcext:value-type="date">
            <text:p>18-07-16 00:57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8614" calcext:value-type="float">
            <text:p>108614</text:p>
          </table:table-cell>
          <table:table-cell office:value-type="string" calcext:value-type="string">
            <text:p>qjimjmd998t9n31k4dkvrhgm3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7:48</text:p>
          </table:table-cell>
          <table:table-cell table:style-name="ce2" office:value-type="date" office:date-value="2016-07-18T00:57:49" calcext:value-type="date">
            <text:p>18-07-16 00:57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08615" calcext:value-type="float">
            <text:p>108615</text:p>
          </table:table-cell>
          <table:table-cell office:value-type="string" calcext:value-type="string">
            <text:p>1k7p6fber8o8cf4981vilvp43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8:01</text:p>
          </table:table-cell>
          <table:table-cell table:style-name="ce2" office:value-type="date" office:date-value="2016-07-18T00:58:02" calcext:value-type="date">
            <text:p>18-07-16 00:5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08618" calcext:value-type="float">
            <text:p>108618</text:p>
          </table:table-cell>
          <table:table-cell office:value-type="string" calcext:value-type="string">
            <text:p>265cs7129ipqpnl8uvggk4ec6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00:36</text:p>
          </table:table-cell>
          <table:table-cell table:style-name="ce2" office:value-type="date" office:date-value="2016-07-18T01:00:36" calcext:value-type="date">
            <text:p>18-07-16 01:0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08619" calcext:value-type="float">
            <text:p>108619</text:p>
          </table:table-cell>
          <table:table-cell office:value-type="string" calcext:value-type="string">
            <text:p>05hs9l9i0lgsa8cn1o046944b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01:37</text:p>
          </table:table-cell>
          <table:table-cell table:style-name="ce2" office:value-type="date" office:date-value="2016-07-18T01:01:37" calcext:value-type="date">
            <text:p>18-07-16 01:0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08624" calcext:value-type="float">
            <text:p>108624</text:p>
          </table:table-cell>
          <table:table-cell office:value-type="string" calcext:value-type="string">
            <text:p>7mu8ab6vsksp6ufpig2r6ggvu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05:24</text:p>
          </table:table-cell>
          <table:table-cell table:style-name="ce2" office:value-type="date" office:date-value="2016-07-18T01:05:25" calcext:value-type="date">
            <text:p>18-07-16 01:05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8627" calcext:value-type="float">
            <text:p>108627</text:p>
          </table:table-cell>
          <table:table-cell office:value-type="string" calcext:value-type="string">
            <text:p>9cmi56plhghaupunmmvibo36o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06:10</text:p>
          </table:table-cell>
          <table:table-cell table:style-name="ce2" office:value-type="date" office:date-value="2016-07-18T01:06:11" calcext:value-type="date">
            <text:p>18-07-16 01:0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8628" calcext:value-type="float">
            <text:p>108628</text:p>
          </table:table-cell>
          <table:table-cell office:value-type="string" calcext:value-type="string">
            <text:p>p874o3avcadr8lei5rd6ao007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06:36</text:p>
          </table:table-cell>
          <table:table-cell table:style-name="ce2" office:value-type="date" office:date-value="2016-07-18T01:06:36" calcext:value-type="date">
            <text:p>18-07-16 01:0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08629" calcext:value-type="float">
            <text:p>108629</text:p>
          </table:table-cell>
          <table:table-cell office:value-type="string" calcext:value-type="string">
            <text:p>ns8enqjhjh0l8sg8spkomofvh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06:41</text:p>
          </table:table-cell>
          <table:table-cell table:style-name="ce2" office:value-type="date" office:date-value="2016-07-18T01:06:41" calcext:value-type="date">
            <text:p>18-07-16 01:0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08640" calcext:value-type="float">
            <text:p>108640</text:p>
          </table:table-cell>
          <table:table-cell office:value-type="string" calcext:value-type="string">
            <text:p>ji8o5cl3ckk1rbsd25groieje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09:08</text:p>
          </table:table-cell>
          <table:table-cell table:style-name="ce2" office:value-type="date" office:date-value="2016-07-18T01:09:08" calcext:value-type="date">
            <text:p>18-07-16 01:0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08645" calcext:value-type="float">
            <text:p>108645</text:p>
          </table:table-cell>
          <table:table-cell office:value-type="string" calcext:value-type="string">
            <text:p>8orvien7nn5dn5cen74ud30jg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14:50</text:p>
          </table:table-cell>
          <table:table-cell table:style-name="ce2" office:value-type="date" office:date-value="2016-07-18T01:14:50" calcext:value-type="date">
            <text:p>18-07-16 01:1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8648" calcext:value-type="float">
            <text:p>108648</text:p>
          </table:table-cell>
          <table:table-cell office:value-type="string" calcext:value-type="string">
            <text:p>ndj1dfei460e0u909tjl80b36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16:50</text:p>
          </table:table-cell>
          <table:table-cell table:style-name="ce2" office:value-type="date" office:date-value="2016-07-18T01:16:51" calcext:value-type="date">
            <text:p>18-07-16 01:1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08678" calcext:value-type="float">
            <text:p>108678</text:p>
          </table:table-cell>
          <table:table-cell office:value-type="string" calcext:value-type="string">
            <text:p>ud24fqtdd2e5gmlto51j4nloi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21:26</text:p>
          </table:table-cell>
          <table:table-cell table:style-name="ce2" office:value-type="date" office:date-value="2016-07-18T01:21:25.999999" calcext:value-type="date">
            <text:p>18-07-16 01:2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08679" calcext:value-type="float">
            <text:p>108679</text:p>
          </table:table-cell>
          <table:table-cell office:value-type="string" calcext:value-type="string">
            <text:p>01rri3fmempul5bqkc89oss4b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23:28</text:p>
          </table:table-cell>
          <table:table-cell table:style-name="ce2" office:value-type="date" office:date-value="2016-07-18T01:23:28" calcext:value-type="date">
            <text:p>18-07-16 01:2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08683" calcext:value-type="float">
            <text:p>108683</text:p>
          </table:table-cell>
          <table:table-cell office:value-type="string" calcext:value-type="string">
            <text:p>pv4im1o76so1g5hsq9eopgh55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24:36</text:p>
          </table:table-cell>
          <table:table-cell table:style-name="ce2" office:value-type="date" office:date-value="2016-07-18T01:24:36" calcext:value-type="date">
            <text:p>18-07-16 01:2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8693" calcext:value-type="float">
            <text:p>108693</text:p>
          </table:table-cell>
          <table:table-cell office:value-type="string" calcext:value-type="string">
            <text:p>11u8c1tmsfi6tq8j8r3qhdq43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27:17</text:p>
          </table:table-cell>
          <table:table-cell table:style-name="ce2" office:value-type="date" office:date-value="2016-07-18T01:27:17" calcext:value-type="date">
            <text:p>18-07-16 01:2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08702" calcext:value-type="float">
            <text:p>108702</text:p>
          </table:table-cell>
          <table:table-cell office:value-type="string" calcext:value-type="string">
            <text:p>8h38ji5uepobvm1inlfccbf7f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31:49</text:p>
          </table:table-cell>
          <table:table-cell table:style-name="ce2" office:value-type="date" office:date-value="2016-07-18T01:31:49" calcext:value-type="date">
            <text:p>18-07-16 01:3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8754" calcext:value-type="float">
            <text:p>108754</text:p>
          </table:table-cell>
          <table:table-cell office:value-type="string" calcext:value-type="string">
            <text:p>ckv2t9525k2k9gl3mrfhpa03t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46:35</text:p>
          </table:table-cell>
          <table:table-cell table:style-name="ce2" office:value-type="date" office:date-value="2016-07-18T01:46:35" calcext:value-type="date">
            <text:p>18-07-16 01:46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08761" calcext:value-type="float">
            <text:p>108761</text:p>
          </table:table-cell>
          <table:table-cell office:value-type="string" calcext:value-type="string">
            <text:p>lm3m67tiics6vrs8t8tfpesh3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1:51:09</text:p>
          </table:table-cell>
          <table:table-cell table:style-name="ce2" office:value-type="date" office:date-value="2016-07-18T01:51:09" calcext:value-type="date">
            <text:p>18-07-16 01:5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8786" calcext:value-type="float">
            <text:p>108786</text:p>
          </table:table-cell>
          <table:table-cell office:value-type="string" calcext:value-type="string">
            <text:p>bi16i568n0973nk7b6o46179s7</text:p>
          </table:table-cell>
          <table:table-cell office:value-type="float" office:value="194187170104" calcext:value-type="float">
            <text:p>19418717010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02:15:36</text:p>
          </table:table-cell>
          <table:table-cell table:style-name="ce2" office:value-type="date" office:date-value="2016-07-18T02:15:36" calcext:value-type="date">
            <text:p>18-07-16 02:15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8792" calcext:value-type="float">
            <text:p>108792</text:p>
          </table:table-cell>
          <table:table-cell office:value-type="string" calcext:value-type="string">
            <text:p>h0uej4h6mettqlllt8rl9p4l5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2:20:27</text:p>
          </table:table-cell>
          <table:table-cell table:style-name="ce2" office:value-type="date" office:date-value="2016-07-18T02:20:27" calcext:value-type="date">
            <text:p>18-07-16 02:2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8795" calcext:value-type="float">
            <text:p>108795</text:p>
          </table:table-cell>
          <table:table-cell office:value-type="string" calcext:value-type="string">
            <text:p>b4nl5p0vkpt257888a9kkjl7u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2:23:14</text:p>
          </table:table-cell>
          <table:table-cell table:style-name="ce2" office:value-type="date" office:date-value="2016-07-18T02:23:14" calcext:value-type="date">
            <text:p>18-07-16 02:2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08796" calcext:value-type="float">
            <text:p>108796</text:p>
          </table:table-cell>
          <table:table-cell office:value-type="string" calcext:value-type="string">
            <text:p>jrqpgjo6odslfqq1o160eaahv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2:23:35</text:p>
          </table:table-cell>
          <table:table-cell table:style-name="ce2" office:value-type="date" office:date-value="2016-07-18T02:23:36.000001" calcext:value-type="date">
            <text:p>18-07-16 02:2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08798" calcext:value-type="float">
            <text:p>108798</text:p>
          </table:table-cell>
          <table:table-cell office:value-type="string" calcext:value-type="string">
            <text:p>bl35mj1ku0oti6ompcvm3dcdq2</text:p>
          </table:table-cell>
          <table:table-cell office:value-type="float" office:value="194187170104" calcext:value-type="float">
            <text:p>19418717010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02:25:34</text:p>
          </table:table-cell>
          <table:table-cell table:style-name="ce2" office:value-type="date" office:date-value="2016-07-18T02:25:34" calcext:value-type="date">
            <text:p>18-07-16 02:2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8799" calcext:value-type="float">
            <text:p>108799</text:p>
          </table:table-cell>
          <table:table-cell office:value-type="string" calcext:value-type="string">
            <text:p>6fmt418efcvhn9sps7u4mls7n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2:25:50</text:p>
          </table:table-cell>
          <table:table-cell table:style-name="ce2" office:value-type="date" office:date-value="2016-07-18T02:25:51" calcext:value-type="date">
            <text:p>18-07-16 02:25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8801" calcext:value-type="float">
            <text:p>108801</text:p>
          </table:table-cell>
          <table:table-cell office:value-type="string" calcext:value-type="string">
            <text:p>t8835h0h6fdcan0kv3u5rqoqi6</text:p>
          </table:table-cell>
          <table:table-cell office:value-type="string" calcext:value-type="string">
            <text:p>107.21.1.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27:28</text:p>
          </table:table-cell>
          <table:table-cell table:style-name="ce2" office:value-type="date" office:date-value="2016-07-18T02:27:28.000001" calcext:value-type="date">
            <text:p>18-07-16 02:27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8803" calcext:value-type="float">
            <text:p>108803</text:p>
          </table:table-cell>
          <table:table-cell office:value-type="string" calcext:value-type="string">
            <text:p>skmcdmgrs37jt9hfj6ipi617o6</text:p>
          </table:table-cell>
          <table:table-cell office:value-type="string" calcext:value-type="string">
            <text:p>192.42.116.1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02:27:49</text:p>
          </table:table-cell>
          <table:table-cell table:style-name="ce2" office:value-type="date" office:date-value="2016-07-18T02:27:50" calcext:value-type="date">
            <text:p>18-07-16 02:27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8805" calcext:value-type="float">
            <text:p>108805</text:p>
          </table:table-cell>
          <table:table-cell office:value-type="string" calcext:value-type="string">
            <text:p>n4rctbrr9mtr59rbg9qrbtels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2:30:47</text:p>
          </table:table-cell>
          <table:table-cell table:style-name="ce2" office:value-type="date" office:date-value="2016-07-18T02:30:47.000001" calcext:value-type="date">
            <text:p>18-07-16 02:3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08806" calcext:value-type="float">
            <text:p>108806</text:p>
          </table:table-cell>
          <table:table-cell office:value-type="string" calcext:value-type="string">
            <text:p>bero5o9680vcihffm9950tf480</text:p>
          </table:table-cell>
          <table:table-cell office:value-type="float" office:value="194187170104" calcext:value-type="float">
            <text:p>19418717010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02:31:20</text:p>
          </table:table-cell>
          <table:table-cell table:style-name="ce2" office:value-type="date" office:date-value="2016-07-18T02:31:20" calcext:value-type="date">
            <text:p>18-07-16 02:3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08813" calcext:value-type="float">
            <text:p>108813</text:p>
          </table:table-cell>
          <table:table-cell office:value-type="string" calcext:value-type="string">
            <text:p>0mkthn1kn822fjjvhn0dfs6a0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2:33:42</text:p>
          </table:table-cell>
          <table:table-cell table:style-name="ce2" office:value-type="date" office:date-value="2016-07-18T02:33:42" calcext:value-type="date">
            <text:p>18-07-16 02:33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08816" calcext:value-type="float">
            <text:p>108816</text:p>
          </table:table-cell>
          <table:table-cell office:value-type="string" calcext:value-type="string">
            <text:p>mvpibqrnrpej334c28gpd2lpg6</text:p>
          </table:table-cell>
          <table:table-cell office:value-type="string" calcext:value-type="string">
            <text:p>95.236.150.67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2016-07-18 00:35:19</text:p>
          </table:table-cell>
          <table:table-cell table:style-name="ce2" office:value-type="date" office:date-value="2016-07-18T02:35:19" calcext:value-type="date">
            <text:p>18-07-16 02:3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08820" calcext:value-type="float">
            <text:p>108820</text:p>
          </table:table-cell>
          <table:table-cell office:value-type="string" calcext:value-type="string">
            <text:p>ob9s0biau1ckulujgjqeu4i7k6</text:p>
          </table:table-cell>
          <table:table-cell office:value-type="string" calcext:value-type="string">
            <text:p>202.45.119.131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2016-07-18 02:36:41</text:p>
          </table:table-cell>
          <table:table-cell table:style-name="ce2" office:value-type="date" office:date-value="2016-07-18T02:36:42" calcext:value-type="date">
            <text:p>18-07-16 02:36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08822" calcext:value-type="float">
            <text:p>108822</text:p>
          </table:table-cell>
          <table:table-cell office:value-type="string" calcext:value-type="string">
            <text:p>mvpibqrnrpej334c28gpd2lpg6</text:p>
          </table:table-cell>
          <table:table-cell office:value-type="string" calcext:value-type="string">
            <text:p>95.236.150.67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2016-07-18 00:38:04</text:p>
          </table:table-cell>
          <table:table-cell table:style-name="ce2" office:value-type="date" office:date-value="2016-07-18T02:38:04" calcext:value-type="date">
            <text:p>18-07-16 02:3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08823" calcext:value-type="float">
            <text:p>108823</text:p>
          </table:table-cell>
          <table:table-cell office:value-type="string" calcext:value-type="string">
            <text:p>mvpibqrnrpej334c28gpd2lpg6</text:p>
          </table:table-cell>
          <table:table-cell office:value-type="string" calcext:value-type="string">
            <text:p>95.236.150.67</text:p>
          </table:table-cell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2016-07-18 02:38:24</text:p>
          </table:table-cell>
          <table:table-cell table:style-name="ce2" office:value-type="date" office:date-value="2016-07-18T02:38:25" calcext:value-type="date">
            <text:p>18-07-16 02:3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08824" calcext:value-type="float">
            <text:p>108824</text:p>
          </table:table-cell>
          <table:table-cell office:value-type="string" calcext:value-type="string">
            <text:p>aactve4gr6c0gng4ij3vbjpld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2:38:42</text:p>
          </table:table-cell>
          <table:table-cell table:style-name="ce2" office:value-type="date" office:date-value="2016-07-18T02:38:42" calcext:value-type="date">
            <text:p>18-07-16 02:3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8874" calcext:value-type="float">
            <text:p>108874</text:p>
          </table:table-cell>
          <table:table-cell office:value-type="string" calcext:value-type="string">
            <text:p>5hipjeevcps5ahqi5h1mfqdpn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0:52:04</text:p>
          </table:table-cell>
          <table:table-cell table:style-name="ce2" office:value-type="date" office:date-value="2016-07-18T02:52:04.000001" calcext:value-type="date">
            <text:p>18-07-16 02:5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08877" calcext:value-type="float">
            <text:p>108877</text:p>
          </table:table-cell>
          <table:table-cell office:value-type="string" calcext:value-type="string">
            <text:p>6ffrp74keqa2rsat7o1r0g6a5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2:52:27</text:p>
          </table:table-cell>
          <table:table-cell table:style-name="ce2" office:value-type="date" office:date-value="2016-07-18T02:52:27" calcext:value-type="date">
            <text:p>18-07-16 02:5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08886" calcext:value-type="float">
            <text:p>108886</text:p>
          </table:table-cell>
          <table:table-cell office:value-type="string" calcext:value-type="string">
            <text:p>7c4q0i9rjouf6squ4i5jg72mt2</text:p>
          </table:table-cell>
          <table:table-cell office:value-type="float" office:value="194187170104" calcext:value-type="float">
            <text:p>19418717010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02:57:56</text:p>
          </table:table-cell>
          <table:table-cell table:style-name="ce2" office:value-type="date" office:date-value="2016-07-18T02:57:56" calcext:value-type="date">
            <text:p>18-07-16 02:57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08899" calcext:value-type="float">
            <text:p>108899</text:p>
          </table:table-cell>
          <table:table-cell office:value-type="string" calcext:value-type="string">
            <text:p>klonlmn1bj7g3g2puoivni771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3:03:12</text:p>
          </table:table-cell>
          <table:table-cell table:style-name="ce2" office:value-type="date" office:date-value="2016-07-18T03:03:12" calcext:value-type="date">
            <text:p>18-07-16 03:0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08925" calcext:value-type="float">
            <text:p>108925</text:p>
          </table:table-cell>
          <table:table-cell office:value-type="string" calcext:value-type="string">
            <text:p>c962jptp8p2u6tt5cforcc3ej7</text:p>
          </table:table-cell>
          <table:table-cell office:value-type="float" office:value="194187170104" calcext:value-type="float">
            <text:p>19418717010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03:21:00</text:p>
          </table:table-cell>
          <table:table-cell table:style-name="ce2" office:value-type="date" office:date-value="2016-07-18T03:21:01" calcext:value-type="date">
            <text:p>18-07-16 03:2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8963" calcext:value-type="float">
            <text:p>108963</text:p>
          </table:table-cell>
          <table:table-cell office:value-type="string" calcext:value-type="string">
            <text:p>80rlus9u823p32vvd86a1s6tm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3:41:13</text:p>
          </table:table-cell>
          <table:table-cell table:style-name="ce2" office:value-type="date" office:date-value="2016-07-18T03:41:13" calcext:value-type="date">
            <text:p>18-07-16 03:4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09022" calcext:value-type="float">
            <text:p>109022</text:p>
          </table:table-cell>
          <table:table-cell office:value-type="string" calcext:value-type="string">
            <text:p>pbrkre449sh1j2bhs7qconhtn6</text:p>
          </table:table-cell>
          <table:table-cell office:value-type="float" office:value="223204179129" calcext:value-type="float">
            <text:p>223204179129</text:p>
          </table:table-cell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2016-07-18 04:27:55</text:p>
          </table:table-cell>
          <table:table-cell table:style-name="ce2" office:value-type="date" office:date-value="2016-07-18T04:27:55" calcext:value-type="date">
            <text:p>18-07-16 04:2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09029" calcext:value-type="float">
            <text:p>109029</text:p>
          </table:table-cell>
          <table:table-cell office:value-type="string" calcext:value-type="string">
            <text:p>ipubd5ccbnv5ajnagbj7eutjq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4:32:39</text:p>
          </table:table-cell>
          <table:table-cell table:style-name="ce2" office:value-type="date" office:date-value="2016-07-18T04:32:38.999999" calcext:value-type="date">
            <text:p>18-07-16 04:3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09040" calcext:value-type="float">
            <text:p>109040</text:p>
          </table:table-cell>
          <table:table-cell office:value-type="string" calcext:value-type="string">
            <text:p>ob5pju23j64983op89vdlmmll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4:37:54</text:p>
          </table:table-cell>
          <table:table-cell table:style-name="ce2" office:value-type="date" office:date-value="2016-07-18T04:37:55" calcext:value-type="date">
            <text:p>18-07-16 04:3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09047" calcext:value-type="float">
            <text:p>109047</text:p>
          </table:table-cell>
          <table:table-cell office:value-type="string" calcext:value-type="string">
            <text:p>df2pe5fhqn23si2n6t15ii525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4:58:03</text:p>
          </table:table-cell>
          <table:table-cell table:style-name="ce2" office:value-type="date" office:date-value="2016-07-18T04:58:03" calcext:value-type="date">
            <text:p>18-07-16 04:5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09048" calcext:value-type="float">
            <text:p>109048</text:p>
          </table:table-cell>
          <table:table-cell office:value-type="string" calcext:value-type="string">
            <text:p>q0fh9nmf9jdcpmfu7u3q70d31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5:13:08</text:p>
          </table:table-cell>
          <table:table-cell table:style-name="ce2" office:value-type="date" office:date-value="2016-07-18T05:13:08" calcext:value-type="date">
            <text:p>18-07-16 05:1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09052" calcext:value-type="float">
            <text:p>109052</text:p>
          </table:table-cell>
          <table:table-cell office:value-type="string" calcext:value-type="string">
            <text:p>m1n8ehbmnhf2dec9g6m0ivjtc1</text:p>
          </table:table-cell>
          <table:table-cell office:value-type="string" calcext:value-type="string">
            <text:p>213.133.110.3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8 03:21:40</text:p>
          </table:table-cell>
          <table:table-cell table:style-name="ce2" office:value-type="date" office:date-value="2016-07-18T05:21:40" calcext:value-type="date">
            <text:p>18-07-16 05:2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9053" calcext:value-type="float">
            <text:p>109053</text:p>
          </table:table-cell>
          <table:table-cell office:value-type="string" calcext:value-type="string">
            <text:p>m3kbi4t7n98fobbrbhkshfngn4</text:p>
          </table:table-cell>
          <table:table-cell office:value-type="string" calcext:value-type="string">
            <text:p>213.133.110.35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016-07-18 03:24:44</text:p>
          </table:table-cell>
          <table:table-cell table:style-name="ce2" office:value-type="date" office:date-value="2016-07-18T05:24:45" calcext:value-type="date">
            <text:p>18-07-16 05:2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09060" calcext:value-type="float">
            <text:p>109060</text:p>
          </table:table-cell>
          <table:table-cell office:value-type="string" calcext:value-type="string">
            <text:p>8mflkph4tsvbuful0gk9bvc0i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5:30:05</text:p>
          </table:table-cell>
          <table:table-cell table:style-name="ce2" office:value-type="date" office:date-value="2016-07-18T05:30:05" calcext:value-type="date">
            <text:p>18-07-16 05:3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09077" calcext:value-type="float">
            <text:p>109077</text:p>
          </table:table-cell>
          <table:table-cell office:value-type="string" calcext:value-type="string">
            <text:p>7agbaf44fhv2k6cpv47pncls1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5:47:33</text:p>
          </table:table-cell>
          <table:table-cell table:style-name="ce2" office:value-type="date" office:date-value="2016-07-18T05:47:34" calcext:value-type="date">
            <text:p>18-07-16 05:4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9083" calcext:value-type="float">
            <text:p>109083</text:p>
          </table:table-cell>
          <table:table-cell office:value-type="string" calcext:value-type="string">
            <text:p>ak19ot7dm8q4rr93b11gj1cq5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5:51:31</text:p>
          </table:table-cell>
          <table:table-cell table:style-name="ce2" office:value-type="date" office:date-value="2016-07-18T05:51:31" calcext:value-type="date">
            <text:p>18-07-16 05:5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9090" calcext:value-type="float">
            <text:p>109090</text:p>
          </table:table-cell>
          <table:table-cell office:value-type="string" calcext:value-type="string">
            <text:p>o3mqgts1gq7v5ej4sndg3e9qg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5:57:16</text:p>
          </table:table-cell>
          <table:table-cell table:style-name="ce2" office:value-type="date" office:date-value="2016-07-18T05:57:17" calcext:value-type="date">
            <text:p>18-07-16 05:5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9091" calcext:value-type="float">
            <text:p>109091</text:p>
          </table:table-cell>
          <table:table-cell office:value-type="string" calcext:value-type="string">
            <text:p>off5ubd61ahjhidagu7meoj4i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4:12:16</text:p>
          </table:table-cell>
          <table:table-cell table:style-name="ce2" office:value-type="date" office:date-value="2016-07-18T06:12:16" calcext:value-type="date">
            <text:p>18-07-16 06:12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9092" calcext:value-type="float">
            <text:p>109092</text:p>
          </table:table-cell>
          <table:table-cell office:value-type="string" calcext:value-type="string">
            <text:p>g4n13f64n8pli1qcrgp16345b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6:15:16</text:p>
          </table:table-cell>
          <table:table-cell table:style-name="ce2" office:value-type="date" office:date-value="2016-07-18T06:15:16" calcext:value-type="date">
            <text:p>18-07-16 06:1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09093" calcext:value-type="float">
            <text:p>109093</text:p>
          </table:table-cell>
          <table:table-cell office:value-type="string" calcext:value-type="string">
            <text:p>dse3vrujfe50ebtteu34jivsp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6:16:43</text:p>
          </table:table-cell>
          <table:table-cell table:style-name="ce2" office:value-type="date" office:date-value="2016-07-18T06:16:43" calcext:value-type="date">
            <text:p>18-07-16 06:1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09094" calcext:value-type="float">
            <text:p>109094</text:p>
          </table:table-cell>
          <table:table-cell office:value-type="string" calcext:value-type="string">
            <text:p>5adtl5pkbuqk0qvd52ftcn00r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6:19:02</text:p>
          </table:table-cell>
          <table:table-cell table:style-name="ce2" office:value-type="date" office:date-value="2016-07-18T06:19:03" calcext:value-type="date">
            <text:p>18-07-16 06:19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09099" calcext:value-type="float">
            <text:p>109099</text:p>
          </table:table-cell>
          <table:table-cell office:value-type="string" calcext:value-type="string">
            <text:p>vk2ot79mlb70l73fjno96gp9m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6:21:45</text:p>
          </table:table-cell>
          <table:table-cell table:style-name="ce2" office:value-type="date" office:date-value="2016-07-18T06:21:46" calcext:value-type="date">
            <text:p>18-07-16 06:2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09100" calcext:value-type="float">
            <text:p>109100</text:p>
          </table:table-cell>
          <table:table-cell office:value-type="string" calcext:value-type="string">
            <text:p>cc8mo39i7u906m6c6io3f92l3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6:22:31</text:p>
          </table:table-cell>
          <table:table-cell table:style-name="ce2" office:value-type="date" office:date-value="2016-07-18T06:22:32" calcext:value-type="date">
            <text:p>18-07-16 06:2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9116" calcext:value-type="float">
            <text:p>109116</text:p>
          </table:table-cell>
          <table:table-cell office:value-type="string" calcext:value-type="string">
            <text:p>4np50sabti78eu3b2rg09ohn33</text:p>
          </table:table-cell>
          <table:table-cell office:value-type="string" calcext:value-type="string">
            <text:p>104.32.67.18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6:34:37</text:p>
          </table:table-cell>
          <table:table-cell table:style-name="ce2" office:value-type="date" office:date-value="2016-07-18T06:34:38" calcext:value-type="date">
            <text:p>18-07-16 06:34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09129" calcext:value-type="float">
            <text:p>109129</text:p>
          </table:table-cell>
          <table:table-cell office:value-type="string" calcext:value-type="string">
            <text:p>li4ce0bqsdsp9ebmdv4pb1khk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6:50:40</text:p>
          </table:table-cell>
          <table:table-cell table:style-name="ce2" office:value-type="date" office:date-value="2016-07-18T06:50:40" calcext:value-type="date">
            <text:p>18-07-16 06:5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9130" calcext:value-type="float">
            <text:p>109130</text:p>
          </table:table-cell>
          <table:table-cell office:value-type="string" calcext:value-type="string">
            <text:p>3smerfnj4r4g3jlcsrtjqtdlk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07:48</text:p>
          </table:table-cell>
          <table:table-cell table:style-name="ce2" office:value-type="date" office:date-value="2016-07-18T07:07:48" calcext:value-type="date">
            <text:p>18-07-16 07:0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9131" calcext:value-type="float">
            <text:p>109131</text:p>
          </table:table-cell>
          <table:table-cell office:value-type="string" calcext:value-type="string">
            <text:p>4mu310q7indciuccgjbpvtub7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5:18:39</text:p>
          </table:table-cell>
          <table:table-cell table:style-name="ce2" office:value-type="date" office:date-value="2016-07-18T07:18:39.999999" calcext:value-type="date">
            <text:p>18-07-16 07:1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09133" calcext:value-type="float">
            <text:p>109133</text:p>
          </table:table-cell>
          <table:table-cell office:value-type="string" calcext:value-type="string">
            <text:p>em3jb5qhvd6pmrv5rvmfil79m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24:37</text:p>
          </table:table-cell>
          <table:table-cell table:style-name="ce2" office:value-type="date" office:date-value="2016-07-18T07:24:37" calcext:value-type="date">
            <text:p>18-07-16 07:2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9141" calcext:value-type="float">
            <text:p>109141</text:p>
          </table:table-cell>
          <table:table-cell office:value-type="string" calcext:value-type="string">
            <text:p>8hgcqs2iorsd26cnrnt9926gp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31:23</text:p>
          </table:table-cell>
          <table:table-cell table:style-name="ce2" office:value-type="date" office:date-value="2016-07-18T07:31:24" calcext:value-type="date">
            <text:p>18-07-16 07:3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09151" calcext:value-type="float">
            <text:p>109151</text:p>
          </table:table-cell>
          <table:table-cell office:value-type="string" calcext:value-type="string">
            <text:p>22cf4nh99ptpsq9kgidui8c8g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38:49</text:p>
          </table:table-cell>
          <table:table-cell table:style-name="ce2" office:value-type="date" office:date-value="2016-07-18T07:38:49" calcext:value-type="date">
            <text:p>18-07-16 07:3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9153" calcext:value-type="float">
            <text:p>109153</text:p>
          </table:table-cell>
          <table:table-cell office:value-type="string" calcext:value-type="string">
            <text:p>c9m7cuf4vo974a0lebjdev9i3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40:10</text:p>
          </table:table-cell>
          <table:table-cell table:style-name="ce2" office:value-type="date" office:date-value="2016-07-18T07:40:10" calcext:value-type="date">
            <text:p>18-07-16 07:4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9159" calcext:value-type="float">
            <text:p>109159</text:p>
          </table:table-cell>
          <table:table-cell office:value-type="string" calcext:value-type="string">
            <text:p>5uivhp61mstdaqdqf8qkifpaj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44:25</text:p>
          </table:table-cell>
          <table:table-cell table:style-name="ce2" office:value-type="date" office:date-value="2016-07-18T07:44:25" calcext:value-type="date">
            <text:p>18-07-16 07:4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9160" calcext:value-type="float">
            <text:p>109160</text:p>
          </table:table-cell>
          <table:table-cell office:value-type="string" calcext:value-type="string">
            <text:p>ko2pbchp61prtuhq6es9897ln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50:57</text:p>
          </table:table-cell>
          <table:table-cell table:style-name="ce2" office:value-type="date" office:date-value="2016-07-18T07:50:57" calcext:value-type="date">
            <text:p>18-07-16 07:5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09161" calcext:value-type="float">
            <text:p>109161</text:p>
          </table:table-cell>
          <table:table-cell office:value-type="string" calcext:value-type="string">
            <text:p>isi21lifbcleqq86ihp1dkjo7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51:48</text:p>
          </table:table-cell>
          <table:table-cell table:style-name="ce2" office:value-type="date" office:date-value="2016-07-18T07:51:48" calcext:value-type="date">
            <text:p>18-07-16 07:51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09162" calcext:value-type="float">
            <text:p>109162</text:p>
          </table:table-cell>
          <table:table-cell office:value-type="string" calcext:value-type="string">
            <text:p>u2c6us5ff38oclpaotdogkclq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56:14</text:p>
          </table:table-cell>
          <table:table-cell table:style-name="ce2" office:value-type="date" office:date-value="2016-07-18T07:56:15" calcext:value-type="date">
            <text:p>18-07-16 07:5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9163" calcext:value-type="float">
            <text:p>109163</text:p>
          </table:table-cell>
          <table:table-cell office:value-type="string" calcext:value-type="string">
            <text:p>f4oi2bbgojppl13ug1dvvlfn6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57:18</text:p>
          </table:table-cell>
          <table:table-cell table:style-name="ce2" office:value-type="date" office:date-value="2016-07-18T07:57:19" calcext:value-type="date">
            <text:p>18-07-16 07:5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9164" calcext:value-type="float">
            <text:p>109164</text:p>
          </table:table-cell>
          <table:table-cell office:value-type="string" calcext:value-type="string">
            <text:p>sgvsjuio1m7g5hcig6l54d2eq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57:28</text:p>
          </table:table-cell>
          <table:table-cell table:style-name="ce2" office:value-type="date" office:date-value="2016-07-18T07:57:28" calcext:value-type="date">
            <text:p>18-07-16 07:5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9165" calcext:value-type="float">
            <text:p>109165</text:p>
          </table:table-cell>
          <table:table-cell office:value-type="string" calcext:value-type="string">
            <text:p>kk98j1hil9q82nqv6c5amrkn0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7:58:15</text:p>
          </table:table-cell>
          <table:table-cell table:style-name="ce2" office:value-type="date" office:date-value="2016-07-18T07:58:15" calcext:value-type="date">
            <text:p>18-07-16 07:58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09166" calcext:value-type="float">
            <text:p>109166</text:p>
          </table:table-cell>
          <table:table-cell office:value-type="string" calcext:value-type="string">
            <text:p>cspoq2p9una2kodrqb7mpc9gl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00:08</text:p>
          </table:table-cell>
          <table:table-cell table:style-name="ce2" office:value-type="date" office:date-value="2016-07-18T08:00:09" calcext:value-type="date">
            <text:p>18-07-16 08:0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09167" calcext:value-type="float">
            <text:p>109167</text:p>
          </table:table-cell>
          <table:table-cell office:value-type="string" calcext:value-type="string">
            <text:p>vo1hkcbefirae8r0crukgf9jm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6:00:09</text:p>
          </table:table-cell>
          <table:table-cell table:style-name="ce2" office:value-type="date" office:date-value="2016-07-18T08:00:09" calcext:value-type="date">
            <text:p>18-07-16 08:0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9168" calcext:value-type="float">
            <text:p>109168</text:p>
          </table:table-cell>
          <table:table-cell office:value-type="string" calcext:value-type="string">
            <text:p>58b6341p3ua2g9vco756n6sqs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01:43</text:p>
          </table:table-cell>
          <table:table-cell table:style-name="ce2" office:value-type="date" office:date-value="2016-07-18T08:01:43" calcext:value-type="date">
            <text:p>18-07-16 08:0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9169" calcext:value-type="float">
            <text:p>109169</text:p>
          </table:table-cell>
          <table:table-cell office:value-type="string" calcext:value-type="string">
            <text:p>7tprf7abaf29aksjtlp0p4se8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02:13</text:p>
          </table:table-cell>
          <table:table-cell table:style-name="ce2" office:value-type="date" office:date-value="2016-07-18T08:02:13" calcext:value-type="date">
            <text:p>18-07-16 08:0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09170" calcext:value-type="float">
            <text:p>109170</text:p>
          </table:table-cell>
          <table:table-cell office:value-type="string" calcext:value-type="string">
            <text:p>54or9nodtemp8l9i61i9uuqk9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05:34</text:p>
          </table:table-cell>
          <table:table-cell table:style-name="ce2" office:value-type="date" office:date-value="2016-07-18T08:05:35" calcext:value-type="date">
            <text:p>18-07-16 08:05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09171" calcext:value-type="float">
            <text:p>109171</text:p>
          </table:table-cell>
          <table:table-cell office:value-type="string" calcext:value-type="string">
            <text:p>ugec4a5c5lt12qtthm900q0je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07:12</text:p>
          </table:table-cell>
          <table:table-cell table:style-name="ce2" office:value-type="date" office:date-value="2016-07-18T08:07:13" calcext:value-type="date">
            <text:p>18-07-16 08:0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09172" calcext:value-type="float">
            <text:p>109172</text:p>
          </table:table-cell>
          <table:table-cell office:value-type="string" calcext:value-type="string">
            <text:p>kqdp9tciphnrk24p8o2p9k08u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12:20</text:p>
          </table:table-cell>
          <table:table-cell table:style-name="ce2" office:value-type="date" office:date-value="2016-07-18T08:12:20" calcext:value-type="date">
            <text:p>18-07-16 08:1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9173" calcext:value-type="float">
            <text:p>109173</text:p>
          </table:table-cell>
          <table:table-cell office:value-type="string" calcext:value-type="string">
            <text:p>8qm1jajpg0ea0921e413pq8gi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14:48</text:p>
          </table:table-cell>
          <table:table-cell table:style-name="ce2" office:value-type="date" office:date-value="2016-07-18T08:14:48" calcext:value-type="date">
            <text:p>18-07-16 08:1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09174" calcext:value-type="float">
            <text:p>109174</text:p>
          </table:table-cell>
          <table:table-cell office:value-type="string" calcext:value-type="string">
            <text:p>ohjsbufbbjhrsqj3lrmggkb3p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17:21</text:p>
          </table:table-cell>
          <table:table-cell table:style-name="ce2" office:value-type="date" office:date-value="2016-07-18T08:17:23" calcext:value-type="date">
            <text:p>18-07-16 08:1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9183" calcext:value-type="float">
            <text:p>109183</text:p>
          </table:table-cell>
          <table:table-cell office:value-type="string" calcext:value-type="string">
            <text:p>fiqb9401qi2irpc51k1b0me8i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36:17</text:p>
          </table:table-cell>
          <table:table-cell table:style-name="ce2" office:value-type="date" office:date-value="2016-07-18T08:36:17.000001" calcext:value-type="date">
            <text:p>18-07-16 08:3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09185" calcext:value-type="float">
            <text:p>109185</text:p>
          </table:table-cell>
          <table:table-cell office:value-type="string" calcext:value-type="string">
            <text:p>vbg5rdepc1oaem8u9n2q77c5i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38:22</text:p>
          </table:table-cell>
          <table:table-cell table:style-name="ce2" office:value-type="date" office:date-value="2016-07-18T08:38:22" calcext:value-type="date">
            <text:p>18-07-16 08:3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09197" calcext:value-type="float">
            <text:p>109197</text:p>
          </table:table-cell>
          <table:table-cell office:value-type="string" calcext:value-type="string">
            <text:p>j3ott3vhhvtqcqg7l5c9lgdaa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41:58</text:p>
          </table:table-cell>
          <table:table-cell table:style-name="ce2" office:value-type="date" office:date-value="2016-07-18T08:41:58" calcext:value-type="date">
            <text:p>18-07-16 08:41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9320" calcext:value-type="float">
            <text:p>109320</text:p>
          </table:table-cell>
          <table:table-cell office:value-type="string" calcext:value-type="string">
            <text:p>dvt0i2ub88eq56onrlt65h6df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9:23:53</text:p>
          </table:table-cell>
          <table:table-cell table:style-name="ce2" office:value-type="date" office:date-value="2016-07-18T09:23:54" calcext:value-type="date">
            <text:p>18-07-16 09:2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09383" calcext:value-type="float">
            <text:p>10938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07:33:17</text:p>
          </table:table-cell>
          <table:table-cell table:style-name="ce2" office:value-type="date" office:date-value="2016-07-18T09:33:17" calcext:value-type="date">
            <text:p>18-07-16 09:33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09385" calcext:value-type="float">
            <text:p>10938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09:33:21</text:p>
          </table:table-cell>
          <table:table-cell table:style-name="ce2" office:value-type="date" office:date-value="2016-07-18T09:33:21" calcext:value-type="date">
            <text:p>18-07-16 09:3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09428" calcext:value-type="float">
            <text:p>10942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9:46:23</text:p>
          </table:table-cell>
          <table:table-cell table:style-name="ce2" office:value-type="date" office:date-value="2016-07-18T09:46:24" calcext:value-type="date">
            <text:p>18-07-16 09:4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09430" calcext:value-type="float">
            <text:p>10943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47:19</text:p>
          </table:table-cell>
          <table:table-cell table:style-name="ce2" office:value-type="date" office:date-value="2016-07-18T09:47:19" calcext:value-type="date">
            <text:p>18-07-16 09:4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9431" calcext:value-type="float">
            <text:p>109431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47:44</text:p>
          </table:table-cell>
          <table:table-cell table:style-name="ce2" office:value-type="date" office:date-value="2016-07-18T09:47:44" calcext:value-type="date">
            <text:p>18-07-16 09:4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9432" calcext:value-type="float">
            <text:p>10943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47:52</text:p>
          </table:table-cell>
          <table:table-cell table:style-name="ce2" office:value-type="date" office:date-value="2016-07-18T09:47:53" calcext:value-type="date">
            <text:p>18-07-16 09:4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09494" calcext:value-type="float">
            <text:p>10949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49:12</text:p>
          </table:table-cell>
          <table:table-cell table:style-name="ce2" office:value-type="date" office:date-value="2016-07-18T09:49:16" calcext:value-type="date">
            <text:p>18-07-16 09:49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09500" calcext:value-type="float">
            <text:p>10950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49:29</text:p>
          </table:table-cell>
          <table:table-cell table:style-name="ce2" office:value-type="date" office:date-value="2016-07-18T09:49:29" calcext:value-type="date">
            <text:p>18-07-16 09:49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09523" calcext:value-type="float">
            <text:p>10952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49:58</text:p>
          </table:table-cell>
          <table:table-cell table:style-name="ce2" office:value-type="date" office:date-value="2016-07-18T09:49:58" calcext:value-type="date">
            <text:p>18-07-16 09:49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09526" calcext:value-type="float">
            <text:p>10952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0:02</text:p>
          </table:table-cell>
          <table:table-cell table:style-name="ce2" office:value-type="date" office:date-value="2016-07-18T09:50:02" calcext:value-type="date">
            <text:p>18-07-16 09:5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09539" calcext:value-type="float">
            <text:p>10953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0:20</text:p>
          </table:table-cell>
          <table:table-cell table:style-name="ce2" office:value-type="date" office:date-value="2016-07-18T09:50:20" calcext:value-type="date">
            <text:p>18-07-16 09:5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09544" calcext:value-type="float">
            <text:p>10954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0:42</text:p>
          </table:table-cell>
          <table:table-cell table:style-name="ce2" office:value-type="date" office:date-value="2016-07-18T09:50:43" calcext:value-type="date">
            <text:p>18-07-16 09:5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09611" calcext:value-type="float">
            <text:p>109611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2:22</text:p>
          </table:table-cell>
          <table:table-cell table:style-name="ce2" office:value-type="date" office:date-value="2016-07-18T09:52:22" calcext:value-type="date">
            <text:p>18-07-16 09:5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9617" calcext:value-type="float">
            <text:p>109617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2:33</text:p>
          </table:table-cell>
          <table:table-cell table:style-name="ce2" office:value-type="date" office:date-value="2016-07-18T09:52:34" calcext:value-type="date">
            <text:p>18-07-16 09:5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9636" calcext:value-type="float">
            <text:p>10963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3:19</text:p>
          </table:table-cell>
          <table:table-cell table:style-name="ce2" office:value-type="date" office:date-value="2016-07-18T09:53:19" calcext:value-type="date">
            <text:p>18-07-16 09:5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09638" calcext:value-type="float">
            <text:p>10963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3:19</text:p>
          </table:table-cell>
          <table:table-cell table:style-name="ce2" office:value-type="date" office:date-value="2016-07-18T09:53:20.000001" calcext:value-type="date">
            <text:p>18-07-16 09:5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09749" calcext:value-type="float">
            <text:p>10974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6:18</text:p>
          </table:table-cell>
          <table:table-cell table:style-name="ce2" office:value-type="date" office:date-value="2016-07-18T09:56:21" calcext:value-type="date">
            <text:p>18-07-16 09:5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09763" calcext:value-type="float">
            <text:p>10976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6:59</text:p>
          </table:table-cell>
          <table:table-cell table:style-name="ce2" office:value-type="date" office:date-value="2016-07-18T09:57:05" calcext:value-type="date">
            <text:p>18-07-16 09:57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09771" calcext:value-type="float">
            <text:p>109771</text:p>
          </table:table-cell>
          <table:table-cell office:value-type="string" calcext:value-type="string">
            <text:p>dc13scmh43j91nbgs6acii53r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9:57:42</text:p>
          </table:table-cell>
          <table:table-cell table:style-name="ce2" office:value-type="date" office:date-value="2016-07-18T09:57:43" calcext:value-type="date">
            <text:p>18-07-16 09:5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9784" calcext:value-type="float">
            <text:p>10978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8:01</text:p>
          </table:table-cell>
          <table:table-cell table:style-name="ce2" office:value-type="date" office:date-value="2016-07-18T09:58:04" calcext:value-type="date">
            <text:p>18-07-16 09:5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09828" calcext:value-type="float">
            <text:p>10982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7:59:30</text:p>
          </table:table-cell>
          <table:table-cell table:style-name="ce2" office:value-type="date" office:date-value="2016-07-18T09:59:30" calcext:value-type="date">
            <text:p>18-07-16 09:59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10055" calcext:value-type="float">
            <text:p>11005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4:22</text:p>
          </table:table-cell>
          <table:table-cell table:style-name="ce2" office:value-type="date" office:date-value="2016-07-18T10:04:22" calcext:value-type="date">
            <text:p>18-07-16 10:04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10060" calcext:value-type="float">
            <text:p>11006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4:28</text:p>
          </table:table-cell>
          <table:table-cell table:style-name="ce2" office:value-type="date" office:date-value="2016-07-18T10:04:28" calcext:value-type="date">
            <text:p>18-07-16 10:04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10065" calcext:value-type="float">
            <text:p>11006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0:04:34</text:p>
          </table:table-cell>
          <table:table-cell table:style-name="ce2" office:value-type="date" office:date-value="2016-07-18T10:04:35" calcext:value-type="date">
            <text:p>18-07-16 10:0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10084" calcext:value-type="float">
            <text:p>11008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4:58</text:p>
          </table:table-cell>
          <table:table-cell table:style-name="ce2" office:value-type="date" office:date-value="2016-07-18T10:04:58" calcext:value-type="date">
            <text:p>18-07-16 10:0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10095" calcext:value-type="float">
            <text:p>11009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5:17</text:p>
          </table:table-cell>
          <table:table-cell table:style-name="ce2" office:value-type="date" office:date-value="2016-07-18T10:05:17" calcext:value-type="date">
            <text:p>18-07-16 10:05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5:33</text:p>
          </table:table-cell>
          <table:table-cell table:style-name="ce2" office:value-type="date" office:date-value="2016-07-18T10:05:33.999999" calcext:value-type="date">
            <text:p>18-07-16 10:05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10107" calcext:value-type="float">
            <text:p>110107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6:00</text:p>
          </table:table-cell>
          <table:table-cell table:style-name="ce2" office:value-type="date" office:date-value="2016-07-18T10:06:00" calcext:value-type="date">
            <text:p>18-07-16 10:0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10114" calcext:value-type="float">
            <text:p>11011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6:06</text:p>
          </table:table-cell>
          <table:table-cell table:style-name="ce2" office:value-type="date" office:date-value="2016-07-18T10:06:06" calcext:value-type="date">
            <text:p>18-07-16 10:0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10126" calcext:value-type="float">
            <text:p>110126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6:22</text:p>
          </table:table-cell>
          <table:table-cell table:style-name="ce2" office:value-type="date" office:date-value="2016-07-18T10:06:22.999999" calcext:value-type="date">
            <text:p>18-07-16 10:0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10130" calcext:value-type="float">
            <text:p>11013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8:06:31</text:p>
          </table:table-cell>
          <table:table-cell table:style-name="ce2" office:value-type="date" office:date-value="2016-07-18T10:06:30.999999" calcext:value-type="date">
            <text:p>18-07-16 10:0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10138" calcext:value-type="float">
            <text:p>11013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0:06:41</text:p>
          </table:table-cell>
          <table:table-cell table:style-name="ce2" office:value-type="date" office:date-value="2016-07-18T10:06:41.999999" calcext:value-type="date">
            <text:p>18-07-16 10:0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10148" calcext:value-type="float">
            <text:p>110148</text:p>
          </table:table-cell>
          <table:table-cell office:value-type="string" calcext:value-type="string">
            <text:p>v4hgciclubo7jtod4v25c651s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0:07:19</text:p>
          </table:table-cell>
          <table:table-cell table:style-name="ce2" office:value-type="date" office:date-value="2016-07-18T10:07:19" calcext:value-type="date">
            <text:p>18-07-16 10:0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10221" calcext:value-type="float">
            <text:p>110221</text:p>
          </table:table-cell>
          <table:table-cell office:value-type="string" calcext:value-type="string">
            <text:p>24etk716a84v92reio59d6sib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0:09:17</text:p>
          </table:table-cell>
          <table:table-cell table:style-name="ce2" office:value-type="date" office:date-value="2016-07-18T10:09:17" calcext:value-type="date">
            <text:p>18-07-16 10:0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10380" calcext:value-type="float">
            <text:p>11038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0:13:06</text:p>
          </table:table-cell>
          <table:table-cell table:style-name="ce2" office:value-type="date" office:date-value="2016-07-18T10:13:07" calcext:value-type="date">
            <text:p>18-07-16 10:1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10441" calcext:value-type="float">
            <text:p>110441</text:p>
          </table:table-cell>
          <table:table-cell office:value-type="string" calcext:value-type="string">
            <text:p>cq7n0i993ecpvplc9j0shogc3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0:18:28</text:p>
          </table:table-cell>
          <table:table-cell table:style-name="ce2" office:value-type="date" office:date-value="2016-07-18T10:18:28" calcext:value-type="date">
            <text:p>18-07-16 10:1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10442" calcext:value-type="float">
            <text:p>110442</text:p>
          </table:table-cell>
          <table:table-cell office:value-type="string" calcext:value-type="string">
            <text:p>svid65ofovb8j5pufpj74t60s4</text:p>
          </table:table-cell>
          <table:table-cell office:value-type="string" calcext:value-type="string">
            <text:p>121.98.197.98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2016-07-18 08:19:11</text:p>
          </table:table-cell>
          <table:table-cell table:style-name="ce2" office:value-type="date" office:date-value="2016-07-18T10:19:11" calcext:value-type="date">
            <text:p>18-07-16 10:19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10528" calcext:value-type="float">
            <text:p>11052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0:22:36</text:p>
          </table:table-cell>
          <table:table-cell table:style-name="ce2" office:value-type="date" office:date-value="2016-07-18T10:22:36" calcext:value-type="date">
            <text:p>18-07-16 10:2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11080" calcext:value-type="float">
            <text:p>11108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0:36:26</text:p>
          </table:table-cell>
          <table:table-cell table:style-name="ce2" office:value-type="date" office:date-value="2016-07-18T10:36:27" calcext:value-type="date">
            <text:p>18-07-16 10:36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11195" calcext:value-type="float">
            <text:p>111195</text:p>
          </table:table-cell>
          <table:table-cell office:value-type="string" calcext:value-type="string">
            <text:p>r7fhujj86f6l78tpdjqd83ses1</text:p>
          </table:table-cell>
          <table:table-cell office:value-type="string" calcext:value-type="string">
            <text:p>207.46.13.4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08:50:06</text:p>
          </table:table-cell>
          <table:table-cell table:style-name="ce2" office:value-type="date" office:date-value="2016-07-18T10:50:06.999999" calcext:value-type="date">
            <text:p>18-07-16 10:5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11716" calcext:value-type="float">
            <text:p>111716</text:p>
          </table:table-cell>
          <table:table-cell office:value-type="string" calcext:value-type="string">
            <text:p>n3g98uj07kfph7n2d4o391mio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1:13:52</text:p>
          </table:table-cell>
          <table:table-cell table:style-name="ce2" office:value-type="date" office:date-value="2016-07-18T11:13:52" calcext:value-type="date">
            <text:p>18-07-16 11:13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11717" calcext:value-type="float">
            <text:p>111717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37.47.141.20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8 09:16:04</text:p>
          </table:table-cell>
          <table:table-cell table:style-name="ce2" office:value-type="date" office:date-value="2016-07-18T11:16:04.000001" calcext:value-type="date">
            <text:p>18-07-16 11:16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11718" calcext:value-type="float">
            <text:p>111718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37.47.141.20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8 11:16:18</text:p>
          </table:table-cell>
          <table:table-cell table:style-name="ce2" office:value-type="date" office:date-value="2016-07-18T11:16:18" calcext:value-type="date">
            <text:p>18-07-16 11:1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11719" calcext:value-type="float">
            <text:p>111719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37.47.141.206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aroslaw</text:p>
          </table:table-cell>
          <table:table-cell office:value-type="string" calcext:value-type="string">
            <text:p>2016-07-18 11:16:41</text:p>
          </table:table-cell>
          <table:table-cell table:style-name="ce2" office:value-type="date" office:date-value="2016-07-18T11:16:41" calcext:value-type="date">
            <text:p>18-07-16 11:1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11720" calcext:value-type="float">
            <text:p>111720</text:p>
          </table:table-cell>
          <table:table-cell office:value-type="string" calcext:value-type="string">
            <text:p>pftmp6b4hvolbocjosqebdl1g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1:18:25</text:p>
          </table:table-cell>
          <table:table-cell table:style-name="ce2" office:value-type="date" office:date-value="2016-07-18T11:18:25" calcext:value-type="date">
            <text:p>18-07-16 11:1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1721" calcext:value-type="float">
            <text:p>111721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1:20:19</text:p>
          </table:table-cell>
          <table:table-cell table:style-name="ce2" office:value-type="date" office:date-value="2016-07-18T11:20:19" calcext:value-type="date">
            <text:p>18-07-16 11:2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11722" calcext:value-type="float">
            <text:p>11172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9:20:42</text:p>
          </table:table-cell>
          <table:table-cell table:style-name="ce2" office:value-type="date" office:date-value="2016-07-18T11:20:42" calcext:value-type="date">
            <text:p>18-07-16 11:2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11723" calcext:value-type="float">
            <text:p>11172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9:20:59</text:p>
          </table:table-cell>
          <table:table-cell table:style-name="ce2" office:value-type="date" office:date-value="2016-07-18T11:21:00" calcext:value-type="date">
            <text:p>18-07-16 11:2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11724" calcext:value-type="float">
            <text:p>11172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9:21:18</text:p>
          </table:table-cell>
          <table:table-cell table:style-name="ce2" office:value-type="date" office:date-value="2016-07-18T11:21:18" calcext:value-type="date">
            <text:p>18-07-16 11:2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11725" calcext:value-type="float">
            <text:p>11172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1:21:31</text:p>
          </table:table-cell>
          <table:table-cell table:style-name="ce2" office:value-type="date" office:date-value="2016-07-18T11:21:31" calcext:value-type="date">
            <text:p>18-07-16 11:21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11745" calcext:value-type="float">
            <text:p>11174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9:24:36</text:p>
          </table:table-cell>
          <table:table-cell table:style-name="ce2" office:value-type="date" office:date-value="2016-07-18T11:24:36.000001" calcext:value-type="date">
            <text:p>18-07-16 11:24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11748" calcext:value-type="float">
            <text:p>11174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1:25:41</text:p>
          </table:table-cell>
          <table:table-cell table:style-name="ce2" office:value-type="date" office:date-value="2016-07-18T11:25:42" calcext:value-type="date">
            <text:p>18-07-16 11:2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11790" calcext:value-type="float">
            <text:p>11179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09:48:25</text:p>
          </table:table-cell>
          <table:table-cell table:style-name="ce2" office:value-type="date" office:date-value="2016-07-18T11:48:26" calcext:value-type="date">
            <text:p>18-07-16 11:4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11864" calcext:value-type="float">
            <text:p>111864</text:p>
          </table:table-cell>
          <table:table-cell office:value-type="string" calcext:value-type="string">
            <text:p>kjvt1enjll1lgpcemmqv8lf7c1</text:p>
          </table:table-cell>
          <table:table-cell office:value-type="string" calcext:value-type="string">
            <text:p>197.211.32.171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2016-07-18 11:58:13</text:p>
          </table:table-cell>
          <table:table-cell table:style-name="ce2" office:value-type="date" office:date-value="2016-07-18T11:58:23" calcext:value-type="date">
            <text:p>18-07-16 11:5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11870" calcext:value-type="float">
            <text:p>11187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2:00:25</text:p>
          </table:table-cell>
          <table:table-cell table:style-name="ce2" office:value-type="date" office:date-value="2016-07-18T12:00:27" calcext:value-type="date">
            <text:p>18-07-16 12:0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11964" calcext:value-type="float">
            <text:p>11196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2:11:33</text:p>
          </table:table-cell>
          <table:table-cell table:style-name="ce2" office:value-type="date" office:date-value="2016-07-18T12:11:33" calcext:value-type="date">
            <text:p>18-07-16 12:1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11965" calcext:value-type="float">
            <text:p>111965</text:p>
          </table:table-cell>
          <table:table-cell office:value-type="string" calcext:value-type="string">
            <text:p>kjvt1enjll1lgpcemmqv8lf7c1</text:p>
          </table:table-cell>
          <table:table-cell office:value-type="string" calcext:value-type="string">
            <text:p>197.211.32.171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2016-07-18 12:13:38</text:p>
          </table:table-cell>
          <table:table-cell table:style-name="ce2" office:value-type="date" office:date-value="2016-07-18T12:13:38" calcext:value-type="date">
            <text:p>18-07-16 12:13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11966" calcext:value-type="float">
            <text:p>111966</text:p>
          </table:table-cell>
          <table:table-cell office:value-type="string" calcext:value-type="string">
            <text:p>6cb507l014ss2eh67jkq0jru72</text:p>
          </table:table-cell>
          <table:table-cell office:value-type="float" office:value="101100131210" calcext:value-type="float">
            <text:p>101100131210</text:p>
          </table:table-cell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2016-07-18 12:14:48</text:p>
          </table:table-cell>
          <table:table-cell table:style-name="ce2" office:value-type="date" office:date-value="2016-07-18T12:14:48" calcext:value-type="date">
            <text:p>18-07-16 12:14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12033" calcext:value-type="float">
            <text:p>112033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2:59:03</text:p>
          </table:table-cell>
          <table:table-cell table:style-name="ce2" office:value-type="date" office:date-value="2016-07-18T12:59:03" calcext:value-type="date">
            <text:p>18-07-16 12:59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12038" calcext:value-type="float">
            <text:p>112038</text:p>
          </table:table-cell>
          <table:table-cell office:value-type="string" calcext:value-type="string">
            <text:p>kjvt1enjll1lgpcemmqv8lf7c1</text:p>
          </table:table-cell>
          <table:table-cell office:value-type="string" calcext:value-type="string">
            <text:p>197.211.32.171</text:p>
          </table:table-cell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2016-07-18 13:07:14</text:p>
          </table:table-cell>
          <table:table-cell table:style-name="ce2" office:value-type="date" office:date-value="2016-07-18T13:07:14" calcext:value-type="date">
            <text:p>18-07-16 13:0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12088" calcext:value-type="float">
            <text:p>112088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3:12:25</text:p>
          </table:table-cell>
          <table:table-cell table:style-name="ce2" office:value-type="date" office:date-value="2016-07-18T13:12:25.999999" calcext:value-type="date">
            <text:p>18-07-16 13:12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12103" calcext:value-type="float">
            <text:p>112103</text:p>
          </table:table-cell>
          <table:table-cell office:value-type="string" calcext:value-type="string">
            <text:p>u5a9g6p79q2q12boidup0pvd67</text:p>
          </table:table-cell>
          <table:table-cell office:value-type="string" calcext:value-type="string">
            <text:p>88.159.161.8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3:29:24</text:p>
          </table:table-cell>
          <table:table-cell table:style-name="ce2" office:value-type="date" office:date-value="2016-07-18T13:29:25" calcext:value-type="date">
            <text:p>18-07-16 13:2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12104" calcext:value-type="float">
            <text:p>112104</text:p>
          </table:table-cell>
          <table:table-cell office:value-type="string" calcext:value-type="string">
            <text:p>62f6395g6kv20r0cncbvvtuqv0</text:p>
          </table:table-cell>
          <table:table-cell office:value-type="string" calcext:value-type="string">
            <text:p>88.159.161.88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3:29:33</text:p>
          </table:table-cell>
          <table:table-cell table:style-name="ce2" office:value-type="date" office:date-value="2016-07-18T13:29:33" calcext:value-type="date">
            <text:p>18-07-16 13:29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12110" calcext:value-type="float">
            <text:p>112110</text:p>
          </table:table-cell>
          <table:table-cell office:value-type="string" calcext:value-type="string">
            <text:p>a2s6p0uh19p72jrre11lcpu9i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3:34:01</text:p>
          </table:table-cell>
          <table:table-cell table:style-name="ce2" office:value-type="date" office:date-value="2016-07-18T13:34:01" calcext:value-type="date">
            <text:p>18-07-16 13:3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12166" calcext:value-type="float">
            <text:p>112166</text:p>
          </table:table-cell>
          <table:table-cell office:value-type="string" calcext:value-type="string">
            <text:p>lpuacp413019ff1gu4helj629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4:23:44</text:p>
          </table:table-cell>
          <table:table-cell table:style-name="ce2" office:value-type="date" office:date-value="2016-07-18T14:23:44.000001" calcext:value-type="date">
            <text:p>18-07-16 14:2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12169" calcext:value-type="float">
            <text:p>11216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4:32:30</text:p>
          </table:table-cell>
          <table:table-cell table:style-name="ce2" office:value-type="date" office:date-value="2016-07-18T14:32:31" calcext:value-type="date">
            <text:p>18-07-16 14:3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12240" calcext:value-type="float">
            <text:p>112240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4:50:34</text:p>
          </table:table-cell>
          <table:table-cell table:style-name="ce2" office:value-type="date" office:date-value="2016-07-18T14:50:35" calcext:value-type="date">
            <text:p>18-07-16 14:5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12254" calcext:value-type="float">
            <text:p>112254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37.47.141.206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8 12:58:43</text:p>
          </table:table-cell>
          <table:table-cell table:style-name="ce2" office:value-type="date" office:date-value="2016-07-18T14:58:44" calcext:value-type="date">
            <text:p>18-07-16 14:5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12256" calcext:value-type="float">
            <text:p>112256</text:p>
          </table:table-cell>
          <table:table-cell office:value-type="string" calcext:value-type="string">
            <text:p>p28iv5hvvkmrgbm99f2vj1eka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4:59:47</text:p>
          </table:table-cell>
          <table:table-cell table:style-name="ce2" office:value-type="date" office:date-value="2016-07-18T14:59:47.000001" calcext:value-type="date">
            <text:p>18-07-16 14:59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12322" calcext:value-type="float">
            <text:p>112322</text:p>
          </table:table-cell>
          <table:table-cell office:value-type="string" calcext:value-type="string">
            <text:p>jjp0nqenititem1145gj7v6oi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5:12:34</text:p>
          </table:table-cell>
          <table:table-cell table:style-name="ce2" office:value-type="date" office:date-value="2016-07-18T15:12:35" calcext:value-type="date">
            <text:p>18-07-16 15:1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12345" calcext:value-type="float">
            <text:p>112345</text:p>
          </table:table-cell>
          <table:table-cell office:value-type="string" calcext:value-type="string">
            <text:p>8us0h2b237coovmbe95d7cm5a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5:17:16</text:p>
          </table:table-cell>
          <table:table-cell table:style-name="ce2" office:value-type="date" office:date-value="2016-07-18T15:17:17" calcext:value-type="date">
            <text:p>18-07-16 15:17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12409" calcext:value-type="float">
            <text:p>11240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5:22:39</text:p>
          </table:table-cell>
          <table:table-cell table:style-name="ce2" office:value-type="date" office:date-value="2016-07-18T15:22:40" calcext:value-type="date">
            <text:p>18-07-16 15:22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12549" calcext:value-type="float">
            <text:p>112549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5:41:55</text:p>
          </table:table-cell>
          <table:table-cell table:style-name="ce2" office:value-type="date" office:date-value="2016-07-18T15:41:56" calcext:value-type="date">
            <text:p>18-07-16 15:4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12600" calcext:value-type="float">
            <text:p>112600</text:p>
          </table:table-cell>
          <table:table-cell office:value-type="string" calcext:value-type="string">
            <text:p>vt3ejkn84mt9ud29hkra7f6k5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5:47:45</text:p>
          </table:table-cell>
          <table:table-cell table:style-name="ce2" office:value-type="date" office:date-value="2016-07-18T15:47:45" calcext:value-type="date">
            <text:p>18-07-16 15:4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12611" calcext:value-type="float">
            <text:p>112611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6:16:43</text:p>
          </table:table-cell>
          <table:table-cell table:style-name="ce2" office:value-type="date" office:date-value="2016-07-18T16:16:44" calcext:value-type="date">
            <text:p>18-07-16 16:1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12616" calcext:value-type="float">
            <text:p>112616</text:p>
          </table:table-cell>
          <table:table-cell office:value-type="string" calcext:value-type="string">
            <text:p>vl0rv2tb07tnqd5o97gf0gg0m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6:26:30</text:p>
          </table:table-cell>
          <table:table-cell table:style-name="ce2" office:value-type="date" office:date-value="2016-07-18T16:26:30" calcext:value-type="date">
            <text:p>18-07-16 16:2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12619" calcext:value-type="float">
            <text:p>112619</text:p>
          </table:table-cell>
          <table:table-cell office:value-type="string" calcext:value-type="string">
            <text:p>h7umra8n36n36168g0mcevc685</text:p>
          </table:table-cell>
          <table:table-cell office:value-type="string" calcext:value-type="string">
            <text:p>51.255.65.10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8 16:29:26</text:p>
          </table:table-cell>
          <table:table-cell table:style-name="ce2" office:value-type="date" office:date-value="2016-07-18T16:29:26" calcext:value-type="date">
            <text:p>18-07-16 16:29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12632" calcext:value-type="float">
            <text:p>112632</text:p>
          </table:table-cell>
          <table:table-cell office:value-type="string" calcext:value-type="string">
            <text:p>6i92116bgt8f2j88jgv8t236f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6:42:09</text:p>
          </table:table-cell>
          <table:table-cell table:style-name="ce2" office:value-type="date" office:date-value="2016-07-18T16:42:09" calcext:value-type="date">
            <text:p>18-07-16 16:4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12635" calcext:value-type="float">
            <text:p>112635</text:p>
          </table:table-cell>
          <table:table-cell office:value-type="string" calcext:value-type="string">
            <text:p>0oittb8jr6m4gfdptsdnfim68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8 16:42:11</text:p>
          </table:table-cell>
          <table:table-cell table:style-name="ce2" office:value-type="date" office:date-value="2016-07-18T16:42:22" calcext:value-type="date">
            <text:p>18-07-16 16:42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12636" calcext:value-type="float">
            <text:p>112636</text:p>
          </table:table-cell>
          <table:table-cell office:value-type="string" calcext:value-type="string">
            <text:p>f6pr86u8i8vug1jlvpn3j844q7</text:p>
          </table:table-cell>
          <table:table-cell office:value-type="string" calcext:value-type="string">
            <text:p>bot</text:p>
          </table:table-cell>
          <table:table-cell table:number-columns-repeated="2"/>
          <table:table-cell office:value-type="string" calcext:value-type="string">
            <text:p>2016-07-18 16:44:12</text:p>
          </table:table-cell>
          <table:table-cell table:style-name="ce2" office:value-type="date" office:date-value="2016-07-18T16:44:12" calcext:value-type="date">
            <text:p>18-07-16 16:4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12732" calcext:value-type="float">
            <text:p>112732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7:04:10</text:p>
          </table:table-cell>
          <table:table-cell table:style-name="ce2" office:value-type="date" office:date-value="2016-07-18T17:04:10" calcext:value-type="date">
            <text:p>18-07-16 17:04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12735" calcext:value-type="float">
            <text:p>112735</text:p>
          </table:table-cell>
          <table:table-cell office:value-type="string" calcext:value-type="string">
            <text:p>an0ebmuqda9ska6kc7mnnanck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7:18:51</text:p>
          </table:table-cell>
          <table:table-cell table:style-name="ce2" office:value-type="date" office:date-value="2016-07-18T17:18:51" calcext:value-type="date">
            <text:p>18-07-16 17:18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12736" calcext:value-type="float">
            <text:p>112736</text:p>
          </table:table-cell>
          <table:table-cell office:value-type="string" calcext:value-type="string">
            <text:p>hgn8nr2rm7o1ltfn31jidsbem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7:21:26</text:p>
          </table:table-cell>
          <table:table-cell table:style-name="ce2" office:value-type="date" office:date-value="2016-07-18T17:21:26" calcext:value-type="date">
            <text:p>18-07-16 17:21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12894" calcext:value-type="float">
            <text:p>112894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7:32:30</text:p>
          </table:table-cell>
          <table:table-cell table:style-name="ce2" office:value-type="date" office:date-value="2016-07-18T17:32:30" calcext:value-type="date">
            <text:p>18-07-16 17:3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12895" calcext:value-type="float">
            <text:p>11289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7:34:26</text:p>
          </table:table-cell>
          <table:table-cell table:style-name="ce2" office:value-type="date" office:date-value="2016-07-18T17:34:26" calcext:value-type="date">
            <text:p>18-07-16 17:3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13097" calcext:value-type="float">
            <text:p>113097</text:p>
          </table:table-cell>
          <table:table-cell office:value-type="string" calcext:value-type="string">
            <text:p>du4tirj94023gi7btsi36glnc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7:51:13</text:p>
          </table:table-cell>
          <table:table-cell table:style-name="ce2" office:value-type="date" office:date-value="2016-07-18T17:51:14" calcext:value-type="date">
            <text:p>18-07-16 17:5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13135" calcext:value-type="float">
            <text:p>113135</text:p>
          </table:table-cell>
          <table:table-cell office:value-type="string" calcext:value-type="string">
            <text:p>jmpft5s3jrp32hs5bk7oms1if1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8:21:35</text:p>
          </table:table-cell>
          <table:table-cell table:style-name="ce2" office:value-type="date" office:date-value="2016-07-18T18:21:38.999999" calcext:value-type="date">
            <text:p>18-07-16 18:2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13316" calcext:value-type="float">
            <text:p>113316</text:p>
          </table:table-cell>
          <table:table-cell office:value-type="string" calcext:value-type="string">
            <text:p>rnnl73kvdei1hgujev87ottg6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8:54:58</text:p>
          </table:table-cell>
          <table:table-cell table:style-name="ce2" office:value-type="date" office:date-value="2016-07-18T18:54:58" calcext:value-type="date">
            <text:p>18-07-16 18:54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13582" calcext:value-type="float">
            <text:p>113582</text:p>
          </table:table-cell>
          <table:table-cell office:value-type="string" calcext:value-type="string">
            <text:p>tc0qbaojkutf60ucn723akfl46</text:p>
          </table:table-cell>
          <table:table-cell office:value-type="string" calcext:value-type="string">
            <text:p>98.22.114.11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7:19:35</text:p>
          </table:table-cell>
          <table:table-cell table:style-name="ce2" office:value-type="date" office:date-value="2016-07-18T19:19:35" calcext:value-type="date">
            <text:p>18-07-16 19:19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13583" calcext:value-type="float">
            <text:p>113583</text:p>
          </table:table-cell>
          <table:table-cell office:value-type="string" calcext:value-type="string">
            <text:p>tc0qbaojkutf60ucn723akfl46</text:p>
          </table:table-cell>
          <table:table-cell office:value-type="string" calcext:value-type="string">
            <text:p>98.22.114.11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9:19:43</text:p>
          </table:table-cell>
          <table:table-cell table:style-name="ce2" office:value-type="date" office:date-value="2016-07-18T19:19:43" calcext:value-type="date">
            <text:p>18-07-16 19:19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13587" calcext:value-type="float">
            <text:p>113587</text:p>
          </table:table-cell>
          <table:table-cell office:value-type="string" calcext:value-type="string">
            <text:p>tc0qbaojkutf60ucn723akfl46</text:p>
          </table:table-cell>
          <table:table-cell office:value-type="string" calcext:value-type="string">
            <text:p>98.22.114.111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9:22:53</text:p>
          </table:table-cell>
          <table:table-cell table:style-name="ce2" office:value-type="date" office:date-value="2016-07-18T19:22:53" calcext:value-type="date">
            <text:p>18-07-16 19:22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13590" calcext:value-type="float">
            <text:p>113590</text:p>
          </table:table-cell>
          <table:table-cell office:value-type="string" calcext:value-type="string">
            <text:p>6ugnkfqio2v6r3qncafhrjfsa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19:25:32</text:p>
          </table:table-cell>
          <table:table-cell table:style-name="ce2" office:value-type="date" office:date-value="2016-07-18T19:25:32" calcext:value-type="date">
            <text:p>18-07-16 19:2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13960" calcext:value-type="float">
            <text:p>113960</text:p>
          </table:table-cell>
          <table:table-cell office:value-type="string" calcext:value-type="string">
            <text:p>48gr3h6np01tmdvor8hbb2uni4</text:p>
          </table:table-cell>
          <table:table-cell office:value-type="string" calcext:value-type="string">
            <text:p>109.30.96.52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8 20:03:14</text:p>
          </table:table-cell>
          <table:table-cell table:style-name="ce2" office:value-type="date" office:date-value="2016-07-18T20:03:14" calcext:value-type="date">
            <text:p>18-07-16 20:0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14090" calcext:value-type="float">
            <text:p>114090</text:p>
          </table:table-cell>
          <table:table-cell office:value-type="string" calcext:value-type="string">
            <text:p>hejbfo12ohi8m3rrtgbp2m01i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1:05:53</text:p>
          </table:table-cell>
          <table:table-cell table:style-name="ce2" office:value-type="date" office:date-value="2016-07-18T21:05:53" calcext:value-type="date">
            <text:p>18-07-16 21:0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14098" calcext:value-type="float">
            <text:p>114098</text:p>
          </table:table-cell>
          <table:table-cell office:value-type="string" calcext:value-type="string">
            <text:p>m8t9cqdnp6ja0tikaq5k04pe8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1:10:32</text:p>
          </table:table-cell>
          <table:table-cell table:style-name="ce2" office:value-type="date" office:date-value="2016-07-18T21:10:32" calcext:value-type="date">
            <text:p>18-07-16 21:1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14107" calcext:value-type="float">
            <text:p>114107</text:p>
          </table:table-cell>
          <table:table-cell office:value-type="string" calcext:value-type="string">
            <text:p>do7leb7brqthkealo4b64pbls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1:17:46</text:p>
          </table:table-cell>
          <table:table-cell table:style-name="ce2" office:value-type="date" office:date-value="2016-07-18T21:17:46" calcext:value-type="date">
            <text:p>18-07-16 21:17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14109" calcext:value-type="float">
            <text:p>114109</text:p>
          </table:table-cell>
          <table:table-cell office:value-type="string" calcext:value-type="string">
            <text:p>oa315lapif96qkcbsubkahvhe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20:28</text:p>
          </table:table-cell>
          <table:table-cell table:style-name="ce2" office:value-type="date" office:date-value="2016-07-18T21:20:29" calcext:value-type="date">
            <text:p>18-07-16 21:2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14110" calcext:value-type="float">
            <text:p>114110</text:p>
          </table:table-cell>
          <table:table-cell office:value-type="string" calcext:value-type="string">
            <text:p>oa315lapif96qkcbsubkahvhe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20:35</text:p>
          </table:table-cell>
          <table:table-cell table:style-name="ce2" office:value-type="date" office:date-value="2016-07-18T21:20:36" calcext:value-type="date">
            <text:p>18-07-16 21:2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14136" calcext:value-type="float">
            <text:p>114136</text:p>
          </table:table-cell>
          <table:table-cell office:value-type="string" calcext:value-type="string">
            <text:p>oa315lapif96qkcbsubkahvhe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24:16</text:p>
          </table:table-cell>
          <table:table-cell table:style-name="ce2" office:value-type="date" office:date-value="2016-07-18T21:24:16" calcext:value-type="date">
            <text:p>18-07-16 21:24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14138" calcext:value-type="float">
            <text:p>114138</text:p>
          </table:table-cell>
          <table:table-cell office:value-type="string" calcext:value-type="string">
            <text:p>oa315lapif96qkcbsubkahvhe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26:45</text:p>
          </table:table-cell>
          <table:table-cell table:style-name="ce2" office:value-type="date" office:date-value="2016-07-18T21:26:45" calcext:value-type="date">
            <text:p>18-07-16 21:2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14139" calcext:value-type="float">
            <text:p>114139</text:p>
          </table:table-cell>
          <table:table-cell office:value-type="string" calcext:value-type="string">
            <text:p>oa315lapif96qkcbsubkahvhe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26:51</text:p>
          </table:table-cell>
          <table:table-cell table:style-name="ce2" office:value-type="date" office:date-value="2016-07-18T21:26:52" calcext:value-type="date">
            <text:p>18-07-16 21:2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14140" calcext:value-type="float">
            <text:p>114140</text:p>
          </table:table-cell>
          <table:table-cell office:value-type="string" calcext:value-type="string">
            <text:p>oa315lapif96qkcbsubkahvhe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21:26:58</text:p>
          </table:table-cell>
          <table:table-cell table:style-name="ce2" office:value-type="date" office:date-value="2016-07-18T21:26:58" calcext:value-type="date">
            <text:p>18-07-16 21:2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14152" calcext:value-type="float">
            <text:p>114152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32:52</text:p>
          </table:table-cell>
          <table:table-cell table:style-name="ce2" office:value-type="date" office:date-value="2016-07-18T21:32:52" calcext:value-type="date">
            <text:p>18-07-16 21:32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14153" calcext:value-type="float">
            <text:p>114153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32:53</text:p>
          </table:table-cell>
          <table:table-cell table:style-name="ce2" office:value-type="date" office:date-value="2016-07-18T21:32:54" calcext:value-type="date">
            <text:p>18-07-16 21:3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14154" calcext:value-type="float">
            <text:p>114154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21:32:55</text:p>
          </table:table-cell>
          <table:table-cell table:style-name="ce2" office:value-type="date" office:date-value="2016-07-18T21:32:55" calcext:value-type="date">
            <text:p>18-07-16 21: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14155" calcext:value-type="float">
            <text:p>114155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33:03</text:p>
          </table:table-cell>
          <table:table-cell table:style-name="ce2" office:value-type="date" office:date-value="2016-07-18T21:33:03" calcext:value-type="date">
            <text:p>18-07-16 21:3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14156" calcext:value-type="float">
            <text:p>114156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19:33:04</text:p>
          </table:table-cell>
          <table:table-cell table:style-name="ce2" office:value-type="date" office:date-value="2016-07-18T21:33:04" calcext:value-type="date">
            <text:p>18-07-16 21:33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14157" calcext:value-type="float">
            <text:p>114157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21:33:08</text:p>
          </table:table-cell>
          <table:table-cell table:style-name="ce2" office:value-type="date" office:date-value="2016-07-18T21:33:09" calcext:value-type="date">
            <text:p>18-07-16 21:33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14158" calcext:value-type="float">
            <text:p>114158</text:p>
          </table:table-cell>
          <table:table-cell office:value-type="string" calcext:value-type="string">
            <text:p>ojk1j2lcu8i588defck6fcj15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1:33:37</text:p>
          </table:table-cell>
          <table:table-cell table:style-name="ce2" office:value-type="date" office:date-value="2016-07-18T21:33:37" calcext:value-type="date">
            <text:p>18-07-16 21:3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14159" calcext:value-type="float">
            <text:p>114159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9:33:40</text:p>
          </table:table-cell>
          <table:table-cell table:style-name="ce2" office:value-type="date" office:date-value="2016-07-18T21:33:40" calcext:value-type="date">
            <text:p>18-07-16 21:33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14160" calcext:value-type="float">
            <text:p>114160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19:33:43</text:p>
          </table:table-cell>
          <table:table-cell table:style-name="ce2" office:value-type="date" office:date-value="2016-07-18T21:33:44" calcext:value-type="date">
            <text:p>18-07-16 21:3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14161" calcext:value-type="float">
            <text:p>114161</text:p>
          </table:table-cell>
          <table:table-cell office:value-type="string" calcext:value-type="string">
            <text:p>njl4rbc4t4qmb67q0lctskbon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21:33:55</text:p>
          </table:table-cell>
          <table:table-cell table:style-name="ce2" office:value-type="date" office:date-value="2016-07-18T21:33:55" calcext:value-type="date">
            <text:p>18-07-16 21:3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14399" calcext:value-type="float">
            <text:p>114399</text:p>
          </table:table-cell>
          <table:table-cell office:value-type="string" calcext:value-type="string">
            <text:p>ofabqu74ap746fg7iimvageot0</text:p>
          </table:table-cell>
          <table:table-cell office:value-type="string" calcext:value-type="string">
            <text:p>97.32.82.10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1:44:06</text:p>
          </table:table-cell>
          <table:table-cell table:style-name="ce2" office:value-type="date" office:date-value="2016-07-18T21:44:06" calcext:value-type="date">
            <text:p>18-07-16 21:44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14407" calcext:value-type="float">
            <text:p>114407</text:p>
          </table:table-cell>
          <table:table-cell office:value-type="string" calcext:value-type="string">
            <text:p>6se9lcog9pgmdb5d4rcus99d8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1:52:31</text:p>
          </table:table-cell>
          <table:table-cell table:style-name="ce2" office:value-type="date" office:date-value="2016-07-18T21:52:31" calcext:value-type="date">
            <text:p>18-07-16 21:52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14421" calcext:value-type="float">
            <text:p>114421</text:p>
          </table:table-cell>
          <table:table-cell office:value-type="string" calcext:value-type="string">
            <text:p>g8ie3jiuf638h04ie64jdr59q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2:00:48</text:p>
          </table:table-cell>
          <table:table-cell table:style-name="ce2" office:value-type="date" office:date-value="2016-07-18T22:00:48" calcext:value-type="date">
            <text:p>18-07-16 22:0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14426" calcext:value-type="float">
            <text:p>114426</text:p>
          </table:table-cell>
          <table:table-cell office:value-type="string" calcext:value-type="string">
            <text:p>e646qurr71tiel94465nkhvat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2:27:03</text:p>
          </table:table-cell>
          <table:table-cell table:style-name="ce2" office:value-type="date" office:date-value="2016-07-18T22:27:03" calcext:value-type="date">
            <text:p>18-07-16 22:27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14449" calcext:value-type="float">
            <text:p>114449</text:p>
          </table:table-cell>
          <table:table-cell office:value-type="string" calcext:value-type="string">
            <text:p>6hf7u0b2bjopbimgj0ensr38k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2:35:04</text:p>
          </table:table-cell>
          <table:table-cell table:style-name="ce2" office:value-type="date" office:date-value="2016-07-18T22:35:04" calcext:value-type="date">
            <text:p>18-07-16 22:35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14453" calcext:value-type="float">
            <text:p>114453</text:p>
          </table:table-cell>
          <table:table-cell office:value-type="string" calcext:value-type="string">
            <text:p>hjum72r7cgrdee69ujoa5ikbo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20:43:01</text:p>
          </table:table-cell>
          <table:table-cell table:style-name="ce2" office:value-type="date" office:date-value="2016-07-18T22:43:01" calcext:value-type="date">
            <text:p>18-07-16 22:43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14454" calcext:value-type="float">
            <text:p>114454</text:p>
          </table:table-cell>
          <table:table-cell office:value-type="string" calcext:value-type="string">
            <text:p>hjum72r7cgrdee69ujoa5ikbo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8 22:43:06</text:p>
          </table:table-cell>
          <table:table-cell table:style-name="ce2" office:value-type="date" office:date-value="2016-07-18T22:43:07" calcext:value-type="date">
            <text:p>18-07-16 22:4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14455" calcext:value-type="float">
            <text:p>114455</text:p>
          </table:table-cell>
          <table:table-cell office:value-type="string" calcext:value-type="string">
            <text:p>hjum72r7cgrdee69ujoa5ikbo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20:43:24</text:p>
          </table:table-cell>
          <table:table-cell table:style-name="ce2" office:value-type="date" office:date-value="2016-07-18T22:43:25" calcext:value-type="date">
            <text:p>18-07-16 22:43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14456" calcext:value-type="float">
            <text:p>114456</text:p>
          </table:table-cell>
          <table:table-cell office:value-type="string" calcext:value-type="string">
            <text:p>t529kik3ue2tbg52d9ujpbuau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2:43:28</text:p>
          </table:table-cell>
          <table:table-cell table:style-name="ce2" office:value-type="date" office:date-value="2016-07-18T22:43:28" calcext:value-type="date">
            <text:p>18-07-16 22:4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14457" calcext:value-type="float">
            <text:p>114457</text:p>
          </table:table-cell>
          <table:table-cell office:value-type="string" calcext:value-type="string">
            <text:p>hjum72r7cgrdee69ujoa5ikbo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22:43:33</text:p>
          </table:table-cell>
          <table:table-cell table:style-name="ce2" office:value-type="date" office:date-value="2016-07-18T22:43:33" calcext:value-type="date">
            <text:p>18-07-16 22:4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14482" calcext:value-type="float">
            <text:p>114482</text:p>
          </table:table-cell>
          <table:table-cell office:value-type="string" calcext:value-type="string">
            <text:p>hjum72r7cgrdee69ujoa5ikbo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20:51:36</text:p>
          </table:table-cell>
          <table:table-cell table:style-name="ce2" office:value-type="date" office:date-value="2016-07-18T22:51:36" calcext:value-type="date">
            <text:p>18-07-16 22:5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14483" calcext:value-type="float">
            <text:p>114483</text:p>
          </table:table-cell>
          <table:table-cell office:value-type="string" calcext:value-type="string">
            <text:p>hjum72r7cgrdee69ujoa5ikbo7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8 22:51:53</text:p>
          </table:table-cell>
          <table:table-cell table:style-name="ce2" office:value-type="date" office:date-value="2016-07-18T22:51:54" calcext:value-type="date">
            <text:p>18-07-16 22:51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14497" calcext:value-type="float">
            <text:p>114497</text:p>
          </table:table-cell>
          <table:table-cell office:value-type="string" calcext:value-type="string">
            <text:p>uo88qj7uvekvcis6a5bp2lckl7</text:p>
          </table:table-cell>
          <table:table-cell office:value-type="float" office:value="174102165113" calcext:value-type="float">
            <text:p>174102165113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3:06:58</text:p>
          </table:table-cell>
          <table:table-cell table:style-name="ce2" office:value-type="date" office:date-value="2016-07-18T23:06:58" calcext:value-type="date">
            <text:p>18-07-16 23:0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15704" calcext:value-type="float">
            <text:p>115704</text:p>
          </table:table-cell>
          <table:table-cell office:value-type="string" calcext:value-type="string">
            <text:p>3q2cekbggajti1uhh307rodgm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3:43:13</text:p>
          </table:table-cell>
          <table:table-cell table:style-name="ce2" office:value-type="date" office:date-value="2016-07-18T23:43:13" calcext:value-type="date">
            <text:p>18-07-16 23:4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16979" calcext:value-type="float">
            <text:p>116979</text:p>
          </table:table-cell>
          <table:table-cell office:value-type="string" calcext:value-type="string">
            <text:p>fu33q4fkh5cedme95jhrkreug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0:13:26</text:p>
          </table:table-cell>
          <table:table-cell table:style-name="ce2" office:value-type="date" office:date-value="2016-07-19T00:13:26" calcext:value-type="date">
            <text:p>19-07-16 00:1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17528" calcext:value-type="float">
            <text:p>117528</text:p>
          </table:table-cell>
          <table:table-cell office:value-type="string" calcext:value-type="string">
            <text:p>3l0sned32er3bhqf57oh6q9lv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0:27:55</text:p>
          </table:table-cell>
          <table:table-cell table:style-name="ce2" office:value-type="date" office:date-value="2016-07-19T00:27:55.000001" calcext:value-type="date">
            <text:p>19-07-16 00:2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17632" calcext:value-type="float">
            <text:p>117632</text:p>
          </table:table-cell>
          <table:table-cell office:value-type="string" calcext:value-type="string">
            <text:p>e1r87btv3lj2m3rd7q3sjig3e1</text:p>
          </table:table-cell>
          <table:table-cell office:value-type="string" calcext:value-type="string">
            <text:p>82.73.201.87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00:30:23</text:p>
          </table:table-cell>
          <table:table-cell table:style-name="ce2" office:value-type="date" office:date-value="2016-07-19T00:30:24" calcext:value-type="date">
            <text:p>19-07-16 00:3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17801" calcext:value-type="float">
            <text:p>117801</text:p>
          </table:table-cell>
          <table:table-cell office:value-type="string" calcext:value-type="string">
            <text:p>2kem85ukacl2leec7ns9d0uib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0:52:34</text:p>
          </table:table-cell>
          <table:table-cell table:style-name="ce2" office:value-type="date" office:date-value="2016-07-19T00:52:34" calcext:value-type="date">
            <text:p>19-07-16 00:5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17819" calcext:value-type="float">
            <text:p>117819</text:p>
          </table:table-cell>
          <table:table-cell office:value-type="string" calcext:value-type="string">
            <text:p>7v96948nkupibtac6791vk7uq7</text:p>
          </table:table-cell>
          <table:table-cell office:value-type="string" calcext:value-type="string">
            <text:p>157.55.39.20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8 22:56:44</text:p>
          </table:table-cell>
          <table:table-cell table:style-name="ce2" office:value-type="date" office:date-value="2016-07-19T00:56:44" calcext:value-type="date">
            <text:p>19-07-16 00:5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17822" calcext:value-type="float">
            <text:p>117822</text:p>
          </table:table-cell>
          <table:table-cell office:value-type="string" calcext:value-type="string">
            <text:p>uulak1m90g57lhdhgqkt7ivoe1</text:p>
          </table:table-cell>
          <table:table-cell office:value-type="string" calcext:value-type="string">
            <text:p>79.109.42.246</text:p>
          </table:table-cell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2016-07-19 00:58:30</text:p>
          </table:table-cell>
          <table:table-cell table:style-name="ce2" office:value-type="date" office:date-value="2016-07-19T00:58:30" calcext:value-type="date">
            <text:p>19-07-16 00:5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18193" calcext:value-type="float">
            <text:p>118193</text:p>
          </table:table-cell>
          <table:table-cell office:value-type="string" calcext:value-type="string">
            <text:p>mpi9ahphu7gm30p2guq3la3bj3</text:p>
          </table:table-cell>
          <table:table-cell office:value-type="float" office:value="163172152231" calcext:value-type="float">
            <text:p>163172152231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9 02:14:47</text:p>
          </table:table-cell>
          <table:table-cell table:style-name="ce2" office:value-type="date" office:date-value="2016-07-19T02:14:47.000001" calcext:value-type="date">
            <text:p>19-07-16 02:14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18196" calcext:value-type="float">
            <text:p>118196</text:p>
          </table:table-cell>
          <table:table-cell office:value-type="string" calcext:value-type="string">
            <text:p>mpi9ahphu7gm30p2guq3la3bj3</text:p>
          </table:table-cell>
          <table:table-cell office:value-type="string" calcext:value-type="string">
            <text:p>37.203.209.10</text:p>
          </table:table-cell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2016-07-19 02:18:58</text:p>
          </table:table-cell>
          <table:table-cell table:style-name="ce2" office:value-type="date" office:date-value="2016-07-19T02:18:58" calcext:value-type="date">
            <text:p>19-07-16 02:1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18198" calcext:value-type="float">
            <text:p>118198</text:p>
          </table:table-cell>
          <table:table-cell office:value-type="string" calcext:value-type="string">
            <text:p>4qqoop13pbs54bd3grqqvpjoa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2:23:19</text:p>
          </table:table-cell>
          <table:table-cell table:style-name="ce2" office:value-type="date" office:date-value="2016-07-19T02:23:20.000001" calcext:value-type="date">
            <text:p>19-07-16 02:2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8217" calcext:value-type="float">
            <text:p>118217</text:p>
          </table:table-cell>
          <table:table-cell office:value-type="string" calcext:value-type="string">
            <text:p>nud1u7ra2tdjv2gag9k83f2lu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2:31:48</text:p>
          </table:table-cell>
          <table:table-cell table:style-name="ce2" office:value-type="date" office:date-value="2016-07-19T02:31:48" calcext:value-type="date">
            <text:p>19-07-16 02:3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18319" calcext:value-type="float">
            <text:p>118319</text:p>
          </table:table-cell>
          <table:table-cell office:value-type="string" calcext:value-type="string">
            <text:p>johf1i10mf4il1tmf3aqm3kj52</text:p>
          </table:table-cell>
          <table:table-cell office:value-type="string" calcext:value-type="string">
            <text:p>51.255.65.79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9 02:52:23</text:p>
          </table:table-cell>
          <table:table-cell table:style-name="ce2" office:value-type="date" office:date-value="2016-07-19T02:52:23" calcext:value-type="date">
            <text:p>19-07-16 02:52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18390" calcext:value-type="float">
            <text:p>118390</text:p>
          </table:table-cell>
          <table:table-cell office:value-type="string" calcext:value-type="string">
            <text:p>70f2qed91t4gh1nm8sstq1c0d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3:47:43</text:p>
          </table:table-cell>
          <table:table-cell table:style-name="ce2" office:value-type="date" office:date-value="2016-07-19T03:47:43" calcext:value-type="date">
            <text:p>19-07-16 03:4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18561" calcext:value-type="float">
            <text:p>118561</text:p>
          </table:table-cell>
          <table:table-cell office:value-type="string" calcext:value-type="string">
            <text:p>qacq7lt7n6o04a1ienodtlim75</text:p>
          </table:table-cell>
          <table:table-cell office:value-type="string" calcext:value-type="string">
            <text:p>50.148.69.8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2:41:27</text:p>
          </table:table-cell>
          <table:table-cell table:style-name="ce2" office:value-type="date" office:date-value="2016-07-19T04:41:28" calcext:value-type="date">
            <text:p>19-07-16 04:41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18562" calcext:value-type="float">
            <text:p>118562</text:p>
          </table:table-cell>
          <table:table-cell office:value-type="string" calcext:value-type="string">
            <text:p>qacq7lt7n6o04a1ienodtlim75</text:p>
          </table:table-cell>
          <table:table-cell office:value-type="string" calcext:value-type="string">
            <text:p>50.148.69.80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2:41:36</text:p>
          </table:table-cell>
          <table:table-cell table:style-name="ce2" office:value-type="date" office:date-value="2016-07-19T04:41:36" calcext:value-type="date">
            <text:p>19-07-16 04:41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18778" calcext:value-type="float">
            <text:p>118778</text:p>
          </table:table-cell>
          <table:table-cell office:value-type="string" calcext:value-type="string">
            <text:p>hpri1lvnnjr5khcu1vtrvhp37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5:14:32</text:p>
          </table:table-cell>
          <table:table-cell table:style-name="ce2" office:value-type="date" office:date-value="2016-07-19T05:14:32" calcext:value-type="date">
            <text:p>19-07-16 05:14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18791" calcext:value-type="float">
            <text:p>118791</text:p>
          </table:table-cell>
          <table:table-cell office:value-type="string" calcext:value-type="string">
            <text:p>2dhejt6bmlk9cfri9oqbtlh28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5:15:31</text:p>
          </table:table-cell>
          <table:table-cell table:style-name="ce2" office:value-type="date" office:date-value="2016-07-19T05:15:32" calcext:value-type="date">
            <text:p>19-07-16 05:15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18860" calcext:value-type="float">
            <text:p>118860</text:p>
          </table:table-cell>
          <table:table-cell office:value-type="string" calcext:value-type="string">
            <text:p>4shtebb8f5a46jsmhvnientc3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5:20:52</text:p>
          </table:table-cell>
          <table:table-cell table:style-name="ce2" office:value-type="date" office:date-value="2016-07-19T05:20:52.000001" calcext:value-type="date">
            <text:p>19-07-16 05:2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19329" calcext:value-type="float">
            <text:p>119329</text:p>
          </table:table-cell>
          <table:table-cell office:value-type="string" calcext:value-type="string">
            <text:p>k3rk0456ktni2q2c0i7hgon07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5:39:03</text:p>
          </table:table-cell>
          <table:table-cell table:style-name="ce2" office:value-type="date" office:date-value="2016-07-19T05:39:04.000001" calcext:value-type="date">
            <text:p>19-07-16 05:39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19440" calcext:value-type="float">
            <text:p>119440</text:p>
          </table:table-cell>
          <table:table-cell office:value-type="string" calcext:value-type="string">
            <text:p>jgikb7ous2qptr50dm4ddl9nm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5:42:22</text:p>
          </table:table-cell>
          <table:table-cell table:style-name="ce2" office:value-type="date" office:date-value="2016-07-19T05:42:22" calcext:value-type="date">
            <text:p>19-07-16 05:4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19552" calcext:value-type="float">
            <text:p>119552</text:p>
          </table:table-cell>
          <table:table-cell office:value-type="string" calcext:value-type="string">
            <text:p>ip20ee7p44i3b0nvse4rajni4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5:46:10</text:p>
          </table:table-cell>
          <table:table-cell table:style-name="ce2" office:value-type="date" office:date-value="2016-07-19T05:46:11" calcext:value-type="date">
            <text:p>19-07-16 05:46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19560" calcext:value-type="float">
            <text:p>119560</text:p>
          </table:table-cell>
          <table:table-cell office:value-type="string" calcext:value-type="string">
            <text:p>4ckf1onqusjepqrm08d9q22ng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5:47:36</text:p>
          </table:table-cell>
          <table:table-cell table:style-name="ce2" office:value-type="date" office:date-value="2016-07-19T05:47:36" calcext:value-type="date">
            <text:p>19-07-16 05:47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19603" calcext:value-type="float">
            <text:p>119603</text:p>
          </table:table-cell>
          <table:table-cell office:value-type="string" calcext:value-type="string">
            <text:p>c1dau2l0kdknm5v9iidp6pnh4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07:19</text:p>
          </table:table-cell>
          <table:table-cell table:style-name="ce2" office:value-type="date" office:date-value="2016-07-19T06:07:19" calcext:value-type="date">
            <text:p>19-07-16 06:07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19630" calcext:value-type="float">
            <text:p>119630</text:p>
          </table:table-cell>
          <table:table-cell office:value-type="string" calcext:value-type="string">
            <text:p>191eet8q872326rkm9osg972i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0:35</text:p>
          </table:table-cell>
          <table:table-cell table:style-name="ce2" office:value-type="date" office:date-value="2016-07-19T06:20:35" calcext:value-type="date">
            <text:p>19-07-16 06:2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19634" calcext:value-type="float">
            <text:p>119634</text:p>
          </table:table-cell>
          <table:table-cell office:value-type="string" calcext:value-type="string">
            <text:p>b8hc8jn4rkqo7g2f4lumgdou3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3:41</text:p>
          </table:table-cell>
          <table:table-cell table:style-name="ce2" office:value-type="date" office:date-value="2016-07-19T06:23:41" calcext:value-type="date">
            <text:p>19-07-16 06:23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19635" calcext:value-type="float">
            <text:p>119635</text:p>
          </table:table-cell>
          <table:table-cell office:value-type="string" calcext:value-type="string">
            <text:p>rhrml1vm2q7ss5ovqaaqa0gg6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4:03</text:p>
          </table:table-cell>
          <table:table-cell table:style-name="ce2" office:value-type="date" office:date-value="2016-07-19T06:24:04.000001" calcext:value-type="date">
            <text:p>19-07-16 06:24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19636" calcext:value-type="float">
            <text:p>119636</text:p>
          </table:table-cell>
          <table:table-cell office:value-type="string" calcext:value-type="string">
            <text:p>gsosgftcbsr4knr024gb8j8mn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4:38</text:p>
          </table:table-cell>
          <table:table-cell table:style-name="ce2" office:value-type="date" office:date-value="2016-07-19T06:24:39" calcext:value-type="date">
            <text:p>19-07-16 06:2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19637" calcext:value-type="float">
            <text:p>119637</text:p>
          </table:table-cell>
          <table:table-cell office:value-type="string" calcext:value-type="string">
            <text:p>o24rio2kidsq7t98gfqopfiqt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4:46</text:p>
          </table:table-cell>
          <table:table-cell table:style-name="ce2" office:value-type="date" office:date-value="2016-07-19T06:24:46" calcext:value-type="date">
            <text:p>19-07-16 06:24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19638" calcext:value-type="float">
            <text:p>119638</text:p>
          </table:table-cell>
          <table:table-cell office:value-type="string" calcext:value-type="string">
            <text:p>6p9c941ij73e0vq1s8rgfum7i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5:05</text:p>
          </table:table-cell>
          <table:table-cell table:style-name="ce2" office:value-type="date" office:date-value="2016-07-19T06:25:05" calcext:value-type="date">
            <text:p>19-07-16 06:2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19639" calcext:value-type="float">
            <text:p>119639</text:p>
          </table:table-cell>
          <table:table-cell office:value-type="string" calcext:value-type="string">
            <text:p>4vs7gr3mmhpdjtp6hif5j1mmm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5:18</text:p>
          </table:table-cell>
          <table:table-cell table:style-name="ce2" office:value-type="date" office:date-value="2016-07-19T06:25:18" calcext:value-type="date">
            <text:p>19-07-16 06:2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19640" calcext:value-type="float">
            <text:p>119640</text:p>
          </table:table-cell>
          <table:table-cell office:value-type="string" calcext:value-type="string">
            <text:p>r7ovecu00aj103ntdcuuoelkd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5:34</text:p>
          </table:table-cell>
          <table:table-cell table:style-name="ce2" office:value-type="date" office:date-value="2016-07-19T06:25:34" calcext:value-type="date">
            <text:p>19-07-16 06:25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19641" calcext:value-type="float">
            <text:p>119641</text:p>
          </table:table-cell>
          <table:table-cell office:value-type="string" calcext:value-type="string">
            <text:p>7p5nvioda4ftj0qcp3ib6ehpn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5:51</text:p>
          </table:table-cell>
          <table:table-cell table:style-name="ce2" office:value-type="date" office:date-value="2016-07-19T06:25:51" calcext:value-type="date">
            <text:p>19-07-16 06:2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19642" calcext:value-type="float">
            <text:p>119642</text:p>
          </table:table-cell>
          <table:table-cell office:value-type="string" calcext:value-type="string">
            <text:p>su1h9g66pvcge3c5lihglbjsc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6:02</text:p>
          </table:table-cell>
          <table:table-cell table:style-name="ce2" office:value-type="date" office:date-value="2016-07-19T06:26:03" calcext:value-type="date">
            <text:p>19-07-16 06:26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19648" calcext:value-type="float">
            <text:p>119648</text:p>
          </table:table-cell>
          <table:table-cell office:value-type="string" calcext:value-type="string">
            <text:p>ipbe20s820mmakqdoa8nnit9u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7:14</text:p>
          </table:table-cell>
          <table:table-cell table:style-name="ce2" office:value-type="date" office:date-value="2016-07-19T06:27:15" calcext:value-type="date">
            <text:p>19-07-16 06:27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19690" calcext:value-type="float">
            <text:p>119690</text:p>
          </table:table-cell>
          <table:table-cell office:value-type="string" calcext:value-type="string">
            <text:p>o4nav7bhkheh3am6nivi5cigk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29:27</text:p>
          </table:table-cell>
          <table:table-cell table:style-name="ce2" office:value-type="date" office:date-value="2016-07-19T06:29:27" calcext:value-type="date">
            <text:p>19-07-16 06:29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528qprl25rquf0obq7fj83veb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40:29</text:p>
          </table:table-cell>
          <table:table-cell table:style-name="ce2" office:value-type="date" office:date-value="2016-07-19T06:40:29" calcext:value-type="date">
            <text:p>19-07-16 06:4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19839" calcext:value-type="float">
            <text:p>119839</text:p>
          </table:table-cell>
          <table:table-cell office:value-type="string" calcext:value-type="string">
            <text:p>oar0dhadqss412lgjpte41aa85</text:p>
          </table:table-cell>
          <table:table-cell office:value-type="string" calcext:value-type="string">
            <text:p>75.137.202.28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59:19</text:p>
          </table:table-cell>
          <table:table-cell table:style-name="ce2" office:value-type="date" office:date-value="2016-07-19T06:59:20" calcext:value-type="date">
            <text:p>19-07-16 06:5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19840" calcext:value-type="float">
            <text:p>119840</text:p>
          </table:table-cell>
          <table:table-cell office:value-type="string" calcext:value-type="string">
            <text:p>odsg4i1v094kr2po3dcp9rruq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6:59:43</text:p>
          </table:table-cell>
          <table:table-cell table:style-name="ce2" office:value-type="date" office:date-value="2016-07-19T06:59:43" calcext:value-type="date">
            <text:p>19-07-16 06:59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19851" calcext:value-type="float">
            <text:p>119851</text:p>
          </table:table-cell>
          <table:table-cell office:value-type="string" calcext:value-type="string">
            <text:p>n5kk4vi94bol15rk70nfqnpt2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7:09:53</text:p>
          </table:table-cell>
          <table:table-cell table:style-name="ce2" office:value-type="date" office:date-value="2016-07-19T07:09:52.999999" calcext:value-type="date">
            <text:p>19-07-16 07:0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20088" calcext:value-type="float">
            <text:p>120088</text:p>
          </table:table-cell>
          <table:table-cell office:value-type="string" calcext:value-type="string">
            <text:p>dphh3bk4p33buu6oh12o7ckk5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07:33:17</text:p>
          </table:table-cell>
          <table:table-cell table:style-name="ce2" office:value-type="date" office:date-value="2016-07-19T07:33:17" calcext:value-type="date">
            <text:p>19-07-16 07:33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20093" calcext:value-type="float">
            <text:p>120093</text:p>
          </table:table-cell>
          <table:table-cell office:value-type="string" calcext:value-type="string">
            <text:p>0ldbuupl64icq2nbpfi4viert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7:47:18</text:p>
          </table:table-cell>
          <table:table-cell table:style-name="ce2" office:value-type="date" office:date-value="2016-07-19T07:47:17.999999" calcext:value-type="date">
            <text:p>19-07-16 07:4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20096" calcext:value-type="float">
            <text:p>120096</text:p>
          </table:table-cell>
          <table:table-cell office:value-type="string" calcext:value-type="string">
            <text:p>dphh3bk4p33buu6oh12o7ckk5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07:55:34</text:p>
          </table:table-cell>
          <table:table-cell table:style-name="ce2" office:value-type="date" office:date-value="2016-07-19T07:55:34" calcext:value-type="date">
            <text:p>19-07-16 07:5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20104" calcext:value-type="float">
            <text:p>120104</text:p>
          </table:table-cell>
          <table:table-cell office:value-type="string" calcext:value-type="string">
            <text:p>ehs0jguacgg4me9qfknpqm0o1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8:21:14</text:p>
          </table:table-cell>
          <table:table-cell table:style-name="ce2" office:value-type="date" office:date-value="2016-07-19T08:21:14" calcext:value-type="date">
            <text:p>19-07-16 08:21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20110" calcext:value-type="float">
            <text:p>120110</text:p>
          </table:table-cell>
          <table:table-cell office:value-type="string" calcext:value-type="string">
            <text:p>g7pc5ih45khe2dq0bbhdco6d8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8:34:23</text:p>
          </table:table-cell>
          <table:table-cell table:style-name="ce2" office:value-type="date" office:date-value="2016-07-19T08:34:23" calcext:value-type="date">
            <text:p>19-07-16 08:34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20144" calcext:value-type="float">
            <text:p>120144</text:p>
          </table:table-cell>
          <table:table-cell office:value-type="string" calcext:value-type="string">
            <text:p>dphh3bk4p33buu6oh12o7ckk5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08:50:43</text:p>
          </table:table-cell>
          <table:table-cell table:style-name="ce2" office:value-type="date" office:date-value="2016-07-19T08:50:43" calcext:value-type="date">
            <text:p>19-07-16 08:5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20149" calcext:value-type="float">
            <text:p>120149</text:p>
          </table:table-cell>
          <table:table-cell office:value-type="string" calcext:value-type="string">
            <text:p>dphh3bk4p33buu6oh12o7ckk5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09:03:32</text:p>
          </table:table-cell>
          <table:table-cell table:style-name="ce2" office:value-type="date" office:date-value="2016-07-19T09:03:32" calcext:value-type="date">
            <text:p>19-07-16 09:0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20150" calcext:value-type="float">
            <text:p>120150</text:p>
          </table:table-cell>
          <table:table-cell office:value-type="string" calcext:value-type="string">
            <text:p>vbkvl96g1r1khtk33c85uo83e1</text:p>
          </table:table-cell>
          <table:table-cell office:value-type="string" calcext:value-type="string">
            <text:p>207.46.13.12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7:04:14</text:p>
          </table:table-cell>
          <table:table-cell table:style-name="ce2" office:value-type="date" office:date-value="2016-07-19T09:04:15" calcext:value-type="date">
            <text:p>19-07-16 09:04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20156" calcext:value-type="float">
            <text:p>120156</text:p>
          </table:table-cell>
          <table:table-cell office:value-type="string" calcext:value-type="string">
            <text:p>dphh3bk4p33buu6oh12o7ckk5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09:20:53</text:p>
          </table:table-cell>
          <table:table-cell table:style-name="ce2" office:value-type="date" office:date-value="2016-07-19T09:20:53" calcext:value-type="date">
            <text:p>19-07-16 09:2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20175" calcext:value-type="float">
            <text:p>120175</text:p>
          </table:table-cell>
          <table:table-cell office:value-type="string" calcext:value-type="string">
            <text:p>1mm7jlhqork25uc030089pqmq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9:26:29</text:p>
          </table:table-cell>
          <table:table-cell table:style-name="ce2" office:value-type="date" office:date-value="2016-07-19T09:26:29" calcext:value-type="date">
            <text:p>19-07-16 09:2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20718" calcext:value-type="float">
            <text:p>120718</text:p>
          </table:table-cell>
          <table:table-cell office:value-type="string" calcext:value-type="string">
            <text:p>eemhjm4dnbp8jf8natp7r37qo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9:56:25</text:p>
          </table:table-cell>
          <table:table-cell table:style-name="ce2" office:value-type="date" office:date-value="2016-07-19T09:56:26" calcext:value-type="date">
            <text:p>19-07-16 09:5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0820" calcext:value-type="float">
            <text:p>120820</text:p>
          </table:table-cell>
          <table:table-cell office:value-type="string" calcext:value-type="string">
            <text:p>27a8r65mm8hsbjjn330h1c6gm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09:59:15</text:p>
          </table:table-cell>
          <table:table-cell table:style-name="ce2" office:value-type="date" office:date-value="2016-07-19T09:59:16" calcext:value-type="date">
            <text:p>19-07-16 09:59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20838" calcext:value-type="float">
            <text:p>120838</text:p>
          </table:table-cell>
          <table:table-cell office:value-type="string" calcext:value-type="string">
            <text:p>1sjrkdpd6q3hdb4hk2s8in2nq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00:09</text:p>
          </table:table-cell>
          <table:table-cell table:style-name="ce2" office:value-type="date" office:date-value="2016-07-19T10:00:10" calcext:value-type="date">
            <text:p>19-07-16 10:0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20843" calcext:value-type="float">
            <text:p>120843</text:p>
          </table:table-cell>
          <table:table-cell office:value-type="string" calcext:value-type="string">
            <text:p>9cusq17u2tmpg9rm6do1aj3hl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00:15</text:p>
          </table:table-cell>
          <table:table-cell table:style-name="ce2" office:value-type="date" office:date-value="2016-07-19T10:00:15" calcext:value-type="date">
            <text:p>19-07-16 10:0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20870" calcext:value-type="float">
            <text:p>120870</text:p>
          </table:table-cell>
          <table:table-cell office:value-type="string" calcext:value-type="string">
            <text:p>pv3pv7jbkraf26rdvq2ed9n1s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01:06</text:p>
          </table:table-cell>
          <table:table-cell table:style-name="ce2" office:value-type="date" office:date-value="2016-07-19T10:01:06" calcext:value-type="date">
            <text:p>19-07-16 10:01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20871" calcext:value-type="float">
            <text:p>120871</text:p>
          </table:table-cell>
          <table:table-cell office:value-type="string" calcext:value-type="string">
            <text:p>0si7tedm0mnf9jnoce2ivje3f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01:08</text:p>
          </table:table-cell>
          <table:table-cell table:style-name="ce2" office:value-type="date" office:date-value="2016-07-19T10:01:09" calcext:value-type="date">
            <text:p>19-07-16 10:01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20875" calcext:value-type="float">
            <text:p>120875</text:p>
          </table:table-cell>
          <table:table-cell office:value-type="string" calcext:value-type="string">
            <text:p>7tkpn75i4l0sg5vtg85i36rs45</text:p>
          </table:table-cell>
          <table:table-cell office:value-type="string" calcext:value-type="string">
            <text:p>188.208.40.10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0:01:12</text:p>
          </table:table-cell>
          <table:table-cell table:style-name="ce2" office:value-type="date" office:date-value="2016-07-19T10:01:12" calcext:value-type="date">
            <text:p>19-07-16 10:0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20881" calcext:value-type="float">
            <text:p>120881</text:p>
          </table:table-cell>
          <table:table-cell office:value-type="string" calcext:value-type="string">
            <text:p>sqkcfg8vhcd3o5dnfpc9a04k27</text:p>
          </table:table-cell>
          <table:table-cell office:value-type="string" calcext:value-type="string">
            <text:p>196.196.94.119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0:01:39</text:p>
          </table:table-cell>
          <table:table-cell table:style-name="ce2" office:value-type="date" office:date-value="2016-07-19T10:01:39" calcext:value-type="date">
            <text:p>19-07-16 10:0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20882" calcext:value-type="float">
            <text:p>120882</text:p>
          </table:table-cell>
          <table:table-cell office:value-type="string" calcext:value-type="string">
            <text:p>prdt50r0qih97qv8g5vabfraf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01:39</text:p>
          </table:table-cell>
          <table:table-cell table:style-name="ce2" office:value-type="date" office:date-value="2016-07-19T10:01:39" calcext:value-type="date">
            <text:p>19-07-16 10:01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20886" calcext:value-type="float">
            <text:p>120886</text:p>
          </table:table-cell>
          <table:table-cell office:value-type="string" calcext:value-type="string">
            <text:p>smuqckp68ecn119qh6lk3quae7</text:p>
          </table:table-cell>
          <table:table-cell office:value-type="float" office:value="88150182198" calcext:value-type="float">
            <text:p>88150182198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9 10:02:00</text:p>
          </table:table-cell>
          <table:table-cell table:style-name="ce2" office:value-type="date" office:date-value="2016-07-19T10:02:00" calcext:value-type="date">
            <text:p>19-07-16 10:02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20887" calcext:value-type="float">
            <text:p>120887</text:p>
          </table:table-cell>
          <table:table-cell office:value-type="string" calcext:value-type="string">
            <text:p>dphh3bk4p33buu6oh12o7ckk5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08:02:01</text:p>
          </table:table-cell>
          <table:table-cell table:style-name="ce2" office:value-type="date" office:date-value="2016-07-19T10:02:01" calcext:value-type="date">
            <text:p>19-07-16 10:0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20893" calcext:value-type="float">
            <text:p>120893</text:p>
          </table:table-cell>
          <table:table-cell office:value-type="string" calcext:value-type="string">
            <text:p>s75l32j2tm68h036rpr0212ac7</text:p>
          </table:table-cell>
          <table:table-cell office:value-type="string" calcext:value-type="string">
            <text:p>45.45.150.164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2016-07-19 10:02:07</text:p>
          </table:table-cell>
          <table:table-cell table:style-name="ce2" office:value-type="date" office:date-value="2016-07-19T10:02:08" calcext:value-type="date">
            <text:p>19-07-16 10:0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21074" calcext:value-type="float">
            <text:p>121074</text:p>
          </table:table-cell>
          <table:table-cell office:value-type="string" calcext:value-type="string">
            <text:p>n74rcvaqueh7nhk7qmcglbmgp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07:24</text:p>
          </table:table-cell>
          <table:table-cell table:style-name="ce2" office:value-type="date" office:date-value="2016-07-19T10:07:24" calcext:value-type="date">
            <text:p>19-07-16 10:07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21212" calcext:value-type="float">
            <text:p>121212</text:p>
          </table:table-cell>
          <table:table-cell office:value-type="string" calcext:value-type="string">
            <text:p>nnaib32jfv9uo8m4m7p317p9b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11:19</text:p>
          </table:table-cell>
          <table:table-cell table:style-name="ce2" office:value-type="date" office:date-value="2016-07-19T10:11:19" calcext:value-type="date">
            <text:p>19-07-16 10:1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21236" calcext:value-type="float">
            <text:p>121236</text:p>
          </table:table-cell>
          <table:table-cell office:value-type="string" calcext:value-type="string">
            <text:p>jbgolav3kao3t37dohbes2t46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12:17</text:p>
          </table:table-cell>
          <table:table-cell table:style-name="ce2" office:value-type="date" office:date-value="2016-07-19T10:12:17.999999" calcext:value-type="date">
            <text:p>19-07-16 10:12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21237" calcext:value-type="float">
            <text:p>121237</text:p>
          </table:table-cell>
          <table:table-cell office:value-type="string" calcext:value-type="string">
            <text:p>kek1r0ogkuu4pkev2l06a538g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12:25</text:p>
          </table:table-cell>
          <table:table-cell table:style-name="ce2" office:value-type="date" office:date-value="2016-07-19T10:12:25" calcext:value-type="date">
            <text:p>19-07-16 10:12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21289" calcext:value-type="float">
            <text:p>121289</text:p>
          </table:table-cell>
          <table:table-cell office:value-type="string" calcext:value-type="string">
            <text:p>ithonb231blfi4gv7n3t087ci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20:52</text:p>
          </table:table-cell>
          <table:table-cell table:style-name="ce2" office:value-type="date" office:date-value="2016-07-19T10:20:52" calcext:value-type="date">
            <text:p>19-07-16 10:2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21311" calcext:value-type="float">
            <text:p>121311</text:p>
          </table:table-cell>
          <table:table-cell office:value-type="string" calcext:value-type="string">
            <text:p>81ei4il09grbm3vimljqhh45n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32:47</text:p>
          </table:table-cell>
          <table:table-cell table:style-name="ce2" office:value-type="date" office:date-value="2016-07-19T10:32:47" calcext:value-type="date">
            <text:p>19-07-16 10:32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21338" calcext:value-type="float">
            <text:p>121338</text:p>
          </table:table-cell>
          <table:table-cell office:value-type="string" calcext:value-type="string">
            <text:p>1dp4gjmf3hhjkej1tm2gjh10l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40:53</text:p>
          </table:table-cell>
          <table:table-cell table:style-name="ce2" office:value-type="date" office:date-value="2016-07-19T10:40:53" calcext:value-type="date">
            <text:p>19-07-16 10:4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21346" calcext:value-type="float">
            <text:p>121346</text:p>
          </table:table-cell>
          <table:table-cell office:value-type="string" calcext:value-type="string">
            <text:p>k9bel99rsrbqitf1dovu7sn2k6</text:p>
          </table:table-cell>
          <table:table-cell office:value-type="string" calcext:value-type="string">
            <text:p>37.239.132.33</text:p>
          </table:table-cell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2016-07-19 10:42:01</text:p>
          </table:table-cell>
          <table:table-cell table:style-name="ce2" office:value-type="date" office:date-value="2016-07-19T10:42:01" calcext:value-type="date">
            <text:p>19-07-16 10:4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21369" calcext:value-type="float">
            <text:p>121369</text:p>
          </table:table-cell>
          <table:table-cell office:value-type="string" calcext:value-type="string">
            <text:p>371o4oln77vbiqgdfvn2qnorc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0:56:43</text:p>
          </table:table-cell>
          <table:table-cell table:style-name="ce2" office:value-type="date" office:date-value="2016-07-19T10:56:43" calcext:value-type="date">
            <text:p>19-07-16 10:5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1385" calcext:value-type="float">
            <text:p>121385</text:p>
          </table:table-cell>
          <table:table-cell office:value-type="string" calcext:value-type="string">
            <text:p>3qdolha7a1fv0u6krmoh0tis53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1:20:51</text:p>
          </table:table-cell>
          <table:table-cell table:style-name="ce2" office:value-type="date" office:date-value="2016-07-19T11:20:51" calcext:value-type="date">
            <text:p>19-07-16 11:2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21460" calcext:value-type="float">
            <text:p>121460</text:p>
          </table:table-cell>
          <table:table-cell office:value-type="string" calcext:value-type="string">
            <text:p>te2jagtcfkdgf4veqj05o8t2l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1:25:31</text:p>
          </table:table-cell>
          <table:table-cell table:style-name="ce2" office:value-type="date" office:date-value="2016-07-19T11:25:32" calcext:value-type="date">
            <text:p>19-07-16 11:2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21680" calcext:value-type="float">
            <text:p>121680</text:p>
          </table:table-cell>
          <table:table-cell office:value-type="string" calcext:value-type="string">
            <text:p>s4f6t1bc37qo5rv4907vjb2ud5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1:47:40</text:p>
          </table:table-cell>
          <table:table-cell table:style-name="ce2" office:value-type="date" office:date-value="2016-07-19T11:47:40" calcext:value-type="date">
            <text:p>19-07-16 11:4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22039" calcext:value-type="float">
            <text:p>122039</text:p>
          </table:table-cell>
          <table:table-cell office:value-type="string" calcext:value-type="string">
            <text:p>onnoushg6299dt5ehgl8b8iu32</text:p>
          </table:table-cell>
          <table:table-cell office:value-type="float" office:value="5160232213" calcext:value-type="float">
            <text:p>5160232213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9 10:24:05</text:p>
          </table:table-cell>
          <table:table-cell table:style-name="ce2" office:value-type="date" office:date-value="2016-07-19T12:24:05" calcext:value-type="date">
            <text:p>19-07-16 12:24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22069" calcext:value-type="float">
            <text:p>122069</text:p>
          </table:table-cell>
          <table:table-cell office:value-type="string" calcext:value-type="string">
            <text:p>ugkghf56703ibf16aquuknftr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2:31:23</text:p>
          </table:table-cell>
          <table:table-cell table:style-name="ce2" office:value-type="date" office:date-value="2016-07-19T12:31:24" calcext:value-type="date">
            <text:p>19-07-16 12:3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22071" calcext:value-type="float">
            <text:p>122071</text:p>
          </table:table-cell>
          <table:table-cell office:value-type="string" calcext:value-type="string">
            <text:p>onnoushg6299dt5ehgl8b8iu32</text:p>
          </table:table-cell>
          <table:table-cell office:value-type="float" office:value="5160232213" calcext:value-type="float">
            <text:p>5160232213</text:p>
          </table:table-cell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2016-07-19 12:34:26</text:p>
          </table:table-cell>
          <table:table-cell table:style-name="ce2" office:value-type="date" office:date-value="2016-07-19T12:34:26" calcext:value-type="date">
            <text:p>19-07-16 12:34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22074" calcext:value-type="float">
            <text:p>122074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65.49.68.20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Xeldious</text:p>
          </table:table-cell>
          <table:table-cell office:value-type="string" calcext:value-type="string">
            <text:p>2016-07-19 12:36:27</text:p>
          </table:table-cell>
          <table:table-cell table:style-name="ce2" office:value-type="date" office:date-value="2016-07-19T12:36:28" calcext:value-type="date">
            <text:p>19-07-16 12:3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22120" calcext:value-type="float">
            <text:p>122120</text:p>
          </table:table-cell>
          <table:table-cell office:value-type="string" calcext:value-type="string">
            <text:p>onnoushg6299dt5ehgl8b8iu32</text:p>
          </table:table-cell>
          <table:table-cell office:value-type="string" calcext:value-type="string">
            <text:p>65.49.68.20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Xeldious</text:p>
          </table:table-cell>
          <table:table-cell office:value-type="string" calcext:value-type="string">
            <text:p>2016-07-19 12:41:31</text:p>
          </table:table-cell>
          <table:table-cell table:style-name="ce2" office:value-type="date" office:date-value="2016-07-19T12:41:31" calcext:value-type="date">
            <text:p>19-07-16 12:41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22121" calcext:value-type="float">
            <text:p>122121</text:p>
          </table:table-cell>
          <table:table-cell office:value-type="string" calcext:value-type="string">
            <text:p>fi0anjjh8rn5onu5ngmhn5h13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0:45:51</text:p>
          </table:table-cell>
          <table:table-cell table:style-name="ce2" office:value-type="date" office:date-value="2016-07-19T12:45:52" calcext:value-type="date">
            <text:p>19-07-16 12:45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22122" calcext:value-type="float">
            <text:p>122122</text:p>
          </table:table-cell>
          <table:table-cell office:value-type="string" calcext:value-type="string">
            <text:p>fi0anjjh8rn5onu5ngmhn5h13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2:46:15</text:p>
          </table:table-cell>
          <table:table-cell table:style-name="ce2" office:value-type="date" office:date-value="2016-07-19T12:46:16" calcext:value-type="date">
            <text:p>19-07-16 12:4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2124" calcext:value-type="float">
            <text:p>122124</text:p>
          </table:table-cell>
          <table:table-cell office:value-type="string" calcext:value-type="string">
            <text:p>pcfs9mp9dmn628so4k2svnrre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0:53:50</text:p>
          </table:table-cell>
          <table:table-cell table:style-name="ce2" office:value-type="date" office:date-value="2016-07-19T12:53:51" calcext:value-type="date">
            <text:p>19-07-16 12:5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22125" calcext:value-type="float">
            <text:p>122125</text:p>
          </table:table-cell>
          <table:table-cell office:value-type="string" calcext:value-type="string">
            <text:p>fi0anjjh8rn5onu5ngmhn5h13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9 10:53:54</text:p>
          </table:table-cell>
          <table:table-cell table:style-name="ce2" office:value-type="date" office:date-value="2016-07-19T12:53:54" calcext:value-type="date">
            <text:p>19-07-16 12:5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22126" calcext:value-type="float">
            <text:p>122126</text:p>
          </table:table-cell>
          <table:table-cell office:value-type="string" calcext:value-type="string">
            <text:p>fi0anjjh8rn5onu5ngmhn5h134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Yambam</text:p>
          </table:table-cell>
          <table:table-cell office:value-type="string" calcext:value-type="string">
            <text:p>2016-07-19 10:54:21</text:p>
          </table:table-cell>
          <table:table-cell table:style-name="ce2" office:value-type="date" office:date-value="2016-07-19T12:54:21" calcext:value-type="date">
            <text:p>19-07-16 12:54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22161" calcext:value-type="float">
            <text:p>122161</text:p>
          </table:table-cell>
          <table:table-cell office:value-type="string" calcext:value-type="string">
            <text:p>er66um8blbuqqbgj3qo73te8g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3:19:58</text:p>
          </table:table-cell>
          <table:table-cell table:style-name="ce2" office:value-type="date" office:date-value="2016-07-19T13:19:57.999999" calcext:value-type="date">
            <text:p>19-07-16 13:19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22163" calcext:value-type="float">
            <text:p>122163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1:23:05</text:p>
          </table:table-cell>
          <table:table-cell table:style-name="ce2" office:value-type="date" office:date-value="2016-07-19T13:23:06" calcext:value-type="date">
            <text:p>19-07-16 13:23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22164" calcext:value-type="float">
            <text:p>122164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3:23:23</text:p>
          </table:table-cell>
          <table:table-cell table:style-name="ce2" office:value-type="date" office:date-value="2016-07-19T13:23:24" calcext:value-type="date">
            <text:p>19-07-16 13:23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22177" calcext:value-type="float">
            <text:p>122177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1:31:32</text:p>
          </table:table-cell>
          <table:table-cell table:style-name="ce2" office:value-type="date" office:date-value="2016-07-19T13:31:32" calcext:value-type="date">
            <text:p>19-07-16 13:3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22179" calcext:value-type="float">
            <text:p>122179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1:32:17</text:p>
          </table:table-cell>
          <table:table-cell table:style-name="ce2" office:value-type="date" office:date-value="2016-07-19T13:32:17" calcext:value-type="date">
            <text:p>19-07-16 13:3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22180" calcext:value-type="float">
            <text:p>122180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3:32:26</text:p>
          </table:table-cell>
          <table:table-cell table:style-name="ce2" office:value-type="date" office:date-value="2016-07-19T13:32:27" calcext:value-type="date">
            <text:p>19-07-16 13:3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22193" calcext:value-type="float">
            <text:p>122193</text:p>
          </table:table-cell>
          <table:table-cell office:value-type="string" calcext:value-type="string">
            <text:p>lpeqf8qsnallv06gv30bos3h8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3:44:47</text:p>
          </table:table-cell>
          <table:table-cell table:style-name="ce2" office:value-type="date" office:date-value="2016-07-19T13:44:47" calcext:value-type="date">
            <text:p>19-07-16 13:4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2204" calcext:value-type="float">
            <text:p>122204</text:p>
          </table:table-cell>
          <table:table-cell office:value-type="string" calcext:value-type="string">
            <text:p>k4seo782umc59bu8nd7ujtk202</text:p>
          </table:table-cell>
          <table:table-cell office:value-type="string" calcext:value-type="string">
            <text:p>184.55.1.12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3:49:40</text:p>
          </table:table-cell>
          <table:table-cell table:style-name="ce2" office:value-type="date" office:date-value="2016-07-19T13:49:41" calcext:value-type="date">
            <text:p>19-07-16 13:4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22212" calcext:value-type="float">
            <text:p>122212</text:p>
          </table:table-cell>
          <table:table-cell office:value-type="string" calcext:value-type="string">
            <text:p>ujm28p5fgmkh5guhajmj1vupu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4:11:12</text:p>
          </table:table-cell>
          <table:table-cell table:style-name="ce2" office:value-type="date" office:date-value="2016-07-19T14:11:12.000001" calcext:value-type="date">
            <text:p>19-07-16 14:1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22214" calcext:value-type="float">
            <text:p>122214</text:p>
          </table:table-cell>
          <table:table-cell office:value-type="string" calcext:value-type="string">
            <text:p>5o1sd6nbt9gfg2mh6mlt7bq9i6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4:16:46</text:p>
          </table:table-cell>
          <table:table-cell table:style-name="ce2" office:value-type="date" office:date-value="2016-07-19T14:16:46" calcext:value-type="date">
            <text:p>19-07-16 14:16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22217" calcext:value-type="float">
            <text:p>122217</text:p>
          </table:table-cell>
          <table:table-cell office:value-type="string" calcext:value-type="string">
            <text:p>dphh3bk4p33buu6oh12o7ckk5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2:28:54</text:p>
          </table:table-cell>
          <table:table-cell table:style-name="ce2" office:value-type="date" office:date-value="2016-07-19T14:28:54" calcext:value-type="date">
            <text:p>19-07-16 14:28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122220" calcext:value-type="float">
            <text:p>122220</text:p>
          </table:table-cell>
          <table:table-cell office:value-type="string" calcext:value-type="string">
            <text:p>jjvdl5ko1r4aquh4m3n0di62d0</text:p>
          </table:table-cell>
          <table:table-cell office:value-type="string" calcext:value-type="string">
            <text:p>207.46.13.12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4:51:31</text:p>
          </table:table-cell>
          <table:table-cell table:style-name="ce2" office:value-type="date" office:date-value="2016-07-19T14:51:31" calcext:value-type="date">
            <text:p>19-07-16 14:51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22222" calcext:value-type="float">
            <text:p>122222</text:p>
          </table:table-cell>
          <table:table-cell office:value-type="string" calcext:value-type="string">
            <text:p>4ojovv9gn76mfl025mbdamruu5</text:p>
          </table:table-cell>
          <table:table-cell office:value-type="string" calcext:value-type="string">
            <text:p>91.184.205.4</text:p>
          </table:table-cell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2016-07-19 12:56:15</text:p>
          </table:table-cell>
          <table:table-cell table:style-name="ce2" office:value-type="date" office:date-value="2016-07-19T14:56:15" calcext:value-type="date">
            <text:p>19-07-16 14:5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22226" calcext:value-type="float">
            <text:p>122226</text:p>
          </table:table-cell>
          <table:table-cell office:value-type="string" calcext:value-type="string">
            <text:p>m8hmjc3s2gslritp0ujoqtu6v1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5:24:32</text:p>
          </table:table-cell>
          <table:table-cell table:style-name="ce2" office:value-type="date" office:date-value="2016-07-19T15:24:32" calcext:value-type="date">
            <text:p>19-07-16 15:24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22274" calcext:value-type="float">
            <text:p>122274</text:p>
          </table:table-cell>
          <table:table-cell office:value-type="string" calcext:value-type="string">
            <text:p>358impmh7fnsk484krb9v5o1j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5:49:26</text:p>
          </table:table-cell>
          <table:table-cell table:style-name="ce2" office:value-type="date" office:date-value="2016-07-19T15:49:26" calcext:value-type="date">
            <text:p>19-07-16 15:4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22294" calcext:value-type="float">
            <text:p>122294</text:p>
          </table:table-cell>
          <table:table-cell office:value-type="string" calcext:value-type="string">
            <text:p>e2neio1ke4tfjodumjt5svidf4</text:p>
          </table:table-cell>
          <table:table-cell office:value-type="string" calcext:value-type="string">
            <text:p>164.132.161.90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2016-07-19 16:35:41</text:p>
          </table:table-cell>
          <table:table-cell table:style-name="ce2" office:value-type="date" office:date-value="2016-07-19T16:35:41.999999" calcext:value-type="date">
            <text:p>19-07-16 16:35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22296" calcext:value-type="float">
            <text:p>122296</text:p>
          </table:table-cell>
          <table:table-cell office:value-type="string" calcext:value-type="string">
            <text:p>1n53skmn639nbthp0rr8u0sdd6</text:p>
          </table:table-cell>
          <table:table-cell office:value-type="string" calcext:value-type="string">
            <text:p>178.255.11.6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2016-07-19 14:38:40</text:p>
          </table:table-cell>
          <table:table-cell table:style-name="ce2" office:value-type="date" office:date-value="2016-07-19T16:38:41" calcext:value-type="date">
            <text:p>19-07-16 16:3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2313" calcext:value-type="float">
            <text:p>122313</text:p>
          </table:table-cell>
          <table:table-cell office:value-type="string" calcext:value-type="string">
            <text:p>9fse14at0r9f0fsvqggl0o6pf2</text:p>
          </table:table-cell>
          <table:table-cell office:value-type="string" calcext:value-type="string">
            <text:p>131.147.236.57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2016-07-19 16:58:15</text:p>
          </table:table-cell>
          <table:table-cell table:style-name="ce2" office:value-type="date" office:date-value="2016-07-19T16:58:15" calcext:value-type="date">
            <text:p>19-07-16 16:58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22327" calcext:value-type="float">
            <text:p>122327</text:p>
          </table:table-cell>
          <table:table-cell office:value-type="string" calcext:value-type="string">
            <text:p>mngqr0j7bplvf3lbrv8v7o67j7</text:p>
          </table:table-cell>
          <table:table-cell office:value-type="string" calcext:value-type="string">
            <text:p>94.212.1.93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17:54:48</text:p>
          </table:table-cell>
          <table:table-cell table:style-name="ce2" office:value-type="date" office:date-value="2016-07-19T17:54:48" calcext:value-type="date">
            <text:p>19-07-16 17:54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22335" calcext:value-type="float">
            <text:p>122335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9 16:07:19</text:p>
          </table:table-cell>
          <table:table-cell table:style-name="ce2" office:value-type="date" office:date-value="2016-07-19T18:07:19" calcext:value-type="date">
            <text:p>19-07-16 18:07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22336" calcext:value-type="float">
            <text:p>122336</text:p>
          </table:table-cell>
          <table:table-cell office:value-type="string" calcext:value-type="string">
            <text:p>bpudn73cfuajdi5lvgkjkfk136</text:p>
          </table:table-cell>
          <table:table-cell office:value-type="string" calcext:value-type="string">
            <text:p>89.229.235.49</text:p>
          </table:table-cell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2016-07-19 18:08:28</text:p>
          </table:table-cell>
          <table:table-cell table:style-name="ce2" office:value-type="date" office:date-value="2016-07-19T18:08:29" calcext:value-type="date">
            <text:p>19-07-16 18:0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22343" calcext:value-type="float">
            <text:p>122343</text:p>
          </table:table-cell>
          <table:table-cell office:value-type="string" calcext:value-type="string">
            <text:p>2kru0jea2on0nlt71i7ko955e6</text:p>
          </table:table-cell>
          <table:table-cell office:value-type="string" calcext:value-type="string">
            <text:p>103.195.3.194</text:p>
          </table:table-cell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2016-07-19 18:24:51</text:p>
          </table:table-cell>
          <table:table-cell table:style-name="ce2" office:value-type="date" office:date-value="2016-07-19T18:24:51" calcext:value-type="date">
            <text:p>19-07-16 18:2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22353" calcext:value-type="float">
            <text:p>122353</text:p>
          </table:table-cell>
          <table:table-cell office:value-type="string" calcext:value-type="string">
            <text:p>782hqrlloqpu1dotjqruplt7p2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9:11:41</text:p>
          </table:table-cell>
          <table:table-cell table:style-name="ce2" office:value-type="date" office:date-value="2016-07-19T19:11:42" calcext:value-type="date">
            <text:p>19-07-16 19:1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22361" calcext:value-type="float">
            <text:p>122361</text:p>
          </table:table-cell>
          <table:table-cell office:value-type="string" calcext:value-type="string">
            <text:p>vbg213jfopnpmnonmmv2ot5lp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20:02:25</text:p>
          </table:table-cell>
          <table:table-cell table:style-name="ce2" office:value-type="date" office:date-value="2016-07-19T20:02:25" calcext:value-type="date">
            <text:p>19-07-16 20:0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22362" calcext:value-type="float">
            <text:p>122362</text:p>
          </table:table-cell>
          <table:table-cell office:value-type="string" calcext:value-type="string">
            <text:p>v13i0l1hf0600n85bgqo10h384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20:04:43</text:p>
          </table:table-cell>
          <table:table-cell table:style-name="ce2" office:value-type="date" office:date-value="2016-07-19T20:04:43" calcext:value-type="date">
            <text:p>19-07-16 20:0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22366" calcext:value-type="float">
            <text:p>122366</text:p>
          </table:table-cell>
          <table:table-cell office:value-type="string" calcext:value-type="string">
            <text:p>80q0i3q5sas1udasrtp438gec3</text:p>
          </table:table-cell>
          <table:table-cell office:value-type="string" calcext:value-type="string">
            <text:p>207.46.13.12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18:28:17</text:p>
          </table:table-cell>
          <table:table-cell table:style-name="ce2" office:value-type="date" office:date-value="2016-07-19T20:28:17" calcext:value-type="date">
            <text:p>19-07-16 20:2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122368" calcext:value-type="float">
            <text:p>122368</text:p>
          </table:table-cell>
          <table:table-cell office:value-type="string" calcext:value-type="string">
            <text:p>dphh3bk4p33buu6oh12o7ckk55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20:43:52</text:p>
          </table:table-cell>
          <table:table-cell table:style-name="ce2" office:value-type="date" office:date-value="2016-07-19T20:43:53" calcext:value-type="date">
            <text:p>19-07-16 20:4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2370" calcext:value-type="float">
            <text:p>122370</text:p>
          </table:table-cell>
          <table:table-cell office:value-type="string" calcext:value-type="string">
            <text:p>8qf52inkqunaqrfhsbec6vtg3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20:46:45</text:p>
          </table:table-cell>
          <table:table-cell table:style-name="ce2" office:value-type="date" office:date-value="2016-07-19T20:46:45" calcext:value-type="date">
            <text:p>19-07-16 20:46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22371" calcext:value-type="float">
            <text:p>122371</text:p>
          </table:table-cell>
          <table:table-cell office:value-type="string" calcext:value-type="string">
            <text:p>tdqda2ffj1nbbolji5hd22lqd1</text:p>
          </table:table-cell>
          <table:table-cell office:value-type="string" calcext:value-type="string">
            <text:p>188.198.15.125</text:p>
          </table:table-cell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2016-07-19 20:53:10</text:p>
          </table:table-cell>
          <table:table-cell table:style-name="ce2" office:value-type="date" office:date-value="2016-07-19T20:53:10" calcext:value-type="date">
            <text:p>19-07-16 20:5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22372" calcext:value-type="float">
            <text:p>122372</text:p>
          </table:table-cell>
          <table:table-cell office:value-type="string" calcext:value-type="string">
            <text:p>o9sff4ulcihm7524pac7hclnv2</text:p>
          </table:table-cell>
          <table:table-cell office:value-type="string" calcext:value-type="string">
            <text:p>thuis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20:53:42</text:p>
          </table:table-cell>
          <table:table-cell table:style-name="ce2" office:value-type="date" office:date-value="2016-07-19T20:53:43.000001" calcext:value-type="date">
            <text:p>19-07-16 20:5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22374" calcext:value-type="float">
            <text:p>122374</text:p>
          </table:table-cell>
          <table:table-cell office:value-type="string" calcext:value-type="string">
            <text:p>bg31tdfccve9opnbku1sq3mlj7</text:p>
          </table:table-cell>
          <table:table-cell office:value-type="string" calcext:value-type="string">
            <text:p>184.55.1.127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20:56:12</text:p>
          </table:table-cell>
          <table:table-cell table:style-name="ce2" office:value-type="date" office:date-value="2016-07-19T20:56:12.000001" calcext:value-type="date">
            <text:p>19-07-16 20:5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22377" calcext:value-type="float">
            <text:p>122377</text:p>
          </table:table-cell>
          <table:table-cell office:value-type="string" calcext:value-type="string">
            <text:p>m4vth6mmetsv14g8hvcjemboh2</text:p>
          </table:table-cell>
          <table:table-cell office:value-type="string" calcext:value-type="string">
            <text:p>82.170.223.94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2016-07-19 21:08:16</text:p>
          </table:table-cell>
          <table:table-cell table:style-name="ce2" office:value-type="date" office:date-value="2016-07-19T21:08:16" calcext:value-type="date">
            <text:p>19-07-16 21:0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22381" calcext:value-type="float">
            <text:p>122381</text:p>
          </table:table-cell>
          <table:table-cell office:value-type="string" calcext:value-type="string">
            <text:p>8hlgmu7nel4b7560ncuqi2ctk6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21:43:46</text:p>
          </table:table-cell>
          <table:table-cell table:style-name="ce2" office:value-type="date" office:date-value="2016-07-19T21:43:46" calcext:value-type="date">
            <text:p>19-07-16 21:4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22384" calcext:value-type="float">
            <text:p>122384</text:p>
          </table:table-cell>
          <table:table-cell office:value-type="string" calcext:value-type="string">
            <text:p>nd2lfjn43jog6gbk69m5u3roe7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21:58:36</text:p>
          </table:table-cell>
          <table:table-cell table:style-name="ce2" office:value-type="date" office:date-value="2016-07-19T21:58:37" calcext:value-type="date">
            <text:p>19-07-16 21:5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22385" calcext:value-type="float">
            <text:p>122385</text:p>
          </table:table-cell>
          <table:table-cell office:value-type="string" calcext:value-type="string">
            <text:p>1rm49lofq8duchmrr8c1q1g7v0</text:p>
          </table:table-cell>
          <table:table-cell office:value-type="float" office:value="68180229254" calcext:value-type="float">
            <text:p>68180229254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22:00:41</text:p>
          </table:table-cell>
          <table:table-cell table:style-name="ce2" office:value-type="date" office:date-value="2016-07-19T22:00:41" calcext:value-type="date">
            <text:p>19-07-16 22:0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122386" calcext:value-type="float">
            <text:p>122386</text:p>
          </table:table-cell>
          <table:table-cell office:value-type="string" calcext:value-type="string">
            <text:p>25cq696ubbijntnucmmrufrkk7</text:p>
          </table:table-cell>
          <table:table-cell office:value-type="string" calcext:value-type="string">
            <text:p>76.115.24.112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2016-07-19 22:02:18</text:p>
          </table:table-cell>
          <table:table-cell table:style-name="ce2" office:value-type="date" office:date-value="2016-07-19T22:02:17.999999" calcext:value-type="date">
            <text:p>19-07-16 22:02</text:p>
          </table:table-cell>
        </table:table-row>
        <table:table-row table:style-name="ro1" table:number-rows-repeated="8000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32pt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-00-0000</text:date>, <text:time style:data-style-name="N2" text:time-value="19:58:02.406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20:19:53.296000000</dc:date>
    <meta:editing-duration>PT5M48S</meta:editing-duration>
    <meta:editing-cycles>2</meta:editing-cycles>
    <meta:generator>LibreOffice/5.1.4.2$Windows_x86 LibreOffice_project/f99d75f39f1c57ebdd7ffc5f42867c12031db97a</meta:generator>
    <meta:document-statistic meta:table-count="1" meta:cell-count="130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-</number:text>
      <number:month/>
      <number:text>-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859cm" svg:height="27.103cm" xlink:href=".." xlink:type="simple" chart:class="chart:scatter" chart:column-mapping="0" chart:style-name="ch1">
        <chart:title svg:x="14.914cm" svg:y="0.678cm" chart:style-name="ch2">
          <text:p>IndieMendable visits</text:p>
        </chart:title>
        <chart:subtitle svg:x="14.067cm" svg:y="1.999cm" chart:style-name="ch3">
          <text:p>Between 8 July and 19 July 2016</text:p>
        </chart:subtitle>
        <chart:legend chart:legend-position="end" svg:x="31.007cm" svg:y="13.252cm" style:legend-expansion="high" chart:style-name="ch4"/>
        <chart:plot-area chart:style-name="ch5" table:cell-range-address="visits.H1:visits.H1838 visits.A1:visits.A1838" chart:data-source-has-labels="column" svg:x="1.688cm" svg:y="3.224cm" svg:width="28.642cm" svg:height="22.356cm">
          <chartooo:coordinate-region svg:x="2.826cm" svg:y="3.423cm" svg:width="26.365cm" svg:height="21.51cm"/>
          <chart:axis chart:dimension="x" chart:name="primary-x" chart:style-name="ch6" chartooo:axis-type="auto">
            <chart:title svg:x="15.528cm" svg:y="26.122cm" chart:style-name="ch7">
              <text:p>When</text:p>
            </chart:title>
            <chart:categories table:cell-range-address="visits.H1:visits.H1838"/>
          </chart:axis>
          <chart:axis chart:dimension="y" chart:name="primary-y" chart:style-name="ch8">
            <chart:title svg:x="0.451cm" svg:y="15.399cm" chart:style-name="ch9">
              <text:p>Total of visits</text:p>
            </chart:title>
            <chart:grid chart:style-name="ch10" chart:class="major"/>
          </chart:axis>
          <chart:series chart:style-name="ch11" chart:values-cell-range-address="visits.A1:visits.A1838" chart:class="chart:scatter">
            <chart:domain table:cell-range-address="visits.H1:visits.H1838"/>
            <chart:data-point chart:repeated="18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42559.8372916667">
                <text:p>42559.8372916667</text:p>
                <draw:g>
                  <svg:desc>visits.H1:visits.H1838</svg:desc>
                </draw:g>
              </table:table-cell>
              <table:table-cell office:value-type="float" office:value="1">
                <text:p>1</text:p>
                <draw:g>
                  <svg:desc>visits.A1:visits.A1838</svg:desc>
                </draw:g>
              </table:table-cell>
            </table:table-row>
            <table:table-row>
              <table:table-cell office:value-type="float" office:value="42559.8392476852">
                <text:p>42559.83924768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559.8407407407">
                <text:p>42559.84074074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559.8408333333">
                <text:p>42559.8408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559.8409606482">
                <text:p>42559.8409606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559.8420023148">
                <text:p>42559.84200231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559.8421990741">
                <text:p>42559.84219907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559.8598958333">
                <text:p>42559.8598958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559.860162037">
                <text:p>42559.8601620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559.8811226852">
                <text:p>42559.8811226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559.8859953704">
                <text:p>42559.885995370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559.8975347222">
                <text:p>42559.89753472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559.8976736111">
                <text:p>42559.89767361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559.8981597222">
                <text:p>42559.89815972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559.8982638889">
                <text:p>42559.89826388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559.8983796296">
                <text:p>42559.8983796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559.9024421296">
                <text:p>42559.90244212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559.9055324074">
                <text:p>42559.90553240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559.9063541667">
                <text:p>42559.9063541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559.911099537">
                <text:p>42559.9110995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559.9368171296">
                <text:p>42559.93681712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559.9428240741">
                <text:p>42559.94282407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560.0768171296">
                <text:p>42560.07681712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560.0768402778">
                <text:p>42560.07684027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560.0768518518">
                <text:p>42560.07685185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560.076875">
                <text:p>42560.0768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560.0768865741">
                <text:p>42560.07688657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560.1240162037">
                <text:p>42560.12401620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560.1711574074">
                <text:p>42560.17115740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560.1717013889">
                <text:p>42560.171701388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560.2090046296">
                <text:p>42560.20900462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560.2096180556">
                <text:p>42560.20961805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560.2212037037">
                <text:p>42560.22120370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560.2447337963">
                <text:p>42560.24473379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560.2829513889">
                <text:p>42560.28295138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560.2865972222">
                <text:p>42560.28659722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2560.3176157407">
                <text:p>42560.31761574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2560.3305439815">
                <text:p>42560.33054398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2560.3795023148">
                <text:p>42560.37950231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560.3796064815">
                <text:p>42560.37960648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560.3800925926">
                <text:p>42560.380092592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560.3803356482">
                <text:p>42560.38033564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560.3813541667">
                <text:p>42560.38135416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560.3817361111">
                <text:p>42560.3817361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2560.4615972222">
                <text:p>42560.46159722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560.4749768519">
                <text:p>42560.47497685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560.5074652778">
                <text:p>42560.507465277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560.5804861111">
                <text:p>42560.58048611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2560.5805787037">
                <text:p>42560.58057870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2560.5809027778">
                <text:p>42560.580902777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560.6010069444">
                <text:p>42560.60100694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560.6612037037">
                <text:p>42560.66120370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560.6682638889">
                <text:p>42560.66826388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560.7403240741">
                <text:p>42560.74032407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560.7886921296">
                <text:p>42560.788692129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560.9238657407">
                <text:p>42560.92386574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560.931099537">
                <text:p>42560.9310995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560.9454513889">
                <text:p>42560.94545138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560.9494560185">
                <text:p>42560.94945601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560.9609259259">
                <text:p>42560.96092592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560.9609375">
                <text:p>42560.96093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2561.0247916667">
                <text:p>42561.02479166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561.0947800926">
                <text:p>42561.094780092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2561.143275463">
                <text:p>42561.14327546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561.1845138889">
                <text:p>42561.18451388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561.2069328704">
                <text:p>42561.20693287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561.2595486111">
                <text:p>42561.25954861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2561.260625">
                <text:p>42561.2606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561.2608912037">
                <text:p>42561.26089120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2561.2610300926">
                <text:p>42561.26103009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2561.2752546296">
                <text:p>42561.27525462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561.3980092593">
                <text:p>42561.39800925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2561.4085648148">
                <text:p>42561.40856481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2561.408912037">
                <text:p>42561.4089120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561.4120833333">
                <text:p>42561.41208333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561.4122106482">
                <text:p>42561.41221064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561.4189583333">
                <text:p>42561.41895833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561.4751736111">
                <text:p>42561.4751736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561.4903587963">
                <text:p>42561.490358796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2561.5279398148">
                <text:p>42561.5279398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2561.5487615741">
                <text:p>42561.54876157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561.5731134259">
                <text:p>42561.57311342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2561.5785648148">
                <text:p>42561.57856481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2561.5857638889">
                <text:p>42561.585763888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561.5873263889">
                <text:p>42561.58732638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2561.5873958333">
                <text:p>42561.58739583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561.5884259259">
                <text:p>42561.588425925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2561.5887268519">
                <text:p>42561.58872685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561.588912037">
                <text:p>42561.5889120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2561.5891782407">
                <text:p>42561.58917824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2561.5897222222">
                <text:p>42561.58972222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561.5898842593">
                <text:p>42561.589884259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2561.5901273148">
                <text:p>42561.590127314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561.5918402778">
                <text:p>42561.591840277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2561.5918865741">
                <text:p>42561.59188657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561.5924652778">
                <text:p>42561.592465277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2561.5925810185">
                <text:p>42561.59258101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2561.5928125">
                <text:p>42561.59281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561.5933333333">
                <text:p>42561.59333333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561.5933796296">
                <text:p>42561.59337962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561.5935532407">
                <text:p>42561.59355324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2561.5936111111">
                <text:p>42561.59361111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2561.5951157407">
                <text:p>42561.595115740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561.5956712963">
                <text:p>42561.595671296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2561.5983912037">
                <text:p>42561.59839120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2561.5984490741">
                <text:p>42561.598449074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2561.5985532407">
                <text:p>42561.59855324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561.5986111111">
                <text:p>42561.59861111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561.6036689815">
                <text:p>42561.60366898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2561.6252546296">
                <text:p>42561.6252546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2561.6322800926">
                <text:p>42561.632280092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561.63375">
                <text:p>42561.633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561.6343518519">
                <text:p>42561.63435185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2561.6349305556">
                <text:p>42561.634930555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2561.6355555556">
                <text:p>42561.635555555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2561.6382291667">
                <text:p>42561.638229166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561.6383217593">
                <text:p>42561.638321759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561.6392361111">
                <text:p>42561.639236111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561.6396759259">
                <text:p>42561.639675925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2561.6405555556">
                <text:p>42561.64055555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561.6406134259">
                <text:p>42561.640613425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2561.641087963">
                <text:p>42561.64108796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2561.6413194445">
                <text:p>42561.641319444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2561.6475231482">
                <text:p>42561.647523148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561.6504398148">
                <text:p>42561.650439814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561.6514699074">
                <text:p>42561.65146990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2561.6520138889">
                <text:p>42561.652013888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2561.6570833333">
                <text:p>42561.65708333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561.6575925926">
                <text:p>42561.657592592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2561.6576851852">
                <text:p>42561.65768518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561.6578472222">
                <text:p>42561.65784722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561.6580439815">
                <text:p>42561.65804398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561.6583912037">
                <text:p>42561.65839120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2561.6584722222">
                <text:p>42561.658472222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561.6596296296">
                <text:p>42561.659629629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2561.6615046296">
                <text:p>42561.661504629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561.6628935185">
                <text:p>42561.662893518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2561.6632407407">
                <text:p>42561.663240740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561.6639583333">
                <text:p>42561.66395833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2561.6644097222">
                <text:p>42561.66440972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561.6648032407">
                <text:p>42561.664803240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561.6658564815">
                <text:p>42561.66585648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561.6673148148">
                <text:p>42561.66731481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2561.6673611111">
                <text:p>42561.667361111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2561.6678935185">
                <text:p>42561.66789351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561.6699305556">
                <text:p>42561.66993055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561.6739930556">
                <text:p>42561.67399305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2561.6745833333">
                <text:p>42561.67458333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561.6818518519">
                <text:p>42561.68185185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2561.6821527778">
                <text:p>42561.68215277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561.6823032407">
                <text:p>42561.682303240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561.6847916667">
                <text:p>42561.684791666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561.6851967593">
                <text:p>42561.68519675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2561.6861689815">
                <text:p>42561.68616898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2561.6867476852">
                <text:p>42561.68674768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2561.6871064815">
                <text:p>42561.687106481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2561.6872453704">
                <text:p>42561.68724537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561.6979050926">
                <text:p>42561.697905092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561.7133680556">
                <text:p>42561.713368055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561.7139351852">
                <text:p>42561.713935185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2561.716087963">
                <text:p>42561.71608796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2561.716724537">
                <text:p>42561.71672453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2561.7205208333">
                <text:p>42561.720520833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2561.7221643519">
                <text:p>42561.722164351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2561.7278356482">
                <text:p>42561.72783564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561.728125">
                <text:p>42561.72812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561.7388194445">
                <text:p>42561.73881944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2561.7391203704">
                <text:p>42561.739120370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561.7394791667">
                <text:p>42561.73947916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561.7396759259">
                <text:p>42561.739675925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561.7433101852">
                <text:p>42561.74331018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2561.7445717593">
                <text:p>42561.744571759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561.7453819445">
                <text:p>42561.745381944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2561.7535416667">
                <text:p>42561.753541666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2561.7650115741">
                <text:p>42561.76501157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561.7767939815">
                <text:p>42561.77679398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561.7769212963">
                <text:p>42561.776921296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561.8011805556">
                <text:p>42561.80118055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2561.8074884259">
                <text:p>42561.807488425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2561.8209375">
                <text:p>42561.82093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2561.8234953704">
                <text:p>42561.82349537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2561.8263310185">
                <text:p>42561.826331018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2561.8276851852">
                <text:p>42561.82768518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561.83">
                <text:p>42561.8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2561.8430092593">
                <text:p>42561.843009259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2561.8670949074">
                <text:p>42561.86709490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2561.8965277778">
                <text:p>42561.896527777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561.8969097222">
                <text:p>42561.896909722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561.8979398148">
                <text:p>42561.89793981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2561.8982986111">
                <text:p>42561.89829861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2561.8988425926">
                <text:p>42561.89884259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2561.898912037">
                <text:p>42561.89891203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2561.8989351852">
                <text:p>42561.898935185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2561.8996875">
                <text:p>42561.899687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2561.9">
                <text:p>42561.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2561.9042476852">
                <text:p>42561.90424768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2561.9053240741">
                <text:p>42561.905324074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561.9073611111">
                <text:p>42561.907361111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2561.9074421296">
                <text:p>42561.90744212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561.9078125">
                <text:p>42561.907812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2561.909212963">
                <text:p>42561.90921296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2561.9192939815">
                <text:p>42561.919293981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2561.9250694444">
                <text:p>42561.925069444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561.9254398148">
                <text:p>42561.92543981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2561.9255671296">
                <text:p>42561.92556712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2561.9257523148">
                <text:p>42561.925752314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2561.9258333333">
                <text:p>42561.925833333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2561.9259837963">
                <text:p>42561.925983796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2561.9263657407">
                <text:p>42561.926365740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2561.9265625">
                <text:p>42561.92656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2561.9268055556">
                <text:p>42561.926805555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2561.926875">
                <text:p>42561.92687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2561.9269328704">
                <text:p>42561.926932870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2561.9278587963">
                <text:p>42561.927858796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2561.9343634259">
                <text:p>42561.934363425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2561.9359143519">
                <text:p>42561.935914351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2561.9361111111">
                <text:p>42561.936111111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2561.9362037037">
                <text:p>42561.936203703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2561.9371296296">
                <text:p>42561.937129629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2561.9426388889">
                <text:p>42561.942638888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2561.9432291667">
                <text:p>42561.943229166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2561.9484837963">
                <text:p>42561.948483796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2561.9631712963">
                <text:p>42561.963171296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2561.9633449074">
                <text:p>42561.963344907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2561.9634722222">
                <text:p>42561.963472222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2561.9667939815">
                <text:p>42561.966793981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2561.970162037">
                <text:p>42561.97016203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2561.9706828704">
                <text:p>42561.970682870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2561.9708796296">
                <text:p>42561.97087962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2561.9709375">
                <text:p>42561.970937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2561.9709490741">
                <text:p>42561.970949074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2561.9710648148">
                <text:p>42561.971064814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2562.0003935185">
                <text:p>42562.00039351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2562.0335069444">
                <text:p>42562.03350694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2562.1315046296">
                <text:p>42562.131504629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2562.1318402778">
                <text:p>42562.131840277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2562.2261805556">
                <text:p>42562.226180555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2562.231412037">
                <text:p>42562.23141203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2562.2358101852">
                <text:p>42562.235810185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2562.2386111111">
                <text:p>42562.23861111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2562.2616550926">
                <text:p>42562.261655092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2562.2616782407">
                <text:p>42562.261678240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2562.2616898148">
                <text:p>42562.261689814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2562.2650810185">
                <text:p>42562.265081018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562.2972800926">
                <text:p>42562.297280092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2562.3295833333">
                <text:p>42562.329583333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2562.3304513889">
                <text:p>42562.330451388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2562.3644907407">
                <text:p>42562.364490740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2562.3712847222">
                <text:p>42562.371284722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2562.3715162037">
                <text:p>42562.371516203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2562.3717361111">
                <text:p>42562.371736111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42562.3720486111">
                <text:p>42562.372048611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2562.3783449074">
                <text:p>42562.378344907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2562.3803703704">
                <text:p>42562.38037037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42562.3827199074">
                <text:p>42562.382719907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2562.3831134259">
                <text:p>42562.383113425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2562.3877199074">
                <text:p>42562.387719907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2562.3881944444">
                <text:p>42562.388194444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2562.3890740741">
                <text:p>42562.38907407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2562.3893402778">
                <text:p>42562.389340277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2562.4018287037">
                <text:p>42562.401828703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2562.4024189815">
                <text:p>42562.402418981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2562.4077199074">
                <text:p>42562.407719907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2562.4209259259">
                <text:p>42562.420925925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2562.4210763889">
                <text:p>42562.421076388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2562.4215046296">
                <text:p>42562.421504629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2562.4216666667">
                <text:p>42562.42166666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2562.4233101852">
                <text:p>42562.423310185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2562.4284953704">
                <text:p>42562.428495370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42562.4289351852">
                <text:p>42562.428935185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2562.434224537">
                <text:p>42562.43422453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2562.4343865741">
                <text:p>42562.434386574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2562.4343865741">
                <text:p>42562.434386574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2562.4347916667">
                <text:p>42562.434791666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2562.4348148148">
                <text:p>42562.434814814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2562.4367476852">
                <text:p>42562.436747685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2562.4404282407">
                <text:p>42562.440428240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2562.4406828704">
                <text:p>42562.440682870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2562.4427430556">
                <text:p>42562.442743055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42562.4443981481">
                <text:p>42562.444398148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2562.4444791667">
                <text:p>42562.444479166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2562.4446643519">
                <text:p>42562.444664351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2562.4447453704">
                <text:p>42562.444745370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2562.4451851852">
                <text:p>42562.445185185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2562.4473148148">
                <text:p>42562.447314814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2562.449224537">
                <text:p>42562.44922453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2562.4671064815">
                <text:p>42562.467106481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2562.4671296296">
                <text:p>42562.467129629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2562.4671412037">
                <text:p>42562.467141203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42562.4672916667">
                <text:p>42562.467291666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2562.4716550926">
                <text:p>42562.471655092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2562.4717708333">
                <text:p>42562.471770833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2562.4719212963">
                <text:p>42562.471921296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2562.4743171296">
                <text:p>42562.474317129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2562.4776967593">
                <text:p>42562.477696759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2562.480787037">
                <text:p>42562.48078703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2562.4827546296">
                <text:p>42562.482754629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2562.4828472222">
                <text:p>42562.482847222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2562.490150463">
                <text:p>42562.49015046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2562.4910648148">
                <text:p>42562.491064814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2562.4917824074">
                <text:p>42562.491782407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2562.4925231482">
                <text:p>42562.492523148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2562.4965046296">
                <text:p>42562.496504629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2562.4981018519">
                <text:p>42562.498101851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2562.4989814815">
                <text:p>42562.49898148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2562.5008796296">
                <text:p>42562.500879629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2562.5053819444">
                <text:p>42562.505381944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2562.5117361111">
                <text:p>42562.511736111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2562.5125810185">
                <text:p>42562.512581018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2562.5128356481">
                <text:p>42562.51283564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2562.5161574074">
                <text:p>42562.516157407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2562.5164814815">
                <text:p>42562.516481481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2562.5190856482">
                <text:p>42562.519085648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2562.5191319445">
                <text:p>42562.519131944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2562.519375">
                <text:p>42562.51937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2562.5208449074">
                <text:p>42562.520844907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2562.5210185185">
                <text:p>42562.521018518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2562.5221643519">
                <text:p>42562.522164351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42562.5222800926">
                <text:p>42562.522280092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2562.523125">
                <text:p>42562.5231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2562.5247685185">
                <text:p>42562.524768518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2562.524837963">
                <text:p>42562.52483796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2562.5249768518">
                <text:p>42562.524976851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2562.5251388889">
                <text:p>42562.525138888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2562.5253125">
                <text:p>42562.52531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2562.5256712963">
                <text:p>42562.525671296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562.5256828704">
                <text:p>42562.525682870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2562.5257638889">
                <text:p>42562.5257638889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2562.5259143519">
                <text:p>42562.525914351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2562.526724537">
                <text:p>42562.52672453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2562.5267824074">
                <text:p>42562.526782407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2562.5269907407">
                <text:p>42562.526990740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2562.5270138889">
                <text:p>42562.527013888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2562.5273842593">
                <text:p>42562.527384259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2562.5274768519">
                <text:p>42562.527476851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2562.5276388889">
                <text:p>42562.527638888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2562.5296412037">
                <text:p>42562.52964120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2562.5299421296">
                <text:p>42562.529942129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562.5302662037">
                <text:p>42562.530266203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2562.5306365741">
                <text:p>42562.530636574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2562.5329513889">
                <text:p>42562.532951388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2562.5345949074">
                <text:p>42562.534594907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2562.5357638889">
                <text:p>42562.535763888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2562.5358796296">
                <text:p>42562.535879629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2562.5359837963">
                <text:p>42562.535983796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2562.5404282407">
                <text:p>42562.5404282407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42562.5424305556">
                <text:p>42562.542430555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2562.5470949074">
                <text:p>42562.547094907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2562.5472453704">
                <text:p>42562.547245370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2562.5478587963">
                <text:p>42562.547858796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2562.549212963">
                <text:p>42562.54921296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2562.5699768519">
                <text:p>42562.569976851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2562.5763425926">
                <text:p>42562.576342592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2562.5770138889">
                <text:p>42562.577013888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2562.590162037">
                <text:p>42562.59016203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2562.598900463">
                <text:p>42562.59890046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2562.5991319444">
                <text:p>42562.599131944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2562.6022337963">
                <text:p>42562.602233796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2562.602337963">
                <text:p>42562.60233796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2562.6063078704">
                <text:p>42562.6063078704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2562.6069212963">
                <text:p>42562.6069212963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2562.608125">
                <text:p>42562.60812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2562.6083101852">
                <text:p>42562.608310185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2562.6087615741">
                <text:p>42562.608761574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2562.6316550926">
                <text:p>42562.631655092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2562.6468402778">
                <text:p>42562.646840277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2562.6469097222">
                <text:p>42562.646909722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2562.6487615741">
                <text:p>42562.648761574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2562.6553125">
                <text:p>42562.655312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2562.6579050926">
                <text:p>42562.65790509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2562.6581365741">
                <text:p>42562.658136574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2562.660775463">
                <text:p>42562.66077546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2562.6608333333">
                <text:p>42562.660833333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2562.661412037">
                <text:p>42562.66141203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2562.6638078704">
                <text:p>42562.663807870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2562.6642824074">
                <text:p>42562.6642824074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2562.6760648148">
                <text:p>42562.676064814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2562.6787152778">
                <text:p>42562.67871527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2562.6795138889">
                <text:p>42562.6795138889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2562.6795717593">
                <text:p>42562.679571759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2562.6860300926">
                <text:p>42562.686030092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2562.691724537">
                <text:p>42562.69172453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2562.7003240741">
                <text:p>42562.700324074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2562.7258449074">
                <text:p>42562.725844907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2562.7261805556">
                <text:p>42562.726180555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2562.7263194444">
                <text:p>42562.726319444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2562.7266203704">
                <text:p>42562.726620370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42562.7278703704">
                <text:p>42562.727870370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2562.7349537037">
                <text:p>42562.734953703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2562.7386458333">
                <text:p>42562.738645833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2562.7405787037">
                <text:p>42562.740578703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2562.7435763889">
                <text:p>42562.743576388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2562.758275463">
                <text:p>42562.75827546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2562.7584722222">
                <text:p>42562.758472222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2562.7599537037">
                <text:p>42562.759953703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2562.7610648148">
                <text:p>42562.761064814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2562.7612268519">
                <text:p>42562.761226851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2562.7616087963">
                <text:p>42562.761608796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2562.77625">
                <text:p>42562.776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2562.7799421296">
                <text:p>42562.779942129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2562.7848148148">
                <text:p>42562.784814814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2562.7851273148">
                <text:p>42562.785127314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2562.7864930556">
                <text:p>42562.786493055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2562.794537037">
                <text:p>42562.794537037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2562.7989699074">
                <text:p>42562.798969907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2562.8039930556">
                <text:p>42562.803993055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2562.808912037">
                <text:p>42562.80891203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2562.8178240741">
                <text:p>42562.8178240741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2562.8333101852">
                <text:p>42562.833310185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2562.8355787037">
                <text:p>42562.835578703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2562.8584375">
                <text:p>42562.858437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2562.8587615741">
                <text:p>42562.858761574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2562.9280787037">
                <text:p>42562.928078703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2562.9281365741">
                <text:p>42562.9281365741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2562.9329282407">
                <text:p>42562.932928240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2562.933275463">
                <text:p>42562.93327546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2562.9338541667">
                <text:p>42562.933854166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2562.9347569444">
                <text:p>42562.934756944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2562.9357291667">
                <text:p>42562.935729166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2562.9360300926">
                <text:p>42562.936030092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2562.9422453704">
                <text:p>42562.942245370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2562.9428472222">
                <text:p>42562.942847222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2562.9440740741">
                <text:p>42562.944074074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2562.9448148148">
                <text:p>42562.944814814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2562.944849537">
                <text:p>42562.94484953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2562.958125">
                <text:p>42562.95812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2562.9616319444">
                <text:p>42562.961631944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2562.9785069444">
                <text:p>42562.978506944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2563.0619791667">
                <text:p>42563.061979166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2563.0856134259">
                <text:p>42563.0856134259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2563.0924189815">
                <text:p>42563.0924189815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2563.1052083333">
                <text:p>42563.105208333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2563.1347453704">
                <text:p>42563.134745370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2563.1756365741">
                <text:p>42563.175636574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2563.1860648148">
                <text:p>42563.18606481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2563.2258796296">
                <text:p>42563.225879629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2563.2261458333">
                <text:p>42563.226145833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2563.2265509259">
                <text:p>42563.226550925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42563.2271759259">
                <text:p>42563.227175925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2563.2865277778">
                <text:p>42563.28652777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2563.3261458333">
                <text:p>42563.326145833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2563.3326967593">
                <text:p>42563.332696759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2563.3335300926">
                <text:p>42563.333530092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2563.3375115741">
                <text:p>42563.337511574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2563.3379398148">
                <text:p>42563.337939814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2563.3490277778">
                <text:p>42563.349027777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2563.3490277778">
                <text:p>42563.349027777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2563.3508680556">
                <text:p>42563.350868055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2563.3787037037">
                <text:p>42563.378703703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2563.379212963">
                <text:p>42563.37921296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2563.3792939815">
                <text:p>42563.379293981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2563.3797569444">
                <text:p>42563.379756944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2563.3952546296">
                <text:p>42563.395254629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2563.4039814815">
                <text:p>42563.403981481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2563.4040393519">
                <text:p>42563.404039351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2563.4040740741">
                <text:p>42563.404074074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2563.4044907407">
                <text:p>42563.404490740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2563.4095949074">
                <text:p>42563.409594907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2563.4138541667">
                <text:p>42563.413854166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2563.4164930556">
                <text:p>42563.416493055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2563.4165625">
                <text:p>42563.416562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2563.4375462963">
                <text:p>42563.437546296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2563.4558101852">
                <text:p>42563.455810185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2563.4616087963">
                <text:p>42563.461608796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2563.4650231482">
                <text:p>42563.465023148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2563.4661226852">
                <text:p>42563.466122685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2563.4670138889">
                <text:p>42563.467013888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2563.4776967593">
                <text:p>42563.477696759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2563.4838888889">
                <text:p>42563.483888888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2563.4840509259">
                <text:p>42563.484050925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2563.4842708333">
                <text:p>42563.484270833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2563.4845717593">
                <text:p>42563.484571759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2563.4849074074">
                <text:p>42563.484907407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2563.4851967593">
                <text:p>42563.485196759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2563.4860763889">
                <text:p>42563.486076388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2563.4888541667">
                <text:p>42563.488854166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2563.4893055556">
                <text:p>42563.489305555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2563.489375">
                <text:p>42563.4893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2563.489537037">
                <text:p>42563.48953703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2563.4895717593">
                <text:p>42563.489571759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2563.4898148148">
                <text:p>42563.489814814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2563.4899421296">
                <text:p>42563.489942129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2563.4901736111">
                <text:p>42563.490173611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2563.4920138889">
                <text:p>42563.492013888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2563.4945833333">
                <text:p>42563.494583333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2563.4946064815">
                <text:p>42563.494606481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2563.4955324074">
                <text:p>42563.495532407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2563.4977430556">
                <text:p>42563.497743055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2563.4981018519">
                <text:p>42563.498101851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2563.4982523148">
                <text:p>42563.498252314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2563.4987037037">
                <text:p>42563.498703703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2563.4994328704">
                <text:p>42563.499432870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2563.5015740741">
                <text:p>42563.501574074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2563.5038773148">
                <text:p>42563.503877314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2563.5043634259">
                <text:p>42563.5043634259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2563.5045949074">
                <text:p>42563.50459490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2563.5053009259">
                <text:p>42563.505300925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2563.5058217593">
                <text:p>42563.505821759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2563.5062152778">
                <text:p>42563.50621527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2563.5067361111">
                <text:p>42563.50673611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2563.5077314815">
                <text:p>42563.507731481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2563.5080208333">
                <text:p>42563.5080208333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2563.5086111111">
                <text:p>42563.508611111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2563.5093402778">
                <text:p>42563.509340277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2563.5101851852">
                <text:p>42563.510185185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2563.5111689815">
                <text:p>42563.511168981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42563.5115625">
                <text:p>42563.51156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42563.5117592593">
                <text:p>42563.511759259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2563.511875">
                <text:p>42563.51187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2563.512337963">
                <text:p>42563.51233796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2563.5128009259">
                <text:p>42563.512800925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2563.5319675926">
                <text:p>42563.531967592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42563.5321296296">
                <text:p>42563.53212962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42563.5321643519">
                <text:p>42563.532164351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2563.5331597222">
                <text:p>42563.533159722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42563.533287037">
                <text:p>42563.53328703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2563.5362268519">
                <text:p>42563.536226851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2563.5364930556">
                <text:p>42563.536493055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2563.5369675926">
                <text:p>42563.536967592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2563.5371643519">
                <text:p>42563.537164351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2563.5373842593">
                <text:p>42563.537384259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2563.5374537037">
                <text:p>42563.537453703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2563.5431365741">
                <text:p>42563.543136574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2563.5432175926">
                <text:p>42563.543217592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2563.5432291667">
                <text:p>42563.543229166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2563.5433564815">
                <text:p>42563.543356481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42563.5436342593">
                <text:p>42563.543634259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2563.5443287037">
                <text:p>42563.544328703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42563.5457175926">
                <text:p>42563.545717592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2563.5457175926">
                <text:p>42563.545717592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2563.5463310185">
                <text:p>42563.546331018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2563.5538888889">
                <text:p>42563.553888888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2563.56">
                <text:p>42563.5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42563.5612731482">
                <text:p>42563.561273148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2563.561724537">
                <text:p>42563.56172453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2563.585462963">
                <text:p>42563.58546296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2563.6016666667">
                <text:p>42563.601666666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2563.6040046296">
                <text:p>42563.604004629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42563.6064236111">
                <text:p>42563.606423611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2563.6088194444">
                <text:p>42563.608819444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2563.6122222222">
                <text:p>42563.612222222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2563.6126041667">
                <text:p>42563.612604166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2563.6127199074">
                <text:p>42563.612719907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42563.6129282407">
                <text:p>42563.612928240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2563.6188773148">
                <text:p>42563.618877314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2563.6243171296">
                <text:p>42563.624317129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2563.6365162037">
                <text:p>42563.636516203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42563.6369675926">
                <text:p>42563.636967592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2563.6414236111">
                <text:p>42563.6414236111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42563.643599537">
                <text:p>42563.64359953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2563.6452893519">
                <text:p>42563.645289351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2563.6455439815">
                <text:p>42563.645543981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2563.6457175926">
                <text:p>42563.645717592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2563.6459953704">
                <text:p>42563.645995370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2563.6460763889">
                <text:p>42563.646076388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2563.6462268519">
                <text:p>42563.646226851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42563.6462962963">
                <text:p>42563.6462962963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2563.6463425926">
                <text:p>42563.646342592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2563.6479861111">
                <text:p>42563.6479861111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2563.6482175926">
                <text:p>42563.648217592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2563.6500578704">
                <text:p>42563.650057870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2563.650150463">
                <text:p>42563.65015046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2563.6504166667">
                <text:p>42563.650416666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2563.6518171296">
                <text:p>42563.651817129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2563.6519791667">
                <text:p>42563.651979166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2563.6525">
                <text:p>42563.652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2563.652974537">
                <text:p>42563.65297453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2563.6543981482">
                <text:p>42563.654398148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42563.6546296296">
                <text:p>42563.654629629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2563.6552893519">
                <text:p>42563.655289351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42563.6554166667">
                <text:p>42563.655416666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2563.6555208333">
                <text:p>42563.655520833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2563.6719907407">
                <text:p>42563.671990740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2563.6721180556">
                <text:p>42563.6721180556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2563.672962963">
                <text:p>42563.67296296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42563.6734259259">
                <text:p>42563.673425925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42563.6764699074">
                <text:p>42563.676469907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2563.6903356481">
                <text:p>42563.690335648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2563.6935763889">
                <text:p>42563.693576388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2563.6937847222">
                <text:p>42563.6937847222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2563.700474537">
                <text:p>42563.70047453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2563.7005902778">
                <text:p>42563.7005902778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2563.7009143519">
                <text:p>42563.700914351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42563.7009837963">
                <text:p>42563.700983796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2563.7016203704">
                <text:p>42563.7016203704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42563.7030787037">
                <text:p>42563.703078703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2563.7033796296">
                <text:p>42563.703379629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2563.7042013889">
                <text:p>42563.704201388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2563.7055208333">
                <text:p>42563.7055208333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42563.7058217593">
                <text:p>42563.705821759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2563.7062962963">
                <text:p>42563.706296296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2563.707974537">
                <text:p>42563.70797453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2563.7254398148">
                <text:p>42563.725439814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2563.7258101852">
                <text:p>42563.725810185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2563.7264930556">
                <text:p>42563.726493055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2563.7267824074">
                <text:p>42563.726782407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2563.7299537037">
                <text:p>42563.729953703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42563.7428935185">
                <text:p>42563.742893518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42563.7551273148">
                <text:p>42563.75512731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2563.756400463">
                <text:p>42563.7564004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2563.76">
                <text:p>42563.7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2563.7613194444">
                <text:p>42563.761319444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2563.765474537">
                <text:p>42563.76547453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42563.7661342593">
                <text:p>42563.766134259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42563.8016203704">
                <text:p>42563.801620370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2563.8056134259">
                <text:p>42563.805613425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2563.805625">
                <text:p>42563.80562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2563.8056365741">
                <text:p>42563.805636574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2563.8056712963">
                <text:p>42563.805671296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2563.8151273148">
                <text:p>42563.815127314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2563.8210648148">
                <text:p>42563.821064814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42563.8213310185">
                <text:p>42563.821331018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2563.8271759259">
                <text:p>42563.827175925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2563.8272685185">
                <text:p>42563.827268518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2563.8273842593">
                <text:p>42563.827384259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2563.8274768518">
                <text:p>42563.827476851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2563.8277893519">
                <text:p>42563.827789351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2563.8299421296">
                <text:p>42563.829942129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2563.8316203704">
                <text:p>42563.831620370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2563.8318402778">
                <text:p>42563.831840277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42563.8325231481">
                <text:p>42563.832523148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2563.8331018519">
                <text:p>42563.8331018519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2563.8334375">
                <text:p>42563.833437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2563.8336921296">
                <text:p>42563.833692129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2563.8336921296">
                <text:p>42563.833692129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2563.8341666667">
                <text:p>42563.834166666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42563.8341782407">
                <text:p>42563.834178240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2563.8344328704">
                <text:p>42563.834432870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2563.8350810185">
                <text:p>42563.8350810185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2563.8370023148">
                <text:p>42563.837002314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2563.8372222222">
                <text:p>42563.837222222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42563.8379282407">
                <text:p>42563.837928240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2563.8387152778">
                <text:p>42563.838715277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42563.8392361111">
                <text:p>42563.8392361111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2563.8393402778">
                <text:p>42563.839340277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2563.8393518519">
                <text:p>42563.8393518519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42563.8396412037">
                <text:p>42563.839641203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2563.8397800926">
                <text:p>42563.8397800926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2563.8400810185">
                <text:p>42563.840081018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2563.8418981482">
                <text:p>42563.841898148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42563.8554282407">
                <text:p>42563.855428240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42563.8577083333">
                <text:p>42563.857708333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42563.8608680556">
                <text:p>42563.8608680556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2563.8611921296">
                <text:p>42563.8611921296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2563.8635300926">
                <text:p>42563.863530092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42563.8641203704">
                <text:p>42563.864120370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42563.8641319444">
                <text:p>42563.8641319444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2563.8642824074">
                <text:p>42563.8642824074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42563.8944444444">
                <text:p>42563.894444444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2563.9008796296">
                <text:p>42563.900879629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2563.9027893519">
                <text:p>42563.9027893519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2563.9096064815">
                <text:p>42563.909606481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42563.9240625">
                <text:p>42563.924062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42563.9577430556">
                <text:p>42563.957743055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42563.9611574074">
                <text:p>42563.961157407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42563.9643634259">
                <text:p>42563.964363425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2564.0271064815">
                <text:p>42564.0271064815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2564.2026736111">
                <text:p>42564.2026736111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2564.2744212963">
                <text:p>42564.274421296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42564.3249189815">
                <text:p>42564.324918981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42564.3417708333">
                <text:p>42564.3417708333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42564.3418634259">
                <text:p>42564.3418634259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2564.3418981482">
                <text:p>42564.3418981482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2564.3422569444">
                <text:p>42564.342256944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42564.3477199074">
                <text:p>42564.347719907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42564.3482060185">
                <text:p>42564.348206018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42564.3487731482">
                <text:p>42564.348773148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42564.3497569445">
                <text:p>42564.349756944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2564.3501157408">
                <text:p>42564.350115740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42564.3545717593">
                <text:p>42564.354571759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42564.3596875">
                <text:p>42564.3596875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2564.3647222222">
                <text:p>42564.364722222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2564.3742476852">
                <text:p>42564.3742476852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42564.3754282407">
                <text:p>42564.375428240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42564.390150463">
                <text:p>42564.39015046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42564.3921296296">
                <text:p>42564.3921296296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42564.3925115741">
                <text:p>42564.3925115741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42564.3931944444">
                <text:p>42564.3931944444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2564.3941087963">
                <text:p>42564.3941087963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2564.3949768519">
                <text:p>42564.394976851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2564.4281712963">
                <text:p>42564.428171296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2564.4288310185">
                <text:p>42564.428831018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42564.4501157407">
                <text:p>42564.450115740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42564.4505555556">
                <text:p>42564.450555555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2564.466875">
                <text:p>42564.46687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2564.4770023148">
                <text:p>42564.477002314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2564.4779166667">
                <text:p>42564.477916666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2564.483599537">
                <text:p>42564.48359953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42564.4960532407">
                <text:p>42564.496053240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2564.5041087963">
                <text:p>42564.504108796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2564.5067939815">
                <text:p>42564.506793981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2564.5143055556">
                <text:p>42564.5143055556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2564.5152546296">
                <text:p>42564.515254629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2564.5185416667">
                <text:p>42564.518541666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2564.5192939815">
                <text:p>42564.519293981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2564.5250115741">
                <text:p>42564.525011574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2564.526087963">
                <text:p>42564.526087963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42564.5306828704">
                <text:p>42564.530682870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42564.5315046296">
                <text:p>42564.531504629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2564.5336921296">
                <text:p>42564.533692129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2564.5339583333">
                <text:p>42564.533958333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2564.5341319444">
                <text:p>42564.534131944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42564.5368171296">
                <text:p>42564.5368171296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2564.5374074074">
                <text:p>42564.537407407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2564.5382523148">
                <text:p>42564.538252314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564.5410185185">
                <text:p>42564.541018518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2564.5434953704">
                <text:p>42564.543495370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2564.5434953704">
                <text:p>42564.543495370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2564.5435416667">
                <text:p>42564.543541666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2564.5435416667">
                <text:p>42564.543541666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564.5442013889">
                <text:p>42564.544201388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2564.5485416667">
                <text:p>42564.548541666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2564.5485532407">
                <text:p>42564.548553240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2564.5485648148">
                <text:p>42564.5485648148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2564.5565625">
                <text:p>42564.5565625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2564.5565972222">
                <text:p>42564.556597222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2564.5565972222">
                <text:p>42564.5565972222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2564.5565972222">
                <text:p>42564.556597222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2564.5565972222">
                <text:p>42564.5565972222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2564.5565972222">
                <text:p>42564.556597222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2564.5565972222">
                <text:p>42564.5565972222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2564.5565972222">
                <text:p>42564.556597222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2564.5566087963">
                <text:p>42564.5566087963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2564.5566550926">
                <text:p>42564.5566550926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42564.5576157407">
                <text:p>42564.557615740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2564.5577083333">
                <text:p>42564.5577083333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2564.5580324074">
                <text:p>42564.558032407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2564.5594907407">
                <text:p>42564.559490740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2564.5617939815">
                <text:p>42564.561793981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2564.561875">
                <text:p>42564.56187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42564.5673958333">
                <text:p>42564.567395833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2564.5753935185">
                <text:p>42564.575393518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2564.5758217593">
                <text:p>42564.575821759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2564.5761342593">
                <text:p>42564.576134259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2564.5765740741">
                <text:p>42564.576574074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2564.5770023148">
                <text:p>42564.577002314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2564.5803125">
                <text:p>42564.580312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2564.5831365741">
                <text:p>42564.583136574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2564.5891666667">
                <text:p>42564.5891666667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2564.5962384259">
                <text:p>42564.596238425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2564.6011458333">
                <text:p>42564.6011458333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42564.6072106481">
                <text:p>42564.607210648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2564.6333796296">
                <text:p>42564.6333796296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2564.6340625">
                <text:p>42564.634062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2564.6340972222">
                <text:p>42564.634097222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2564.6347222222">
                <text:p>42564.634722222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2564.6357523148">
                <text:p>42564.635752314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2564.6404050926">
                <text:p>42564.640405092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2564.6490046296">
                <text:p>42564.649004629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2564.6490162037">
                <text:p>42564.649016203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2564.6509953704">
                <text:p>42564.650995370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2564.6724421296">
                <text:p>42564.672442129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2564.6728935185">
                <text:p>42564.672893518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2564.6775462963">
                <text:p>42564.677546296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2564.6777546296">
                <text:p>42564.6777546296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42564.6825462963">
                <text:p>42564.682546296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2564.6831018519">
                <text:p>42564.683101851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2564.68375">
                <text:p>42564.6837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2564.6850347222">
                <text:p>42564.6850347222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2564.6858564815">
                <text:p>42564.685856481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2564.6881828704">
                <text:p>42564.688182870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2564.6923032407">
                <text:p>42564.692303240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2564.6948611111">
                <text:p>42564.694861111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2564.7021875">
                <text:p>42564.702187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2564.7025231481">
                <text:p>42564.7025231481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2564.7027662037">
                <text:p>42564.702766203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2564.7027662037">
                <text:p>42564.702766203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2564.7029976852">
                <text:p>42564.702997685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2564.7035069444">
                <text:p>42564.703506944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2564.7056018519">
                <text:p>42564.705601851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2564.7154050926">
                <text:p>42564.715405092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2564.7231134259">
                <text:p>42564.723113425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2564.7274074074">
                <text:p>42564.727407407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2564.728275463">
                <text:p>42564.72827546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2564.7282986111">
                <text:p>42564.728298611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2564.7297916667">
                <text:p>42564.729791666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2564.7339236111">
                <text:p>42564.733923611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2564.7431481482">
                <text:p>42564.743148148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2564.7433796296">
                <text:p>42564.743379629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2564.7438773148">
                <text:p>42564.743877314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2564.7687268519">
                <text:p>42564.768726851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2564.7704976852">
                <text:p>42564.7704976852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42564.79125">
                <text:p>42564.7912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2564.796724537">
                <text:p>42564.796724537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42564.8096527778">
                <text:p>42564.809652777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2564.8149652778">
                <text:p>42564.814965277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2564.8157986111">
                <text:p>42564.815798611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2564.8167361111">
                <text:p>42564.8167361111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2564.824537037">
                <text:p>42564.82453703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2564.8397800926">
                <text:p>42564.839780092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2564.8400347222">
                <text:p>42564.840034722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42564.8403703704">
                <text:p>42564.840370370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2564.8403935185">
                <text:p>42564.8403935185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2564.8521759259">
                <text:p>42564.8521759259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42564.8622453704">
                <text:p>42564.862245370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42564.9012152778">
                <text:p>42564.901215277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2564.9016782407">
                <text:p>42564.9016782407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2564.9299189815">
                <text:p>42564.9299189815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2564.941875">
                <text:p>42564.94187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42564.9832291667">
                <text:p>42564.983229166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2565.098275463">
                <text:p>42565.098275463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42565.0992824074">
                <text:p>42565.099282407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2565.1031597222">
                <text:p>42565.1031597222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2565.1278240741">
                <text:p>42565.127824074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42565.1282407407">
                <text:p>42565.128240740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42565.1868402778">
                <text:p>42565.186840277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2565.2075462963">
                <text:p>42565.207546296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2565.2208796296">
                <text:p>42565.220879629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42565.2488888889">
                <text:p>42565.2488888889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42565.2808217593">
                <text:p>42565.2808217593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42565.2813541667">
                <text:p>42565.281354166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2565.3572453704">
                <text:p>42565.357245370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42565.359837963">
                <text:p>42565.35983796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2565.3601736111">
                <text:p>42565.360173611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2565.3602314815">
                <text:p>42565.360231481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2565.3603125">
                <text:p>42565.360312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42565.3603240741">
                <text:p>42565.360324074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2565.3655208333">
                <text:p>42565.365520833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2565.3672569444">
                <text:p>42565.3672569444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2565.3703472222">
                <text:p>42565.3703472222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2565.3764236111">
                <text:p>42565.376423611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2565.3782291667">
                <text:p>42565.378229166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42565.381087963">
                <text:p>42565.38108796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2565.3980092593">
                <text:p>42565.3980092593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2565.400787037">
                <text:p>42565.400787037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2565.4095833333">
                <text:p>42565.4095833333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2565.4147916667">
                <text:p>42565.4147916667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2565.4216666667">
                <text:p>42565.421666666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2565.4391319444">
                <text:p>42565.4391319444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2566.4570717593">
                <text:p>42566.457071759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42566.4700115741">
                <text:p>42566.470011574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42566.5212152778">
                <text:p>42566.521215277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42566.5436805556">
                <text:p>42566.543680555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42566.8818518519">
                <text:p>42566.8818518519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42566.8823842593">
                <text:p>42566.882384259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2566.8867592593">
                <text:p>42566.886759259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42566.8978356481">
                <text:p>42566.897835648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2566.8979282407">
                <text:p>42566.8979282407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42566.89875">
                <text:p>42566.89875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2566.8990277778">
                <text:p>42566.899027777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42566.9366435185">
                <text:p>42566.936643518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2566.945150463">
                <text:p>42566.94515046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2566.9456365741">
                <text:p>42566.945636574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2566.9457291667">
                <text:p>42566.9457291667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2566.9467013889">
                <text:p>42566.9467013889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2566.9486574074">
                <text:p>42566.948657407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2567.3355208333">
                <text:p>42567.335520833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2567.3357407407">
                <text:p>42567.335740740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2567.3383912037">
                <text:p>42567.338391203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2567.3385763889">
                <text:p>42567.3385763889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2567.340474537">
                <text:p>42567.340474537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42567.3410416667">
                <text:p>42567.3410416667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42567.3745833333">
                <text:p>42567.3745833333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2567.3853240741">
                <text:p>42567.385324074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2567.4021875">
                <text:p>42567.4021875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2567.4401736111">
                <text:p>42567.440173611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2567.4402314815">
                <text:p>42567.4402314815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2567.4403472222">
                <text:p>42567.4403472222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2567.4412384259">
                <text:p>42567.4412384259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42567.4500925926">
                <text:p>42567.4500925926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2567.4608449074">
                <text:p>42567.460844907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2567.4610763889">
                <text:p>42567.461076388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42567.4610763889">
                <text:p>42567.4610763889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42567.4610763889">
                <text:p>42567.461076388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2567.4612268519">
                <text:p>42567.461226851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42567.4612268519">
                <text:p>42567.4612268519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2567.4612384259">
                <text:p>42567.461238425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2567.4612384259">
                <text:p>42567.461238425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2567.4612615741">
                <text:p>42567.461261574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42567.4614583333">
                <text:p>42567.461458333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2567.4626041667">
                <text:p>42567.462604166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42567.4630208333">
                <text:p>42567.4630208333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42567.4652662037">
                <text:p>42567.4652662037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42567.4658912037">
                <text:p>42567.4658912037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2567.4659027778">
                <text:p>42567.4659027778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42567.4659722222">
                <text:p>42567.465972222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2567.4705787037">
                <text:p>42567.4705787037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42567.4705787037">
                <text:p>42567.4705787037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42567.4715277778">
                <text:p>42567.4715277778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2567.4730439815">
                <text:p>42567.4730439815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2567.4742361111">
                <text:p>42567.474236111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2567.4762384259">
                <text:p>42567.4762384259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42567.4791435185">
                <text:p>42567.479143518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2567.4811226852">
                <text:p>42567.4811226852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42567.4812615741">
                <text:p>42567.481261574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2567.4815625">
                <text:p>42567.481562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42567.4820949074">
                <text:p>42567.482094907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2567.4822222222">
                <text:p>42567.482222222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42567.482337963">
                <text:p>42567.482337963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2567.4831712963">
                <text:p>42567.483171296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42567.483587963">
                <text:p>42567.48358796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2567.4837615741">
                <text:p>42567.483761574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2567.4842592593">
                <text:p>42567.4842592593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42567.4851273148">
                <text:p>42567.4851273148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2567.4855555556">
                <text:p>42567.485555555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2567.4856481482">
                <text:p>42567.485648148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42567.4860300926">
                <text:p>42567.486030092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42567.4862037037">
                <text:p>42567.4862037037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42567.4863888889">
                <text:p>42567.486388888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42567.486724537">
                <text:p>42567.4867245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2567.4870601852">
                <text:p>42567.4870601852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2567.4876851852">
                <text:p>42567.487685185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42567.4881481482">
                <text:p>42567.4881481482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2567.4885532407">
                <text:p>42567.488553240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42567.489212963">
                <text:p>42567.489212963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42567.4893171296">
                <text:p>42567.489317129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42567.4919675926">
                <text:p>42567.491967592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42567.4927777778">
                <text:p>42567.492777777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42567.4953935185">
                <text:p>42567.495393518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42567.4960416667">
                <text:p>42567.4960416667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42567.4960532407">
                <text:p>42567.4960532407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2567.4967824074">
                <text:p>42567.4967824074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2567.4971064815">
                <text:p>42567.497106481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42567.4974884259">
                <text:p>42567.4974884259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2567.4979050926">
                <text:p>42567.4979050926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2567.4979398148">
                <text:p>42567.4979398148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42567.4985648148">
                <text:p>42567.498564814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2567.4993287037">
                <text:p>42567.4993287037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42567.500787037">
                <text:p>42567.50078703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42567.5010532407">
                <text:p>42567.501053240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2567.5033796296">
                <text:p>42567.5033796296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42567.503587963">
                <text:p>42567.503587963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2567.5038194444">
                <text:p>42567.503819444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42567.5039699074">
                <text:p>42567.503969907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42567.504212963">
                <text:p>42567.504212963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42567.5049305556">
                <text:p>42567.504930555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2567.505462963">
                <text:p>42567.50546296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42567.5056365741">
                <text:p>42567.505636574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2567.5062731481">
                <text:p>42567.506273148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2567.5075">
                <text:p>42567.507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42567.5078935185">
                <text:p>42567.507893518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42567.5081597222">
                <text:p>42567.508159722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42567.5090393519">
                <text:p>42567.509039351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42567.5094560185">
                <text:p>42567.509456018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42567.5100347222">
                <text:p>42567.510034722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2567.510775463">
                <text:p>42567.510775463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42567.5123032407">
                <text:p>42567.512303240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42567.5124768519">
                <text:p>42567.512476851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2567.5125462963">
                <text:p>42567.5125462963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2567.5155324074">
                <text:p>42567.515532407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2567.5155324074">
                <text:p>42567.515532407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2567.5155439815">
                <text:p>42567.515543981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42567.516400463">
                <text:p>42567.516400463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42567.516400463">
                <text:p>42567.51640046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2567.5164236111">
                <text:p>42567.516423611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2567.5352546296">
                <text:p>42567.535254629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42567.5353356481">
                <text:p>42567.535335648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42567.5354282407">
                <text:p>42567.535428240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2567.5355324074">
                <text:p>42567.535532407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2567.5444097222">
                <text:p>42567.544409722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42567.5444097222">
                <text:p>42567.544409722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42567.5528819444">
                <text:p>42567.552881944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42567.5534606481">
                <text:p>42567.553460648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2567.5570138889">
                <text:p>42567.557013888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42567.5570833333">
                <text:p>42567.557083333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42567.5573148148">
                <text:p>42567.557314814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42567.5624768518">
                <text:p>42567.562476851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2567.5642824074">
                <text:p>42567.564282407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42567.5680092593">
                <text:p>42567.568009259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42567.6029166667">
                <text:p>42567.602916666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42567.6034375">
                <text:p>42567.603437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42567.6041666667">
                <text:p>42567.604166666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42567.6045023148">
                <text:p>42567.604502314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2567.6097916667">
                <text:p>42567.609791666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42567.6099421296">
                <text:p>42567.609942129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42567.6102546296">
                <text:p>42567.610254629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2567.6103935185">
                <text:p>42567.610393518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42567.6134837963">
                <text:p>42567.613483796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2567.6227662037">
                <text:p>42567.622766203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2567.6349074074">
                <text:p>42567.634907407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2567.6361921296">
                <text:p>42567.636192129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42567.6362731481">
                <text:p>42567.636273148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42567.6382175926">
                <text:p>42567.6382175926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42567.6387384259">
                <text:p>42567.6387384259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42567.653275463">
                <text:p>42567.65327546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2567.6599884259">
                <text:p>42567.659988425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2567.6684143518">
                <text:p>42567.668414351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42567.6708101852">
                <text:p>42567.670810185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2567.7162962963">
                <text:p>42567.716296296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2567.7171180556">
                <text:p>42567.717118055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2567.7172800926">
                <text:p>42567.717280092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42567.7259259259">
                <text:p>42567.7259259259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42567.7336805556">
                <text:p>42567.733680555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42567.7342476852">
                <text:p>42567.734247685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2567.7443518519">
                <text:p>42567.744351851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42567.7510185185">
                <text:p>42567.751018518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2567.7510648148">
                <text:p>42567.751064814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2567.7513310185">
                <text:p>42567.751331018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42567.7518634259">
                <text:p>42567.751863425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2567.7834606482">
                <text:p>42567.783460648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2567.7835532407">
                <text:p>42567.783553240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42567.7852430556">
                <text:p>42567.785243055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42567.7870717593">
                <text:p>42567.787071759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42567.7871759259">
                <text:p>42567.787175925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42567.7898958333">
                <text:p>42567.789895833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float" office:value="42567.7909027778">
                <text:p>42567.7909027778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2567.7935185185">
                <text:p>42567.793518518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2567.7944675926">
                <text:p>42567.7944675926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42567.7961921296">
                <text:p>42567.796192129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42567.7974189815">
                <text:p>42567.797418981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2567.7977083333">
                <text:p>42567.797708333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2567.7979050926">
                <text:p>42567.7979050926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2567.7982523148">
                <text:p>42567.7982523148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float" office:value="42567.7984259259">
                <text:p>42567.798425925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float" office:value="42567.7985648148">
                <text:p>42567.798564814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42567.7987384259">
                <text:p>42567.798738425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float" office:value="42567.7995717593">
                <text:p>42567.7995717593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42567.8206712963">
                <text:p>42567.820671296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42567.8225694444">
                <text:p>42567.8225694444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2567.8240162037">
                <text:p>42567.824016203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42567.8244907407">
                <text:p>42567.824490740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2567.829375">
                <text:p>42567.82937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2567.8363541667">
                <text:p>42567.836354166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float" office:value="42567.8386111111">
                <text:p>42567.838611111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float" office:value="42567.8446759259">
                <text:p>42567.844675925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2567.8453472222">
                <text:p>42567.845347222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42567.8461458333">
                <text:p>42567.846145833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float" office:value="42567.8520949074">
                <text:p>42567.852094907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2567.8546180556">
                <text:p>42567.854618055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2567.855">
                <text:p>42567.855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42567.855625">
                <text:p>42567.85562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2567.8561458333">
                <text:p>42567.856145833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2567.8677546296">
                <text:p>42567.867754629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42567.87125">
                <text:p>42567.8712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42567.8713425926">
                <text:p>42567.871342592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2567.8722106482">
                <text:p>42567.8722106482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2567.8726736111">
                <text:p>42567.872673611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float" office:value="42567.8752199074">
                <text:p>42567.8752199074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float" office:value="42567.8754398148">
                <text:p>42567.875439814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42567.8757523148">
                <text:p>42567.875752314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42567.8759375">
                <text:p>42567.875937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42567.8771875">
                <text:p>42567.8771875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42567.8798032407">
                <text:p>42567.8798032407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2567.8800231482">
                <text:p>42567.880023148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42567.8808796296">
                <text:p>42567.880879629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2567.8810300926">
                <text:p>42567.881030092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42567.8815046296">
                <text:p>42567.881504629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42567.8815509259">
                <text:p>42567.8815509259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2567.8820717593">
                <text:p>42567.8820717593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42567.8822800926">
                <text:p>42567.882280092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42567.8832060185">
                <text:p>42567.883206018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float" office:value="42567.8906018519">
                <text:p>42567.890601851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2567.8977083333">
                <text:p>42567.8977083333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2567.8997453704">
                <text:p>42567.8997453704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42567.9009722222">
                <text:p>42567.9009722222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2567.9070023148">
                <text:p>42567.907002314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2567.9082407407">
                <text:p>42567.9082407407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2567.9183333333">
                <text:p>42567.918333333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42567.9614814815">
                <text:p>42567.9614814815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42567.9617361111">
                <text:p>42567.9617361111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2567.9627546296">
                <text:p>42567.962754629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2567.9679976852">
                <text:p>42567.9679976852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42567.9681481482">
                <text:p>42567.968148148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42567.9685416667">
                <text:p>42567.968541666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2567.9694444445">
                <text:p>42567.969444444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42568.0003703704">
                <text:p>42568.000370370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2568.0026273148">
                <text:p>42568.0026273148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42568.0028240741">
                <text:p>42568.0028240741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42568.0040972222">
                <text:p>42568.0040972222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42568.0065277778">
                <text:p>42568.0065277778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42568.0065972222">
                <text:p>42568.0065972222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2568.0071296296">
                <text:p>42568.0071296296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float" office:value="42568.0073726852">
                <text:p>42568.0073726852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float" office:value="42568.008287037">
                <text:p>42568.008287037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2568.0117592593">
                <text:p>42568.0117592593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2568.0120486111">
                <text:p>42568.012048611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42568.0125694444">
                <text:p>42568.0125694444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2568.0136226852">
                <text:p>42568.0136226852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42568.130787037">
                <text:p>42568.13078703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float" office:value="42568.2447800926">
                <text:p>42568.2447800926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42568.2648148148">
                <text:p>42568.264814814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float" office:value="42568.2711689815">
                <text:p>42568.2711689815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float" office:value="42568.2715393519">
                <text:p>42568.2715393519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42568.283587963">
                <text:p>42568.28358796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float" office:value="42568.2910416667">
                <text:p>42568.2910416667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float" office:value="42568.3106134259">
                <text:p>42568.310613425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42568.3126388889">
                <text:p>42568.3126388889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2568.3131018519">
                <text:p>42568.3131018519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2568.3171180556">
                <text:p>42568.3171180556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42568.3248842593">
                <text:p>42568.3248842593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42568.3251388889">
                <text:p>42568.325138888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2568.326875">
                <text:p>42568.32687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float" office:value="42568.3268981481">
                <text:p>42568.3268981481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42568.3306018519">
                <text:p>42568.330601851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42568.3309722222">
                <text:p>42568.3309722222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42568.3309837963">
                <text:p>42568.330983796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42568.3325578704">
                <text:p>42568.332557870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42568.3328472222">
                <text:p>42568.3328472222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42568.3337962963">
                <text:p>42568.333796296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42568.3341898148">
                <text:p>42568.334189814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42568.335625">
                <text:p>42568.33562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42568.3356828704">
                <text:p>42568.335682870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float" office:value="42568.3358101852">
                <text:p>42568.3358101852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float" office:value="42568.3388310185">
                <text:p>42568.3388310185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42568.338912037">
                <text:p>42568.338912037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42568.3392361111">
                <text:p>42568.3392361111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42568.3488194444">
                <text:p>42568.348819444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float" office:value="42568.3533449074">
                <text:p>42568.353344907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2568.3577199074">
                <text:p>42568.357719907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42568.3813310185">
                <text:p>42568.38133101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2568.4458912037">
                <text:p>42568.4458912037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42568.4459259259">
                <text:p>42568.4459259259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2568.4464699074">
                <text:p>42568.446469907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2568.4496064815">
                <text:p>42568.4496064815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42568.4525347222">
                <text:p>42568.452534722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568.4579976852">
                <text:p>42568.457997685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42568.4603240741">
                <text:p>42568.460324074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42568.4621643519">
                <text:p>42568.4621643519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42568.4621875">
                <text:p>42568.462187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42568.4697685185">
                <text:p>42568.469768518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2568.4700925926">
                <text:p>42568.4700925926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2568.4717476852">
                <text:p>42568.471747685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2568.4722222222">
                <text:p>42568.4722222222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2568.4724421296">
                <text:p>42568.4724421296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float" office:value="42568.474525463">
                <text:p>42568.474525463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2568.4799537037">
                <text:p>42568.479953703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2568.4801273148">
                <text:p>42568.480127314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42568.4801388889">
                <text:p>42568.4801388889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42568.4828125">
                <text:p>42568.482812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42568.4830324074">
                <text:p>42568.4830324074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42568.4833564815">
                <text:p>42568.483356481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2568.4834837963">
                <text:p>42568.483483796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42568.4837384259">
                <text:p>42568.483738425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float" office:value="42568.4848148148">
                <text:p>42568.4848148148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float" office:value="42568.4849189815">
                <text:p>42568.484918981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float" office:value="42568.4854861111">
                <text:p>42568.4854861111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42568.4857175926">
                <text:p>42568.4857175926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2568.4858680556">
                <text:p>42568.485868055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2568.4911458333">
                <text:p>42568.4911458333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float" office:value="42568.4935763889">
                <text:p>42568.493576388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42568.4936805556">
                <text:p>42568.4936805556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42568.4969907407">
                <text:p>42568.4969907407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42568.498912037">
                <text:p>42568.498912037</text:p>
              </table:table-cell>
              <table:table-cell office:value-type="float" office:value="1133">
                <text:p>1133</text:p>
              </table:table-cell>
            </table:table-row>
            <table:table-row>
              <table:table-cell office:value-type="float" office:value="42568.4992824074">
                <text:p>42568.499282407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2568.4994791667">
                <text:p>42568.499479166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float" office:value="42568.4995949074">
                <text:p>42568.499594907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42568.501712963">
                <text:p>42568.501712963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float" office:value="42568.501724537">
                <text:p>42568.50172453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2568.5126851852">
                <text:p>42568.512685185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42568.5163888889">
                <text:p>42568.516388888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42568.5196527778">
                <text:p>42568.5196527778</text:p>
              </table:table-cell>
              <table:table-cell office:value-type="float" office:value="1141">
                <text:p>1141</text:p>
              </table:table-cell>
            </table:table-row>
            <table:table-row>
              <table:table-cell office:value-type="float" office:value="42568.5220717593">
                <text:p>42568.5220717593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42568.5229050926">
                <text:p>42568.5229050926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42568.5241087963">
                <text:p>42568.5241087963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42568.5241319444">
                <text:p>42568.524131944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float" office:value="42568.5242361111">
                <text:p>42568.524236111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float" office:value="42568.5246643519">
                <text:p>42568.524664351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float" office:value="42568.5269444444">
                <text:p>42568.526944444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float" office:value="42568.5359259259">
                <text:p>42568.5359259259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42568.5384027778">
                <text:p>42568.5384027778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2568.5430555556">
                <text:p>42568.543055555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2568.5440162037">
                <text:p>42568.544016203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42568.5445949074">
                <text:p>42568.544594907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42568.5449652778">
                <text:p>42568.5449652778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2568.5464583333">
                <text:p>42568.5464583333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float" office:value="42568.5501273148">
                <text:p>42568.550127314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42568.5564236111">
                <text:p>42568.5564236111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42568.5570023148">
                <text:p>42568.5570023148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42568.5571296296">
                <text:p>42568.557129629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2568.5571296296">
                <text:p>42568.557129629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42568.5571412037">
                <text:p>42568.5571412037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float" office:value="42568.5577083333">
                <text:p>42568.5577083333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42568.5577314815">
                <text:p>42568.5577314815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float" office:value="42568.5614930556">
                <text:p>42568.5614930556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float" office:value="42568.5638194444">
                <text:p>42568.5638194444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float" office:value="42568.5641435185">
                <text:p>42568.5641435185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42568.5652546296">
                <text:p>42568.5652546296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42568.5652546296">
                <text:p>42568.5652546296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float" office:value="42568.5652546296">
                <text:p>42568.565254629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float" office:value="42568.5652546296">
                <text:p>42568.565254629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42568.5652546296">
                <text:p>42568.5652546296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42568.5652546296">
                <text:p>42568.5652546296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float" office:value="42568.5653819444">
                <text:p>42568.5653819444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float" office:value="42568.5654513889">
                <text:p>42568.565451388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2568.5654513889">
                <text:p>42568.5654513889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42568.5656018519">
                <text:p>42568.5656018519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42568.5656134259">
                <text:p>42568.565613425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42568.5656134259">
                <text:p>42568.5656134259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42568.565625">
                <text:p>42568.565625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42568.5658680556">
                <text:p>42568.565868055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42568.5659722222">
                <text:p>42568.5659722222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float" office:value="42568.5663194444">
                <text:p>42568.566319444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float" office:value="42568.5663194444">
                <text:p>42568.5663194444</text:p>
              </table:table-cell>
              <table:table-cell office:value-type="float" office:value="1183">
                <text:p>1183</text:p>
              </table:table-cell>
            </table:table-row>
            <table:table-row>
              <table:table-cell office:value-type="float" office:value="42568.5663194444">
                <text:p>42568.566319444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42568.5663194444">
                <text:p>42568.566319444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2568.5663194444">
                <text:p>42568.566319444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float" office:value="42568.5663194444">
                <text:p>42568.566319444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float" office:value="42568.5663773148">
                <text:p>42568.5663773148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42568.5663773148">
                <text:p>42568.5663773148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42568.5664236111">
                <text:p>42568.566423611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42568.5664236111">
                <text:p>42568.5664236111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float" office:value="42568.5666666667">
                <text:p>42568.566666666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42568.5666898148">
                <text:p>42568.5666898148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float" office:value="42568.5666898148">
                <text:p>42568.5666898148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42568.5666898148">
                <text:p>42568.5666898148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42568.5667361111">
                <text:p>42568.5667361111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2568.5667708333">
                <text:p>42568.5667708333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42568.5667708333">
                <text:p>42568.5667708333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float" office:value="42568.5671412037">
                <text:p>42568.567141203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42568.5684837963">
                <text:p>42568.568483796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float" office:value="42568.5684837963">
                <text:p>42568.568483796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float" office:value="42568.5690509259">
                <text:p>42568.5690509259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42568.5690625">
                <text:p>42568.5690625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42568.5690625">
                <text:p>42568.5690625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2568.5690625">
                <text:p>42568.5690625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float" office:value="42568.5690625">
                <text:p>42568.5690625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float" office:value="42568.5690625">
                <text:p>42568.5690625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float" office:value="42568.5695023148">
                <text:p>42568.5695023148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float" office:value="42568.5695023148">
                <text:p>42568.569502314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42568.5695023148">
                <text:p>42568.569502314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float" office:value="42568.5695023148">
                <text:p>42568.5695023148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42568.5695023148">
                <text:p>42568.569502314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float" office:value="42568.5695023148">
                <text:p>42568.5695023148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42568.5699189815">
                <text:p>42568.5699189815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42568.5704282407">
                <text:p>42568.5704282407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float" office:value="42568.5704282407">
                <text:p>42568.570428240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2568.5706597222">
                <text:p>42568.5706597222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42568.5706828704">
                <text:p>42568.570682870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float" office:value="42568.5707175926">
                <text:p>42568.5707175926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2568.5707407407">
                <text:p>42568.5707407407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2568.570775463">
                <text:p>42568.57077546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2568.5717592593">
                <text:p>42568.5717592593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2568.5717592593">
                <text:p>42568.571759259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42568.5718634259">
                <text:p>42568.5718634259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42568.5722453704">
                <text:p>42568.5722453704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42568.5722453704">
                <text:p>42568.572245370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float" office:value="42568.5723958333">
                <text:p>42568.5723958333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2568.5729513889">
                <text:p>42568.5729513889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2568.5729282407">
                <text:p>42568.572928240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42568.5732407407">
                <text:p>42568.5732407407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2568.5732407407">
                <text:p>42568.573240740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2568.5734490741">
                <text:p>42568.5734490741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42568.5735185185">
                <text:p>42568.5735185185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2568.5735185185">
                <text:p>42568.573518518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float" office:value="42568.5735185185">
                <text:p>42568.5735185185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2568.5735185185">
                <text:p>42568.5735185185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42568.5735185185">
                <text:p>42568.5735185185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2568.5735185185">
                <text:p>42568.573518518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2568.5735532407">
                <text:p>42568.5735532407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42568.5735532407">
                <text:p>42568.573553240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42568.573599537">
                <text:p>42568.57359953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2568.5736458333">
                <text:p>42568.5736458333</text:p>
              </table:table-cell>
              <table:table-cell office:value-type="float" office:value="1251">
                <text:p>1251</text:p>
              </table:table-cell>
            </table:table-row>
            <table:table-row>
              <table:table-cell office:value-type="float" office:value="42568.5745833333">
                <text:p>42568.5745833333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42568.5749768519">
                <text:p>42568.5749768519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float" office:value="42568.5750578704">
                <text:p>42568.5750578704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float" office:value="42568.575150463">
                <text:p>42568.57515046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float" office:value="42568.5757291667">
                <text:p>42568.5757291667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float" office:value="42568.5758101852">
                <text:p>42568.5758101852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42568.5758101852">
                <text:p>42568.5758101852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float" office:value="42568.5758101852">
                <text:p>42568.5758101852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2568.5758101852">
                <text:p>42568.575810185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float" office:value="42568.5758912037">
                <text:p>42568.5758912037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42568.5758912037">
                <text:p>42568.5758912037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42568.5758912037">
                <text:p>42568.5758912037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2568.5758912037">
                <text:p>42568.5758912037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float" office:value="42568.5759490741">
                <text:p>42568.5759490741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float" office:value="42568.5759490741">
                <text:p>42568.5759490741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42568.5763310185">
                <text:p>42568.5763310185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42568.5763541667">
                <text:p>42568.5763541667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float" office:value="42568.5763541667">
                <text:p>42568.576354166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42568.5763541667">
                <text:p>42568.576354166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2568.5763541667">
                <text:p>42568.5763541667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float" office:value="42568.5763541667">
                <text:p>42568.5763541667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float" office:value="42568.5763541667">
                <text:p>42568.5763541667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42568.5763541667">
                <text:p>42568.5763541667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42568.5763541667">
                <text:p>42568.5763541667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float" office:value="42568.5765162037">
                <text:p>42568.576516203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42568.5765162037">
                <text:p>42568.5765162037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42568.5765509259">
                <text:p>42568.5765509259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42568.5765509259">
                <text:p>42568.576550925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2568.5765509259">
                <text:p>42568.576550925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2568.5766203704">
                <text:p>42568.576620370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float" office:value="42568.5767361111">
                <text:p>42568.576736111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42568.5768287037">
                <text:p>42568.5768287037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42568.5768287037">
                <text:p>42568.5768287037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float" office:value="42568.5768287037">
                <text:p>42568.5768287037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42568.5768287037">
                <text:p>42568.5768287037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42568.5768402778">
                <text:p>42568.5768402778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42568.5768402778">
                <text:p>42568.576840277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float" office:value="42568.5768402778">
                <text:p>42568.5768402778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float" office:value="42568.5768402778">
                <text:p>42568.5768402778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float" office:value="42568.5768402778">
                <text:p>42568.576840277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float" office:value="42568.5769212963">
                <text:p>42568.5769212963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float" office:value="42568.5769560185">
                <text:p>42568.576956018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42568.577025463">
                <text:p>42568.577025463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42568.5770601852">
                <text:p>42568.5770601852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2568.5771527778">
                <text:p>42568.5771527778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42568.5773263889">
                <text:p>42568.577326388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42568.5773263889">
                <text:p>42568.577326388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float" office:value="42568.5773263889">
                <text:p>42568.577326388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2568.577337963">
                <text:p>42568.57733796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float" office:value="42568.5773958333">
                <text:p>42568.577395833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42568.5775231482">
                <text:p>42568.5775231482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42568.5775925926">
                <text:p>42568.5775925926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float" office:value="42568.5776041667">
                <text:p>42568.5776041667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2568.577650463">
                <text:p>42568.57765046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float" office:value="42568.5777199074">
                <text:p>42568.577719907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42568.5779861111">
                <text:p>42568.5779861111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float" office:value="42568.5780439815">
                <text:p>42568.5780439815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2568.5781597222">
                <text:p>42568.5781597222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42568.5784722222">
                <text:p>42568.5784722222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float" office:value="42568.578599537">
                <text:p>42568.578599537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42568.5786111111">
                <text:p>42568.5786111111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float" office:value="42568.5786111111">
                <text:p>42568.578611111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float" office:value="42568.5786458333">
                <text:p>42568.5786458333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42568.57875">
                <text:p>42568.5787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2568.5787731482">
                <text:p>42568.5787731482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2568.5790393519">
                <text:p>42568.579039351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42568.5791319444">
                <text:p>42568.5791319444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float" office:value="42568.5791782407">
                <text:p>42568.5791782407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float" office:value="42568.5814930556">
                <text:p>42568.5814930556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2568.5821643519">
                <text:p>42568.5821643519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42568.5823263889">
                <text:p>42568.5823263889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float" office:value="42568.5829166667">
                <text:p>42568.5829166667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42568.5936226852">
                <text:p>42568.5936226852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2568.5941435185">
                <text:p>42568.5941435185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float" office:value="42568.5949305556">
                <text:p>42568.5949305556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float" office:value="42568.5953125">
                <text:p>42568.5953125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42568.5956134259">
                <text:p>42568.595613425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42568.5956712963">
                <text:p>42568.5956712963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float" office:value="42568.5959953704">
                <text:p>42568.5959953704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float" office:value="42568.597037037">
                <text:p>42568.597037037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float" office:value="42568.5973148148">
                <text:p>42568.5973148148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float" office:value="42568.5976041667">
                <text:p>42568.5976041667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42568.5977314815">
                <text:p>42568.5977314815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float" office:value="42568.6006828704">
                <text:p>42568.600682870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2568.6008101852">
                <text:p>42568.6008101852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float" office:value="42568.6009027778">
                <text:p>42568.6009027778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42568.6022800926">
                <text:p>42568.6022800926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float" office:value="42568.6107291667">
                <text:p>42568.6107291667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42568.6158796296">
                <text:p>42568.6158796296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float" office:value="42568.6170486111">
                <text:p>42568.6170486111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42568.6225810185">
                <text:p>42568.6225810185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42568.6237731482">
                <text:p>42568.6237731482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42568.6272685185">
                <text:p>42568.627268518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42568.6274305556">
                <text:p>42568.6274305556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float" office:value="42568.629525463">
                <text:p>42568.629525463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float" office:value="42568.6410300926">
                <text:p>42568.641030092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2568.6443981482">
                <text:p>42568.644398148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42568.6481365741">
                <text:p>42568.6481365741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42568.6520138889">
                <text:p>42568.652013888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2568.6527662037">
                <text:p>42568.652766203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float" office:value="42568.6665740741">
                <text:p>42568.6665740741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42568.6668055556">
                <text:p>42568.666805555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42568.6806597222">
                <text:p>42568.6806597222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float" office:value="42568.6840509259">
                <text:p>42568.6840509259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42568.6858912037">
                <text:p>42568.6858912037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float" office:value="42568.6869444445">
                <text:p>42568.686944444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2568.7740972222">
                <text:p>42568.7740972222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42568.7741666667">
                <text:p>42568.77416666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2568.8218055556">
                <text:p>42568.8218055556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42568.8229976852">
                <text:p>42568.822997685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float" office:value="42568.8417361111">
                <text:p>42568.8417361111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42568.8479861111">
                <text:p>42568.8479861111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2568.8479861111">
                <text:p>42568.8479861111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42568.8480092593">
                <text:p>42568.8480092593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float" office:value="42568.8542939815">
                <text:p>42568.8542939815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42568.8795138889">
                <text:p>42568.8795138889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42568.9643287037">
                <text:p>42568.9643287037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2568.9916666667">
                <text:p>42568.9916666667</text:p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42569.0135416667">
                <text:p>42569.0135416667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float" office:value="42569.0138194444">
                <text:p>42569.0138194444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float" office:value="42569.0139236111">
                <text:p>42569.013923611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2569.0142476852">
                <text:p>42569.0142476852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float" office:value="42569.0143518519">
                <text:p>42569.0143518519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2569.0144212963">
                <text:p>42569.0144212963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2569.0145949074">
                <text:p>42569.0145949074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float" office:value="42569.0148726852">
                <text:p>42569.0148726852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2569.0156597222">
                <text:p>42569.0156597222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float" office:value="42569.0160300926">
                <text:p>42569.016030092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2569.0160300926">
                <text:p>42569.0160300926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float" office:value="42569.0160416667">
                <text:p>42569.0160416667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float" office:value="42569.0160763889">
                <text:p>42569.0160763889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42569.0162268519">
                <text:p>42569.0162268519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float" office:value="42569.0162962963">
                <text:p>42569.016296296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42569.0162962963">
                <text:p>42569.0162962963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float" office:value="42569.0163194444">
                <text:p>42569.0163194444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42569.0163310185">
                <text:p>42569.0163310185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2569.0163657407">
                <text:p>42569.0163657407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float" office:value="42569.0167708333">
                <text:p>42569.0167708333</text:p>
              </table:table-cell>
              <table:table-cell office:value-type="float" office:value="1410">
                <text:p>1410</text:p>
              </table:table-cell>
            </table:table-row>
            <table:table-row>
              <table:table-cell office:value-type="float" office:value="42569.0168518519">
                <text:p>42569.016851851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float" office:value="42569.0168634259">
                <text:p>42569.0168634259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float" office:value="42569.0168981482">
                <text:p>42569.0168981482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2569.0171990741">
                <text:p>42569.0171990741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float" office:value="42569.0172916667">
                <text:p>42569.0172916667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42569.0174421296">
                <text:p>42569.017442129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42569.0175578704">
                <text:p>42569.0175578704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float" office:value="42569.0175578704">
                <text:p>42569.0175578704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float" office:value="42569.0178125">
                <text:p>42569.0178125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float" office:value="42569.0178819444">
                <text:p>42569.0178819444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2569.0180439815">
                <text:p>42569.018043981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42569.0180439815">
                <text:p>42569.0180439815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42569.018125">
                <text:p>42569.01812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float" office:value="42569.0181365741">
                <text:p>42569.0181365741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42569.018275463">
                <text:p>42569.01827546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42569.0183333333">
                <text:p>42569.0183333333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42569.0185416667">
                <text:p>42569.0185416667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42569.018900463">
                <text:p>42569.01890046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42569.019212963">
                <text:p>42569.019212963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2569.0193171296">
                <text:p>42569.019317129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2569.0193634259">
                <text:p>42569.0193634259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42569.019375">
                <text:p>42569.019375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float" office:value="42569.0194444444">
                <text:p>42569.0194444444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2569.0194907407">
                <text:p>42569.019490740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42569.0195486111">
                <text:p>42569.0195486111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42569.0196412037">
                <text:p>42569.0196412037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42569.0197453704">
                <text:p>42569.0197453704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42569.0197685185">
                <text:p>42569.0197685185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42569.0197916667">
                <text:p>42569.0197916667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42569.019849537">
                <text:p>42569.01984953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42569.0198611111">
                <text:p>42569.0198611111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42569.0198842593">
                <text:p>42569.0198842593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42569.0200578704">
                <text:p>42569.0200578704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42569.0201388889">
                <text:p>42569.0201388889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42569.0202083333">
                <text:p>42569.0202083333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42569.0203240741">
                <text:p>42569.0203240741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42569.0203472222">
                <text:p>42569.0203472222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2569.0207060185">
                <text:p>42569.0207060185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42569.0208101852">
                <text:p>42569.020810185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42569.0208449074">
                <text:p>42569.0208449074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42569.0210300926">
                <text:p>42569.021030092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42569.0212847222">
                <text:p>42569.0212847222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42569.0216203704">
                <text:p>42569.021620370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2569.022025463">
                <text:p>42569.022025463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42569.0221064815">
                <text:p>42569.0221064815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42569.0226041667">
                <text:p>42569.0226041667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2569.0232291667">
                <text:p>42569.0232291667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42569.0233680556">
                <text:p>42569.0233680556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42569.0234143519">
                <text:p>42569.023414351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float" office:value="42569.0235300926">
                <text:p>42569.0235300926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42569.0235532407">
                <text:p>42569.023553240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42569.0236574074">
                <text:p>42569.0236574074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42569.0237384259">
                <text:p>42569.0237384259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2569.0237731481">
                <text:p>42569.023773148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float" office:value="42569.0237847222">
                <text:p>42569.0237847222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42569.0245833333">
                <text:p>42569.024583333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42569.0253125">
                <text:p>42569.0253125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float" office:value="42569.0253240741">
                <text:p>42569.025324074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42569.0255208333">
                <text:p>42569.025520833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42569.0256134259">
                <text:p>42569.0256134259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2569.0263657407">
                <text:p>42569.026365740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42569.0263657407">
                <text:p>42569.0263657407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42569.0263888889">
                <text:p>42569.0263888889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42569.0265277778">
                <text:p>42569.026527777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42569.0266666667">
                <text:p>42569.0266666667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42569.0279976852">
                <text:p>42569.027997685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42569.0281712963">
                <text:p>42569.028171296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2569.0287731482">
                <text:p>42569.028773148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2569.0291550926">
                <text:p>42569.0291550926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2569.0293171296">
                <text:p>42569.0293171296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2569.0293287037">
                <text:p>42569.0293287037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42569.0295023148">
                <text:p>42569.0295023148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42569.0300925926">
                <text:p>42569.0300925926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float" office:value="42569.0304513889">
                <text:p>42569.0304513889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float" office:value="42569.0308680556">
                <text:p>42569.0308680556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float" office:value="42569.0309837963">
                <text:p>42569.0309837963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42569.0310532407">
                <text:p>42569.031053240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float" office:value="42569.0313310185">
                <text:p>42569.0313310185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float" office:value="42569.0320138889">
                <text:p>42569.0320138889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42569.0330902778">
                <text:p>42569.0330902778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42569.0332291667">
                <text:p>42569.0332291667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42569.0332638889">
                <text:p>42569.0332638889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float" office:value="42569.0336574074">
                <text:p>42569.0336574074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42569.0344791667">
                <text:p>42569.0344791667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42569.0345486111">
                <text:p>42569.0345486111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42569.0346875">
                <text:p>42569.0346875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float" office:value="42569.0349768519">
                <text:p>42569.0349768519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float" office:value="42569.0350810185">
                <text:p>42569.035081018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float" office:value="42569.0352777778">
                <text:p>42569.0352777778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float" office:value="42569.0364699074">
                <text:p>42569.0364699074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2569.0365046296">
                <text:p>42569.0365046296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float" office:value="42569.0375462963">
                <text:p>42569.0375462963</text:p>
              </table:table-cell>
              <table:table-cell office:value-type="float" office:value="1502">
                <text:p>1502</text:p>
              </table:table-cell>
            </table:table-row>
            <table:table-row>
              <table:table-cell office:value-type="float" office:value="42569.0389930556">
                <text:p>42569.0389930556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42569.0390277778">
                <text:p>42569.0390277778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float" office:value="42569.0391203704">
                <text:p>42569.0391203704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float" office:value="42569.0392013889">
                <text:p>42569.0392013889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float" office:value="42569.0393171296">
                <text:p>42569.0393171296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float" office:value="42569.0397800926">
                <text:p>42569.0397800926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2569.0398148148">
                <text:p>42569.0398148148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float" office:value="42569.040150463">
                <text:p>42569.040150463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42569.0403009259">
                <text:p>42569.0403009259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569.0420833333">
                <text:p>42569.0420833333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42569.0427893519">
                <text:p>42569.0427893519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float" office:value="42569.0454282407">
                <text:p>42569.0454282407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float" office:value="42569.0459606482">
                <text:p>42569.0459606482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42569.04625">
                <text:p>42569.0462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42569.0463078704">
                <text:p>42569.0463078704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float" office:value="42569.0480092593">
                <text:p>42569.048009259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float" office:value="42569.0519675926">
                <text:p>42569.0519675926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42569.0533680556">
                <text:p>42569.0533680556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float" office:value="42569.0565509259">
                <text:p>42569.0565509259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42569.057962963">
                <text:p>42569.057962963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float" office:value="42569.05875">
                <text:p>42569.0587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569.0606134259">
                <text:p>42569.060613425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569.0637615741">
                <text:p>42569.063761574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42569.0740162037">
                <text:p>42569.0740162037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2569.0771875">
                <text:p>42569.0771875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42569.0941666667">
                <text:p>42569.0941666667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42569.0975347222">
                <text:p>42569.097534722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2569.0994675926">
                <text:p>42569.0994675926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float" office:value="42569.0997222222">
                <text:p>42569.099722222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569.101087963">
                <text:p>42569.101087963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2569.1012847222">
                <text:p>42569.1012847222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float" office:value="42569.1024074074">
                <text:p>42569.1024074074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42569.102662037">
                <text:p>42569.102662037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float" office:value="42569.1047106482">
                <text:p>42569.104710648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42569.1050925926">
                <text:p>42569.1050925926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42569.1067361111">
                <text:p>42569.106736111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float" office:value="42569.1078587963">
                <text:p>42569.1078587963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42569.1088194444">
                <text:p>42569.108819444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2569.1097685185">
                <text:p>42569.109768518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569.1100115741">
                <text:p>42569.1100115741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42569.1102083333">
                <text:p>42569.1102083333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float" office:value="42569.1194907408">
                <text:p>42569.1194907408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float" office:value="42569.1197569445">
                <text:p>42569.1197569445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569.1235648148">
                <text:p>42569.123564814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569.1272222222">
                <text:p>42569.127222222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569.1395949074">
                <text:p>42569.1395949074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569.1536226852">
                <text:p>42569.1536226852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569.1860532407">
                <text:p>42569.1860532407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569.1893402778">
                <text:p>42569.1893402778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2569.1929976852">
                <text:p>42569.192997685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569.2069791667">
                <text:p>42569.2069791667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569.2174537037">
                <text:p>42569.2174537037</text:p>
              </table:table-cell>
              <table:table-cell office:value-type="float" office:value="1554">
                <text:p>1554</text:p>
              </table:table-cell>
            </table:table-row>
            <table:table-row>
              <table:table-cell office:value-type="float" office:value="42569.2233796296">
                <text:p>42569.2233796296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float" office:value="42569.2255208333">
                <text:p>42569.225520833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569.229224537">
                <text:p>42569.229224537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2569.2413657407">
                <text:p>42569.2413657407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569.2441087963">
                <text:p>42569.2441087963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569.2481134259">
                <text:p>42569.2481134259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569.2585185185">
                <text:p>42569.2585185185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569.2606018519">
                <text:p>42569.260601851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569.2616087963">
                <text:p>42569.261608796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42569.2632291667">
                <text:p>42569.2632291667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569.2651157407">
                <text:p>42569.2651157407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2569.2656481481">
                <text:p>42569.265648148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569.2740509259">
                <text:p>42569.274050925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float" office:value="42569.2851851852">
                <text:p>42569.285185185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569.2970833333">
                <text:p>42569.2970833333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float" office:value="42569.3046296296">
                <text:p>42569.3046296296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2569.3087615741">
                <text:p>42569.3087615741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2569.3134722222">
                <text:p>42569.3134722222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2569.3186226852">
                <text:p>42569.318622685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569.3195601852">
                <text:p>42569.319560185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569.3225115741">
                <text:p>42569.3225115741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569.3270486111">
                <text:p>42569.327048611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569.3276388889">
                <text:p>42569.3276388889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2569.3307291667">
                <text:p>42569.3307291667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42569.3314699074">
                <text:p>42569.3314699074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569.3315740741">
                <text:p>42569.331574074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2569.3321180556">
                <text:p>42569.332118055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569.3334375">
                <text:p>42569.3334375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float" office:value="42569.3334375">
                <text:p>42569.3334375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float" office:value="42569.334525463">
                <text:p>42569.334525463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2569.3348726852">
                <text:p>42569.3348726852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2569.3372106482">
                <text:p>42569.337210648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2569.3383449074">
                <text:p>42569.338344907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569.3418981482">
                <text:p>42569.3418981482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float" office:value="42569.3436111111">
                <text:p>42569.3436111111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569.3454050926">
                <text:p>42569.3454050926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42569.3585300926">
                <text:p>42569.3585300926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569.3599768519">
                <text:p>42569.3599768519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569.3624768519">
                <text:p>42569.3624768519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2569.3915972222">
                <text:p>42569.3915972222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2569.3981134259">
                <text:p>42569.3981134259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569.3981597222">
                <text:p>42569.3981597222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2569.4072222222">
                <text:p>42569.4072222222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42569.4078587963">
                <text:p>42569.4078587963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42569.4081481482">
                <text:p>42569.408148148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569.4082523148">
                <text:p>42569.408252314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2569.409212963">
                <text:p>42569.40921296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569.4093634259">
                <text:p>42569.409363425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569.4096990741">
                <text:p>42569.4096990741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float" office:value="42569.4097453704">
                <text:p>42569.4097453704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2569.4099537037">
                <text:p>42569.4099537037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569.4102199074">
                <text:p>42569.4102199074</text:p>
              </table:table-cell>
              <table:table-cell office:value-type="float" office:value="1606">
                <text:p>1606</text:p>
              </table:table-cell>
            </table:table-row>
            <table:table-row>
              <table:table-cell office:value-type="float" office:value="42569.4113657407">
                <text:p>42569.411365740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569.4115046296">
                <text:p>42569.4115046296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569.412025463">
                <text:p>42569.412025463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float" office:value="42569.412037037">
                <text:p>42569.412037037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569.4141319444">
                <text:p>42569.4141319444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2569.4146412037">
                <text:p>42569.4146412037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2569.4150810185">
                <text:p>42569.415081018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2569.4153240741">
                <text:p>42569.4153240741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2569.4163194444">
                <text:p>42569.4163194444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42569.4196990741">
                <text:p>42569.4196990741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2569.4197685185">
                <text:p>42569.4197685185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2569.419849537">
                <text:p>42569.419849537</text:p>
              </table:table-cell>
              <table:table-cell office:value-type="float" office:value="1618">
                <text:p>1618</text:p>
              </table:table-cell>
            </table:table-row>
            <table:table-row>
              <table:table-cell office:value-type="float" office:value="42569.4201157407">
                <text:p>42569.4201157407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2569.4203356481">
                <text:p>42569.4203356481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42569.4205324074">
                <text:p>42569.420532407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2569.4208333333">
                <text:p>42569.420833333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2569.4209027778">
                <text:p>42569.4209027778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2569.421099537">
                <text:p>42569.421099537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float" office:value="42569.4211921296">
                <text:p>42569.4211921296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float" office:value="42569.4213194444">
                <text:p>42569.4213194444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float" office:value="42569.4217476852">
                <text:p>42569.4217476852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42569.4231134259">
                <text:p>42569.4231134259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2569.425775463">
                <text:p>42569.425775463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float" office:value="42569.4294907407">
                <text:p>42569.4294907407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42569.4299884259">
                <text:p>42569.4299884259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float" office:value="42569.4323611111">
                <text:p>42569.4323611111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float" office:value="42569.4419791667">
                <text:p>42569.4419791667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2569.4514699074">
                <text:p>42569.4514699074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float" office:value="42569.467962963">
                <text:p>42569.467962963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float" office:value="42569.4694907407">
                <text:p>42569.4694907407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2569.4696527778">
                <text:p>42569.4696527778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42569.4699189815">
                <text:p>42569.4699189815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float" office:value="42569.4711226852">
                <text:p>42569.4711226852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float" office:value="42569.4724421296">
                <text:p>42569.472442129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42569.4727083333">
                <text:p>42569.4727083333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float" office:value="42569.4729166667">
                <text:p>42569.4729166667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2569.473125">
                <text:p>42569.473125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float" office:value="42569.473275463">
                <text:p>42569.473275463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float" office:value="42569.4754166667">
                <text:p>42569.4754166667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float" office:value="42569.4761805556">
                <text:p>42569.4761805556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float" office:value="42569.4919675926">
                <text:p>42569.4919675926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float" office:value="42569.4988773148">
                <text:p>42569.4988773148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float" office:value="42569.5003125">
                <text:p>42569.5003125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float" office:value="42569.5080208333">
                <text:p>42569.5080208333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2569.5094675926">
                <text:p>42569.5094675926</text:p>
              </table:table-cell>
              <table:table-cell office:value-type="float" office:value="1651">
                <text:p>1651</text:p>
              </table:table-cell>
            </table:table-row>
            <table:table-row>
              <table:table-cell office:value-type="float" office:value="42569.5102777778">
                <text:p>42569.5102777778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42569.5410069445">
                <text:p>42569.541006944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float" office:value="42569.5466898148">
                <text:p>42569.5466898148</text:p>
              </table:table-cell>
              <table:table-cell office:value-type="float" office:value="1654">
                <text:p>1654</text:p>
              </table:table-cell>
            </table:table-row>
            <table:table-row>
              <table:table-cell office:value-type="float" office:value="42569.5503009259">
                <text:p>42569.5503009259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float" office:value="42569.5620949074">
                <text:p>42569.5620949074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float" office:value="42569.5621875">
                <text:p>42569.5621875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float" office:value="42569.5652893519">
                <text:p>42569.5652893519</text:p>
              </table:table-cell>
              <table:table-cell office:value-type="float" office:value="1658">
                <text:p>1658</text:p>
              </table:table-cell>
            </table:table-row>
            <table:table-row>
              <table:table-cell office:value-type="float" office:value="42569.5998148148">
                <text:p>42569.5998148148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float" office:value="42569.6059143519">
                <text:p>42569.6059143519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2569.6184606482">
                <text:p>42569.6184606482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42569.6241203704">
                <text:p>42569.6241203704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float" office:value="42569.624849537">
                <text:p>42569.624849537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2569.6337384259">
                <text:p>42569.633738425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42569.6370023148">
                <text:p>42569.6370023148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42569.6407407407">
                <text:p>42569.6407407407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float" office:value="42569.6541203704">
                <text:p>42569.6541203704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2569.6581597222">
                <text:p>42569.6581597222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float" office:value="42569.678287037">
                <text:p>42569.678287037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float" office:value="42569.6850694444">
                <text:p>42569.6850694444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float" office:value="42569.6871064815">
                <text:p>42569.6871064815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float" office:value="42569.6959375">
                <text:p>42569.6959375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float" office:value="42569.696087963">
                <text:p>42569.696087963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42569.6973611111">
                <text:p>42569.6973611111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float" office:value="42569.7112268519">
                <text:p>42569.7112268519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42569.7214236111">
                <text:p>42569.7214236111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42569.7232175926">
                <text:p>42569.7232175926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float" office:value="42569.7309027778">
                <text:p>42569.7309027778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42569.7322453704">
                <text:p>42569.7322453704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float" office:value="42569.743912037">
                <text:p>42569.743912037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42569.7650347222">
                <text:p>42569.7650347222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float" office:value="42569.7881712963">
                <text:p>42569.7881712963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42569.8052662037">
                <text:p>42569.8052662037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42569.8053587963">
                <text:p>42569.8053587963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float" office:value="42569.8075578704">
                <text:p>42569.8075578704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float" office:value="42569.8093981481">
                <text:p>42569.8093981481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float" office:value="42569.8355787037">
                <text:p>42569.8355787037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42569.8790856481">
                <text:p>42569.8790856481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float" office:value="42569.8823148148">
                <text:p>42569.8823148148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float" office:value="42569.887337963">
                <text:p>42569.887337963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2569.889224537">
                <text:p>42569.889224537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float" office:value="42569.8893055556">
                <text:p>42569.8893055556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42569.8918518519">
                <text:p>42569.8918518519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float" office:value="42569.8935763889">
                <text:p>42569.8935763889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float" office:value="42569.8936574074">
                <text:p>42569.8936574074</text:p>
              </table:table-cell>
              <table:table-cell office:value-type="float" office:value="1695">
                <text:p>1695</text:p>
              </table:table-cell>
            </table:table-row>
            <table:table-row>
              <table:table-cell office:value-type="float" office:value="42569.8937268519">
                <text:p>42569.8937268519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float" office:value="42569.8978240741">
                <text:p>42569.8978240741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float" office:value="42569.8978472222">
                <text:p>42569.8978472222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2569.8978587963">
                <text:p>42569.8978587963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float" office:value="42569.8979513889">
                <text:p>42569.8979513889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float" office:value="42569.897962963">
                <text:p>42569.897962963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42569.8980208333">
                <text:p>42569.8980208333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float" office:value="42569.8983449074">
                <text:p>42569.8983449074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42569.8983796296">
                <text:p>42569.8983796296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42569.8984259259">
                <text:p>42569.8984259259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42569.8985532407">
                <text:p>42569.8985532407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float" office:value="42569.905625">
                <text:p>42569.905625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2569.9114699074">
                <text:p>42569.9114699074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float" office:value="42569.9172222222">
                <text:p>42569.9172222222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float" office:value="42569.9354513889">
                <text:p>42569.9354513889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2569.9410185185">
                <text:p>42569.9410185185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float" office:value="42569.9465393519">
                <text:p>42569.9465393519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42569.9466087963">
                <text:p>42569.9466087963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float" office:value="42569.9468171296">
                <text:p>42569.9468171296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42569.9468518519">
                <text:p>42569.9468518519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float" office:value="42569.9469097222">
                <text:p>42569.9469097222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float" office:value="42569.9525">
                <text:p>42569.9525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float" office:value="42569.9527083333">
                <text:p>42569.9527083333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42569.9631712963">
                <text:p>42569.9631712963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float" office:value="42569.9883449074">
                <text:p>42569.9883449074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float" office:value="42570.0093287037">
                <text:p>42570.009328703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42570.0193865741">
                <text:p>42570.0193865741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float" office:value="42570.0211111111">
                <text:p>42570.0211111111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float" office:value="42570.0365046296">
                <text:p>42570.0365046296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float" office:value="42570.0393981482">
                <text:p>42570.0393981482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42570.040625">
                <text:p>42570.040625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2570.093599537">
                <text:p>42570.093599537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float" office:value="42570.0965046296">
                <text:p>42570.0965046296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float" office:value="42570.099537037">
                <text:p>42570.099537037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float" office:value="42570.1054166667">
                <text:p>42570.1054166667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42570.1197106481">
                <text:p>42570.1197106481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42570.1581365741">
                <text:p>42570.1581365741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float" office:value="42570.195462963">
                <text:p>42570.195462963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2570.1955555556">
                <text:p>42570.1955555556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42570.2184259259">
                <text:p>42570.2184259259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float" office:value="42570.2191203704">
                <text:p>42570.2191203704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42570.2228240741">
                <text:p>42570.2228240741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float" office:value="42570.235462963">
                <text:p>42570.235462963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float" office:value="42570.2377546296">
                <text:p>42570.2377546296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float" office:value="42570.2404050926">
                <text:p>42570.240405092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42570.2413888889">
                <text:p>42570.2413888889</text:p>
              </table:table-cell>
              <table:table-cell office:value-type="float" office:value="1741">
                <text:p>1741</text:p>
              </table:table-cell>
            </table:table-row>
            <table:table-row>
              <table:table-cell office:value-type="float" office:value="42570.2550810185">
                <text:p>42570.2550810185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float" office:value="42570.2642939815">
                <text:p>42570.2642939815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float" office:value="42570.2664467593">
                <text:p>42570.266446759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42570.266712963">
                <text:p>42570.26671296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42570.2671180556">
                <text:p>42570.2671180556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float" office:value="42570.2671990741">
                <text:p>42570.2671990741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42570.2674189815">
                <text:p>42570.2674189815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42570.2675694444">
                <text:p>42570.2675694444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float" office:value="42570.2677546296">
                <text:p>42570.2677546296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float" office:value="42570.2679513889">
                <text:p>42570.2679513889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float" office:value="42570.2680902778">
                <text:p>42570.268090277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42570.2689236111">
                <text:p>42570.2689236111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float" office:value="42570.2704513889">
                <text:p>42570.2704513889</text:p>
              </table:table-cell>
              <table:table-cell office:value-type="float" office:value="1754">
                <text:p>1754</text:p>
              </table:table-cell>
            </table:table-row>
            <table:table-row>
              <table:table-cell office:value-type="float" office:value="42570.2781134259">
                <text:p>42570.2781134259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float" office:value="42570.2912037037">
                <text:p>42570.2912037037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float" office:value="42570.2914699074">
                <text:p>42570.2914699074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2570.2985300926">
                <text:p>42570.2985300926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2570.3147800926">
                <text:p>42570.314780092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float" office:value="42570.3245138889">
                <text:p>42570.3245138889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42570.3302546296">
                <text:p>42570.3302546296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float" office:value="42570.3480787037">
                <text:p>42570.3480787037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float" office:value="42570.3572106481">
                <text:p>42570.3572106481</text:p>
              </table:table-cell>
              <table:table-cell office:value-type="float" office:value="1763">
                <text:p>1763</text:p>
              </table:table-cell>
            </table:table-row>
            <table:table-row>
              <table:table-cell office:value-type="float" office:value="42570.3685532407">
                <text:p>42570.3685532407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42570.3774537037">
                <text:p>42570.3774537037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float" office:value="42570.3779513889">
                <text:p>42570.3779513889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float" office:value="42570.3895023148">
                <text:p>42570.3895023148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42570.3933912037">
                <text:p>42570.3933912037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float" office:value="42570.4141898148">
                <text:p>42570.4141898148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float" office:value="42570.4161574074">
                <text:p>42570.4161574074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float" office:value="42570.4167824074">
                <text:p>42570.4167824074</text:p>
              </table:table-cell>
              <table:table-cell office:value-type="float" office:value="1771">
                <text:p>1771</text:p>
              </table:table-cell>
            </table:table-row>
            <table:table-row>
              <table:table-cell office:value-type="float" office:value="42570.4168402778">
                <text:p>42570.4168402778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42570.4174305556">
                <text:p>42570.4174305556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float" office:value="42570.4174652778">
                <text:p>42570.4174652778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2570.4175">
                <text:p>42570.4175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2570.4178125">
                <text:p>42570.4178125</text:p>
              </table:table-cell>
              <table:table-cell office:value-type="float" office:value="1776">
                <text:p>1776</text:p>
              </table:table-cell>
            </table:table-row>
            <table:table-row>
              <table:table-cell office:value-type="float" office:value="42570.4178125">
                <text:p>42570.4178125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float" office:value="42570.4180555556">
                <text:p>42570.4180555556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float" office:value="42570.4180671296">
                <text:p>42570.4180671296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float" office:value="42570.4181481481">
                <text:p>42570.4181481481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float" office:value="42570.4218055556">
                <text:p>42570.4218055556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float" office:value="42570.424525463">
                <text:p>42570.424525463</text:p>
              </table:table-cell>
              <table:table-cell office:value-type="float" office:value="1782">
                <text:p>1782</text:p>
              </table:table-cell>
            </table:table-row>
            <table:table-row>
              <table:table-cell office:value-type="float" office:value="42570.4252083333">
                <text:p>42570.4252083333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float" office:value="42570.4252893519">
                <text:p>42570.4252893519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float" office:value="42570.4311574074">
                <text:p>42570.4311574074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float" office:value="42570.4394328704">
                <text:p>42570.4394328704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42570.4450578704">
                <text:p>42570.4450578704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float" office:value="42570.4458449074">
                <text:p>42570.4458449074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42570.4560532407">
                <text:p>42570.4560532407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2570.4728125">
                <text:p>42570.4728125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float" office:value="42570.4760648148">
                <text:p>42570.4760648148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float" office:value="42570.4914351852">
                <text:p>42570.4914351852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float" office:value="42570.516724537">
                <text:p>42570.516724537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float" office:value="42570.5218055556">
                <text:p>42570.5218055556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42570.523912037">
                <text:p>42570.523912037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float" office:value="42570.5253240741">
                <text:p>42570.5253240741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float" office:value="42570.5288310185">
                <text:p>42570.528831018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42570.5318518519">
                <text:p>42570.5318518519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42570.5321296296">
                <text:p>42570.5321296296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42570.5373958333">
                <text:p>42570.5373958333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2570.5374305556">
                <text:p>42570.5374305556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float" office:value="42570.5377430556">
                <text:p>42570.5377430556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42570.5555324074">
                <text:p>42570.5555324074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2570.5577083333">
                <text:p>42570.5577083333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float" office:value="42570.5579166667">
                <text:p>42570.5579166667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2570.5635648148">
                <text:p>42570.5635648148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float" office:value="42570.5640856481">
                <text:p>42570.5640856481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42570.5642013889">
                <text:p>42570.5642013889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float" office:value="42570.5727662037">
                <text:p>42570.572766203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float" office:value="42570.5761689815">
                <text:p>42570.5761689815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float" office:value="42570.5911111111">
                <text:p>42570.591111111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42570.5949768519">
                <text:p>42570.5949768519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42570.6034027778">
                <text:p>42570.6034027778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42570.6191087963">
                <text:p>42570.6191087963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float" office:value="42570.6223958333">
                <text:p>42570.622395833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42570.642037037">
                <text:p>42570.64203703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float" office:value="42570.6593287037">
                <text:p>42570.6593287037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42570.6914583333">
                <text:p>42570.691458333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42570.6935300926">
                <text:p>42570.6935300926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float" office:value="42570.7071180555">
                <text:p>42570.7071180555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42570.7463888889">
                <text:p>42570.7463888889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float" office:value="42570.7550810185">
                <text:p>42570.7550810185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2570.7558912037">
                <text:p>42570.7558912037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float" office:value="42570.7672569444">
                <text:p>42570.7672569444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float" office:value="42570.7997916667">
                <text:p>42570.7997916667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float" office:value="42570.8350115741">
                <text:p>42570.8350115741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42570.8366087963">
                <text:p>42570.836608796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float" office:value="42570.852974537">
                <text:p>42570.852974537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42570.8638078704">
                <text:p>42570.863807870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float" office:value="42570.8657986111">
                <text:p>42570.8657986111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float" office:value="42570.8702546296">
                <text:p>42570.870254629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float" office:value="42570.8706365741">
                <text:p>42570.8706365741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float" office:value="42570.8723611111">
                <text:p>42570.8723611111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2570.8807407407">
                <text:p>42570.8807407407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float" office:value="42570.9053935185">
                <text:p>42570.9053935185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float" office:value="42570.9157060185">
                <text:p>42570.9157060185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2570.9171412037">
                <text:p>42570.9171412037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42570.9182638889">
                <text:p>42570.9182638889</text:p>
              </table:table-cell>
              <table:table-cell office:value-type="float" office:value="1838">
                <text:p>1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